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374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1.0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cc-nru-8" table:style-name="ta1">
        <table:shapes>
          <draw:frame draw:z-index="0" draw:style-name="gr1" draw:text-style-name="P1" svg:width="16.1201in" svg:height="8.5461in" svg:x="3.6437in" svg:y="0.0394in">
            <draw:object draw:notify-on-update-of-ranges="'gcc-nru-8'.A1:'gcc-nru-8'.A1 'gcc-nru-8'.A2:'gcc-nru-8'.A501 'gcc-nru-8'.C1:'gcc-nru-8'.C1 'gcc-nru-8'.C2:'gcc-nru-8'.C501 'gcc-nru-8'.A1:'gcc-nru-8'.A1 'gcc-nru-8'.A2:'gcc-nru-8'.A501 'gcc-nru-8'.D1:'gcc-nru-8'.D1 'gcc-nru-8'.D2:'gcc-nru-8'.D5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7036" calcext:value-type="float">
            <text:p>187036</text:p>
          </table:table-cell>
          <table:table-cell office:value-type="float" office:value="17299" calcext:value-type="float">
            <text:p>172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74879" calcext:value-type="float">
            <text:p>174879</text:p>
          </table:table-cell>
          <table:table-cell office:value-type="float" office:value="18313" calcext:value-type="float">
            <text:p>183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79801" calcext:value-type="float">
            <text:p>179801</text:p>
          </table:table-cell>
          <table:table-cell office:value-type="float" office:value="19180" calcext:value-type="float">
            <text:p>191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88612" calcext:value-type="float">
            <text:p>188612</text:p>
          </table:table-cell>
          <table:table-cell office:value-type="float" office:value="19062" calcext:value-type="float">
            <text:p>190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98126" calcext:value-type="float">
            <text:p>198126</text:p>
          </table:table-cell>
          <table:table-cell office:value-type="float" office:value="18890" calcext:value-type="float">
            <text:p>188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07474" calcext:value-type="float">
            <text:p>207474</text:p>
          </table:table-cell>
          <table:table-cell office:value-type="float" office:value="18691" calcext:value-type="float">
            <text:p>186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216635" calcext:value-type="float">
            <text:p>216635</text:p>
          </table:table-cell>
          <table:table-cell office:value-type="float" office:value="18550" calcext:value-type="float">
            <text:p>185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24402" calcext:value-type="float">
            <text:p>224402</text:p>
          </table:table-cell>
          <table:table-cell office:value-type="float" office:value="18106" calcext:value-type="float">
            <text:p>181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231863" calcext:value-type="float">
            <text:p>231863</text:p>
          </table:table-cell>
          <table:table-cell office:value-type="float" office:value="18047" calcext:value-type="float">
            <text:p>180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36123" calcext:value-type="float">
            <text:p>236123</text:p>
          </table:table-cell>
          <table:table-cell office:value-type="float" office:value="17674" calcext:value-type="float">
            <text:p>1767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242258" calcext:value-type="float">
            <text:p>242258</text:p>
          </table:table-cell>
          <table:table-cell office:value-type="float" office:value="17667" calcext:value-type="float">
            <text:p>176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45640" calcext:value-type="float">
            <text:p>245640</text:p>
          </table:table-cell>
          <table:table-cell office:value-type="float" office:value="17468" calcext:value-type="float">
            <text:p>174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249765" calcext:value-type="float">
            <text:p>249765</text:p>
          </table:table-cell>
          <table:table-cell office:value-type="float" office:value="17212" calcext:value-type="float">
            <text:p>1721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254687" calcext:value-type="float">
            <text:p>254687</text:p>
          </table:table-cell>
          <table:table-cell office:value-type="float" office:value="17318" calcext:value-type="float">
            <text:p>173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257807" calcext:value-type="float">
            <text:p>257807</text:p>
          </table:table-cell>
          <table:table-cell office:value-type="float" office:value="17338" calcext:value-type="float">
            <text:p>1733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61280" calcext:value-type="float">
            <text:p>261280</text:p>
          </table:table-cell>
          <table:table-cell office:value-type="float" office:value="17264" calcext:value-type="float">
            <text:p>172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263801" calcext:value-type="float">
            <text:p>263801</text:p>
          </table:table-cell>
          <table:table-cell office:value-type="float" office:value="16977" calcext:value-type="float">
            <text:p>169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268692" calcext:value-type="float">
            <text:p>268692</text:p>
          </table:table-cell>
          <table:table-cell office:value-type="float" office:value="17077" calcext:value-type="float">
            <text:p>1707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270724" calcext:value-type="float">
            <text:p>270724</text:p>
          </table:table-cell>
          <table:table-cell office:value-type="float" office:value="17058" calcext:value-type="float">
            <text:p>170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72491" calcext:value-type="float">
            <text:p>272491</text:p>
          </table:table-cell>
          <table:table-cell office:value-type="float" office:value="16923" calcext:value-type="float">
            <text:p>1692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275830" calcext:value-type="float">
            <text:p>275830</text:p>
          </table:table-cell>
          <table:table-cell office:value-type="float" office:value="17031" calcext:value-type="float">
            <text:p>170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float" office:value="278944" calcext:value-type="float">
            <text:p>278944</text:p>
          </table:table-cell>
          <table:table-cell office:value-type="float" office:value="17128" calcext:value-type="float">
            <text:p>1712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office:value-type="float" office:value="278519" calcext:value-type="float">
            <text:p>278519</text:p>
          </table:table-cell>
          <table:table-cell office:value-type="float" office:value="17041" calcext:value-type="float">
            <text:p>170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79924" calcext:value-type="float">
            <text:p>279924</text:p>
          </table:table-cell>
          <table:table-cell office:value-type="float" office:value="16917" calcext:value-type="float">
            <text:p>169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82685" calcext:value-type="float">
            <text:p>282685</text:p>
          </table:table-cell>
          <table:table-cell office:value-type="float" office:value="16819" calcext:value-type="float">
            <text:p>1681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  <table:table-cell office:value-type="float" office:value="285779" calcext:value-type="float">
            <text:p>285779</text:p>
          </table:table-cell>
          <table:table-cell office:value-type="float" office:value="17024" calcext:value-type="float">
            <text:p>1702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 office:value-type="float" office:value="287426" calcext:value-type="float">
            <text:p>287426</text:p>
          </table:table-cell>
          <table:table-cell office:value-type="float" office:value="17207" calcext:value-type="float">
            <text:p>1720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289280" calcext:value-type="float">
            <text:p>289280</text:p>
          </table:table-cell>
          <table:table-cell office:value-type="float" office:value="16922" calcext:value-type="float">
            <text:p>1692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office:value-type="float" office:value="291278" calcext:value-type="float">
            <text:p>291278</text:p>
          </table:table-cell>
          <table:table-cell office:value-type="float" office:value="17265" calcext:value-type="float">
            <text:p>1726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292494" calcext:value-type="float">
            <text:p>292494</text:p>
          </table:table-cell>
          <table:table-cell office:value-type="float" office:value="17270" calcext:value-type="float">
            <text:p>1727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office:value-type="float" office:value="295549" calcext:value-type="float">
            <text:p>295549</text:p>
          </table:table-cell>
          <table:table-cell office:value-type="float" office:value="17242" calcext:value-type="float">
            <text:p>1724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296228" calcext:value-type="float">
            <text:p>296228</text:p>
          </table:table-cell>
          <table:table-cell office:value-type="float" office:value="17287" calcext:value-type="float">
            <text:p>1728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299556" calcext:value-type="float">
            <text:p>299556</text:p>
          </table:table-cell>
          <table:table-cell office:value-type="float" office:value="17244" calcext:value-type="float">
            <text:p>1724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office:value-type="float" office:value="299738" calcext:value-type="float">
            <text:p>299738</text:p>
          </table:table-cell>
          <table:table-cell office:value-type="float" office:value="17512" calcext:value-type="float">
            <text:p>1751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301934" calcext:value-type="float">
            <text:p>301934</text:p>
          </table:table-cell>
          <table:table-cell office:value-type="float" office:value="17561" calcext:value-type="float">
            <text:p>175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float" office:value="303181" calcext:value-type="float">
            <text:p>303181</text:p>
          </table:table-cell>
          <table:table-cell office:value-type="float" office:value="17561" calcext:value-type="float">
            <text:p>1756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304966" calcext:value-type="float">
            <text:p>304966</text:p>
          </table:table-cell>
          <table:table-cell office:value-type="float" office:value="17454" calcext:value-type="float">
            <text:p>1745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" calcext:value-type="float">
            <text:p>8</text:p>
          </table:table-cell>
          <table:table-cell office:value-type="float" office:value="305222" calcext:value-type="float">
            <text:p>305222</text:p>
          </table:table-cell>
          <table:table-cell office:value-type="float" office:value="17736" calcext:value-type="float">
            <text:p>1773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305958" calcext:value-type="float">
            <text:p>305958</text:p>
          </table:table-cell>
          <table:table-cell office:value-type="float" office:value="17753" calcext:value-type="float">
            <text:p>177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308885" calcext:value-type="float">
            <text:p>308885</text:p>
          </table:table-cell>
          <table:table-cell office:value-type="float" office:value="17756" calcext:value-type="float">
            <text:p>1775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float" office:value="309295" calcext:value-type="float">
            <text:p>309295</text:p>
          </table:table-cell>
          <table:table-cell office:value-type="float" office:value="17975" calcext:value-type="float">
            <text:p>1797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" calcext:value-type="float">
            <text:p>8</text:p>
          </table:table-cell>
          <table:table-cell office:value-type="float" office:value="311978" calcext:value-type="float">
            <text:p>311978</text:p>
          </table:table-cell>
          <table:table-cell office:value-type="float" office:value="18288" calcext:value-type="float">
            <text:p>1828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" calcext:value-type="float">
            <text:p>8</text:p>
          </table:table-cell>
          <table:table-cell office:value-type="float" office:value="311323" calcext:value-type="float">
            <text:p>311323</text:p>
          </table:table-cell>
          <table:table-cell office:value-type="float" office:value="17995" calcext:value-type="float">
            <text:p>1799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float" office:value="315621" calcext:value-type="float">
            <text:p>315621</text:p>
          </table:table-cell>
          <table:table-cell office:value-type="float" office:value="18432" calcext:value-type="float">
            <text:p>1843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office:value-type="float" office:value="316512" calcext:value-type="float">
            <text:p>316512</text:p>
          </table:table-cell>
          <table:table-cell office:value-type="float" office:value="18711" calcext:value-type="float">
            <text:p>1871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" calcext:value-type="float">
            <text:p>8</text:p>
          </table:table-cell>
          <table:table-cell office:value-type="float" office:value="317759" calcext:value-type="float">
            <text:p>317759</text:p>
          </table:table-cell>
          <table:table-cell office:value-type="float" office:value="18603" calcext:value-type="float">
            <text:p>1860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" calcext:value-type="float">
            <text:p>8</text:p>
          </table:table-cell>
          <table:table-cell office:value-type="float" office:value="317259" calcext:value-type="float">
            <text:p>317259</text:p>
          </table:table-cell>
          <table:table-cell office:value-type="float" office:value="18569" calcext:value-type="float">
            <text:p>1856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318401" calcext:value-type="float">
            <text:p>318401</text:p>
          </table:table-cell>
          <table:table-cell office:value-type="float" office:value="18507" calcext:value-type="float">
            <text:p>1850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" calcext:value-type="float">
            <text:p>8</text:p>
          </table:table-cell>
          <table:table-cell office:value-type="float" office:value="319997" calcext:value-type="float">
            <text:p>319997</text:p>
          </table:table-cell>
          <table:table-cell office:value-type="float" office:value="19057" calcext:value-type="float">
            <text:p>190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321773" calcext:value-type="float">
            <text:p>321773</text:p>
          </table:table-cell>
          <table:table-cell office:value-type="float" office:value="18824" calcext:value-type="float">
            <text:p>1882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" calcext:value-type="float">
            <text:p>8</text:p>
          </table:table-cell>
          <table:table-cell office:value-type="float" office:value="325228" calcext:value-type="float">
            <text:p>325228</text:p>
          </table:table-cell>
          <table:table-cell office:value-type="float" office:value="19575" calcext:value-type="float">
            <text:p>1957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" calcext:value-type="float">
            <text:p>8</text:p>
          </table:table-cell>
          <table:table-cell office:value-type="float" office:value="325599" calcext:value-type="float">
            <text:p>325599</text:p>
          </table:table-cell>
          <table:table-cell office:value-type="float" office:value="18931" calcext:value-type="float">
            <text:p>1893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" calcext:value-type="float">
            <text:p>8</text:p>
          </table:table-cell>
          <table:table-cell office:value-type="float" office:value="325829" calcext:value-type="float">
            <text:p>325829</text:p>
          </table:table-cell>
          <table:table-cell office:value-type="float" office:value="19433" calcext:value-type="float">
            <text:p>1943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" calcext:value-type="float">
            <text:p>8</text:p>
          </table:table-cell>
          <table:table-cell office:value-type="float" office:value="325475" calcext:value-type="float">
            <text:p>325475</text:p>
          </table:table-cell>
          <table:table-cell office:value-type="float" office:value="19432" calcext:value-type="float">
            <text:p>1943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  <table:table-cell office:value-type="float" office:value="328700" calcext:value-type="float">
            <text:p>328700</text:p>
          </table:table-cell>
          <table:table-cell office:value-type="float" office:value="19728" calcext:value-type="float">
            <text:p>1972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328941" calcext:value-type="float">
            <text:p>328941</text:p>
          </table:table-cell>
          <table:table-cell office:value-type="float" office:value="19719" calcext:value-type="float">
            <text:p>1971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" calcext:value-type="float">
            <text:p>8</text:p>
          </table:table-cell>
          <table:table-cell office:value-type="float" office:value="330587" calcext:value-type="float">
            <text:p>330587</text:p>
          </table:table-cell>
          <table:table-cell office:value-type="float" office:value="19833" calcext:value-type="float">
            <text:p>1983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" calcext:value-type="float">
            <text:p>8</text:p>
          </table:table-cell>
          <table:table-cell office:value-type="float" office:value="329610" calcext:value-type="float">
            <text:p>329610</text:p>
          </table:table-cell>
          <table:table-cell office:value-type="float" office:value="20105" calcext:value-type="float">
            <text:p>2010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" calcext:value-type="float">
            <text:p>8</text:p>
          </table:table-cell>
          <table:table-cell office:value-type="float" office:value="332497" calcext:value-type="float">
            <text:p>332497</text:p>
          </table:table-cell>
          <table:table-cell office:value-type="float" office:value="19995" calcext:value-type="float">
            <text:p>1999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333393" calcext:value-type="float">
            <text:p>333393</text:p>
          </table:table-cell>
          <table:table-cell office:value-type="float" office:value="20167" calcext:value-type="float">
            <text:p>2016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" calcext:value-type="float">
            <text:p>8</text:p>
          </table:table-cell>
          <table:table-cell office:value-type="float" office:value="333738" calcext:value-type="float">
            <text:p>333738</text:p>
          </table:table-cell>
          <table:table-cell office:value-type="float" office:value="20245" calcext:value-type="float">
            <text:p>2024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" calcext:value-type="float">
            <text:p>8</text:p>
          </table:table-cell>
          <table:table-cell office:value-type="float" office:value="336823" calcext:value-type="float">
            <text:p>336823</text:p>
          </table:table-cell>
          <table:table-cell office:value-type="float" office:value="20384" calcext:value-type="float">
            <text:p>2038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" calcext:value-type="float">
            <text:p>8</text:p>
          </table:table-cell>
          <table:table-cell office:value-type="float" office:value="337079" calcext:value-type="float">
            <text:p>337079</text:p>
          </table:table-cell>
          <table:table-cell office:value-type="float" office:value="20642" calcext:value-type="float">
            <text:p>2064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337594" calcext:value-type="float">
            <text:p>337594</text:p>
          </table:table-cell>
          <table:table-cell office:value-type="float" office:value="20774" calcext:value-type="float">
            <text:p>2077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" calcext:value-type="float">
            <text:p>8</text:p>
          </table:table-cell>
          <table:table-cell office:value-type="float" office:value="336533" calcext:value-type="float">
            <text:p>336533</text:p>
          </table:table-cell>
          <table:table-cell office:value-type="float" office:value="20884" calcext:value-type="float">
            <text:p>2088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" calcext:value-type="float">
            <text:p>8</text:p>
          </table:table-cell>
          <table:table-cell office:value-type="float" office:value="340707" calcext:value-type="float">
            <text:p>340707</text:p>
          </table:table-cell>
          <table:table-cell office:value-type="float" office:value="21583" calcext:value-type="float">
            <text:p>2158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" calcext:value-type="float">
            <text:p>8</text:p>
          </table:table-cell>
          <table:table-cell office:value-type="float" office:value="340708" calcext:value-type="float">
            <text:p>340708</text:p>
          </table:table-cell>
          <table:table-cell office:value-type="float" office:value="21053" calcext:value-type="float">
            <text:p>2105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float" office:value="340936" calcext:value-type="float">
            <text:p>340936</text:p>
          </table:table-cell>
          <table:table-cell office:value-type="float" office:value="21304" calcext:value-type="float">
            <text:p>2130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" calcext:value-type="float">
            <text:p>8</text:p>
          </table:table-cell>
          <table:table-cell office:value-type="float" office:value="342679" calcext:value-type="float">
            <text:p>342679</text:p>
          </table:table-cell>
          <table:table-cell office:value-type="float" office:value="21307" calcext:value-type="float">
            <text:p>2130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341585" calcext:value-type="float">
            <text:p>341585</text:p>
          </table:table-cell>
          <table:table-cell office:value-type="float" office:value="21146" calcext:value-type="float">
            <text:p>2114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" calcext:value-type="float">
            <text:p>8</text:p>
          </table:table-cell>
          <table:table-cell office:value-type="float" office:value="342775" calcext:value-type="float">
            <text:p>342775</text:p>
          </table:table-cell>
          <table:table-cell office:value-type="float" office:value="20719" calcext:value-type="float">
            <text:p>2071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343976" calcext:value-type="float">
            <text:p>343976</text:p>
          </table:table-cell>
          <table:table-cell office:value-type="float" office:value="21811" calcext:value-type="float">
            <text:p>2181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" calcext:value-type="float">
            <text:p>8</text:p>
          </table:table-cell>
          <table:table-cell office:value-type="float" office:value="344979" calcext:value-type="float">
            <text:p>344979</text:p>
          </table:table-cell>
          <table:table-cell office:value-type="float" office:value="21740" calcext:value-type="float">
            <text:p>2174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" calcext:value-type="float">
            <text:p>8</text:p>
          </table:table-cell>
          <table:table-cell office:value-type="float" office:value="345996" calcext:value-type="float">
            <text:p>345996</text:p>
          </table:table-cell>
          <table:table-cell office:value-type="float" office:value="21483" calcext:value-type="float">
            <text:p>2148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" calcext:value-type="float">
            <text:p>8</text:p>
          </table:table-cell>
          <table:table-cell office:value-type="float" office:value="349014" calcext:value-type="float">
            <text:p>349014</text:p>
          </table:table-cell>
          <table:table-cell office:value-type="float" office:value="22608" calcext:value-type="float">
            <text:p>2260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" calcext:value-type="float">
            <text:p>8</text:p>
          </table:table-cell>
          <table:table-cell office:value-type="float" office:value="348683" calcext:value-type="float">
            <text:p>348683</text:p>
          </table:table-cell>
          <table:table-cell office:value-type="float" office:value="22647" calcext:value-type="float">
            <text:p>2264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" calcext:value-type="float">
            <text:p>8</text:p>
          </table:table-cell>
          <table:table-cell office:value-type="float" office:value="350221" calcext:value-type="float">
            <text:p>350221</text:p>
          </table:table-cell>
          <table:table-cell office:value-type="float" office:value="23017" calcext:value-type="float">
            <text:p>2301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" calcext:value-type="float">
            <text:p>8</text:p>
          </table:table-cell>
          <table:table-cell office:value-type="float" office:value="348352" calcext:value-type="float">
            <text:p>348352</text:p>
          </table:table-cell>
          <table:table-cell office:value-type="float" office:value="22049" calcext:value-type="float">
            <text:p>2204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" calcext:value-type="float">
            <text:p>8</text:p>
          </table:table-cell>
          <table:table-cell office:value-type="float" office:value="350388" calcext:value-type="float">
            <text:p>350388</text:p>
          </table:table-cell>
          <table:table-cell office:value-type="float" office:value="22751" calcext:value-type="float">
            <text:p>2275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352827" calcext:value-type="float">
            <text:p>352827</text:p>
          </table:table-cell>
          <table:table-cell office:value-type="float" office:value="22854" calcext:value-type="float">
            <text:p>2285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office:value-type="float" office:value="352544" calcext:value-type="float">
            <text:p>352544</text:p>
          </table:table-cell>
          <table:table-cell office:value-type="float" office:value="23113" calcext:value-type="float">
            <text:p>2311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" calcext:value-type="float">
            <text:p>8</text:p>
          </table:table-cell>
          <table:table-cell office:value-type="float" office:value="352528" calcext:value-type="float">
            <text:p>352528</text:p>
          </table:table-cell>
          <table:table-cell office:value-type="float" office:value="23304" calcext:value-type="float">
            <text:p>2330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" calcext:value-type="float">
            <text:p>8</text:p>
          </table:table-cell>
          <table:table-cell office:value-type="float" office:value="355211" calcext:value-type="float">
            <text:p>355211</text:p>
          </table:table-cell>
          <table:table-cell office:value-type="float" office:value="23497" calcext:value-type="float">
            <text:p>2349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" calcext:value-type="float">
            <text:p>8</text:p>
          </table:table-cell>
          <table:table-cell office:value-type="float" office:value="354818" calcext:value-type="float">
            <text:p>354818</text:p>
          </table:table-cell>
          <table:table-cell office:value-type="float" office:value="23638" calcext:value-type="float">
            <text:p>2363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" calcext:value-type="float">
            <text:p>8</text:p>
          </table:table-cell>
          <table:table-cell office:value-type="float" office:value="352165" calcext:value-type="float">
            <text:p>352165</text:p>
          </table:table-cell>
          <table:table-cell office:value-type="float" office:value="22677" calcext:value-type="float">
            <text:p>2267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" calcext:value-type="float">
            <text:p>8</text:p>
          </table:table-cell>
          <table:table-cell office:value-type="float" office:value="356208" calcext:value-type="float">
            <text:p>356208</text:p>
          </table:table-cell>
          <table:table-cell office:value-type="float" office:value="23852" calcext:value-type="float">
            <text:p>2385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" calcext:value-type="float">
            <text:p>8</text:p>
          </table:table-cell>
          <table:table-cell office:value-type="float" office:value="357841" calcext:value-type="float">
            <text:p>357841</text:p>
          </table:table-cell>
          <table:table-cell office:value-type="float" office:value="24476" calcext:value-type="float">
            <text:p>2447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" calcext:value-type="float">
            <text:p>8</text:p>
          </table:table-cell>
          <table:table-cell office:value-type="float" office:value="359124" calcext:value-type="float">
            <text:p>359124</text:p>
          </table:table-cell>
          <table:table-cell office:value-type="float" office:value="23947" calcext:value-type="float">
            <text:p>2394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" calcext:value-type="float">
            <text:p>8</text:p>
          </table:table-cell>
          <table:table-cell office:value-type="float" office:value="357402" calcext:value-type="float">
            <text:p>357402</text:p>
          </table:table-cell>
          <table:table-cell office:value-type="float" office:value="23899" calcext:value-type="float">
            <text:p>2389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float" office:value="360838" calcext:value-type="float">
            <text:p>360838</text:p>
          </table:table-cell>
          <table:table-cell office:value-type="float" office:value="24944" calcext:value-type="float">
            <text:p>2494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 office:value-type="float" office:value="358310" calcext:value-type="float">
            <text:p>358310</text:p>
          </table:table-cell>
          <table:table-cell office:value-type="float" office:value="24057" calcext:value-type="float">
            <text:p>2405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" calcext:value-type="float">
            <text:p>8</text:p>
          </table:table-cell>
          <table:table-cell office:value-type="float" office:value="363926" calcext:value-type="float">
            <text:p>363926</text:p>
          </table:table-cell>
          <table:table-cell office:value-type="float" office:value="25333" calcext:value-type="float">
            <text:p>2533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" calcext:value-type="float">
            <text:p>8</text:p>
          </table:table-cell>
          <table:table-cell office:value-type="float" office:value="364972" calcext:value-type="float">
            <text:p>364972</text:p>
          </table:table-cell>
          <table:table-cell office:value-type="float" office:value="24911" calcext:value-type="float">
            <text:p>2491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" calcext:value-type="float">
            <text:p>8</text:p>
          </table:table-cell>
          <table:table-cell office:value-type="float" office:value="358902" calcext:value-type="float">
            <text:p>358902</text:p>
          </table:table-cell>
          <table:table-cell office:value-type="float" office:value="24158" calcext:value-type="float">
            <text:p>2415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" calcext:value-type="float">
            <text:p>8</text:p>
          </table:table-cell>
          <table:table-cell office:value-type="float" office:value="361333" calcext:value-type="float">
            <text:p>361333</text:p>
          </table:table-cell>
          <table:table-cell office:value-type="float" office:value="24534" calcext:value-type="float">
            <text:p>2453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364728" calcext:value-type="float">
            <text:p>364728</text:p>
          </table:table-cell>
          <table:table-cell office:value-type="float" office:value="25547" calcext:value-type="float">
            <text:p>2554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" calcext:value-type="float">
            <text:p>8</text:p>
          </table:table-cell>
          <table:table-cell office:value-type="float" office:value="363240" calcext:value-type="float">
            <text:p>363240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" calcext:value-type="float">
            <text:p>8</text:p>
          </table:table-cell>
          <table:table-cell office:value-type="float" office:value="364024" calcext:value-type="float">
            <text:p>364024</text:p>
          </table:table-cell>
          <table:table-cell office:value-type="float" office:value="25070" calcext:value-type="float">
            <text:p>2507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" calcext:value-type="float">
            <text:p>8</text:p>
          </table:table-cell>
          <table:table-cell office:value-type="float" office:value="365077" calcext:value-type="float">
            <text:p>365077</text:p>
          </table:table-cell>
          <table:table-cell office:value-type="float" office:value="25240" calcext:value-type="float">
            <text:p>2524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67118" calcext:value-type="float">
            <text:p>367118</text:p>
          </table:table-cell>
          <table:table-cell office:value-type="float" office:value="25708" calcext:value-type="float">
            <text:p>2570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8" calcext:value-type="float">
            <text:p>8</text:p>
          </table:table-cell>
          <table:table-cell office:value-type="float" office:value="364816" calcext:value-type="float">
            <text:p>364816</text:p>
          </table:table-cell>
          <table:table-cell office:value-type="float" office:value="25166" calcext:value-type="float">
            <text:p>2516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8" calcext:value-type="float">
            <text:p>8</text:p>
          </table:table-cell>
          <table:table-cell office:value-type="float" office:value="369921" calcext:value-type="float">
            <text:p>369921</text:p>
          </table:table-cell>
          <table:table-cell office:value-type="float" office:value="26841" calcext:value-type="float">
            <text:p>2684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" calcext:value-type="float">
            <text:p>8</text:p>
          </table:table-cell>
          <table:table-cell office:value-type="float" office:value="369326" calcext:value-type="float">
            <text:p>369326</text:p>
          </table:table-cell>
          <table:table-cell office:value-type="float" office:value="25906" calcext:value-type="float">
            <text:p>2590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8" calcext:value-type="float">
            <text:p>8</text:p>
          </table:table-cell>
          <table:table-cell office:value-type="float" office:value="368440" calcext:value-type="float">
            <text:p>368440</text:p>
          </table:table-cell>
          <table:table-cell office:value-type="float" office:value="25397" calcext:value-type="float">
            <text:p>2539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" calcext:value-type="float">
            <text:p>8</text:p>
          </table:table-cell>
          <table:table-cell office:value-type="float" office:value="368576" calcext:value-type="float">
            <text:p>368576</text:p>
          </table:table-cell>
          <table:table-cell office:value-type="float" office:value="25782" calcext:value-type="float">
            <text:p>2578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" calcext:value-type="float">
            <text:p>8</text:p>
          </table:table-cell>
          <table:table-cell office:value-type="float" office:value="371035" calcext:value-type="float">
            <text:p>371035</text:p>
          </table:table-cell>
          <table:table-cell office:value-type="float" office:value="26592" calcext:value-type="float">
            <text:p>2659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8" calcext:value-type="float">
            <text:p>8</text:p>
          </table:table-cell>
          <table:table-cell office:value-type="float" office:value="369169" calcext:value-type="float">
            <text:p>369169</text:p>
          </table:table-cell>
          <table:table-cell office:value-type="float" office:value="26666" calcext:value-type="float">
            <text:p>2666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" calcext:value-type="float">
            <text:p>8</text:p>
          </table:table-cell>
          <table:table-cell office:value-type="float" office:value="371351" calcext:value-type="float">
            <text:p>371351</text:p>
          </table:table-cell>
          <table:table-cell office:value-type="float" office:value="26829" calcext:value-type="float">
            <text:p>2682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8" calcext:value-type="float">
            <text:p>8</text:p>
          </table:table-cell>
          <table:table-cell office:value-type="float" office:value="371943" calcext:value-type="float">
            <text:p>371943</text:p>
          </table:table-cell>
          <table:table-cell office:value-type="float" office:value="26673" calcext:value-type="float">
            <text:p>2667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office:value-type="float" office:value="373904" calcext:value-type="float">
            <text:p>373904</text:p>
          </table:table-cell>
          <table:table-cell office:value-type="float" office:value="27172" calcext:value-type="float">
            <text:p>2717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  <table:table-cell office:value-type="float" office:value="373245" calcext:value-type="float">
            <text:p>373245</text:p>
          </table:table-cell>
          <table:table-cell office:value-type="float" office:value="26716" calcext:value-type="float">
            <text:p>2671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8" calcext:value-type="float">
            <text:p>8</text:p>
          </table:table-cell>
          <table:table-cell office:value-type="float" office:value="374151" calcext:value-type="float">
            <text:p>374151</text:p>
          </table:table-cell>
          <table:table-cell office:value-type="float" office:value="27016" calcext:value-type="float">
            <text:p>27016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8" calcext:value-type="float">
            <text:p>8</text:p>
          </table:table-cell>
          <table:table-cell office:value-type="float" office:value="376591" calcext:value-type="float">
            <text:p>376591</text:p>
          </table:table-cell>
          <table:table-cell office:value-type="float" office:value="27684" calcext:value-type="float">
            <text:p>2768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8" calcext:value-type="float">
            <text:p>8</text:p>
          </table:table-cell>
          <table:table-cell office:value-type="float" office:value="376548" calcext:value-type="float">
            <text:p>376548</text:p>
          </table:table-cell>
          <table:table-cell office:value-type="float" office:value="27601" calcext:value-type="float">
            <text:p>2760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8" calcext:value-type="float">
            <text:p>8</text:p>
          </table:table-cell>
          <table:table-cell office:value-type="float" office:value="374870" calcext:value-type="float">
            <text:p>374870</text:p>
          </table:table-cell>
          <table:table-cell office:value-type="float" office:value="27316" calcext:value-type="float">
            <text:p>2731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8" calcext:value-type="float">
            <text:p>8</text:p>
          </table:table-cell>
          <table:table-cell office:value-type="float" office:value="373940" calcext:value-type="float">
            <text:p>373940</text:p>
          </table:table-cell>
          <table:table-cell office:value-type="float" office:value="26463" calcext:value-type="float">
            <text:p>2646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8" calcext:value-type="float">
            <text:p>8</text:p>
          </table:table-cell>
          <table:table-cell office:value-type="float" office:value="379137" calcext:value-type="float">
            <text:p>379137</text:p>
          </table:table-cell>
          <table:table-cell office:value-type="float" office:value="28051" calcext:value-type="float">
            <text:p>2805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8" calcext:value-type="float">
            <text:p>8</text:p>
          </table:table-cell>
          <table:table-cell office:value-type="float" office:value="377244" calcext:value-type="float">
            <text:p>377244</text:p>
          </table:table-cell>
          <table:table-cell office:value-type="float" office:value="27883" calcext:value-type="float">
            <text:p>2788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8" calcext:value-type="float">
            <text:p>8</text:p>
          </table:table-cell>
          <table:table-cell office:value-type="float" office:value="382859" calcext:value-type="float">
            <text:p>382859</text:p>
          </table:table-cell>
          <table:table-cell office:value-type="float" office:value="29387" calcext:value-type="float">
            <text:p>2938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379308" calcext:value-type="float">
            <text:p>379308</text:p>
          </table:table-cell>
          <table:table-cell office:value-type="float" office:value="28339" calcext:value-type="float">
            <text:p>2833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8" calcext:value-type="float">
            <text:p>8</text:p>
          </table:table-cell>
          <table:table-cell office:value-type="float" office:value="378368" calcext:value-type="float">
            <text:p>378368</text:p>
          </table:table-cell>
          <table:table-cell office:value-type="float" office:value="27661" calcext:value-type="float">
            <text:p>2766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8" calcext:value-type="float">
            <text:p>8</text:p>
          </table:table-cell>
          <table:table-cell office:value-type="float" office:value="378935" calcext:value-type="float">
            <text:p>378935</text:p>
          </table:table-cell>
          <table:table-cell office:value-type="float" office:value="27971" calcext:value-type="float">
            <text:p>27971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8" calcext:value-type="float">
            <text:p>8</text:p>
          </table:table-cell>
          <table:table-cell office:value-type="float" office:value="381335" calcext:value-type="float">
            <text:p>381335</text:p>
          </table:table-cell>
          <table:table-cell office:value-type="float" office:value="28198" calcext:value-type="float">
            <text:p>28198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8" calcext:value-type="float">
            <text:p>8</text:p>
          </table:table-cell>
          <table:table-cell office:value-type="float" office:value="383214" calcext:value-type="float">
            <text:p>383214</text:p>
          </table:table-cell>
          <table:table-cell office:value-type="float" office:value="28822" calcext:value-type="float">
            <text:p>2882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 office:value-type="float" office:value="381892" calcext:value-type="float">
            <text:p>381892</text:p>
          </table:table-cell>
          <table:table-cell office:value-type="float" office:value="28291" calcext:value-type="float">
            <text:p>28291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8" calcext:value-type="float">
            <text:p>8</text:p>
          </table:table-cell>
          <table:table-cell office:value-type="float" office:value="384849" calcext:value-type="float">
            <text:p>384849</text:p>
          </table:table-cell>
          <table:table-cell office:value-type="float" office:value="29236" calcext:value-type="float">
            <text:p>2923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8" calcext:value-type="float">
            <text:p>8</text:p>
          </table:table-cell>
          <table:table-cell office:value-type="float" office:value="387036" calcext:value-type="float">
            <text:p>387036</text:p>
          </table:table-cell>
          <table:table-cell office:value-type="float" office:value="29322" calcext:value-type="float">
            <text:p>2932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" calcext:value-type="float">
            <text:p>8</text:p>
          </table:table-cell>
          <table:table-cell office:value-type="float" office:value="382632" calcext:value-type="float">
            <text:p>382632</text:p>
          </table:table-cell>
          <table:table-cell office:value-type="float" office:value="28336" calcext:value-type="float">
            <text:p>28336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8" calcext:value-type="float">
            <text:p>8</text:p>
          </table:table-cell>
          <table:table-cell office:value-type="float" office:value="381880" calcext:value-type="float">
            <text:p>381880</text:p>
          </table:table-cell>
          <table:table-cell office:value-type="float" office:value="27898" calcext:value-type="float">
            <text:p>2789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384269" calcext:value-type="float">
            <text:p>384269</text:p>
          </table:table-cell>
          <table:table-cell office:value-type="float" office:value="28885" calcext:value-type="float">
            <text:p>28885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8" calcext:value-type="float">
            <text:p>8</text:p>
          </table:table-cell>
          <table:table-cell office:value-type="float" office:value="388326" calcext:value-type="float">
            <text:p>388326</text:p>
          </table:table-cell>
          <table:table-cell office:value-type="float" office:value="29793" calcext:value-type="float">
            <text:p>2979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8" calcext:value-type="float">
            <text:p>8</text:p>
          </table:table-cell>
          <table:table-cell office:value-type="float" office:value="388337" calcext:value-type="float">
            <text:p>388337</text:p>
          </table:table-cell>
          <table:table-cell office:value-type="float" office:value="29937" calcext:value-type="float">
            <text:p>29937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8" calcext:value-type="float">
            <text:p>8</text:p>
          </table:table-cell>
          <table:table-cell office:value-type="float" office:value="388348" calcext:value-type="float">
            <text:p>388348</text:p>
          </table:table-cell>
          <table:table-cell office:value-type="float" office:value="29914" calcext:value-type="float">
            <text:p>29914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8" calcext:value-type="float">
            <text:p>8</text:p>
          </table:table-cell>
          <table:table-cell office:value-type="float" office:value="385852" calcext:value-type="float">
            <text:p>385852</text:p>
          </table:table-cell>
          <table:table-cell office:value-type="float" office:value="28921" calcext:value-type="float">
            <text:p>2892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8" calcext:value-type="float">
            <text:p>8</text:p>
          </table:table-cell>
          <table:table-cell office:value-type="float" office:value="391033" calcext:value-type="float">
            <text:p>391033</text:p>
          </table:table-cell>
          <table:table-cell office:value-type="float" office:value="30766" calcext:value-type="float">
            <text:p>30766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8" calcext:value-type="float">
            <text:p>8</text:p>
          </table:table-cell>
          <table:table-cell office:value-type="float" office:value="391137" calcext:value-type="float">
            <text:p>391137</text:p>
          </table:table-cell>
          <table:table-cell office:value-type="float" office:value="30501" calcext:value-type="float">
            <text:p>30501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8" calcext:value-type="float">
            <text:p>8</text:p>
          </table:table-cell>
          <table:table-cell office:value-type="float" office:value="389765" calcext:value-type="float">
            <text:p>389765</text:p>
          </table:table-cell>
          <table:table-cell office:value-type="float" office:value="29748" calcext:value-type="float">
            <text:p>2974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8" calcext:value-type="float">
            <text:p>8</text:p>
          </table:table-cell>
          <table:table-cell office:value-type="float" office:value="393737" calcext:value-type="float">
            <text:p>393737</text:p>
          </table:table-cell>
          <table:table-cell office:value-type="float" office:value="30972" calcext:value-type="float">
            <text:p>3097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8" calcext:value-type="float">
            <text:p>8</text:p>
          </table:table-cell>
          <table:table-cell office:value-type="float" office:value="388057" calcext:value-type="float">
            <text:p>388057</text:p>
          </table:table-cell>
          <table:table-cell office:value-type="float" office:value="29582" calcext:value-type="float">
            <text:p>2958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" calcext:value-type="float">
            <text:p>8</text:p>
          </table:table-cell>
          <table:table-cell office:value-type="float" office:value="394424" calcext:value-type="float">
            <text:p>394424</text:p>
          </table:table-cell>
          <table:table-cell office:value-type="float" office:value="30638" calcext:value-type="float">
            <text:p>30638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8" calcext:value-type="float">
            <text:p>8</text:p>
          </table:table-cell>
          <table:table-cell office:value-type="float" office:value="391689" calcext:value-type="float">
            <text:p>391689</text:p>
          </table:table-cell>
          <table:table-cell office:value-type="float" office:value="30550" calcext:value-type="float">
            <text:p>3055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8" calcext:value-type="float">
            <text:p>8</text:p>
          </table:table-cell>
          <table:table-cell office:value-type="float" office:value="387544" calcext:value-type="float">
            <text:p>387544</text:p>
          </table:table-cell>
          <table:table-cell office:value-type="float" office:value="28604" calcext:value-type="float">
            <text:p>28604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8" calcext:value-type="float">
            <text:p>8</text:p>
          </table:table-cell>
          <table:table-cell office:value-type="float" office:value="390803" calcext:value-type="float">
            <text:p>390803</text:p>
          </table:table-cell>
          <table:table-cell office:value-type="float" office:value="29807" calcext:value-type="float">
            <text:p>2980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8" calcext:value-type="float">
            <text:p>8</text:p>
          </table:table-cell>
          <table:table-cell office:value-type="float" office:value="393887" calcext:value-type="float">
            <text:p>393887</text:p>
          </table:table-cell>
          <table:table-cell office:value-type="float" office:value="31293" calcext:value-type="float">
            <text:p>31293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8" calcext:value-type="float">
            <text:p>8</text:p>
          </table:table-cell>
          <table:table-cell office:value-type="float" office:value="392927" calcext:value-type="float">
            <text:p>392927</text:p>
          </table:table-cell>
          <table:table-cell office:value-type="float" office:value="30350" calcext:value-type="float">
            <text:p>3035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8" calcext:value-type="float">
            <text:p>8</text:p>
          </table:table-cell>
          <table:table-cell office:value-type="float" office:value="394106" calcext:value-type="float">
            <text:p>394106</text:p>
          </table:table-cell>
          <table:table-cell office:value-type="float" office:value="30083" calcext:value-type="float">
            <text:p>3008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8" calcext:value-type="float">
            <text:p>8</text:p>
          </table:table-cell>
          <table:table-cell office:value-type="float" office:value="394876" calcext:value-type="float">
            <text:p>394876</text:p>
          </table:table-cell>
          <table:table-cell office:value-type="float" office:value="31089" calcext:value-type="float">
            <text:p>3108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8" calcext:value-type="float">
            <text:p>8</text:p>
          </table:table-cell>
          <table:table-cell office:value-type="float" office:value="397231" calcext:value-type="float">
            <text:p>397231</text:p>
          </table:table-cell>
          <table:table-cell office:value-type="float" office:value="31412" calcext:value-type="float">
            <text:p>31412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8" calcext:value-type="float">
            <text:p>8</text:p>
          </table:table-cell>
          <table:table-cell office:value-type="float" office:value="395146" calcext:value-type="float">
            <text:p>395146</text:p>
          </table:table-cell>
          <table:table-cell office:value-type="float" office:value="31310" calcext:value-type="float">
            <text:p>3131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400009" calcext:value-type="float">
            <text:p>400009</text:p>
          </table:table-cell>
          <table:table-cell office:value-type="float" office:value="32443" calcext:value-type="float">
            <text:p>32443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8" calcext:value-type="float">
            <text:p>8</text:p>
          </table:table-cell>
          <table:table-cell office:value-type="float" office:value="396784" calcext:value-type="float">
            <text:p>396784</text:p>
          </table:table-cell>
          <table:table-cell office:value-type="float" office:value="31123" calcext:value-type="float">
            <text:p>31123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8" calcext:value-type="float">
            <text:p>8</text:p>
          </table:table-cell>
          <table:table-cell office:value-type="float" office:value="398838" calcext:value-type="float">
            <text:p>398838</text:p>
          </table:table-cell>
          <table:table-cell office:value-type="float" office:value="32057" calcext:value-type="float">
            <text:p>32057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8" calcext:value-type="float">
            <text:p>8</text:p>
          </table:table-cell>
          <table:table-cell office:value-type="float" office:value="400454" calcext:value-type="float">
            <text:p>400454</text:p>
          </table:table-cell>
          <table:table-cell office:value-type="float" office:value="31835" calcext:value-type="float">
            <text:p>3183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8" calcext:value-type="float">
            <text:p>8</text:p>
          </table:table-cell>
          <table:table-cell office:value-type="float" office:value="401823" calcext:value-type="float">
            <text:p>401823</text:p>
          </table:table-cell>
          <table:table-cell office:value-type="float" office:value="32842" calcext:value-type="float">
            <text:p>3284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8" calcext:value-type="float">
            <text:p>8</text:p>
          </table:table-cell>
          <table:table-cell office:value-type="float" office:value="400527" calcext:value-type="float">
            <text:p>400527</text:p>
          </table:table-cell>
          <table:table-cell office:value-type="float" office:value="31834" calcext:value-type="float">
            <text:p>31834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8" calcext:value-type="float">
            <text:p>8</text:p>
          </table:table-cell>
          <table:table-cell office:value-type="float" office:value="396740" calcext:value-type="float">
            <text:p>396740</text:p>
          </table:table-cell>
          <table:table-cell office:value-type="float" office:value="30774" calcext:value-type="float">
            <text:p>30774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8" calcext:value-type="float">
            <text:p>8</text:p>
          </table:table-cell>
          <table:table-cell office:value-type="float" office:value="404865" calcext:value-type="float">
            <text:p>404865</text:p>
          </table:table-cell>
          <table:table-cell office:value-type="float" office:value="32774" calcext:value-type="float">
            <text:p>32774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8" calcext:value-type="float">
            <text:p>8</text:p>
          </table:table-cell>
          <table:table-cell office:value-type="float" office:value="400595" calcext:value-type="float">
            <text:p>400595</text:p>
          </table:table-cell>
          <table:table-cell office:value-type="float" office:value="31826" calcext:value-type="float">
            <text:p>3182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8" calcext:value-type="float">
            <text:p>8</text:p>
          </table:table-cell>
          <table:table-cell office:value-type="float" office:value="404761" calcext:value-type="float">
            <text:p>404761</text:p>
          </table:table-cell>
          <table:table-cell office:value-type="float" office:value="33471" calcext:value-type="float">
            <text:p>3347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office:value-type="float" office:value="401986" calcext:value-type="float">
            <text:p>401986</text:p>
          </table:table-cell>
          <table:table-cell office:value-type="float" office:value="32150" calcext:value-type="float">
            <text:p>3215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8" calcext:value-type="float">
            <text:p>8</text:p>
          </table:table-cell>
          <table:table-cell office:value-type="float" office:value="404313" calcext:value-type="float">
            <text:p>404313</text:p>
          </table:table-cell>
          <table:table-cell office:value-type="float" office:value="32744" calcext:value-type="float">
            <text:p>32744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" calcext:value-type="float">
            <text:p>8</text:p>
          </table:table-cell>
          <table:table-cell office:value-type="float" office:value="400706" calcext:value-type="float">
            <text:p>400706</text:p>
          </table:table-cell>
          <table:table-cell office:value-type="float" office:value="32337" calcext:value-type="float">
            <text:p>32337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8" calcext:value-type="float">
            <text:p>8</text:p>
          </table:table-cell>
          <table:table-cell office:value-type="float" office:value="402471" calcext:value-type="float">
            <text:p>402471</text:p>
          </table:table-cell>
          <table:table-cell office:value-type="float" office:value="31825" calcext:value-type="float">
            <text:p>31825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8" calcext:value-type="float">
            <text:p>8</text:p>
          </table:table-cell>
          <table:table-cell office:value-type="float" office:value="402303" calcext:value-type="float">
            <text:p>402303</text:p>
          </table:table-cell>
          <table:table-cell office:value-type="float" office:value="32585" calcext:value-type="float">
            <text:p>3258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float" office:value="406124" calcext:value-type="float">
            <text:p>406124</text:p>
          </table:table-cell>
          <table:table-cell office:value-type="float" office:value="33336" calcext:value-type="float">
            <text:p>33336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8" calcext:value-type="float">
            <text:p>8</text:p>
          </table:table-cell>
          <table:table-cell office:value-type="float" office:value="405425" calcext:value-type="float">
            <text:p>405425</text:p>
          </table:table-cell>
          <table:table-cell office:value-type="float" office:value="32811" calcext:value-type="float">
            <text:p>32811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8" calcext:value-type="float">
            <text:p>8</text:p>
          </table:table-cell>
          <table:table-cell office:value-type="float" office:value="405849" calcext:value-type="float">
            <text:p>405849</text:p>
          </table:table-cell>
          <table:table-cell office:value-type="float" office:value="33199" calcext:value-type="float">
            <text:p>3319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" calcext:value-type="float">
            <text:p>8</text:p>
          </table:table-cell>
          <table:table-cell office:value-type="float" office:value="405025" calcext:value-type="float">
            <text:p>405025</text:p>
          </table:table-cell>
          <table:table-cell office:value-type="float" office:value="33347" calcext:value-type="float">
            <text:p>3334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8" calcext:value-type="float">
            <text:p>8</text:p>
          </table:table-cell>
          <table:table-cell office:value-type="float" office:value="405347" calcext:value-type="float">
            <text:p>405347</text:p>
          </table:table-cell>
          <table:table-cell office:value-type="float" office:value="33264" calcext:value-type="float">
            <text:p>3326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" calcext:value-type="float">
            <text:p>8</text:p>
          </table:table-cell>
          <table:table-cell office:value-type="float" office:value="404766" calcext:value-type="float">
            <text:p>404766</text:p>
          </table:table-cell>
          <table:table-cell office:value-type="float" office:value="32828" calcext:value-type="float">
            <text:p>32828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8" calcext:value-type="float">
            <text:p>8</text:p>
          </table:table-cell>
          <table:table-cell office:value-type="float" office:value="409122" calcext:value-type="float">
            <text:p>409122</text:p>
          </table:table-cell>
          <table:table-cell office:value-type="float" office:value="34294" calcext:value-type="float">
            <text:p>34294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8" calcext:value-type="float">
            <text:p>8</text:p>
          </table:table-cell>
          <table:table-cell office:value-type="float" office:value="405453" calcext:value-type="float">
            <text:p>405453</text:p>
          </table:table-cell>
          <table:table-cell office:value-type="float" office:value="32700" calcext:value-type="float">
            <text:p>3270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8" calcext:value-type="float">
            <text:p>8</text:p>
          </table:table-cell>
          <table:table-cell office:value-type="float" office:value="410386" calcext:value-type="float">
            <text:p>410386</text:p>
          </table:table-cell>
          <table:table-cell office:value-type="float" office:value="34272" calcext:value-type="float">
            <text:p>34272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8" calcext:value-type="float">
            <text:p>8</text:p>
          </table:table-cell>
          <table:table-cell office:value-type="float" office:value="405140" calcext:value-type="float">
            <text:p>405140</text:p>
          </table:table-cell>
          <table:table-cell office:value-type="float" office:value="33243" calcext:value-type="float">
            <text:p>3324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8" calcext:value-type="float">
            <text:p>8</text:p>
          </table:table-cell>
          <table:table-cell office:value-type="float" office:value="409340" calcext:value-type="float">
            <text:p>409340</text:p>
          </table:table-cell>
          <table:table-cell office:value-type="float" office:value="33755" calcext:value-type="float">
            <text:p>33755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8" calcext:value-type="float">
            <text:p>8</text:p>
          </table:table-cell>
          <table:table-cell office:value-type="float" office:value="408366" calcext:value-type="float">
            <text:p>408366</text:p>
          </table:table-cell>
          <table:table-cell office:value-type="float" office:value="33902" calcext:value-type="float">
            <text:p>33902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8" calcext:value-type="float">
            <text:p>8</text:p>
          </table:table-cell>
          <table:table-cell office:value-type="float" office:value="404566" calcext:value-type="float">
            <text:p>404566</text:p>
          </table:table-cell>
          <table:table-cell office:value-type="float" office:value="32563" calcext:value-type="float">
            <text:p>3256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8" calcext:value-type="float">
            <text:p>8</text:p>
          </table:table-cell>
          <table:table-cell office:value-type="float" office:value="412540" calcext:value-type="float">
            <text:p>412540</text:p>
          </table:table-cell>
          <table:table-cell office:value-type="float" office:value="34662" calcext:value-type="float">
            <text:p>34662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8" calcext:value-type="float">
            <text:p>8</text:p>
          </table:table-cell>
          <table:table-cell office:value-type="float" office:value="406769" calcext:value-type="float">
            <text:p>406769</text:p>
          </table:table-cell>
          <table:table-cell office:value-type="float" office:value="33253" calcext:value-type="float">
            <text:p>3325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418461" calcext:value-type="float">
            <text:p>418461</text:p>
          </table:table-cell>
          <table:table-cell office:value-type="float" office:value="36410" calcext:value-type="float">
            <text:p>3641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8" calcext:value-type="float">
            <text:p>8</text:p>
          </table:table-cell>
          <table:table-cell office:value-type="float" office:value="411410" calcext:value-type="float">
            <text:p>411410</text:p>
          </table:table-cell>
          <table:table-cell office:value-type="float" office:value="34492" calcext:value-type="float">
            <text:p>3449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8" calcext:value-type="float">
            <text:p>8</text:p>
          </table:table-cell>
          <table:table-cell office:value-type="float" office:value="407677" calcext:value-type="float">
            <text:p>407677</text:p>
          </table:table-cell>
          <table:table-cell office:value-type="float" office:value="33582" calcext:value-type="float">
            <text:p>33582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8" calcext:value-type="float">
            <text:p>8</text:p>
          </table:table-cell>
          <table:table-cell office:value-type="float" office:value="409420" calcext:value-type="float">
            <text:p>409420</text:p>
          </table:table-cell>
          <table:table-cell office:value-type="float" office:value="33495" calcext:value-type="float">
            <text:p>3349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8" calcext:value-type="float">
            <text:p>8</text:p>
          </table:table-cell>
          <table:table-cell office:value-type="float" office:value="412048" calcext:value-type="float">
            <text:p>412048</text:p>
          </table:table-cell>
          <table:table-cell office:value-type="float" office:value="33589" calcext:value-type="float">
            <text:p>3358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8" calcext:value-type="float">
            <text:p>8</text:p>
          </table:table-cell>
          <table:table-cell office:value-type="float" office:value="411598" calcext:value-type="float">
            <text:p>411598</text:p>
          </table:table-cell>
          <table:table-cell office:value-type="float" office:value="34444" calcext:value-type="float">
            <text:p>34444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8" calcext:value-type="float">
            <text:p>8</text:p>
          </table:table-cell>
          <table:table-cell office:value-type="float" office:value="409948" calcext:value-type="float">
            <text:p>409948</text:p>
          </table:table-cell>
          <table:table-cell office:value-type="float" office:value="33127" calcext:value-type="float">
            <text:p>33127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8" calcext:value-type="float">
            <text:p>8</text:p>
          </table:table-cell>
          <table:table-cell office:value-type="float" office:value="414894" calcext:value-type="float">
            <text:p>414894</text:p>
          </table:table-cell>
          <table:table-cell office:value-type="float" office:value="34209" calcext:value-type="float">
            <text:p>34209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8" calcext:value-type="float">
            <text:p>8</text:p>
          </table:table-cell>
          <table:table-cell office:value-type="float" office:value="410254" calcext:value-type="float">
            <text:p>410254</text:p>
          </table:table-cell>
          <table:table-cell office:value-type="float" office:value="34316" calcext:value-type="float">
            <text:p>34316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8" calcext:value-type="float">
            <text:p>8</text:p>
          </table:table-cell>
          <table:table-cell office:value-type="float" office:value="414288" calcext:value-type="float">
            <text:p>414288</text:p>
          </table:table-cell>
          <table:table-cell office:value-type="float" office:value="34471" calcext:value-type="float">
            <text:p>3447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 office:value-type="float" office:value="412293" calcext:value-type="float">
            <text:p>412293</text:p>
          </table:table-cell>
          <table:table-cell office:value-type="float" office:value="34094" calcext:value-type="float">
            <text:p>34094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8" calcext:value-type="float">
            <text:p>8</text:p>
          </table:table-cell>
          <table:table-cell office:value-type="float" office:value="414629" calcext:value-type="float">
            <text:p>414629</text:p>
          </table:table-cell>
          <table:table-cell office:value-type="float" office:value="35267" calcext:value-type="float">
            <text:p>3526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8" calcext:value-type="float">
            <text:p>8</text:p>
          </table:table-cell>
          <table:table-cell office:value-type="float" office:value="417082" calcext:value-type="float">
            <text:p>417082</text:p>
          </table:table-cell>
          <table:table-cell office:value-type="float" office:value="35355" calcext:value-type="float">
            <text:p>3535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8" calcext:value-type="float">
            <text:p>8</text:p>
          </table:table-cell>
          <table:table-cell office:value-type="float" office:value="412538" calcext:value-type="float">
            <text:p>412538</text:p>
          </table:table-cell>
          <table:table-cell office:value-type="float" office:value="34683" calcext:value-type="float">
            <text:p>34683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8" calcext:value-type="float">
            <text:p>8</text:p>
          </table:table-cell>
          <table:table-cell office:value-type="float" office:value="418735" calcext:value-type="float">
            <text:p>418735</text:p>
          </table:table-cell>
          <table:table-cell office:value-type="float" office:value="35700" calcext:value-type="float">
            <text:p>3570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8" calcext:value-type="float">
            <text:p>8</text:p>
          </table:table-cell>
          <table:table-cell office:value-type="float" office:value="408719" calcext:value-type="float">
            <text:p>408719</text:p>
          </table:table-cell>
          <table:table-cell office:value-type="float" office:value="33637" calcext:value-type="float">
            <text:p>3363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8" calcext:value-type="float">
            <text:p>8</text:p>
          </table:table-cell>
          <table:table-cell office:value-type="float" office:value="411789" calcext:value-type="float">
            <text:p>411789</text:p>
          </table:table-cell>
          <table:table-cell office:value-type="float" office:value="33416" calcext:value-type="float">
            <text:p>3341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8" calcext:value-type="float">
            <text:p>8</text:p>
          </table:table-cell>
          <table:table-cell office:value-type="float" office:value="416424" calcext:value-type="float">
            <text:p>416424</text:p>
          </table:table-cell>
          <table:table-cell office:value-type="float" office:value="35157" calcext:value-type="float">
            <text:p>3515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8" calcext:value-type="float">
            <text:p>8</text:p>
          </table:table-cell>
          <table:table-cell office:value-type="float" office:value="413830" calcext:value-type="float">
            <text:p>413830</text:p>
          </table:table-cell>
          <table:table-cell office:value-type="float" office:value="34200" calcext:value-type="float">
            <text:p>3420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8" calcext:value-type="float">
            <text:p>8</text:p>
          </table:table-cell>
          <table:table-cell office:value-type="float" office:value="413578" calcext:value-type="float">
            <text:p>413578</text:p>
          </table:table-cell>
          <table:table-cell office:value-type="float" office:value="34484" calcext:value-type="float">
            <text:p>344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16700" calcext:value-type="float">
            <text:p>416700</text:p>
          </table:table-cell>
          <table:table-cell office:value-type="float" office:value="34404" calcext:value-type="float">
            <text:p>3440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414198" calcext:value-type="float">
            <text:p>414198</text:p>
          </table:table-cell>
          <table:table-cell office:value-type="float" office:value="33991" calcext:value-type="float">
            <text:p>3399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16187" calcext:value-type="float">
            <text:p>416187</text:p>
          </table:table-cell>
          <table:table-cell office:value-type="float" office:value="35364" calcext:value-type="float">
            <text:p>35364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8" calcext:value-type="float">
            <text:p>8</text:p>
          </table:table-cell>
          <table:table-cell office:value-type="float" office:value="418481" calcext:value-type="float">
            <text:p>418481</text:p>
          </table:table-cell>
          <table:table-cell office:value-type="float" office:value="35155" calcext:value-type="float">
            <text:p>35155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8" calcext:value-type="float">
            <text:p>8</text:p>
          </table:table-cell>
          <table:table-cell office:value-type="float" office:value="421330" calcext:value-type="float">
            <text:p>421330</text:p>
          </table:table-cell>
          <table:table-cell office:value-type="float" office:value="36326" calcext:value-type="float">
            <text:p>36326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8" calcext:value-type="float">
            <text:p>8</text:p>
          </table:table-cell>
          <table:table-cell office:value-type="float" office:value="417112" calcext:value-type="float">
            <text:p>417112</text:p>
          </table:table-cell>
          <table:table-cell office:value-type="float" office:value="35680" calcext:value-type="float">
            <text:p>3568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8" calcext:value-type="float">
            <text:p>8</text:p>
          </table:table-cell>
          <table:table-cell office:value-type="float" office:value="418216" calcext:value-type="float">
            <text:p>418216</text:p>
          </table:table-cell>
          <table:table-cell office:value-type="float" office:value="34887" calcext:value-type="float">
            <text:p>34887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8" calcext:value-type="float">
            <text:p>8</text:p>
          </table:table-cell>
          <table:table-cell office:value-type="float" office:value="424951" calcext:value-type="float">
            <text:p>424951</text:p>
          </table:table-cell>
          <table:table-cell office:value-type="float" office:value="37473" calcext:value-type="float">
            <text:p>37473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8" calcext:value-type="float">
            <text:p>8</text:p>
          </table:table-cell>
          <table:table-cell office:value-type="float" office:value="417683" calcext:value-type="float">
            <text:p>417683</text:p>
          </table:table-cell>
          <table:table-cell office:value-type="float" office:value="35373" calcext:value-type="float">
            <text:p>35373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8" calcext:value-type="float">
            <text:p>8</text:p>
          </table:table-cell>
          <table:table-cell office:value-type="float" office:value="422424" calcext:value-type="float">
            <text:p>422424</text:p>
          </table:table-cell>
          <table:table-cell office:value-type="float" office:value="36247" calcext:value-type="float">
            <text:p>3624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" calcext:value-type="float">
            <text:p>8</text:p>
          </table:table-cell>
          <table:table-cell office:value-type="float" office:value="422490" calcext:value-type="float">
            <text:p>422490</text:p>
          </table:table-cell>
          <table:table-cell office:value-type="float" office:value="37136" calcext:value-type="float">
            <text:p>37136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8" calcext:value-type="float">
            <text:p>8</text:p>
          </table:table-cell>
          <table:table-cell office:value-type="float" office:value="424114" calcext:value-type="float">
            <text:p>424114</text:p>
          </table:table-cell>
          <table:table-cell office:value-type="float" office:value="36980" calcext:value-type="float">
            <text:p>3698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8" calcext:value-type="float">
            <text:p>8</text:p>
          </table:table-cell>
          <table:table-cell office:value-type="float" office:value="421212" calcext:value-type="float">
            <text:p>421212</text:p>
          </table:table-cell>
          <table:table-cell office:value-type="float" office:value="35826" calcext:value-type="float">
            <text:p>35826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8" calcext:value-type="float">
            <text:p>8</text:p>
          </table:table-cell>
          <table:table-cell office:value-type="float" office:value="421728" calcext:value-type="float">
            <text:p>421728</text:p>
          </table:table-cell>
          <table:table-cell office:value-type="float" office:value="35901" calcext:value-type="float">
            <text:p>35901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8" calcext:value-type="float">
            <text:p>8</text:p>
          </table:table-cell>
          <table:table-cell office:value-type="float" office:value="424858" calcext:value-type="float">
            <text:p>424858</text:p>
          </table:table-cell>
          <table:table-cell office:value-type="float" office:value="37270" calcext:value-type="float">
            <text:p>3727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8" calcext:value-type="float">
            <text:p>8</text:p>
          </table:table-cell>
          <table:table-cell office:value-type="float" office:value="421150" calcext:value-type="float">
            <text:p>421150</text:p>
          </table:table-cell>
          <table:table-cell office:value-type="float" office:value="36224" calcext:value-type="float">
            <text:p>36224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424295" calcext:value-type="float">
            <text:p>424295</text:p>
          </table:table-cell>
          <table:table-cell office:value-type="float" office:value="37158" calcext:value-type="float">
            <text:p>37158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8" calcext:value-type="float">
            <text:p>8</text:p>
          </table:table-cell>
          <table:table-cell office:value-type="float" office:value="423885" calcext:value-type="float">
            <text:p>423885</text:p>
          </table:table-cell>
          <table:table-cell office:value-type="float" office:value="36182" calcext:value-type="float">
            <text:p>36182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8" calcext:value-type="float">
            <text:p>8</text:p>
          </table:table-cell>
          <table:table-cell office:value-type="float" office:value="420277" calcext:value-type="float">
            <text:p>420277</text:p>
          </table:table-cell>
          <table:table-cell office:value-type="float" office:value="35616" calcext:value-type="float">
            <text:p>35616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8" calcext:value-type="float">
            <text:p>8</text:p>
          </table:table-cell>
          <table:table-cell office:value-type="float" office:value="421941" calcext:value-type="float">
            <text:p>421941</text:p>
          </table:table-cell>
          <table:table-cell office:value-type="float" office:value="35482" calcext:value-type="float">
            <text:p>3548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" calcext:value-type="float">
            <text:p>8</text:p>
          </table:table-cell>
          <table:table-cell office:value-type="float" office:value="421090" calcext:value-type="float">
            <text:p>421090</text:p>
          </table:table-cell>
          <table:table-cell office:value-type="float" office:value="35832" calcext:value-type="float">
            <text:p>35832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8" calcext:value-type="float">
            <text:p>8</text:p>
          </table:table-cell>
          <table:table-cell office:value-type="float" office:value="421272" calcext:value-type="float">
            <text:p>421272</text:p>
          </table:table-cell>
          <table:table-cell office:value-type="float" office:value="35430" calcext:value-type="float">
            <text:p>35430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8" calcext:value-type="float">
            <text:p>8</text:p>
          </table:table-cell>
          <table:table-cell office:value-type="float" office:value="424292" calcext:value-type="float">
            <text:p>424292</text:p>
          </table:table-cell>
          <table:table-cell office:value-type="float" office:value="36744" calcext:value-type="float">
            <text:p>36744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8" calcext:value-type="float">
            <text:p>8</text:p>
          </table:table-cell>
          <table:table-cell office:value-type="float" office:value="420187" calcext:value-type="float">
            <text:p>420187</text:p>
          </table:table-cell>
          <table:table-cell office:value-type="float" office:value="35597" calcext:value-type="float">
            <text:p>35597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8" calcext:value-type="float">
            <text:p>8</text:p>
          </table:table-cell>
          <table:table-cell office:value-type="float" office:value="424927" calcext:value-type="float">
            <text:p>424927</text:p>
          </table:table-cell>
          <table:table-cell office:value-type="float" office:value="36948" calcext:value-type="float">
            <text:p>36948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8" calcext:value-type="float">
            <text:p>8</text:p>
          </table:table-cell>
          <table:table-cell office:value-type="float" office:value="428467" calcext:value-type="float">
            <text:p>428467</text:p>
          </table:table-cell>
          <table:table-cell office:value-type="float" office:value="38108" calcext:value-type="float">
            <text:p>38108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8" calcext:value-type="float">
            <text:p>8</text:p>
          </table:table-cell>
          <table:table-cell office:value-type="float" office:value="423709" calcext:value-type="float">
            <text:p>423709</text:p>
          </table:table-cell>
          <table:table-cell office:value-type="float" office:value="36332" calcext:value-type="float">
            <text:p>36332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8" calcext:value-type="float">
            <text:p>8</text:p>
          </table:table-cell>
          <table:table-cell office:value-type="float" office:value="427414" calcext:value-type="float">
            <text:p>427414</text:p>
          </table:table-cell>
          <table:table-cell office:value-type="float" office:value="37441" calcext:value-type="float">
            <text:p>37441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8" calcext:value-type="float">
            <text:p>8</text:p>
          </table:table-cell>
          <table:table-cell office:value-type="float" office:value="425410" calcext:value-type="float">
            <text:p>425410</text:p>
          </table:table-cell>
          <table:table-cell office:value-type="float" office:value="37429" calcext:value-type="float">
            <text:p>37429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8" calcext:value-type="float">
            <text:p>8</text:p>
          </table:table-cell>
          <table:table-cell office:value-type="float" office:value="427236" calcext:value-type="float">
            <text:p>427236</text:p>
          </table:table-cell>
          <table:table-cell office:value-type="float" office:value="37064" calcext:value-type="float">
            <text:p>3706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" calcext:value-type="float">
            <text:p>8</text:p>
          </table:table-cell>
          <table:table-cell office:value-type="float" office:value="423934" calcext:value-type="float">
            <text:p>423934</text:p>
          </table:table-cell>
          <table:table-cell office:value-type="float" office:value="36775" calcext:value-type="float">
            <text:p>36775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8" calcext:value-type="float">
            <text:p>8</text:p>
          </table:table-cell>
          <table:table-cell office:value-type="float" office:value="427595" calcext:value-type="float">
            <text:p>427595</text:p>
          </table:table-cell>
          <table:table-cell office:value-type="float" office:value="37507" calcext:value-type="float">
            <text:p>37507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8" calcext:value-type="float">
            <text:p>8</text:p>
          </table:table-cell>
          <table:table-cell office:value-type="float" office:value="422936" calcext:value-type="float">
            <text:p>422936</text:p>
          </table:table-cell>
          <table:table-cell office:value-type="float" office:value="35761" calcext:value-type="float">
            <text:p>35761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8" calcext:value-type="float">
            <text:p>8</text:p>
          </table:table-cell>
          <table:table-cell office:value-type="float" office:value="423106" calcext:value-type="float">
            <text:p>423106</text:p>
          </table:table-cell>
          <table:table-cell office:value-type="float" office:value="35528" calcext:value-type="float">
            <text:p>35528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8" calcext:value-type="float">
            <text:p>8</text:p>
          </table:table-cell>
          <table:table-cell office:value-type="float" office:value="425228" calcext:value-type="float">
            <text:p>425228</text:p>
          </table:table-cell>
          <table:table-cell office:value-type="float" office:value="36798" calcext:value-type="float">
            <text:p>36798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423720" calcext:value-type="float">
            <text:p>423720</text:p>
          </table:table-cell>
          <table:table-cell office:value-type="float" office:value="36570" calcext:value-type="float">
            <text:p>3657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8" calcext:value-type="float">
            <text:p>8</text:p>
          </table:table-cell>
          <table:table-cell office:value-type="float" office:value="426500" calcext:value-type="float">
            <text:p>426500</text:p>
          </table:table-cell>
          <table:table-cell office:value-type="float" office:value="37296" calcext:value-type="float">
            <text:p>37296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8" calcext:value-type="float">
            <text:p>8</text:p>
          </table:table-cell>
          <table:table-cell office:value-type="float" office:value="430716" calcext:value-type="float">
            <text:p>430716</text:p>
          </table:table-cell>
          <table:table-cell office:value-type="float" office:value="38098" calcext:value-type="float">
            <text:p>38098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8" calcext:value-type="float">
            <text:p>8</text:p>
          </table:table-cell>
          <table:table-cell office:value-type="float" office:value="433092" calcext:value-type="float">
            <text:p>433092</text:p>
          </table:table-cell>
          <table:table-cell office:value-type="float" office:value="38973" calcext:value-type="float">
            <text:p>38973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8" calcext:value-type="float">
            <text:p>8</text:p>
          </table:table-cell>
          <table:table-cell office:value-type="float" office:value="427207" calcext:value-type="float">
            <text:p>427207</text:p>
          </table:table-cell>
          <table:table-cell office:value-type="float" office:value="37607" calcext:value-type="float">
            <text:p>3760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float" office:value="428143" calcext:value-type="float">
            <text:p>428143</text:p>
          </table:table-cell>
          <table:table-cell office:value-type="float" office:value="36842" calcext:value-type="float">
            <text:p>36842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8" calcext:value-type="float">
            <text:p>8</text:p>
          </table:table-cell>
          <table:table-cell office:value-type="float" office:value="428266" calcext:value-type="float">
            <text:p>428266</text:p>
          </table:table-cell>
          <table:table-cell office:value-type="float" office:value="37454" calcext:value-type="float">
            <text:p>37454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8" calcext:value-type="float">
            <text:p>8</text:p>
          </table:table-cell>
          <table:table-cell office:value-type="float" office:value="427230" calcext:value-type="float">
            <text:p>427230</text:p>
          </table:table-cell>
          <table:table-cell office:value-type="float" office:value="36837" calcext:value-type="float">
            <text:p>36837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8" calcext:value-type="float">
            <text:p>8</text:p>
          </table:table-cell>
          <table:table-cell office:value-type="float" office:value="428311" calcext:value-type="float">
            <text:p>428311</text:p>
          </table:table-cell>
          <table:table-cell office:value-type="float" office:value="37797" calcext:value-type="float">
            <text:p>37797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8" calcext:value-type="float">
            <text:p>8</text:p>
          </table:table-cell>
          <table:table-cell office:value-type="float" office:value="431618" calcext:value-type="float">
            <text:p>431618</text:p>
          </table:table-cell>
          <table:table-cell office:value-type="float" office:value="38083" calcext:value-type="float">
            <text:p>38083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8" calcext:value-type="float">
            <text:p>8</text:p>
          </table:table-cell>
          <table:table-cell office:value-type="float" office:value="429499" calcext:value-type="float">
            <text:p>429499</text:p>
          </table:table-cell>
          <table:table-cell office:value-type="float" office:value="37833" calcext:value-type="float">
            <text:p>37833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8" calcext:value-type="float">
            <text:p>8</text:p>
          </table:table-cell>
          <table:table-cell office:value-type="float" office:value="433882" calcext:value-type="float">
            <text:p>433882</text:p>
          </table:table-cell>
          <table:table-cell office:value-type="float" office:value="38900" calcext:value-type="float">
            <text:p>38900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8" calcext:value-type="float">
            <text:p>8</text:p>
          </table:table-cell>
          <table:table-cell office:value-type="float" office:value="429263" calcext:value-type="float">
            <text:p>429263</text:p>
          </table:table-cell>
          <table:table-cell office:value-type="float" office:value="37779" calcext:value-type="float">
            <text:p>37779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8" calcext:value-type="float">
            <text:p>8</text:p>
          </table:table-cell>
          <table:table-cell office:value-type="float" office:value="435664" calcext:value-type="float">
            <text:p>435664</text:p>
          </table:table-cell>
          <table:table-cell office:value-type="float" office:value="39239" calcext:value-type="float">
            <text:p>39239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8" calcext:value-type="float">
            <text:p>8</text:p>
          </table:table-cell>
          <table:table-cell office:value-type="float" office:value="427627" calcext:value-type="float">
            <text:p>427627</text:p>
          </table:table-cell>
          <table:table-cell office:value-type="float" office:value="36905" calcext:value-type="float">
            <text:p>3690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433469" calcext:value-type="float">
            <text:p>433469</text:p>
          </table:table-cell>
          <table:table-cell office:value-type="float" office:value="38054" calcext:value-type="float">
            <text:p>38054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8" calcext:value-type="float">
            <text:p>8</text:p>
          </table:table-cell>
          <table:table-cell office:value-type="float" office:value="434944" calcext:value-type="float">
            <text:p>434944</text:p>
          </table:table-cell>
          <table:table-cell office:value-type="float" office:value="38914" calcext:value-type="float">
            <text:p>38914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8" calcext:value-type="float">
            <text:p>8</text:p>
          </table:table-cell>
          <table:table-cell office:value-type="float" office:value="431352" calcext:value-type="float">
            <text:p>431352</text:p>
          </table:table-cell>
          <table:table-cell office:value-type="float" office:value="38150" calcext:value-type="float">
            <text:p>38150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8" calcext:value-type="float">
            <text:p>8</text:p>
          </table:table-cell>
          <table:table-cell office:value-type="float" office:value="428776" calcext:value-type="float">
            <text:p>428776</text:p>
          </table:table-cell>
          <table:table-cell office:value-type="float" office:value="37224" calcext:value-type="float">
            <text:p>37224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8" calcext:value-type="float">
            <text:p>8</text:p>
          </table:table-cell>
          <table:table-cell office:value-type="float" office:value="432470" calcext:value-type="float">
            <text:p>432470</text:p>
          </table:table-cell>
          <table:table-cell office:value-type="float" office:value="37507" calcext:value-type="float">
            <text:p>37507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8" calcext:value-type="float">
            <text:p>8</text:p>
          </table:table-cell>
          <table:table-cell office:value-type="float" office:value="435217" calcext:value-type="float">
            <text:p>435217</text:p>
          </table:table-cell>
          <table:table-cell office:value-type="float" office:value="38829" calcext:value-type="float">
            <text:p>38829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8" calcext:value-type="float">
            <text:p>8</text:p>
          </table:table-cell>
          <table:table-cell office:value-type="float" office:value="430635" calcext:value-type="float">
            <text:p>430635</text:p>
          </table:table-cell>
          <table:table-cell office:value-type="float" office:value="37926" calcext:value-type="float">
            <text:p>37926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8" calcext:value-type="float">
            <text:p>8</text:p>
          </table:table-cell>
          <table:table-cell office:value-type="float" office:value="431136" calcext:value-type="float">
            <text:p>431136</text:p>
          </table:table-cell>
          <table:table-cell office:value-type="float" office:value="37798" calcext:value-type="float">
            <text:p>37798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8" calcext:value-type="float">
            <text:p>8</text:p>
          </table:table-cell>
          <table:table-cell office:value-type="float" office:value="429455" calcext:value-type="float">
            <text:p>429455</text:p>
          </table:table-cell>
          <table:table-cell office:value-type="float" office:value="37331" calcext:value-type="float">
            <text:p>37331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8" calcext:value-type="float">
            <text:p>8</text:p>
          </table:table-cell>
          <table:table-cell office:value-type="float" office:value="429135" calcext:value-type="float">
            <text:p>429135</text:p>
          </table:table-cell>
          <table:table-cell office:value-type="float" office:value="37150" calcext:value-type="float">
            <text:p>3715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" calcext:value-type="float">
            <text:p>8</text:p>
          </table:table-cell>
          <table:table-cell office:value-type="float" office:value="437994" calcext:value-type="float">
            <text:p>437994</text:p>
          </table:table-cell>
          <table:table-cell office:value-type="float" office:value="38998" calcext:value-type="float">
            <text:p>38998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8" calcext:value-type="float">
            <text:p>8</text:p>
          </table:table-cell>
          <table:table-cell office:value-type="float" office:value="427140" calcext:value-type="float">
            <text:p>427140</text:p>
          </table:table-cell>
          <table:table-cell office:value-type="float" office:value="36793" calcext:value-type="float">
            <text:p>36793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8" calcext:value-type="float">
            <text:p>8</text:p>
          </table:table-cell>
          <table:table-cell office:value-type="float" office:value="429008" calcext:value-type="float">
            <text:p>429008</text:p>
          </table:table-cell>
          <table:table-cell office:value-type="float" office:value="37062" calcext:value-type="float">
            <text:p>37062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8" calcext:value-type="float">
            <text:p>8</text:p>
          </table:table-cell>
          <table:table-cell office:value-type="float" office:value="436393" calcext:value-type="float">
            <text:p>436393</text:p>
          </table:table-cell>
          <table:table-cell office:value-type="float" office:value="39202" calcext:value-type="float">
            <text:p>39202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8" calcext:value-type="float">
            <text:p>8</text:p>
          </table:table-cell>
          <table:table-cell office:value-type="float" office:value="434051" calcext:value-type="float">
            <text:p>434051</text:p>
          </table:table-cell>
          <table:table-cell office:value-type="float" office:value="38704" calcext:value-type="float">
            <text:p>38704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8" calcext:value-type="float">
            <text:p>8</text:p>
          </table:table-cell>
          <table:table-cell office:value-type="float" office:value="430187" calcext:value-type="float">
            <text:p>430187</text:p>
          </table:table-cell>
          <table:table-cell office:value-type="float" office:value="37786" calcext:value-type="float">
            <text:p>37786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8" calcext:value-type="float">
            <text:p>8</text:p>
          </table:table-cell>
          <table:table-cell office:value-type="float" office:value="435681" calcext:value-type="float">
            <text:p>435681</text:p>
          </table:table-cell>
          <table:table-cell office:value-type="float" office:value="39243" calcext:value-type="float">
            <text:p>39243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8" calcext:value-type="float">
            <text:p>8</text:p>
          </table:table-cell>
          <table:table-cell office:value-type="float" office:value="442478" calcext:value-type="float">
            <text:p>442478</text:p>
          </table:table-cell>
          <table:table-cell office:value-type="float" office:value="41083" calcext:value-type="float">
            <text:p>41083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8" calcext:value-type="float">
            <text:p>8</text:p>
          </table:table-cell>
          <table:table-cell office:value-type="float" office:value="433996" calcext:value-type="float">
            <text:p>433996</text:p>
          </table:table-cell>
          <table:table-cell office:value-type="float" office:value="38227" calcext:value-type="float">
            <text:p>38227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8" calcext:value-type="float">
            <text:p>8</text:p>
          </table:table-cell>
          <table:table-cell office:value-type="float" office:value="437327" calcext:value-type="float">
            <text:p>437327</text:p>
          </table:table-cell>
          <table:table-cell office:value-type="float" office:value="38512" calcext:value-type="float">
            <text:p>3851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" calcext:value-type="float">
            <text:p>8</text:p>
          </table:table-cell>
          <table:table-cell office:value-type="float" office:value="442655" calcext:value-type="float">
            <text:p>442655</text:p>
          </table:table-cell>
          <table:table-cell office:value-type="float" office:value="41368" calcext:value-type="float">
            <text:p>41368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8" calcext:value-type="float">
            <text:p>8</text:p>
          </table:table-cell>
          <table:table-cell office:value-type="float" office:value="444257" calcext:value-type="float">
            <text:p>444257</text:p>
          </table:table-cell>
          <table:table-cell office:value-type="float" office:value="40547" calcext:value-type="float">
            <text:p>40547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8" calcext:value-type="float">
            <text:p>8</text:p>
          </table:table-cell>
          <table:table-cell office:value-type="float" office:value="433121" calcext:value-type="float">
            <text:p>433121</text:p>
          </table:table-cell>
          <table:table-cell office:value-type="float" office:value="38616" calcext:value-type="float">
            <text:p>38616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8" calcext:value-type="float">
            <text:p>8</text:p>
          </table:table-cell>
          <table:table-cell office:value-type="float" office:value="426548" calcext:value-type="float">
            <text:p>426548</text:p>
          </table:table-cell>
          <table:table-cell office:value-type="float" office:value="36511" calcext:value-type="float">
            <text:p>36511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8" calcext:value-type="float">
            <text:p>8</text:p>
          </table:table-cell>
          <table:table-cell office:value-type="float" office:value="431780" calcext:value-type="float">
            <text:p>431780</text:p>
          </table:table-cell>
          <table:table-cell office:value-type="float" office:value="37732" calcext:value-type="float">
            <text:p>37732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8" calcext:value-type="float">
            <text:p>8</text:p>
          </table:table-cell>
          <table:table-cell office:value-type="float" office:value="428586" calcext:value-type="float">
            <text:p>428586</text:p>
          </table:table-cell>
          <table:table-cell office:value-type="float" office:value="37366" calcext:value-type="float">
            <text:p>37366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8" calcext:value-type="float">
            <text:p>8</text:p>
          </table:table-cell>
          <table:table-cell office:value-type="float" office:value="445417" calcext:value-type="float">
            <text:p>445417</text:p>
          </table:table-cell>
          <table:table-cell office:value-type="float" office:value="40658" calcext:value-type="float">
            <text:p>40658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8" calcext:value-type="float">
            <text:p>8</text:p>
          </table:table-cell>
          <table:table-cell office:value-type="float" office:value="431737" calcext:value-type="float">
            <text:p>431737</text:p>
          </table:table-cell>
          <table:table-cell office:value-type="float" office:value="38257" calcext:value-type="float">
            <text:p>38257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8" calcext:value-type="float">
            <text:p>8</text:p>
          </table:table-cell>
          <table:table-cell office:value-type="float" office:value="441692" calcext:value-type="float">
            <text:p>441692</text:p>
          </table:table-cell>
          <table:table-cell office:value-type="float" office:value="40439" calcext:value-type="float">
            <text:p>40439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8" calcext:value-type="float">
            <text:p>8</text:p>
          </table:table-cell>
          <table:table-cell office:value-type="float" office:value="435055" calcext:value-type="float">
            <text:p>435055</text:p>
          </table:table-cell>
          <table:table-cell office:value-type="float" office:value="37831" calcext:value-type="float">
            <text:p>3783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  <table:table-cell office:value-type="float" office:value="434777" calcext:value-type="float">
            <text:p>434777</text:p>
          </table:table-cell>
          <table:table-cell office:value-type="float" office:value="38402" calcext:value-type="float">
            <text:p>38402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8" calcext:value-type="float">
            <text:p>8</text:p>
          </table:table-cell>
          <table:table-cell office:value-type="float" office:value="436941" calcext:value-type="float">
            <text:p>436941</text:p>
          </table:table-cell>
          <table:table-cell office:value-type="float" office:value="38843" calcext:value-type="float">
            <text:p>38843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8" calcext:value-type="float">
            <text:p>8</text:p>
          </table:table-cell>
          <table:table-cell office:value-type="float" office:value="439498" calcext:value-type="float">
            <text:p>439498</text:p>
          </table:table-cell>
          <table:table-cell office:value-type="float" office:value="39965" calcext:value-type="float">
            <text:p>39965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8" calcext:value-type="float">
            <text:p>8</text:p>
          </table:table-cell>
          <table:table-cell office:value-type="float" office:value="440476" calcext:value-type="float">
            <text:p>440476</text:p>
          </table:table-cell>
          <table:table-cell office:value-type="float" office:value="39780" calcext:value-type="float">
            <text:p>39780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8" calcext:value-type="float">
            <text:p>8</text:p>
          </table:table-cell>
          <table:table-cell office:value-type="float" office:value="430680" calcext:value-type="float">
            <text:p>430680</text:p>
          </table:table-cell>
          <table:table-cell office:value-type="float" office:value="36635" calcext:value-type="float">
            <text:p>36635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8" calcext:value-type="float">
            <text:p>8</text:p>
          </table:table-cell>
          <table:table-cell office:value-type="float" office:value="442537" calcext:value-type="float">
            <text:p>442537</text:p>
          </table:table-cell>
          <table:table-cell office:value-type="float" office:value="40575" calcext:value-type="float">
            <text:p>40575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8" calcext:value-type="float">
            <text:p>8</text:p>
          </table:table-cell>
          <table:table-cell office:value-type="float" office:value="434446" calcext:value-type="float">
            <text:p>434446</text:p>
          </table:table-cell>
          <table:table-cell office:value-type="float" office:value="38229" calcext:value-type="float">
            <text:p>38229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8" calcext:value-type="float">
            <text:p>8</text:p>
          </table:table-cell>
          <table:table-cell office:value-type="float" office:value="435521" calcext:value-type="float">
            <text:p>435521</text:p>
          </table:table-cell>
          <table:table-cell office:value-type="float" office:value="38281" calcext:value-type="float">
            <text:p>38281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8" calcext:value-type="float">
            <text:p>8</text:p>
          </table:table-cell>
          <table:table-cell office:value-type="float" office:value="442628" calcext:value-type="float">
            <text:p>442628</text:p>
          </table:table-cell>
          <table:table-cell office:value-type="float" office:value="40760" calcext:value-type="float">
            <text:p>40760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8" calcext:value-type="float">
            <text:p>8</text:p>
          </table:table-cell>
          <table:table-cell office:value-type="float" office:value="435857" calcext:value-type="float">
            <text:p>435857</text:p>
          </table:table-cell>
          <table:table-cell office:value-type="float" office:value="38487" calcext:value-type="float">
            <text:p>3848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" calcext:value-type="float">
            <text:p>8</text:p>
          </table:table-cell>
          <table:table-cell office:value-type="float" office:value="434987" calcext:value-type="float">
            <text:p>434987</text:p>
          </table:table-cell>
          <table:table-cell office:value-type="float" office:value="38080" calcext:value-type="float">
            <text:p>38080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8" calcext:value-type="float">
            <text:p>8</text:p>
          </table:table-cell>
          <table:table-cell office:value-type="float" office:value="443278" calcext:value-type="float">
            <text:p>443278</text:p>
          </table:table-cell>
          <table:table-cell office:value-type="float" office:value="41077" calcext:value-type="float">
            <text:p>41077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8" calcext:value-type="float">
            <text:p>8</text:p>
          </table:table-cell>
          <table:table-cell office:value-type="float" office:value="432021" calcext:value-type="float">
            <text:p>432021</text:p>
          </table:table-cell>
          <table:table-cell office:value-type="float" office:value="36700" calcext:value-type="float">
            <text:p>36700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8" calcext:value-type="float">
            <text:p>8</text:p>
          </table:table-cell>
          <table:table-cell office:value-type="float" office:value="434516" calcext:value-type="float">
            <text:p>434516</text:p>
          </table:table-cell>
          <table:table-cell office:value-type="float" office:value="37651" calcext:value-type="float">
            <text:p>37651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8" calcext:value-type="float">
            <text:p>8</text:p>
          </table:table-cell>
          <table:table-cell office:value-type="float" office:value="440678" calcext:value-type="float">
            <text:p>440678</text:p>
          </table:table-cell>
          <table:table-cell office:value-type="float" office:value="39759" calcext:value-type="float">
            <text:p>39759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8" calcext:value-type="float">
            <text:p>8</text:p>
          </table:table-cell>
          <table:table-cell office:value-type="float" office:value="438278" calcext:value-type="float">
            <text:p>438278</text:p>
          </table:table-cell>
          <table:table-cell office:value-type="float" office:value="38835" calcext:value-type="float">
            <text:p>38835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8" calcext:value-type="float">
            <text:p>8</text:p>
          </table:table-cell>
          <table:table-cell office:value-type="float" office:value="439542" calcext:value-type="float">
            <text:p>439542</text:p>
          </table:table-cell>
          <table:table-cell office:value-type="float" office:value="39345" calcext:value-type="float">
            <text:p>39345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8" calcext:value-type="float">
            <text:p>8</text:p>
          </table:table-cell>
          <table:table-cell office:value-type="float" office:value="440828" calcext:value-type="float">
            <text:p>440828</text:p>
          </table:table-cell>
          <table:table-cell office:value-type="float" office:value="40331" calcext:value-type="float">
            <text:p>40331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8" calcext:value-type="float">
            <text:p>8</text:p>
          </table:table-cell>
          <table:table-cell office:value-type="float" office:value="438360" calcext:value-type="float">
            <text:p>438360</text:p>
          </table:table-cell>
          <table:table-cell office:value-type="float" office:value="39822" calcext:value-type="float">
            <text:p>39822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8" calcext:value-type="float">
            <text:p>8</text:p>
          </table:table-cell>
          <table:table-cell office:value-type="float" office:value="438139" calcext:value-type="float">
            <text:p>438139</text:p>
          </table:table-cell>
          <table:table-cell office:value-type="float" office:value="38810" calcext:value-type="float">
            <text:p>3881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446677" calcext:value-type="float">
            <text:p>446677</text:p>
          </table:table-cell>
          <table:table-cell office:value-type="float" office:value="41329" calcext:value-type="float">
            <text:p>41329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8" calcext:value-type="float">
            <text:p>8</text:p>
          </table:table-cell>
          <table:table-cell office:value-type="float" office:value="437980" calcext:value-type="float">
            <text:p>437980</text:p>
          </table:table-cell>
          <table:table-cell office:value-type="float" office:value="38694" calcext:value-type="float">
            <text:p>38694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8" calcext:value-type="float">
            <text:p>8</text:p>
          </table:table-cell>
          <table:table-cell office:value-type="float" office:value="441417" calcext:value-type="float">
            <text:p>441417</text:p>
          </table:table-cell>
          <table:table-cell office:value-type="float" office:value="39681" calcext:value-type="float">
            <text:p>39681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8" calcext:value-type="float">
            <text:p>8</text:p>
          </table:table-cell>
          <table:table-cell office:value-type="float" office:value="440117" calcext:value-type="float">
            <text:p>440117</text:p>
          </table:table-cell>
          <table:table-cell office:value-type="float" office:value="39539" calcext:value-type="float">
            <text:p>39539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8" calcext:value-type="float">
            <text:p>8</text:p>
          </table:table-cell>
          <table:table-cell office:value-type="float" office:value="441654" calcext:value-type="float">
            <text:p>441654</text:p>
          </table:table-cell>
          <table:table-cell office:value-type="float" office:value="39949" calcext:value-type="float">
            <text:p>39949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8" calcext:value-type="float">
            <text:p>8</text:p>
          </table:table-cell>
          <table:table-cell office:value-type="float" office:value="442008" calcext:value-type="float">
            <text:p>442008</text:p>
          </table:table-cell>
          <table:table-cell office:value-type="float" office:value="40092" calcext:value-type="float">
            <text:p>40092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8" calcext:value-type="float">
            <text:p>8</text:p>
          </table:table-cell>
          <table:table-cell office:value-type="float" office:value="440983" calcext:value-type="float">
            <text:p>440983</text:p>
          </table:table-cell>
          <table:table-cell office:value-type="float" office:value="39700" calcext:value-type="float">
            <text:p>39700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8" calcext:value-type="float">
            <text:p>8</text:p>
          </table:table-cell>
          <table:table-cell office:value-type="float" office:value="443309" calcext:value-type="float">
            <text:p>443309</text:p>
          </table:table-cell>
          <table:table-cell office:value-type="float" office:value="40226" calcext:value-type="float">
            <text:p>40226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8" calcext:value-type="float">
            <text:p>8</text:p>
          </table:table-cell>
          <table:table-cell office:value-type="float" office:value="447202" calcext:value-type="float">
            <text:p>447202</text:p>
          </table:table-cell>
          <table:table-cell office:value-type="float" office:value="41977" calcext:value-type="float">
            <text:p>41977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8" calcext:value-type="float">
            <text:p>8</text:p>
          </table:table-cell>
          <table:table-cell office:value-type="float" office:value="447538" calcext:value-type="float">
            <text:p>447538</text:p>
          </table:table-cell>
          <table:table-cell office:value-type="float" office:value="41114" calcext:value-type="float">
            <text:p>41114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office:value-type="float" office:value="449572" calcext:value-type="float">
            <text:p>449572</text:p>
          </table:table-cell>
          <table:table-cell office:value-type="float" office:value="41573" calcext:value-type="float">
            <text:p>41573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8" calcext:value-type="float">
            <text:p>8</text:p>
          </table:table-cell>
          <table:table-cell office:value-type="float" office:value="441371" calcext:value-type="float">
            <text:p>441371</text:p>
          </table:table-cell>
          <table:table-cell office:value-type="float" office:value="39597" calcext:value-type="float">
            <text:p>395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" calcext:value-type="float">
            <text:p>8</text:p>
          </table:table-cell>
          <table:table-cell office:value-type="float" office:value="438289" calcext:value-type="float">
            <text:p>438289</text:p>
          </table:table-cell>
          <table:table-cell office:value-type="float" office:value="38965" calcext:value-type="float">
            <text:p>38965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8" calcext:value-type="float">
            <text:p>8</text:p>
          </table:table-cell>
          <table:table-cell office:value-type="float" office:value="445397" calcext:value-type="float">
            <text:p>445397</text:p>
          </table:table-cell>
          <table:table-cell office:value-type="float" office:value="40450" calcext:value-type="float">
            <text:p>4045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8" calcext:value-type="float">
            <text:p>8</text:p>
          </table:table-cell>
          <table:table-cell office:value-type="float" office:value="447305" calcext:value-type="float">
            <text:p>447305</text:p>
          </table:table-cell>
          <table:table-cell office:value-type="float" office:value="41145" calcext:value-type="float">
            <text:p>4114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8" calcext:value-type="float">
            <text:p>8</text:p>
          </table:table-cell>
          <table:table-cell office:value-type="float" office:value="445136" calcext:value-type="float">
            <text:p>445136</text:p>
          </table:table-cell>
          <table:table-cell office:value-type="float" office:value="40889" calcext:value-type="float">
            <text:p>40889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8" calcext:value-type="float">
            <text:p>8</text:p>
          </table:table-cell>
          <table:table-cell office:value-type="float" office:value="443061" calcext:value-type="float">
            <text:p>443061</text:p>
          </table:table-cell>
          <table:table-cell office:value-type="float" office:value="39998" calcext:value-type="float">
            <text:p>39998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8" calcext:value-type="float">
            <text:p>8</text:p>
          </table:table-cell>
          <table:table-cell office:value-type="float" office:value="449948" calcext:value-type="float">
            <text:p>449948</text:p>
          </table:table-cell>
          <table:table-cell office:value-type="float" office:value="42814" calcext:value-type="float">
            <text:p>42814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8" calcext:value-type="float">
            <text:p>8</text:p>
          </table:table-cell>
          <table:table-cell office:value-type="float" office:value="449596" calcext:value-type="float">
            <text:p>449596</text:p>
          </table:table-cell>
          <table:table-cell office:value-type="float" office:value="42458" calcext:value-type="float">
            <text:p>42458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8" calcext:value-type="float">
            <text:p>8</text:p>
          </table:table-cell>
          <table:table-cell office:value-type="float" office:value="440476" calcext:value-type="float">
            <text:p>440476</text:p>
          </table:table-cell>
          <table:table-cell office:value-type="float" office:value="39279" calcext:value-type="float">
            <text:p>3927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433811" calcext:value-type="float">
            <text:p>433811</text:p>
          </table:table-cell>
          <table:table-cell office:value-type="float" office:value="37478" calcext:value-type="float">
            <text:p>37478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8" calcext:value-type="float">
            <text:p>8</text:p>
          </table:table-cell>
          <table:table-cell office:value-type="float" office:value="443646" calcext:value-type="float">
            <text:p>443646</text:p>
          </table:table-cell>
          <table:table-cell office:value-type="float" office:value="40508" calcext:value-type="float">
            <text:p>40508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8" calcext:value-type="float">
            <text:p>8</text:p>
          </table:table-cell>
          <table:table-cell office:value-type="float" office:value="448805" calcext:value-type="float">
            <text:p>448805</text:p>
          </table:table-cell>
          <table:table-cell office:value-type="float" office:value="42166" calcext:value-type="float">
            <text:p>42166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8" calcext:value-type="float">
            <text:p>8</text:p>
          </table:table-cell>
          <table:table-cell office:value-type="float" office:value="444902" calcext:value-type="float">
            <text:p>444902</text:p>
          </table:table-cell>
          <table:table-cell office:value-type="float" office:value="40474" calcext:value-type="float">
            <text:p>40474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8" calcext:value-type="float">
            <text:p>8</text:p>
          </table:table-cell>
          <table:table-cell office:value-type="float" office:value="444151" calcext:value-type="float">
            <text:p>444151</text:p>
          </table:table-cell>
          <table:table-cell office:value-type="float" office:value="40422" calcext:value-type="float">
            <text:p>40422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8" calcext:value-type="float">
            <text:p>8</text:p>
          </table:table-cell>
          <table:table-cell office:value-type="float" office:value="449331" calcext:value-type="float">
            <text:p>449331</text:p>
          </table:table-cell>
          <table:table-cell office:value-type="float" office:value="41747" calcext:value-type="float">
            <text:p>41747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8" calcext:value-type="float">
            <text:p>8</text:p>
          </table:table-cell>
          <table:table-cell office:value-type="float" office:value="448693" calcext:value-type="float">
            <text:p>448693</text:p>
          </table:table-cell>
          <table:table-cell office:value-type="float" office:value="40933" calcext:value-type="float">
            <text:p>40933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8" calcext:value-type="float">
            <text:p>8</text:p>
          </table:table-cell>
          <table:table-cell office:value-type="float" office:value="445655" calcext:value-type="float">
            <text:p>445655</text:p>
          </table:table-cell>
          <table:table-cell office:value-type="float" office:value="40672" calcext:value-type="float">
            <text:p>40672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8" calcext:value-type="float">
            <text:p>8</text:p>
          </table:table-cell>
          <table:table-cell office:value-type="float" office:value="442448" calcext:value-type="float">
            <text:p>442448</text:p>
          </table:table-cell>
          <table:table-cell office:value-type="float" office:value="39902" calcext:value-type="float">
            <text:p>39902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8" calcext:value-type="float">
            <text:p>8</text:p>
          </table:table-cell>
          <table:table-cell office:value-type="float" office:value="448686" calcext:value-type="float">
            <text:p>448686</text:p>
          </table:table-cell>
          <table:table-cell office:value-type="float" office:value="42843" calcext:value-type="float">
            <text:p>42843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8" calcext:value-type="float">
            <text:p>8</text:p>
          </table:table-cell>
          <table:table-cell office:value-type="float" office:value="450003" calcext:value-type="float">
            <text:p>450003</text:p>
          </table:table-cell>
          <table:table-cell office:value-type="float" office:value="42036" calcext:value-type="float">
            <text:p>42036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8" calcext:value-type="float">
            <text:p>8</text:p>
          </table:table-cell>
          <table:table-cell office:value-type="float" office:value="451904" calcext:value-type="float">
            <text:p>451904</text:p>
          </table:table-cell>
          <table:table-cell office:value-type="float" office:value="41903" calcext:value-type="float">
            <text:p>41903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8" calcext:value-type="float">
            <text:p>8</text:p>
          </table:table-cell>
          <table:table-cell office:value-type="float" office:value="448726" calcext:value-type="float">
            <text:p>448726</text:p>
          </table:table-cell>
          <table:table-cell office:value-type="float" office:value="41044" calcext:value-type="float">
            <text:p>41044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8" calcext:value-type="float">
            <text:p>8</text:p>
          </table:table-cell>
          <table:table-cell office:value-type="float" office:value="444956" calcext:value-type="float">
            <text:p>444956</text:p>
          </table:table-cell>
          <table:table-cell office:value-type="float" office:value="40366" calcext:value-type="float">
            <text:p>40366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8" calcext:value-type="float">
            <text:p>8</text:p>
          </table:table-cell>
          <table:table-cell office:value-type="float" office:value="453695" calcext:value-type="float">
            <text:p>453695</text:p>
          </table:table-cell>
          <table:table-cell office:value-type="float" office:value="42285" calcext:value-type="float">
            <text:p>42285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8" calcext:value-type="float">
            <text:p>8</text:p>
          </table:table-cell>
          <table:table-cell office:value-type="float" office:value="447474" calcext:value-type="float">
            <text:p>447474</text:p>
          </table:table-cell>
          <table:table-cell office:value-type="float" office:value="41122" calcext:value-type="float">
            <text:p>41122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8" calcext:value-type="float">
            <text:p>8</text:p>
          </table:table-cell>
          <table:table-cell office:value-type="float" office:value="449836" calcext:value-type="float">
            <text:p>449836</text:p>
          </table:table-cell>
          <table:table-cell office:value-type="float" office:value="41888" calcext:value-type="float">
            <text:p>41888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8" calcext:value-type="float">
            <text:p>8</text:p>
          </table:table-cell>
          <table:table-cell office:value-type="float" office:value="444931" calcext:value-type="float">
            <text:p>444931</text:p>
          </table:table-cell>
          <table:table-cell office:value-type="float" office:value="40445" calcext:value-type="float">
            <text:p>40445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8" calcext:value-type="float">
            <text:p>8</text:p>
          </table:table-cell>
          <table:table-cell office:value-type="float" office:value="446114" calcext:value-type="float">
            <text:p>446114</text:p>
          </table:table-cell>
          <table:table-cell office:value-type="float" office:value="40633" calcext:value-type="float">
            <text:p>40633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8" calcext:value-type="float">
            <text:p>8</text:p>
          </table:table-cell>
          <table:table-cell office:value-type="float" office:value="450720" calcext:value-type="float">
            <text:p>450720</text:p>
          </table:table-cell>
          <table:table-cell office:value-type="float" office:value="41969" calcext:value-type="float">
            <text:p>4196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450132" calcext:value-type="float">
            <text:p>450132</text:p>
          </table:table-cell>
          <table:table-cell office:value-type="float" office:value="41690" calcext:value-type="float">
            <text:p>41690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8" calcext:value-type="float">
            <text:p>8</text:p>
          </table:table-cell>
          <table:table-cell office:value-type="float" office:value="448480" calcext:value-type="float">
            <text:p>448480</text:p>
          </table:table-cell>
          <table:table-cell office:value-type="float" office:value="41477" calcext:value-type="float">
            <text:p>41477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8" calcext:value-type="float">
            <text:p>8</text:p>
          </table:table-cell>
          <table:table-cell office:value-type="float" office:value="449519" calcext:value-type="float">
            <text:p>449519</text:p>
          </table:table-cell>
          <table:table-cell office:value-type="float" office:value="42202" calcext:value-type="float">
            <text:p>42202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8" calcext:value-type="float">
            <text:p>8</text:p>
          </table:table-cell>
          <table:table-cell office:value-type="float" office:value="453307" calcext:value-type="float">
            <text:p>453307</text:p>
          </table:table-cell>
          <table:table-cell office:value-type="float" office:value="43036" calcext:value-type="float">
            <text:p>43036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8" calcext:value-type="float">
            <text:p>8</text:p>
          </table:table-cell>
          <table:table-cell office:value-type="float" office:value="444661" calcext:value-type="float">
            <text:p>444661</text:p>
          </table:table-cell>
          <table:table-cell office:value-type="float" office:value="40606" calcext:value-type="float">
            <text:p>40606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8" calcext:value-type="float">
            <text:p>8</text:p>
          </table:table-cell>
          <table:table-cell office:value-type="float" office:value="444537" calcext:value-type="float">
            <text:p>444537</text:p>
          </table:table-cell>
          <table:table-cell office:value-type="float" office:value="40539" calcext:value-type="float">
            <text:p>40539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8" calcext:value-type="float">
            <text:p>8</text:p>
          </table:table-cell>
          <table:table-cell office:value-type="float" office:value="453058" calcext:value-type="float">
            <text:p>453058</text:p>
          </table:table-cell>
          <table:table-cell office:value-type="float" office:value="42585" calcext:value-type="float">
            <text:p>42585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8" calcext:value-type="float">
            <text:p>8</text:p>
          </table:table-cell>
          <table:table-cell office:value-type="float" office:value="452524" calcext:value-type="float">
            <text:p>452524</text:p>
          </table:table-cell>
          <table:table-cell office:value-type="float" office:value="42817" calcext:value-type="float">
            <text:p>42817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8" calcext:value-type="float">
            <text:p>8</text:p>
          </table:table-cell>
          <table:table-cell office:value-type="float" office:value="448505" calcext:value-type="float">
            <text:p>448505</text:p>
          </table:table-cell>
          <table:table-cell office:value-type="float" office:value="41225" calcext:value-type="float">
            <text:p>41225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8" calcext:value-type="float">
            <text:p>8</text:p>
          </table:table-cell>
          <table:table-cell office:value-type="float" office:value="452066" calcext:value-type="float">
            <text:p>452066</text:p>
          </table:table-cell>
          <table:table-cell office:value-type="float" office:value="41922" calcext:value-type="float">
            <text:p>4192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8" calcext:value-type="float">
            <text:p>8</text:p>
          </table:table-cell>
          <table:table-cell office:value-type="float" office:value="444875" calcext:value-type="float">
            <text:p>444875</text:p>
          </table:table-cell>
          <table:table-cell office:value-type="float" office:value="40642" calcext:value-type="float">
            <text:p>40642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8" calcext:value-type="float">
            <text:p>8</text:p>
          </table:table-cell>
          <table:table-cell office:value-type="float" office:value="445387" calcext:value-type="float">
            <text:p>445387</text:p>
          </table:table-cell>
          <table:table-cell office:value-type="float" office:value="40609" calcext:value-type="float">
            <text:p>40609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8" calcext:value-type="float">
            <text:p>8</text:p>
          </table:table-cell>
          <table:table-cell office:value-type="float" office:value="451730" calcext:value-type="float">
            <text:p>451730</text:p>
          </table:table-cell>
          <table:table-cell office:value-type="float" office:value="42163" calcext:value-type="float">
            <text:p>42163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8" calcext:value-type="float">
            <text:p>8</text:p>
          </table:table-cell>
          <table:table-cell office:value-type="float" office:value="443799" calcext:value-type="float">
            <text:p>443799</text:p>
          </table:table-cell>
          <table:table-cell office:value-type="float" office:value="40468" calcext:value-type="float">
            <text:p>40468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8" calcext:value-type="float">
            <text:p>8</text:p>
          </table:table-cell>
          <table:table-cell office:value-type="float" office:value="446537" calcext:value-type="float">
            <text:p>446537</text:p>
          </table:table-cell>
          <table:table-cell office:value-type="float" office:value="41283" calcext:value-type="float">
            <text:p>41283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8" calcext:value-type="float">
            <text:p>8</text:p>
          </table:table-cell>
          <table:table-cell office:value-type="float" office:value="446403" calcext:value-type="float">
            <text:p>446403</text:p>
          </table:table-cell>
          <table:table-cell office:value-type="float" office:value="40231" calcext:value-type="float">
            <text:p>40231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8" calcext:value-type="float">
            <text:p>8</text:p>
          </table:table-cell>
          <table:table-cell office:value-type="float" office:value="452314" calcext:value-type="float">
            <text:p>452314</text:p>
          </table:table-cell>
          <table:table-cell office:value-type="float" office:value="41666" calcext:value-type="float">
            <text:p>41666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8" calcext:value-type="float">
            <text:p>8</text:p>
          </table:table-cell>
          <table:table-cell office:value-type="float" office:value="456310" calcext:value-type="float">
            <text:p>456310</text:p>
          </table:table-cell>
          <table:table-cell office:value-type="float" office:value="43684" calcext:value-type="float">
            <text:p>43684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8" calcext:value-type="float">
            <text:p>8</text:p>
          </table:table-cell>
          <table:table-cell office:value-type="float" office:value="448982" calcext:value-type="float">
            <text:p>448982</text:p>
          </table:table-cell>
          <table:table-cell office:value-type="float" office:value="41651" calcext:value-type="float">
            <text:p>41651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8" calcext:value-type="float">
            <text:p>8</text:p>
          </table:table-cell>
          <table:table-cell office:value-type="float" office:value="456134" calcext:value-type="float">
            <text:p>456134</text:p>
          </table:table-cell>
          <table:table-cell office:value-type="float" office:value="43281" calcext:value-type="float">
            <text:p>4328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float" office:value="451968" calcext:value-type="float">
            <text:p>451968</text:p>
          </table:table-cell>
          <table:table-cell office:value-type="float" office:value="42422" calcext:value-type="float">
            <text:p>42422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8" calcext:value-type="float">
            <text:p>8</text:p>
          </table:table-cell>
          <table:table-cell office:value-type="float" office:value="449371" calcext:value-type="float">
            <text:p>449371</text:p>
          </table:table-cell>
          <table:table-cell office:value-type="float" office:value="41313" calcext:value-type="float">
            <text:p>41313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8" calcext:value-type="float">
            <text:p>8</text:p>
          </table:table-cell>
          <table:table-cell office:value-type="float" office:value="449211" calcext:value-type="float">
            <text:p>449211</text:p>
          </table:table-cell>
          <table:table-cell office:value-type="float" office:value="41669" calcext:value-type="float">
            <text:p>41669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8" calcext:value-type="float">
            <text:p>8</text:p>
          </table:table-cell>
          <table:table-cell office:value-type="float" office:value="452402" calcext:value-type="float">
            <text:p>452402</text:p>
          </table:table-cell>
          <table:table-cell office:value-type="float" office:value="41758" calcext:value-type="float">
            <text:p>41758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8" calcext:value-type="float">
            <text:p>8</text:p>
          </table:table-cell>
          <table:table-cell office:value-type="float" office:value="453097" calcext:value-type="float">
            <text:p>453097</text:p>
          </table:table-cell>
          <table:table-cell office:value-type="float" office:value="42593" calcext:value-type="float">
            <text:p>42593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8" calcext:value-type="float">
            <text:p>8</text:p>
          </table:table-cell>
          <table:table-cell office:value-type="float" office:value="452564" calcext:value-type="float">
            <text:p>452564</text:p>
          </table:table-cell>
          <table:table-cell office:value-type="float" office:value="41835" calcext:value-type="float">
            <text:p>41835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8" calcext:value-type="float">
            <text:p>8</text:p>
          </table:table-cell>
          <table:table-cell office:value-type="float" office:value="448912" calcext:value-type="float">
            <text:p>448912</text:p>
          </table:table-cell>
          <table:table-cell office:value-type="float" office:value="41737" calcext:value-type="float">
            <text:p>41737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8" calcext:value-type="float">
            <text:p>8</text:p>
          </table:table-cell>
          <table:table-cell office:value-type="float" office:value="454580" calcext:value-type="float">
            <text:p>454580</text:p>
          </table:table-cell>
          <table:table-cell office:value-type="float" office:value="42985" calcext:value-type="float">
            <text:p>42985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8" calcext:value-type="float">
            <text:p>8</text:p>
          </table:table-cell>
          <table:table-cell office:value-type="float" office:value="456598" calcext:value-type="float">
            <text:p>456598</text:p>
          </table:table-cell>
          <table:table-cell office:value-type="float" office:value="42281" calcext:value-type="float">
            <text:p>42281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8" calcext:value-type="float">
            <text:p>8</text:p>
          </table:table-cell>
          <table:table-cell office:value-type="float" office:value="448753" calcext:value-type="float">
            <text:p>448753</text:p>
          </table:table-cell>
          <table:table-cell office:value-type="float" office:value="40640" calcext:value-type="float">
            <text:p>4064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8" calcext:value-type="float">
            <text:p>8</text:p>
          </table:table-cell>
          <table:table-cell office:value-type="float" office:value="450390" calcext:value-type="float">
            <text:p>450390</text:p>
          </table:table-cell>
          <table:table-cell office:value-type="float" office:value="41698" calcext:value-type="float">
            <text:p>41698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8" calcext:value-type="float">
            <text:p>8</text:p>
          </table:table-cell>
          <table:table-cell office:value-type="float" office:value="458486" calcext:value-type="float">
            <text:p>458486</text:p>
          </table:table-cell>
          <table:table-cell office:value-type="float" office:value="43937" calcext:value-type="float">
            <text:p>43937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8" calcext:value-type="float">
            <text:p>8</text:p>
          </table:table-cell>
          <table:table-cell office:value-type="float" office:value="456866" calcext:value-type="float">
            <text:p>456866</text:p>
          </table:table-cell>
          <table:table-cell office:value-type="float" office:value="42493" calcext:value-type="float">
            <text:p>42493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8" calcext:value-type="float">
            <text:p>8</text:p>
          </table:table-cell>
          <table:table-cell office:value-type="float" office:value="451377" calcext:value-type="float">
            <text:p>451377</text:p>
          </table:table-cell>
          <table:table-cell office:value-type="float" office:value="41947" calcext:value-type="float">
            <text:p>41947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8" calcext:value-type="float">
            <text:p>8</text:p>
          </table:table-cell>
          <table:table-cell office:value-type="float" office:value="448579" calcext:value-type="float">
            <text:p>448579</text:p>
          </table:table-cell>
          <table:table-cell office:value-type="float" office:value="40579" calcext:value-type="float">
            <text:p>40579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8" calcext:value-type="float">
            <text:p>8</text:p>
          </table:table-cell>
          <table:table-cell office:value-type="float" office:value="456585" calcext:value-type="float">
            <text:p>456585</text:p>
          </table:table-cell>
          <table:table-cell office:value-type="float" office:value="43096" calcext:value-type="float">
            <text:p>43096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8" calcext:value-type="float">
            <text:p>8</text:p>
          </table:table-cell>
          <table:table-cell office:value-type="float" office:value="453520" calcext:value-type="float">
            <text:p>453520</text:p>
          </table:table-cell>
          <table:table-cell office:value-type="float" office:value="42661" calcext:value-type="float">
            <text:p>42661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8" calcext:value-type="float">
            <text:p>8</text:p>
          </table:table-cell>
          <table:table-cell office:value-type="float" office:value="441584" calcext:value-type="float">
            <text:p>441584</text:p>
          </table:table-cell>
          <table:table-cell office:value-type="float" office:value="38259" calcext:value-type="float">
            <text:p>38259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8" calcext:value-type="float">
            <text:p>8</text:p>
          </table:table-cell>
          <table:table-cell office:value-type="float" office:value="458136" calcext:value-type="float">
            <text:p>458136</text:p>
          </table:table-cell>
          <table:table-cell office:value-type="float" office:value="43883" calcext:value-type="float">
            <text:p>43883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8" calcext:value-type="float">
            <text:p>8</text:p>
          </table:table-cell>
          <table:table-cell office:value-type="float" office:value="452320" calcext:value-type="float">
            <text:p>452320</text:p>
          </table:table-cell>
          <table:table-cell office:value-type="float" office:value="41882" calcext:value-type="float">
            <text:p>4188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office:value-type="float" office:value="456345" calcext:value-type="float">
            <text:p>456345</text:p>
          </table:table-cell>
          <table:table-cell office:value-type="float" office:value="43505" calcext:value-type="float">
            <text:p>43505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8" calcext:value-type="float">
            <text:p>8</text:p>
          </table:table-cell>
          <table:table-cell office:value-type="float" office:value="458069" calcext:value-type="float">
            <text:p>458069</text:p>
          </table:table-cell>
          <table:table-cell office:value-type="float" office:value="42871" calcext:value-type="float">
            <text:p>42871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8" calcext:value-type="float">
            <text:p>8</text:p>
          </table:table-cell>
          <table:table-cell office:value-type="float" office:value="459007" calcext:value-type="float">
            <text:p>459007</text:p>
          </table:table-cell>
          <table:table-cell office:value-type="float" office:value="44078" calcext:value-type="float">
            <text:p>44078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8" calcext:value-type="float">
            <text:p>8</text:p>
          </table:table-cell>
          <table:table-cell office:value-type="float" office:value="455352" calcext:value-type="float">
            <text:p>455352</text:p>
          </table:table-cell>
          <table:table-cell office:value-type="float" office:value="41621" calcext:value-type="float">
            <text:p>41621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8" calcext:value-type="float">
            <text:p>8</text:p>
          </table:table-cell>
          <table:table-cell office:value-type="float" office:value="448473" calcext:value-type="float">
            <text:p>448473</text:p>
          </table:table-cell>
          <table:table-cell office:value-type="float" office:value="40850" calcext:value-type="float">
            <text:p>40850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8" calcext:value-type="float">
            <text:p>8</text:p>
          </table:table-cell>
          <table:table-cell office:value-type="float" office:value="456663" calcext:value-type="float">
            <text:p>456663</text:p>
          </table:table-cell>
          <table:table-cell office:value-type="float" office:value="43168" calcext:value-type="float">
            <text:p>43168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8" calcext:value-type="float">
            <text:p>8</text:p>
          </table:table-cell>
          <table:table-cell office:value-type="float" office:value="452440" calcext:value-type="float">
            <text:p>452440</text:p>
          </table:table-cell>
          <table:table-cell office:value-type="float" office:value="42865" calcext:value-type="float">
            <text:p>42865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8" calcext:value-type="float">
            <text:p>8</text:p>
          </table:table-cell>
          <table:table-cell office:value-type="float" office:value="454849" calcext:value-type="float">
            <text:p>454849</text:p>
          </table:table-cell>
          <table:table-cell office:value-type="float" office:value="42461" calcext:value-type="float">
            <text:p>42461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8" calcext:value-type="float">
            <text:p>8</text:p>
          </table:table-cell>
          <table:table-cell office:value-type="float" office:value="456225" calcext:value-type="float">
            <text:p>456225</text:p>
          </table:table-cell>
          <table:table-cell office:value-type="float" office:value="43634" calcext:value-type="float">
            <text:p>43634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8" calcext:value-type="float">
            <text:p>8</text:p>
          </table:table-cell>
          <table:table-cell office:value-type="float" office:value="449330" calcext:value-type="float">
            <text:p>449330</text:p>
          </table:table-cell>
          <table:table-cell office:value-type="float" office:value="40925" calcext:value-type="float">
            <text:p>4092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" calcext:value-type="float">
            <text:p>8</text:p>
          </table:table-cell>
          <table:table-cell office:value-type="float" office:value="454646" calcext:value-type="float">
            <text:p>454646</text:p>
          </table:table-cell>
          <table:table-cell office:value-type="float" office:value="42867" calcext:value-type="float">
            <text:p>42867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8" calcext:value-type="float">
            <text:p>8</text:p>
          </table:table-cell>
          <table:table-cell office:value-type="float" office:value="452009" calcext:value-type="float">
            <text:p>452009</text:p>
          </table:table-cell>
          <table:table-cell office:value-type="float" office:value="41298" calcext:value-type="float">
            <text:p>41298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8" calcext:value-type="float">
            <text:p>8</text:p>
          </table:table-cell>
          <table:table-cell office:value-type="float" office:value="440069" calcext:value-type="float">
            <text:p>440069</text:p>
          </table:table-cell>
          <table:table-cell office:value-type="float" office:value="38765" calcext:value-type="float">
            <text:p>38765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8" calcext:value-type="float">
            <text:p>8</text:p>
          </table:table-cell>
          <table:table-cell office:value-type="float" office:value="450685" calcext:value-type="float">
            <text:p>450685</text:p>
          </table:table-cell>
          <table:table-cell office:value-type="float" office:value="41811" calcext:value-type="float">
            <text:p>41811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8" calcext:value-type="float">
            <text:p>8</text:p>
          </table:table-cell>
          <table:table-cell office:value-type="float" office:value="459346" calcext:value-type="float">
            <text:p>459346</text:p>
          </table:table-cell>
          <table:table-cell office:value-type="float" office:value="43329" calcext:value-type="float">
            <text:p>43329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8" calcext:value-type="float">
            <text:p>8</text:p>
          </table:table-cell>
          <table:table-cell office:value-type="float" office:value="446813" calcext:value-type="float">
            <text:p>446813</text:p>
          </table:table-cell>
          <table:table-cell office:value-type="float" office:value="40413" calcext:value-type="float">
            <text:p>40413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8" calcext:value-type="float">
            <text:p>8</text:p>
          </table:table-cell>
          <table:table-cell office:value-type="float" office:value="453316" calcext:value-type="float">
            <text:p>453316</text:p>
          </table:table-cell>
          <table:table-cell office:value-type="float" office:value="41748" calcext:value-type="float">
            <text:p>41748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8" calcext:value-type="float">
            <text:p>8</text:p>
          </table:table-cell>
          <table:table-cell office:value-type="float" office:value="455076" calcext:value-type="float">
            <text:p>455076</text:p>
          </table:table-cell>
          <table:table-cell office:value-type="float" office:value="42521" calcext:value-type="float">
            <text:p>42521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8" calcext:value-type="float">
            <text:p>8</text:p>
          </table:table-cell>
          <table:table-cell office:value-type="float" office:value="450228" calcext:value-type="float">
            <text:p>450228</text:p>
          </table:table-cell>
          <table:table-cell office:value-type="float" office:value="41254" calcext:value-type="float">
            <text:p>41254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8" calcext:value-type="float">
            <text:p>8</text:p>
          </table:table-cell>
          <table:table-cell office:value-type="float" office:value="459992" calcext:value-type="float">
            <text:p>459992</text:p>
          </table:table-cell>
          <table:table-cell office:value-type="float" office:value="44326" calcext:value-type="float">
            <text:p>4432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453294" calcext:value-type="float">
            <text:p>453294</text:p>
          </table:table-cell>
          <table:table-cell office:value-type="float" office:value="41724" calcext:value-type="float">
            <text:p>41724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8" calcext:value-type="float">
            <text:p>8</text:p>
          </table:table-cell>
          <table:table-cell office:value-type="float" office:value="450501" calcext:value-type="float">
            <text:p>450501</text:p>
          </table:table-cell>
          <table:table-cell office:value-type="float" office:value="41237" calcext:value-type="float">
            <text:p>41237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8" calcext:value-type="float">
            <text:p>8</text:p>
          </table:table-cell>
          <table:table-cell office:value-type="float" office:value="452248" calcext:value-type="float">
            <text:p>452248</text:p>
          </table:table-cell>
          <table:table-cell office:value-type="float" office:value="41606" calcext:value-type="float">
            <text:p>41606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8" calcext:value-type="float">
            <text:p>8</text:p>
          </table:table-cell>
          <table:table-cell office:value-type="float" office:value="456668" calcext:value-type="float">
            <text:p>456668</text:p>
          </table:table-cell>
          <table:table-cell office:value-type="float" office:value="42877" calcext:value-type="float">
            <text:p>42877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8" calcext:value-type="float">
            <text:p>8</text:p>
          </table:table-cell>
          <table:table-cell office:value-type="float" office:value="455636" calcext:value-type="float">
            <text:p>455636</text:p>
          </table:table-cell>
          <table:table-cell office:value-type="float" office:value="43269" calcext:value-type="float">
            <text:p>43269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8" calcext:value-type="float">
            <text:p>8</text:p>
          </table:table-cell>
          <table:table-cell office:value-type="float" office:value="460370" calcext:value-type="float">
            <text:p>460370</text:p>
          </table:table-cell>
          <table:table-cell office:value-type="float" office:value="44142" calcext:value-type="float">
            <text:p>44142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8" calcext:value-type="float">
            <text:p>8</text:p>
          </table:table-cell>
          <table:table-cell office:value-type="float" office:value="456145" calcext:value-type="float">
            <text:p>456145</text:p>
          </table:table-cell>
          <table:table-cell office:value-type="float" office:value="42785" calcext:value-type="float">
            <text:p>42785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8" calcext:value-type="float">
            <text:p>8</text:p>
          </table:table-cell>
          <table:table-cell office:value-type="float" office:value="456203" calcext:value-type="float">
            <text:p>456203</text:p>
          </table:table-cell>
          <table:table-cell office:value-type="float" office:value="42916" calcext:value-type="float">
            <text:p>42916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8" calcext:value-type="float">
            <text:p>8</text:p>
          </table:table-cell>
          <table:table-cell office:value-type="float" office:value="460478" calcext:value-type="float">
            <text:p>460478</text:p>
          </table:table-cell>
          <table:table-cell office:value-type="float" office:value="44083" calcext:value-type="float">
            <text:p>44083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8" calcext:value-type="float">
            <text:p>8</text:p>
          </table:table-cell>
          <table:table-cell office:value-type="float" office:value="457369" calcext:value-type="float">
            <text:p>457369</text:p>
          </table:table-cell>
          <table:table-cell office:value-type="float" office:value="42952" calcext:value-type="float">
            <text:p>42952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" calcext:value-type="float">
            <text:p>8</text:p>
          </table:table-cell>
          <table:table-cell office:value-type="float" office:value="460389" calcext:value-type="float">
            <text:p>460389</text:p>
          </table:table-cell>
          <table:table-cell office:value-type="float" office:value="44790" calcext:value-type="float">
            <text:p>44790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8" calcext:value-type="float">
            <text:p>8</text:p>
          </table:table-cell>
          <table:table-cell office:value-type="float" office:value="458008" calcext:value-type="float">
            <text:p>458008</text:p>
          </table:table-cell>
          <table:table-cell office:value-type="float" office:value="43142" calcext:value-type="float">
            <text:p>43142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8" calcext:value-type="float">
            <text:p>8</text:p>
          </table:table-cell>
          <table:table-cell office:value-type="float" office:value="457796" calcext:value-type="float">
            <text:p>457796</text:p>
          </table:table-cell>
          <table:table-cell office:value-type="float" office:value="42793" calcext:value-type="float">
            <text:p>42793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8" calcext:value-type="float">
            <text:p>8</text:p>
          </table:table-cell>
          <table:table-cell office:value-type="float" office:value="451844" calcext:value-type="float">
            <text:p>451844</text:p>
          </table:table-cell>
          <table:table-cell office:value-type="float" office:value="41462" calcext:value-type="float">
            <text:p>41462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8" calcext:value-type="float">
            <text:p>8</text:p>
          </table:table-cell>
          <table:table-cell office:value-type="float" office:value="457918" calcext:value-type="float">
            <text:p>457918</text:p>
          </table:table-cell>
          <table:table-cell office:value-type="float" office:value="43353" calcext:value-type="float">
            <text:p>43353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8" calcext:value-type="float">
            <text:p>8</text:p>
          </table:table-cell>
          <table:table-cell office:value-type="float" office:value="459433" calcext:value-type="float">
            <text:p>459433</text:p>
          </table:table-cell>
          <table:table-cell office:value-type="float" office:value="43372" calcext:value-type="float">
            <text:p>43372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8" calcext:value-type="float">
            <text:p>8</text:p>
          </table:table-cell>
          <table:table-cell office:value-type="float" office:value="462091" calcext:value-type="float">
            <text:p>462091</text:p>
          </table:table-cell>
          <table:table-cell office:value-type="float" office:value="44854" calcext:value-type="float">
            <text:p>44854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8" calcext:value-type="float">
            <text:p>8</text:p>
          </table:table-cell>
          <table:table-cell office:value-type="float" office:value="456421" calcext:value-type="float">
            <text:p>456421</text:p>
          </table:table-cell>
          <table:table-cell office:value-type="float" office:value="43269" calcext:value-type="float">
            <text:p>43269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8" calcext:value-type="float">
            <text:p>8</text:p>
          </table:table-cell>
          <table:table-cell office:value-type="float" office:value="462220" calcext:value-type="float">
            <text:p>462220</text:p>
          </table:table-cell>
          <table:table-cell office:value-type="float" office:value="44816" calcext:value-type="float">
            <text:p>44816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8" calcext:value-type="float">
            <text:p>8</text:p>
          </table:table-cell>
          <table:table-cell office:value-type="float" office:value="459327" calcext:value-type="float">
            <text:p>459327</text:p>
          </table:table-cell>
          <table:table-cell office:value-type="float" office:value="44088" calcext:value-type="float">
            <text:p>44088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" calcext:value-type="float">
            <text:p>8</text:p>
          </table:table-cell>
          <table:table-cell office:value-type="float" office:value="464035" calcext:value-type="float">
            <text:p>464035</text:p>
          </table:table-cell>
          <table:table-cell office:value-type="float" office:value="44874" calcext:value-type="float">
            <text:p>44874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8" calcext:value-type="float">
            <text:p>8</text:p>
          </table:table-cell>
          <table:table-cell office:value-type="float" office:value="455975" calcext:value-type="float">
            <text:p>455975</text:p>
          </table:table-cell>
          <table:table-cell office:value-type="float" office:value="43018" calcext:value-type="float">
            <text:p>43018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8" calcext:value-type="float">
            <text:p>8</text:p>
          </table:table-cell>
          <table:table-cell office:value-type="float" office:value="457920" calcext:value-type="float">
            <text:p>457920</text:p>
          </table:table-cell>
          <table:table-cell office:value-type="float" office:value="42932" calcext:value-type="float">
            <text:p>42932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8" calcext:value-type="float">
            <text:p>8</text:p>
          </table:table-cell>
          <table:table-cell office:value-type="float" office:value="462438" calcext:value-type="float">
            <text:p>462438</text:p>
          </table:table-cell>
          <table:table-cell office:value-type="float" office:value="44833" calcext:value-type="float">
            <text:p>44833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8" calcext:value-type="float">
            <text:p>8</text:p>
          </table:table-cell>
          <table:table-cell office:value-type="float" office:value="452662" calcext:value-type="float">
            <text:p>452662</text:p>
          </table:table-cell>
          <table:table-cell office:value-type="float" office:value="42368" calcext:value-type="float">
            <text:p>42368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8" calcext:value-type="float">
            <text:p>8</text:p>
          </table:table-cell>
          <table:table-cell office:value-type="float" office:value="459447" calcext:value-type="float">
            <text:p>459447</text:p>
          </table:table-cell>
          <table:table-cell office:value-type="float" office:value="43654" calcext:value-type="float">
            <text:p>43654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8" calcext:value-type="float">
            <text:p>8</text:p>
          </table:table-cell>
          <table:table-cell office:value-type="float" office:value="448613" calcext:value-type="float">
            <text:p>448613</text:p>
          </table:table-cell>
          <table:table-cell office:value-type="float" office:value="40626" calcext:value-type="float">
            <text:p>40626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8" calcext:value-type="float">
            <text:p>8</text:p>
          </table:table-cell>
          <table:table-cell office:value-type="float" office:value="453918" calcext:value-type="float">
            <text:p>453918</text:p>
          </table:table-cell>
          <table:table-cell office:value-type="float" office:value="41936" calcext:value-type="float">
            <text:p>41936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8" calcext:value-type="float">
            <text:p>8</text:p>
          </table:table-cell>
          <table:table-cell office:value-type="float" office:value="457782" calcext:value-type="float">
            <text:p>457782</text:p>
          </table:table-cell>
          <table:table-cell office:value-type="float" office:value="43158" calcext:value-type="float">
            <text:p>43158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8" calcext:value-type="float">
            <text:p>8</text:p>
          </table:table-cell>
          <table:table-cell office:value-type="float" office:value="455436" calcext:value-type="float">
            <text:p>455436</text:p>
          </table:table-cell>
          <table:table-cell office:value-type="float" office:value="42471" calcext:value-type="float">
            <text:p>4247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8" calcext:value-type="float">
            <text:p>8</text:p>
          </table:table-cell>
          <table:table-cell office:value-type="float" office:value="456731" calcext:value-type="float">
            <text:p>456731</text:p>
          </table:table-cell>
          <table:table-cell office:value-type="float" office:value="43019" calcext:value-type="float">
            <text:p>43019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8" calcext:value-type="float">
            <text:p>8</text:p>
          </table:table-cell>
          <table:table-cell office:value-type="float" office:value="457074" calcext:value-type="float">
            <text:p>457074</text:p>
          </table:table-cell>
          <table:table-cell office:value-type="float" office:value="42544" calcext:value-type="float">
            <text:p>42544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8" calcext:value-type="float">
            <text:p>8</text:p>
          </table:table-cell>
          <table:table-cell office:value-type="float" office:value="464146" calcext:value-type="float">
            <text:p>464146</text:p>
          </table:table-cell>
          <table:table-cell office:value-type="float" office:value="45334" calcext:value-type="float">
            <text:p>45334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8" calcext:value-type="float">
            <text:p>8</text:p>
          </table:table-cell>
          <table:table-cell office:value-type="float" office:value="452835" calcext:value-type="float">
            <text:p>452835</text:p>
          </table:table-cell>
          <table:table-cell office:value-type="float" office:value="41212" calcext:value-type="float">
            <text:p>41212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8" calcext:value-type="float">
            <text:p>8</text:p>
          </table:table-cell>
          <table:table-cell office:value-type="float" office:value="456660" calcext:value-type="float">
            <text:p>456660</text:p>
          </table:table-cell>
          <table:table-cell office:value-type="float" office:value="42151" calcext:value-type="float">
            <text:p>42151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8" calcext:value-type="float">
            <text:p>8</text:p>
          </table:table-cell>
          <table:table-cell office:value-type="float" office:value="462203" calcext:value-type="float">
            <text:p>462203</text:p>
          </table:table-cell>
          <table:table-cell office:value-type="float" office:value="43934" calcext:value-type="float">
            <text:p>43934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8" calcext:value-type="float">
            <text:p>8</text:p>
          </table:table-cell>
          <table:table-cell office:value-type="float" office:value="461035" calcext:value-type="float">
            <text:p>461035</text:p>
          </table:table-cell>
          <table:table-cell office:value-type="float" office:value="43772" calcext:value-type="float">
            <text:p>43772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8" calcext:value-type="float">
            <text:p>8</text:p>
          </table:table-cell>
          <table:table-cell office:value-type="float" office:value="457073" calcext:value-type="float">
            <text:p>457073</text:p>
          </table:table-cell>
          <table:table-cell office:value-type="float" office:value="43950" calcext:value-type="float">
            <text:p>43950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8" calcext:value-type="float">
            <text:p>8</text:p>
          </table:table-cell>
          <table:table-cell office:value-type="float" office:value="464458" calcext:value-type="float">
            <text:p>464458</text:p>
          </table:table-cell>
          <table:table-cell office:value-type="float" office:value="44042" calcext:value-type="float">
            <text:p>44042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8" calcext:value-type="float">
            <text:p>8</text:p>
          </table:table-cell>
          <table:table-cell office:value-type="float" office:value="455572" calcext:value-type="float">
            <text:p>455572</text:p>
          </table:table-cell>
          <table:table-cell office:value-type="float" office:value="41992" calcext:value-type="float">
            <text:p>4199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8" calcext:value-type="float">
            <text:p>8</text:p>
          </table:table-cell>
          <table:table-cell office:value-type="float" office:value="458787" calcext:value-type="float">
            <text:p>458787</text:p>
          </table:table-cell>
          <table:table-cell office:value-type="float" office:value="43409" calcext:value-type="float">
            <text:p>43409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8" calcext:value-type="float">
            <text:p>8</text:p>
          </table:table-cell>
          <table:table-cell office:value-type="float" office:value="450473" calcext:value-type="float">
            <text:p>450473</text:p>
          </table:table-cell>
          <table:table-cell office:value-type="float" office:value="41175" calcext:value-type="float">
            <text:p>41175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8" calcext:value-type="float">
            <text:p>8</text:p>
          </table:table-cell>
          <table:table-cell office:value-type="float" office:value="464542" calcext:value-type="float">
            <text:p>464542</text:p>
          </table:table-cell>
          <table:table-cell office:value-type="float" office:value="44133" calcext:value-type="float">
            <text:p>44133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8" calcext:value-type="float">
            <text:p>8</text:p>
          </table:table-cell>
          <table:table-cell office:value-type="float" office:value="457873" calcext:value-type="float">
            <text:p>457873</text:p>
          </table:table-cell>
          <table:table-cell office:value-type="float" office:value="43292" calcext:value-type="float">
            <text:p>43292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8" calcext:value-type="float">
            <text:p>8</text:p>
          </table:table-cell>
          <table:table-cell office:value-type="float" office:value="466180" calcext:value-type="float">
            <text:p>466180</text:p>
          </table:table-cell>
          <table:table-cell office:value-type="float" office:value="46069" calcext:value-type="float">
            <text:p>46069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8" calcext:value-type="float">
            <text:p>8</text:p>
          </table:table-cell>
          <table:table-cell office:value-type="float" office:value="467083" calcext:value-type="float">
            <text:p>467083</text:p>
          </table:table-cell>
          <table:table-cell office:value-type="float" office:value="45626" calcext:value-type="float">
            <text:p>45626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8" calcext:value-type="float">
            <text:p>8</text:p>
          </table:table-cell>
          <table:table-cell office:value-type="float" office:value="456643" calcext:value-type="float">
            <text:p>456643</text:p>
          </table:table-cell>
          <table:table-cell office:value-type="float" office:value="42468" calcext:value-type="float">
            <text:p>42468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8" calcext:value-type="float">
            <text:p>8</text:p>
          </table:table-cell>
          <table:table-cell office:value-type="float" office:value="468009" calcext:value-type="float">
            <text:p>468009</text:p>
          </table:table-cell>
          <table:table-cell office:value-type="float" office:value="45909" calcext:value-type="float">
            <text:p>45909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8" calcext:value-type="float">
            <text:p>8</text:p>
          </table:table-cell>
          <table:table-cell office:value-type="float" office:value="459652" calcext:value-type="float">
            <text:p>459652</text:p>
          </table:table-cell>
          <table:table-cell office:value-type="float" office:value="43465" calcext:value-type="float">
            <text:p>43465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8" calcext:value-type="float">
            <text:p>8</text:p>
          </table:table-cell>
          <table:table-cell office:value-type="float" office:value="452282" calcext:value-type="float">
            <text:p>452282</text:p>
          </table:table-cell>
          <table:table-cell office:value-type="float" office:value="42091" calcext:value-type="float">
            <text:p>4209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" calcext:value-type="float">
            <text:p>8</text:p>
          </table:table-cell>
          <table:table-cell office:value-type="float" office:value="463369" calcext:value-type="float">
            <text:p>463369</text:p>
          </table:table-cell>
          <table:table-cell office:value-type="float" office:value="44594" calcext:value-type="float">
            <text:p>44594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8" calcext:value-type="float">
            <text:p>8</text:p>
          </table:table-cell>
          <table:table-cell office:value-type="float" office:value="456471" calcext:value-type="float">
            <text:p>456471</text:p>
          </table:table-cell>
          <table:table-cell office:value-type="float" office:value="42682" calcext:value-type="float">
            <text:p>42682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8" calcext:value-type="float">
            <text:p>8</text:p>
          </table:table-cell>
          <table:table-cell office:value-type="float" office:value="464285" calcext:value-type="float">
            <text:p>464285</text:p>
          </table:table-cell>
          <table:table-cell office:value-type="float" office:value="44010" calcext:value-type="float">
            <text:p>44010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8" calcext:value-type="float">
            <text:p>8</text:p>
          </table:table-cell>
          <table:table-cell office:value-type="float" office:value="456093" calcext:value-type="float">
            <text:p>456093</text:p>
          </table:table-cell>
          <table:table-cell office:value-type="float" office:value="42427" calcext:value-type="float">
            <text:p>42427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8" calcext:value-type="float">
            <text:p>8</text:p>
          </table:table-cell>
          <table:table-cell office:value-type="float" office:value="459280" calcext:value-type="float">
            <text:p>459280</text:p>
          </table:table-cell>
          <table:table-cell office:value-type="float" office:value="43273" calcext:value-type="float">
            <text:p>43273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8" calcext:value-type="float">
            <text:p>8</text:p>
          </table:table-cell>
          <table:table-cell office:value-type="float" office:value="461623" calcext:value-type="float">
            <text:p>461623</text:p>
          </table:table-cell>
          <table:table-cell office:value-type="float" office:value="43934" calcext:value-type="float">
            <text:p>43934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8" calcext:value-type="float">
            <text:p>8</text:p>
          </table:table-cell>
          <table:table-cell office:value-type="float" office:value="456954" calcext:value-type="float">
            <text:p>456954</text:p>
          </table:table-cell>
          <table:table-cell office:value-type="float" office:value="42990" calcext:value-type="float">
            <text:p>42990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8" calcext:value-type="float">
            <text:p>8</text:p>
          </table:table-cell>
          <table:table-cell office:value-type="float" office:value="455210" calcext:value-type="float">
            <text:p>455210</text:p>
          </table:table-cell>
          <table:table-cell office:value-type="float" office:value="42459" calcext:value-type="float">
            <text:p>42459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8" calcext:value-type="float">
            <text:p>8</text:p>
          </table:table-cell>
          <table:table-cell office:value-type="float" office:value="464449" calcext:value-type="float">
            <text:p>464449</text:p>
          </table:table-cell>
          <table:table-cell office:value-type="float" office:value="44643" calcext:value-type="float">
            <text:p>44643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8" calcext:value-type="float">
            <text:p>8</text:p>
          </table:table-cell>
          <table:table-cell office:value-type="float" office:value="466743" calcext:value-type="float">
            <text:p>466743</text:p>
          </table:table-cell>
          <table:table-cell office:value-type="float" office:value="45466" calcext:value-type="float">
            <text:p>4546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8" calcext:value-type="float">
            <text:p>8</text:p>
          </table:table-cell>
          <table:table-cell office:value-type="float" office:value="459451" calcext:value-type="float">
            <text:p>459451</text:p>
          </table:table-cell>
          <table:table-cell office:value-type="float" office:value="42769" calcext:value-type="float">
            <text:p>42769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8" calcext:value-type="float">
            <text:p>8</text:p>
          </table:table-cell>
          <table:table-cell office:value-type="float" office:value="454463" calcext:value-type="float">
            <text:p>454463</text:p>
          </table:table-cell>
          <table:table-cell office:value-type="float" office:value="42189" calcext:value-type="float">
            <text:p>42189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8" calcext:value-type="float">
            <text:p>8</text:p>
          </table:table-cell>
          <table:table-cell office:value-type="float" office:value="458953" calcext:value-type="float">
            <text:p>458953</text:p>
          </table:table-cell>
          <table:table-cell office:value-type="float" office:value="43842" calcext:value-type="float">
            <text:p>43842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8" calcext:value-type="float">
            <text:p>8</text:p>
          </table:table-cell>
          <table:table-cell office:value-type="float" office:value="464541" calcext:value-type="float">
            <text:p>464541</text:p>
          </table:table-cell>
          <table:table-cell office:value-type="float" office:value="44911" calcext:value-type="float">
            <text:p>44911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8" calcext:value-type="float">
            <text:p>8</text:p>
          </table:table-cell>
          <table:table-cell office:value-type="float" office:value="455709" calcext:value-type="float">
            <text:p>455709</text:p>
          </table:table-cell>
          <table:table-cell office:value-type="float" office:value="42290" calcext:value-type="float">
            <text:p>42290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8" calcext:value-type="float">
            <text:p>8</text:p>
          </table:table-cell>
          <table:table-cell office:value-type="float" office:value="458392" calcext:value-type="float">
            <text:p>458392</text:p>
          </table:table-cell>
          <table:table-cell office:value-type="float" office:value="42760" calcext:value-type="float">
            <text:p>42760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8" calcext:value-type="float">
            <text:p>8</text:p>
          </table:table-cell>
          <table:table-cell office:value-type="float" office:value="452544" calcext:value-type="float">
            <text:p>452544</text:p>
          </table:table-cell>
          <table:table-cell office:value-type="float" office:value="41861" calcext:value-type="float">
            <text:p>41861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8" calcext:value-type="float">
            <text:p>8</text:p>
          </table:table-cell>
          <table:table-cell office:value-type="float" office:value="462911" calcext:value-type="float">
            <text:p>462911</text:p>
          </table:table-cell>
          <table:table-cell office:value-type="float" office:value="44215" calcext:value-type="float">
            <text:p>44215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8" calcext:value-type="float">
            <text:p>8</text:p>
          </table:table-cell>
          <table:table-cell office:value-type="float" office:value="460821" calcext:value-type="float">
            <text:p>460821</text:p>
          </table:table-cell>
          <table:table-cell office:value-type="float" office:value="43789" calcext:value-type="float">
            <text:p>43789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8" calcext:value-type="float">
            <text:p>8</text:p>
          </table:table-cell>
          <table:table-cell office:value-type="float" office:value="459297" calcext:value-type="float">
            <text:p>459297</text:p>
          </table:table-cell>
          <table:table-cell office:value-type="float" office:value="42703" calcext:value-type="float">
            <text:p>42703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8" calcext:value-type="float">
            <text:p>8</text:p>
          </table:table-cell>
          <table:table-cell office:value-type="float" office:value="464667" calcext:value-type="float">
            <text:p>464667</text:p>
          </table:table-cell>
          <table:table-cell office:value-type="float" office:value="44697" calcext:value-type="float">
            <text:p>44697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8" calcext:value-type="float">
            <text:p>8</text:p>
          </table:table-cell>
          <table:table-cell office:value-type="float" office:value="462655" calcext:value-type="float">
            <text:p>462655</text:p>
          </table:table-cell>
          <table:table-cell office:value-type="float" office:value="44188" calcext:value-type="float">
            <text:p>44188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8" calcext:value-type="float">
            <text:p>8</text:p>
          </table:table-cell>
          <table:table-cell office:value-type="float" office:value="457038" calcext:value-type="float">
            <text:p>457038</text:p>
          </table:table-cell>
          <table:table-cell office:value-type="float" office:value="42509" calcext:value-type="float">
            <text:p>42509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8" calcext:value-type="float">
            <text:p>8</text:p>
          </table:table-cell>
          <table:table-cell office:value-type="float" office:value="459124" calcext:value-type="float">
            <text:p>459124</text:p>
          </table:table-cell>
          <table:table-cell office:value-type="float" office:value="42864" calcext:value-type="float">
            <text:p>42864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8" calcext:value-type="float">
            <text:p>8</text:p>
          </table:table-cell>
          <table:table-cell office:value-type="float" office:value="465372" calcext:value-type="float">
            <text:p>465372</text:p>
          </table:table-cell>
          <table:table-cell office:value-type="float" office:value="44868" calcext:value-type="float">
            <text:p>44868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8" calcext:value-type="float">
            <text:p>8</text:p>
          </table:table-cell>
          <table:table-cell office:value-type="float" office:value="462860" calcext:value-type="float">
            <text:p>462860</text:p>
          </table:table-cell>
          <table:table-cell office:value-type="float" office:value="43240" calcext:value-type="float">
            <text:p>43240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8" calcext:value-type="float">
            <text:p>8</text:p>
          </table:table-cell>
          <table:table-cell office:value-type="float" office:value="462607" calcext:value-type="float">
            <text:p>462607</text:p>
          </table:table-cell>
          <table:table-cell office:value-type="float" office:value="44424" calcext:value-type="float">
            <text:p>44424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8" calcext:value-type="float">
            <text:p>8</text:p>
          </table:table-cell>
          <table:table-cell office:value-type="float" office:value="464563" calcext:value-type="float">
            <text:p>464563</text:p>
          </table:table-cell>
          <table:table-cell office:value-type="float" office:value="44558" calcext:value-type="float">
            <text:p>44558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8" calcext:value-type="float">
            <text:p>8</text:p>
          </table:table-cell>
          <table:table-cell office:value-type="float" office:value="462400" calcext:value-type="float">
            <text:p>462400</text:p>
          </table:table-cell>
          <table:table-cell office:value-type="float" office:value="44218" calcext:value-type="float">
            <text:p>44218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8" calcext:value-type="float">
            <text:p>8</text:p>
          </table:table-cell>
          <table:table-cell office:value-type="float" office:value="459405" calcext:value-type="float">
            <text:p>459405</text:p>
          </table:table-cell>
          <table:table-cell office:value-type="float" office:value="43374" calcext:value-type="float">
            <text:p>4337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office:value-type="float" office:value="459746" calcext:value-type="float">
            <text:p>459746</text:p>
          </table:table-cell>
          <table:table-cell office:value-type="float" office:value="43390" calcext:value-type="float">
            <text:p>43390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8" calcext:value-type="float">
            <text:p>8</text:p>
          </table:table-cell>
          <table:table-cell office:value-type="float" office:value="467499" calcext:value-type="float">
            <text:p>467499</text:p>
          </table:table-cell>
          <table:table-cell office:value-type="float" office:value="45387" calcext:value-type="float">
            <text:p>45387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8" calcext:value-type="float">
            <text:p>8</text:p>
          </table:table-cell>
          <table:table-cell office:value-type="float" office:value="463066" calcext:value-type="float">
            <text:p>463066</text:p>
          </table:table-cell>
          <table:table-cell office:value-type="float" office:value="43250" calcext:value-type="float">
            <text:p>43250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8" calcext:value-type="float">
            <text:p>8</text:p>
          </table:table-cell>
          <table:table-cell office:value-type="float" office:value="455333" calcext:value-type="float">
            <text:p>455333</text:p>
          </table:table-cell>
          <table:table-cell office:value-type="float" office:value="42255" calcext:value-type="float">
            <text:p>42255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8" calcext:value-type="float">
            <text:p>8</text:p>
          </table:table-cell>
          <table:table-cell office:value-type="float" office:value="460534" calcext:value-type="float">
            <text:p>460534</text:p>
          </table:table-cell>
          <table:table-cell office:value-type="float" office:value="42858" calcext:value-type="float">
            <text:p>42858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8" calcext:value-type="float">
            <text:p>8</text:p>
          </table:table-cell>
          <table:table-cell office:value-type="float" office:value="464070" calcext:value-type="float">
            <text:p>464070</text:p>
          </table:table-cell>
          <table:table-cell office:value-type="float" office:value="44151" calcext:value-type="float">
            <text:p>44151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8" calcext:value-type="float">
            <text:p>8</text:p>
          </table:table-cell>
          <table:table-cell office:value-type="float" office:value="460455" calcext:value-type="float">
            <text:p>460455</text:p>
          </table:table-cell>
          <table:table-cell office:value-type="float" office:value="44420" calcext:value-type="float">
            <text:p>44420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8" calcext:value-type="float">
            <text:p>8</text:p>
          </table:table-cell>
          <table:table-cell office:value-type="float" office:value="447195" calcext:value-type="float">
            <text:p>447195</text:p>
          </table:table-cell>
          <table:table-cell office:value-type="float" office:value="39446" calcext:value-type="float">
            <text:p>39446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8" calcext:value-type="float">
            <text:p>8</text:p>
          </table:table-cell>
          <table:table-cell office:value-type="float" office:value="464141" calcext:value-type="float">
            <text:p>464141</text:p>
          </table:table-cell>
          <table:table-cell office:value-type="float" office:value="44120" calcext:value-type="float">
            <text:p>44120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8" calcext:value-type="float">
            <text:p>8</text:p>
          </table:table-cell>
          <table:table-cell office:value-type="float" office:value="472377" calcext:value-type="float">
            <text:p>472377</text:p>
          </table:table-cell>
          <table:table-cell office:value-type="float" office:value="45734" calcext:value-type="float">
            <text:p>4573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8" calcext:value-type="float">
            <text:p>8</text:p>
          </table:table-cell>
          <table:table-cell office:value-type="float" office:value="459148" calcext:value-type="float">
            <text:p>459148</text:p>
          </table:table-cell>
          <table:table-cell office:value-type="float" office:value="43257" calcext:value-type="float">
            <text:p>43257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8" calcext:value-type="float">
            <text:p>8</text:p>
          </table:table-cell>
          <table:table-cell office:value-type="float" office:value="465017" calcext:value-type="float">
            <text:p>465017</text:p>
          </table:table-cell>
          <table:table-cell office:value-type="float" office:value="44704" calcext:value-type="float">
            <text:p>44704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8" calcext:value-type="float">
            <text:p>8</text:p>
          </table:table-cell>
          <table:table-cell office:value-type="float" office:value="472873" calcext:value-type="float">
            <text:p>472873</text:p>
          </table:table-cell>
          <table:table-cell office:value-type="float" office:value="46613" calcext:value-type="float">
            <text:p>46613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8" calcext:value-type="float">
            <text:p>8</text:p>
          </table:table-cell>
          <table:table-cell office:value-type="float" office:value="461863" calcext:value-type="float">
            <text:p>461863</text:p>
          </table:table-cell>
          <table:table-cell office:value-type="float" office:value="43734" calcext:value-type="float">
            <text:p>43734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8" calcext:value-type="float">
            <text:p>8</text:p>
          </table:table-cell>
          <table:table-cell office:value-type="float" office:value="461402" calcext:value-type="float">
            <text:p>461402</text:p>
          </table:table-cell>
          <table:table-cell office:value-type="float" office:value="43935" calcext:value-type="float">
            <text:p>43935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8" calcext:value-type="float">
            <text:p>8</text:p>
          </table:table-cell>
          <table:table-cell office:value-type="float" office:value="460589" calcext:value-type="float">
            <text:p>460589</text:p>
          </table:table-cell>
          <table:table-cell office:value-type="float" office:value="44102" calcext:value-type="float">
            <text:p>44102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8" calcext:value-type="float">
            <text:p>8</text:p>
          </table:table-cell>
          <table:table-cell office:value-type="float" office:value="464458" calcext:value-type="float">
            <text:p>464458</text:p>
          </table:table-cell>
          <table:table-cell office:value-type="float" office:value="44039" calcext:value-type="float">
            <text:p>44039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8" calcext:value-type="float">
            <text:p>8</text:p>
          </table:table-cell>
          <table:table-cell office:value-type="float" office:value="462768" calcext:value-type="float">
            <text:p>462768</text:p>
          </table:table-cell>
          <table:table-cell office:value-type="float" office:value="43842" calcext:value-type="float">
            <text:p>43842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8" calcext:value-type="float">
            <text:p>8</text:p>
          </table:table-cell>
          <table:table-cell office:value-type="float" office:value="463607" calcext:value-type="float">
            <text:p>463607</text:p>
          </table:table-cell>
          <table:table-cell office:value-type="float" office:value="44320" calcext:value-type="float">
            <text:p>44320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8" calcext:value-type="float">
            <text:p>8</text:p>
          </table:table-cell>
          <table:table-cell office:value-type="float" office:value="465387" calcext:value-type="float">
            <text:p>465387</text:p>
          </table:table-cell>
          <table:table-cell office:value-type="float" office:value="45185" calcext:value-type="float">
            <text:p>4518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469413" calcext:value-type="float">
            <text:p>469413</text:p>
          </table:table-cell>
          <table:table-cell office:value-type="float" office:value="45169" calcext:value-type="float">
            <text:p>45169</text:p>
          </table:table-cell>
        </table:table-row>
      </table:table>
      <table:table table:name="gcc-nru-16" table:style-name="ta1">
        <table:shapes>
          <draw:frame draw:z-index="0" draw:style-name="gr1" draw:text-style-name="P1" svg:width="16.1201in" svg:height="8.5461in" svg:x="3.5177in" svg:y="0.1783in">
            <draw:object draw:notify-on-update-of-ranges="'gcc-nru-16'.A2:'gcc-nru-16'.A501 'gcc-nru-16'.C1:'gcc-nru-16'.C1 'gcc-nru-16'.C2:'gcc-nru-16'.C501 'gcc-nru-16'.A2:'gcc-nru-16'.A501 'gcc-nru-16'.D1:'gcc-nru-16'.D1 'gcc-nru-16'.D2:'gcc-nru-16'.D5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2336" calcext:value-type="float">
            <text:p>182336</text:p>
          </table:table-cell>
          <table:table-cell office:value-type="float" office:value="15630" calcext:value-type="float">
            <text:p>1563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0601" calcext:value-type="float">
            <text:p>150601</text:p>
          </table:table-cell>
          <table:table-cell office:value-type="float" office:value="12007" calcext:value-type="float">
            <text:p>120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8656" calcext:value-type="float">
            <text:p>138656</text:p>
          </table:table-cell>
          <table:table-cell office:value-type="float" office:value="11975" calcext:value-type="float">
            <text:p>119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30669" calcext:value-type="float">
            <text:p>130669</text:p>
          </table:table-cell>
          <table:table-cell office:value-type="float" office:value="12123" calcext:value-type="float">
            <text:p>121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26422" calcext:value-type="float">
            <text:p>126422</text:p>
          </table:table-cell>
          <table:table-cell office:value-type="float" office:value="12506" calcext:value-type="float">
            <text:p>125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24474" calcext:value-type="float">
            <text:p>124474</text:p>
          </table:table-cell>
          <table:table-cell office:value-type="float" office:value="12811" calcext:value-type="float">
            <text:p>128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24969" calcext:value-type="float">
            <text:p>124969</text:p>
          </table:table-cell>
          <table:table-cell office:value-type="float" office:value="13104" calcext:value-type="float">
            <text:p>131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26767" calcext:value-type="float">
            <text:p>126767</text:p>
          </table:table-cell>
          <table:table-cell office:value-type="float" office:value="13298" calcext:value-type="float">
            <text:p>132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129817" calcext:value-type="float">
            <text:p>129817</text:p>
          </table:table-cell>
          <table:table-cell office:value-type="float" office:value="13608" calcext:value-type="float">
            <text:p>136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33650" calcext:value-type="float">
            <text:p>133650</text:p>
          </table:table-cell>
          <table:table-cell office:value-type="float" office:value="13563" calcext:value-type="float">
            <text:p>135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138191" calcext:value-type="float">
            <text:p>138191</text:p>
          </table:table-cell>
          <table:table-cell office:value-type="float" office:value="13671" calcext:value-type="float">
            <text:p>1367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42420" calcext:value-type="float">
            <text:p>142420</text:p>
          </table:table-cell>
          <table:table-cell office:value-type="float" office:value="13708" calcext:value-type="float">
            <text:p>1370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147249" calcext:value-type="float">
            <text:p>147249</text:p>
          </table:table-cell>
          <table:table-cell office:value-type="float" office:value="13762" calcext:value-type="float">
            <text:p>1376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151781" calcext:value-type="float">
            <text:p>151781</text:p>
          </table:table-cell>
          <table:table-cell office:value-type="float" office:value="13663" calcext:value-type="float">
            <text:p>1366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156060" calcext:value-type="float">
            <text:p>156060</text:p>
          </table:table-cell>
          <table:table-cell office:value-type="float" office:value="13812" calcext:value-type="float">
            <text:p>138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160600" calcext:value-type="float">
            <text:p>160600</text:p>
          </table:table-cell>
          <table:table-cell office:value-type="float" office:value="13793" calcext:value-type="float">
            <text:p>1379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office:value-type="float" office:value="164865" calcext:value-type="float">
            <text:p>164865</text:p>
          </table:table-cell>
          <table:table-cell office:value-type="float" office:value="13502" calcext:value-type="float">
            <text:p>1350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168479" calcext:value-type="float">
            <text:p>168479</text:p>
          </table:table-cell>
          <table:table-cell office:value-type="float" office:value="13679" calcext:value-type="float">
            <text:p>136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" calcext:value-type="float">
            <text:p>16</text:p>
          </table:table-cell>
          <table:table-cell office:value-type="float" office:value="173637" calcext:value-type="float">
            <text:p>173637</text:p>
          </table:table-cell>
          <table:table-cell office:value-type="float" office:value="13673" calcext:value-type="float">
            <text:p>136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175888" calcext:value-type="float">
            <text:p>175888</text:p>
          </table:table-cell>
          <table:table-cell office:value-type="float" office:value="13806" calcext:value-type="float">
            <text:p>1380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179761" calcext:value-type="float">
            <text:p>179761</text:p>
          </table:table-cell>
          <table:table-cell office:value-type="float" office:value="13619" calcext:value-type="float">
            <text:p>136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  <table:table-cell office:value-type="float" office:value="182118" calcext:value-type="float">
            <text:p>182118</text:p>
          </table:table-cell>
          <table:table-cell office:value-type="float" office:value="13688" calcext:value-type="float">
            <text:p>1368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float" office:value="185175" calcext:value-type="float">
            <text:p>185175</text:p>
          </table:table-cell>
          <table:table-cell office:value-type="float" office:value="13534" calcext:value-type="float">
            <text:p>1353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187692" calcext:value-type="float">
            <text:p>187692</text:p>
          </table:table-cell>
          <table:table-cell office:value-type="float" office:value="13613" calcext:value-type="float">
            <text:p>136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190581" calcext:value-type="float">
            <text:p>190581</text:p>
          </table:table-cell>
          <table:table-cell office:value-type="float" office:value="13486" calcext:value-type="float">
            <text:p>1348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" calcext:value-type="float">
            <text:p>16</text:p>
          </table:table-cell>
          <table:table-cell office:value-type="float" office:value="193806" calcext:value-type="float">
            <text:p>193806</text:p>
          </table:table-cell>
          <table:table-cell office:value-type="float" office:value="13551" calcext:value-type="float">
            <text:p>1355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 office:value-type="float" office:value="195707" calcext:value-type="float">
            <text:p>195707</text:p>
          </table:table-cell>
          <table:table-cell office:value-type="float" office:value="13621" calcext:value-type="float">
            <text:p>1362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float" office:value="196623" calcext:value-type="float">
            <text:p>196623</text:p>
          </table:table-cell>
          <table:table-cell office:value-type="float" office:value="13420" calcext:value-type="float">
            <text:p>134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  <table:table-cell office:value-type="float" office:value="200660" calcext:value-type="float">
            <text:p>200660</text:p>
          </table:table-cell>
          <table:table-cell office:value-type="float" office:value="13579" calcext:value-type="float">
            <text:p>1357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202974" calcext:value-type="float">
            <text:p>202974</text:p>
          </table:table-cell>
          <table:table-cell office:value-type="float" office:value="13533" calcext:value-type="float">
            <text:p>1353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6" calcext:value-type="float">
            <text:p>16</text:p>
          </table:table-cell>
          <table:table-cell office:value-type="float" office:value="204536" calcext:value-type="float">
            <text:p>204536</text:p>
          </table:table-cell>
          <table:table-cell office:value-type="float" office:value="13440" calcext:value-type="float">
            <text:p>1344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206594" calcext:value-type="float">
            <text:p>206594</text:p>
          </table:table-cell>
          <table:table-cell office:value-type="float" office:value="13542" calcext:value-type="float">
            <text:p>1354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  <table:table-cell office:value-type="float" office:value="208871" calcext:value-type="float">
            <text:p>208871</text:p>
          </table:table-cell>
          <table:table-cell office:value-type="float" office:value="13373" calcext:value-type="float">
            <text:p>1337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" calcext:value-type="float">
            <text:p>16</text:p>
          </table:table-cell>
          <table:table-cell office:value-type="float" office:value="210389" calcext:value-type="float">
            <text:p>210389</text:p>
          </table:table-cell>
          <table:table-cell office:value-type="float" office:value="13272" calcext:value-type="float">
            <text:p>1327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  <table:table-cell office:value-type="float" office:value="211998" calcext:value-type="float">
            <text:p>211998</text:p>
          </table:table-cell>
          <table:table-cell office:value-type="float" office:value="13323" calcext:value-type="float">
            <text:p>1332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" calcext:value-type="float">
            <text:p>16</text:p>
          </table:table-cell>
          <table:table-cell office:value-type="float" office:value="213365" calcext:value-type="float">
            <text:p>213365</text:p>
          </table:table-cell>
          <table:table-cell office:value-type="float" office:value="13377" calcext:value-type="float">
            <text:p>1337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6" calcext:value-type="float">
            <text:p>16</text:p>
          </table:table-cell>
          <table:table-cell office:value-type="float" office:value="215130" calcext:value-type="float">
            <text:p>215130</text:p>
          </table:table-cell>
          <table:table-cell office:value-type="float" office:value="13220" calcext:value-type="float">
            <text:p>1322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6" calcext:value-type="float">
            <text:p>16</text:p>
          </table:table-cell>
          <table:table-cell office:value-type="float" office:value="217765" calcext:value-type="float">
            <text:p>217765</text:p>
          </table:table-cell>
          <table:table-cell office:value-type="float" office:value="13235" calcext:value-type="float">
            <text:p>1323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  <table:table-cell office:value-type="float" office:value="219709" calcext:value-type="float">
            <text:p>219709</text:p>
          </table:table-cell>
          <table:table-cell office:value-type="float" office:value="13307" calcext:value-type="float">
            <text:p>1330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218390" calcext:value-type="float">
            <text:p>218390</text:p>
          </table:table-cell>
          <table:table-cell office:value-type="float" office:value="13204" calcext:value-type="float">
            <text:p>1320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6" calcext:value-type="float">
            <text:p>16</text:p>
          </table:table-cell>
          <table:table-cell office:value-type="float" office:value="221720" calcext:value-type="float">
            <text:p>221720</text:p>
          </table:table-cell>
          <table:table-cell office:value-type="float" office:value="13206" calcext:value-type="float">
            <text:p>1320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6" calcext:value-type="float">
            <text:p>16</text:p>
          </table:table-cell>
          <table:table-cell office:value-type="float" office:value="221500" calcext:value-type="float">
            <text:p>221500</text:p>
          </table:table-cell>
          <table:table-cell office:value-type="float" office:value="13131" calcext:value-type="float">
            <text:p>1313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float" office:value="221084" calcext:value-type="float">
            <text:p>221084</text:p>
          </table:table-cell>
          <table:table-cell office:value-type="float" office:value="13094" calcext:value-type="float">
            <text:p>1309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" calcext:value-type="float">
            <text:p>16</text:p>
          </table:table-cell>
          <table:table-cell office:value-type="float" office:value="225194" calcext:value-type="float">
            <text:p>225194</text:p>
          </table:table-cell>
          <table:table-cell office:value-type="float" office:value="13187" calcext:value-type="float">
            <text:p>1318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225216" calcext:value-type="float">
            <text:p>225216</text:p>
          </table:table-cell>
          <table:table-cell office:value-type="float" office:value="13143" calcext:value-type="float">
            <text:p>1314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6" calcext:value-type="float">
            <text:p>16</text:p>
          </table:table-cell>
          <table:table-cell office:value-type="float" office:value="226291" calcext:value-type="float">
            <text:p>226291</text:p>
          </table:table-cell>
          <table:table-cell office:value-type="float" office:value="13003" calcext:value-type="float">
            <text:p>1300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6" calcext:value-type="float">
            <text:p>16</text:p>
          </table:table-cell>
          <table:table-cell office:value-type="float" office:value="226362" calcext:value-type="float">
            <text:p>226362</text:p>
          </table:table-cell>
          <table:table-cell office:value-type="float" office:value="13090" calcext:value-type="float">
            <text:p>1309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229215" calcext:value-type="float">
            <text:p>229215</text:p>
          </table:table-cell>
          <table:table-cell office:value-type="float" office:value="13098" calcext:value-type="float">
            <text:p>1309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  <table:table-cell office:value-type="float" office:value="231119" calcext:value-type="float">
            <text:p>231119</text:p>
          </table:table-cell>
          <table:table-cell office:value-type="float" office:value="12986" calcext:value-type="float">
            <text:p>1298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231170" calcext:value-type="float">
            <text:p>231170</text:p>
          </table:table-cell>
          <table:table-cell office:value-type="float" office:value="12906" calcext:value-type="float">
            <text:p>1290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office:value-type="float" office:value="233177" calcext:value-type="float">
            <text:p>233177</text:p>
          </table:table-cell>
          <table:table-cell office:value-type="float" office:value="12842" calcext:value-type="float">
            <text:p>1284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" calcext:value-type="float">
            <text:p>16</text:p>
          </table:table-cell>
          <table:table-cell office:value-type="float" office:value="235078" calcext:value-type="float">
            <text:p>235078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office:value-type="float" office:value="233146" calcext:value-type="float">
            <text:p>233146</text:p>
          </table:table-cell>
          <table:table-cell office:value-type="float" office:value="12938" calcext:value-type="float">
            <text:p>1293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6" calcext:value-type="float">
            <text:p>16</text:p>
          </table:table-cell>
          <table:table-cell office:value-type="float" office:value="235341" calcext:value-type="float">
            <text:p>235341</text:p>
          </table:table-cell>
          <table:table-cell office:value-type="float" office:value="12928" calcext:value-type="float">
            <text:p>1292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office:value-type="float" office:value="238524" calcext:value-type="float">
            <text:p>238524</text:p>
          </table:table-cell>
          <table:table-cell office:value-type="float" office:value="12897" calcext:value-type="float">
            <text:p>1289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6" calcext:value-type="float">
            <text:p>16</text:p>
          </table:table-cell>
          <table:table-cell office:value-type="float" office:value="235892" calcext:value-type="float">
            <text:p>235892</text:p>
          </table:table-cell>
          <table:table-cell office:value-type="float" office:value="12791" calcext:value-type="float">
            <text:p>1279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6" calcext:value-type="float">
            <text:p>16</text:p>
          </table:table-cell>
          <table:table-cell office:value-type="float" office:value="240264" calcext:value-type="float">
            <text:p>240264</text:p>
          </table:table-cell>
          <table:table-cell office:value-type="float" office:value="12845" calcext:value-type="float">
            <text:p>1284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6" calcext:value-type="float">
            <text:p>16</text:p>
          </table:table-cell>
          <table:table-cell office:value-type="float" office:value="238020" calcext:value-type="float">
            <text:p>238020</text:p>
          </table:table-cell>
          <table:table-cell office:value-type="float" office:value="12877" calcext:value-type="float">
            <text:p>1287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6" calcext:value-type="float">
            <text:p>16</text:p>
          </table:table-cell>
          <table:table-cell office:value-type="float" office:value="240784" calcext:value-type="float">
            <text:p>240784</text:p>
          </table:table-cell>
          <table:table-cell office:value-type="float" office:value="12828" calcext:value-type="float">
            <text:p>1282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office:value-type="float" office:value="241757" calcext:value-type="float">
            <text:p>241757</text:p>
          </table:table-cell>
          <table:table-cell office:value-type="float" office:value="12956" calcext:value-type="float">
            <text:p>12956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6" calcext:value-type="float">
            <text:p>16</text:p>
          </table:table-cell>
          <table:table-cell office:value-type="float" office:value="241945" calcext:value-type="float">
            <text:p>241945</text:p>
          </table:table-cell>
          <table:table-cell office:value-type="float" office:value="12928" calcext:value-type="float">
            <text:p>1292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" calcext:value-type="float">
            <text:p>16</text:p>
          </table:table-cell>
          <table:table-cell office:value-type="float" office:value="243796" calcext:value-type="float">
            <text:p>243796</text:p>
          </table:table-cell>
          <table:table-cell office:value-type="float" office:value="12883" calcext:value-type="float">
            <text:p>1288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6" calcext:value-type="float">
            <text:p>16</text:p>
          </table:table-cell>
          <table:table-cell office:value-type="float" office:value="242918" calcext:value-type="float">
            <text:p>242918</text:p>
          </table:table-cell>
          <table:table-cell office:value-type="float" office:value="12897" calcext:value-type="float">
            <text:p>1289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245062" calcext:value-type="float">
            <text:p>245062</text:p>
          </table:table-cell>
          <table:table-cell office:value-type="float" office:value="12863" calcext:value-type="float">
            <text:p>1286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6" calcext:value-type="float">
            <text:p>16</text:p>
          </table:table-cell>
          <table:table-cell office:value-type="float" office:value="246182" calcext:value-type="float">
            <text:p>246182</text:p>
          </table:table-cell>
          <table:table-cell office:value-type="float" office:value="13075" calcext:value-type="float">
            <text:p>1307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6" calcext:value-type="float">
            <text:p>16</text:p>
          </table:table-cell>
          <table:table-cell office:value-type="float" office:value="245202" calcext:value-type="float">
            <text:p>245202</text:p>
          </table:table-cell>
          <table:table-cell office:value-type="float" office:value="12807" calcext:value-type="float">
            <text:p>1280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6" calcext:value-type="float">
            <text:p>16</text:p>
          </table:table-cell>
          <table:table-cell office:value-type="float" office:value="248238" calcext:value-type="float">
            <text:p>248238</text:p>
          </table:table-cell>
          <table:table-cell office:value-type="float" office:value="12830" calcext:value-type="float">
            <text:p>1283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247705" calcext:value-type="float">
            <text:p>247705</text:p>
          </table:table-cell>
          <table:table-cell office:value-type="float" office:value="12776" calcext:value-type="float">
            <text:p>1277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6" calcext:value-type="float">
            <text:p>16</text:p>
          </table:table-cell>
          <table:table-cell office:value-type="float" office:value="250281" calcext:value-type="float">
            <text:p>250281</text:p>
          </table:table-cell>
          <table:table-cell office:value-type="float" office:value="12819" calcext:value-type="float">
            <text:p>1281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" calcext:value-type="float">
            <text:p>16</text:p>
          </table:table-cell>
          <table:table-cell office:value-type="float" office:value="247898" calcext:value-type="float">
            <text:p>247898</text:p>
          </table:table-cell>
          <table:table-cell office:value-type="float" office:value="12949" calcext:value-type="float">
            <text:p>1294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6" calcext:value-type="float">
            <text:p>16</text:p>
          </table:table-cell>
          <table:table-cell office:value-type="float" office:value="251130" calcext:value-type="float">
            <text:p>251130</text:p>
          </table:table-cell>
          <table:table-cell office:value-type="float" office:value="12884" calcext:value-type="float">
            <text:p>1288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6" calcext:value-type="float">
            <text:p>16</text:p>
          </table:table-cell>
          <table:table-cell office:value-type="float" office:value="247956" calcext:value-type="float">
            <text:p>247956</text:p>
          </table:table-cell>
          <table:table-cell office:value-type="float" office:value="12639" calcext:value-type="float">
            <text:p>1263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6" calcext:value-type="float">
            <text:p>16</text:p>
          </table:table-cell>
          <table:table-cell office:value-type="float" office:value="252018" calcext:value-type="float">
            <text:p>252018</text:p>
          </table:table-cell>
          <table:table-cell office:value-type="float" office:value="12736" calcext:value-type="float">
            <text:p>1273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6" calcext:value-type="float">
            <text:p>16</text:p>
          </table:table-cell>
          <table:table-cell office:value-type="float" office:value="251685" calcext:value-type="float">
            <text:p>251685</text:p>
          </table:table-cell>
          <table:table-cell office:value-type="float" office:value="12720" calcext:value-type="float">
            <text:p>1272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252200" calcext:value-type="float">
            <text:p>252200</text:p>
          </table:table-cell>
          <table:table-cell office:value-type="float" office:value="12617" calcext:value-type="float">
            <text:p>1261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6" calcext:value-type="float">
            <text:p>16</text:p>
          </table:table-cell>
          <table:table-cell office:value-type="float" office:value="251683" calcext:value-type="float">
            <text:p>251683</text:p>
          </table:table-cell>
          <table:table-cell office:value-type="float" office:value="12633" calcext:value-type="float">
            <text:p>1263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6" calcext:value-type="float">
            <text:p>16</text:p>
          </table:table-cell>
          <table:table-cell office:value-type="float" office:value="253995" calcext:value-type="float">
            <text:p>253995</text:p>
          </table:table-cell>
          <table:table-cell office:value-type="float" office:value="12889" calcext:value-type="float">
            <text:p>1288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6" calcext:value-type="float">
            <text:p>16</text:p>
          </table:table-cell>
          <table:table-cell office:value-type="float" office:value="254956" calcext:value-type="float">
            <text:p>254956</text:p>
          </table:table-cell>
          <table:table-cell office:value-type="float" office:value="12748" calcext:value-type="float">
            <text:p>1274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" calcext:value-type="float">
            <text:p>16</text:p>
          </table:table-cell>
          <table:table-cell office:value-type="float" office:value="256407" calcext:value-type="float">
            <text:p>256407</text:p>
          </table:table-cell>
          <table:table-cell office:value-type="float" office:value="12801" calcext:value-type="float">
            <text:p>128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office:value-type="float" office:value="256270" calcext:value-type="float">
            <text:p>256270</text:p>
          </table:table-cell>
          <table:table-cell office:value-type="float" office:value="12875" calcext:value-type="float">
            <text:p>1287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" calcext:value-type="float">
            <text:p>16</text:p>
          </table:table-cell>
          <table:table-cell office:value-type="float" office:value="258595" calcext:value-type="float">
            <text:p>258595</text:p>
          </table:table-cell>
          <table:table-cell office:value-type="float" office:value="13067" calcext:value-type="float">
            <text:p>1306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" calcext:value-type="float">
            <text:p>16</text:p>
          </table:table-cell>
          <table:table-cell office:value-type="float" office:value="255775" calcext:value-type="float">
            <text:p>255775</text:p>
          </table:table-cell>
          <table:table-cell office:value-type="float" office:value="12707" calcext:value-type="float">
            <text:p>1270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" calcext:value-type="float">
            <text:p>16</text:p>
          </table:table-cell>
          <table:table-cell office:value-type="float" office:value="257129" calcext:value-type="float">
            <text:p>257129</text:p>
          </table:table-cell>
          <table:table-cell office:value-type="float" office:value="12645" calcext:value-type="float">
            <text:p>1264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" calcext:value-type="float">
            <text:p>16</text:p>
          </table:table-cell>
          <table:table-cell office:value-type="float" office:value="256496" calcext:value-type="float">
            <text:p>256496</text:p>
          </table:table-cell>
          <table:table-cell office:value-type="float" office:value="12786" calcext:value-type="float">
            <text:p>1278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6" calcext:value-type="float">
            <text:p>16</text:p>
          </table:table-cell>
          <table:table-cell office:value-type="float" office:value="257416" calcext:value-type="float">
            <text:p>257416</text:p>
          </table:table-cell>
          <table:table-cell office:value-type="float" office:value="12627" calcext:value-type="float">
            <text:p>1262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6" calcext:value-type="float">
            <text:p>16</text:p>
          </table:table-cell>
          <table:table-cell office:value-type="float" office:value="258443" calcext:value-type="float">
            <text:p>258443</text:p>
          </table:table-cell>
          <table:table-cell office:value-type="float" office:value="12733" calcext:value-type="float">
            <text:p>1273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6" calcext:value-type="float">
            <text:p>16</text:p>
          </table:table-cell>
          <table:table-cell office:value-type="float" office:value="260443" calcext:value-type="float">
            <text:p>260443</text:p>
          </table:table-cell>
          <table:table-cell office:value-type="float" office:value="12819" calcext:value-type="float">
            <text:p>1281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6" calcext:value-type="float">
            <text:p>16</text:p>
          </table:table-cell>
          <table:table-cell office:value-type="float" office:value="259096" calcext:value-type="float">
            <text:p>259096</text:p>
          </table:table-cell>
          <table:table-cell office:value-type="float" office:value="12649" calcext:value-type="float">
            <text:p>1264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6" calcext:value-type="float">
            <text:p>16</text:p>
          </table:table-cell>
          <table:table-cell office:value-type="float" office:value="263040" calcext:value-type="float">
            <text:p>263040</text:p>
          </table:table-cell>
          <table:table-cell office:value-type="float" office:value="13061" calcext:value-type="float">
            <text:p>1306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  <table:table-cell office:value-type="float" office:value="261927" calcext:value-type="float">
            <text:p>261927</text:p>
          </table:table-cell>
          <table:table-cell office:value-type="float" office:value="13022" calcext:value-type="float">
            <text:p>1302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6" calcext:value-type="float">
            <text:p>16</text:p>
          </table:table-cell>
          <table:table-cell office:value-type="float" office:value="262164" calcext:value-type="float">
            <text:p>262164</text:p>
          </table:table-cell>
          <table:table-cell office:value-type="float" office:value="12730" calcext:value-type="float">
            <text:p>1273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6" calcext:value-type="float">
            <text:p>16</text:p>
          </table:table-cell>
          <table:table-cell office:value-type="float" office:value="263223" calcext:value-type="float">
            <text:p>263223</text:p>
          </table:table-cell>
          <table:table-cell office:value-type="float" office:value="12714" calcext:value-type="float">
            <text:p>1271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6" calcext:value-type="float">
            <text:p>16</text:p>
          </table:table-cell>
          <table:table-cell office:value-type="float" office:value="264606" calcext:value-type="float">
            <text:p>264606</text:p>
          </table:table-cell>
          <table:table-cell office:value-type="float" office:value="12791" calcext:value-type="float">
            <text:p>1279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6" calcext:value-type="float">
            <text:p>16</text:p>
          </table:table-cell>
          <table:table-cell office:value-type="float" office:value="263600" calcext:value-type="float">
            <text:p>263600</text:p>
          </table:table-cell>
          <table:table-cell office:value-type="float" office:value="13009" calcext:value-type="float">
            <text:p>1300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6" calcext:value-type="float">
            <text:p>16</text:p>
          </table:table-cell>
          <table:table-cell office:value-type="float" office:value="264360" calcext:value-type="float">
            <text:p>264360</text:p>
          </table:table-cell>
          <table:table-cell office:value-type="float" office:value="12770" calcext:value-type="float">
            <text:p>1277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6" calcext:value-type="float">
            <text:p>16</text:p>
          </table:table-cell>
          <table:table-cell office:value-type="float" office:value="264830" calcext:value-type="float">
            <text:p>264830</text:p>
          </table:table-cell>
          <table:table-cell office:value-type="float" office:value="13051" calcext:value-type="float">
            <text:p>1305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6" calcext:value-type="float">
            <text:p>16</text:p>
          </table:table-cell>
          <table:table-cell office:value-type="float" office:value="265004" calcext:value-type="float">
            <text:p>265004</text:p>
          </table:table-cell>
          <table:table-cell office:value-type="float" office:value="12737" calcext:value-type="float">
            <text:p>1273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 office:value-type="float" office:value="266419" calcext:value-type="float">
            <text:p>266419</text:p>
          </table:table-cell>
          <table:table-cell office:value-type="float" office:value="13052" calcext:value-type="float">
            <text:p>1305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6" calcext:value-type="float">
            <text:p>16</text:p>
          </table:table-cell>
          <table:table-cell office:value-type="float" office:value="265456" calcext:value-type="float">
            <text:p>265456</text:p>
          </table:table-cell>
          <table:table-cell office:value-type="float" office:value="12867" calcext:value-type="float">
            <text:p>128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268093" calcext:value-type="float">
            <text:p>268093</text:p>
          </table:table-cell>
          <table:table-cell office:value-type="float" office:value="12940" calcext:value-type="float">
            <text:p>1294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6" calcext:value-type="float">
            <text:p>16</text:p>
          </table:table-cell>
          <table:table-cell office:value-type="float" office:value="268233" calcext:value-type="float">
            <text:p>268233</text:p>
          </table:table-cell>
          <table:table-cell office:value-type="float" office:value="12859" calcext:value-type="float">
            <text:p>12859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6" calcext:value-type="float">
            <text:p>16</text:p>
          </table:table-cell>
          <table:table-cell office:value-type="float" office:value="268784" calcext:value-type="float">
            <text:p>268784</text:p>
          </table:table-cell>
          <table:table-cell office:value-type="float" office:value="13018" calcext:value-type="float">
            <text:p>1301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70208" calcext:value-type="float">
            <text:p>270208</text:p>
          </table:table-cell>
          <table:table-cell office:value-type="float" office:value="13054" calcext:value-type="float">
            <text:p>1305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6" calcext:value-type="float">
            <text:p>16</text:p>
          </table:table-cell>
          <table:table-cell office:value-type="float" office:value="269938" calcext:value-type="float">
            <text:p>269938</text:p>
          </table:table-cell>
          <table:table-cell office:value-type="float" office:value="13229" calcext:value-type="float">
            <text:p>1322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6" calcext:value-type="float">
            <text:p>16</text:p>
          </table:table-cell>
          <table:table-cell office:value-type="float" office:value="269863" calcext:value-type="float">
            <text:p>269863</text:p>
          </table:table-cell>
          <table:table-cell office:value-type="float" office:value="13057" calcext:value-type="float">
            <text:p>13057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6" calcext:value-type="float">
            <text:p>16</text:p>
          </table:table-cell>
          <table:table-cell office:value-type="float" office:value="267601" calcext:value-type="float">
            <text:p>267601</text:p>
          </table:table-cell>
          <table:table-cell office:value-type="float" office:value="13070" calcext:value-type="float">
            <text:p>1307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6" calcext:value-type="float">
            <text:p>16</text:p>
          </table:table-cell>
          <table:table-cell office:value-type="float" office:value="268998" calcext:value-type="float">
            <text:p>268998</text:p>
          </table:table-cell>
          <table:table-cell office:value-type="float" office:value="13047" calcext:value-type="float">
            <text:p>13047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6" calcext:value-type="float">
            <text:p>16</text:p>
          </table:table-cell>
          <table:table-cell office:value-type="float" office:value="268783" calcext:value-type="float">
            <text:p>268783</text:p>
          </table:table-cell>
          <table:table-cell office:value-type="float" office:value="12948" calcext:value-type="float">
            <text:p>1294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6" calcext:value-type="float">
            <text:p>16</text:p>
          </table:table-cell>
          <table:table-cell office:value-type="float" office:value="271898" calcext:value-type="float">
            <text:p>271898</text:p>
          </table:table-cell>
          <table:table-cell office:value-type="float" office:value="13339" calcext:value-type="float">
            <text:p>1333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" calcext:value-type="float">
            <text:p>16</text:p>
          </table:table-cell>
          <table:table-cell office:value-type="float" office:value="273691" calcext:value-type="float">
            <text:p>273691</text:p>
          </table:table-cell>
          <table:table-cell office:value-type="float" office:value="13539" calcext:value-type="float">
            <text:p>1353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6" calcext:value-type="float">
            <text:p>16</text:p>
          </table:table-cell>
          <table:table-cell office:value-type="float" office:value="272843" calcext:value-type="float">
            <text:p>272843</text:p>
          </table:table-cell>
          <table:table-cell office:value-type="float" office:value="13231" calcext:value-type="float">
            <text:p>1323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6" calcext:value-type="float">
            <text:p>16</text:p>
          </table:table-cell>
          <table:table-cell office:value-type="float" office:value="272787" calcext:value-type="float">
            <text:p>272787</text:p>
          </table:table-cell>
          <table:table-cell office:value-type="float" office:value="13325" calcext:value-type="float">
            <text:p>1332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6" calcext:value-type="float">
            <text:p>16</text:p>
          </table:table-cell>
          <table:table-cell office:value-type="float" office:value="273855" calcext:value-type="float">
            <text:p>273855</text:p>
          </table:table-cell>
          <table:table-cell office:value-type="float" office:value="13247" calcext:value-type="float">
            <text:p>13247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6" calcext:value-type="float">
            <text:p>16</text:p>
          </table:table-cell>
          <table:table-cell office:value-type="float" office:value="273628" calcext:value-type="float">
            <text:p>273628</text:p>
          </table:table-cell>
          <table:table-cell office:value-type="float" office:value="13453" calcext:value-type="float">
            <text:p>1345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6" calcext:value-type="float">
            <text:p>16</text:p>
          </table:table-cell>
          <table:table-cell office:value-type="float" office:value="273552" calcext:value-type="float">
            <text:p>273552</text:p>
          </table:table-cell>
          <table:table-cell office:value-type="float" office:value="13355" calcext:value-type="float">
            <text:p>1335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6" calcext:value-type="float">
            <text:p>16</text:p>
          </table:table-cell>
          <table:table-cell office:value-type="float" office:value="275776" calcext:value-type="float">
            <text:p>275776</text:p>
          </table:table-cell>
          <table:table-cell office:value-type="float" office:value="13468" calcext:value-type="float">
            <text:p>13468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6" calcext:value-type="float">
            <text:p>16</text:p>
          </table:table-cell>
          <table:table-cell office:value-type="float" office:value="277887" calcext:value-type="float">
            <text:p>277887</text:p>
          </table:table-cell>
          <table:table-cell office:value-type="float" office:value="13585" calcext:value-type="float">
            <text:p>1358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6" calcext:value-type="float">
            <text:p>16</text:p>
          </table:table-cell>
          <table:table-cell office:value-type="float" office:value="274905" calcext:value-type="float">
            <text:p>274905</text:p>
          </table:table-cell>
          <table:table-cell office:value-type="float" office:value="13078" calcext:value-type="float">
            <text:p>1307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6" calcext:value-type="float">
            <text:p>16</text:p>
          </table:table-cell>
          <table:table-cell office:value-type="float" office:value="276480" calcext:value-type="float">
            <text:p>276480</text:p>
          </table:table-cell>
          <table:table-cell office:value-type="float" office:value="13219" calcext:value-type="float">
            <text:p>1321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" calcext:value-type="float">
            <text:p>16</text:p>
          </table:table-cell>
          <table:table-cell office:value-type="float" office:value="276223" calcext:value-type="float">
            <text:p>276223</text:p>
          </table:table-cell>
          <table:table-cell office:value-type="float" office:value="13422" calcext:value-type="float">
            <text:p>1342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6" calcext:value-type="float">
            <text:p>16</text:p>
          </table:table-cell>
          <table:table-cell office:value-type="float" office:value="277435" calcext:value-type="float">
            <text:p>277435</text:p>
          </table:table-cell>
          <table:table-cell office:value-type="float" office:value="13560" calcext:value-type="float">
            <text:p>1356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6" calcext:value-type="float">
            <text:p>16</text:p>
          </table:table-cell>
          <table:table-cell office:value-type="float" office:value="276273" calcext:value-type="float">
            <text:p>276273</text:p>
          </table:table-cell>
          <table:table-cell office:value-type="float" office:value="13517" calcext:value-type="float">
            <text:p>1351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6" calcext:value-type="float">
            <text:p>16</text:p>
          </table:table-cell>
          <table:table-cell office:value-type="float" office:value="276845" calcext:value-type="float">
            <text:p>276845</text:p>
          </table:table-cell>
          <table:table-cell office:value-type="float" office:value="13083" calcext:value-type="float">
            <text:p>13083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6" calcext:value-type="float">
            <text:p>16</text:p>
          </table:table-cell>
          <table:table-cell office:value-type="float" office:value="279167" calcext:value-type="float">
            <text:p>279167</text:p>
          </table:table-cell>
          <table:table-cell office:value-type="float" office:value="13576" calcext:value-type="float">
            <text:p>1357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6" calcext:value-type="float">
            <text:p>16</text:p>
          </table:table-cell>
          <table:table-cell office:value-type="float" office:value="279695" calcext:value-type="float">
            <text:p>279695</text:p>
          </table:table-cell>
          <table:table-cell office:value-type="float" office:value="13189" calcext:value-type="float">
            <text:p>13189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6" calcext:value-type="float">
            <text:p>16</text:p>
          </table:table-cell>
          <table:table-cell office:value-type="float" office:value="276539" calcext:value-type="float">
            <text:p>276539</text:p>
          </table:table-cell>
          <table:table-cell office:value-type="float" office:value="13344" calcext:value-type="float">
            <text:p>13344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6" calcext:value-type="float">
            <text:p>16</text:p>
          </table:table-cell>
          <table:table-cell office:value-type="float" office:value="279935" calcext:value-type="float">
            <text:p>279935</text:p>
          </table:table-cell>
          <table:table-cell office:value-type="float" office:value="13495" calcext:value-type="float">
            <text:p>1349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6" calcext:value-type="float">
            <text:p>16</text:p>
          </table:table-cell>
          <table:table-cell office:value-type="float" office:value="278745" calcext:value-type="float">
            <text:p>278745</text:p>
          </table:table-cell>
          <table:table-cell office:value-type="float" office:value="13419" calcext:value-type="float">
            <text:p>13419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6" calcext:value-type="float">
            <text:p>16</text:p>
          </table:table-cell>
          <table:table-cell office:value-type="float" office:value="281326" calcext:value-type="float">
            <text:p>281326</text:p>
          </table:table-cell>
          <table:table-cell office:value-type="float" office:value="13640" calcext:value-type="float">
            <text:p>1364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" calcext:value-type="float">
            <text:p>16</text:p>
          </table:table-cell>
          <table:table-cell office:value-type="float" office:value="281876" calcext:value-type="float">
            <text:p>281876</text:p>
          </table:table-cell>
          <table:table-cell office:value-type="float" office:value="14015" calcext:value-type="float">
            <text:p>14015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6" calcext:value-type="float">
            <text:p>16</text:p>
          </table:table-cell>
          <table:table-cell office:value-type="float" office:value="279840" calcext:value-type="float">
            <text:p>279840</text:p>
          </table:table-cell>
          <table:table-cell office:value-type="float" office:value="13432" calcext:value-type="float">
            <text:p>1343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6" calcext:value-type="float">
            <text:p>16</text:p>
          </table:table-cell>
          <table:table-cell office:value-type="float" office:value="282426" calcext:value-type="float">
            <text:p>282426</text:p>
          </table:table-cell>
          <table:table-cell office:value-type="float" office:value="13780" calcext:value-type="float">
            <text:p>1378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6" calcext:value-type="float">
            <text:p>16</text:p>
          </table:table-cell>
          <table:table-cell office:value-type="float" office:value="281707" calcext:value-type="float">
            <text:p>281707</text:p>
          </table:table-cell>
          <table:table-cell office:value-type="float" office:value="13949" calcext:value-type="float">
            <text:p>1394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6" calcext:value-type="float">
            <text:p>16</text:p>
          </table:table-cell>
          <table:table-cell office:value-type="float" office:value="283339" calcext:value-type="float">
            <text:p>283339</text:p>
          </table:table-cell>
          <table:table-cell office:value-type="float" office:value="13725" calcext:value-type="float">
            <text:p>1372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6" calcext:value-type="float">
            <text:p>16</text:p>
          </table:table-cell>
          <table:table-cell office:value-type="float" office:value="282553" calcext:value-type="float">
            <text:p>282553</text:p>
          </table:table-cell>
          <table:table-cell office:value-type="float" office:value="13569" calcext:value-type="float">
            <text:p>1356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6" calcext:value-type="float">
            <text:p>16</text:p>
          </table:table-cell>
          <table:table-cell office:value-type="float" office:value="285197" calcext:value-type="float">
            <text:p>285197</text:p>
          </table:table-cell>
          <table:table-cell office:value-type="float" office:value="14064" calcext:value-type="float">
            <text:p>14064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6" calcext:value-type="float">
            <text:p>16</text:p>
          </table:table-cell>
          <table:table-cell office:value-type="float" office:value="284841" calcext:value-type="float">
            <text:p>284841</text:p>
          </table:table-cell>
          <table:table-cell office:value-type="float" office:value="13575" calcext:value-type="float">
            <text:p>1357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6" calcext:value-type="float">
            <text:p>16</text:p>
          </table:table-cell>
          <table:table-cell office:value-type="float" office:value="285216" calcext:value-type="float">
            <text:p>285216</text:p>
          </table:table-cell>
          <table:table-cell office:value-type="float" office:value="13866" calcext:value-type="float">
            <text:p>1386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6" calcext:value-type="float">
            <text:p>16</text:p>
          </table:table-cell>
          <table:table-cell office:value-type="float" office:value="285062" calcext:value-type="float">
            <text:p>285062</text:p>
          </table:table-cell>
          <table:table-cell office:value-type="float" office:value="13979" calcext:value-type="float">
            <text:p>1397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" calcext:value-type="float">
            <text:p>16</text:p>
          </table:table-cell>
          <table:table-cell office:value-type="float" office:value="285463" calcext:value-type="float">
            <text:p>285463</text:p>
          </table:table-cell>
          <table:table-cell office:value-type="float" office:value="13896" calcext:value-type="float">
            <text:p>1389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6" calcext:value-type="float">
            <text:p>16</text:p>
          </table:table-cell>
          <table:table-cell office:value-type="float" office:value="286736" calcext:value-type="float">
            <text:p>286736</text:p>
          </table:table-cell>
          <table:table-cell office:value-type="float" office:value="14391" calcext:value-type="float">
            <text:p>1439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6" calcext:value-type="float">
            <text:p>16</text:p>
          </table:table-cell>
          <table:table-cell office:value-type="float" office:value="285030" calcext:value-type="float">
            <text:p>285030</text:p>
          </table:table-cell>
          <table:table-cell office:value-type="float" office:value="13736" calcext:value-type="float">
            <text:p>1373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6" calcext:value-type="float">
            <text:p>16</text:p>
          </table:table-cell>
          <table:table-cell office:value-type="float" office:value="288419" calcext:value-type="float">
            <text:p>288419</text:p>
          </table:table-cell>
          <table:table-cell office:value-type="float" office:value="14398" calcext:value-type="float">
            <text:p>1439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6" calcext:value-type="float">
            <text:p>16</text:p>
          </table:table-cell>
          <table:table-cell office:value-type="float" office:value="286097" calcext:value-type="float">
            <text:p>286097</text:p>
          </table:table-cell>
          <table:table-cell office:value-type="float" office:value="14074" calcext:value-type="float">
            <text:p>14074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6" calcext:value-type="float">
            <text:p>16</text:p>
          </table:table-cell>
          <table:table-cell office:value-type="float" office:value="287627" calcext:value-type="float">
            <text:p>287627</text:p>
          </table:table-cell>
          <table:table-cell office:value-type="float" office:value="14060" calcext:value-type="float">
            <text:p>1406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6" calcext:value-type="float">
            <text:p>16</text:p>
          </table:table-cell>
          <table:table-cell office:value-type="float" office:value="288916" calcext:value-type="float">
            <text:p>288916</text:p>
          </table:table-cell>
          <table:table-cell office:value-type="float" office:value="14165" calcext:value-type="float">
            <text:p>1416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6" calcext:value-type="float">
            <text:p>16</text:p>
          </table:table-cell>
          <table:table-cell office:value-type="float" office:value="288806" calcext:value-type="float">
            <text:p>288806</text:p>
          </table:table-cell>
          <table:table-cell office:value-type="float" office:value="14179" calcext:value-type="float">
            <text:p>1417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6" calcext:value-type="float">
            <text:p>16</text:p>
          </table:table-cell>
          <table:table-cell office:value-type="float" office:value="289742" calcext:value-type="float">
            <text:p>289742</text:p>
          </table:table-cell>
          <table:table-cell office:value-type="float" office:value="14452" calcext:value-type="float">
            <text:p>14452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6" calcext:value-type="float">
            <text:p>16</text:p>
          </table:table-cell>
          <table:table-cell office:value-type="float" office:value="288260" calcext:value-type="float">
            <text:p>288260</text:p>
          </table:table-cell>
          <table:table-cell office:value-type="float" office:value="14469" calcext:value-type="float">
            <text:p>1446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office:value-type="float" office:value="289593" calcext:value-type="float">
            <text:p>289593</text:p>
          </table:table-cell>
          <table:table-cell office:value-type="float" office:value="14018" calcext:value-type="float">
            <text:p>14018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6" calcext:value-type="float">
            <text:p>16</text:p>
          </table:table-cell>
          <table:table-cell office:value-type="float" office:value="291722" calcext:value-type="float">
            <text:p>291722</text:p>
          </table:table-cell>
          <table:table-cell office:value-type="float" office:value="14476" calcext:value-type="float">
            <text:p>14476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6" calcext:value-type="float">
            <text:p>16</text:p>
          </table:table-cell>
          <table:table-cell office:value-type="float" office:value="288601" calcext:value-type="float">
            <text:p>288601</text:p>
          </table:table-cell>
          <table:table-cell office:value-type="float" office:value="14415" calcext:value-type="float">
            <text:p>14415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6" calcext:value-type="float">
            <text:p>16</text:p>
          </table:table-cell>
          <table:table-cell office:value-type="float" office:value="294218" calcext:value-type="float">
            <text:p>294218</text:p>
          </table:table-cell>
          <table:table-cell office:value-type="float" office:value="14948" calcext:value-type="float">
            <text:p>14948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6" calcext:value-type="float">
            <text:p>16</text:p>
          </table:table-cell>
          <table:table-cell office:value-type="float" office:value="293628" calcext:value-type="float">
            <text:p>293628</text:p>
          </table:table-cell>
          <table:table-cell office:value-type="float" office:value="15186" calcext:value-type="float">
            <text:p>1518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6" calcext:value-type="float">
            <text:p>16</text:p>
          </table:table-cell>
          <table:table-cell office:value-type="float" office:value="292282" calcext:value-type="float">
            <text:p>292282</text:p>
          </table:table-cell>
          <table:table-cell office:value-type="float" office:value="14326" calcext:value-type="float">
            <text:p>14326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6" calcext:value-type="float">
            <text:p>16</text:p>
          </table:table-cell>
          <table:table-cell office:value-type="float" office:value="292702" calcext:value-type="float">
            <text:p>292702</text:p>
          </table:table-cell>
          <table:table-cell office:value-type="float" office:value="14802" calcext:value-type="float">
            <text:p>14802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6" calcext:value-type="float">
            <text:p>16</text:p>
          </table:table-cell>
          <table:table-cell office:value-type="float" office:value="294179" calcext:value-type="float">
            <text:p>294179</text:p>
          </table:table-cell>
          <table:table-cell office:value-type="float" office:value="14633" calcext:value-type="float">
            <text:p>14633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6" calcext:value-type="float">
            <text:p>16</text:p>
          </table:table-cell>
          <table:table-cell office:value-type="float" office:value="294512" calcext:value-type="float">
            <text:p>294512</text:p>
          </table:table-cell>
          <table:table-cell office:value-type="float" office:value="14530" calcext:value-type="float">
            <text:p>1453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6" calcext:value-type="float">
            <text:p>16</text:p>
          </table:table-cell>
          <table:table-cell office:value-type="float" office:value="293428" calcext:value-type="float">
            <text:p>293428</text:p>
          </table:table-cell>
          <table:table-cell office:value-type="float" office:value="14889" calcext:value-type="float">
            <text:p>1488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295979" calcext:value-type="float">
            <text:p>295979</text:p>
          </table:table-cell>
          <table:table-cell office:value-type="float" office:value="15085" calcext:value-type="float">
            <text:p>15085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6" calcext:value-type="float">
            <text:p>16</text:p>
          </table:table-cell>
          <table:table-cell office:value-type="float" office:value="297588" calcext:value-type="float">
            <text:p>297588</text:p>
          </table:table-cell>
          <table:table-cell office:value-type="float" office:value="15374" calcext:value-type="float">
            <text:p>15374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6" calcext:value-type="float">
            <text:p>16</text:p>
          </table:table-cell>
          <table:table-cell office:value-type="float" office:value="295210" calcext:value-type="float">
            <text:p>295210</text:p>
          </table:table-cell>
          <table:table-cell office:value-type="float" office:value="14835" calcext:value-type="float">
            <text:p>14835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6" calcext:value-type="float">
            <text:p>16</text:p>
          </table:table-cell>
          <table:table-cell office:value-type="float" office:value="297286" calcext:value-type="float">
            <text:p>297286</text:p>
          </table:table-cell>
          <table:table-cell office:value-type="float" office:value="15014" calcext:value-type="float">
            <text:p>15014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6" calcext:value-type="float">
            <text:p>16</text:p>
          </table:table-cell>
          <table:table-cell office:value-type="float" office:value="295233" calcext:value-type="float">
            <text:p>295233</text:p>
          </table:table-cell>
          <table:table-cell office:value-type="float" office:value="14938" calcext:value-type="float">
            <text:p>14938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6" calcext:value-type="float">
            <text:p>16</text:p>
          </table:table-cell>
          <table:table-cell office:value-type="float" office:value="299207" calcext:value-type="float">
            <text:p>299207</text:p>
          </table:table-cell>
          <table:table-cell office:value-type="float" office:value="15549" calcext:value-type="float">
            <text:p>1554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6" calcext:value-type="float">
            <text:p>16</text:p>
          </table:table-cell>
          <table:table-cell office:value-type="float" office:value="296467" calcext:value-type="float">
            <text:p>296467</text:p>
          </table:table-cell>
          <table:table-cell office:value-type="float" office:value="14868" calcext:value-type="float">
            <text:p>14868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6" calcext:value-type="float">
            <text:p>16</text:p>
          </table:table-cell>
          <table:table-cell office:value-type="float" office:value="298030" calcext:value-type="float">
            <text:p>298030</text:p>
          </table:table-cell>
          <table:table-cell office:value-type="float" office:value="15351" calcext:value-type="float">
            <text:p>15351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6" calcext:value-type="float">
            <text:p>16</text:p>
          </table:table-cell>
          <table:table-cell office:value-type="float" office:value="296534" calcext:value-type="float">
            <text:p>296534</text:p>
          </table:table-cell>
          <table:table-cell office:value-type="float" office:value="15135" calcext:value-type="float">
            <text:p>15135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6" calcext:value-type="float">
            <text:p>16</text:p>
          </table:table-cell>
          <table:table-cell office:value-type="float" office:value="295165" calcext:value-type="float">
            <text:p>295165</text:p>
          </table:table-cell>
          <table:table-cell office:value-type="float" office:value="14929" calcext:value-type="float">
            <text:p>1492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" calcext:value-type="float">
            <text:p>16</text:p>
          </table:table-cell>
          <table:table-cell office:value-type="float" office:value="300590" calcext:value-type="float">
            <text:p>300590</text:p>
          </table:table-cell>
          <table:table-cell office:value-type="float" office:value="15974" calcext:value-type="float">
            <text:p>15974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6" calcext:value-type="float">
            <text:p>16</text:p>
          </table:table-cell>
          <table:table-cell office:value-type="float" office:value="298056" calcext:value-type="float">
            <text:p>298056</text:p>
          </table:table-cell>
          <table:table-cell office:value-type="float" office:value="15118" calcext:value-type="float">
            <text:p>15118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6" calcext:value-type="float">
            <text:p>16</text:p>
          </table:table-cell>
          <table:table-cell office:value-type="float" office:value="297158" calcext:value-type="float">
            <text:p>297158</text:p>
          </table:table-cell>
          <table:table-cell office:value-type="float" office:value="15193" calcext:value-type="float">
            <text:p>15193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6" calcext:value-type="float">
            <text:p>16</text:p>
          </table:table-cell>
          <table:table-cell office:value-type="float" office:value="303408" calcext:value-type="float">
            <text:p>303408</text:p>
          </table:table-cell>
          <table:table-cell office:value-type="float" office:value="16481" calcext:value-type="float">
            <text:p>1648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  <table:table-cell office:value-type="float" office:value="300218" calcext:value-type="float">
            <text:p>300218</text:p>
          </table:table-cell>
          <table:table-cell office:value-type="float" office:value="15681" calcext:value-type="float">
            <text:p>1568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6" calcext:value-type="float">
            <text:p>16</text:p>
          </table:table-cell>
          <table:table-cell office:value-type="float" office:value="298983" calcext:value-type="float">
            <text:p>298983</text:p>
          </table:table-cell>
          <table:table-cell office:value-type="float" office:value="15022" calcext:value-type="float">
            <text:p>15022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6" calcext:value-type="float">
            <text:p>16</text:p>
          </table:table-cell>
          <table:table-cell office:value-type="float" office:value="300767" calcext:value-type="float">
            <text:p>300767</text:p>
          </table:table-cell>
          <table:table-cell office:value-type="float" office:value="15676" calcext:value-type="float">
            <text:p>15676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6" calcext:value-type="float">
            <text:p>16</text:p>
          </table:table-cell>
          <table:table-cell office:value-type="float" office:value="301441" calcext:value-type="float">
            <text:p>301441</text:p>
          </table:table-cell>
          <table:table-cell office:value-type="float" office:value="15289" calcext:value-type="float">
            <text:p>15289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6" calcext:value-type="float">
            <text:p>16</text:p>
          </table:table-cell>
          <table:table-cell office:value-type="float" office:value="304573" calcext:value-type="float">
            <text:p>304573</text:p>
          </table:table-cell>
          <table:table-cell office:value-type="float" office:value="16539" calcext:value-type="float">
            <text:p>16539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6" calcext:value-type="float">
            <text:p>16</text:p>
          </table:table-cell>
          <table:table-cell office:value-type="float" office:value="301531" calcext:value-type="float">
            <text:p>301531</text:p>
          </table:table-cell>
          <table:table-cell office:value-type="float" office:value="15572" calcext:value-type="float">
            <text:p>1557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" calcext:value-type="float">
            <text:p>16</text:p>
          </table:table-cell>
          <table:table-cell office:value-type="float" office:value="302478" calcext:value-type="float">
            <text:p>302478</text:p>
          </table:table-cell>
          <table:table-cell office:value-type="float" office:value="15552" calcext:value-type="float">
            <text:p>15552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6" calcext:value-type="float">
            <text:p>16</text:p>
          </table:table-cell>
          <table:table-cell office:value-type="float" office:value="304009" calcext:value-type="float">
            <text:p>304009</text:p>
          </table:table-cell>
          <table:table-cell office:value-type="float" office:value="15985" calcext:value-type="float">
            <text:p>1598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6" calcext:value-type="float">
            <text:p>16</text:p>
          </table:table-cell>
          <table:table-cell office:value-type="float" office:value="301211" calcext:value-type="float">
            <text:p>301211</text:p>
          </table:table-cell>
          <table:table-cell office:value-type="float" office:value="15559" calcext:value-type="float">
            <text:p>15559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6" calcext:value-type="float">
            <text:p>16</text:p>
          </table:table-cell>
          <table:table-cell office:value-type="float" office:value="306407" calcext:value-type="float">
            <text:p>306407</text:p>
          </table:table-cell>
          <table:table-cell office:value-type="float" office:value="16177" calcext:value-type="float">
            <text:p>16177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6" calcext:value-type="float">
            <text:p>16</text:p>
          </table:table-cell>
          <table:table-cell office:value-type="float" office:value="306431" calcext:value-type="float">
            <text:p>306431</text:p>
          </table:table-cell>
          <table:table-cell office:value-type="float" office:value="16119" calcext:value-type="float">
            <text:p>1611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6" calcext:value-type="float">
            <text:p>16</text:p>
          </table:table-cell>
          <table:table-cell office:value-type="float" office:value="305248" calcext:value-type="float">
            <text:p>305248</text:p>
          </table:table-cell>
          <table:table-cell office:value-type="float" office:value="16308" calcext:value-type="float">
            <text:p>1630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6" calcext:value-type="float">
            <text:p>16</text:p>
          </table:table-cell>
          <table:table-cell office:value-type="float" office:value="305053" calcext:value-type="float">
            <text:p>305053</text:p>
          </table:table-cell>
          <table:table-cell office:value-type="float" office:value="15792" calcext:value-type="float">
            <text:p>15792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6" calcext:value-type="float">
            <text:p>16</text:p>
          </table:table-cell>
          <table:table-cell office:value-type="float" office:value="303028" calcext:value-type="float">
            <text:p>303028</text:p>
          </table:table-cell>
          <table:table-cell office:value-type="float" office:value="15156" calcext:value-type="float">
            <text:p>1515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6" calcext:value-type="float">
            <text:p>16</text:p>
          </table:table-cell>
          <table:table-cell office:value-type="float" office:value="303389" calcext:value-type="float">
            <text:p>303389</text:p>
          </table:table-cell>
          <table:table-cell office:value-type="float" office:value="15954" calcext:value-type="float">
            <text:p>1595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6" calcext:value-type="float">
            <text:p>16</text:p>
          </table:table-cell>
          <table:table-cell office:value-type="float" office:value="304942" calcext:value-type="float">
            <text:p>304942</text:p>
          </table:table-cell>
          <table:table-cell office:value-type="float" office:value="16012" calcext:value-type="float">
            <text:p>1601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" calcext:value-type="float">
            <text:p>16</text:p>
          </table:table-cell>
          <table:table-cell office:value-type="float" office:value="306028" calcext:value-type="float">
            <text:p>306028</text:p>
          </table:table-cell>
          <table:table-cell office:value-type="float" office:value="16148" calcext:value-type="float">
            <text:p>1614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6" calcext:value-type="float">
            <text:p>16</text:p>
          </table:table-cell>
          <table:table-cell office:value-type="float" office:value="308904" calcext:value-type="float">
            <text:p>308904</text:p>
          </table:table-cell>
          <table:table-cell office:value-type="float" office:value="16856" calcext:value-type="float">
            <text:p>16856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6" calcext:value-type="float">
            <text:p>16</text:p>
          </table:table-cell>
          <table:table-cell office:value-type="float" office:value="307233" calcext:value-type="float">
            <text:p>307233</text:p>
          </table:table-cell>
          <table:table-cell office:value-type="float" office:value="16705" calcext:value-type="float">
            <text:p>1670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6" calcext:value-type="float">
            <text:p>16</text:p>
          </table:table-cell>
          <table:table-cell office:value-type="float" office:value="305864" calcext:value-type="float">
            <text:p>305864</text:p>
          </table:table-cell>
          <table:table-cell office:value-type="float" office:value="16188" calcext:value-type="float">
            <text:p>16188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6" calcext:value-type="float">
            <text:p>16</text:p>
          </table:table-cell>
          <table:table-cell office:value-type="float" office:value="307514" calcext:value-type="float">
            <text:p>307514</text:p>
          </table:table-cell>
          <table:table-cell office:value-type="float" office:value="15840" calcext:value-type="float">
            <text:p>1584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6" calcext:value-type="float">
            <text:p>16</text:p>
          </table:table-cell>
          <table:table-cell office:value-type="float" office:value="308500" calcext:value-type="float">
            <text:p>308500</text:p>
          </table:table-cell>
          <table:table-cell office:value-type="float" office:value="16514" calcext:value-type="float">
            <text:p>16514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6" calcext:value-type="float">
            <text:p>16</text:p>
          </table:table-cell>
          <table:table-cell office:value-type="float" office:value="308949" calcext:value-type="float">
            <text:p>308949</text:p>
          </table:table-cell>
          <table:table-cell office:value-type="float" office:value="16029" calcext:value-type="float">
            <text:p>16029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6" calcext:value-type="float">
            <text:p>16</text:p>
          </table:table-cell>
          <table:table-cell office:value-type="float" office:value="310364" calcext:value-type="float">
            <text:p>310364</text:p>
          </table:table-cell>
          <table:table-cell office:value-type="float" office:value="16516" calcext:value-type="float">
            <text:p>1651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6" calcext:value-type="float">
            <text:p>16</text:p>
          </table:table-cell>
          <table:table-cell office:value-type="float" office:value="305975" calcext:value-type="float">
            <text:p>305975</text:p>
          </table:table-cell>
          <table:table-cell office:value-type="float" office:value="16174" calcext:value-type="float">
            <text:p>1617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6" calcext:value-type="float">
            <text:p>16</text:p>
          </table:table-cell>
          <table:table-cell office:value-type="float" office:value="309036" calcext:value-type="float">
            <text:p>309036</text:p>
          </table:table-cell>
          <table:table-cell office:value-type="float" office:value="16545" calcext:value-type="float">
            <text:p>165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311348" calcext:value-type="float">
            <text:p>311348</text:p>
          </table:table-cell>
          <table:table-cell office:value-type="float" office:value="16719" calcext:value-type="float">
            <text:p>1671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float" office:value="310555" calcext:value-type="float">
            <text:p>310555</text:p>
          </table:table-cell>
          <table:table-cell office:value-type="float" office:value="16480" calcext:value-type="float">
            <text:p>1648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float" office:value="313323" calcext:value-type="float">
            <text:p>313323</text:p>
          </table:table-cell>
          <table:table-cell office:value-type="float" office:value="17142" calcext:value-type="float">
            <text:p>17142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6" calcext:value-type="float">
            <text:p>16</text:p>
          </table:table-cell>
          <table:table-cell office:value-type="float" office:value="311217" calcext:value-type="float">
            <text:p>311217</text:p>
          </table:table-cell>
          <table:table-cell office:value-type="float" office:value="16345" calcext:value-type="float">
            <text:p>16345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6" calcext:value-type="float">
            <text:p>16</text:p>
          </table:table-cell>
          <table:table-cell office:value-type="float" office:value="312696" calcext:value-type="float">
            <text:p>312696</text:p>
          </table:table-cell>
          <table:table-cell office:value-type="float" office:value="16783" calcext:value-type="float">
            <text:p>16783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6" calcext:value-type="float">
            <text:p>16</text:p>
          </table:table-cell>
          <table:table-cell office:value-type="float" office:value="313251" calcext:value-type="float">
            <text:p>313251</text:p>
          </table:table-cell>
          <table:table-cell office:value-type="float" office:value="17377" calcext:value-type="float">
            <text:p>17377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6" calcext:value-type="float">
            <text:p>16</text:p>
          </table:table-cell>
          <table:table-cell office:value-type="float" office:value="314704" calcext:value-type="float">
            <text:p>314704</text:p>
          </table:table-cell>
          <table:table-cell office:value-type="float" office:value="17134" calcext:value-type="float">
            <text:p>17134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6" calcext:value-type="float">
            <text:p>16</text:p>
          </table:table-cell>
          <table:table-cell office:value-type="float" office:value="313641" calcext:value-type="float">
            <text:p>313641</text:p>
          </table:table-cell>
          <table:table-cell office:value-type="float" office:value="16890" calcext:value-type="float">
            <text:p>1689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6" calcext:value-type="float">
            <text:p>16</text:p>
          </table:table-cell>
          <table:table-cell office:value-type="float" office:value="311480" calcext:value-type="float">
            <text:p>311480</text:p>
          </table:table-cell>
          <table:table-cell office:value-type="float" office:value="16326" calcext:value-type="float">
            <text:p>16326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6" calcext:value-type="float">
            <text:p>16</text:p>
          </table:table-cell>
          <table:table-cell office:value-type="float" office:value="315123" calcext:value-type="float">
            <text:p>315123</text:p>
          </table:table-cell>
          <table:table-cell office:value-type="float" office:value="17265" calcext:value-type="float">
            <text:p>1726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311373" calcext:value-type="float">
            <text:p>311373</text:p>
          </table:table-cell>
          <table:table-cell office:value-type="float" office:value="16884" calcext:value-type="float">
            <text:p>16884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6" calcext:value-type="float">
            <text:p>16</text:p>
          </table:table-cell>
          <table:table-cell office:value-type="float" office:value="314966" calcext:value-type="float">
            <text:p>314966</text:p>
          </table:table-cell>
          <table:table-cell office:value-type="float" office:value="16592" calcext:value-type="float">
            <text:p>16592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6" calcext:value-type="float">
            <text:p>16</text:p>
          </table:table-cell>
          <table:table-cell office:value-type="float" office:value="311545" calcext:value-type="float">
            <text:p>311545</text:p>
          </table:table-cell>
          <table:table-cell office:value-type="float" office:value="16925" calcext:value-type="float">
            <text:p>16925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6" calcext:value-type="float">
            <text:p>16</text:p>
          </table:table-cell>
          <table:table-cell office:value-type="float" office:value="314239" calcext:value-type="float">
            <text:p>314239</text:p>
          </table:table-cell>
          <table:table-cell office:value-type="float" office:value="16742" calcext:value-type="float">
            <text:p>16742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6" calcext:value-type="float">
            <text:p>16</text:p>
          </table:table-cell>
          <table:table-cell office:value-type="float" office:value="312589" calcext:value-type="float">
            <text:p>312589</text:p>
          </table:table-cell>
          <table:table-cell office:value-type="float" office:value="16417" calcext:value-type="float">
            <text:p>16417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6" calcext:value-type="float">
            <text:p>16</text:p>
          </table:table-cell>
          <table:table-cell office:value-type="float" office:value="312608" calcext:value-type="float">
            <text:p>312608</text:p>
          </table:table-cell>
          <table:table-cell office:value-type="float" office:value="16348" calcext:value-type="float">
            <text:p>16348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6" calcext:value-type="float">
            <text:p>16</text:p>
          </table:table-cell>
          <table:table-cell office:value-type="float" office:value="313717" calcext:value-type="float">
            <text:p>313717</text:p>
          </table:table-cell>
          <table:table-cell office:value-type="float" office:value="16830" calcext:value-type="float">
            <text:p>1683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6" calcext:value-type="float">
            <text:p>16</text:p>
          </table:table-cell>
          <table:table-cell office:value-type="float" office:value="318654" calcext:value-type="float">
            <text:p>318654</text:p>
          </table:table-cell>
          <table:table-cell office:value-type="float" office:value="17517" calcext:value-type="float">
            <text:p>17517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6" calcext:value-type="float">
            <text:p>16</text:p>
          </table:table-cell>
          <table:table-cell office:value-type="float" office:value="317807" calcext:value-type="float">
            <text:p>317807</text:p>
          </table:table-cell>
          <table:table-cell office:value-type="float" office:value="17540" calcext:value-type="float">
            <text:p>1754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6" calcext:value-type="float">
            <text:p>16</text:p>
          </table:table-cell>
          <table:table-cell office:value-type="float" office:value="315339" calcext:value-type="float">
            <text:p>315339</text:p>
          </table:table-cell>
          <table:table-cell office:value-type="float" office:value="16650" calcext:value-type="float">
            <text:p>1665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" calcext:value-type="float">
            <text:p>16</text:p>
          </table:table-cell>
          <table:table-cell office:value-type="float" office:value="318608" calcext:value-type="float">
            <text:p>318608</text:p>
          </table:table-cell>
          <table:table-cell office:value-type="float" office:value="17584" calcext:value-type="float">
            <text:p>17584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6" calcext:value-type="float">
            <text:p>16</text:p>
          </table:table-cell>
          <table:table-cell office:value-type="float" office:value="318324" calcext:value-type="float">
            <text:p>318324</text:p>
          </table:table-cell>
          <table:table-cell office:value-type="float" office:value="17142" calcext:value-type="float">
            <text:p>17142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6" calcext:value-type="float">
            <text:p>16</text:p>
          </table:table-cell>
          <table:table-cell office:value-type="float" office:value="317412" calcext:value-type="float">
            <text:p>317412</text:p>
          </table:table-cell>
          <table:table-cell office:value-type="float" office:value="17760" calcext:value-type="float">
            <text:p>1776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6" calcext:value-type="float">
            <text:p>16</text:p>
          </table:table-cell>
          <table:table-cell office:value-type="float" office:value="321065" calcext:value-type="float">
            <text:p>321065</text:p>
          </table:table-cell>
          <table:table-cell office:value-type="float" office:value="18069" calcext:value-type="float">
            <text:p>18069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6" calcext:value-type="float">
            <text:p>16</text:p>
          </table:table-cell>
          <table:table-cell office:value-type="float" office:value="321221" calcext:value-type="float">
            <text:p>321221</text:p>
          </table:table-cell>
          <table:table-cell office:value-type="float" office:value="18263" calcext:value-type="float">
            <text:p>18263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6" calcext:value-type="float">
            <text:p>16</text:p>
          </table:table-cell>
          <table:table-cell office:value-type="float" office:value="318071" calcext:value-type="float">
            <text:p>318071</text:p>
          </table:table-cell>
          <table:table-cell office:value-type="float" office:value="17803" calcext:value-type="float">
            <text:p>17803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6" calcext:value-type="float">
            <text:p>16</text:p>
          </table:table-cell>
          <table:table-cell office:value-type="float" office:value="318970" calcext:value-type="float">
            <text:p>318970</text:p>
          </table:table-cell>
          <table:table-cell office:value-type="float" office:value="17645" calcext:value-type="float">
            <text:p>17645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6" calcext:value-type="float">
            <text:p>16</text:p>
          </table:table-cell>
          <table:table-cell office:value-type="float" office:value="318683" calcext:value-type="float">
            <text:p>318683</text:p>
          </table:table-cell>
          <table:table-cell office:value-type="float" office:value="17574" calcext:value-type="float">
            <text:p>17574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6" calcext:value-type="float">
            <text:p>16</text:p>
          </table:table-cell>
          <table:table-cell office:value-type="float" office:value="319229" calcext:value-type="float">
            <text:p>319229</text:p>
          </table:table-cell>
          <table:table-cell office:value-type="float" office:value="17563" calcext:value-type="float">
            <text:p>17563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6" calcext:value-type="float">
            <text:p>16</text:p>
          </table:table-cell>
          <table:table-cell office:value-type="float" office:value="323706" calcext:value-type="float">
            <text:p>323706</text:p>
          </table:table-cell>
          <table:table-cell office:value-type="float" office:value="18674" calcext:value-type="float">
            <text:p>1867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" calcext:value-type="float">
            <text:p>16</text:p>
          </table:table-cell>
          <table:table-cell office:value-type="float" office:value="321039" calcext:value-type="float">
            <text:p>321039</text:p>
          </table:table-cell>
          <table:table-cell office:value-type="float" office:value="18209" calcext:value-type="float">
            <text:p>18209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6" calcext:value-type="float">
            <text:p>16</text:p>
          </table:table-cell>
          <table:table-cell office:value-type="float" office:value="319653" calcext:value-type="float">
            <text:p>319653</text:p>
          </table:table-cell>
          <table:table-cell office:value-type="float" office:value="17840" calcext:value-type="float">
            <text:p>1784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6" calcext:value-type="float">
            <text:p>16</text:p>
          </table:table-cell>
          <table:table-cell office:value-type="float" office:value="321707" calcext:value-type="float">
            <text:p>321707</text:p>
          </table:table-cell>
          <table:table-cell office:value-type="float" office:value="18134" calcext:value-type="float">
            <text:p>18134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6" calcext:value-type="float">
            <text:p>16</text:p>
          </table:table-cell>
          <table:table-cell office:value-type="float" office:value="322309" calcext:value-type="float">
            <text:p>322309</text:p>
          </table:table-cell>
          <table:table-cell office:value-type="float" office:value="18348" calcext:value-type="float">
            <text:p>18348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6" calcext:value-type="float">
            <text:p>16</text:p>
          </table:table-cell>
          <table:table-cell office:value-type="float" office:value="321008" calcext:value-type="float">
            <text:p>321008</text:p>
          </table:table-cell>
          <table:table-cell office:value-type="float" office:value="17505" calcext:value-type="float">
            <text:p>17505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6" calcext:value-type="float">
            <text:p>16</text:p>
          </table:table-cell>
          <table:table-cell office:value-type="float" office:value="319433" calcext:value-type="float">
            <text:p>319433</text:p>
          </table:table-cell>
          <table:table-cell office:value-type="float" office:value="17596" calcext:value-type="float">
            <text:p>17596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6" calcext:value-type="float">
            <text:p>16</text:p>
          </table:table-cell>
          <table:table-cell office:value-type="float" office:value="321431" calcext:value-type="float">
            <text:p>321431</text:p>
          </table:table-cell>
          <table:table-cell office:value-type="float" office:value="17671" calcext:value-type="float">
            <text:p>17671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6" calcext:value-type="float">
            <text:p>16</text:p>
          </table:table-cell>
          <table:table-cell office:value-type="float" office:value="321607" calcext:value-type="float">
            <text:p>321607</text:p>
          </table:table-cell>
          <table:table-cell office:value-type="float" office:value="17350" calcext:value-type="float">
            <text:p>1735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6" calcext:value-type="float">
            <text:p>16</text:p>
          </table:table-cell>
          <table:table-cell office:value-type="float" office:value="323662" calcext:value-type="float">
            <text:p>323662</text:p>
          </table:table-cell>
          <table:table-cell office:value-type="float" office:value="18367" calcext:value-type="float">
            <text:p>18367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6" calcext:value-type="float">
            <text:p>16</text:p>
          </table:table-cell>
          <table:table-cell office:value-type="float" office:value="322687" calcext:value-type="float">
            <text:p>322687</text:p>
          </table:table-cell>
          <table:table-cell office:value-type="float" office:value="18028" calcext:value-type="float">
            <text:p>1802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325531" calcext:value-type="float">
            <text:p>325531</text:p>
          </table:table-cell>
          <table:table-cell office:value-type="float" office:value="18789" calcext:value-type="float">
            <text:p>18789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6" calcext:value-type="float">
            <text:p>16</text:p>
          </table:table-cell>
          <table:table-cell office:value-type="float" office:value="324251" calcext:value-type="float">
            <text:p>324251</text:p>
          </table:table-cell>
          <table:table-cell office:value-type="float" office:value="18290" calcext:value-type="float">
            <text:p>1829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6" calcext:value-type="float">
            <text:p>16</text:p>
          </table:table-cell>
          <table:table-cell office:value-type="float" office:value="325840" calcext:value-type="float">
            <text:p>325840</text:p>
          </table:table-cell>
          <table:table-cell office:value-type="float" office:value="18878" calcext:value-type="float">
            <text:p>18878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6" calcext:value-type="float">
            <text:p>16</text:p>
          </table:table-cell>
          <table:table-cell office:value-type="float" office:value="321683" calcext:value-type="float">
            <text:p>321683</text:p>
          </table:table-cell>
          <table:table-cell office:value-type="float" office:value="17747" calcext:value-type="float">
            <text:p>17747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6" calcext:value-type="float">
            <text:p>16</text:p>
          </table:table-cell>
          <table:table-cell office:value-type="float" office:value="326651" calcext:value-type="float">
            <text:p>326651</text:p>
          </table:table-cell>
          <table:table-cell office:value-type="float" office:value="18787" calcext:value-type="float">
            <text:p>18787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6" calcext:value-type="float">
            <text:p>16</text:p>
          </table:table-cell>
          <table:table-cell office:value-type="float" office:value="324408" calcext:value-type="float">
            <text:p>324408</text:p>
          </table:table-cell>
          <table:table-cell office:value-type="float" office:value="18285" calcext:value-type="float">
            <text:p>18285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6" calcext:value-type="float">
            <text:p>16</text:p>
          </table:table-cell>
          <table:table-cell office:value-type="float" office:value="327832" calcext:value-type="float">
            <text:p>327832</text:p>
          </table:table-cell>
          <table:table-cell office:value-type="float" office:value="18636" calcext:value-type="float">
            <text:p>18636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6" calcext:value-type="float">
            <text:p>16</text:p>
          </table:table-cell>
          <table:table-cell office:value-type="float" office:value="325177" calcext:value-type="float">
            <text:p>325177</text:p>
          </table:table-cell>
          <table:table-cell office:value-type="float" office:value="18472" calcext:value-type="float">
            <text:p>18472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6" calcext:value-type="float">
            <text:p>16</text:p>
          </table:table-cell>
          <table:table-cell office:value-type="float" office:value="326898" calcext:value-type="float">
            <text:p>326898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6" calcext:value-type="float">
            <text:p>16</text:p>
          </table:table-cell>
          <table:table-cell office:value-type="float" office:value="327592" calcext:value-type="float">
            <text:p>327592</text:p>
          </table:table-cell>
          <table:table-cell office:value-type="float" office:value="19362" calcext:value-type="float">
            <text:p>1936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" calcext:value-type="float">
            <text:p>16</text:p>
          </table:table-cell>
          <table:table-cell office:value-type="float" office:value="327968" calcext:value-type="float">
            <text:p>327968</text:p>
          </table:table-cell>
          <table:table-cell office:value-type="float" office:value="18422" calcext:value-type="float">
            <text:p>18422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6" calcext:value-type="float">
            <text:p>16</text:p>
          </table:table-cell>
          <table:table-cell office:value-type="float" office:value="331453" calcext:value-type="float">
            <text:p>331453</text:p>
          </table:table-cell>
          <table:table-cell office:value-type="float" office:value="19915" calcext:value-type="float">
            <text:p>19915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6" calcext:value-type="float">
            <text:p>16</text:p>
          </table:table-cell>
          <table:table-cell office:value-type="float" office:value="325157" calcext:value-type="float">
            <text:p>325157</text:p>
          </table:table-cell>
          <table:table-cell office:value-type="float" office:value="18811" calcext:value-type="float">
            <text:p>18811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6" calcext:value-type="float">
            <text:p>16</text:p>
          </table:table-cell>
          <table:table-cell office:value-type="float" office:value="327604" calcext:value-type="float">
            <text:p>327604</text:p>
          </table:table-cell>
          <table:table-cell office:value-type="float" office:value="18687" calcext:value-type="float">
            <text:p>18687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6" calcext:value-type="float">
            <text:p>16</text:p>
          </table:table-cell>
          <table:table-cell office:value-type="float" office:value="325867" calcext:value-type="float">
            <text:p>325867</text:p>
          </table:table-cell>
          <table:table-cell office:value-type="float" office:value="18335" calcext:value-type="float">
            <text:p>18335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6" calcext:value-type="float">
            <text:p>16</text:p>
          </table:table-cell>
          <table:table-cell office:value-type="float" office:value="330068" calcext:value-type="float">
            <text:p>330068</text:p>
          </table:table-cell>
          <table:table-cell office:value-type="float" office:value="19255" calcext:value-type="float">
            <text:p>19255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6" calcext:value-type="float">
            <text:p>16</text:p>
          </table:table-cell>
          <table:table-cell office:value-type="float" office:value="326151" calcext:value-type="float">
            <text:p>326151</text:p>
          </table:table-cell>
          <table:table-cell office:value-type="float" office:value="17904" calcext:value-type="float">
            <text:p>17904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6" calcext:value-type="float">
            <text:p>16</text:p>
          </table:table-cell>
          <table:table-cell office:value-type="float" office:value="329256" calcext:value-type="float">
            <text:p>329256</text:p>
          </table:table-cell>
          <table:table-cell office:value-type="float" office:value="19152" calcext:value-type="float">
            <text:p>19152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6" calcext:value-type="float">
            <text:p>16</text:p>
          </table:table-cell>
          <table:table-cell office:value-type="float" office:value="325167" calcext:value-type="float">
            <text:p>325167</text:p>
          </table:table-cell>
          <table:table-cell office:value-type="float" office:value="17723" calcext:value-type="float">
            <text:p>17723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6" calcext:value-type="float">
            <text:p>16</text:p>
          </table:table-cell>
          <table:table-cell office:value-type="float" office:value="331243" calcext:value-type="float">
            <text:p>331243</text:p>
          </table:table-cell>
          <table:table-cell office:value-type="float" office:value="19598" calcext:value-type="float">
            <text:p>1959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6" calcext:value-type="float">
            <text:p>16</text:p>
          </table:table-cell>
          <table:table-cell office:value-type="float" office:value="330977" calcext:value-type="float">
            <text:p>330977</text:p>
          </table:table-cell>
          <table:table-cell office:value-type="float" office:value="19251" calcext:value-type="float">
            <text:p>19251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6" calcext:value-type="float">
            <text:p>16</text:p>
          </table:table-cell>
          <table:table-cell office:value-type="float" office:value="325373" calcext:value-type="float">
            <text:p>325373</text:p>
          </table:table-cell>
          <table:table-cell office:value-type="float" office:value="18247" calcext:value-type="float">
            <text:p>18247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6" calcext:value-type="float">
            <text:p>16</text:p>
          </table:table-cell>
          <table:table-cell office:value-type="float" office:value="327511" calcext:value-type="float">
            <text:p>327511</text:p>
          </table:table-cell>
          <table:table-cell office:value-type="float" office:value="18493" calcext:value-type="float">
            <text:p>18493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6" calcext:value-type="float">
            <text:p>16</text:p>
          </table:table-cell>
          <table:table-cell office:value-type="float" office:value="331350" calcext:value-type="float">
            <text:p>331350</text:p>
          </table:table-cell>
          <table:table-cell office:value-type="float" office:value="19465" calcext:value-type="float">
            <text:p>19465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6" calcext:value-type="float">
            <text:p>16</text:p>
          </table:table-cell>
          <table:table-cell office:value-type="float" office:value="332408" calcext:value-type="float">
            <text:p>332408</text:p>
          </table:table-cell>
          <table:table-cell office:value-type="float" office:value="19910" calcext:value-type="float">
            <text:p>1991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6" calcext:value-type="float">
            <text:p>16</text:p>
          </table:table-cell>
          <table:table-cell office:value-type="float" office:value="330622" calcext:value-type="float">
            <text:p>330622</text:p>
          </table:table-cell>
          <table:table-cell office:value-type="float" office:value="19411" calcext:value-type="float">
            <text:p>19411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6" calcext:value-type="float">
            <text:p>16</text:p>
          </table:table-cell>
          <table:table-cell office:value-type="float" office:value="331712" calcext:value-type="float">
            <text:p>331712</text:p>
          </table:table-cell>
          <table:table-cell office:value-type="float" office:value="19504" calcext:value-type="float">
            <text:p>19504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6" calcext:value-type="float">
            <text:p>16</text:p>
          </table:table-cell>
          <table:table-cell office:value-type="float" office:value="337922" calcext:value-type="float">
            <text:p>337922</text:p>
          </table:table-cell>
          <table:table-cell office:value-type="float" office:value="20714" calcext:value-type="float">
            <text:p>20714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6" calcext:value-type="float">
            <text:p>16</text:p>
          </table:table-cell>
          <table:table-cell office:value-type="float" office:value="333071" calcext:value-type="float">
            <text:p>333071</text:p>
          </table:table-cell>
          <table:table-cell office:value-type="float" office:value="19650" calcext:value-type="float">
            <text:p>1965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6" calcext:value-type="float">
            <text:p>16</text:p>
          </table:table-cell>
          <table:table-cell office:value-type="float" office:value="334312" calcext:value-type="float">
            <text:p>334312</text:p>
          </table:table-cell>
          <table:table-cell office:value-type="float" office:value="19529" calcext:value-type="float">
            <text:p>1952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6" calcext:value-type="float">
            <text:p>16</text:p>
          </table:table-cell>
          <table:table-cell office:value-type="float" office:value="328847" calcext:value-type="float">
            <text:p>328847</text:p>
          </table:table-cell>
          <table:table-cell office:value-type="float" office:value="18629" calcext:value-type="float">
            <text:p>18629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6" calcext:value-type="float">
            <text:p>16</text:p>
          </table:table-cell>
          <table:table-cell office:value-type="float" office:value="334409" calcext:value-type="float">
            <text:p>334409</text:p>
          </table:table-cell>
          <table:table-cell office:value-type="float" office:value="19462" calcext:value-type="float">
            <text:p>19462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6" calcext:value-type="float">
            <text:p>16</text:p>
          </table:table-cell>
          <table:table-cell office:value-type="float" office:value="329174" calcext:value-type="float">
            <text:p>329174</text:p>
          </table:table-cell>
          <table:table-cell office:value-type="float" office:value="18678" calcext:value-type="float">
            <text:p>18678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6" calcext:value-type="float">
            <text:p>16</text:p>
          </table:table-cell>
          <table:table-cell office:value-type="float" office:value="326584" calcext:value-type="float">
            <text:p>326584</text:p>
          </table:table-cell>
          <table:table-cell office:value-type="float" office:value="18506" calcext:value-type="float">
            <text:p>18506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6" calcext:value-type="float">
            <text:p>16</text:p>
          </table:table-cell>
          <table:table-cell office:value-type="float" office:value="333659" calcext:value-type="float">
            <text:p>333659</text:p>
          </table:table-cell>
          <table:table-cell office:value-type="float" office:value="19991" calcext:value-type="float">
            <text:p>19991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6" calcext:value-type="float">
            <text:p>16</text:p>
          </table:table-cell>
          <table:table-cell office:value-type="float" office:value="333442" calcext:value-type="float">
            <text:p>333442</text:p>
          </table:table-cell>
          <table:table-cell office:value-type="float" office:value="20089" calcext:value-type="float">
            <text:p>20089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6" calcext:value-type="float">
            <text:p>16</text:p>
          </table:table-cell>
          <table:table-cell office:value-type="float" office:value="336186" calcext:value-type="float">
            <text:p>336186</text:p>
          </table:table-cell>
          <table:table-cell office:value-type="float" office:value="20181" calcext:value-type="float">
            <text:p>20181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6" calcext:value-type="float">
            <text:p>16</text:p>
          </table:table-cell>
          <table:table-cell office:value-type="float" office:value="334088" calcext:value-type="float">
            <text:p>334088</text:p>
          </table:table-cell>
          <table:table-cell office:value-type="float" office:value="20062" calcext:value-type="float">
            <text:p>20062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6" calcext:value-type="float">
            <text:p>16</text:p>
          </table:table-cell>
          <table:table-cell office:value-type="float" office:value="333960" calcext:value-type="float">
            <text:p>333960</text:p>
          </table:table-cell>
          <table:table-cell office:value-type="float" office:value="19900" calcext:value-type="float">
            <text:p>1990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6" calcext:value-type="float">
            <text:p>16</text:p>
          </table:table-cell>
          <table:table-cell office:value-type="float" office:value="330457" calcext:value-type="float">
            <text:p>330457</text:p>
          </table:table-cell>
          <table:table-cell office:value-type="float" office:value="18634" calcext:value-type="float">
            <text:p>1863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6" calcext:value-type="float">
            <text:p>16</text:p>
          </table:table-cell>
          <table:table-cell office:value-type="float" office:value="332737" calcext:value-type="float">
            <text:p>332737</text:p>
          </table:table-cell>
          <table:table-cell office:value-type="float" office:value="19151" calcext:value-type="float">
            <text:p>19151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6" calcext:value-type="float">
            <text:p>16</text:p>
          </table:table-cell>
          <table:table-cell office:value-type="float" office:value="332339" calcext:value-type="float">
            <text:p>332339</text:p>
          </table:table-cell>
          <table:table-cell office:value-type="float" office:value="19121" calcext:value-type="float">
            <text:p>19121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6" calcext:value-type="float">
            <text:p>16</text:p>
          </table:table-cell>
          <table:table-cell office:value-type="float" office:value="333863" calcext:value-type="float">
            <text:p>333863</text:p>
          </table:table-cell>
          <table:table-cell office:value-type="float" office:value="19299" calcext:value-type="float">
            <text:p>19299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6" calcext:value-type="float">
            <text:p>16</text:p>
          </table:table-cell>
          <table:table-cell office:value-type="float" office:value="336935" calcext:value-type="float">
            <text:p>336935</text:p>
          </table:table-cell>
          <table:table-cell office:value-type="float" office:value="19873" calcext:value-type="float">
            <text:p>19873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6" calcext:value-type="float">
            <text:p>16</text:p>
          </table:table-cell>
          <table:table-cell office:value-type="float" office:value="335872" calcext:value-type="float">
            <text:p>335872</text:p>
          </table:table-cell>
          <table:table-cell office:value-type="float" office:value="19547" calcext:value-type="float">
            <text:p>19547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6" calcext:value-type="float">
            <text:p>16</text:p>
          </table:table-cell>
          <table:table-cell office:value-type="float" office:value="338798" calcext:value-type="float">
            <text:p>338798</text:p>
          </table:table-cell>
          <table:table-cell office:value-type="float" office:value="20777" calcext:value-type="float">
            <text:p>20777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6" calcext:value-type="float">
            <text:p>16</text:p>
          </table:table-cell>
          <table:table-cell office:value-type="float" office:value="341562" calcext:value-type="float">
            <text:p>341562</text:p>
          </table:table-cell>
          <table:table-cell office:value-type="float" office:value="21166" calcext:value-type="float">
            <text:p>21166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6" calcext:value-type="float">
            <text:p>16</text:p>
          </table:table-cell>
          <table:table-cell office:value-type="float" office:value="336143" calcext:value-type="float">
            <text:p>336143</text:p>
          </table:table-cell>
          <table:table-cell office:value-type="float" office:value="19592" calcext:value-type="float">
            <text:p>19592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6" calcext:value-type="float">
            <text:p>16</text:p>
          </table:table-cell>
          <table:table-cell office:value-type="float" office:value="336261" calcext:value-type="float">
            <text:p>336261</text:p>
          </table:table-cell>
          <table:table-cell office:value-type="float" office:value="20050" calcext:value-type="float">
            <text:p>20050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6" calcext:value-type="float">
            <text:p>16</text:p>
          </table:table-cell>
          <table:table-cell office:value-type="float" office:value="336873" calcext:value-type="float">
            <text:p>336873</text:p>
          </table:table-cell>
          <table:table-cell office:value-type="float" office:value="20080" calcext:value-type="float">
            <text:p>2008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" calcext:value-type="float">
            <text:p>16</text:p>
          </table:table-cell>
          <table:table-cell office:value-type="float" office:value="334212" calcext:value-type="float">
            <text:p>334212</text:p>
          </table:table-cell>
          <table:table-cell office:value-type="float" office:value="19763" calcext:value-type="float">
            <text:p>19763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6" calcext:value-type="float">
            <text:p>16</text:p>
          </table:table-cell>
          <table:table-cell office:value-type="float" office:value="336034" calcext:value-type="float">
            <text:p>336034</text:p>
          </table:table-cell>
          <table:table-cell office:value-type="float" office:value="20214" calcext:value-type="float">
            <text:p>20214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6" calcext:value-type="float">
            <text:p>16</text:p>
          </table:table-cell>
          <table:table-cell office:value-type="float" office:value="338867" calcext:value-type="float">
            <text:p>338867</text:p>
          </table:table-cell>
          <table:table-cell office:value-type="float" office:value="20861" calcext:value-type="float">
            <text:p>20861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6" calcext:value-type="float">
            <text:p>16</text:p>
          </table:table-cell>
          <table:table-cell office:value-type="float" office:value="336146" calcext:value-type="float">
            <text:p>336146</text:p>
          </table:table-cell>
          <table:table-cell office:value-type="float" office:value="20102" calcext:value-type="float">
            <text:p>20102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6" calcext:value-type="float">
            <text:p>16</text:p>
          </table:table-cell>
          <table:table-cell office:value-type="float" office:value="339624" calcext:value-type="float">
            <text:p>339624</text:p>
          </table:table-cell>
          <table:table-cell office:value-type="float" office:value="20526" calcext:value-type="float">
            <text:p>20526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6" calcext:value-type="float">
            <text:p>16</text:p>
          </table:table-cell>
          <table:table-cell office:value-type="float" office:value="342493" calcext:value-type="float">
            <text:p>342493</text:p>
          </table:table-cell>
          <table:table-cell office:value-type="float" office:value="21050" calcext:value-type="float">
            <text:p>21050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6" calcext:value-type="float">
            <text:p>16</text:p>
          </table:table-cell>
          <table:table-cell office:value-type="float" office:value="340544" calcext:value-type="float">
            <text:p>340544</text:p>
          </table:table-cell>
          <table:table-cell office:value-type="float" office:value="21510" calcext:value-type="float">
            <text:p>21510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6" calcext:value-type="float">
            <text:p>16</text:p>
          </table:table-cell>
          <table:table-cell office:value-type="float" office:value="338336" calcext:value-type="float">
            <text:p>338336</text:p>
          </table:table-cell>
          <table:table-cell office:value-type="float" office:value="20828" calcext:value-type="float">
            <text:p>20828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6" calcext:value-type="float">
            <text:p>16</text:p>
          </table:table-cell>
          <table:table-cell office:value-type="float" office:value="340393" calcext:value-type="float">
            <text:p>340393</text:p>
          </table:table-cell>
          <table:table-cell office:value-type="float" office:value="21759" calcext:value-type="float">
            <text:p>21759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6" calcext:value-type="float">
            <text:p>16</text:p>
          </table:table-cell>
          <table:table-cell office:value-type="float" office:value="337209" calcext:value-type="float">
            <text:p>337209</text:p>
          </table:table-cell>
          <table:table-cell office:value-type="float" office:value="19364" calcext:value-type="float">
            <text:p>193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" calcext:value-type="float">
            <text:p>16</text:p>
          </table:table-cell>
          <table:table-cell office:value-type="float" office:value="335532" calcext:value-type="float">
            <text:p>335532</text:p>
          </table:table-cell>
          <table:table-cell office:value-type="float" office:value="19857" calcext:value-type="float">
            <text:p>19857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6" calcext:value-type="float">
            <text:p>16</text:p>
          </table:table-cell>
          <table:table-cell office:value-type="float" office:value="337957" calcext:value-type="float">
            <text:p>337957</text:p>
          </table:table-cell>
          <table:table-cell office:value-type="float" office:value="20273" calcext:value-type="float">
            <text:p>20273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6" calcext:value-type="float">
            <text:p>16</text:p>
          </table:table-cell>
          <table:table-cell office:value-type="float" office:value="343246" calcext:value-type="float">
            <text:p>343246</text:p>
          </table:table-cell>
          <table:table-cell office:value-type="float" office:value="21038" calcext:value-type="float">
            <text:p>21038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6" calcext:value-type="float">
            <text:p>16</text:p>
          </table:table-cell>
          <table:table-cell office:value-type="float" office:value="342552" calcext:value-type="float">
            <text:p>342552</text:p>
          </table:table-cell>
          <table:table-cell office:value-type="float" office:value="20501" calcext:value-type="float">
            <text:p>20501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6" calcext:value-type="float">
            <text:p>16</text:p>
          </table:table-cell>
          <table:table-cell office:value-type="float" office:value="338642" calcext:value-type="float">
            <text:p>338642</text:p>
          </table:table-cell>
          <table:table-cell office:value-type="float" office:value="20898" calcext:value-type="float">
            <text:p>20898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6" calcext:value-type="float">
            <text:p>16</text:p>
          </table:table-cell>
          <table:table-cell office:value-type="float" office:value="342021" calcext:value-type="float">
            <text:p>342021</text:p>
          </table:table-cell>
          <table:table-cell office:value-type="float" office:value="20787" calcext:value-type="float">
            <text:p>20787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6" calcext:value-type="float">
            <text:p>16</text:p>
          </table:table-cell>
          <table:table-cell office:value-type="float" office:value="338407" calcext:value-type="float">
            <text:p>338407</text:p>
          </table:table-cell>
          <table:table-cell office:value-type="float" office:value="20392" calcext:value-type="float">
            <text:p>20392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6" calcext:value-type="float">
            <text:p>16</text:p>
          </table:table-cell>
          <table:table-cell office:value-type="float" office:value="343998" calcext:value-type="float">
            <text:p>343998</text:p>
          </table:table-cell>
          <table:table-cell office:value-type="float" office:value="21190" calcext:value-type="float">
            <text:p>2119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6" calcext:value-type="float">
            <text:p>16</text:p>
          </table:table-cell>
          <table:table-cell office:value-type="float" office:value="346105" calcext:value-type="float">
            <text:p>346105</text:p>
          </table:table-cell>
          <table:table-cell office:value-type="float" office:value="22333" calcext:value-type="float">
            <text:p>22333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6" calcext:value-type="float">
            <text:p>16</text:p>
          </table:table-cell>
          <table:table-cell office:value-type="float" office:value="344530" calcext:value-type="float">
            <text:p>344530</text:p>
          </table:table-cell>
          <table:table-cell office:value-type="float" office:value="21243" calcext:value-type="float">
            <text:p>2124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" calcext:value-type="float">
            <text:p>16</text:p>
          </table:table-cell>
          <table:table-cell office:value-type="float" office:value="342329" calcext:value-type="float">
            <text:p>342329</text:p>
          </table:table-cell>
          <table:table-cell office:value-type="float" office:value="20895" calcext:value-type="float">
            <text:p>20895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6" calcext:value-type="float">
            <text:p>16</text:p>
          </table:table-cell>
          <table:table-cell office:value-type="float" office:value="342600" calcext:value-type="float">
            <text:p>342600</text:p>
          </table:table-cell>
          <table:table-cell office:value-type="float" office:value="20947" calcext:value-type="float">
            <text:p>209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" calcext:value-type="float">
            <text:p>16</text:p>
          </table:table-cell>
          <table:table-cell office:value-type="float" office:value="337774" calcext:value-type="float">
            <text:p>337774</text:p>
          </table:table-cell>
          <table:table-cell office:value-type="float" office:value="20014" calcext:value-type="float">
            <text:p>20014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6" calcext:value-type="float">
            <text:p>16</text:p>
          </table:table-cell>
          <table:table-cell office:value-type="float" office:value="339022" calcext:value-type="float">
            <text:p>339022</text:p>
          </table:table-cell>
          <table:table-cell office:value-type="float" office:value="20006" calcext:value-type="float">
            <text:p>20006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6" calcext:value-type="float">
            <text:p>16</text:p>
          </table:table-cell>
          <table:table-cell office:value-type="float" office:value="344905" calcext:value-type="float">
            <text:p>344905</text:p>
          </table:table-cell>
          <table:table-cell office:value-type="float" office:value="21336" calcext:value-type="float">
            <text:p>21336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6" calcext:value-type="float">
            <text:p>16</text:p>
          </table:table-cell>
          <table:table-cell office:value-type="float" office:value="338255" calcext:value-type="float">
            <text:p>338255</text:p>
          </table:table-cell>
          <table:table-cell office:value-type="float" office:value="20064" calcext:value-type="float">
            <text:p>20064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6" calcext:value-type="float">
            <text:p>16</text:p>
          </table:table-cell>
          <table:table-cell office:value-type="float" office:value="346447" calcext:value-type="float">
            <text:p>346447</text:p>
          </table:table-cell>
          <table:table-cell office:value-type="float" office:value="21383" calcext:value-type="float">
            <text:p>21383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6" calcext:value-type="float">
            <text:p>16</text:p>
          </table:table-cell>
          <table:table-cell office:value-type="float" office:value="346098" calcext:value-type="float">
            <text:p>346098</text:p>
          </table:table-cell>
          <table:table-cell office:value-type="float" office:value="22434" calcext:value-type="float">
            <text:p>22434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6" calcext:value-type="float">
            <text:p>16</text:p>
          </table:table-cell>
          <table:table-cell office:value-type="float" office:value="339238" calcext:value-type="float">
            <text:p>339238</text:p>
          </table:table-cell>
          <table:table-cell office:value-type="float" office:value="20786" calcext:value-type="float">
            <text:p>20786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6" calcext:value-type="float">
            <text:p>16</text:p>
          </table:table-cell>
          <table:table-cell office:value-type="float" office:value="345957" calcext:value-type="float">
            <text:p>345957</text:p>
          </table:table-cell>
          <table:table-cell office:value-type="float" office:value="21589" calcext:value-type="float">
            <text:p>2158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6" calcext:value-type="float">
            <text:p>16</text:p>
          </table:table-cell>
          <table:table-cell office:value-type="float" office:value="344770" calcext:value-type="float">
            <text:p>344770</text:p>
          </table:table-cell>
          <table:table-cell office:value-type="float" office:value="21607" calcext:value-type="float">
            <text:p>21607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6" calcext:value-type="float">
            <text:p>16</text:p>
          </table:table-cell>
          <table:table-cell office:value-type="float" office:value="342487" calcext:value-type="float">
            <text:p>342487</text:p>
          </table:table-cell>
          <table:table-cell office:value-type="float" office:value="21269" calcext:value-type="float">
            <text:p>21269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6" calcext:value-type="float">
            <text:p>16</text:p>
          </table:table-cell>
          <table:table-cell office:value-type="float" office:value="341982" calcext:value-type="float">
            <text:p>341982</text:p>
          </table:table-cell>
          <table:table-cell office:value-type="float" office:value="20711" calcext:value-type="float">
            <text:p>20711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6" calcext:value-type="float">
            <text:p>16</text:p>
          </table:table-cell>
          <table:table-cell office:value-type="float" office:value="345818" calcext:value-type="float">
            <text:p>345818</text:p>
          </table:table-cell>
          <table:table-cell office:value-type="float" office:value="21358" calcext:value-type="float">
            <text:p>21358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6" calcext:value-type="float">
            <text:p>16</text:p>
          </table:table-cell>
          <table:table-cell office:value-type="float" office:value="348223" calcext:value-type="float">
            <text:p>348223</text:p>
          </table:table-cell>
          <table:table-cell office:value-type="float" office:value="22323" calcext:value-type="float">
            <text:p>22323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6" calcext:value-type="float">
            <text:p>16</text:p>
          </table:table-cell>
          <table:table-cell office:value-type="float" office:value="345524" calcext:value-type="float">
            <text:p>345524</text:p>
          </table:table-cell>
          <table:table-cell office:value-type="float" office:value="21496" calcext:value-type="float">
            <text:p>21496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6" calcext:value-type="float">
            <text:p>16</text:p>
          </table:table-cell>
          <table:table-cell office:value-type="float" office:value="344950" calcext:value-type="float">
            <text:p>344950</text:p>
          </table:table-cell>
          <table:table-cell office:value-type="float" office:value="21205" calcext:value-type="float">
            <text:p>21205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6" calcext:value-type="float">
            <text:p>16</text:p>
          </table:table-cell>
          <table:table-cell office:value-type="float" office:value="346306" calcext:value-type="float">
            <text:p>346306</text:p>
          </table:table-cell>
          <table:table-cell office:value-type="float" office:value="21640" calcext:value-type="float">
            <text:p>21640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6" calcext:value-type="float">
            <text:p>16</text:p>
          </table:table-cell>
          <table:table-cell office:value-type="float" office:value="348179" calcext:value-type="float">
            <text:p>348179</text:p>
          </table:table-cell>
          <table:table-cell office:value-type="float" office:value="22128" calcext:value-type="float">
            <text:p>22128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6" calcext:value-type="float">
            <text:p>16</text:p>
          </table:table-cell>
          <table:table-cell office:value-type="float" office:value="347473" calcext:value-type="float">
            <text:p>347473</text:p>
          </table:table-cell>
          <table:table-cell office:value-type="float" office:value="22511" calcext:value-type="float">
            <text:p>2251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6" calcext:value-type="float">
            <text:p>16</text:p>
          </table:table-cell>
          <table:table-cell office:value-type="float" office:value="346251" calcext:value-type="float">
            <text:p>346251</text:p>
          </table:table-cell>
          <table:table-cell office:value-type="float" office:value="22095" calcext:value-type="float">
            <text:p>22095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6" calcext:value-type="float">
            <text:p>16</text:p>
          </table:table-cell>
          <table:table-cell office:value-type="float" office:value="348341" calcext:value-type="float">
            <text:p>348341</text:p>
          </table:table-cell>
          <table:table-cell office:value-type="float" office:value="21720" calcext:value-type="float">
            <text:p>21720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6" calcext:value-type="float">
            <text:p>16</text:p>
          </table:table-cell>
          <table:table-cell office:value-type="float" office:value="348148" calcext:value-type="float">
            <text:p>348148</text:p>
          </table:table-cell>
          <table:table-cell office:value-type="float" office:value="21965" calcext:value-type="float">
            <text:p>21965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6" calcext:value-type="float">
            <text:p>16</text:p>
          </table:table-cell>
          <table:table-cell office:value-type="float" office:value="353189" calcext:value-type="float">
            <text:p>353189</text:p>
          </table:table-cell>
          <table:table-cell office:value-type="float" office:value="23175" calcext:value-type="float">
            <text:p>23175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6" calcext:value-type="float">
            <text:p>16</text:p>
          </table:table-cell>
          <table:table-cell office:value-type="float" office:value="350607" calcext:value-type="float">
            <text:p>350607</text:p>
          </table:table-cell>
          <table:table-cell office:value-type="float" office:value="22459" calcext:value-type="float">
            <text:p>22459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6" calcext:value-type="float">
            <text:p>16</text:p>
          </table:table-cell>
          <table:table-cell office:value-type="float" office:value="351262" calcext:value-type="float">
            <text:p>351262</text:p>
          </table:table-cell>
          <table:table-cell office:value-type="float" office:value="22361" calcext:value-type="float">
            <text:p>22361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6" calcext:value-type="float">
            <text:p>16</text:p>
          </table:table-cell>
          <table:table-cell office:value-type="float" office:value="345687" calcext:value-type="float">
            <text:p>345687</text:p>
          </table:table-cell>
          <table:table-cell office:value-type="float" office:value="21686" calcext:value-type="float">
            <text:p>21686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6" calcext:value-type="float">
            <text:p>16</text:p>
          </table:table-cell>
          <table:table-cell office:value-type="float" office:value="347720" calcext:value-type="float">
            <text:p>347720</text:p>
          </table:table-cell>
          <table:table-cell office:value-type="float" office:value="22071" calcext:value-type="float">
            <text:p>22071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6" calcext:value-type="float">
            <text:p>16</text:p>
          </table:table-cell>
          <table:table-cell office:value-type="float" office:value="343560" calcext:value-type="float">
            <text:p>343560</text:p>
          </table:table-cell>
          <table:table-cell office:value-type="float" office:value="21273" calcext:value-type="float">
            <text:p>21273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6" calcext:value-type="float">
            <text:p>16</text:p>
          </table:table-cell>
          <table:table-cell office:value-type="float" office:value="346383" calcext:value-type="float">
            <text:p>346383</text:p>
          </table:table-cell>
          <table:table-cell office:value-type="float" office:value="21579" calcext:value-type="float">
            <text:p>2157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6" calcext:value-type="float">
            <text:p>16</text:p>
          </table:table-cell>
          <table:table-cell office:value-type="float" office:value="355393" calcext:value-type="float">
            <text:p>355393</text:p>
          </table:table-cell>
          <table:table-cell office:value-type="float" office:value="23943" calcext:value-type="float">
            <text:p>23943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6" calcext:value-type="float">
            <text:p>16</text:p>
          </table:table-cell>
          <table:table-cell office:value-type="float" office:value="350803" calcext:value-type="float">
            <text:p>350803</text:p>
          </table:table-cell>
          <table:table-cell office:value-type="float" office:value="22312" calcext:value-type="float">
            <text:p>22312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6" calcext:value-type="float">
            <text:p>16</text:p>
          </table:table-cell>
          <table:table-cell office:value-type="float" office:value="345292" calcext:value-type="float">
            <text:p>345292</text:p>
          </table:table-cell>
          <table:table-cell office:value-type="float" office:value="21074" calcext:value-type="float">
            <text:p>21074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6" calcext:value-type="float">
            <text:p>16</text:p>
          </table:table-cell>
          <table:table-cell office:value-type="float" office:value="354706" calcext:value-type="float">
            <text:p>354706</text:p>
          </table:table-cell>
          <table:table-cell office:value-type="float" office:value="23137" calcext:value-type="float">
            <text:p>23137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6" calcext:value-type="float">
            <text:p>16</text:p>
          </table:table-cell>
          <table:table-cell office:value-type="float" office:value="343842" calcext:value-type="float">
            <text:p>343842</text:p>
          </table:table-cell>
          <table:table-cell office:value-type="float" office:value="21169" calcext:value-type="float">
            <text:p>21169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6" calcext:value-type="float">
            <text:p>16</text:p>
          </table:table-cell>
          <table:table-cell office:value-type="float" office:value="346997" calcext:value-type="float">
            <text:p>346997</text:p>
          </table:table-cell>
          <table:table-cell office:value-type="float" office:value="21556" calcext:value-type="float">
            <text:p>21556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6" calcext:value-type="float">
            <text:p>16</text:p>
          </table:table-cell>
          <table:table-cell office:value-type="float" office:value="353386" calcext:value-type="float">
            <text:p>353386</text:p>
          </table:table-cell>
          <table:table-cell office:value-type="float" office:value="23073" calcext:value-type="float">
            <text:p>23073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6" calcext:value-type="float">
            <text:p>16</text:p>
          </table:table-cell>
          <table:table-cell office:value-type="float" office:value="350326" calcext:value-type="float">
            <text:p>350326</text:p>
          </table:table-cell>
          <table:table-cell office:value-type="float" office:value="22171" calcext:value-type="float">
            <text:p>22171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6" calcext:value-type="float">
            <text:p>16</text:p>
          </table:table-cell>
          <table:table-cell office:value-type="float" office:value="348458" calcext:value-type="float">
            <text:p>348458</text:p>
          </table:table-cell>
          <table:table-cell office:value-type="float" office:value="21565" calcext:value-type="float">
            <text:p>21565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6" calcext:value-type="float">
            <text:p>16</text:p>
          </table:table-cell>
          <table:table-cell office:value-type="float" office:value="350311" calcext:value-type="float">
            <text:p>350311</text:p>
          </table:table-cell>
          <table:table-cell office:value-type="float" office:value="21964" calcext:value-type="float">
            <text:p>2196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6" calcext:value-type="float">
            <text:p>16</text:p>
          </table:table-cell>
          <table:table-cell office:value-type="float" office:value="345672" calcext:value-type="float">
            <text:p>345672</text:p>
          </table:table-cell>
          <table:table-cell office:value-type="float" office:value="21279" calcext:value-type="float">
            <text:p>21279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6" calcext:value-type="float">
            <text:p>16</text:p>
          </table:table-cell>
          <table:table-cell office:value-type="float" office:value="352131" calcext:value-type="float">
            <text:p>352131</text:p>
          </table:table-cell>
          <table:table-cell office:value-type="float" office:value="22928" calcext:value-type="float">
            <text:p>22928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6" calcext:value-type="float">
            <text:p>16</text:p>
          </table:table-cell>
          <table:table-cell office:value-type="float" office:value="352817" calcext:value-type="float">
            <text:p>352817</text:p>
          </table:table-cell>
          <table:table-cell office:value-type="float" office:value="22435" calcext:value-type="float">
            <text:p>22435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6" calcext:value-type="float">
            <text:p>16</text:p>
          </table:table-cell>
          <table:table-cell office:value-type="float" office:value="346425" calcext:value-type="float">
            <text:p>346425</text:p>
          </table:table-cell>
          <table:table-cell office:value-type="float" office:value="20995" calcext:value-type="float">
            <text:p>20995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6" calcext:value-type="float">
            <text:p>16</text:p>
          </table:table-cell>
          <table:table-cell office:value-type="float" office:value="352055" calcext:value-type="float">
            <text:p>352055</text:p>
          </table:table-cell>
          <table:table-cell office:value-type="float" office:value="22055" calcext:value-type="float">
            <text:p>22055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6" calcext:value-type="float">
            <text:p>16</text:p>
          </table:table-cell>
          <table:table-cell office:value-type="float" office:value="351654" calcext:value-type="float">
            <text:p>351654</text:p>
          </table:table-cell>
          <table:table-cell office:value-type="float" office:value="22326" calcext:value-type="float">
            <text:p>22326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6" calcext:value-type="float">
            <text:p>16</text:p>
          </table:table-cell>
          <table:table-cell office:value-type="float" office:value="351822" calcext:value-type="float">
            <text:p>351822</text:p>
          </table:table-cell>
          <table:table-cell office:value-type="float" office:value="22765" calcext:value-type="float">
            <text:p>22765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6" calcext:value-type="float">
            <text:p>16</text:p>
          </table:table-cell>
          <table:table-cell office:value-type="float" office:value="351828" calcext:value-type="float">
            <text:p>351828</text:p>
          </table:table-cell>
          <table:table-cell office:value-type="float" office:value="21983" calcext:value-type="float">
            <text:p>21983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6" calcext:value-type="float">
            <text:p>16</text:p>
          </table:table-cell>
          <table:table-cell office:value-type="float" office:value="350708" calcext:value-type="float">
            <text:p>350708</text:p>
          </table:table-cell>
          <table:table-cell office:value-type="float" office:value="22093" calcext:value-type="float">
            <text:p>22093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6" calcext:value-type="float">
            <text:p>16</text:p>
          </table:table-cell>
          <table:table-cell office:value-type="float" office:value="352281" calcext:value-type="float">
            <text:p>352281</text:p>
          </table:table-cell>
          <table:table-cell office:value-type="float" office:value="22125" calcext:value-type="float">
            <text:p>2212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6" calcext:value-type="float">
            <text:p>16</text:p>
          </table:table-cell>
          <table:table-cell office:value-type="float" office:value="352280" calcext:value-type="float">
            <text:p>352280</text:p>
          </table:table-cell>
          <table:table-cell office:value-type="float" office:value="22739" calcext:value-type="float">
            <text:p>22739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6" calcext:value-type="float">
            <text:p>16</text:p>
          </table:table-cell>
          <table:table-cell office:value-type="float" office:value="351726" calcext:value-type="float">
            <text:p>351726</text:p>
          </table:table-cell>
          <table:table-cell office:value-type="float" office:value="22257" calcext:value-type="float">
            <text:p>22257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6" calcext:value-type="float">
            <text:p>16</text:p>
          </table:table-cell>
          <table:table-cell office:value-type="float" office:value="356344" calcext:value-type="float">
            <text:p>356344</text:p>
          </table:table-cell>
          <table:table-cell office:value-type="float" office:value="23622" calcext:value-type="float">
            <text:p>23622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6" calcext:value-type="float">
            <text:p>16</text:p>
          </table:table-cell>
          <table:table-cell office:value-type="float" office:value="354375" calcext:value-type="float">
            <text:p>354375</text:p>
          </table:table-cell>
          <table:table-cell office:value-type="float" office:value="22812" calcext:value-type="float">
            <text:p>22812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6" calcext:value-type="float">
            <text:p>16</text:p>
          </table:table-cell>
          <table:table-cell office:value-type="float" office:value="351025" calcext:value-type="float">
            <text:p>351025</text:p>
          </table:table-cell>
          <table:table-cell office:value-type="float" office:value="22477" calcext:value-type="float">
            <text:p>22477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6" calcext:value-type="float">
            <text:p>16</text:p>
          </table:table-cell>
          <table:table-cell office:value-type="float" office:value="356910" calcext:value-type="float">
            <text:p>356910</text:p>
          </table:table-cell>
          <table:table-cell office:value-type="float" office:value="23068" calcext:value-type="float">
            <text:p>23068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6" calcext:value-type="float">
            <text:p>16</text:p>
          </table:table-cell>
          <table:table-cell office:value-type="float" office:value="353403" calcext:value-type="float">
            <text:p>353403</text:p>
          </table:table-cell>
          <table:table-cell office:value-type="float" office:value="22727" calcext:value-type="float">
            <text:p>22727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16" calcext:value-type="float">
            <text:p>16</text:p>
          </table:table-cell>
          <table:table-cell office:value-type="float" office:value="358447" calcext:value-type="float">
            <text:p>358447</text:p>
          </table:table-cell>
          <table:table-cell office:value-type="float" office:value="23652" calcext:value-type="float">
            <text:p>23652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6" calcext:value-type="float">
            <text:p>16</text:p>
          </table:table-cell>
          <table:table-cell office:value-type="float" office:value="356401" calcext:value-type="float">
            <text:p>356401</text:p>
          </table:table-cell>
          <table:table-cell office:value-type="float" office:value="23482" calcext:value-type="float">
            <text:p>23482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6" calcext:value-type="float">
            <text:p>16</text:p>
          </table:table-cell>
          <table:table-cell office:value-type="float" office:value="354964" calcext:value-type="float">
            <text:p>354964</text:p>
          </table:table-cell>
          <table:table-cell office:value-type="float" office:value="22643" calcext:value-type="float">
            <text:p>2264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6" calcext:value-type="float">
            <text:p>16</text:p>
          </table:table-cell>
          <table:table-cell office:value-type="float" office:value="354355" calcext:value-type="float">
            <text:p>354355</text:p>
          </table:table-cell>
          <table:table-cell office:value-type="float" office:value="23032" calcext:value-type="float">
            <text:p>23032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16" calcext:value-type="float">
            <text:p>16</text:p>
          </table:table-cell>
          <table:table-cell office:value-type="float" office:value="354691" calcext:value-type="float">
            <text:p>354691</text:p>
          </table:table-cell>
          <table:table-cell office:value-type="float" office:value="22619" calcext:value-type="float">
            <text:p>22619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6" calcext:value-type="float">
            <text:p>16</text:p>
          </table:table-cell>
          <table:table-cell office:value-type="float" office:value="354997" calcext:value-type="float">
            <text:p>354997</text:p>
          </table:table-cell>
          <table:table-cell office:value-type="float" office:value="23034" calcext:value-type="float">
            <text:p>23034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6" calcext:value-type="float">
            <text:p>16</text:p>
          </table:table-cell>
          <table:table-cell office:value-type="float" office:value="355437" calcext:value-type="float">
            <text:p>355437</text:p>
          </table:table-cell>
          <table:table-cell office:value-type="float" office:value="23183" calcext:value-type="float">
            <text:p>23183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6" calcext:value-type="float">
            <text:p>16</text:p>
          </table:table-cell>
          <table:table-cell office:value-type="float" office:value="350353" calcext:value-type="float">
            <text:p>350353</text:p>
          </table:table-cell>
          <table:table-cell office:value-type="float" office:value="22034" calcext:value-type="float">
            <text:p>22034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6" calcext:value-type="float">
            <text:p>16</text:p>
          </table:table-cell>
          <table:table-cell office:value-type="float" office:value="357601" calcext:value-type="float">
            <text:p>357601</text:p>
          </table:table-cell>
          <table:table-cell office:value-type="float" office:value="23247" calcext:value-type="float">
            <text:p>23247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6" calcext:value-type="float">
            <text:p>16</text:p>
          </table:table-cell>
          <table:table-cell office:value-type="float" office:value="352386" calcext:value-type="float">
            <text:p>352386</text:p>
          </table:table-cell>
          <table:table-cell office:value-type="float" office:value="22628" calcext:value-type="float">
            <text:p>22628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6" calcext:value-type="float">
            <text:p>16</text:p>
          </table:table-cell>
          <table:table-cell office:value-type="float" office:value="355634" calcext:value-type="float">
            <text:p>355634</text:p>
          </table:table-cell>
          <table:table-cell office:value-type="float" office:value="22525" calcext:value-type="float">
            <text:p>22525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6" calcext:value-type="float">
            <text:p>16</text:p>
          </table:table-cell>
          <table:table-cell office:value-type="float" office:value="354521" calcext:value-type="float">
            <text:p>354521</text:p>
          </table:table-cell>
          <table:table-cell office:value-type="float" office:value="23055" calcext:value-type="float">
            <text:p>23055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6" calcext:value-type="float">
            <text:p>16</text:p>
          </table:table-cell>
          <table:table-cell office:value-type="float" office:value="356814" calcext:value-type="float">
            <text:p>356814</text:p>
          </table:table-cell>
          <table:table-cell office:value-type="float" office:value="23550" calcext:value-type="float">
            <text:p>2355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6" calcext:value-type="float">
            <text:p>16</text:p>
          </table:table-cell>
          <table:table-cell office:value-type="float" office:value="354983" calcext:value-type="float">
            <text:p>354983</text:p>
          </table:table-cell>
          <table:table-cell office:value-type="float" office:value="23332" calcext:value-type="float">
            <text:p>23332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16" calcext:value-type="float">
            <text:p>16</text:p>
          </table:table-cell>
          <table:table-cell office:value-type="float" office:value="363068" calcext:value-type="float">
            <text:p>363068</text:p>
          </table:table-cell>
          <table:table-cell office:value-type="float" office:value="25249" calcext:value-type="float">
            <text:p>25249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6" calcext:value-type="float">
            <text:p>16</text:p>
          </table:table-cell>
          <table:table-cell office:value-type="float" office:value="359239" calcext:value-type="float">
            <text:p>359239</text:p>
          </table:table-cell>
          <table:table-cell office:value-type="float" office:value="24252" calcext:value-type="float">
            <text:p>24252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6" calcext:value-type="float">
            <text:p>16</text:p>
          </table:table-cell>
          <table:table-cell office:value-type="float" office:value="360497" calcext:value-type="float">
            <text:p>360497</text:p>
          </table:table-cell>
          <table:table-cell office:value-type="float" office:value="24150" calcext:value-type="float">
            <text:p>24150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6" calcext:value-type="float">
            <text:p>16</text:p>
          </table:table-cell>
          <table:table-cell office:value-type="float" office:value="354019" calcext:value-type="float">
            <text:p>354019</text:p>
          </table:table-cell>
          <table:table-cell office:value-type="float" office:value="23493" calcext:value-type="float">
            <text:p>23493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6" calcext:value-type="float">
            <text:p>16</text:p>
          </table:table-cell>
          <table:table-cell office:value-type="float" office:value="361305" calcext:value-type="float">
            <text:p>361305</text:p>
          </table:table-cell>
          <table:table-cell office:value-type="float" office:value="24588" calcext:value-type="float">
            <text:p>24588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6" calcext:value-type="float">
            <text:p>16</text:p>
          </table:table-cell>
          <table:table-cell office:value-type="float" office:value="356106" calcext:value-type="float">
            <text:p>356106</text:p>
          </table:table-cell>
          <table:table-cell office:value-type="float" office:value="23718" calcext:value-type="float">
            <text:p>23718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6" calcext:value-type="float">
            <text:p>16</text:p>
          </table:table-cell>
          <table:table-cell office:value-type="float" office:value="359911" calcext:value-type="float">
            <text:p>359911</text:p>
          </table:table-cell>
          <table:table-cell office:value-type="float" office:value="23886" calcext:value-type="float">
            <text:p>23886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6" calcext:value-type="float">
            <text:p>16</text:p>
          </table:table-cell>
          <table:table-cell office:value-type="float" office:value="360005" calcext:value-type="float">
            <text:p>360005</text:p>
          </table:table-cell>
          <table:table-cell office:value-type="float" office:value="24200" calcext:value-type="float">
            <text:p>24200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6" calcext:value-type="float">
            <text:p>16</text:p>
          </table:table-cell>
          <table:table-cell office:value-type="float" office:value="352972" calcext:value-type="float">
            <text:p>352972</text:p>
          </table:table-cell>
          <table:table-cell office:value-type="float" office:value="21894" calcext:value-type="float">
            <text:p>2189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6" calcext:value-type="float">
            <text:p>16</text:p>
          </table:table-cell>
          <table:table-cell office:value-type="float" office:value="358644" calcext:value-type="float">
            <text:p>358644</text:p>
          </table:table-cell>
          <table:table-cell office:value-type="float" office:value="23851" calcext:value-type="float">
            <text:p>23851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6" calcext:value-type="float">
            <text:p>16</text:p>
          </table:table-cell>
          <table:table-cell office:value-type="float" office:value="364432" calcext:value-type="float">
            <text:p>364432</text:p>
          </table:table-cell>
          <table:table-cell office:value-type="float" office:value="24418" calcext:value-type="float">
            <text:p>24418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6" calcext:value-type="float">
            <text:p>16</text:p>
          </table:table-cell>
          <table:table-cell office:value-type="float" office:value="353448" calcext:value-type="float">
            <text:p>353448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6" calcext:value-type="float">
            <text:p>16</text:p>
          </table:table-cell>
          <table:table-cell office:value-type="float" office:value="355899" calcext:value-type="float">
            <text:p>355899</text:p>
          </table:table-cell>
          <table:table-cell office:value-type="float" office:value="23462" calcext:value-type="float">
            <text:p>23462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6" calcext:value-type="float">
            <text:p>16</text:p>
          </table:table-cell>
          <table:table-cell office:value-type="float" office:value="360890" calcext:value-type="float">
            <text:p>360890</text:p>
          </table:table-cell>
          <table:table-cell office:value-type="float" office:value="23321" calcext:value-type="float">
            <text:p>23321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6" calcext:value-type="float">
            <text:p>16</text:p>
          </table:table-cell>
          <table:table-cell office:value-type="float" office:value="352611" calcext:value-type="float">
            <text:p>352611</text:p>
          </table:table-cell>
          <table:table-cell office:value-type="float" office:value="22391" calcext:value-type="float">
            <text:p>22391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6" calcext:value-type="float">
            <text:p>16</text:p>
          </table:table-cell>
          <table:table-cell office:value-type="float" office:value="361844" calcext:value-type="float">
            <text:p>361844</text:p>
          </table:table-cell>
          <table:table-cell office:value-type="float" office:value="24445" calcext:value-type="float">
            <text:p>24445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16" calcext:value-type="float">
            <text:p>16</text:p>
          </table:table-cell>
          <table:table-cell office:value-type="float" office:value="357919" calcext:value-type="float">
            <text:p>357919</text:p>
          </table:table-cell>
          <table:table-cell office:value-type="float" office:value="23529" calcext:value-type="float">
            <text:p>23529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6" calcext:value-type="float">
            <text:p>16</text:p>
          </table:table-cell>
          <table:table-cell office:value-type="float" office:value="365031" calcext:value-type="float">
            <text:p>365031</text:p>
          </table:table-cell>
          <table:table-cell office:value-type="float" office:value="25169" calcext:value-type="float">
            <text:p>25169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16" calcext:value-type="float">
            <text:p>16</text:p>
          </table:table-cell>
          <table:table-cell office:value-type="float" office:value="360925" calcext:value-type="float">
            <text:p>360925</text:p>
          </table:table-cell>
          <table:table-cell office:value-type="float" office:value="24642" calcext:value-type="float">
            <text:p>2464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361413" calcext:value-type="float">
            <text:p>361413</text:p>
          </table:table-cell>
          <table:table-cell office:value-type="float" office:value="24332" calcext:value-type="float">
            <text:p>24332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6" calcext:value-type="float">
            <text:p>16</text:p>
          </table:table-cell>
          <table:table-cell office:value-type="float" office:value="360967" calcext:value-type="float">
            <text:p>360967</text:p>
          </table:table-cell>
          <table:table-cell office:value-type="float" office:value="23782" calcext:value-type="float">
            <text:p>23782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6" calcext:value-type="float">
            <text:p>16</text:p>
          </table:table-cell>
          <table:table-cell office:value-type="float" office:value="357818" calcext:value-type="float">
            <text:p>357818</text:p>
          </table:table-cell>
          <table:table-cell office:value-type="float" office:value="23456" calcext:value-type="float">
            <text:p>23456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16" calcext:value-type="float">
            <text:p>16</text:p>
          </table:table-cell>
          <table:table-cell office:value-type="float" office:value="362322" calcext:value-type="float">
            <text:p>362322</text:p>
          </table:table-cell>
          <table:table-cell office:value-type="float" office:value="24375" calcext:value-type="float">
            <text:p>24375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6" calcext:value-type="float">
            <text:p>16</text:p>
          </table:table-cell>
          <table:table-cell office:value-type="float" office:value="356055" calcext:value-type="float">
            <text:p>356055</text:p>
          </table:table-cell>
          <table:table-cell office:value-type="float" office:value="23088" calcext:value-type="float">
            <text:p>23088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6" calcext:value-type="float">
            <text:p>16</text:p>
          </table:table-cell>
          <table:table-cell office:value-type="float" office:value="362789" calcext:value-type="float">
            <text:p>362789</text:p>
          </table:table-cell>
          <table:table-cell office:value-type="float" office:value="24249" calcext:value-type="float">
            <text:p>24249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16" calcext:value-type="float">
            <text:p>16</text:p>
          </table:table-cell>
          <table:table-cell office:value-type="float" office:value="361672" calcext:value-type="float">
            <text:p>361672</text:p>
          </table:table-cell>
          <table:table-cell office:value-type="float" office:value="24359" calcext:value-type="float">
            <text:p>24359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16" calcext:value-type="float">
            <text:p>16</text:p>
          </table:table-cell>
          <table:table-cell office:value-type="float" office:value="358903" calcext:value-type="float">
            <text:p>358903</text:p>
          </table:table-cell>
          <table:table-cell office:value-type="float" office:value="23499" calcext:value-type="float">
            <text:p>23499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6" calcext:value-type="float">
            <text:p>16</text:p>
          </table:table-cell>
          <table:table-cell office:value-type="float" office:value="362359" calcext:value-type="float">
            <text:p>362359</text:p>
          </table:table-cell>
          <table:table-cell office:value-type="float" office:value="23872" calcext:value-type="float">
            <text:p>23872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16" calcext:value-type="float">
            <text:p>16</text:p>
          </table:table-cell>
          <table:table-cell office:value-type="float" office:value="359425" calcext:value-type="float">
            <text:p>359425</text:p>
          </table:table-cell>
          <table:table-cell office:value-type="float" office:value="23690" calcext:value-type="float">
            <text:p>2369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6" calcext:value-type="float">
            <text:p>16</text:p>
          </table:table-cell>
          <table:table-cell office:value-type="float" office:value="365604" calcext:value-type="float">
            <text:p>365604</text:p>
          </table:table-cell>
          <table:table-cell office:value-type="float" office:value="25355" calcext:value-type="float">
            <text:p>25355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16" calcext:value-type="float">
            <text:p>16</text:p>
          </table:table-cell>
          <table:table-cell office:value-type="float" office:value="365989" calcext:value-type="float">
            <text:p>365989</text:p>
          </table:table-cell>
          <table:table-cell office:value-type="float" office:value="24876" calcext:value-type="float">
            <text:p>24876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6" calcext:value-type="float">
            <text:p>16</text:p>
          </table:table-cell>
          <table:table-cell office:value-type="float" office:value="360482" calcext:value-type="float">
            <text:p>360482</text:p>
          </table:table-cell>
          <table:table-cell office:value-type="float" office:value="23990" calcext:value-type="float">
            <text:p>23990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6" calcext:value-type="float">
            <text:p>16</text:p>
          </table:table-cell>
          <table:table-cell office:value-type="float" office:value="360725" calcext:value-type="float">
            <text:p>360725</text:p>
          </table:table-cell>
          <table:table-cell office:value-type="float" office:value="23014" calcext:value-type="float">
            <text:p>23014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6" calcext:value-type="float">
            <text:p>16</text:p>
          </table:table-cell>
          <table:table-cell office:value-type="float" office:value="359459" calcext:value-type="float">
            <text:p>359459</text:p>
          </table:table-cell>
          <table:table-cell office:value-type="float" office:value="23350" calcext:value-type="float">
            <text:p>23350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6" calcext:value-type="float">
            <text:p>16</text:p>
          </table:table-cell>
          <table:table-cell office:value-type="float" office:value="360658" calcext:value-type="float">
            <text:p>360658</text:p>
          </table:table-cell>
          <table:table-cell office:value-type="float" office:value="23636" calcext:value-type="float">
            <text:p>23636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6" calcext:value-type="float">
            <text:p>16</text:p>
          </table:table-cell>
          <table:table-cell office:value-type="float" office:value="355352" calcext:value-type="float">
            <text:p>355352</text:p>
          </table:table-cell>
          <table:table-cell office:value-type="float" office:value="22627" calcext:value-type="float">
            <text:p>22627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16" calcext:value-type="float">
            <text:p>16</text:p>
          </table:table-cell>
          <table:table-cell office:value-type="float" office:value="358979" calcext:value-type="float">
            <text:p>358979</text:p>
          </table:table-cell>
          <table:table-cell office:value-type="float" office:value="23661" calcext:value-type="float">
            <text:p>23661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6" calcext:value-type="float">
            <text:p>16</text:p>
          </table:table-cell>
          <table:table-cell office:value-type="float" office:value="367096" calcext:value-type="float">
            <text:p>367096</text:p>
          </table:table-cell>
          <table:table-cell office:value-type="float" office:value="24914" calcext:value-type="float">
            <text:p>24914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16" calcext:value-type="float">
            <text:p>16</text:p>
          </table:table-cell>
          <table:table-cell office:value-type="float" office:value="362255" calcext:value-type="float">
            <text:p>362255</text:p>
          </table:table-cell>
          <table:table-cell office:value-type="float" office:value="24182" calcext:value-type="float">
            <text:p>24182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6" calcext:value-type="float">
            <text:p>16</text:p>
          </table:table-cell>
          <table:table-cell office:value-type="float" office:value="358349" calcext:value-type="float">
            <text:p>358349</text:p>
          </table:table-cell>
          <table:table-cell office:value-type="float" office:value="23311" calcext:value-type="float">
            <text:p>23311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16" calcext:value-type="float">
            <text:p>16</text:p>
          </table:table-cell>
          <table:table-cell office:value-type="float" office:value="360203" calcext:value-type="float">
            <text:p>360203</text:p>
          </table:table-cell>
          <table:table-cell office:value-type="float" office:value="24270" calcext:value-type="float">
            <text:p>24270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6" calcext:value-type="float">
            <text:p>16</text:p>
          </table:table-cell>
          <table:table-cell office:value-type="float" office:value="364712" calcext:value-type="float">
            <text:p>364712</text:p>
          </table:table-cell>
          <table:table-cell office:value-type="float" office:value="24649" calcext:value-type="float">
            <text:p>24649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6" calcext:value-type="float">
            <text:p>16</text:p>
          </table:table-cell>
          <table:table-cell office:value-type="float" office:value="365095" calcext:value-type="float">
            <text:p>365095</text:p>
          </table:table-cell>
          <table:table-cell office:value-type="float" office:value="25058" calcext:value-type="float">
            <text:p>25058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6" calcext:value-type="float">
            <text:p>16</text:p>
          </table:table-cell>
          <table:table-cell office:value-type="float" office:value="357908" calcext:value-type="float">
            <text:p>357908</text:p>
          </table:table-cell>
          <table:table-cell office:value-type="float" office:value="23687" calcext:value-type="float">
            <text:p>23687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6" calcext:value-type="float">
            <text:p>16</text:p>
          </table:table-cell>
          <table:table-cell office:value-type="float" office:value="366119" calcext:value-type="float">
            <text:p>366119</text:p>
          </table:table-cell>
          <table:table-cell office:value-type="float" office:value="25306" calcext:value-type="float">
            <text:p>25306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6" calcext:value-type="float">
            <text:p>16</text:p>
          </table:table-cell>
          <table:table-cell office:value-type="float" office:value="360877" calcext:value-type="float">
            <text:p>360877</text:p>
          </table:table-cell>
          <table:table-cell office:value-type="float" office:value="23367" calcext:value-type="float">
            <text:p>23367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16" calcext:value-type="float">
            <text:p>16</text:p>
          </table:table-cell>
          <table:table-cell office:value-type="float" office:value="360995" calcext:value-type="float">
            <text:p>360995</text:p>
          </table:table-cell>
          <table:table-cell office:value-type="float" office:value="23361" calcext:value-type="float">
            <text:p>23361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6" calcext:value-type="float">
            <text:p>16</text:p>
          </table:table-cell>
          <table:table-cell office:value-type="float" office:value="357727" calcext:value-type="float">
            <text:p>357727</text:p>
          </table:table-cell>
          <table:table-cell office:value-type="float" office:value="22706" calcext:value-type="float">
            <text:p>22706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16" calcext:value-type="float">
            <text:p>16</text:p>
          </table:table-cell>
          <table:table-cell office:value-type="float" office:value="367407" calcext:value-type="float">
            <text:p>367407</text:p>
          </table:table-cell>
          <table:table-cell office:value-type="float" office:value="25049" calcext:value-type="float">
            <text:p>25049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6" calcext:value-type="float">
            <text:p>16</text:p>
          </table:table-cell>
          <table:table-cell office:value-type="float" office:value="360069" calcext:value-type="float">
            <text:p>360069</text:p>
          </table:table-cell>
          <table:table-cell office:value-type="float" office:value="22984" calcext:value-type="float">
            <text:p>22984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16" calcext:value-type="float">
            <text:p>16</text:p>
          </table:table-cell>
          <table:table-cell office:value-type="float" office:value="370676" calcext:value-type="float">
            <text:p>370676</text:p>
          </table:table-cell>
          <table:table-cell office:value-type="float" office:value="24959" calcext:value-type="float">
            <text:p>24959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6" calcext:value-type="float">
            <text:p>16</text:p>
          </table:table-cell>
          <table:table-cell office:value-type="float" office:value="359585" calcext:value-type="float">
            <text:p>359585</text:p>
          </table:table-cell>
          <table:table-cell office:value-type="float" office:value="23662" calcext:value-type="float">
            <text:p>23662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16" calcext:value-type="float">
            <text:p>16</text:p>
          </table:table-cell>
          <table:table-cell office:value-type="float" office:value="366203" calcext:value-type="float">
            <text:p>366203</text:p>
          </table:table-cell>
          <table:table-cell office:value-type="float" office:value="25015" calcext:value-type="float">
            <text:p>25015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16" calcext:value-type="float">
            <text:p>16</text:p>
          </table:table-cell>
          <table:table-cell office:value-type="float" office:value="370558" calcext:value-type="float">
            <text:p>370558</text:p>
          </table:table-cell>
          <table:table-cell office:value-type="float" office:value="25930" calcext:value-type="float">
            <text:p>25930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6" calcext:value-type="float">
            <text:p>16</text:p>
          </table:table-cell>
          <table:table-cell office:value-type="float" office:value="364463" calcext:value-type="float">
            <text:p>364463</text:p>
          </table:table-cell>
          <table:table-cell office:value-type="float" office:value="24281" calcext:value-type="float">
            <text:p>24281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16" calcext:value-type="float">
            <text:p>16</text:p>
          </table:table-cell>
          <table:table-cell office:value-type="float" office:value="369135" calcext:value-type="float">
            <text:p>369135</text:p>
          </table:table-cell>
          <table:table-cell office:value-type="float" office:value="25417" calcext:value-type="float">
            <text:p>25417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16" calcext:value-type="float">
            <text:p>16</text:p>
          </table:table-cell>
          <table:table-cell office:value-type="float" office:value="357794" calcext:value-type="float">
            <text:p>357794</text:p>
          </table:table-cell>
          <table:table-cell office:value-type="float" office:value="23518" calcext:value-type="float">
            <text:p>23518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16" calcext:value-type="float">
            <text:p>16</text:p>
          </table:table-cell>
          <table:table-cell office:value-type="float" office:value="368802" calcext:value-type="float">
            <text:p>368802</text:p>
          </table:table-cell>
          <table:table-cell office:value-type="float" office:value="25618" calcext:value-type="float">
            <text:p>25618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16" calcext:value-type="float">
            <text:p>16</text:p>
          </table:table-cell>
          <table:table-cell office:value-type="float" office:value="367147" calcext:value-type="float">
            <text:p>367147</text:p>
          </table:table-cell>
          <table:table-cell office:value-type="float" office:value="24484" calcext:value-type="float">
            <text:p>2448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6" calcext:value-type="float">
            <text:p>16</text:p>
          </table:table-cell>
          <table:table-cell office:value-type="float" office:value="368823" calcext:value-type="float">
            <text:p>368823</text:p>
          </table:table-cell>
          <table:table-cell office:value-type="float" office:value="25621" calcext:value-type="float">
            <text:p>25621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6" calcext:value-type="float">
            <text:p>16</text:p>
          </table:table-cell>
          <table:table-cell office:value-type="float" office:value="364138" calcext:value-type="float">
            <text:p>364138</text:p>
          </table:table-cell>
          <table:table-cell office:value-type="float" office:value="24616" calcext:value-type="float">
            <text:p>24616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16" calcext:value-type="float">
            <text:p>16</text:p>
          </table:table-cell>
          <table:table-cell office:value-type="float" office:value="374032" calcext:value-type="float">
            <text:p>374032</text:p>
          </table:table-cell>
          <table:table-cell office:value-type="float" office:value="26236" calcext:value-type="float">
            <text:p>26236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16" calcext:value-type="float">
            <text:p>16</text:p>
          </table:table-cell>
          <table:table-cell office:value-type="float" office:value="370171" calcext:value-type="float">
            <text:p>370171</text:p>
          </table:table-cell>
          <table:table-cell office:value-type="float" office:value="26120" calcext:value-type="float">
            <text:p>26120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16" calcext:value-type="float">
            <text:p>16</text:p>
          </table:table-cell>
          <table:table-cell office:value-type="float" office:value="367865" calcext:value-type="float">
            <text:p>367865</text:p>
          </table:table-cell>
          <table:table-cell office:value-type="float" office:value="26029" calcext:value-type="float">
            <text:p>26029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6" calcext:value-type="float">
            <text:p>16</text:p>
          </table:table-cell>
          <table:table-cell office:value-type="float" office:value="369685" calcext:value-type="float">
            <text:p>369685</text:p>
          </table:table-cell>
          <table:table-cell office:value-type="float" office:value="25600" calcext:value-type="float">
            <text:p>25600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16" calcext:value-type="float">
            <text:p>16</text:p>
          </table:table-cell>
          <table:table-cell office:value-type="float" office:value="373486" calcext:value-type="float">
            <text:p>373486</text:p>
          </table:table-cell>
          <table:table-cell office:value-type="float" office:value="26466" calcext:value-type="float">
            <text:p>26466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16" calcext:value-type="float">
            <text:p>16</text:p>
          </table:table-cell>
          <table:table-cell office:value-type="float" office:value="363353" calcext:value-type="float">
            <text:p>363353</text:p>
          </table:table-cell>
          <table:table-cell office:value-type="float" office:value="24068" calcext:value-type="float">
            <text:p>24068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6" calcext:value-type="float">
            <text:p>16</text:p>
          </table:table-cell>
          <table:table-cell office:value-type="float" office:value="367083" calcext:value-type="float">
            <text:p>367083</text:p>
          </table:table-cell>
          <table:table-cell office:value-type="float" office:value="25962" calcext:value-type="float">
            <text:p>25962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16" calcext:value-type="float">
            <text:p>16</text:p>
          </table:table-cell>
          <table:table-cell office:value-type="float" office:value="361628" calcext:value-type="float">
            <text:p>361628</text:p>
          </table:table-cell>
          <table:table-cell office:value-type="float" office:value="24131" calcext:value-type="float">
            <text:p>2413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6" calcext:value-type="float">
            <text:p>16</text:p>
          </table:table-cell>
          <table:table-cell office:value-type="float" office:value="362935" calcext:value-type="float">
            <text:p>362935</text:p>
          </table:table-cell>
          <table:table-cell office:value-type="float" office:value="24163" calcext:value-type="float">
            <text:p>24163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6" calcext:value-type="float">
            <text:p>16</text:p>
          </table:table-cell>
          <table:table-cell office:value-type="float" office:value="364233" calcext:value-type="float">
            <text:p>364233</text:p>
          </table:table-cell>
          <table:table-cell office:value-type="float" office:value="24387" calcext:value-type="float">
            <text:p>24387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16" calcext:value-type="float">
            <text:p>16</text:p>
          </table:table-cell>
          <table:table-cell office:value-type="float" office:value="366649" calcext:value-type="float">
            <text:p>366649</text:p>
          </table:table-cell>
          <table:table-cell office:value-type="float" office:value="25070" calcext:value-type="float">
            <text:p>25070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16" calcext:value-type="float">
            <text:p>16</text:p>
          </table:table-cell>
          <table:table-cell office:value-type="float" office:value="367338" calcext:value-type="float">
            <text:p>367338</text:p>
          </table:table-cell>
          <table:table-cell office:value-type="float" office:value="25049" calcext:value-type="float">
            <text:p>25049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16" calcext:value-type="float">
            <text:p>16</text:p>
          </table:table-cell>
          <table:table-cell office:value-type="float" office:value="365424" calcext:value-type="float">
            <text:p>365424</text:p>
          </table:table-cell>
          <table:table-cell office:value-type="float" office:value="24746" calcext:value-type="float">
            <text:p>24746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6" calcext:value-type="float">
            <text:p>16</text:p>
          </table:table-cell>
          <table:table-cell office:value-type="float" office:value="368573" calcext:value-type="float">
            <text:p>368573</text:p>
          </table:table-cell>
          <table:table-cell office:value-type="float" office:value="25708" calcext:value-type="float">
            <text:p>25708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16" calcext:value-type="float">
            <text:p>16</text:p>
          </table:table-cell>
          <table:table-cell office:value-type="float" office:value="369116" calcext:value-type="float">
            <text:p>369116</text:p>
          </table:table-cell>
          <table:table-cell office:value-type="float" office:value="25853" calcext:value-type="float">
            <text:p>25853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16" calcext:value-type="float">
            <text:p>16</text:p>
          </table:table-cell>
          <table:table-cell office:value-type="float" office:value="363001" calcext:value-type="float">
            <text:p>363001</text:p>
          </table:table-cell>
          <table:table-cell office:value-type="float" office:value="23750" calcext:value-type="float">
            <text:p>23750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16" calcext:value-type="float">
            <text:p>16</text:p>
          </table:table-cell>
          <table:table-cell office:value-type="float" office:value="368574" calcext:value-type="float">
            <text:p>368574</text:p>
          </table:table-cell>
          <table:table-cell office:value-type="float" office:value="25800" calcext:value-type="float">
            <text:p>25800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16" calcext:value-type="float">
            <text:p>16</text:p>
          </table:table-cell>
          <table:table-cell office:value-type="float" office:value="370552" calcext:value-type="float">
            <text:p>370552</text:p>
          </table:table-cell>
          <table:table-cell office:value-type="float" office:value="25645" calcext:value-type="float">
            <text:p>2564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6" calcext:value-type="float">
            <text:p>16</text:p>
          </table:table-cell>
          <table:table-cell office:value-type="float" office:value="369571" calcext:value-type="float">
            <text:p>369571</text:p>
          </table:table-cell>
          <table:table-cell office:value-type="float" office:value="24863" calcext:value-type="float">
            <text:p>24863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6" calcext:value-type="float">
            <text:p>16</text:p>
          </table:table-cell>
          <table:table-cell office:value-type="float" office:value="365240" calcext:value-type="float">
            <text:p>365240</text:p>
          </table:table-cell>
          <table:table-cell office:value-type="float" office:value="24827" calcext:value-type="float">
            <text:p>24827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6" calcext:value-type="float">
            <text:p>16</text:p>
          </table:table-cell>
          <table:table-cell office:value-type="float" office:value="364141" calcext:value-type="float">
            <text:p>364141</text:p>
          </table:table-cell>
          <table:table-cell office:value-type="float" office:value="24428" calcext:value-type="float">
            <text:p>24428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6" calcext:value-type="float">
            <text:p>16</text:p>
          </table:table-cell>
          <table:table-cell office:value-type="float" office:value="369887" calcext:value-type="float">
            <text:p>369887</text:p>
          </table:table-cell>
          <table:table-cell office:value-type="float" office:value="25921" calcext:value-type="float">
            <text:p>25921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16" calcext:value-type="float">
            <text:p>16</text:p>
          </table:table-cell>
          <table:table-cell office:value-type="float" office:value="367148" calcext:value-type="float">
            <text:p>367148</text:p>
          </table:table-cell>
          <table:table-cell office:value-type="float" office:value="24681" calcext:value-type="float">
            <text:p>24681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6" calcext:value-type="float">
            <text:p>16</text:p>
          </table:table-cell>
          <table:table-cell office:value-type="float" office:value="371801" calcext:value-type="float">
            <text:p>371801</text:p>
          </table:table-cell>
          <table:table-cell office:value-type="float" office:value="26223" calcext:value-type="float">
            <text:p>26223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16" calcext:value-type="float">
            <text:p>16</text:p>
          </table:table-cell>
          <table:table-cell office:value-type="float" office:value="371425" calcext:value-type="float">
            <text:p>371425</text:p>
          </table:table-cell>
          <table:table-cell office:value-type="float" office:value="26002" calcext:value-type="float">
            <text:p>26002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6" calcext:value-type="float">
            <text:p>16</text:p>
          </table:table-cell>
          <table:table-cell office:value-type="float" office:value="371364" calcext:value-type="float">
            <text:p>371364</text:p>
          </table:table-cell>
          <table:table-cell office:value-type="float" office:value="25628" calcext:value-type="float">
            <text:p>25628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6" calcext:value-type="float">
            <text:p>16</text:p>
          </table:table-cell>
          <table:table-cell office:value-type="float" office:value="369662" calcext:value-type="float">
            <text:p>369662</text:p>
          </table:table-cell>
          <table:table-cell office:value-type="float" office:value="25049" calcext:value-type="float">
            <text:p>25049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6" calcext:value-type="float">
            <text:p>16</text:p>
          </table:table-cell>
          <table:table-cell office:value-type="float" office:value="369045" calcext:value-type="float">
            <text:p>369045</text:p>
          </table:table-cell>
          <table:table-cell office:value-type="float" office:value="24702" calcext:value-type="float">
            <text:p>24702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6" calcext:value-type="float">
            <text:p>16</text:p>
          </table:table-cell>
          <table:table-cell office:value-type="float" office:value="366736" calcext:value-type="float">
            <text:p>366736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6" calcext:value-type="float">
            <text:p>16</text:p>
          </table:table-cell>
          <table:table-cell office:value-type="float" office:value="371681" calcext:value-type="float">
            <text:p>371681</text:p>
          </table:table-cell>
          <table:table-cell office:value-type="float" office:value="25867" calcext:value-type="float">
            <text:p>25867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6" calcext:value-type="float">
            <text:p>16</text:p>
          </table:table-cell>
          <table:table-cell office:value-type="float" office:value="365624" calcext:value-type="float">
            <text:p>365624</text:p>
          </table:table-cell>
          <table:table-cell office:value-type="float" office:value="23954" calcext:value-type="float">
            <text:p>23954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16" calcext:value-type="float">
            <text:p>16</text:p>
          </table:table-cell>
          <table:table-cell office:value-type="float" office:value="370224" calcext:value-type="float">
            <text:p>370224</text:p>
          </table:table-cell>
          <table:table-cell office:value-type="float" office:value="25355" calcext:value-type="float">
            <text:p>25355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16" calcext:value-type="float">
            <text:p>16</text:p>
          </table:table-cell>
          <table:table-cell office:value-type="float" office:value="370358" calcext:value-type="float">
            <text:p>370358</text:p>
          </table:table-cell>
          <table:table-cell office:value-type="float" office:value="25135" calcext:value-type="float">
            <text:p>25135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6" calcext:value-type="float">
            <text:p>16</text:p>
          </table:table-cell>
          <table:table-cell office:value-type="float" office:value="371295" calcext:value-type="float">
            <text:p>371295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16" calcext:value-type="float">
            <text:p>16</text:p>
          </table:table-cell>
          <table:table-cell office:value-type="float" office:value="365753" calcext:value-type="float">
            <text:p>365753</text:p>
          </table:table-cell>
          <table:table-cell office:value-type="float" office:value="24458" calcext:value-type="float">
            <text:p>24458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16" calcext:value-type="float">
            <text:p>16</text:p>
          </table:table-cell>
          <table:table-cell office:value-type="float" office:value="368047" calcext:value-type="float">
            <text:p>368047</text:p>
          </table:table-cell>
          <table:table-cell office:value-type="float" office:value="25978" calcext:value-type="float">
            <text:p>25978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16" calcext:value-type="float">
            <text:p>16</text:p>
          </table:table-cell>
          <table:table-cell office:value-type="float" office:value="370058" calcext:value-type="float">
            <text:p>370058</text:p>
          </table:table-cell>
          <table:table-cell office:value-type="float" office:value="25743" calcext:value-type="float">
            <text:p>25743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16" calcext:value-type="float">
            <text:p>16</text:p>
          </table:table-cell>
          <table:table-cell office:value-type="float" office:value="367465" calcext:value-type="float">
            <text:p>367465</text:p>
          </table:table-cell>
          <table:table-cell office:value-type="float" office:value="24870" calcext:value-type="float">
            <text:p>2487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6" calcext:value-type="float">
            <text:p>16</text:p>
          </table:table-cell>
          <table:table-cell office:value-type="float" office:value="367326" calcext:value-type="float">
            <text:p>367326</text:p>
          </table:table-cell>
          <table:table-cell office:value-type="float" office:value="24861" calcext:value-type="float">
            <text:p>24861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6" calcext:value-type="float">
            <text:p>16</text:p>
          </table:table-cell>
          <table:table-cell office:value-type="float" office:value="366135" calcext:value-type="float">
            <text:p>366135</text:p>
          </table:table-cell>
          <table:table-cell office:value-type="float" office:value="24274" calcext:value-type="float">
            <text:p>24274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16" calcext:value-type="float">
            <text:p>16</text:p>
          </table:table-cell>
          <table:table-cell office:value-type="float" office:value="369291" calcext:value-type="float">
            <text:p>369291</text:p>
          </table:table-cell>
          <table:table-cell office:value-type="float" office:value="24742" calcext:value-type="float">
            <text:p>24742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16" calcext:value-type="float">
            <text:p>16</text:p>
          </table:table-cell>
          <table:table-cell office:value-type="float" office:value="370488" calcext:value-type="float">
            <text:p>370488</text:p>
          </table:table-cell>
          <table:table-cell office:value-type="float" office:value="25218" calcext:value-type="float">
            <text:p>25218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16" calcext:value-type="float">
            <text:p>16</text:p>
          </table:table-cell>
          <table:table-cell office:value-type="float" office:value="373661" calcext:value-type="float">
            <text:p>373661</text:p>
          </table:table-cell>
          <table:table-cell office:value-type="float" office:value="25688" calcext:value-type="float">
            <text:p>25688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6" calcext:value-type="float">
            <text:p>16</text:p>
          </table:table-cell>
          <table:table-cell office:value-type="float" office:value="370783" calcext:value-type="float">
            <text:p>370783</text:p>
          </table:table-cell>
          <table:table-cell office:value-type="float" office:value="25413" calcext:value-type="float">
            <text:p>25413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16" calcext:value-type="float">
            <text:p>16</text:p>
          </table:table-cell>
          <table:table-cell office:value-type="float" office:value="366303" calcext:value-type="float">
            <text:p>366303</text:p>
          </table:table-cell>
          <table:table-cell office:value-type="float" office:value="24586" calcext:value-type="float">
            <text:p>24586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16" calcext:value-type="float">
            <text:p>16</text:p>
          </table:table-cell>
          <table:table-cell office:value-type="float" office:value="369827" calcext:value-type="float">
            <text:p>369827</text:p>
          </table:table-cell>
          <table:table-cell office:value-type="float" office:value="24939" calcext:value-type="float">
            <text:p>24939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16" calcext:value-type="float">
            <text:p>16</text:p>
          </table:table-cell>
          <table:table-cell office:value-type="float" office:value="374645" calcext:value-type="float">
            <text:p>374645</text:p>
          </table:table-cell>
          <table:table-cell office:value-type="float" office:value="26221" calcext:value-type="float">
            <text:p>26221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16" calcext:value-type="float">
            <text:p>16</text:p>
          </table:table-cell>
          <table:table-cell office:value-type="float" office:value="372924" calcext:value-type="float">
            <text:p>372924</text:p>
          </table:table-cell>
          <table:table-cell office:value-type="float" office:value="25844" calcext:value-type="float">
            <text:p>2584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6" calcext:value-type="float">
            <text:p>16</text:p>
          </table:table-cell>
          <table:table-cell office:value-type="float" office:value="372566" calcext:value-type="float">
            <text:p>372566</text:p>
          </table:table-cell>
          <table:table-cell office:value-type="float" office:value="25510" calcext:value-type="float">
            <text:p>25510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16" calcext:value-type="float">
            <text:p>16</text:p>
          </table:table-cell>
          <table:table-cell office:value-type="float" office:value="372443" calcext:value-type="float">
            <text:p>372443</text:p>
          </table:table-cell>
          <table:table-cell office:value-type="float" office:value="25841" calcext:value-type="float">
            <text:p>25841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16" calcext:value-type="float">
            <text:p>16</text:p>
          </table:table-cell>
          <table:table-cell office:value-type="float" office:value="380150" calcext:value-type="float">
            <text:p>380150</text:p>
          </table:table-cell>
          <table:table-cell office:value-type="float" office:value="27151" calcext:value-type="float">
            <text:p>27151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16" calcext:value-type="float">
            <text:p>16</text:p>
          </table:table-cell>
          <table:table-cell office:value-type="float" office:value="371336" calcext:value-type="float">
            <text:p>371336</text:p>
          </table:table-cell>
          <table:table-cell office:value-type="float" office:value="25511" calcext:value-type="float">
            <text:p>25511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16" calcext:value-type="float">
            <text:p>16</text:p>
          </table:table-cell>
          <table:table-cell office:value-type="float" office:value="372571" calcext:value-type="float">
            <text:p>372571</text:p>
          </table:table-cell>
          <table:table-cell office:value-type="float" office:value="25778" calcext:value-type="float">
            <text:p>25778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6" calcext:value-type="float">
            <text:p>16</text:p>
          </table:table-cell>
          <table:table-cell office:value-type="float" office:value="377948" calcext:value-type="float">
            <text:p>377948</text:p>
          </table:table-cell>
          <table:table-cell office:value-type="float" office:value="27959" calcext:value-type="float">
            <text:p>27959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16" calcext:value-type="float">
            <text:p>16</text:p>
          </table:table-cell>
          <table:table-cell office:value-type="float" office:value="373840" calcext:value-type="float">
            <text:p>373840</text:p>
          </table:table-cell>
          <table:table-cell office:value-type="float" office:value="26491" calcext:value-type="float">
            <text:p>26491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6" calcext:value-type="float">
            <text:p>16</text:p>
          </table:table-cell>
          <table:table-cell office:value-type="float" office:value="372971" calcext:value-type="float">
            <text:p>372971</text:p>
          </table:table-cell>
          <table:table-cell office:value-type="float" office:value="25897" calcext:value-type="float">
            <text:p>25897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16" calcext:value-type="float">
            <text:p>16</text:p>
          </table:table-cell>
          <table:table-cell office:value-type="float" office:value="368662" calcext:value-type="float">
            <text:p>368662</text:p>
          </table:table-cell>
          <table:table-cell office:value-type="float" office:value="25325" calcext:value-type="float">
            <text:p>25325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16" calcext:value-type="float">
            <text:p>16</text:p>
          </table:table-cell>
          <table:table-cell office:value-type="float" office:value="373263" calcext:value-type="float">
            <text:p>373263</text:p>
          </table:table-cell>
          <table:table-cell office:value-type="float" office:value="26165" calcext:value-type="float">
            <text:p>2616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377157" calcext:value-type="float">
            <text:p>377157</text:p>
          </table:table-cell>
          <table:table-cell office:value-type="float" office:value="26705" calcext:value-type="float">
            <text:p>26705</text:p>
          </table:table-cell>
        </table:table-row>
      </table:table>
      <table:table table:name="gcc-nru-32" table:style-name="ta1">
        <table:shapes>
          <draw:frame draw:z-index="0" draw:style-name="gr1" draw:text-style-name="P1" svg:width="16.1201in" svg:height="8.5461in" svg:x="3.5177in" svg:y="0.1783in">
            <draw:object draw:notify-on-update-of-ranges="'gcc-nru-32'.A2:'gcc-nru-32'.A501 'gcc-nru-32'.C1:'gcc-nru-32'.C1 'gcc-nru-32'.C2:'gcc-nru-32'.C501 'gcc-nru-32'.A2:'gcc-nru-32'.A501 'gcc-nru-32'.D1:'gcc-nru-32'.D1 'gcc-nru-32'.D2:'gcc-nru-32'.D5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176220" calcext:value-type="float">
            <text:p>176220</text:p>
          </table:table-cell>
          <table:table-cell office:value-type="float" office:value="13978" calcext:value-type="float">
            <text:p>139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6964" calcext:value-type="float">
            <text:p>146964</text:p>
          </table:table-cell>
          <table:table-cell office:value-type="float" office:value="11271" calcext:value-type="float">
            <text:p>112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33888" calcext:value-type="float">
            <text:p>133888</text:p>
          </table:table-cell>
          <table:table-cell office:value-type="float" office:value="10840" calcext:value-type="float">
            <text:p>108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124343" calcext:value-type="float">
            <text:p>124343</text:p>
          </table:table-cell>
          <table:table-cell office:value-type="float" office:value="10860" calcext:value-type="float">
            <text:p>108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17299" calcext:value-type="float">
            <text:p>117299</text:p>
          </table:table-cell>
          <table:table-cell office:value-type="float" office:value="9987" calcext:value-type="float">
            <text:p>99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12133" calcext:value-type="float">
            <text:p>112133</text:p>
          </table:table-cell>
          <table:table-cell office:value-type="float" office:value="9834" calcext:value-type="float">
            <text:p>98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106820" calcext:value-type="float">
            <text:p>106820</text:p>
          </table:table-cell>
          <table:table-cell office:value-type="float" office:value="9839" calcext:value-type="float">
            <text:p>98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102910" calcext:value-type="float">
            <text:p>102910</text:p>
          </table:table-cell>
          <table:table-cell office:value-type="float" office:value="9368" calcext:value-type="float">
            <text:p>93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99801" calcext:value-type="float">
            <text:p>99801</text:p>
          </table:table-cell>
          <table:table-cell office:value-type="float" office:value="9136" calcext:value-type="float">
            <text:p>91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97128" calcext:value-type="float">
            <text:p>97128</text:p>
          </table:table-cell>
          <table:table-cell office:value-type="float" office:value="8993" calcext:value-type="float">
            <text:p>89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  <table:table-cell office:value-type="float" office:value="94928" calcext:value-type="float">
            <text:p>94928</text:p>
          </table:table-cell>
          <table:table-cell office:value-type="float" office:value="9153" calcext:value-type="float">
            <text:p>915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3259" calcext:value-type="float">
            <text:p>93259</text:p>
          </table:table-cell>
          <table:table-cell office:value-type="float" office:value="9208" calcext:value-type="float">
            <text:p>920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92307" calcext:value-type="float">
            <text:p>92307</text:p>
          </table:table-cell>
          <table:table-cell office:value-type="float" office:value="9340" calcext:value-type="float">
            <text:p>93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850" calcext:value-type="float">
            <text:p>90850</text:p>
          </table:table-cell>
          <table:table-cell office:value-type="float" office:value="9400" calcext:value-type="float">
            <text:p>94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90180" calcext:value-type="float">
            <text:p>90180</text:p>
          </table:table-cell>
          <table:table-cell office:value-type="float" office:value="9668" calcext:value-type="float">
            <text:p>966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89875" calcext:value-type="float">
            <text:p>89875</text:p>
          </table:table-cell>
          <table:table-cell office:value-type="float" office:value="9720" calcext:value-type="float">
            <text:p>972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2" calcext:value-type="float">
            <text:p>32</text:p>
          </table:table-cell>
          <table:table-cell office:value-type="float" office:value="89548" calcext:value-type="float">
            <text:p>89548</text:p>
          </table:table-cell>
          <table:table-cell office:value-type="float" office:value="9967" calcext:value-type="float">
            <text:p>996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89934" calcext:value-type="float">
            <text:p>89934</text:p>
          </table:table-cell>
          <table:table-cell office:value-type="float" office:value="10214" calcext:value-type="float">
            <text:p>102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2" calcext:value-type="float">
            <text:p>32</text:p>
          </table:table-cell>
          <table:table-cell office:value-type="float" office:value="90863" calcext:value-type="float">
            <text:p>90863</text:p>
          </table:table-cell>
          <table:table-cell office:value-type="float" office:value="10453" calcext:value-type="float">
            <text:p>1045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91114" calcext:value-type="float">
            <text:p>91114</text:p>
          </table:table-cell>
          <table:table-cell office:value-type="float" office:value="10481" calcext:value-type="float">
            <text:p>1048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office:value-type="float" office:value="91708" calcext:value-type="float">
            <text:p>91708</text:p>
          </table:table-cell>
          <table:table-cell office:value-type="float" office:value="10603" calcext:value-type="float">
            <text:p>1060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2" calcext:value-type="float">
            <text:p>32</text:p>
          </table:table-cell>
          <table:table-cell office:value-type="float" office:value="92925" calcext:value-type="float">
            <text:p>92925</text:p>
          </table:table-cell>
          <table:table-cell office:value-type="float" office:value="10721" calcext:value-type="float">
            <text:p>1072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2" calcext:value-type="float">
            <text:p>32</text:p>
          </table:table-cell>
          <table:table-cell office:value-type="float" office:value="94155" calcext:value-type="float">
            <text:p>94155</text:p>
          </table:table-cell>
          <table:table-cell office:value-type="float" office:value="10835" calcext:value-type="float">
            <text:p>108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95012" calcext:value-type="float">
            <text:p>95012</text:p>
          </table:table-cell>
          <table:table-cell office:value-type="float" office:value="10885" calcext:value-type="float">
            <text:p>1088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96489" calcext:value-type="float">
            <text:p>96489</text:p>
          </table:table-cell>
          <table:table-cell office:value-type="float" office:value="11037" calcext:value-type="float">
            <text:p>1103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97547" calcext:value-type="float">
            <text:p>97547</text:p>
          </table:table-cell>
          <table:table-cell office:value-type="float" office:value="11050" calcext:value-type="float">
            <text:p>1105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  <table:table-cell office:value-type="float" office:value="98471" calcext:value-type="float">
            <text:p>98471</text:p>
          </table:table-cell>
          <table:table-cell office:value-type="float" office:value="11066" calcext:value-type="float">
            <text:p>1106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2" calcext:value-type="float">
            <text:p>32</text:p>
          </table:table-cell>
          <table:table-cell office:value-type="float" office:value="100888" calcext:value-type="float">
            <text:p>100888</text:p>
          </table:table-cell>
          <table:table-cell office:value-type="float" office:value="11058" calcext:value-type="float">
            <text:p>1105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2" calcext:value-type="float">
            <text:p>32</text:p>
          </table:table-cell>
          <table:table-cell office:value-type="float" office:value="102961" calcext:value-type="float">
            <text:p>102961</text:p>
          </table:table-cell>
          <table:table-cell office:value-type="float" office:value="11250" calcext:value-type="float">
            <text:p>1125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104417" calcext:value-type="float">
            <text:p>104417</text:p>
          </table:table-cell>
          <table:table-cell office:value-type="float" office:value="11203" calcext:value-type="float">
            <text:p>1120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" calcext:value-type="float">
            <text:p>32</text:p>
          </table:table-cell>
          <table:table-cell office:value-type="float" office:value="106334" calcext:value-type="float">
            <text:p>106334</text:p>
          </table:table-cell>
          <table:table-cell office:value-type="float" office:value="11267" calcext:value-type="float">
            <text:p>1126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107450" calcext:value-type="float">
            <text:p>107450</text:p>
          </table:table-cell>
          <table:table-cell office:value-type="float" office:value="11139" calcext:value-type="float">
            <text:p>1113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" calcext:value-type="float">
            <text:p>32</text:p>
          </table:table-cell>
          <table:table-cell office:value-type="float" office:value="110239" calcext:value-type="float">
            <text:p>110239</text:p>
          </table:table-cell>
          <table:table-cell office:value-type="float" office:value="11222" calcext:value-type="float">
            <text:p>1122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" calcext:value-type="float">
            <text:p>32</text:p>
          </table:table-cell>
          <table:table-cell office:value-type="float" office:value="111481" calcext:value-type="float">
            <text:p>111481</text:p>
          </table:table-cell>
          <table:table-cell office:value-type="float" office:value="11331" calcext:value-type="float">
            <text:p>1133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  <table:table-cell office:value-type="float" office:value="113101" calcext:value-type="float">
            <text:p>113101</text:p>
          </table:table-cell>
          <table:table-cell office:value-type="float" office:value="11239" calcext:value-type="float">
            <text:p>1123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  <table:table-cell office:value-type="float" office:value="115797" calcext:value-type="float">
            <text:p>115797</text:p>
          </table:table-cell>
          <table:table-cell office:value-type="float" office:value="11248" calcext:value-type="float">
            <text:p>1124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2" calcext:value-type="float">
            <text:p>32</text:p>
          </table:table-cell>
          <table:table-cell office:value-type="float" office:value="117225" calcext:value-type="float">
            <text:p>117225</text:p>
          </table:table-cell>
          <table:table-cell office:value-type="float" office:value="11270" calcext:value-type="float">
            <text:p>1127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  <table:table-cell office:value-type="float" office:value="119396" calcext:value-type="float">
            <text:p>119396</text:p>
          </table:table-cell>
          <table:table-cell office:value-type="float" office:value="11243" calcext:value-type="float">
            <text:p>1124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" calcext:value-type="float">
            <text:p>32</text:p>
          </table:table-cell>
          <table:table-cell office:value-type="float" office:value="121434" calcext:value-type="float">
            <text:p>121434</text:p>
          </table:table-cell>
          <table:table-cell office:value-type="float" office:value="11273" calcext:value-type="float">
            <text:p>112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office:value-type="float" office:value="121971" calcext:value-type="float">
            <text:p>121971</text:p>
          </table:table-cell>
          <table:table-cell office:value-type="float" office:value="11157" calcext:value-type="float">
            <text:p>1115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2" calcext:value-type="float">
            <text:p>32</text:p>
          </table:table-cell>
          <table:table-cell office:value-type="float" office:value="123261" calcext:value-type="float">
            <text:p>123261</text:p>
          </table:table-cell>
          <table:table-cell office:value-type="float" office:value="11201" calcext:value-type="float">
            <text:p>1120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2" calcext:value-type="float">
            <text:p>32</text:p>
          </table:table-cell>
          <table:table-cell office:value-type="float" office:value="125003" calcext:value-type="float">
            <text:p>125003</text:p>
          </table:table-cell>
          <table:table-cell office:value-type="float" office:value="11214" calcext:value-type="float">
            <text:p>1121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2" calcext:value-type="float">
            <text:p>32</text:p>
          </table:table-cell>
          <table:table-cell office:value-type="float" office:value="126238" calcext:value-type="float">
            <text:p>126238</text:p>
          </table:table-cell>
          <table:table-cell office:value-type="float" office:value="11278" calcext:value-type="float">
            <text:p>1127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2" calcext:value-type="float">
            <text:p>32</text:p>
          </table:table-cell>
          <table:table-cell office:value-type="float" office:value="129909" calcext:value-type="float">
            <text:p>129909</text:p>
          </table:table-cell>
          <table:table-cell office:value-type="float" office:value="11155" calcext:value-type="float">
            <text:p>1115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2" calcext:value-type="float">
            <text:p>32</text:p>
          </table:table-cell>
          <table:table-cell office:value-type="float" office:value="129770" calcext:value-type="float">
            <text:p>129770</text:p>
          </table:table-cell>
          <table:table-cell office:value-type="float" office:value="11173" calcext:value-type="float">
            <text:p>1117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2" calcext:value-type="float">
            <text:p>32</text:p>
          </table:table-cell>
          <table:table-cell office:value-type="float" office:value="131621" calcext:value-type="float">
            <text:p>131621</text:p>
          </table:table-cell>
          <table:table-cell office:value-type="float" office:value="11172" calcext:value-type="float">
            <text:p>1117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2" calcext:value-type="float">
            <text:p>32</text:p>
          </table:table-cell>
          <table:table-cell office:value-type="float" office:value="134407" calcext:value-type="float">
            <text:p>134407</text:p>
          </table:table-cell>
          <table:table-cell office:value-type="float" office:value="11156" calcext:value-type="float">
            <text:p>1115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2" calcext:value-type="float">
            <text:p>32</text:p>
          </table:table-cell>
          <table:table-cell office:value-type="float" office:value="133980" calcext:value-type="float">
            <text:p>133980</text:p>
          </table:table-cell>
          <table:table-cell office:value-type="float" office:value="11117" calcext:value-type="float">
            <text:p>1111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2" calcext:value-type="float">
            <text:p>32</text:p>
          </table:table-cell>
          <table:table-cell office:value-type="float" office:value="136274" calcext:value-type="float">
            <text:p>136274</text:p>
          </table:table-cell>
          <table:table-cell office:value-type="float" office:value="11169" calcext:value-type="float">
            <text:p>111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136769" calcext:value-type="float">
            <text:p>136769</text:p>
          </table:table-cell>
          <table:table-cell office:value-type="float" office:value="11142" calcext:value-type="float">
            <text:p>1114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2" calcext:value-type="float">
            <text:p>32</text:p>
          </table:table-cell>
          <table:table-cell office:value-type="float" office:value="139061" calcext:value-type="float">
            <text:p>139061</text:p>
          </table:table-cell>
          <table:table-cell office:value-type="float" office:value="11191" calcext:value-type="float">
            <text:p>1119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2" calcext:value-type="float">
            <text:p>32</text:p>
          </table:table-cell>
          <table:table-cell office:value-type="float" office:value="141223" calcext:value-type="float">
            <text:p>141223</text:p>
          </table:table-cell>
          <table:table-cell office:value-type="float" office:value="11129" calcext:value-type="float">
            <text:p>1112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2" calcext:value-type="float">
            <text:p>32</text:p>
          </table:table-cell>
          <table:table-cell office:value-type="float" office:value="141344" calcext:value-type="float">
            <text:p>141344</text:p>
          </table:table-cell>
          <table:table-cell office:value-type="float" office:value="11059" calcext:value-type="float">
            <text:p>1105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2" calcext:value-type="float">
            <text:p>32</text:p>
          </table:table-cell>
          <table:table-cell office:value-type="float" office:value="141806" calcext:value-type="float">
            <text:p>141806</text:p>
          </table:table-cell>
          <table:table-cell office:value-type="float" office:value="11112" calcext:value-type="float">
            <text:p>1111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" calcext:value-type="float">
            <text:p>32</text:p>
          </table:table-cell>
          <table:table-cell office:value-type="float" office:value="145089" calcext:value-type="float">
            <text:p>145089</text:p>
          </table:table-cell>
          <table:table-cell office:value-type="float" office:value="11067" calcext:value-type="float">
            <text:p>1106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2" calcext:value-type="float">
            <text:p>32</text:p>
          </table:table-cell>
          <table:table-cell office:value-type="float" office:value="146929" calcext:value-type="float">
            <text:p>146929</text:p>
          </table:table-cell>
          <table:table-cell office:value-type="float" office:value="11035" calcext:value-type="float">
            <text:p>1103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2" calcext:value-type="float">
            <text:p>32</text:p>
          </table:table-cell>
          <table:table-cell office:value-type="float" office:value="146857" calcext:value-type="float">
            <text:p>146857</text:p>
          </table:table-cell>
          <table:table-cell office:value-type="float" office:value="11103" calcext:value-type="float">
            <text:p>1110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2" calcext:value-type="float">
            <text:p>32</text:p>
          </table:table-cell>
          <table:table-cell office:value-type="float" office:value="148105" calcext:value-type="float">
            <text:p>148105</text:p>
          </table:table-cell>
          <table:table-cell office:value-type="float" office:value="11192" calcext:value-type="float">
            <text:p>1119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2" calcext:value-type="float">
            <text:p>32</text:p>
          </table:table-cell>
          <table:table-cell office:value-type="float" office:value="148903" calcext:value-type="float">
            <text:p>148903</text:p>
          </table:table-cell>
          <table:table-cell office:value-type="float" office:value="11104" calcext:value-type="float">
            <text:p>111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" calcext:value-type="float">
            <text:p>32</text:p>
          </table:table-cell>
          <table:table-cell office:value-type="float" office:value="149946" calcext:value-type="float">
            <text:p>149946</text:p>
          </table:table-cell>
          <table:table-cell office:value-type="float" office:value="11071" calcext:value-type="float">
            <text:p>1107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2" calcext:value-type="float">
            <text:p>32</text:p>
          </table:table-cell>
          <table:table-cell office:value-type="float" office:value="150984" calcext:value-type="float">
            <text:p>150984</text:p>
          </table:table-cell>
          <table:table-cell office:value-type="float" office:value="11089" calcext:value-type="float">
            <text:p>1108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2" calcext:value-type="float">
            <text:p>32</text:p>
          </table:table-cell>
          <table:table-cell office:value-type="float" office:value="153665" calcext:value-type="float">
            <text:p>153665</text:p>
          </table:table-cell>
          <table:table-cell office:value-type="float" office:value="11007" calcext:value-type="float">
            <text:p>1100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2" calcext:value-type="float">
            <text:p>32</text:p>
          </table:table-cell>
          <table:table-cell office:value-type="float" office:value="153148" calcext:value-type="float">
            <text:p>153148</text:p>
          </table:table-cell>
          <table:table-cell office:value-type="float" office:value="10977" calcext:value-type="float">
            <text:p>1097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154681" calcext:value-type="float">
            <text:p>154681</text:p>
          </table:table-cell>
          <table:table-cell office:value-type="float" office:value="10932" calcext:value-type="float">
            <text:p>1093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" calcext:value-type="float">
            <text:p>32</text:p>
          </table:table-cell>
          <table:table-cell office:value-type="float" office:value="155300" calcext:value-type="float">
            <text:p>155300</text:p>
          </table:table-cell>
          <table:table-cell office:value-type="float" office:value="10949" calcext:value-type="float">
            <text:p>1094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2" calcext:value-type="float">
            <text:p>32</text:p>
          </table:table-cell>
          <table:table-cell office:value-type="float" office:value="158398" calcext:value-type="float">
            <text:p>158398</text:p>
          </table:table-cell>
          <table:table-cell office:value-type="float" office:value="10959" calcext:value-type="float">
            <text:p>1095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2" calcext:value-type="float">
            <text:p>32</text:p>
          </table:table-cell>
          <table:table-cell office:value-type="float" office:value="157733" calcext:value-type="float">
            <text:p>157733</text:p>
          </table:table-cell>
          <table:table-cell office:value-type="float" office:value="10933" calcext:value-type="float">
            <text:p>1093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 office:value-type="float" office:value="158072" calcext:value-type="float">
            <text:p>158072</text:p>
          </table:table-cell>
          <table:table-cell office:value-type="float" office:value="10990" calcext:value-type="float">
            <text:p>1099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 office:value-type="float" office:value="160305" calcext:value-type="float">
            <text:p>160305</text:p>
          </table:table-cell>
          <table:table-cell office:value-type="float" office:value="10940" calcext:value-type="float">
            <text:p>1094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2" calcext:value-type="float">
            <text:p>32</text:p>
          </table:table-cell>
          <table:table-cell office:value-type="float" office:value="161049" calcext:value-type="float">
            <text:p>161049</text:p>
          </table:table-cell>
          <table:table-cell office:value-type="float" office:value="10906" calcext:value-type="float">
            <text:p>1090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2" calcext:value-type="float">
            <text:p>32</text:p>
          </table:table-cell>
          <table:table-cell office:value-type="float" office:value="161583" calcext:value-type="float">
            <text:p>161583</text:p>
          </table:table-cell>
          <table:table-cell office:value-type="float" office:value="10900" calcext:value-type="float">
            <text:p>1090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2" calcext:value-type="float">
            <text:p>32</text:p>
          </table:table-cell>
          <table:table-cell office:value-type="float" office:value="162891" calcext:value-type="float">
            <text:p>162891</text:p>
          </table:table-cell>
          <table:table-cell office:value-type="float" office:value="10847" calcext:value-type="float">
            <text:p>1084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2" calcext:value-type="float">
            <text:p>32</text:p>
          </table:table-cell>
          <table:table-cell office:value-type="float" office:value="164555" calcext:value-type="float">
            <text:p>164555</text:p>
          </table:table-cell>
          <table:table-cell office:value-type="float" office:value="10923" calcext:value-type="float">
            <text:p>1092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2" calcext:value-type="float">
            <text:p>32</text:p>
          </table:table-cell>
          <table:table-cell office:value-type="float" office:value="163668" calcext:value-type="float">
            <text:p>163668</text:p>
          </table:table-cell>
          <table:table-cell office:value-type="float" office:value="10845" calcext:value-type="float">
            <text:p>1084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" calcext:value-type="float">
            <text:p>32</text:p>
          </table:table-cell>
          <table:table-cell office:value-type="float" office:value="165455" calcext:value-type="float">
            <text:p>165455</text:p>
          </table:table-cell>
          <table:table-cell office:value-type="float" office:value="10830" calcext:value-type="float">
            <text:p>1083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2" calcext:value-type="float">
            <text:p>32</text:p>
          </table:table-cell>
          <table:table-cell office:value-type="float" office:value="165632" calcext:value-type="float">
            <text:p>165632</text:p>
          </table:table-cell>
          <table:table-cell office:value-type="float" office:value="10755" calcext:value-type="float">
            <text:p>1075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2" calcext:value-type="float">
            <text:p>32</text:p>
          </table:table-cell>
          <table:table-cell office:value-type="float" office:value="166647" calcext:value-type="float">
            <text:p>166647</text:p>
          </table:table-cell>
          <table:table-cell office:value-type="float" office:value="10817" calcext:value-type="float">
            <text:p>1081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2" calcext:value-type="float">
            <text:p>32</text:p>
          </table:table-cell>
          <table:table-cell office:value-type="float" office:value="168222" calcext:value-type="float">
            <text:p>168222</text:p>
          </table:table-cell>
          <table:table-cell office:value-type="float" office:value="10809" calcext:value-type="float">
            <text:p>1080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2" calcext:value-type="float">
            <text:p>32</text:p>
          </table:table-cell>
          <table:table-cell office:value-type="float" office:value="169661" calcext:value-type="float">
            <text:p>169661</text:p>
          </table:table-cell>
          <table:table-cell office:value-type="float" office:value="10751" calcext:value-type="float">
            <text:p>1075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169820" calcext:value-type="float">
            <text:p>169820</text:p>
          </table:table-cell>
          <table:table-cell office:value-type="float" office:value="10717" calcext:value-type="float">
            <text:p>1071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2" calcext:value-type="float">
            <text:p>32</text:p>
          </table:table-cell>
          <table:table-cell office:value-type="float" office:value="171430" calcext:value-type="float">
            <text:p>171430</text:p>
          </table:table-cell>
          <table:table-cell office:value-type="float" office:value="10743" calcext:value-type="float">
            <text:p>1074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2" calcext:value-type="float">
            <text:p>32</text:p>
          </table:table-cell>
          <table:table-cell office:value-type="float" office:value="170243" calcext:value-type="float">
            <text:p>170243</text:p>
          </table:table-cell>
          <table:table-cell office:value-type="float" office:value="10631" calcext:value-type="float">
            <text:p>10631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2" calcext:value-type="float">
            <text:p>32</text:p>
          </table:table-cell>
          <table:table-cell office:value-type="float" office:value="172983" calcext:value-type="float">
            <text:p>172983</text:p>
          </table:table-cell>
          <table:table-cell office:value-type="float" office:value="10658" calcext:value-type="float">
            <text:p>1065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2" calcext:value-type="float">
            <text:p>32</text:p>
          </table:table-cell>
          <table:table-cell office:value-type="float" office:value="171824" calcext:value-type="float">
            <text:p>171824</text:p>
          </table:table-cell>
          <table:table-cell office:value-type="float" office:value="10654" calcext:value-type="float">
            <text:p>1065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office:value-type="float" office:value="173283" calcext:value-type="float">
            <text:p>173283</text:p>
          </table:table-cell>
          <table:table-cell office:value-type="float" office:value="10622" calcext:value-type="float">
            <text:p>1062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2" calcext:value-type="float">
            <text:p>32</text:p>
          </table:table-cell>
          <table:table-cell office:value-type="float" office:value="174785" calcext:value-type="float">
            <text:p>174785</text:p>
          </table:table-cell>
          <table:table-cell office:value-type="float" office:value="10741" calcext:value-type="float">
            <text:p>1074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2" calcext:value-type="float">
            <text:p>32</text:p>
          </table:table-cell>
          <table:table-cell office:value-type="float" office:value="175451" calcext:value-type="float">
            <text:p>175451</text:p>
          </table:table-cell>
          <table:table-cell office:value-type="float" office:value="10691" calcext:value-type="float">
            <text:p>1069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2" calcext:value-type="float">
            <text:p>32</text:p>
          </table:table-cell>
          <table:table-cell office:value-type="float" office:value="175187" calcext:value-type="float">
            <text:p>175187</text:p>
          </table:table-cell>
          <table:table-cell office:value-type="float" office:value="10605" calcext:value-type="float">
            <text:p>1060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2" calcext:value-type="float">
            <text:p>32</text:p>
          </table:table-cell>
          <table:table-cell office:value-type="float" office:value="178957" calcext:value-type="float">
            <text:p>178957</text:p>
          </table:table-cell>
          <table:table-cell office:value-type="float" office:value="10628" calcext:value-type="float">
            <text:p>1062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2" calcext:value-type="float">
            <text:p>32</text:p>
          </table:table-cell>
          <table:table-cell office:value-type="float" office:value="177710" calcext:value-type="float">
            <text:p>177710</text:p>
          </table:table-cell>
          <table:table-cell office:value-type="float" office:value="10627" calcext:value-type="float">
            <text:p>1062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2" calcext:value-type="float">
            <text:p>32</text:p>
          </table:table-cell>
          <table:table-cell office:value-type="float" office:value="179746" calcext:value-type="float">
            <text:p>179746</text:p>
          </table:table-cell>
          <table:table-cell office:value-type="float" office:value="10597" calcext:value-type="float">
            <text:p>1059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2" calcext:value-type="float">
            <text:p>32</text:p>
          </table:table-cell>
          <table:table-cell office:value-type="float" office:value="179437" calcext:value-type="float">
            <text:p>179437</text:p>
          </table:table-cell>
          <table:table-cell office:value-type="float" office:value="10575" calcext:value-type="float">
            <text:p>1057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2" calcext:value-type="float">
            <text:p>32</text:p>
          </table:table-cell>
          <table:table-cell office:value-type="float" office:value="182633" calcext:value-type="float">
            <text:p>182633</text:p>
          </table:table-cell>
          <table:table-cell office:value-type="float" office:value="10591" calcext:value-type="float">
            <text:p>1059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2" calcext:value-type="float">
            <text:p>32</text:p>
          </table:table-cell>
          <table:table-cell office:value-type="float" office:value="181109" calcext:value-type="float">
            <text:p>181109</text:p>
          </table:table-cell>
          <table:table-cell office:value-type="float" office:value="10546" calcext:value-type="float">
            <text:p>1054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2" calcext:value-type="float">
            <text:p>32</text:p>
          </table:table-cell>
          <table:table-cell office:value-type="float" office:value="179874" calcext:value-type="float">
            <text:p>179874</text:p>
          </table:table-cell>
          <table:table-cell office:value-type="float" office:value="10574" calcext:value-type="float">
            <text:p>1057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2" calcext:value-type="float">
            <text:p>32</text:p>
          </table:table-cell>
          <table:table-cell office:value-type="float" office:value="181487" calcext:value-type="float">
            <text:p>181487</text:p>
          </table:table-cell>
          <table:table-cell office:value-type="float" office:value="10481" calcext:value-type="float">
            <text:p>1048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2" calcext:value-type="float">
            <text:p>32</text:p>
          </table:table-cell>
          <table:table-cell office:value-type="float" office:value="180579" calcext:value-type="float">
            <text:p>180579</text:p>
          </table:table-cell>
          <table:table-cell office:value-type="float" office:value="10482" calcext:value-type="float">
            <text:p>1048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2" calcext:value-type="float">
            <text:p>32</text:p>
          </table:table-cell>
          <table:table-cell office:value-type="float" office:value="182449" calcext:value-type="float">
            <text:p>182449</text:p>
          </table:table-cell>
          <table:table-cell office:value-type="float" office:value="10514" calcext:value-type="float">
            <text:p>1051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2" calcext:value-type="float">
            <text:p>32</text:p>
          </table:table-cell>
          <table:table-cell office:value-type="float" office:value="182207" calcext:value-type="float">
            <text:p>182207</text:p>
          </table:table-cell>
          <table:table-cell office:value-type="float" office:value="10452" calcext:value-type="float">
            <text:p>104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182722" calcext:value-type="float">
            <text:p>182722</text:p>
          </table:table-cell>
          <table:table-cell office:value-type="float" office:value="10464" calcext:value-type="float">
            <text:p>1046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2" calcext:value-type="float">
            <text:p>32</text:p>
          </table:table-cell>
          <table:table-cell office:value-type="float" office:value="185052" calcext:value-type="float">
            <text:p>185052</text:p>
          </table:table-cell>
          <table:table-cell office:value-type="float" office:value="10512" calcext:value-type="float">
            <text:p>1051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2" calcext:value-type="float">
            <text:p>32</text:p>
          </table:table-cell>
          <table:table-cell office:value-type="float" office:value="185481" calcext:value-type="float">
            <text:p>185481</text:p>
          </table:table-cell>
          <table:table-cell office:value-type="float" office:value="10529" calcext:value-type="float">
            <text:p>10529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2" calcext:value-type="float">
            <text:p>32</text:p>
          </table:table-cell>
          <table:table-cell office:value-type="float" office:value="185652" calcext:value-type="float">
            <text:p>185652</text:p>
          </table:table-cell>
          <table:table-cell office:value-type="float" office:value="10380" calcext:value-type="float">
            <text:p>1038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2" calcext:value-type="float">
            <text:p>32</text:p>
          </table:table-cell>
          <table:table-cell office:value-type="float" office:value="187201" calcext:value-type="float">
            <text:p>187201</text:p>
          </table:table-cell>
          <table:table-cell office:value-type="float" office:value="10355" calcext:value-type="float">
            <text:p>1035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2" calcext:value-type="float">
            <text:p>32</text:p>
          </table:table-cell>
          <table:table-cell office:value-type="float" office:value="186948" calcext:value-type="float">
            <text:p>186948</text:p>
          </table:table-cell>
          <table:table-cell office:value-type="float" office:value="10412" calcext:value-type="float">
            <text:p>1041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2" calcext:value-type="float">
            <text:p>32</text:p>
          </table:table-cell>
          <table:table-cell office:value-type="float" office:value="186861" calcext:value-type="float">
            <text:p>186861</text:p>
          </table:table-cell>
          <table:table-cell office:value-type="float" office:value="10324" calcext:value-type="float">
            <text:p>10324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2" calcext:value-type="float">
            <text:p>32</text:p>
          </table:table-cell>
          <table:table-cell office:value-type="float" office:value="187462" calcext:value-type="float">
            <text:p>187462</text:p>
          </table:table-cell>
          <table:table-cell office:value-type="float" office:value="10343" calcext:value-type="float">
            <text:p>1034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2" calcext:value-type="float">
            <text:p>32</text:p>
          </table:table-cell>
          <table:table-cell office:value-type="float" office:value="188168" calcext:value-type="float">
            <text:p>188168</text:p>
          </table:table-cell>
          <table:table-cell office:value-type="float" office:value="10366" calcext:value-type="float">
            <text:p>1036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2" calcext:value-type="float">
            <text:p>32</text:p>
          </table:table-cell>
          <table:table-cell office:value-type="float" office:value="187282" calcext:value-type="float">
            <text:p>187282</text:p>
          </table:table-cell>
          <table:table-cell office:value-type="float" office:value="10356" calcext:value-type="float">
            <text:p>1035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2" calcext:value-type="float">
            <text:p>32</text:p>
          </table:table-cell>
          <table:table-cell office:value-type="float" office:value="191273" calcext:value-type="float">
            <text:p>191273</text:p>
          </table:table-cell>
          <table:table-cell office:value-type="float" office:value="10273" calcext:value-type="float">
            <text:p>1027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2" calcext:value-type="float">
            <text:p>32</text:p>
          </table:table-cell>
          <table:table-cell office:value-type="float" office:value="190267" calcext:value-type="float">
            <text:p>190267</text:p>
          </table:table-cell>
          <table:table-cell office:value-type="float" office:value="10284" calcext:value-type="float">
            <text:p>1028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2" calcext:value-type="float">
            <text:p>32</text:p>
          </table:table-cell>
          <table:table-cell office:value-type="float" office:value="192215" calcext:value-type="float">
            <text:p>192215</text:p>
          </table:table-cell>
          <table:table-cell office:value-type="float" office:value="10268" calcext:value-type="float">
            <text:p>10268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2" calcext:value-type="float">
            <text:p>32</text:p>
          </table:table-cell>
          <table:table-cell office:value-type="float" office:value="190809" calcext:value-type="float">
            <text:p>190809</text:p>
          </table:table-cell>
          <table:table-cell office:value-type="float" office:value="10161" calcext:value-type="float">
            <text:p>1016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2" calcext:value-type="float">
            <text:p>32</text:p>
          </table:table-cell>
          <table:table-cell office:value-type="float" office:value="189978" calcext:value-type="float">
            <text:p>189978</text:p>
          </table:table-cell>
          <table:table-cell office:value-type="float" office:value="10264" calcext:value-type="float">
            <text:p>10264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2" calcext:value-type="float">
            <text:p>32</text:p>
          </table:table-cell>
          <table:table-cell office:value-type="float" office:value="192697" calcext:value-type="float">
            <text:p>192697</text:p>
          </table:table-cell>
          <table:table-cell office:value-type="float" office:value="10290" calcext:value-type="float">
            <text:p>1029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2" calcext:value-type="float">
            <text:p>32</text:p>
          </table:table-cell>
          <table:table-cell office:value-type="float" office:value="194079" calcext:value-type="float">
            <text:p>194079</text:p>
          </table:table-cell>
          <table:table-cell office:value-type="float" office:value="10367" calcext:value-type="float">
            <text:p>10367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2" calcext:value-type="float">
            <text:p>32</text:p>
          </table:table-cell>
          <table:table-cell office:value-type="float" office:value="195297" calcext:value-type="float">
            <text:p>195297</text:p>
          </table:table-cell>
          <table:table-cell office:value-type="float" office:value="10364" calcext:value-type="float">
            <text:p>1036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2" calcext:value-type="float">
            <text:p>32</text:p>
          </table:table-cell>
          <table:table-cell office:value-type="float" office:value="193351" calcext:value-type="float">
            <text:p>193351</text:p>
          </table:table-cell>
          <table:table-cell office:value-type="float" office:value="10350" calcext:value-type="float">
            <text:p>1035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2" calcext:value-type="float">
            <text:p>32</text:p>
          </table:table-cell>
          <table:table-cell office:value-type="float" office:value="195498" calcext:value-type="float">
            <text:p>195498</text:p>
          </table:table-cell>
          <table:table-cell office:value-type="float" office:value="10258" calcext:value-type="float">
            <text:p>1025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office:value-type="float" office:value="194019" calcext:value-type="float">
            <text:p>194019</text:p>
          </table:table-cell>
          <table:table-cell office:value-type="float" office:value="10279" calcext:value-type="float">
            <text:p>1027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2" calcext:value-type="float">
            <text:p>32</text:p>
          </table:table-cell>
          <table:table-cell office:value-type="float" office:value="194861" calcext:value-type="float">
            <text:p>194861</text:p>
          </table:table-cell>
          <table:table-cell office:value-type="float" office:value="10319" calcext:value-type="float">
            <text:p>1031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2" calcext:value-type="float">
            <text:p>32</text:p>
          </table:table-cell>
          <table:table-cell office:value-type="float" office:value="193340" calcext:value-type="float">
            <text:p>193340</text:p>
          </table:table-cell>
          <table:table-cell office:value-type="float" office:value="10228" calcext:value-type="float">
            <text:p>10228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2" calcext:value-type="float">
            <text:p>32</text:p>
          </table:table-cell>
          <table:table-cell office:value-type="float" office:value="194909" calcext:value-type="float">
            <text:p>194909</text:p>
          </table:table-cell>
          <table:table-cell office:value-type="float" office:value="10218" calcext:value-type="float">
            <text:p>10218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2" calcext:value-type="float">
            <text:p>32</text:p>
          </table:table-cell>
          <table:table-cell office:value-type="float" office:value="194759" calcext:value-type="float">
            <text:p>194759</text:p>
          </table:table-cell>
          <table:table-cell office:value-type="float" office:value="10090" calcext:value-type="float">
            <text:p>1009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2" calcext:value-type="float">
            <text:p>32</text:p>
          </table:table-cell>
          <table:table-cell office:value-type="float" office:value="198308" calcext:value-type="float">
            <text:p>198308</text:p>
          </table:table-cell>
          <table:table-cell office:value-type="float" office:value="10078" calcext:value-type="float">
            <text:p>1007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2" calcext:value-type="float">
            <text:p>32</text:p>
          </table:table-cell>
          <table:table-cell office:value-type="float" office:value="193774" calcext:value-type="float">
            <text:p>193774</text:p>
          </table:table-cell>
          <table:table-cell office:value-type="float" office:value="10082" calcext:value-type="float">
            <text:p>10082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2" calcext:value-type="float">
            <text:p>32</text:p>
          </table:table-cell>
          <table:table-cell office:value-type="float" office:value="196814" calcext:value-type="float">
            <text:p>196814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2" calcext:value-type="float">
            <text:p>32</text:p>
          </table:table-cell>
          <table:table-cell office:value-type="float" office:value="195665" calcext:value-type="float">
            <text:p>195665</text:p>
          </table:table-cell>
          <table:table-cell office:value-type="float" office:value="10092" calcext:value-type="float">
            <text:p>10092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2" calcext:value-type="float">
            <text:p>32</text:p>
          </table:table-cell>
          <table:table-cell office:value-type="float" office:value="196845" calcext:value-type="float">
            <text:p>196845</text:p>
          </table:table-cell>
          <table:table-cell office:value-type="float" office:value="10080" calcext:value-type="float">
            <text:p>1008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2" calcext:value-type="float">
            <text:p>32</text:p>
          </table:table-cell>
          <table:table-cell office:value-type="float" office:value="196898" calcext:value-type="float">
            <text:p>196898</text:p>
          </table:table-cell>
          <table:table-cell office:value-type="float" office:value="10145" calcext:value-type="float">
            <text:p>10145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2" calcext:value-type="float">
            <text:p>32</text:p>
          </table:table-cell>
          <table:table-cell office:value-type="float" office:value="197744" calcext:value-type="float">
            <text:p>197744</text:p>
          </table:table-cell>
          <table:table-cell office:value-type="float" office:value="10063" calcext:value-type="float">
            <text:p>1006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32" calcext:value-type="float">
            <text:p>32</text:p>
          </table:table-cell>
          <table:table-cell office:value-type="float" office:value="199545" calcext:value-type="float">
            <text:p>199545</text:p>
          </table:table-cell>
          <table:table-cell office:value-type="float" office:value="10033" calcext:value-type="float">
            <text:p>10033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2" calcext:value-type="float">
            <text:p>32</text:p>
          </table:table-cell>
          <table:table-cell office:value-type="float" office:value="198210" calcext:value-type="float">
            <text:p>198210</text:p>
          </table:table-cell>
          <table:table-cell office:value-type="float" office:value="10074" calcext:value-type="float">
            <text:p>10074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2" calcext:value-type="float">
            <text:p>32</text:p>
          </table:table-cell>
          <table:table-cell office:value-type="float" office:value="198654" calcext:value-type="float">
            <text:p>198654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2" calcext:value-type="float">
            <text:p>32</text:p>
          </table:table-cell>
          <table:table-cell office:value-type="float" office:value="200166" calcext:value-type="float">
            <text:p>200166</text:p>
          </table:table-cell>
          <table:table-cell office:value-type="float" office:value="10062" calcext:value-type="float">
            <text:p>1006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32" calcext:value-type="float">
            <text:p>32</text:p>
          </table:table-cell>
          <table:table-cell office:value-type="float" office:value="202084" calcext:value-type="float">
            <text:p>202084</text:p>
          </table:table-cell>
          <table:table-cell office:value-type="float" office:value="10086" calcext:value-type="float">
            <text:p>10086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2" calcext:value-type="float">
            <text:p>32</text:p>
          </table:table-cell>
          <table:table-cell office:value-type="float" office:value="201947" calcext:value-type="float">
            <text:p>201947</text:p>
          </table:table-cell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2" calcext:value-type="float">
            <text:p>32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2" calcext:value-type="float">
            <text:p>32</text:p>
          </table:table-cell>
          <table:table-cell office:value-type="float" office:value="199708" calcext:value-type="float">
            <text:p>199708</text:p>
          </table:table-cell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2" calcext:value-type="float">
            <text:p>32</text:p>
          </table:table-cell>
          <table:table-cell office:value-type="float" office:value="202819" calcext:value-type="float">
            <text:p>202819</text:p>
          </table:table-cell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2" calcext:value-type="float">
            <text:p>32</text:p>
          </table:table-cell>
          <table:table-cell office:value-type="float" office:value="204897" calcext:value-type="float">
            <text:p>204897</text:p>
          </table:table-cell>
          <table:table-cell office:value-type="float" office:value="10013" calcext:value-type="float">
            <text:p>10013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2" calcext:value-type="float">
            <text:p>32</text:p>
          </table:table-cell>
          <table:table-cell office:value-type="float" office:value="202437" calcext:value-type="float">
            <text:p>202437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32" calcext:value-type="float">
            <text:p>32</text:p>
          </table:table-cell>
          <table:table-cell office:value-type="float" office:value="203850" calcext:value-type="float">
            <text:p>203850</text:p>
          </table:table-cell>
          <table:table-cell office:value-type="float" office:value="9972" calcext:value-type="float">
            <text:p>997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2" calcext:value-type="float">
            <text:p>32</text:p>
          </table:table-cell>
          <table:table-cell office:value-type="float" office:value="202031" calcext:value-type="float">
            <text:p>202031</text:p>
          </table:table-cell>
          <table:table-cell office:value-type="float" office:value="9962" calcext:value-type="float">
            <text:p>996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2" calcext:value-type="float">
            <text:p>32</text:p>
          </table:table-cell>
          <table:table-cell office:value-type="float" office:value="202244" calcext:value-type="float">
            <text:p>202244</text:p>
          </table:table-cell>
          <table:table-cell office:value-type="float" office:value="9977" calcext:value-type="float">
            <text:p>9977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2" calcext:value-type="float">
            <text:p>32</text:p>
          </table:table-cell>
          <table:table-cell office:value-type="float" office:value="204501" calcext:value-type="float">
            <text:p>204501</text:p>
          </table:table-cell>
          <table:table-cell office:value-type="float" office:value="9950" calcext:value-type="float">
            <text:p>995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32" calcext:value-type="float">
            <text:p>32</text:p>
          </table:table-cell>
          <table:table-cell office:value-type="float" office:value="203956" calcext:value-type="float">
            <text:p>203956</text:p>
          </table:table-cell>
          <table:table-cell office:value-type="float" office:value="9916" calcext:value-type="float">
            <text:p>991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2" calcext:value-type="float">
            <text:p>32</text:p>
          </table:table-cell>
          <table:table-cell office:value-type="float" office:value="204620" calcext:value-type="float">
            <text:p>204620</text:p>
          </table:table-cell>
          <table:table-cell office:value-type="float" office:value="9911" calcext:value-type="float">
            <text:p>9911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2" calcext:value-type="float">
            <text:p>32</text:p>
          </table:table-cell>
          <table:table-cell office:value-type="float" office:value="203076" calcext:value-type="float">
            <text:p>203076</text:p>
          </table:table-cell>
          <table:table-cell office:value-type="float" office:value="9949" calcext:value-type="float">
            <text:p>994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2" calcext:value-type="float">
            <text:p>32</text:p>
          </table:table-cell>
          <table:table-cell office:value-type="float" office:value="205277" calcext:value-type="float">
            <text:p>205277</text:p>
          </table:table-cell>
          <table:table-cell office:value-type="float" office:value="9929" calcext:value-type="float">
            <text:p>9929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2" calcext:value-type="float">
            <text:p>32</text:p>
          </table:table-cell>
          <table:table-cell office:value-type="float" office:value="207248" calcext:value-type="float">
            <text:p>207248</text:p>
          </table:table-cell>
          <table:table-cell office:value-type="float" office:value="9943" calcext:value-type="float">
            <text:p>9943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2" calcext:value-type="float">
            <text:p>32</text:p>
          </table:table-cell>
          <table:table-cell office:value-type="float" office:value="203366" calcext:value-type="float">
            <text:p>203366</text:p>
          </table:table-cell>
          <table:table-cell office:value-type="float" office:value="9895" calcext:value-type="float">
            <text:p>9895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2" calcext:value-type="float">
            <text:p>32</text:p>
          </table:table-cell>
          <table:table-cell office:value-type="float" office:value="206776" calcext:value-type="float">
            <text:p>206776</text:p>
          </table:table-cell>
          <table:table-cell office:value-type="float" office:value="9940" calcext:value-type="float">
            <text:p>994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32" calcext:value-type="float">
            <text:p>32</text:p>
          </table:table-cell>
          <table:table-cell office:value-type="float" office:value="204983" calcext:value-type="float">
            <text:p>204983</text:p>
          </table:table-cell>
          <table:table-cell office:value-type="float" office:value="9891" calcext:value-type="float">
            <text:p>989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2" calcext:value-type="float">
            <text:p>32</text:p>
          </table:table-cell>
          <table:table-cell office:value-type="float" office:value="207480" calcext:value-type="float">
            <text:p>207480</text:p>
          </table:table-cell>
          <table:table-cell office:value-type="float" office:value="9951" calcext:value-type="float">
            <text:p>9951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2" calcext:value-type="float">
            <text:p>32</text:p>
          </table:table-cell>
          <table:table-cell office:value-type="float" office:value="205720" calcext:value-type="float">
            <text:p>205720</text:p>
          </table:table-cell>
          <table:table-cell office:value-type="float" office:value="9853" calcext:value-type="float">
            <text:p>9853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32" calcext:value-type="float">
            <text:p>32</text:p>
          </table:table-cell>
          <table:table-cell office:value-type="float" office:value="209174" calcext:value-type="float">
            <text:p>209174</text:p>
          </table:table-cell>
          <table:table-cell office:value-type="float" office:value="9810" calcext:value-type="float">
            <text:p>981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32" calcext:value-type="float">
            <text:p>32</text:p>
          </table:table-cell>
          <table:table-cell office:value-type="float" office:value="208065" calcext:value-type="float">
            <text:p>208065</text:p>
          </table:table-cell>
          <table:table-cell office:value-type="float" office:value="9821" calcext:value-type="float">
            <text:p>9821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32" calcext:value-type="float">
            <text:p>32</text:p>
          </table:table-cell>
          <table:table-cell office:value-type="float" office:value="207870" calcext:value-type="float">
            <text:p>207870</text:p>
          </table:table-cell>
          <table:table-cell office:value-type="float" office:value="9754" calcext:value-type="float">
            <text:p>975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2" calcext:value-type="float">
            <text:p>32</text:p>
          </table:table-cell>
          <table:table-cell office:value-type="float" office:value="209095" calcext:value-type="float">
            <text:p>209095</text:p>
          </table:table-cell>
          <table:table-cell office:value-type="float" office:value="9765" calcext:value-type="float">
            <text:p>9765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2" calcext:value-type="float">
            <text:p>32</text:p>
          </table:table-cell>
          <table:table-cell office:value-type="float" office:value="209126" calcext:value-type="float">
            <text:p>209126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32" calcext:value-type="float">
            <text:p>32</text:p>
          </table:table-cell>
          <table:table-cell office:value-type="float" office:value="208951" calcext:value-type="float">
            <text:p>208951</text:p>
          </table:table-cell>
          <table:table-cell office:value-type="float" office:value="9845" calcext:value-type="float">
            <text:p>9845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32" calcext:value-type="float">
            <text:p>32</text:p>
          </table:table-cell>
          <table:table-cell office:value-type="float" office:value="209111" calcext:value-type="float">
            <text:p>209111</text:p>
          </table:table-cell>
          <table:table-cell office:value-type="float" office:value="9771" calcext:value-type="float">
            <text:p>977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32" calcext:value-type="float">
            <text:p>32</text:p>
          </table:table-cell>
          <table:table-cell office:value-type="float" office:value="208241" calcext:value-type="float">
            <text:p>208241</text:p>
          </table:table-cell>
          <table:table-cell office:value-type="float" office:value="9748" calcext:value-type="float">
            <text:p>9748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2" calcext:value-type="float">
            <text:p>32</text:p>
          </table:table-cell>
          <table:table-cell office:value-type="float" office:value="210192" calcext:value-type="float">
            <text:p>210192</text:p>
          </table:table-cell>
          <table:table-cell office:value-type="float" office:value="9726" calcext:value-type="float">
            <text:p>9726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32" calcext:value-type="float">
            <text:p>32</text:p>
          </table:table-cell>
          <table:table-cell office:value-type="float" office:value="209081" calcext:value-type="float">
            <text:p>209081</text:p>
          </table:table-cell>
          <table:table-cell office:value-type="float" office:value="9756" calcext:value-type="float">
            <text:p>9756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32" calcext:value-type="float">
            <text:p>32</text:p>
          </table:table-cell>
          <table:table-cell office:value-type="float" office:value="208710" calcext:value-type="float">
            <text:p>208710</text:p>
          </table:table-cell>
          <table:table-cell office:value-type="float" office:value="9803" calcext:value-type="float">
            <text:p>9803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2" calcext:value-type="float">
            <text:p>32</text:p>
          </table:table-cell>
          <table:table-cell office:value-type="float" office:value="210567" calcext:value-type="float">
            <text:p>210567</text:p>
          </table:table-cell>
          <table:table-cell office:value-type="float" office:value="9869" calcext:value-type="float">
            <text:p>9869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32" calcext:value-type="float">
            <text:p>32</text:p>
          </table:table-cell>
          <table:table-cell office:value-type="float" office:value="208547" calcext:value-type="float">
            <text:p>208547</text:p>
          </table:table-cell>
          <table:table-cell office:value-type="float" office:value="9721" calcext:value-type="float">
            <text:p>972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2" calcext:value-type="float">
            <text:p>32</text:p>
          </table:table-cell>
          <table:table-cell office:value-type="float" office:value="210840" calcext:value-type="float">
            <text:p>210840</text:p>
          </table:table-cell>
          <table:table-cell office:value-type="float" office:value="9695" calcext:value-type="float">
            <text:p>9695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2" calcext:value-type="float">
            <text:p>32</text:p>
          </table:table-cell>
          <table:table-cell office:value-type="float" office:value="210405" calcext:value-type="float">
            <text:p>210405</text:p>
          </table:table-cell>
          <table:table-cell office:value-type="float" office:value="9753" calcext:value-type="float">
            <text:p>9753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2" calcext:value-type="float">
            <text:p>32</text:p>
          </table:table-cell>
          <table:table-cell office:value-type="float" office:value="209958" calcext:value-type="float">
            <text:p>209958</text:p>
          </table:table-cell>
          <table:table-cell office:value-type="float" office:value="9707" calcext:value-type="float">
            <text:p>9707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32" calcext:value-type="float">
            <text:p>32</text:p>
          </table:table-cell>
          <table:table-cell office:value-type="float" office:value="214388" calcext:value-type="float">
            <text:p>214388</text:p>
          </table:table-cell>
          <table:table-cell office:value-type="float" office:value="9792" calcext:value-type="float">
            <text:p>9792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2" calcext:value-type="float">
            <text:p>32</text:p>
          </table:table-cell>
          <table:table-cell office:value-type="float" office:value="214311" calcext:value-type="float">
            <text:p>214311</text:p>
          </table:table-cell>
          <table:table-cell office:value-type="float" office:value="9785" calcext:value-type="float">
            <text:p>978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2" calcext:value-type="float">
            <text:p>32</text:p>
          </table:table-cell>
          <table:table-cell office:value-type="float" office:value="213347" calcext:value-type="float">
            <text:p>213347</text:p>
          </table:table-cell>
          <table:table-cell office:value-type="float" office:value="9769" calcext:value-type="float">
            <text:p>9769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office:value-type="float" office:value="212377" calcext:value-type="float">
            <text:p>212377</text:p>
          </table:table-cell>
          <table:table-cell office:value-type="float" office:value="9689" calcext:value-type="float">
            <text:p>9689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2" calcext:value-type="float">
            <text:p>32</text:p>
          </table:table-cell>
          <table:table-cell office:value-type="float" office:value="212408" calcext:value-type="float">
            <text:p>212408</text:p>
          </table:table-cell>
          <table:table-cell office:value-type="float" office:value="9621" calcext:value-type="float">
            <text:p>9621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" calcext:value-type="float">
            <text:p>32</text:p>
          </table:table-cell>
          <table:table-cell office:value-type="float" office:value="214106" calcext:value-type="float">
            <text:p>214106</text:p>
          </table:table-cell>
          <table:table-cell office:value-type="float" office:value="9668" calcext:value-type="float">
            <text:p>9668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32" calcext:value-type="float">
            <text:p>32</text:p>
          </table:table-cell>
          <table:table-cell office:value-type="float" office:value="209333" calcext:value-type="float">
            <text:p>209333</text:p>
          </table:table-cell>
          <table:table-cell office:value-type="float" office:value="9662" calcext:value-type="float">
            <text:p>966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2" calcext:value-type="float">
            <text:p>32</text:p>
          </table:table-cell>
          <table:table-cell office:value-type="float" office:value="214165" calcext:value-type="float">
            <text:p>214165</text:p>
          </table:table-cell>
          <table:table-cell office:value-type="float" office:value="9691" calcext:value-type="float">
            <text:p>9691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2" calcext:value-type="float">
            <text:p>32</text:p>
          </table:table-cell>
          <table:table-cell office:value-type="float" office:value="212004" calcext:value-type="float">
            <text:p>212004</text:p>
          </table:table-cell>
          <table:table-cell office:value-type="float" office:value="9681" calcext:value-type="float">
            <text:p>9681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2" calcext:value-type="float">
            <text:p>32</text:p>
          </table:table-cell>
          <table:table-cell office:value-type="float" office:value="213999" calcext:value-type="float">
            <text:p>213999</text:p>
          </table:table-cell>
          <table:table-cell office:value-type="float" office:value="9744" calcext:value-type="float">
            <text:p>9744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2" calcext:value-type="float">
            <text:p>32</text:p>
          </table:table-cell>
          <table:table-cell office:value-type="float" office:value="216395" calcext:value-type="float">
            <text:p>216395</text:p>
          </table:table-cell>
          <table:table-cell office:value-type="float" office:value="9691" calcext:value-type="float">
            <text:p>9691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2" calcext:value-type="float">
            <text:p>32</text:p>
          </table:table-cell>
          <table:table-cell office:value-type="float" office:value="213315" calcext:value-type="float">
            <text:p>213315</text:p>
          </table:table-cell>
          <table:table-cell office:value-type="float" office:value="9637" calcext:value-type="float">
            <text:p>9637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2" calcext:value-type="float">
            <text:p>32</text:p>
          </table:table-cell>
          <table:table-cell office:value-type="float" office:value="215587" calcext:value-type="float">
            <text:p>215587</text:p>
          </table:table-cell>
          <table:table-cell office:value-type="float" office:value="9706" calcext:value-type="float">
            <text:p>9706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2" calcext:value-type="float">
            <text:p>32</text:p>
          </table:table-cell>
          <table:table-cell office:value-type="float" office:value="217602" calcext:value-type="float">
            <text:p>217602</text:p>
          </table:table-cell>
          <table:table-cell office:value-type="float" office:value="9626" calcext:value-type="float">
            <text:p>9626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2" calcext:value-type="float">
            <text:p>32</text:p>
          </table:table-cell>
          <table:table-cell office:value-type="float" office:value="214300" calcext:value-type="float">
            <text:p>214300</text:p>
          </table:table-cell>
          <table:table-cell office:value-type="float" office:value="9743" calcext:value-type="float">
            <text:p>9743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2" calcext:value-type="float">
            <text:p>32</text:p>
          </table:table-cell>
          <table:table-cell office:value-type="float" office:value="215822" calcext:value-type="float">
            <text:p>215822</text:p>
          </table:table-cell>
          <table:table-cell office:value-type="float" office:value="9694" calcext:value-type="float">
            <text:p>969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2" calcext:value-type="float">
            <text:p>32</text:p>
          </table:table-cell>
          <table:table-cell office:value-type="float" office:value="213454" calcext:value-type="float">
            <text:p>213454</text:p>
          </table:table-cell>
          <table:table-cell office:value-type="float" office:value="9649" calcext:value-type="float">
            <text:p>964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2" calcext:value-type="float">
            <text:p>32</text:p>
          </table:table-cell>
          <table:table-cell office:value-type="float" office:value="215778" calcext:value-type="float">
            <text:p>215778</text:p>
          </table:table-cell>
          <table:table-cell office:value-type="float" office:value="9708" calcext:value-type="float">
            <text:p>970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2" calcext:value-type="float">
            <text:p>32</text:p>
          </table:table-cell>
          <table:table-cell office:value-type="float" office:value="215739" calcext:value-type="float">
            <text:p>215739</text:p>
          </table:table-cell>
          <table:table-cell office:value-type="float" office:value="9684" calcext:value-type="float">
            <text:p>9684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2" calcext:value-type="float">
            <text:p>32</text:p>
          </table:table-cell>
          <table:table-cell office:value-type="float" office:value="214995" calcext:value-type="float">
            <text:p>214995</text:p>
          </table:table-cell>
          <table:table-cell office:value-type="float" office:value="9492" calcext:value-type="float">
            <text:p>9492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2" calcext:value-type="float">
            <text:p>32</text:p>
          </table:table-cell>
          <table:table-cell office:value-type="float" office:value="215694" calcext:value-type="float">
            <text:p>215694</text:p>
          </table:table-cell>
          <table:table-cell office:value-type="float" office:value="9647" calcext:value-type="float">
            <text:p>964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2" calcext:value-type="float">
            <text:p>32</text:p>
          </table:table-cell>
          <table:table-cell office:value-type="float" office:value="215995" calcext:value-type="float">
            <text:p>215995</text:p>
          </table:table-cell>
          <table:table-cell office:value-type="float" office:value="9547" calcext:value-type="float">
            <text:p>9547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2" calcext:value-type="float">
            <text:p>32</text:p>
          </table:table-cell>
          <table:table-cell office:value-type="float" office:value="214564" calcext:value-type="float">
            <text:p>214564</text:p>
          </table:table-cell>
          <table:table-cell office:value-type="float" office:value="9549" calcext:value-type="float">
            <text:p>954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2" calcext:value-type="float">
            <text:p>32</text:p>
          </table:table-cell>
          <table:table-cell office:value-type="float" office:value="218293" calcext:value-type="float">
            <text:p>218293</text:p>
          </table:table-cell>
          <table:table-cell office:value-type="float" office:value="9625" calcext:value-type="float">
            <text:p>9625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2" calcext:value-type="float">
            <text:p>32</text:p>
          </table:table-cell>
          <table:table-cell office:value-type="float" office:value="221021" calcext:value-type="float">
            <text:p>221021</text:p>
          </table:table-cell>
          <table:table-cell office:value-type="float" office:value="9548" calcext:value-type="float">
            <text:p>954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2" calcext:value-type="float">
            <text:p>32</text:p>
          </table:table-cell>
          <table:table-cell office:value-type="float" office:value="216396" calcext:value-type="float">
            <text:p>216396</text:p>
          </table:table-cell>
          <table:table-cell office:value-type="float" office:value="9555" calcext:value-type="float">
            <text:p>955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2" calcext:value-type="float">
            <text:p>32</text:p>
          </table:table-cell>
          <table:table-cell office:value-type="float" office:value="217051" calcext:value-type="float">
            <text:p>217051</text:p>
          </table:table-cell>
          <table:table-cell office:value-type="float" office:value="9586" calcext:value-type="float">
            <text:p>958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217361" calcext:value-type="float">
            <text:p>217361</text:p>
          </table:table-cell>
          <table:table-cell office:value-type="float" office:value="9677" calcext:value-type="float">
            <text:p>967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office:value-type="float" office:value="219429" calcext:value-type="float">
            <text:p>219429</text:p>
          </table:table-cell>
          <table:table-cell office:value-type="float" office:value="9625" calcext:value-type="float">
            <text:p>962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" calcext:value-type="float">
            <text:p>32</text:p>
          </table:table-cell>
          <table:table-cell office:value-type="float" office:value="217446" calcext:value-type="float">
            <text:p>217446</text:p>
          </table:table-cell>
          <table:table-cell office:value-type="float" office:value="9698" calcext:value-type="float">
            <text:p>9698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2" calcext:value-type="float">
            <text:p>32</text:p>
          </table:table-cell>
          <table:table-cell office:value-type="float" office:value="223209" calcext:value-type="float">
            <text:p>223209</text:p>
          </table:table-cell>
          <table:table-cell office:value-type="float" office:value="9553" calcext:value-type="float">
            <text:p>9553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2" calcext:value-type="float">
            <text:p>32</text:p>
          </table:table-cell>
          <table:table-cell office:value-type="float" office:value="220687" calcext:value-type="float">
            <text:p>220687</text:p>
          </table:table-cell>
          <table:table-cell office:value-type="float" office:value="9550" calcext:value-type="float">
            <text:p>955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2" calcext:value-type="float">
            <text:p>32</text:p>
          </table:table-cell>
          <table:table-cell office:value-type="float" office:value="218993" calcext:value-type="float">
            <text:p>218993</text:p>
          </table:table-cell>
          <table:table-cell office:value-type="float" office:value="9580" calcext:value-type="float">
            <text:p>958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32" calcext:value-type="float">
            <text:p>32</text:p>
          </table:table-cell>
          <table:table-cell office:value-type="float" office:value="220503" calcext:value-type="float">
            <text:p>220503</text:p>
          </table:table-cell>
          <table:table-cell office:value-type="float" office:value="9415" calcext:value-type="float">
            <text:p>9415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32" calcext:value-type="float">
            <text:p>32</text:p>
          </table:table-cell>
          <table:table-cell office:value-type="float" office:value="220429" calcext:value-type="float">
            <text:p>220429</text:p>
          </table:table-cell>
          <table:table-cell office:value-type="float" office:value="9601" calcext:value-type="float">
            <text:p>9601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2" calcext:value-type="float">
            <text:p>32</text:p>
          </table:table-cell>
          <table:table-cell office:value-type="float" office:value="220995" calcext:value-type="float">
            <text:p>220995</text:p>
          </table:table-cell>
          <table:table-cell office:value-type="float" office:value="9536" calcext:value-type="float">
            <text:p>9536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32" calcext:value-type="float">
            <text:p>32</text:p>
          </table:table-cell>
          <table:table-cell office:value-type="float" office:value="219405" calcext:value-type="float">
            <text:p>219405</text:p>
          </table:table-cell>
          <table:table-cell office:value-type="float" office:value="9451" calcext:value-type="float">
            <text:p>945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2" calcext:value-type="float">
            <text:p>32</text:p>
          </table:table-cell>
          <table:table-cell office:value-type="float" office:value="219248" calcext:value-type="float">
            <text:p>219248</text:p>
          </table:table-cell>
          <table:table-cell office:value-type="float" office:value="9526" calcext:value-type="float">
            <text:p>9526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32" calcext:value-type="float">
            <text:p>32</text:p>
          </table:table-cell>
          <table:table-cell office:value-type="float" office:value="220563" calcext:value-type="float">
            <text:p>220563</text:p>
          </table:table-cell>
          <table:table-cell office:value-type="float" office:value="9429" calcext:value-type="float">
            <text:p>9429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32" calcext:value-type="float">
            <text:p>32</text:p>
          </table:table-cell>
          <table:table-cell office:value-type="float" office:value="221389" calcext:value-type="float">
            <text:p>221389</text:p>
          </table:table-cell>
          <table:table-cell office:value-type="float" office:value="9594" calcext:value-type="float">
            <text:p>9594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32" calcext:value-type="float">
            <text:p>32</text:p>
          </table:table-cell>
          <table:table-cell office:value-type="float" office:value="222032" calcext:value-type="float">
            <text:p>222032</text:p>
          </table:table-cell>
          <table:table-cell office:value-type="float" office:value="9437" calcext:value-type="float">
            <text:p>9437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32" calcext:value-type="float">
            <text:p>32</text:p>
          </table:table-cell>
          <table:table-cell office:value-type="float" office:value="220939" calcext:value-type="float">
            <text:p>220939</text:p>
          </table:table-cell>
          <table:table-cell office:value-type="float" office:value="9357" calcext:value-type="float">
            <text:p>9357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2" calcext:value-type="float">
            <text:p>32</text:p>
          </table:table-cell>
          <table:table-cell office:value-type="float" office:value="221828" calcext:value-type="float">
            <text:p>221828</text:p>
          </table:table-cell>
          <table:table-cell office:value-type="float" office:value="9455" calcext:value-type="float">
            <text:p>9455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32" calcext:value-type="float">
            <text:p>32</text:p>
          </table:table-cell>
          <table:table-cell office:value-type="float" office:value="223070" calcext:value-type="float">
            <text:p>223070</text:p>
          </table:table-cell>
          <table:table-cell office:value-type="float" office:value="9451" calcext:value-type="float">
            <text:p>9451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32" calcext:value-type="float">
            <text:p>32</text:p>
          </table:table-cell>
          <table:table-cell office:value-type="float" office:value="222406" calcext:value-type="float">
            <text:p>222406</text:p>
          </table:table-cell>
          <table:table-cell office:value-type="float" office:value="9325" calcext:value-type="float">
            <text:p>9325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32" calcext:value-type="float">
            <text:p>32</text:p>
          </table:table-cell>
          <table:table-cell office:value-type="float" office:value="220467" calcext:value-type="float">
            <text:p>220467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32" calcext:value-type="float">
            <text:p>32</text:p>
          </table:table-cell>
          <table:table-cell office:value-type="float" office:value="222424" calcext:value-type="float">
            <text:p>222424</text:p>
          </table:table-cell>
          <table:table-cell office:value-type="float" office:value="9301" calcext:value-type="float">
            <text:p>930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2" calcext:value-type="float">
            <text:p>32</text:p>
          </table:table-cell>
          <table:table-cell office:value-type="float" office:value="222274" calcext:value-type="float">
            <text:p>222274</text:p>
          </table:table-cell>
          <table:table-cell office:value-type="float" office:value="9321" calcext:value-type="float">
            <text:p>9321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32" calcext:value-type="float">
            <text:p>32</text:p>
          </table:table-cell>
          <table:table-cell office:value-type="float" office:value="222594" calcext:value-type="float">
            <text:p>222594</text:p>
          </table:table-cell>
          <table:table-cell office:value-type="float" office:value="9355" calcext:value-type="float">
            <text:p>935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32" calcext:value-type="float">
            <text:p>32</text:p>
          </table:table-cell>
          <table:table-cell office:value-type="float" office:value="221111" calcext:value-type="float">
            <text:p>221111</text:p>
          </table:table-cell>
          <table:table-cell office:value-type="float" office:value="9249" calcext:value-type="float">
            <text:p>9249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32" calcext:value-type="float">
            <text:p>32</text:p>
          </table:table-cell>
          <table:table-cell office:value-type="float" office:value="221701" calcext:value-type="float">
            <text:p>221701</text:p>
          </table:table-cell>
          <table:table-cell office:value-type="float" office:value="9200" calcext:value-type="float">
            <text:p>920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32" calcext:value-type="float">
            <text:p>32</text:p>
          </table:table-cell>
          <table:table-cell office:value-type="float" office:value="224560" calcext:value-type="float">
            <text:p>224560</text:p>
          </table:table-cell>
          <table:table-cell office:value-type="float" office:value="9336" calcext:value-type="float">
            <text:p>9336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2" calcext:value-type="float">
            <text:p>32</text:p>
          </table:table-cell>
          <table:table-cell office:value-type="float" office:value="223658" calcext:value-type="float">
            <text:p>223658</text:p>
          </table:table-cell>
          <table:table-cell office:value-type="float" office:value="9426" calcext:value-type="float">
            <text:p>9426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32" calcext:value-type="float">
            <text:p>32</text:p>
          </table:table-cell>
          <table:table-cell office:value-type="float" office:value="221169" calcext:value-type="float">
            <text:p>221169</text:p>
          </table:table-cell>
          <table:table-cell office:value-type="float" office:value="9288" calcext:value-type="float">
            <text:p>9288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32" calcext:value-type="float">
            <text:p>32</text:p>
          </table:table-cell>
          <table:table-cell office:value-type="float" office:value="224648" calcext:value-type="float">
            <text:p>224648</text:p>
          </table:table-cell>
          <table:table-cell office:value-type="float" office:value="9282" calcext:value-type="float">
            <text:p>9282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32" calcext:value-type="float">
            <text:p>32</text:p>
          </table:table-cell>
          <table:table-cell office:value-type="float" office:value="223093" calcext:value-type="float">
            <text:p>223093</text:p>
          </table:table-cell>
          <table:table-cell office:value-type="float" office:value="9345" calcext:value-type="float">
            <text:p>9345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32" calcext:value-type="float">
            <text:p>32</text:p>
          </table:table-cell>
          <table:table-cell office:value-type="float" office:value="225789" calcext:value-type="float">
            <text:p>225789</text:p>
          </table:table-cell>
          <table:table-cell office:value-type="float" office:value="9338" calcext:value-type="float">
            <text:p>9338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2" calcext:value-type="float">
            <text:p>32</text:p>
          </table:table-cell>
          <table:table-cell office:value-type="float" office:value="224696" calcext:value-type="float">
            <text:p>224696</text:p>
          </table:table-cell>
          <table:table-cell office:value-type="float" office:value="9539" calcext:value-type="float">
            <text:p>9539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32" calcext:value-type="float">
            <text:p>32</text:p>
          </table:table-cell>
          <table:table-cell office:value-type="float" office:value="225089" calcext:value-type="float">
            <text:p>225089</text:p>
          </table:table-cell>
          <table:table-cell office:value-type="float" office:value="9413" calcext:value-type="float">
            <text:p>9413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32" calcext:value-type="float">
            <text:p>32</text:p>
          </table:table-cell>
          <table:table-cell office:value-type="float" office:value="226446" calcext:value-type="float">
            <text:p>226446</text:p>
          </table:table-cell>
          <table:table-cell office:value-type="float" office:value="9516" calcext:value-type="float">
            <text:p>9516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32" calcext:value-type="float">
            <text:p>32</text:p>
          </table:table-cell>
          <table:table-cell office:value-type="float" office:value="226866" calcext:value-type="float">
            <text:p>226866</text:p>
          </table:table-cell>
          <table:table-cell office:value-type="float" office:value="9318" calcext:value-type="float">
            <text:p>9318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32" calcext:value-type="float">
            <text:p>32</text:p>
          </table:table-cell>
          <table:table-cell office:value-type="float" office:value="226400" calcext:value-type="float">
            <text:p>226400</text:p>
          </table:table-cell>
          <table:table-cell office:value-type="float" office:value="9412" calcext:value-type="float">
            <text:p>9412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2" calcext:value-type="float">
            <text:p>32</text:p>
          </table:table-cell>
          <table:table-cell office:value-type="float" office:value="224924" calcext:value-type="float">
            <text:p>224924</text:p>
          </table:table-cell>
          <table:table-cell office:value-type="float" office:value="9561" calcext:value-type="float">
            <text:p>9561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32" calcext:value-type="float">
            <text:p>32</text:p>
          </table:table-cell>
          <table:table-cell office:value-type="float" office:value="227403" calcext:value-type="float">
            <text:p>227403</text:p>
          </table:table-cell>
          <table:table-cell office:value-type="float" office:value="9742" calcext:value-type="float">
            <text:p>9742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32" calcext:value-type="float">
            <text:p>32</text:p>
          </table:table-cell>
          <table:table-cell office:value-type="float" office:value="225906" calcext:value-type="float">
            <text:p>225906</text:p>
          </table:table-cell>
          <table:table-cell office:value-type="float" office:value="9681" calcext:value-type="float">
            <text:p>9681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32" calcext:value-type="float">
            <text:p>32</text:p>
          </table:table-cell>
          <table:table-cell office:value-type="float" office:value="227257" calcext:value-type="float">
            <text:p>227257</text:p>
          </table:table-cell>
          <table:table-cell office:value-type="float" office:value="9543" calcext:value-type="float">
            <text:p>9543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32" calcext:value-type="float">
            <text:p>32</text:p>
          </table:table-cell>
          <table:table-cell office:value-type="float" office:value="226949" calcext:value-type="float">
            <text:p>226949</text:p>
          </table:table-cell>
          <table:table-cell office:value-type="float" office:value="9596" calcext:value-type="float">
            <text:p>959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2" calcext:value-type="float">
            <text:p>32</text:p>
          </table:table-cell>
          <table:table-cell office:value-type="float" office:value="225606" calcext:value-type="float">
            <text:p>225606</text:p>
          </table:table-cell>
          <table:table-cell office:value-type="float" office:value="9519" calcext:value-type="float">
            <text:p>9519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32" calcext:value-type="float">
            <text:p>32</text:p>
          </table:table-cell>
          <table:table-cell office:value-type="float" office:value="226633" calcext:value-type="float">
            <text:p>226633</text:p>
          </table:table-cell>
          <table:table-cell office:value-type="float" office:value="9612" calcext:value-type="float">
            <text:p>9612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32" calcext:value-type="float">
            <text:p>32</text:p>
          </table:table-cell>
          <table:table-cell office:value-type="float" office:value="227901" calcext:value-type="float">
            <text:p>227901</text:p>
          </table:table-cell>
          <table:table-cell office:value-type="float" office:value="9551" calcext:value-type="float">
            <text:p>9551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2" calcext:value-type="float">
            <text:p>32</text:p>
          </table:table-cell>
          <table:table-cell office:value-type="float" office:value="230114" calcext:value-type="float">
            <text:p>230114</text:p>
          </table:table-cell>
          <table:table-cell office:value-type="float" office:value="9648" calcext:value-type="float">
            <text:p>9648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32" calcext:value-type="float">
            <text:p>32</text:p>
          </table:table-cell>
          <table:table-cell office:value-type="float" office:value="227594" calcext:value-type="float">
            <text:p>227594</text:p>
          </table:table-cell>
          <table:table-cell office:value-type="float" office:value="9367" calcext:value-type="float">
            <text:p>9367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2" calcext:value-type="float">
            <text:p>32</text:p>
          </table:table-cell>
          <table:table-cell office:value-type="float" office:value="227758" calcext:value-type="float">
            <text:p>227758</text:p>
          </table:table-cell>
          <table:table-cell office:value-type="float" office:value="9644" calcext:value-type="float">
            <text:p>9644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32" calcext:value-type="float">
            <text:p>32</text:p>
          </table:table-cell>
          <table:table-cell office:value-type="float" office:value="229225" calcext:value-type="float">
            <text:p>229225</text:p>
          </table:table-cell>
          <table:table-cell office:value-type="float" office:value="9498" calcext:value-type="float">
            <text:p>9498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32" calcext:value-type="float">
            <text:p>32</text:p>
          </table:table-cell>
          <table:table-cell office:value-type="float" office:value="225510" calcext:value-type="float">
            <text:p>225510</text:p>
          </table:table-cell>
          <table:table-cell office:value-type="float" office:value="9168" calcext:value-type="float">
            <text:p>9168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32" calcext:value-type="float">
            <text:p>32</text:p>
          </table:table-cell>
          <table:table-cell office:value-type="float" office:value="227899" calcext:value-type="float">
            <text:p>227899</text:p>
          </table:table-cell>
          <table:table-cell office:value-type="float" office:value="9447" calcext:value-type="float">
            <text:p>9447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32" calcext:value-type="float">
            <text:p>32</text:p>
          </table:table-cell>
          <table:table-cell office:value-type="float" office:value="229565" calcext:value-type="float">
            <text:p>229565</text:p>
          </table:table-cell>
          <table:table-cell office:value-type="float" office:value="9379" calcext:value-type="float">
            <text:p>937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2" calcext:value-type="float">
            <text:p>32</text:p>
          </table:table-cell>
          <table:table-cell office:value-type="float" office:value="229844" calcext:value-type="float">
            <text:p>229844</text:p>
          </table:table-cell>
          <table:table-cell office:value-type="float" office:value="9082" calcext:value-type="float">
            <text:p>9082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32" calcext:value-type="float">
            <text:p>32</text:p>
          </table:table-cell>
          <table:table-cell office:value-type="float" office:value="227290" calcext:value-type="float">
            <text:p>227290</text:p>
          </table:table-cell>
          <table:table-cell office:value-type="float" office:value="9082" calcext:value-type="float">
            <text:p>9082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32" calcext:value-type="float">
            <text:p>32</text:p>
          </table:table-cell>
          <table:table-cell office:value-type="float" office:value="225893" calcext:value-type="float">
            <text:p>225893</text:p>
          </table:table-cell>
          <table:table-cell office:value-type="float" office:value="9378" calcext:value-type="float">
            <text:p>9378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32" calcext:value-type="float">
            <text:p>32</text:p>
          </table:table-cell>
          <table:table-cell office:value-type="float" office:value="228709" calcext:value-type="float">
            <text:p>228709</text:p>
          </table:table-cell>
          <table:table-cell office:value-type="float" office:value="9475" calcext:value-type="float">
            <text:p>9475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32" calcext:value-type="float">
            <text:p>32</text:p>
          </table:table-cell>
          <table:table-cell office:value-type="float" office:value="227931" calcext:value-type="float">
            <text:p>227931</text:p>
          </table:table-cell>
          <table:table-cell office:value-type="float" office:value="9242" calcext:value-type="float">
            <text:p>9242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2" calcext:value-type="float">
            <text:p>32</text:p>
          </table:table-cell>
          <table:table-cell office:value-type="float" office:value="228265" calcext:value-type="float">
            <text:p>228265</text:p>
          </table:table-cell>
          <table:table-cell office:value-type="float" office:value="9370" calcext:value-type="float">
            <text:p>937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32" calcext:value-type="float">
            <text:p>32</text:p>
          </table:table-cell>
          <table:table-cell office:value-type="float" office:value="229722" calcext:value-type="float">
            <text:p>229722</text:p>
          </table:table-cell>
          <table:table-cell office:value-type="float" office:value="9105" calcext:value-type="float">
            <text:p>9105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32" calcext:value-type="float">
            <text:p>32</text:p>
          </table:table-cell>
          <table:table-cell office:value-type="float" office:value="228465" calcext:value-type="float">
            <text:p>228465</text:p>
          </table:table-cell>
          <table:table-cell office:value-type="float" office:value="9564" calcext:value-type="float">
            <text:p>9564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32" calcext:value-type="float">
            <text:p>32</text:p>
          </table:table-cell>
          <table:table-cell office:value-type="float" office:value="229080" calcext:value-type="float">
            <text:p>229080</text:p>
          </table:table-cell>
          <table:table-cell office:value-type="float" office:value="9473" calcext:value-type="float">
            <text:p>9473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32" calcext:value-type="float">
            <text:p>32</text:p>
          </table:table-cell>
          <table:table-cell office:value-type="float" office:value="229885" calcext:value-type="float">
            <text:p>229885</text:p>
          </table:table-cell>
          <table:table-cell office:value-type="float" office:value="9312" calcext:value-type="float">
            <text:p>931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2" calcext:value-type="float">
            <text:p>32</text:p>
          </table:table-cell>
          <table:table-cell office:value-type="float" office:value="228737" calcext:value-type="float">
            <text:p>228737</text:p>
          </table:table-cell>
          <table:table-cell office:value-type="float" office:value="9086" calcext:value-type="float">
            <text:p>9086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32" calcext:value-type="float">
            <text:p>32</text:p>
          </table:table-cell>
          <table:table-cell office:value-type="float" office:value="226767" calcext:value-type="float">
            <text:p>226767</text:p>
          </table:table-cell>
          <table:table-cell office:value-type="float" office:value="9022" calcext:value-type="float">
            <text:p>9022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32" calcext:value-type="float">
            <text:p>32</text:p>
          </table:table-cell>
          <table:table-cell office:value-type="float" office:value="227226" calcext:value-type="float">
            <text:p>227226</text:p>
          </table:table-cell>
          <table:table-cell office:value-type="float" office:value="9249" calcext:value-type="float">
            <text:p>9249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32" calcext:value-type="float">
            <text:p>32</text:p>
          </table:table-cell>
          <table:table-cell office:value-type="float" office:value="232066" calcext:value-type="float">
            <text:p>232066</text:p>
          </table:table-cell>
          <table:table-cell office:value-type="float" office:value="9189" calcext:value-type="float">
            <text:p>9189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32" calcext:value-type="float">
            <text:p>32</text:p>
          </table:table-cell>
          <table:table-cell office:value-type="float" office:value="229252" calcext:value-type="float">
            <text:p>229252</text:p>
          </table:table-cell>
          <table:table-cell office:value-type="float" office:value="9488" calcext:value-type="float">
            <text:p>9488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2" calcext:value-type="float">
            <text:p>32</text:p>
          </table:table-cell>
          <table:table-cell office:value-type="float" office:value="232685" calcext:value-type="float">
            <text:p>232685</text:p>
          </table:table-cell>
          <table:table-cell office:value-type="float" office:value="9324" calcext:value-type="float">
            <text:p>9324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32" calcext:value-type="float">
            <text:p>32</text:p>
          </table:table-cell>
          <table:table-cell office:value-type="float" office:value="231534" calcext:value-type="float">
            <text:p>231534</text:p>
          </table:table-cell>
          <table:table-cell office:value-type="float" office:value="9491" calcext:value-type="float">
            <text:p>9491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32" calcext:value-type="float">
            <text:p>32</text:p>
          </table:table-cell>
          <table:table-cell office:value-type="float" office:value="232407" calcext:value-type="float">
            <text:p>232407</text:p>
          </table:table-cell>
          <table:table-cell office:value-type="float" office:value="9424" calcext:value-type="float">
            <text:p>9424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32" calcext:value-type="float">
            <text:p>32</text:p>
          </table:table-cell>
          <table:table-cell office:value-type="float" office:value="229449" calcext:value-type="float">
            <text:p>229449</text:p>
          </table:table-cell>
          <table:table-cell office:value-type="float" office:value="9204" calcext:value-type="float">
            <text:p>9204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32" calcext:value-type="float">
            <text:p>32</text:p>
          </table:table-cell>
          <table:table-cell office:value-type="float" office:value="235085" calcext:value-type="float">
            <text:p>235085</text:p>
          </table:table-cell>
          <table:table-cell office:value-type="float" office:value="9206" calcext:value-type="float">
            <text:p>920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2" calcext:value-type="float">
            <text:p>32</text:p>
          </table:table-cell>
          <table:table-cell office:value-type="float" office:value="231354" calcext:value-type="float">
            <text:p>231354</text:p>
          </table:table-cell>
          <table:table-cell office:value-type="float" office:value="9098" calcext:value-type="float">
            <text:p>9098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32" calcext:value-type="float">
            <text:p>32</text:p>
          </table:table-cell>
          <table:table-cell office:value-type="float" office:value="231625" calcext:value-type="float">
            <text:p>231625</text:p>
          </table:table-cell>
          <table:table-cell office:value-type="float" office:value="9233" calcext:value-type="float">
            <text:p>9233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32" calcext:value-type="float">
            <text:p>32</text:p>
          </table:table-cell>
          <table:table-cell office:value-type="float" office:value="231504" calcext:value-type="float">
            <text:p>231504</text:p>
          </table:table-cell>
          <table:table-cell office:value-type="float" office:value="9293" calcext:value-type="float">
            <text:p>9293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32" calcext:value-type="float">
            <text:p>32</text:p>
          </table:table-cell>
          <table:table-cell office:value-type="float" office:value="231675" calcext:value-type="float">
            <text:p>231675</text:p>
          </table:table-cell>
          <table:table-cell office:value-type="float" office:value="9464" calcext:value-type="float">
            <text:p>9464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32" calcext:value-type="float">
            <text:p>32</text:p>
          </table:table-cell>
          <table:table-cell office:value-type="float" office:value="232933" calcext:value-type="float">
            <text:p>232933</text:p>
          </table:table-cell>
          <table:table-cell office:value-type="float" office:value="9265" calcext:value-type="float">
            <text:p>9265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32" calcext:value-type="float">
            <text:p>32</text:p>
          </table:table-cell>
          <table:table-cell office:value-type="float" office:value="231981" calcext:value-type="float">
            <text:p>231981</text:p>
          </table:table-cell>
          <table:table-cell office:value-type="float" office:value="9301" calcext:value-type="float">
            <text:p>9301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32" calcext:value-type="float">
            <text:p>32</text:p>
          </table:table-cell>
          <table:table-cell office:value-type="float" office:value="232551" calcext:value-type="float">
            <text:p>232551</text:p>
          </table:table-cell>
          <table:table-cell office:value-type="float" office:value="9448" calcext:value-type="float">
            <text:p>9448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32" calcext:value-type="float">
            <text:p>32</text:p>
          </table:table-cell>
          <table:table-cell office:value-type="float" office:value="232397" calcext:value-type="float">
            <text:p>232397</text:p>
          </table:table-cell>
          <table:table-cell office:value-type="float" office:value="9447" calcext:value-type="float">
            <text:p>9447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32" calcext:value-type="float">
            <text:p>32</text:p>
          </table:table-cell>
          <table:table-cell office:value-type="float" office:value="233056" calcext:value-type="float">
            <text:p>233056</text:p>
          </table:table-cell>
          <table:table-cell office:value-type="float" office:value="9443" calcext:value-type="float">
            <text:p>9443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32" calcext:value-type="float">
            <text:p>32</text:p>
          </table:table-cell>
          <table:table-cell office:value-type="float" office:value="233634" calcext:value-type="float">
            <text:p>233634</text:p>
          </table:table-cell>
          <table:table-cell office:value-type="float" office:value="9625" calcext:value-type="float">
            <text:p>962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2" calcext:value-type="float">
            <text:p>32</text:p>
          </table:table-cell>
          <table:table-cell office:value-type="float" office:value="236690" calcext:value-type="float">
            <text:p>236690</text:p>
          </table:table-cell>
          <table:table-cell office:value-type="float" office:value="9455" calcext:value-type="float">
            <text:p>9455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32" calcext:value-type="float">
            <text:p>32</text:p>
          </table:table-cell>
          <table:table-cell office:value-type="float" office:value="233142" calcext:value-type="float">
            <text:p>233142</text:p>
          </table:table-cell>
          <table:table-cell office:value-type="float" office:value="9290" calcext:value-type="float">
            <text:p>9290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32" calcext:value-type="float">
            <text:p>32</text:p>
          </table:table-cell>
          <table:table-cell office:value-type="float" office:value="235244" calcext:value-type="float">
            <text:p>235244</text:p>
          </table:table-cell>
          <table:table-cell office:value-type="float" office:value="9412" calcext:value-type="float">
            <text:p>9412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32" calcext:value-type="float">
            <text:p>32</text:p>
          </table:table-cell>
          <table:table-cell office:value-type="float" office:value="234902" calcext:value-type="float">
            <text:p>234902</text:p>
          </table:table-cell>
          <table:table-cell office:value-type="float" office:value="9512" calcext:value-type="float">
            <text:p>9512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32" calcext:value-type="float">
            <text:p>32</text:p>
          </table:table-cell>
          <table:table-cell office:value-type="float" office:value="236619" calcext:value-type="float">
            <text:p>236619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32" calcext:value-type="float">
            <text:p>32</text:p>
          </table:table-cell>
          <table:table-cell office:value-type="float" office:value="236770" calcext:value-type="float">
            <text:p>236770</text:p>
          </table:table-cell>
          <table:table-cell office:value-type="float" office:value="9662" calcext:value-type="float">
            <text:p>9662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32" calcext:value-type="float">
            <text:p>32</text:p>
          </table:table-cell>
          <table:table-cell office:value-type="float" office:value="236454" calcext:value-type="float">
            <text:p>236454</text:p>
          </table:table-cell>
          <table:table-cell office:value-type="float" office:value="9774" calcext:value-type="float">
            <text:p>9774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32" calcext:value-type="float">
            <text:p>32</text:p>
          </table:table-cell>
          <table:table-cell office:value-type="float" office:value="238043" calcext:value-type="float">
            <text:p>238043</text:p>
          </table:table-cell>
          <table:table-cell office:value-type="float" office:value="9637" calcext:value-type="float">
            <text:p>9637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32" calcext:value-type="float">
            <text:p>32</text:p>
          </table:table-cell>
          <table:table-cell office:value-type="float" office:value="234252" calcext:value-type="float">
            <text:p>234252</text:p>
          </table:table-cell>
          <table:table-cell office:value-type="float" office:value="9436" calcext:value-type="float">
            <text:p>9436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32" calcext:value-type="float">
            <text:p>32</text:p>
          </table:table-cell>
          <table:table-cell office:value-type="float" office:value="235572" calcext:value-type="float">
            <text:p>235572</text:p>
          </table:table-cell>
          <table:table-cell office:value-type="float" office:value="9487" calcext:value-type="float">
            <text:p>948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2" calcext:value-type="float">
            <text:p>32</text:p>
          </table:table-cell>
          <table:table-cell office:value-type="float" office:value="233141" calcext:value-type="float">
            <text:p>233141</text:p>
          </table:table-cell>
          <table:table-cell office:value-type="float" office:value="9218" calcext:value-type="float">
            <text:p>9218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32" calcext:value-type="float">
            <text:p>32</text:p>
          </table:table-cell>
          <table:table-cell office:value-type="float" office:value="235074" calcext:value-type="float">
            <text:p>235074</text:p>
          </table:table-cell>
          <table:table-cell office:value-type="float" office:value="9308" calcext:value-type="float">
            <text:p>9308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32" calcext:value-type="float">
            <text:p>32</text:p>
          </table:table-cell>
          <table:table-cell office:value-type="float" office:value="235379" calcext:value-type="float">
            <text:p>235379</text:p>
          </table:table-cell>
          <table:table-cell office:value-type="float" office:value="9167" calcext:value-type="float">
            <text:p>9167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32" calcext:value-type="float">
            <text:p>32</text:p>
          </table:table-cell>
          <table:table-cell office:value-type="float" office:value="234002" calcext:value-type="float">
            <text:p>234002</text:p>
          </table:table-cell>
          <table:table-cell office:value-type="float" office:value="9620" calcext:value-type="float">
            <text:p>9620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32" calcext:value-type="float">
            <text:p>32</text:p>
          </table:table-cell>
          <table:table-cell office:value-type="float" office:value="236997" calcext:value-type="float">
            <text:p>236997</text:p>
          </table:table-cell>
          <table:table-cell office:value-type="float" office:value="9527" calcext:value-type="float">
            <text:p>9527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32" calcext:value-type="float">
            <text:p>32</text:p>
          </table:table-cell>
          <table:table-cell office:value-type="float" office:value="238333" calcext:value-type="float">
            <text:p>238333</text:p>
          </table:table-cell>
          <table:table-cell office:value-type="float" office:value="9651" calcext:value-type="float">
            <text:p>9651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2" calcext:value-type="float">
            <text:p>32</text:p>
          </table:table-cell>
          <table:table-cell office:value-type="float" office:value="236015" calcext:value-type="float">
            <text:p>236015</text:p>
          </table:table-cell>
          <table:table-cell office:value-type="float" office:value="9835" calcext:value-type="float">
            <text:p>9835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32" calcext:value-type="float">
            <text:p>32</text:p>
          </table:table-cell>
          <table:table-cell office:value-type="float" office:value="238017" calcext:value-type="float">
            <text:p>238017</text:p>
          </table:table-cell>
          <table:table-cell office:value-type="float" office:value="9599" calcext:value-type="float">
            <text:p>9599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32" calcext:value-type="float">
            <text:p>32</text:p>
          </table:table-cell>
          <table:table-cell office:value-type="float" office:value="234365" calcext:value-type="float">
            <text:p>234365</text:p>
          </table:table-cell>
          <table:table-cell office:value-type="float" office:value="9768" calcext:value-type="float">
            <text:p>9768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32" calcext:value-type="float">
            <text:p>32</text:p>
          </table:table-cell>
          <table:table-cell office:value-type="float" office:value="236630" calcext:value-type="float">
            <text:p>236630</text:p>
          </table:table-cell>
          <table:table-cell office:value-type="float" office:value="9563" calcext:value-type="float">
            <text:p>956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2" calcext:value-type="float">
            <text:p>32</text:p>
          </table:table-cell>
          <table:table-cell office:value-type="float" office:value="236239" calcext:value-type="float">
            <text:p>236239</text:p>
          </table:table-cell>
          <table:table-cell office:value-type="float" office:value="9486" calcext:value-type="float">
            <text:p>9486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32" calcext:value-type="float">
            <text:p>32</text:p>
          </table:table-cell>
          <table:table-cell office:value-type="float" office:value="238293" calcext:value-type="float">
            <text:p>238293</text:p>
          </table:table-cell>
          <table:table-cell office:value-type="float" office:value="9360" calcext:value-type="float">
            <text:p>9360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32" calcext:value-type="float">
            <text:p>32</text:p>
          </table:table-cell>
          <table:table-cell office:value-type="float" office:value="239988" calcext:value-type="float">
            <text:p>239988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32" calcext:value-type="float">
            <text:p>32</text:p>
          </table:table-cell>
          <table:table-cell office:value-type="float" office:value="240286" calcext:value-type="float">
            <text:p>240286</text:p>
          </table:table-cell>
          <table:table-cell office:value-type="float" office:value="9679" calcext:value-type="float">
            <text:p>9679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32" calcext:value-type="float">
            <text:p>32</text:p>
          </table:table-cell>
          <table:table-cell office:value-type="float" office:value="235372" calcext:value-type="float">
            <text:p>235372</text:p>
          </table:table-cell>
          <table:table-cell office:value-type="float" office:value="9616" calcext:value-type="float">
            <text:p>9616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32" calcext:value-type="float">
            <text:p>32</text:p>
          </table:table-cell>
          <table:table-cell office:value-type="float" office:value="237496" calcext:value-type="float">
            <text:p>237496</text:p>
          </table:table-cell>
          <table:table-cell office:value-type="float" office:value="9551" calcext:value-type="float">
            <text:p>9551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32" calcext:value-type="float">
            <text:p>32</text:p>
          </table:table-cell>
          <table:table-cell office:value-type="float" office:value="238185" calcext:value-type="float">
            <text:p>238185</text:p>
          </table:table-cell>
          <table:table-cell office:value-type="float" office:value="9340" calcext:value-type="float">
            <text:p>9340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32" calcext:value-type="float">
            <text:p>32</text:p>
          </table:table-cell>
          <table:table-cell office:value-type="float" office:value="239207" calcext:value-type="float">
            <text:p>239207</text:p>
          </table:table-cell>
          <table:table-cell office:value-type="float" office:value="9484" calcext:value-type="float">
            <text:p>9484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32" calcext:value-type="float">
            <text:p>32</text:p>
          </table:table-cell>
          <table:table-cell office:value-type="float" office:value="236895" calcext:value-type="float">
            <text:p>236895</text:p>
          </table:table-cell>
          <table:table-cell office:value-type="float" office:value="9466" calcext:value-type="float">
            <text:p>9466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32" calcext:value-type="float">
            <text:p>32</text:p>
          </table:table-cell>
          <table:table-cell office:value-type="float" office:value="239181" calcext:value-type="float">
            <text:p>239181</text:p>
          </table:table-cell>
          <table:table-cell office:value-type="float" office:value="9923" calcext:value-type="float">
            <text:p>992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" calcext:value-type="float">
            <text:p>32</text:p>
          </table:table-cell>
          <table:table-cell office:value-type="float" office:value="242315" calcext:value-type="float">
            <text:p>242315</text:p>
          </table:table-cell>
          <table:table-cell office:value-type="float" office:value="9762" calcext:value-type="float">
            <text:p>9762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32" calcext:value-type="float">
            <text:p>32</text:p>
          </table:table-cell>
          <table:table-cell office:value-type="float" office:value="237302" calcext:value-type="float">
            <text:p>237302</text:p>
          </table:table-cell>
          <table:table-cell office:value-type="float" office:value="9630" calcext:value-type="float">
            <text:p>963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" calcext:value-type="float">
            <text:p>32</text:p>
          </table:table-cell>
          <table:table-cell office:value-type="float" office:value="238929" calcext:value-type="float">
            <text:p>238929</text:p>
          </table:table-cell>
          <table:table-cell office:value-type="float" office:value="9458" calcext:value-type="float">
            <text:p>9458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32" calcext:value-type="float">
            <text:p>32</text:p>
          </table:table-cell>
          <table:table-cell office:value-type="float" office:value="236423" calcext:value-type="float">
            <text:p>236423</text:p>
          </table:table-cell>
          <table:table-cell office:value-type="float" office:value="9518" calcext:value-type="float">
            <text:p>9518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32" calcext:value-type="float">
            <text:p>32</text:p>
          </table:table-cell>
          <table:table-cell office:value-type="float" office:value="241683" calcext:value-type="float">
            <text:p>241683</text:p>
          </table:table-cell>
          <table:table-cell office:value-type="float" office:value="9780" calcext:value-type="float">
            <text:p>978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2" calcext:value-type="float">
            <text:p>32</text:p>
          </table:table-cell>
          <table:table-cell office:value-type="float" office:value="241001" calcext:value-type="float">
            <text:p>241001</text:p>
          </table:table-cell>
          <table:table-cell office:value-type="float" office:value="9865" calcext:value-type="float">
            <text:p>9865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32" calcext:value-type="float">
            <text:p>32</text:p>
          </table:table-cell>
          <table:table-cell office:value-type="float" office:value="238553" calcext:value-type="float">
            <text:p>238553</text:p>
          </table:table-cell>
          <table:table-cell office:value-type="float" office:value="9589" calcext:value-type="float">
            <text:p>9589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32" calcext:value-type="float">
            <text:p>32</text:p>
          </table:table-cell>
          <table:table-cell office:value-type="float" office:value="241630" calcext:value-type="float">
            <text:p>241630</text:p>
          </table:table-cell>
          <table:table-cell office:value-type="float" office:value="9568" calcext:value-type="float">
            <text:p>9568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32" calcext:value-type="float">
            <text:p>32</text:p>
          </table:table-cell>
          <table:table-cell office:value-type="float" office:value="240861" calcext:value-type="float">
            <text:p>240861</text:p>
          </table:table-cell>
          <table:table-cell office:value-type="float" office:value="9646" calcext:value-type="float">
            <text:p>9646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32" calcext:value-type="float">
            <text:p>32</text:p>
          </table:table-cell>
          <table:table-cell office:value-type="float" office:value="241927" calcext:value-type="float">
            <text:p>241927</text:p>
          </table:table-cell>
          <table:table-cell office:value-type="float" office:value="9851" calcext:value-type="float">
            <text:p>985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2" calcext:value-type="float">
            <text:p>32</text:p>
          </table:table-cell>
          <table:table-cell office:value-type="float" office:value="240155" calcext:value-type="float">
            <text:p>240155</text:p>
          </table:table-cell>
          <table:table-cell office:value-type="float" office:value="9412" calcext:value-type="float">
            <text:p>9412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32" calcext:value-type="float">
            <text:p>32</text:p>
          </table:table-cell>
          <table:table-cell office:value-type="float" office:value="239485" calcext:value-type="float">
            <text:p>239485</text:p>
          </table:table-cell>
          <table:table-cell office:value-type="float" office:value="9719" calcext:value-type="float">
            <text:p>9719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32" calcext:value-type="float">
            <text:p>32</text:p>
          </table:table-cell>
          <table:table-cell office:value-type="float" office:value="238657" calcext:value-type="float">
            <text:p>238657</text:p>
          </table:table-cell>
          <table:table-cell office:value-type="float" office:value="9386" calcext:value-type="float">
            <text:p>9386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32" calcext:value-type="float">
            <text:p>32</text:p>
          </table:table-cell>
          <table:table-cell office:value-type="float" office:value="240069" calcext:value-type="float">
            <text:p>240069</text:p>
          </table:table-cell>
          <table:table-cell office:value-type="float" office:value="9557" calcext:value-type="float">
            <text:p>9557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32" calcext:value-type="float">
            <text:p>32</text:p>
          </table:table-cell>
          <table:table-cell office:value-type="float" office:value="243725" calcext:value-type="float">
            <text:p>243725</text:p>
          </table:table-cell>
          <table:table-cell office:value-type="float" office:value="9654" calcext:value-type="float">
            <text:p>9654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32" calcext:value-type="float">
            <text:p>32</text:p>
          </table:table-cell>
          <table:table-cell office:value-type="float" office:value="240503" calcext:value-type="float">
            <text:p>240503</text:p>
          </table:table-cell>
          <table:table-cell office:value-type="float" office:value="9792" calcext:value-type="float">
            <text:p>9792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32" calcext:value-type="float">
            <text:p>32</text:p>
          </table:table-cell>
          <table:table-cell office:value-type="float" office:value="240701" calcext:value-type="float">
            <text:p>240701</text:p>
          </table:table-cell>
          <table:table-cell office:value-type="float" office:value="9548" calcext:value-type="float">
            <text:p>9548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32" calcext:value-type="float">
            <text:p>32</text:p>
          </table:table-cell>
          <table:table-cell office:value-type="float" office:value="242072" calcext:value-type="float">
            <text:p>242072</text:p>
          </table:table-cell>
          <table:table-cell office:value-type="float" office:value="9673" calcext:value-type="float">
            <text:p>9673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32" calcext:value-type="float">
            <text:p>32</text:p>
          </table:table-cell>
          <table:table-cell office:value-type="float" office:value="243037" calcext:value-type="float">
            <text:p>243037</text:p>
          </table:table-cell>
          <table:table-cell office:value-type="float" office:value="10081" calcext:value-type="float">
            <text:p>10081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32" calcext:value-type="float">
            <text:p>32</text:p>
          </table:table-cell>
          <table:table-cell office:value-type="float" office:value="239327" calcext:value-type="float">
            <text:p>239327</text:p>
          </table:table-cell>
          <table:table-cell office:value-type="float" office:value="9480" calcext:value-type="float">
            <text:p>948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2" calcext:value-type="float">
            <text:p>32</text:p>
          </table:table-cell>
          <table:table-cell office:value-type="float" office:value="242212" calcext:value-type="float">
            <text:p>242212</text:p>
          </table:table-cell>
          <table:table-cell office:value-type="float" office:value="9492" calcext:value-type="float">
            <text:p>9492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32" calcext:value-type="float">
            <text:p>32</text:p>
          </table:table-cell>
          <table:table-cell office:value-type="float" office:value="240953" calcext:value-type="float">
            <text:p>240953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32" calcext:value-type="float">
            <text:p>32</text:p>
          </table:table-cell>
          <table:table-cell office:value-type="float" office:value="243073" calcext:value-type="float">
            <text:p>243073</text:p>
          </table:table-cell>
          <table:table-cell office:value-type="float" office:value="9821" calcext:value-type="float">
            <text:p>9821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32" calcext:value-type="float">
            <text:p>32</text:p>
          </table:table-cell>
          <table:table-cell office:value-type="float" office:value="243011" calcext:value-type="float">
            <text:p>243011</text:p>
          </table:table-cell>
          <table:table-cell office:value-type="float" office:value="9992" calcext:value-type="float">
            <text:p>9992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32" calcext:value-type="float">
            <text:p>32</text:p>
          </table:table-cell>
          <table:table-cell office:value-type="float" office:value="243293" calcext:value-type="float">
            <text:p>243293</text:p>
          </table:table-cell>
          <table:table-cell office:value-type="float" office:value="9707" calcext:value-type="float">
            <text:p>9707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32" calcext:value-type="float">
            <text:p>32</text:p>
          </table:table-cell>
          <table:table-cell office:value-type="float" office:value="241983" calcext:value-type="float">
            <text:p>241983</text:p>
          </table:table-cell>
          <table:table-cell office:value-type="float" office:value="9578" calcext:value-type="float">
            <text:p>9578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32" calcext:value-type="float">
            <text:p>32</text:p>
          </table:table-cell>
          <table:table-cell office:value-type="float" office:value="243263" calcext:value-type="float">
            <text:p>243263</text:p>
          </table:table-cell>
          <table:table-cell office:value-type="float" office:value="9781" calcext:value-type="float">
            <text:p>9781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32" calcext:value-type="float">
            <text:p>32</text:p>
          </table:table-cell>
          <table:table-cell office:value-type="float" office:value="240667" calcext:value-type="float">
            <text:p>240667</text:p>
          </table:table-cell>
          <table:table-cell office:value-type="float" office:value="9462" calcext:value-type="float">
            <text:p>9462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32" calcext:value-type="float">
            <text:p>32</text:p>
          </table:table-cell>
          <table:table-cell office:value-type="float" office:value="243439" calcext:value-type="float">
            <text:p>243439</text:p>
          </table:table-cell>
          <table:table-cell office:value-type="float" office:value="9675" calcext:value-type="float">
            <text:p>9675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32" calcext:value-type="float">
            <text:p>32</text:p>
          </table:table-cell>
          <table:table-cell office:value-type="float" office:value="245028" calcext:value-type="float">
            <text:p>245028</text:p>
          </table:table-cell>
          <table:table-cell office:value-type="float" office:value="9566" calcext:value-type="float">
            <text:p>956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2" calcext:value-type="float">
            <text:p>32</text:p>
          </table:table-cell>
          <table:table-cell office:value-type="float" office:value="244950" calcext:value-type="float">
            <text:p>244950</text:p>
          </table:table-cell>
          <table:table-cell office:value-type="float" office:value="9679" calcext:value-type="float">
            <text:p>9679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32" calcext:value-type="float">
            <text:p>32</text:p>
          </table:table-cell>
          <table:table-cell office:value-type="float" office:value="244742" calcext:value-type="float">
            <text:p>244742</text:p>
          </table:table-cell>
          <table:table-cell office:value-type="float" office:value="10201" calcext:value-type="float">
            <text:p>10201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32" calcext:value-type="float">
            <text:p>32</text:p>
          </table:table-cell>
          <table:table-cell office:value-type="float" office:value="243403" calcext:value-type="float">
            <text:p>243403</text:p>
          </table:table-cell>
          <table:table-cell office:value-type="float" office:value="9615" calcext:value-type="float">
            <text:p>9615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32" calcext:value-type="float">
            <text:p>32</text:p>
          </table:table-cell>
          <table:table-cell office:value-type="float" office:value="243174" calcext:value-type="float">
            <text:p>243174</text:p>
          </table:table-cell>
          <table:table-cell office:value-type="float" office:value="9596" calcext:value-type="float">
            <text:p>9596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32" calcext:value-type="float">
            <text:p>32</text:p>
          </table:table-cell>
          <table:table-cell office:value-type="float" office:value="242390" calcext:value-type="float">
            <text:p>242390</text:p>
          </table:table-cell>
          <table:table-cell office:value-type="float" office:value="9880" calcext:value-type="float">
            <text:p>988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32" calcext:value-type="float">
            <text:p>32</text:p>
          </table:table-cell>
          <table:table-cell office:value-type="float" office:value="246159" calcext:value-type="float">
            <text:p>246159</text:p>
          </table:table-cell>
          <table:table-cell office:value-type="float" office:value="9914" calcext:value-type="float">
            <text:p>9914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32" calcext:value-type="float">
            <text:p>32</text:p>
          </table:table-cell>
          <table:table-cell office:value-type="float" office:value="243319" calcext:value-type="float">
            <text:p>243319</text:p>
          </table:table-cell>
          <table:table-cell office:value-type="float" office:value="9648" calcext:value-type="float">
            <text:p>9648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32" calcext:value-type="float">
            <text:p>32</text:p>
          </table:table-cell>
          <table:table-cell office:value-type="float" office:value="241561" calcext:value-type="float">
            <text:p>241561</text:p>
          </table:table-cell>
          <table:table-cell office:value-type="float" office:value="9635" calcext:value-type="float">
            <text:p>9635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32" calcext:value-type="float">
            <text:p>32</text:p>
          </table:table-cell>
          <table:table-cell office:value-type="float" office:value="248014" calcext:value-type="float">
            <text:p>248014</text:p>
          </table:table-cell>
          <table:table-cell office:value-type="float" office:value="9814" calcext:value-type="float">
            <text:p>9814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32" calcext:value-type="float">
            <text:p>32</text:p>
          </table:table-cell>
          <table:table-cell office:value-type="float" office:value="246307" calcext:value-type="float">
            <text:p>246307</text:p>
          </table:table-cell>
          <table:table-cell office:value-type="float" office:value="9783" calcext:value-type="float">
            <text:p>978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2" calcext:value-type="float">
            <text:p>32</text:p>
          </table:table-cell>
          <table:table-cell office:value-type="float" office:value="244414" calcext:value-type="float">
            <text:p>244414</text:p>
          </table:table-cell>
          <table:table-cell office:value-type="float" office:value="9708" calcext:value-type="float">
            <text:p>9708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32" calcext:value-type="float">
            <text:p>32</text:p>
          </table:table-cell>
          <table:table-cell office:value-type="float" office:value="246615" calcext:value-type="float">
            <text:p>246615</text:p>
          </table:table-cell>
          <table:table-cell office:value-type="float" office:value="9864" calcext:value-type="float">
            <text:p>9864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32" calcext:value-type="float">
            <text:p>32</text:p>
          </table:table-cell>
          <table:table-cell office:value-type="float" office:value="247436" calcext:value-type="float">
            <text:p>247436</text:p>
          </table:table-cell>
          <table:table-cell office:value-type="float" office:value="9963" calcext:value-type="float">
            <text:p>9963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32" calcext:value-type="float">
            <text:p>32</text:p>
          </table:table-cell>
          <table:table-cell office:value-type="float" office:value="245985" calcext:value-type="float">
            <text:p>245985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32" calcext:value-type="float">
            <text:p>32</text:p>
          </table:table-cell>
          <table:table-cell office:value-type="float" office:value="247458" calcext:value-type="float">
            <text:p>247458</text:p>
          </table:table-cell>
          <table:table-cell office:value-type="float" office:value="10031" calcext:value-type="float">
            <text:p>10031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32" calcext:value-type="float">
            <text:p>32</text:p>
          </table:table-cell>
          <table:table-cell office:value-type="float" office:value="246013" calcext:value-type="float">
            <text:p>246013</text:p>
          </table:table-cell>
          <table:table-cell office:value-type="float" office:value="10132" calcext:value-type="float">
            <text:p>10132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32" calcext:value-type="float">
            <text:p>32</text:p>
          </table:table-cell>
          <table:table-cell office:value-type="float" office:value="247031" calcext:value-type="float">
            <text:p>247031</text:p>
          </table:table-cell>
          <table:table-cell office:value-type="float" office:value="10063" calcext:value-type="float">
            <text:p>10063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32" calcext:value-type="float">
            <text:p>32</text:p>
          </table:table-cell>
          <table:table-cell office:value-type="float" office:value="247223" calcext:value-type="float">
            <text:p>247223</text:p>
          </table:table-cell>
          <table:table-cell office:value-type="float" office:value="10037" calcext:value-type="float">
            <text:p>10037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32" calcext:value-type="float">
            <text:p>32</text:p>
          </table:table-cell>
          <table:table-cell office:value-type="float" office:value="242272" calcext:value-type="float">
            <text:p>242272</text:p>
          </table:table-cell>
          <table:table-cell office:value-type="float" office:value="9826" calcext:value-type="float">
            <text:p>9826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32" calcext:value-type="float">
            <text:p>32</text:p>
          </table:table-cell>
          <table:table-cell office:value-type="float" office:value="246321" calcext:value-type="float">
            <text:p>246321</text:p>
          </table:table-cell>
          <table:table-cell office:value-type="float" office:value="9568" calcext:value-type="float">
            <text:p>956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2" calcext:value-type="float">
            <text:p>32</text:p>
          </table:table-cell>
          <table:table-cell office:value-type="float" office:value="245392" calcext:value-type="float">
            <text:p>245392</text:p>
          </table:table-cell>
          <table:table-cell office:value-type="float" office:value="9744" calcext:value-type="float">
            <text:p>9744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32" calcext:value-type="float">
            <text:p>32</text:p>
          </table:table-cell>
          <table:table-cell office:value-type="float" office:value="247110" calcext:value-type="float">
            <text:p>247110</text:p>
          </table:table-cell>
          <table:table-cell office:value-type="float" office:value="9893" calcext:value-type="float">
            <text:p>9893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32" calcext:value-type="float">
            <text:p>32</text:p>
          </table:table-cell>
          <table:table-cell office:value-type="float" office:value="245827" calcext:value-type="float">
            <text:p>245827</text:p>
          </table:table-cell>
          <table:table-cell office:value-type="float" office:value="10252" calcext:value-type="float">
            <text:p>10252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32" calcext:value-type="float">
            <text:p>32</text:p>
          </table:table-cell>
          <table:table-cell office:value-type="float" office:value="247190" calcext:value-type="float">
            <text:p>247190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32" calcext:value-type="float">
            <text:p>32</text:p>
          </table:table-cell>
          <table:table-cell office:value-type="float" office:value="242001" calcext:value-type="float">
            <text:p>242001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32" calcext:value-type="float">
            <text:p>32</text:p>
          </table:table-cell>
          <table:table-cell office:value-type="float" office:value="248187" calcext:value-type="float">
            <text:p>248187</text:p>
          </table:table-cell>
          <table:table-cell office:value-type="float" office:value="10203" calcext:value-type="float">
            <text:p>10203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32" calcext:value-type="float">
            <text:p>32</text:p>
          </table:table-cell>
          <table:table-cell office:value-type="float" office:value="248542" calcext:value-type="float">
            <text:p>248542</text:p>
          </table:table-cell>
          <table:table-cell office:value-type="float" office:value="9858" calcext:value-type="float">
            <text:p>9858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32" calcext:value-type="float">
            <text:p>32</text:p>
          </table:table-cell>
          <table:table-cell office:value-type="float" office:value="249558" calcext:value-type="float">
            <text:p>249558</text:p>
          </table:table-cell>
          <table:table-cell office:value-type="float" office:value="9791" calcext:value-type="float">
            <text:p>9791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32" calcext:value-type="float">
            <text:p>32</text:p>
          </table:table-cell>
          <table:table-cell office:value-type="float" office:value="246220" calcext:value-type="float">
            <text:p>246220</text:p>
          </table:table-cell>
          <table:table-cell office:value-type="float" office:value="10062" calcext:value-type="float">
            <text:p>10062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32" calcext:value-type="float">
            <text:p>32</text:p>
          </table:table-cell>
          <table:table-cell office:value-type="float" office:value="250339" calcext:value-type="float">
            <text:p>250339</text:p>
          </table:table-cell>
          <table:table-cell office:value-type="float" office:value="10293" calcext:value-type="float">
            <text:p>1029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2" calcext:value-type="float">
            <text:p>32</text:p>
          </table:table-cell>
          <table:table-cell office:value-type="float" office:value="245478" calcext:value-type="float">
            <text:p>245478</text:p>
          </table:table-cell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32" calcext:value-type="float">
            <text:p>32</text:p>
          </table:table-cell>
          <table:table-cell office:value-type="float" office:value="248780" calcext:value-type="float">
            <text:p>248780</text:p>
          </table:table-cell>
          <table:table-cell office:value-type="float" office:value="10194" calcext:value-type="float">
            <text:p>10194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32" calcext:value-type="float">
            <text:p>32</text:p>
          </table:table-cell>
          <table:table-cell office:value-type="float" office:value="246320" calcext:value-type="float">
            <text:p>246320</text:p>
          </table:table-cell>
          <table:table-cell office:value-type="float" office:value="10012" calcext:value-type="float">
            <text:p>10012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32" calcext:value-type="float">
            <text:p>32</text:p>
          </table:table-cell>
          <table:table-cell office:value-type="float" office:value="248812" calcext:value-type="float">
            <text:p>248812</text:p>
          </table:table-cell>
          <table:table-cell office:value-type="float" office:value="9933" calcext:value-type="float">
            <text:p>9933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32" calcext:value-type="float">
            <text:p>32</text:p>
          </table:table-cell>
          <table:table-cell office:value-type="float" office:value="247109" calcext:value-type="float">
            <text:p>247109</text:p>
          </table:table-cell>
          <table:table-cell office:value-type="float" office:value="9842" calcext:value-type="float">
            <text:p>9842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32" calcext:value-type="float">
            <text:p>32</text:p>
          </table:table-cell>
          <table:table-cell office:value-type="float" office:value="247241" calcext:value-type="float">
            <text:p>247241</text:p>
          </table:table-cell>
          <table:table-cell office:value-type="float" office:value="10032" calcext:value-type="float">
            <text:p>10032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32" calcext:value-type="float">
            <text:p>32</text:p>
          </table:table-cell>
          <table:table-cell office:value-type="float" office:value="247753" calcext:value-type="float">
            <text:p>247753</text:p>
          </table:table-cell>
          <table:table-cell office:value-type="float" office:value="9772" calcext:value-type="float">
            <text:p>9772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32" calcext:value-type="float">
            <text:p>32</text:p>
          </table:table-cell>
          <table:table-cell office:value-type="float" office:value="250835" calcext:value-type="float">
            <text:p>250835</text:p>
          </table:table-cell>
          <table:table-cell office:value-type="float" office:value="9958" calcext:value-type="float">
            <text:p>9958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32" calcext:value-type="float">
            <text:p>32</text:p>
          </table:table-cell>
          <table:table-cell office:value-type="float" office:value="246960" calcext:value-type="float">
            <text:p>246960</text:p>
          </table:table-cell>
          <table:table-cell office:value-type="float" office:value="10092" calcext:value-type="float">
            <text:p>10092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32" calcext:value-type="float">
            <text:p>32</text:p>
          </table:table-cell>
          <table:table-cell office:value-type="float" office:value="249594" calcext:value-type="float">
            <text:p>249594</text:p>
          </table:table-cell>
          <table:table-cell office:value-type="float" office:value="10566" calcext:value-type="float">
            <text:p>1056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2" calcext:value-type="float">
            <text:p>32</text:p>
          </table:table-cell>
          <table:table-cell office:value-type="float" office:value="248488" calcext:value-type="float">
            <text:p>248488</text:p>
          </table:table-cell>
          <table:table-cell office:value-type="float" office:value="9872" calcext:value-type="float">
            <text:p>9872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32" calcext:value-type="float">
            <text:p>32</text:p>
          </table:table-cell>
          <table:table-cell office:value-type="float" office:value="247468" calcext:value-type="float">
            <text:p>247468</text:p>
          </table:table-cell>
          <table:table-cell office:value-type="float" office:value="9937" calcext:value-type="float">
            <text:p>9937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32" calcext:value-type="float">
            <text:p>32</text:p>
          </table:table-cell>
          <table:table-cell office:value-type="float" office:value="249642" calcext:value-type="float">
            <text:p>249642</text:p>
          </table:table-cell>
          <table:table-cell office:value-type="float" office:value="10149" calcext:value-type="float">
            <text:p>10149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32" calcext:value-type="float">
            <text:p>32</text:p>
          </table:table-cell>
          <table:table-cell office:value-type="float" office:value="250802" calcext:value-type="float">
            <text:p>250802</text:p>
          </table:table-cell>
          <table:table-cell office:value-type="float" office:value="10136" calcext:value-type="float">
            <text:p>10136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32" calcext:value-type="float">
            <text:p>32</text:p>
          </table:table-cell>
          <table:table-cell office:value-type="float" office:value="244053" calcext:value-type="float">
            <text:p>244053</text:p>
          </table:table-cell>
          <table:table-cell office:value-type="float" office:value="9944" calcext:value-type="float">
            <text:p>9944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32" calcext:value-type="float">
            <text:p>32</text:p>
          </table:table-cell>
          <table:table-cell office:value-type="float" office:value="248314" calcext:value-type="float">
            <text:p>248314</text:p>
          </table:table-cell>
          <table:table-cell office:value-type="float" office:value="10232" calcext:value-type="float">
            <text:p>10232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32" calcext:value-type="float">
            <text:p>32</text:p>
          </table:table-cell>
          <table:table-cell office:value-type="float" office:value="249070" calcext:value-type="float">
            <text:p>249070</text:p>
          </table:table-cell>
          <table:table-cell office:value-type="float" office:value="10030" calcext:value-type="float">
            <text:p>10030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32" calcext:value-type="float">
            <text:p>32</text:p>
          </table:table-cell>
          <table:table-cell office:value-type="float" office:value="249320" calcext:value-type="float">
            <text:p>249320</text:p>
          </table:table-cell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32" calcext:value-type="float">
            <text:p>32</text:p>
          </table:table-cell>
          <table:table-cell office:value-type="float" office:value="252156" calcext:value-type="float">
            <text:p>252156</text:p>
          </table:table-cell>
          <table:table-cell office:value-type="float" office:value="10078" calcext:value-type="float">
            <text:p>10078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32" calcext:value-type="float">
            <text:p>32</text:p>
          </table:table-cell>
          <table:table-cell office:value-type="float" office:value="250039" calcext:value-type="float">
            <text:p>250039</text:p>
          </table:table-cell>
          <table:table-cell office:value-type="float" office:value="10117" calcext:value-type="float">
            <text:p>1011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2" calcext:value-type="float">
            <text:p>32</text:p>
          </table:table-cell>
          <table:table-cell office:value-type="float" office:value="251237" calcext:value-type="float">
            <text:p>251237</text:p>
          </table:table-cell>
          <table:table-cell office:value-type="float" office:value="10343" calcext:value-type="float">
            <text:p>10343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32" calcext:value-type="float">
            <text:p>32</text:p>
          </table:table-cell>
          <table:table-cell office:value-type="float" office:value="252222" calcext:value-type="float">
            <text:p>252222</text:p>
          </table:table-cell>
          <table:table-cell office:value-type="float" office:value="10252" calcext:value-type="float">
            <text:p>10252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32" calcext:value-type="float">
            <text:p>32</text:p>
          </table:table-cell>
          <table:table-cell office:value-type="float" office:value="248903" calcext:value-type="float">
            <text:p>248903</text:p>
          </table:table-cell>
          <table:table-cell office:value-type="float" office:value="10068" calcext:value-type="float">
            <text:p>10068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32" calcext:value-type="float">
            <text:p>32</text:p>
          </table:table-cell>
          <table:table-cell office:value-type="float" office:value="248214" calcext:value-type="float">
            <text:p>248214</text:p>
          </table:table-cell>
          <table:table-cell office:value-type="float" office:value="10099" calcext:value-type="float">
            <text:p>10099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32" calcext:value-type="float">
            <text:p>32</text:p>
          </table:table-cell>
          <table:table-cell office:value-type="float" office:value="253359" calcext:value-type="float">
            <text:p>253359</text:p>
          </table:table-cell>
          <table:table-cell office:value-type="float" office:value="10211" calcext:value-type="float">
            <text:p>10211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32" calcext:value-type="float">
            <text:p>32</text:p>
          </table:table-cell>
          <table:table-cell office:value-type="float" office:value="247075" calcext:value-type="float">
            <text:p>247075</text:p>
          </table:table-cell>
          <table:table-cell office:value-type="float" office:value="9718" calcext:value-type="float">
            <text:p>9718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32" calcext:value-type="float">
            <text:p>32</text:p>
          </table:table-cell>
          <table:table-cell office:value-type="float" office:value="251596" calcext:value-type="float">
            <text:p>251596</text:p>
          </table:table-cell>
          <table:table-cell office:value-type="float" office:value="10319" calcext:value-type="float">
            <text:p>10319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32" calcext:value-type="float">
            <text:p>32</text:p>
          </table:table-cell>
          <table:table-cell office:value-type="float" office:value="248676" calcext:value-type="float">
            <text:p>248676</text:p>
          </table:table-cell>
          <table:table-cell office:value-type="float" office:value="10088" calcext:value-type="float">
            <text:p>10088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32" calcext:value-type="float">
            <text:p>32</text:p>
          </table:table-cell>
          <table:table-cell office:value-type="float" office:value="250739" calcext:value-type="float">
            <text:p>250739</text:p>
          </table:table-cell>
          <table:table-cell office:value-type="float" office:value="10081" calcext:value-type="float">
            <text:p>10081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32" calcext:value-type="float">
            <text:p>32</text:p>
          </table:table-cell>
          <table:table-cell office:value-type="float" office:value="249725" calcext:value-type="float">
            <text:p>249725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249867" calcext:value-type="float">
            <text:p>249867</text:p>
          </table:table-cell>
          <table:table-cell office:value-type="float" office:value="10339" calcext:value-type="float">
            <text:p>10339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32" calcext:value-type="float">
            <text:p>32</text:p>
          </table:table-cell>
          <table:table-cell office:value-type="float" office:value="252923" calcext:value-type="float">
            <text:p>252923</text:p>
          </table:table-cell>
          <table:table-cell office:value-type="float" office:value="9980" calcext:value-type="float">
            <text:p>9980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32" calcext:value-type="float">
            <text:p>32</text:p>
          </table:table-cell>
          <table:table-cell office:value-type="float" office:value="248906" calcext:value-type="float">
            <text:p>248906</text:p>
          </table:table-cell>
          <table:table-cell office:value-type="float" office:value="10123" calcext:value-type="float">
            <text:p>10123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32" calcext:value-type="float">
            <text:p>32</text:p>
          </table:table-cell>
          <table:table-cell office:value-type="float" office:value="250175" calcext:value-type="float">
            <text:p>250175</text:p>
          </table:table-cell>
          <table:table-cell office:value-type="float" office:value="9926" calcext:value-type="float">
            <text:p>9926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32" calcext:value-type="float">
            <text:p>32</text:p>
          </table:table-cell>
          <table:table-cell office:value-type="float" office:value="249664" calcext:value-type="float">
            <text:p>249664</text:p>
          </table:table-cell>
          <table:table-cell office:value-type="float" office:value="10666" calcext:value-type="float">
            <text:p>10666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32" calcext:value-type="float">
            <text:p>32</text:p>
          </table:table-cell>
          <table:table-cell office:value-type="float" office:value="254160" calcext:value-type="float">
            <text:p>254160</text:p>
          </table:table-cell>
          <table:table-cell office:value-type="float" office:value="9933" calcext:value-type="float">
            <text:p>9933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32" calcext:value-type="float">
            <text:p>32</text:p>
          </table:table-cell>
          <table:table-cell office:value-type="float" office:value="253958" calcext:value-type="float">
            <text:p>253958</text:p>
          </table:table-cell>
          <table:table-cell office:value-type="float" office:value="10248" calcext:value-type="float">
            <text:p>10248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32" calcext:value-type="float">
            <text:p>32</text:p>
          </table:table-cell>
          <table:table-cell office:value-type="float" office:value="249410" calcext:value-type="float">
            <text:p>249410</text:p>
          </table:table-cell>
          <table:table-cell office:value-type="float" office:value="10134" calcext:value-type="float">
            <text:p>10134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32" calcext:value-type="float">
            <text:p>32</text:p>
          </table:table-cell>
          <table:table-cell office:value-type="float" office:value="254637" calcext:value-type="float">
            <text:p>254637</text:p>
          </table:table-cell>
          <table:table-cell office:value-type="float" office:value="10039" calcext:value-type="float">
            <text:p>10039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32" calcext:value-type="float">
            <text:p>32</text:p>
          </table:table-cell>
          <table:table-cell office:value-type="float" office:value="251452" calcext:value-type="float">
            <text:p>251452</text:p>
          </table:table-cell>
          <table:table-cell office:value-type="float" office:value="10119" calcext:value-type="float">
            <text:p>10119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2" calcext:value-type="float">
            <text:p>32</text:p>
          </table:table-cell>
          <table:table-cell office:value-type="float" office:value="252164" calcext:value-type="float">
            <text:p>252164</text:p>
          </table:table-cell>
          <table:table-cell office:value-type="float" office:value="9808" calcext:value-type="float">
            <text:p>9808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32" calcext:value-type="float">
            <text:p>32</text:p>
          </table:table-cell>
          <table:table-cell office:value-type="float" office:value="252138" calcext:value-type="float">
            <text:p>252138</text:p>
          </table:table-cell>
          <table:table-cell office:value-type="float" office:value="10310" calcext:value-type="float">
            <text:p>10310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32" calcext:value-type="float">
            <text:p>32</text:p>
          </table:table-cell>
          <table:table-cell office:value-type="float" office:value="251843" calcext:value-type="float">
            <text:p>251843</text:p>
          </table:table-cell>
          <table:table-cell office:value-type="float" office:value="9789" calcext:value-type="float">
            <text:p>9789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32" calcext:value-type="float">
            <text:p>32</text:p>
          </table:table-cell>
          <table:table-cell office:value-type="float" office:value="256408" calcext:value-type="float">
            <text:p>256408</text:p>
          </table:table-cell>
          <table:table-cell office:value-type="float" office:value="10825" calcext:value-type="float">
            <text:p>10825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32" calcext:value-type="float">
            <text:p>32</text:p>
          </table:table-cell>
          <table:table-cell office:value-type="float" office:value="250689" calcext:value-type="float">
            <text:p>250689</text:p>
          </table:table-cell>
          <table:table-cell office:value-type="float" office:value="10065" calcext:value-type="float">
            <text:p>10065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32" calcext:value-type="float">
            <text:p>32</text:p>
          </table:table-cell>
          <table:table-cell office:value-type="float" office:value="255644" calcext:value-type="float">
            <text:p>255644</text:p>
          </table:table-cell>
          <table:table-cell office:value-type="float" office:value="10471" calcext:value-type="float">
            <text:p>10471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32" calcext:value-type="float">
            <text:p>32</text:p>
          </table:table-cell>
          <table:table-cell office:value-type="float" office:value="255460" calcext:value-type="float">
            <text:p>255460</text:p>
          </table:table-cell>
          <table:table-cell office:value-type="float" office:value="10142" calcext:value-type="float">
            <text:p>10142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32" calcext:value-type="float">
            <text:p>32</text:p>
          </table:table-cell>
          <table:table-cell office:value-type="float" office:value="254039" calcext:value-type="float">
            <text:p>254039</text:p>
          </table:table-cell>
          <table:table-cell office:value-type="float" office:value="10534" calcext:value-type="float">
            <text:p>10534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32" calcext:value-type="float">
            <text:p>32</text:p>
          </table:table-cell>
          <table:table-cell office:value-type="float" office:value="252781" calcext:value-type="float">
            <text:p>252781</text:p>
          </table:table-cell>
          <table:table-cell office:value-type="float" office:value="10023" calcext:value-type="float">
            <text:p>10023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32" calcext:value-type="float">
            <text:p>32</text:p>
          </table:table-cell>
          <table:table-cell office:value-type="float" office:value="252081" calcext:value-type="float">
            <text:p>252081</text:p>
          </table:table-cell>
          <table:table-cell office:value-type="float" office:value="10554" calcext:value-type="float">
            <text:p>1055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2" calcext:value-type="float">
            <text:p>32</text:p>
          </table:table-cell>
          <table:table-cell office:value-type="float" office:value="252440" calcext:value-type="float">
            <text:p>252440</text:p>
          </table:table-cell>
          <table:table-cell office:value-type="float" office:value="10341" calcext:value-type="float">
            <text:p>10341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32" calcext:value-type="float">
            <text:p>32</text:p>
          </table:table-cell>
          <table:table-cell office:value-type="float" office:value="253436" calcext:value-type="float">
            <text:p>253436</text:p>
          </table:table-cell>
          <table:table-cell office:value-type="float" office:value="10532" calcext:value-type="float">
            <text:p>10532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32" calcext:value-type="float">
            <text:p>32</text:p>
          </table:table-cell>
          <table:table-cell office:value-type="float" office:value="254110" calcext:value-type="float">
            <text:p>254110</text:p>
          </table:table-cell>
          <table:table-cell office:value-type="float" office:value="10154" calcext:value-type="float">
            <text:p>10154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32" calcext:value-type="float">
            <text:p>32</text:p>
          </table:table-cell>
          <table:table-cell office:value-type="float" office:value="256810" calcext:value-type="float">
            <text:p>256810</text:p>
          </table:table-cell>
          <table:table-cell office:value-type="float" office:value="10246" calcext:value-type="float">
            <text:p>10246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32" calcext:value-type="float">
            <text:p>32</text:p>
          </table:table-cell>
          <table:table-cell office:value-type="float" office:value="255455" calcext:value-type="float">
            <text:p>255455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32" calcext:value-type="float">
            <text:p>32</text:p>
          </table:table-cell>
          <table:table-cell office:value-type="float" office:value="254957" calcext:value-type="float">
            <text:p>254957</text:p>
          </table:table-cell>
          <table:table-cell office:value-type="float" office:value="10886" calcext:value-type="float">
            <text:p>10886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32" calcext:value-type="float">
            <text:p>32</text:p>
          </table:table-cell>
          <table:table-cell office:value-type="float" office:value="254668" calcext:value-type="float">
            <text:p>254668</text:p>
          </table:table-cell>
          <table:table-cell office:value-type="float" office:value="10232" calcext:value-type="float">
            <text:p>10232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32" calcext:value-type="float">
            <text:p>32</text:p>
          </table:table-cell>
          <table:table-cell office:value-type="float" office:value="253258" calcext:value-type="float">
            <text:p>253258</text:p>
          </table:table-cell>
          <table:table-cell office:value-type="float" office:value="10478" calcext:value-type="float">
            <text:p>10478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32" calcext:value-type="float">
            <text:p>32</text:p>
          </table:table-cell>
          <table:table-cell office:value-type="float" office:value="253495" calcext:value-type="float">
            <text:p>253495</text:p>
          </table:table-cell>
          <table:table-cell office:value-type="float" office:value="10131" calcext:value-type="float">
            <text:p>10131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32" calcext:value-type="float">
            <text:p>32</text:p>
          </table:table-cell>
          <table:table-cell office:value-type="float" office:value="254249" calcext:value-type="float">
            <text:p>254249</text:p>
          </table:table-cell>
          <table:table-cell office:value-type="float" office:value="10810" calcext:value-type="float">
            <text:p>1081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2" calcext:value-type="float">
            <text:p>32</text:p>
          </table:table-cell>
          <table:table-cell office:value-type="float" office:value="254160" calcext:value-type="float">
            <text:p>254160</text:p>
          </table:table-cell>
          <table:table-cell office:value-type="float" office:value="10124" calcext:value-type="float">
            <text:p>10124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32" calcext:value-type="float">
            <text:p>32</text:p>
          </table:table-cell>
          <table:table-cell office:value-type="float" office:value="259437" calcext:value-type="float">
            <text:p>259437</text:p>
          </table:table-cell>
          <table:table-cell office:value-type="float" office:value="10973" calcext:value-type="float">
            <text:p>10973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32" calcext:value-type="float">
            <text:p>32</text:p>
          </table:table-cell>
          <table:table-cell office:value-type="float" office:value="256446" calcext:value-type="float">
            <text:p>256446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32" calcext:value-type="float">
            <text:p>32</text:p>
          </table:table-cell>
          <table:table-cell office:value-type="float" office:value="256462" calcext:value-type="float">
            <text:p>256462</text:p>
          </table:table-cell>
          <table:table-cell office:value-type="float" office:value="10948" calcext:value-type="float">
            <text:p>10948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32" calcext:value-type="float">
            <text:p>32</text:p>
          </table:table-cell>
          <table:table-cell office:value-type="float" office:value="257067" calcext:value-type="float">
            <text:p>257067</text:p>
          </table:table-cell>
          <table:table-cell office:value-type="float" office:value="10296" calcext:value-type="float">
            <text:p>10296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32" calcext:value-type="float">
            <text:p>32</text:p>
          </table:table-cell>
          <table:table-cell office:value-type="float" office:value="255184" calcext:value-type="float">
            <text:p>255184</text:p>
          </table:table-cell>
          <table:table-cell office:value-type="float" office:value="10334" calcext:value-type="float">
            <text:p>10334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32" calcext:value-type="float">
            <text:p>32</text:p>
          </table:table-cell>
          <table:table-cell office:value-type="float" office:value="257891" calcext:value-type="float">
            <text:p>257891</text:p>
          </table:table-cell>
          <table:table-cell office:value-type="float" office:value="10619" calcext:value-type="float">
            <text:p>10619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32" calcext:value-type="float">
            <text:p>32</text:p>
          </table:table-cell>
          <table:table-cell office:value-type="float" office:value="254109" calcext:value-type="float">
            <text:p>254109</text:p>
          </table:table-cell>
          <table:table-cell office:value-type="float" office:value="10266" calcext:value-type="float">
            <text:p>10266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32" calcext:value-type="float">
            <text:p>32</text:p>
          </table:table-cell>
          <table:table-cell office:value-type="float" office:value="258777" calcext:value-type="float">
            <text:p>258777</text:p>
          </table:table-cell>
          <table:table-cell office:value-type="float" office:value="10519" calcext:value-type="float">
            <text:p>10519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32" calcext:value-type="float">
            <text:p>32</text:p>
          </table:table-cell>
          <table:table-cell office:value-type="float" office:value="258555" calcext:value-type="float">
            <text:p>258555</text:p>
          </table:table-cell>
          <table:table-cell office:value-type="float" office:value="10328" calcext:value-type="float">
            <text:p>10328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2" calcext:value-type="float">
            <text:p>32</text:p>
          </table:table-cell>
          <table:table-cell office:value-type="float" office:value="257167" calcext:value-type="float">
            <text:p>257167</text:p>
          </table:table-cell>
          <table:table-cell office:value-type="float" office:value="10524" calcext:value-type="float">
            <text:p>10524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32" calcext:value-type="float">
            <text:p>32</text:p>
          </table:table-cell>
          <table:table-cell office:value-type="float" office:value="255716" calcext:value-type="float">
            <text:p>255716</text:p>
          </table:table-cell>
          <table:table-cell office:value-type="float" office:value="10508" calcext:value-type="float">
            <text:p>10508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32" calcext:value-type="float">
            <text:p>32</text:p>
          </table:table-cell>
          <table:table-cell office:value-type="float" office:value="258200" calcext:value-type="float">
            <text:p>258200</text:p>
          </table:table-cell>
          <table:table-cell office:value-type="float" office:value="10347" calcext:value-type="float">
            <text:p>10347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32" calcext:value-type="float">
            <text:p>32</text:p>
          </table:table-cell>
          <table:table-cell office:value-type="float" office:value="254337" calcext:value-type="float">
            <text:p>254337</text:p>
          </table:table-cell>
          <table:table-cell office:value-type="float" office:value="10333" calcext:value-type="float">
            <text:p>10333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32" calcext:value-type="float">
            <text:p>32</text:p>
          </table:table-cell>
          <table:table-cell office:value-type="float" office:value="255397" calcext:value-type="float">
            <text:p>255397</text:p>
          </table:table-cell>
          <table:table-cell office:value-type="float" office:value="10788" calcext:value-type="float">
            <text:p>10788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32" calcext:value-type="float">
            <text:p>32</text:p>
          </table:table-cell>
          <table:table-cell office:value-type="float" office:value="258621" calcext:value-type="float">
            <text:p>258621</text:p>
          </table:table-cell>
          <table:table-cell office:value-type="float" office:value="10191" calcext:value-type="float">
            <text:p>10191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32" calcext:value-type="float">
            <text:p>32</text:p>
          </table:table-cell>
          <table:table-cell office:value-type="float" office:value="257431" calcext:value-type="float">
            <text:p>257431</text:p>
          </table:table-cell>
          <table:table-cell office:value-type="float" office:value="10816" calcext:value-type="float">
            <text:p>10816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32" calcext:value-type="float">
            <text:p>32</text:p>
          </table:table-cell>
          <table:table-cell office:value-type="float" office:value="250365" calcext:value-type="float">
            <text:p>250365</text:p>
          </table:table-cell>
          <table:table-cell office:value-type="float" office:value="9871" calcext:value-type="float">
            <text:p>9871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32" calcext:value-type="float">
            <text:p>32</text:p>
          </table:table-cell>
          <table:table-cell office:value-type="float" office:value="260499" calcext:value-type="float">
            <text:p>260499</text:p>
          </table:table-cell>
          <table:table-cell office:value-type="float" office:value="11013" calcext:value-type="float">
            <text:p>11013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32" calcext:value-type="float">
            <text:p>32</text:p>
          </table:table-cell>
          <table:table-cell office:value-type="float" office:value="255260" calcext:value-type="float">
            <text:p>255260</text:p>
          </table:table-cell>
          <table:table-cell office:value-type="float" office:value="10048" calcext:value-type="float">
            <text:p>10048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2" calcext:value-type="float">
            <text:p>32</text:p>
          </table:table-cell>
          <table:table-cell office:value-type="float" office:value="259842" calcext:value-type="float">
            <text:p>259842</text:p>
          </table:table-cell>
          <table:table-cell office:value-type="float" office:value="10692" calcext:value-type="float">
            <text:p>10692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32" calcext:value-type="float">
            <text:p>32</text:p>
          </table:table-cell>
          <table:table-cell office:value-type="float" office:value="260916" calcext:value-type="float">
            <text:p>260916</text:p>
          </table:table-cell>
          <table:table-cell office:value-type="float" office:value="10997" calcext:value-type="float">
            <text:p>10997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32" calcext:value-type="float">
            <text:p>32</text:p>
          </table:table-cell>
          <table:table-cell office:value-type="float" office:value="259314" calcext:value-type="float">
            <text:p>259314</text:p>
          </table:table-cell>
          <table:table-cell office:value-type="float" office:value="10638" calcext:value-type="float">
            <text:p>10638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32" calcext:value-type="float">
            <text:p>32</text:p>
          </table:table-cell>
          <table:table-cell office:value-type="float" office:value="261847" calcext:value-type="float">
            <text:p>261847</text:p>
          </table:table-cell>
          <table:table-cell office:value-type="float" office:value="11317" calcext:value-type="float">
            <text:p>11317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32" calcext:value-type="float">
            <text:p>32</text:p>
          </table:table-cell>
          <table:table-cell office:value-type="float" office:value="258307" calcext:value-type="float">
            <text:p>258307</text:p>
          </table:table-cell>
          <table:table-cell office:value-type="float" office:value="10552" calcext:value-type="float">
            <text:p>10552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32" calcext:value-type="float">
            <text:p>32</text:p>
          </table:table-cell>
          <table:table-cell office:value-type="float" office:value="258594" calcext:value-type="float">
            <text:p>258594</text:p>
          </table:table-cell>
          <table:table-cell office:value-type="float" office:value="10942" calcext:value-type="float">
            <text:p>10942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32" calcext:value-type="float">
            <text:p>32</text:p>
          </table:table-cell>
          <table:table-cell office:value-type="float" office:value="255879" calcext:value-type="float">
            <text:p>255879</text:p>
          </table:table-cell>
          <table:table-cell office:value-type="float" office:value="10646" calcext:value-type="float">
            <text:p>10646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32" calcext:value-type="float">
            <text:p>32</text:p>
          </table:table-cell>
          <table:table-cell office:value-type="float" office:value="260976" calcext:value-type="float">
            <text:p>260976</text:p>
          </table:table-cell>
          <table:table-cell office:value-type="float" office:value="10807" calcext:value-type="float">
            <text:p>10807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32" calcext:value-type="float">
            <text:p>32</text:p>
          </table:table-cell>
          <table:table-cell office:value-type="float" office:value="256929" calcext:value-type="float">
            <text:p>256929</text:p>
          </table:table-cell>
          <table:table-cell office:value-type="float" office:value="10581" calcext:value-type="float">
            <text:p>10581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32" calcext:value-type="float">
            <text:p>32</text:p>
          </table:table-cell>
          <table:table-cell office:value-type="float" office:value="260116" calcext:value-type="float">
            <text:p>260116</text:p>
          </table:table-cell>
          <table:table-cell office:value-type="float" office:value="10744" calcext:value-type="float">
            <text:p>1074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2" calcext:value-type="float">
            <text:p>32</text:p>
          </table:table-cell>
          <table:table-cell office:value-type="float" office:value="258741" calcext:value-type="float">
            <text:p>258741</text:p>
          </table:table-cell>
          <table:table-cell office:value-type="float" office:value="10542" calcext:value-type="float">
            <text:p>10542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32" calcext:value-type="float">
            <text:p>32</text:p>
          </table:table-cell>
          <table:table-cell office:value-type="float" office:value="258071" calcext:value-type="float">
            <text:p>258071</text:p>
          </table:table-cell>
          <table:table-cell office:value-type="float" office:value="10466" calcext:value-type="float">
            <text:p>10466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32" calcext:value-type="float">
            <text:p>32</text:p>
          </table:table-cell>
          <table:table-cell office:value-type="float" office:value="256918" calcext:value-type="float">
            <text:p>256918</text:p>
          </table:table-cell>
          <table:table-cell office:value-type="float" office:value="10541" calcext:value-type="float">
            <text:p>10541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32" calcext:value-type="float">
            <text:p>32</text:p>
          </table:table-cell>
          <table:table-cell office:value-type="float" office:value="258214" calcext:value-type="float">
            <text:p>258214</text:p>
          </table:table-cell>
          <table:table-cell office:value-type="float" office:value="10687" calcext:value-type="float">
            <text:p>10687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32" calcext:value-type="float">
            <text:p>32</text:p>
          </table:table-cell>
          <table:table-cell office:value-type="float" office:value="257954" calcext:value-type="float">
            <text:p>257954</text:p>
          </table:table-cell>
          <table:table-cell office:value-type="float" office:value="10857" calcext:value-type="float">
            <text:p>10857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32" calcext:value-type="float">
            <text:p>32</text:p>
          </table:table-cell>
          <table:table-cell office:value-type="float" office:value="256590" calcext:value-type="float">
            <text:p>256590</text:p>
          </table:table-cell>
          <table:table-cell office:value-type="float" office:value="10976" calcext:value-type="float">
            <text:p>10976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32" calcext:value-type="float">
            <text:p>32</text:p>
          </table:table-cell>
          <table:table-cell office:value-type="float" office:value="259765" calcext:value-type="float">
            <text:p>259765</text:p>
          </table:table-cell>
          <table:table-cell office:value-type="float" office:value="10692" calcext:value-type="float">
            <text:p>10692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32" calcext:value-type="float">
            <text:p>32</text:p>
          </table:table-cell>
          <table:table-cell office:value-type="float" office:value="259463" calcext:value-type="float">
            <text:p>259463</text:p>
          </table:table-cell>
          <table:table-cell office:value-type="float" office:value="10893" calcext:value-type="float">
            <text:p>10893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32" calcext:value-type="float">
            <text:p>32</text:p>
          </table:table-cell>
          <table:table-cell office:value-type="float" office:value="259620" calcext:value-type="float">
            <text:p>259620</text:p>
          </table:table-cell>
          <table:table-cell office:value-type="float" office:value="10726" calcext:value-type="float">
            <text:p>10726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32" calcext:value-type="float">
            <text:p>32</text:p>
          </table:table-cell>
          <table:table-cell office:value-type="float" office:value="262507" calcext:value-type="float">
            <text:p>262507</text:p>
          </table:table-cell>
          <table:table-cell office:value-type="float" office:value="10745" calcext:value-type="float">
            <text:p>1074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32" calcext:value-type="float">
            <text:p>32</text:p>
          </table:table-cell>
          <table:table-cell office:value-type="float" office:value="263125" calcext:value-type="float">
            <text:p>263125</text:p>
          </table:table-cell>
          <table:table-cell office:value-type="float" office:value="10901" calcext:value-type="float">
            <text:p>10901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32" calcext:value-type="float">
            <text:p>32</text:p>
          </table:table-cell>
          <table:table-cell office:value-type="float" office:value="263463" calcext:value-type="float">
            <text:p>263463</text:p>
          </table:table-cell>
          <table:table-cell office:value-type="float" office:value="10574" calcext:value-type="float">
            <text:p>10574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32" calcext:value-type="float">
            <text:p>32</text:p>
          </table:table-cell>
          <table:table-cell office:value-type="float" office:value="261551" calcext:value-type="float">
            <text:p>261551</text:p>
          </table:table-cell>
          <table:table-cell office:value-type="float" office:value="10836" calcext:value-type="float">
            <text:p>10836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32" calcext:value-type="float">
            <text:p>32</text:p>
          </table:table-cell>
          <table:table-cell office:value-type="float" office:value="260854" calcext:value-type="float">
            <text:p>260854</text:p>
          </table:table-cell>
          <table:table-cell office:value-type="float" office:value="10735" calcext:value-type="float">
            <text:p>10735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32" calcext:value-type="float">
            <text:p>32</text:p>
          </table:table-cell>
          <table:table-cell office:value-type="float" office:value="261744" calcext:value-type="float">
            <text:p>261744</text:p>
          </table:table-cell>
          <table:table-cell office:value-type="float" office:value="10856" calcext:value-type="float">
            <text:p>10856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32" calcext:value-type="float">
            <text:p>32</text:p>
          </table:table-cell>
          <table:table-cell office:value-type="float" office:value="261838" calcext:value-type="float">
            <text:p>261838</text:p>
          </table:table-cell>
          <table:table-cell office:value-type="float" office:value="10921" calcext:value-type="float">
            <text:p>10921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32" calcext:value-type="float">
            <text:p>32</text:p>
          </table:table-cell>
          <table:table-cell office:value-type="float" office:value="258891" calcext:value-type="float">
            <text:p>258891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32" calcext:value-type="float">
            <text:p>32</text:p>
          </table:table-cell>
          <table:table-cell office:value-type="float" office:value="258514" calcext:value-type="float">
            <text:p>258514</text:p>
          </table:table-cell>
          <table:table-cell office:value-type="float" office:value="11106" calcext:value-type="float">
            <text:p>11106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32" calcext:value-type="float">
            <text:p>32</text:p>
          </table:table-cell>
          <table:table-cell office:value-type="float" office:value="260142" calcext:value-type="float">
            <text:p>260142</text:p>
          </table:table-cell>
          <table:table-cell office:value-type="float" office:value="11102" calcext:value-type="float">
            <text:p>11102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32" calcext:value-type="float">
            <text:p>32</text:p>
          </table:table-cell>
          <table:table-cell office:value-type="float" office:value="260683" calcext:value-type="float">
            <text:p>260683</text:p>
          </table:table-cell>
          <table:table-cell office:value-type="float" office:value="10599" calcext:value-type="float">
            <text:p>1059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2" calcext:value-type="float">
            <text:p>32</text:p>
          </table:table-cell>
          <table:table-cell office:value-type="float" office:value="259947" calcext:value-type="float">
            <text:p>259947</text:p>
          </table:table-cell>
          <table:table-cell office:value-type="float" office:value="10554" calcext:value-type="float">
            <text:p>10554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32" calcext:value-type="float">
            <text:p>32</text:p>
          </table:table-cell>
          <table:table-cell office:value-type="float" office:value="263979" calcext:value-type="float">
            <text:p>263979</text:p>
          </table:table-cell>
          <table:table-cell office:value-type="float" office:value="10895" calcext:value-type="float">
            <text:p>10895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32" calcext:value-type="float">
            <text:p>32</text:p>
          </table:table-cell>
          <table:table-cell office:value-type="float" office:value="261359" calcext:value-type="float">
            <text:p>261359</text:p>
          </table:table-cell>
          <table:table-cell office:value-type="float" office:value="10951" calcext:value-type="float">
            <text:p>10951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32" calcext:value-type="float">
            <text:p>32</text:p>
          </table:table-cell>
          <table:table-cell office:value-type="float" office:value="263013" calcext:value-type="float">
            <text:p>263013</text:p>
          </table:table-cell>
          <table:table-cell office:value-type="float" office:value="11335" calcext:value-type="float">
            <text:p>11335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32" calcext:value-type="float">
            <text:p>32</text:p>
          </table:table-cell>
          <table:table-cell office:value-type="float" office:value="266696" calcext:value-type="float">
            <text:p>266696</text:p>
          </table:table-cell>
          <table:table-cell office:value-type="float" office:value="11162" calcext:value-type="float">
            <text:p>11162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32" calcext:value-type="float">
            <text:p>32</text:p>
          </table:table-cell>
          <table:table-cell office:value-type="float" office:value="263614" calcext:value-type="float">
            <text:p>263614</text:p>
          </table:table-cell>
          <table:table-cell office:value-type="float" office:value="11080" calcext:value-type="float">
            <text:p>11080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32" calcext:value-type="float">
            <text:p>32</text:p>
          </table:table-cell>
          <table:table-cell office:value-type="float" office:value="263217" calcext:value-type="float">
            <text:p>263217</text:p>
          </table:table-cell>
          <table:table-cell office:value-type="float" office:value="10821" calcext:value-type="float">
            <text:p>10821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32" calcext:value-type="float">
            <text:p>32</text:p>
          </table:table-cell>
          <table:table-cell office:value-type="float" office:value="262845" calcext:value-type="float">
            <text:p>262845</text:p>
          </table:table-cell>
          <table:table-cell office:value-type="float" office:value="10995" calcext:value-type="float">
            <text:p>10995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32" calcext:value-type="float">
            <text:p>32</text:p>
          </table:table-cell>
          <table:table-cell office:value-type="float" office:value="265005" calcext:value-type="float">
            <text:p>265005</text:p>
          </table:table-cell>
          <table:table-cell office:value-type="float" office:value="11300" calcext:value-type="float">
            <text:p>11300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32" calcext:value-type="float">
            <text:p>32</text:p>
          </table:table-cell>
          <table:table-cell office:value-type="float" office:value="261928" calcext:value-type="float">
            <text:p>261928</text:p>
          </table:table-cell>
          <table:table-cell office:value-type="float" office:value="10775" calcext:value-type="float">
            <text:p>1077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2" calcext:value-type="float">
            <text:p>32</text:p>
          </table:table-cell>
          <table:table-cell office:value-type="float" office:value="263752" calcext:value-type="float">
            <text:p>263752</text:p>
          </table:table-cell>
          <table:table-cell office:value-type="float" office:value="11193" calcext:value-type="float">
            <text:p>11193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32" calcext:value-type="float">
            <text:p>32</text:p>
          </table:table-cell>
          <table:table-cell office:value-type="float" office:value="263975" calcext:value-type="float">
            <text:p>263975</text:p>
          </table:table-cell>
          <table:table-cell office:value-type="float" office:value="11381" calcext:value-type="float">
            <text:p>11381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32" calcext:value-type="float">
            <text:p>32</text:p>
          </table:table-cell>
          <table:table-cell office:value-type="float" office:value="265711" calcext:value-type="float">
            <text:p>265711</text:p>
          </table:table-cell>
          <table:table-cell office:value-type="float" office:value="10892" calcext:value-type="float">
            <text:p>10892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32" calcext:value-type="float">
            <text:p>32</text:p>
          </table:table-cell>
          <table:table-cell office:value-type="float" office:value="262210" calcext:value-type="float">
            <text:p>262210</text:p>
          </table:table-cell>
          <table:table-cell office:value-type="float" office:value="11146" calcext:value-type="float">
            <text:p>11146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32" calcext:value-type="float">
            <text:p>32</text:p>
          </table:table-cell>
          <table:table-cell office:value-type="float" office:value="263433" calcext:value-type="float">
            <text:p>263433</text:p>
          </table:table-cell>
          <table:table-cell office:value-type="float" office:value="11250" calcext:value-type="float">
            <text:p>11250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32" calcext:value-type="float">
            <text:p>32</text:p>
          </table:table-cell>
          <table:table-cell office:value-type="float" office:value="262581" calcext:value-type="float">
            <text:p>262581</text:p>
          </table:table-cell>
          <table:table-cell office:value-type="float" office:value="10810" calcext:value-type="float">
            <text:p>10810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32" calcext:value-type="float">
            <text:p>32</text:p>
          </table:table-cell>
          <table:table-cell office:value-type="float" office:value="261944" calcext:value-type="float">
            <text:p>261944</text:p>
          </table:table-cell>
          <table:table-cell office:value-type="float" office:value="11087" calcext:value-type="float">
            <text:p>11087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32" calcext:value-type="float">
            <text:p>32</text:p>
          </table:table-cell>
          <table:table-cell office:value-type="float" office:value="262740" calcext:value-type="float">
            <text:p>262740</text:p>
          </table:table-cell>
          <table:table-cell office:value-type="float" office:value="10688" calcext:value-type="float">
            <text:p>10688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32" calcext:value-type="float">
            <text:p>32</text:p>
          </table:table-cell>
          <table:table-cell office:value-type="float" office:value="262610" calcext:value-type="float">
            <text:p>262610</text:p>
          </table:table-cell>
          <table:table-cell office:value-type="float" office:value="11666" calcext:value-type="float">
            <text:p>11666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32" calcext:value-type="float">
            <text:p>32</text:p>
          </table:table-cell>
          <table:table-cell office:value-type="float" office:value="268047" calcext:value-type="float">
            <text:p>268047</text:p>
          </table:table-cell>
          <table:table-cell office:value-type="float" office:value="11706" calcext:value-type="float">
            <text:p>1170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office:value-type="float" office:value="263998" calcext:value-type="float">
            <text:p>263998</text:p>
          </table:table-cell>
          <table:table-cell office:value-type="float" office:value="10450" calcext:value-type="float">
            <text:p>10450</text:p>
          </table:table-cell>
        </table:table-row>
      </table:table>
      <table:table table:name="gcc-nru-64" table:style-name="ta1">
        <table:shapes>
          <draw:frame draw:z-index="0" draw:style-name="gr1" draw:text-style-name="P1" svg:width="16.1201in" svg:height="8.5461in" svg:x="3.5177in" svg:y="0.1783in">
            <draw:object draw:notify-on-update-of-ranges="'gcc-nru-64'.A2:'gcc-nru-64'.A501 'gcc-nru-64'.C1:'gcc-nru-64'.C1 'gcc-nru-64'.C2:'gcc-nru-64'.C501 'gcc-nru-64'.A2:'gcc-nru-64'.A501 'gcc-nru-64'.D1:'gcc-nru-64'.D1 'gcc-nru-64'.D2:'gcc-nru-64'.D5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61421" calcext:value-type="float">
            <text:p>161421</text:p>
          </table:table-cell>
          <table:table-cell office:value-type="float" office:value="11728" calcext:value-type="float">
            <text:p>117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38687" calcext:value-type="float">
            <text:p>138687</text:p>
          </table:table-cell>
          <table:table-cell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128428" calcext:value-type="float">
            <text:p>128428</text:p>
          </table:table-cell>
          <table:table-cell office:value-type="float" office:value="9367" calcext:value-type="float">
            <text:p>93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19689" calcext:value-type="float">
            <text:p>119689</text:p>
          </table:table-cell>
          <table:table-cell office:value-type="float" office:value="9190" calcext:value-type="float">
            <text:p>91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11359" calcext:value-type="float">
            <text:p>111359</text:p>
          </table:table-cell>
          <table:table-cell office:value-type="float" office:value="8731" calcext:value-type="float">
            <text:p>87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06626" calcext:value-type="float">
            <text:p>106626</text:p>
          </table:table-cell>
          <table:table-cell office:value-type="float" office:value="8840" calcext:value-type="float">
            <text:p>88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02111" calcext:value-type="float">
            <text:p>102111</text:p>
          </table:table-cell>
          <table:table-cell office:value-type="float" office:value="8458" calcext:value-type="float">
            <text:p>84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99577" calcext:value-type="float">
            <text:p>99577</text:p>
          </table:table-cell>
          <table:table-cell office:value-type="float" office:value="8316" calcext:value-type="float">
            <text:p>83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97446" calcext:value-type="float">
            <text:p>97446</text:p>
          </table:table-cell>
          <table:table-cell office:value-type="float" office:value="8635" calcext:value-type="float">
            <text:p>86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94630" calcext:value-type="float">
            <text:p>94630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office:value-type="float" office:value="92560" calcext:value-type="float">
            <text:p>92560</text:p>
          </table:table-cell>
          <table:table-cell office:value-type="float" office:value="8305" calcext:value-type="float">
            <text:p>83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88141" calcext:value-type="float">
            <text:p>88141</text:p>
          </table:table-cell>
          <table:table-cell office:value-type="float" office:value="7822" calcext:value-type="float">
            <text:p>782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87173" calcext:value-type="float">
            <text:p>87173</text:p>
          </table:table-cell>
          <table:table-cell office:value-type="float" office:value="8351" calcext:value-type="float">
            <text:p>83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  <table:table-cell office:value-type="float" office:value="83435" calcext:value-type="float">
            <text:p>83435</text:p>
          </table:table-cell>
          <table:table-cell office:value-type="float" office:value="7283" calcext:value-type="float">
            <text:p>72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83821" calcext:value-type="float">
            <text:p>83821</text:p>
          </table:table-cell>
          <table:table-cell office:value-type="float" office:value="7837" calcext:value-type="float">
            <text:p>78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float" office:value="83177" calcext:value-type="float">
            <text:p>83177</text:p>
          </table:table-cell>
          <table:table-cell office:value-type="float" office:value="7853" calcext:value-type="float">
            <text:p>78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80447" calcext:value-type="float">
            <text:p>80447</text:p>
          </table:table-cell>
          <table:table-cell office:value-type="float" office:value="7558" calcext:value-type="float">
            <text:p>755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78253" calcext:value-type="float">
            <text:p>78253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float" office:value="78119" calcext:value-type="float">
            <text:p>78119</text:p>
          </table:table-cell>
          <table:table-cell office:value-type="float" office:value="7311" calcext:value-type="float">
            <text:p>73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75883" calcext:value-type="float">
            <text:p>75883</text:p>
          </table:table-cell>
          <table:table-cell office:value-type="float" office:value="6813" calcext:value-type="float">
            <text:p>68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74246" calcext:value-type="float">
            <text:p>74246</text:p>
          </table:table-cell>
          <table:table-cell office:value-type="float" office:value="6881" calcext:value-type="float">
            <text:p>688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4" calcext:value-type="float">
            <text:p>64</text:p>
          </table:table-cell>
          <table:table-cell office:value-type="float" office:value="75418" calcext:value-type="float">
            <text:p>75418</text:p>
          </table:table-cell>
          <table:table-cell office:value-type="float" office:value="6987" calcext:value-type="float">
            <text:p>698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4" calcext:value-type="float">
            <text:p>64</text:p>
          </table:table-cell>
          <table:table-cell office:value-type="float" office:value="72837" calcext:value-type="float">
            <text:p>72837</text:p>
          </table:table-cell>
          <table:table-cell office:value-type="float" office:value="7031" calcext:value-type="float">
            <text:p>70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 office:value-type="float" office:value="70726" calcext:value-type="float">
            <text:p>70726</text:p>
          </table:table-cell>
          <table:table-cell office:value-type="float" office:value="6571" calcext:value-type="float">
            <text:p>657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71237" calcext:value-type="float">
            <text:p>71237</text:p>
          </table:table-cell>
          <table:table-cell office:value-type="float" office:value="6911" calcext:value-type="float">
            <text:p>691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4" calcext:value-type="float">
            <text:p>64</text:p>
          </table:table-cell>
          <table:table-cell office:value-type="float" office:value="71029" calcext:value-type="float">
            <text:p>71029</text:p>
          </table:table-cell>
          <table:table-cell office:value-type="float" office:value="6583" calcext:value-type="float">
            <text:p>658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4" calcext:value-type="float">
            <text:p>64</text:p>
          </table:table-cell>
          <table:table-cell office:value-type="float" office:value="70222" calcext:value-type="float">
            <text:p>70222</text:p>
          </table:table-cell>
          <table:table-cell office:value-type="float" office:value="6617" calcext:value-type="float">
            <text:p>661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4" calcext:value-type="float">
            <text:p>64</text:p>
          </table:table-cell>
          <table:table-cell office:value-type="float" office:value="68777" calcext:value-type="float">
            <text:p>68777</text:p>
          </table:table-cell>
          <table:table-cell office:value-type="float" office:value="6544" calcext:value-type="float">
            <text:p>654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4" calcext:value-type="float">
            <text:p>64</text:p>
          </table:table-cell>
          <table:table-cell office:value-type="float" office:value="67802" calcext:value-type="float">
            <text:p>67802</text:p>
          </table:table-cell>
          <table:table-cell office:value-type="float" office:value="6524" calcext:value-type="float">
            <text:p>65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67329" calcext:value-type="float">
            <text:p>67329</text:p>
          </table:table-cell>
          <table:table-cell office:value-type="float" office:value="6535" calcext:value-type="float">
            <text:p>653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4" calcext:value-type="float">
            <text:p>64</text:p>
          </table:table-cell>
          <table:table-cell office:value-type="float" office:value="67783" calcext:value-type="float">
            <text:p>67783</text:p>
          </table:table-cell>
          <table:table-cell office:value-type="float" office:value="6626" calcext:value-type="float">
            <text:p>662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office:value-type="float" office:value="67087" calcext:value-type="float">
            <text:p>67087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4" calcext:value-type="float">
            <text:p>64</text:p>
          </table:table-cell>
          <table:table-cell office:value-type="float" office:value="66460" calcext:value-type="float">
            <text:p>66460</text:p>
          </table:table-cell>
          <table:table-cell office:value-type="float" office:value="6483" calcext:value-type="float">
            <text:p>648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4" calcext:value-type="float">
            <text:p>64</text:p>
          </table:table-cell>
          <table:table-cell office:value-type="float" office:value="65856" calcext:value-type="float">
            <text:p>65856</text:p>
          </table:table-cell>
          <table:table-cell office:value-type="float" office:value="6653" calcext:value-type="float">
            <text:p>665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4" calcext:value-type="float">
            <text:p>64</text:p>
          </table:table-cell>
          <table:table-cell office:value-type="float" office:value="65311" calcext:value-type="float">
            <text:p>65311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4" calcext:value-type="float">
            <text:p>64</text:p>
          </table:table-cell>
          <table:table-cell office:value-type="float" office:value="65980" calcext:value-type="float">
            <text:p>65980</text:p>
          </table:table-cell>
          <table:table-cell office:value-type="float" office:value="6876" calcext:value-type="float">
            <text:p>687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4" calcext:value-type="float">
            <text:p>64</text:p>
          </table:table-cell>
          <table:table-cell office:value-type="float" office:value="64937" calcext:value-type="float">
            <text:p>64937</text:p>
          </table:table-cell>
          <table:table-cell office:value-type="float" office:value="6759" calcext:value-type="float">
            <text:p>675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4" calcext:value-type="float">
            <text:p>64</text:p>
          </table:table-cell>
          <table:table-cell office:value-type="float" office:value="64850" calcext:value-type="float">
            <text:p>64850</text:p>
          </table:table-cell>
          <table:table-cell office:value-type="float" office:value="6819" calcext:value-type="float">
            <text:p>681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4" calcext:value-type="float">
            <text:p>64</text:p>
          </table:table-cell>
          <table:table-cell office:value-type="float" office:value="64583" calcext:value-type="float">
            <text:p>64583</text:p>
          </table:table-cell>
          <table:table-cell office:value-type="float" office:value="6873" calcext:value-type="float">
            <text:p>687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63977" calcext:value-type="float">
            <text:p>63977</text:p>
          </table:table-cell>
          <table:table-cell office:value-type="float" office:value="6879" calcext:value-type="float">
            <text:p>687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4" calcext:value-type="float">
            <text:p>64</text:p>
          </table:table-cell>
          <table:table-cell office:value-type="float" office:value="63867" calcext:value-type="float">
            <text:p>63867</text:p>
          </table:table-cell>
          <table:table-cell office:value-type="float" office:value="6905" calcext:value-type="float">
            <text:p>690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 office:value-type="float" office:value="63707" calcext:value-type="float">
            <text:p>63707</text:p>
          </table:table-cell>
          <table:table-cell office:value-type="float" office:value="7011" calcext:value-type="float">
            <text:p>701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4" calcext:value-type="float">
            <text:p>64</text:p>
          </table:table-cell>
          <table:table-cell office:value-type="float" office:value="63871" calcext:value-type="float">
            <text:p>63871</text:p>
          </table:table-cell>
          <table:table-cell office:value-type="float" office:value="7088" calcext:value-type="float">
            <text:p>708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4" calcext:value-type="float">
            <text:p>64</text:p>
          </table:table-cell>
          <table:table-cell office:value-type="float" office:value="63882" calcext:value-type="float">
            <text:p>63882</text:p>
          </table:table-cell>
          <table:table-cell office:value-type="float" office:value="7184" calcext:value-type="float">
            <text:p>718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4" calcext:value-type="float">
            <text:p>64</text:p>
          </table:table-cell>
          <table:table-cell office:value-type="float" office:value="63338" calcext:value-type="float">
            <text:p>63338</text:p>
          </table:table-cell>
          <table:table-cell office:value-type="float" office:value="7070" calcext:value-type="float">
            <text:p>707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4" calcext:value-type="float">
            <text:p>64</text:p>
          </table:table-cell>
          <table:table-cell office:value-type="float" office:value="63491" calcext:value-type="float">
            <text:p>63491</text:p>
          </table:table-cell>
          <table:table-cell office:value-type="float" office:value="7157" calcext:value-type="float">
            <text:p>715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4" calcext:value-type="float">
            <text:p>64</text:p>
          </table:table-cell>
          <table:table-cell office:value-type="float" office:value="63002" calcext:value-type="float">
            <text:p>63002</text:p>
          </table:table-cell>
          <table:table-cell office:value-type="float" office:value="7236" calcext:value-type="float">
            <text:p>723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4" calcext:value-type="float">
            <text:p>64</text:p>
          </table:table-cell>
          <table:table-cell office:value-type="float" office:value="63349" calcext:value-type="float">
            <text:p>63349</text:p>
          </table:table-cell>
          <table:table-cell office:value-type="float" office:value="7276" calcext:value-type="float">
            <text:p>727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4" calcext:value-type="float">
            <text:p>64</text:p>
          </table:table-cell>
          <table:table-cell office:value-type="float" office:value="62950" calcext:value-type="float">
            <text:p>62950</text:p>
          </table:table-cell>
          <table:table-cell office:value-type="float" office:value="7201" calcext:value-type="float">
            <text:p>72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63060" calcext:value-type="float">
            <text:p>63060</text:p>
          </table:table-cell>
          <table:table-cell office:value-type="float" office:value="7263" calcext:value-type="float">
            <text:p>726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4" calcext:value-type="float">
            <text:p>64</text:p>
          </table:table-cell>
          <table:table-cell office:value-type="float" office:value="63164" calcext:value-type="float">
            <text:p>63164</text:p>
          </table:table-cell>
          <table:table-cell office:value-type="float" office:value="7375" calcext:value-type="float">
            <text:p>737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4" calcext:value-type="float">
            <text:p>64</text:p>
          </table:table-cell>
          <table:table-cell office:value-type="float" office:value="62602" calcext:value-type="float">
            <text:p>62602</text:p>
          </table:table-cell>
          <table:table-cell office:value-type="float" office:value="7414" calcext:value-type="float">
            <text:p>741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4" calcext:value-type="float">
            <text:p>64</text:p>
          </table:table-cell>
          <table:table-cell office:value-type="float" office:value="63028" calcext:value-type="float">
            <text:p>63028</text:p>
          </table:table-cell>
          <table:table-cell office:value-type="float" office:value="7506" calcext:value-type="float">
            <text:p>750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4" calcext:value-type="float">
            <text:p>64</text:p>
          </table:table-cell>
          <table:table-cell office:value-type="float" office:value="63238" calcext:value-type="float">
            <text:p>63238</text:p>
          </table:table-cell>
          <table:table-cell office:value-type="float" office:value="7535" calcext:value-type="float">
            <text:p>753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4" calcext:value-type="float">
            <text:p>64</text:p>
          </table:table-cell>
          <table:table-cell office:value-type="float" office:value="63386" calcext:value-type="float">
            <text:p>63386</text:p>
          </table:table-cell>
          <table:table-cell office:value-type="float" office:value="7658" calcext:value-type="float">
            <text:p>765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4" calcext:value-type="float">
            <text:p>64</text:p>
          </table:table-cell>
          <table:table-cell office:value-type="float" office:value="63771" calcext:value-type="float">
            <text:p>63771</text:p>
          </table:table-cell>
          <table:table-cell office:value-type="float" office:value="7639" calcext:value-type="float">
            <text:p>763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4" calcext:value-type="float">
            <text:p>64</text:p>
          </table:table-cell>
          <table:table-cell office:value-type="float" office:value="63928" calcext:value-type="float">
            <text:p>63928</text:p>
          </table:table-cell>
          <table:table-cell office:value-type="float" office:value="7664" calcext:value-type="float">
            <text:p>766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4" calcext:value-type="float">
            <text:p>64</text:p>
          </table:table-cell>
          <table:table-cell office:value-type="float" office:value="64012" calcext:value-type="float">
            <text:p>64012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4" calcext:value-type="float">
            <text:p>64</text:p>
          </table:table-cell>
          <table:table-cell office:value-type="float" office:value="63931" calcext:value-type="float">
            <text:p>63931</text:p>
          </table:table-cell>
          <table:table-cell office:value-type="float" office:value="7875" calcext:value-type="float">
            <text:p>787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4" calcext:value-type="float">
            <text:p>64</text:p>
          </table:table-cell>
          <table:table-cell office:value-type="float" office:value="64186" calcext:value-type="float">
            <text:p>64186</text:p>
          </table:table-cell>
          <table:table-cell office:value-type="float" office:value="7824" calcext:value-type="float">
            <text:p>782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4" calcext:value-type="float">
            <text:p>64</text:p>
          </table:table-cell>
          <table:table-cell office:value-type="float" office:value="64340" calcext:value-type="float">
            <text:p>64340</text:p>
          </table:table-cell>
          <table:table-cell office:value-type="float" office:value="7901" calcext:value-type="float">
            <text:p>790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4" calcext:value-type="float">
            <text:p>64</text:p>
          </table:table-cell>
          <table:table-cell office:value-type="float" office:value="64710" calcext:value-type="float">
            <text:p>64710</text:p>
          </table:table-cell>
          <table:table-cell office:value-type="float" office:value="7973" calcext:value-type="float">
            <text:p>797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4" calcext:value-type="float">
            <text:p>64</text:p>
          </table:table-cell>
          <table:table-cell office:value-type="float" office:value="65159" calcext:value-type="float">
            <text:p>65159</text:p>
          </table:table-cell>
          <table:table-cell office:value-type="float" office:value="8068" calcext:value-type="float">
            <text:p>806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4" calcext:value-type="float">
            <text:p>64</text:p>
          </table:table-cell>
          <table:table-cell office:value-type="float" office:value="65361" calcext:value-type="float">
            <text:p>65361</text:p>
          </table:table-cell>
          <table:table-cell office:value-type="float" office:value="8048" calcext:value-type="float">
            <text:p>804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4" calcext:value-type="float">
            <text:p>64</text:p>
          </table:table-cell>
          <table:table-cell office:value-type="float" office:value="66058" calcext:value-type="float">
            <text:p>66058</text:p>
          </table:table-cell>
          <table:table-cell office:value-type="float" office:value="8080" calcext:value-type="float">
            <text:p>808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4" calcext:value-type="float">
            <text:p>64</text:p>
          </table:table-cell>
          <table:table-cell office:value-type="float" office:value="66904" calcext:value-type="float">
            <text:p>66904</text:p>
          </table:table-cell>
          <table:table-cell office:value-type="float" office:value="8048" calcext:value-type="float">
            <text:p>804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4" calcext:value-type="float">
            <text:p>64</text:p>
          </table:table-cell>
          <table:table-cell office:value-type="float" office:value="67181" calcext:value-type="float">
            <text:p>67181</text:p>
          </table:table-cell>
          <table:table-cell office:value-type="float" office:value="8026" calcext:value-type="float">
            <text:p>802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4" calcext:value-type="float">
            <text:p>64</text:p>
          </table:table-cell>
          <table:table-cell office:value-type="float" office:value="67740" calcext:value-type="float">
            <text:p>67740</text:p>
          </table:table-cell>
          <table:table-cell office:value-type="float" office:value="8163" calcext:value-type="float">
            <text:p>816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4" calcext:value-type="float">
            <text:p>64</text:p>
          </table:table-cell>
          <table:table-cell office:value-type="float" office:value="67681" calcext:value-type="float">
            <text:p>67681</text:p>
          </table:table-cell>
          <table:table-cell office:value-type="float" office:value="8096" calcext:value-type="float">
            <text:p>809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  <table:table-cell office:value-type="float" office:value="67932" calcext:value-type="float">
            <text:p>67932</text:p>
          </table:table-cell>
          <table:table-cell office:value-type="float" office:value="8150" calcext:value-type="float">
            <text:p>815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4" calcext:value-type="float">
            <text:p>64</text:p>
          </table:table-cell>
          <table:table-cell office:value-type="float" office:value="67963" calcext:value-type="float">
            <text:p>67963</text:p>
          </table:table-cell>
          <table:table-cell office:value-type="float" office:value="8240" calcext:value-type="float">
            <text:p>824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float" office:value="69733" calcext:value-type="float">
            <text:p>69733</text:p>
          </table:table-cell>
          <table:table-cell office:value-type="float" office:value="8259" calcext:value-type="float">
            <text:p>825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4" calcext:value-type="float">
            <text:p>64</text:p>
          </table:table-cell>
          <table:table-cell office:value-type="float" office:value="69999" calcext:value-type="float">
            <text:p>69999</text:p>
          </table:table-cell>
          <table:table-cell office:value-type="float" office:value="8274" calcext:value-type="float">
            <text:p>827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4" calcext:value-type="float">
            <text:p>64</text:p>
          </table:table-cell>
          <table:table-cell office:value-type="float" office:value="70832" calcext:value-type="float">
            <text:p>70832</text:p>
          </table:table-cell>
          <table:table-cell office:value-type="float" office:value="8222" calcext:value-type="float">
            <text:p>822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4" calcext:value-type="float">
            <text:p>64</text:p>
          </table:table-cell>
          <table:table-cell office:value-type="float" office:value="70687" calcext:value-type="float">
            <text:p>70687</text:p>
          </table:table-cell>
          <table:table-cell office:value-type="float" office:value="8191" calcext:value-type="float">
            <text:p>819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4" calcext:value-type="float">
            <text:p>64</text:p>
          </table:table-cell>
          <table:table-cell office:value-type="float" office:value="71869" calcext:value-type="float">
            <text:p>71869</text:p>
          </table:table-cell>
          <table:table-cell office:value-type="float" office:value="8231" calcext:value-type="float">
            <text:p>823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4" calcext:value-type="float">
            <text:p>64</text:p>
          </table:table-cell>
          <table:table-cell office:value-type="float" office:value="72569" calcext:value-type="float">
            <text:p>72569</text:p>
          </table:table-cell>
          <table:table-cell office:value-type="float" office:value="8285" calcext:value-type="float">
            <text:p>828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4" calcext:value-type="float">
            <text:p>64</text:p>
          </table:table-cell>
          <table:table-cell office:value-type="float" office:value="73594" calcext:value-type="float">
            <text:p>73594</text:p>
          </table:table-cell>
          <table:table-cell office:value-type="float" office:value="8322" calcext:value-type="float">
            <text:p>832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4" calcext:value-type="float">
            <text:p>64</text:p>
          </table:table-cell>
          <table:table-cell office:value-type="float" office:value="73308" calcext:value-type="float">
            <text:p>73308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4" calcext:value-type="float">
            <text:p>64</text:p>
          </table:table-cell>
          <table:table-cell office:value-type="float" office:value="73337" calcext:value-type="float">
            <text:p>73337</text:p>
          </table:table-cell>
          <table:table-cell office:value-type="float" office:value="8384" calcext:value-type="float">
            <text:p>838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4" calcext:value-type="float">
            <text:p>64</text:p>
          </table:table-cell>
          <table:table-cell office:value-type="float" office:value="74084" calcext:value-type="float">
            <text:p>74084</text:p>
          </table:table-cell>
          <table:table-cell office:value-type="float" office:value="8365" calcext:value-type="float">
            <text:p>836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4" calcext:value-type="float">
            <text:p>64</text:p>
          </table:table-cell>
          <table:table-cell office:value-type="float" office:value="74394" calcext:value-type="float">
            <text:p>74394</text:p>
          </table:table-cell>
          <table:table-cell office:value-type="float" office:value="8327" calcext:value-type="float">
            <text:p>832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4" calcext:value-type="float">
            <text:p>64</text:p>
          </table:table-cell>
          <table:table-cell office:value-type="float" office:value="75687" calcext:value-type="float">
            <text:p>75687</text:p>
          </table:table-cell>
          <table:table-cell office:value-type="float" office:value="8351" calcext:value-type="float">
            <text:p>835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4" calcext:value-type="float">
            <text:p>64</text:p>
          </table:table-cell>
          <table:table-cell office:value-type="float" office:value="76426" calcext:value-type="float">
            <text:p>76426</text:p>
          </table:table-cell>
          <table:table-cell office:value-type="float" office:value="8359" calcext:value-type="float">
            <text:p>835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4" calcext:value-type="float">
            <text:p>64</text:p>
          </table:table-cell>
          <table:table-cell office:value-type="float" office:value="76727" calcext:value-type="float">
            <text:p>76727</text:p>
          </table:table-cell>
          <table:table-cell office:value-type="float" office:value="8428" calcext:value-type="float">
            <text:p>842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4" calcext:value-type="float">
            <text:p>64</text:p>
          </table:table-cell>
          <table:table-cell office:value-type="float" office:value="77549" calcext:value-type="float">
            <text:p>77549</text:p>
          </table:table-cell>
          <table:table-cell office:value-type="float" office:value="8422" calcext:value-type="float">
            <text:p>842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4" calcext:value-type="float">
            <text:p>64</text:p>
          </table:table-cell>
          <table:table-cell office:value-type="float" office:value="77885" calcext:value-type="float">
            <text:p>77885</text:p>
          </table:table-cell>
          <table:table-cell office:value-type="float" office:value="8383" calcext:value-type="float">
            <text:p>838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4" calcext:value-type="float">
            <text:p>64</text:p>
          </table:table-cell>
          <table:table-cell office:value-type="float" office:value="79115" calcext:value-type="float">
            <text:p>79115</text:p>
          </table:table-cell>
          <table:table-cell office:value-type="float" office:value="8429" calcext:value-type="float">
            <text:p>842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4" calcext:value-type="float">
            <text:p>64</text:p>
          </table:table-cell>
          <table:table-cell office:value-type="float" office:value="80354" calcext:value-type="float">
            <text:p>80354</text:p>
          </table:table-cell>
          <table:table-cell office:value-type="float" office:value="8438" calcext:value-type="float">
            <text:p>843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80607" calcext:value-type="float">
            <text:p>80607</text:p>
          </table:table-cell>
          <table:table-cell office:value-type="float" office:value="8344" calcext:value-type="float">
            <text:p>834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4" calcext:value-type="float">
            <text:p>64</text:p>
          </table:table-cell>
          <table:table-cell office:value-type="float" office:value="81321" calcext:value-type="float">
            <text:p>81321</text:p>
          </table:table-cell>
          <table:table-cell office:value-type="float" office:value="8329" calcext:value-type="float">
            <text:p>832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4" calcext:value-type="float">
            <text:p>64</text:p>
          </table:table-cell>
          <table:table-cell office:value-type="float" office:value="82279" calcext:value-type="float">
            <text:p>82279</text:p>
          </table:table-cell>
          <table:table-cell office:value-type="float" office:value="8373" calcext:value-type="float">
            <text:p>837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4" calcext:value-type="float">
            <text:p>64</text:p>
          </table:table-cell>
          <table:table-cell office:value-type="float" office:value="82076" calcext:value-type="float">
            <text:p>82076</text:p>
          </table:table-cell>
          <table:table-cell office:value-type="float" office:value="8385" calcext:value-type="float">
            <text:p>838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4" calcext:value-type="float">
            <text:p>64</text:p>
          </table:table-cell>
          <table:table-cell office:value-type="float" office:value="83274" calcext:value-type="float">
            <text:p>83274</text:p>
          </table:table-cell>
          <table:table-cell office:value-type="float" office:value="8389" calcext:value-type="float">
            <text:p>838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4" calcext:value-type="float">
            <text:p>64</text:p>
          </table:table-cell>
          <table:table-cell office:value-type="float" office:value="83764" calcext:value-type="float">
            <text:p>83764</text:p>
          </table:table-cell>
          <table:table-cell office:value-type="float" office:value="8452" calcext:value-type="float">
            <text:p>845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4" calcext:value-type="float">
            <text:p>64</text:p>
          </table:table-cell>
          <table:table-cell office:value-type="float" office:value="84625" calcext:value-type="float">
            <text:p>84625</text:p>
          </table:table-cell>
          <table:table-cell office:value-type="float" office:value="8363" calcext:value-type="float">
            <text:p>836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4" calcext:value-type="float">
            <text:p>64</text:p>
          </table:table-cell>
          <table:table-cell office:value-type="float" office:value="85201" calcext:value-type="float">
            <text:p>85201</text:p>
          </table:table-cell>
          <table:table-cell office:value-type="float" office:value="8377" calcext:value-type="float">
            <text:p>837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4" calcext:value-type="float">
            <text:p>64</text:p>
          </table:table-cell>
          <table:table-cell office:value-type="float" office:value="85781" calcext:value-type="float">
            <text:p>85781</text:p>
          </table:table-cell>
          <table:table-cell office:value-type="float" office:value="8346" calcext:value-type="float">
            <text:p>834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4" calcext:value-type="float">
            <text:p>64</text:p>
          </table:table-cell>
          <table:table-cell office:value-type="float" office:value="86677" calcext:value-type="float">
            <text:p>86677</text:p>
          </table:table-cell>
          <table:table-cell office:value-type="float" office:value="8382" calcext:value-type="float">
            <text:p>83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86741" calcext:value-type="float">
            <text:p>86741</text:p>
          </table:table-cell>
          <table:table-cell office:value-type="float" office:value="8416" calcext:value-type="float">
            <text:p>841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4" calcext:value-type="float">
            <text:p>64</text:p>
          </table:table-cell>
          <table:table-cell office:value-type="float" office:value="88140" calcext:value-type="float">
            <text:p>88140</text:p>
          </table:table-cell>
          <table:table-cell office:value-type="float" office:value="8381" calcext:value-type="float">
            <text:p>8381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4" calcext:value-type="float">
            <text:p>64</text:p>
          </table:table-cell>
          <table:table-cell office:value-type="float" office:value="87444" calcext:value-type="float">
            <text:p>87444</text:p>
          </table:table-cell>
          <table:table-cell office:value-type="float" office:value="8346" calcext:value-type="float">
            <text:p>834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4" calcext:value-type="float">
            <text:p>64</text:p>
          </table:table-cell>
          <table:table-cell office:value-type="float" office:value="89626" calcext:value-type="float">
            <text:p>89626</text:p>
          </table:table-cell>
          <table:table-cell office:value-type="float" office:value="8369" calcext:value-type="float">
            <text:p>8369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4" calcext:value-type="float">
            <text:p>64</text:p>
          </table:table-cell>
          <table:table-cell office:value-type="float" office:value="90884" calcext:value-type="float">
            <text:p>90884</text:p>
          </table:table-cell>
          <table:table-cell office:value-type="float" office:value="8328" calcext:value-type="float">
            <text:p>832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4" calcext:value-type="float">
            <text:p>64</text:p>
          </table:table-cell>
          <table:table-cell office:value-type="float" office:value="90917" calcext:value-type="float">
            <text:p>90917</text:p>
          </table:table-cell>
          <table:table-cell office:value-type="float" office:value="8290" calcext:value-type="float">
            <text:p>829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4" calcext:value-type="float">
            <text:p>64</text:p>
          </table:table-cell>
          <table:table-cell office:value-type="float" office:value="92147" calcext:value-type="float">
            <text:p>92147</text:p>
          </table:table-cell>
          <table:table-cell office:value-type="float" office:value="8315" calcext:value-type="float">
            <text:p>831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4" calcext:value-type="float">
            <text:p>64</text:p>
          </table:table-cell>
          <table:table-cell office:value-type="float" office:value="92414" calcext:value-type="float">
            <text:p>92414</text:p>
          </table:table-cell>
          <table:table-cell office:value-type="float" office:value="8264" calcext:value-type="float">
            <text:p>826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4" calcext:value-type="float">
            <text:p>64</text:p>
          </table:table-cell>
          <table:table-cell office:value-type="float" office:value="92999" calcext:value-type="float">
            <text:p>92999</text:p>
          </table:table-cell>
          <table:table-cell office:value-type="float" office:value="8291" calcext:value-type="float">
            <text:p>8291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4" calcext:value-type="float">
            <text:p>64</text:p>
          </table:table-cell>
          <table:table-cell office:value-type="float" office:value="92363" calcext:value-type="float">
            <text:p>92363</text:p>
          </table:table-cell>
          <table:table-cell office:value-type="float" office:value="8305" calcext:value-type="float">
            <text:p>830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4" calcext:value-type="float">
            <text:p>64</text:p>
          </table:table-cell>
          <table:table-cell office:value-type="float" office:value="93263" calcext:value-type="float">
            <text:p>93263</text:p>
          </table:table-cell>
          <table:table-cell office:value-type="float" office:value="8287" calcext:value-type="float">
            <text:p>8287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4" calcext:value-type="float">
            <text:p>64</text:p>
          </table:table-cell>
          <table:table-cell office:value-type="float" office:value="95362" calcext:value-type="float">
            <text:p>95362</text:p>
          </table:table-cell>
          <table:table-cell office:value-type="float" office:value="8329" calcext:value-type="float">
            <text:p>832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4" calcext:value-type="float">
            <text:p>64</text:p>
          </table:table-cell>
          <table:table-cell office:value-type="float" office:value="98013" calcext:value-type="float">
            <text:p>98013</text:p>
          </table:table-cell>
          <table:table-cell office:value-type="float" office:value="8233" calcext:value-type="float">
            <text:p>8233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4" calcext:value-type="float">
            <text:p>64</text:p>
          </table:table-cell>
          <table:table-cell office:value-type="float" office:value="95333" calcext:value-type="float">
            <text:p>95333</text:p>
          </table:table-cell>
          <table:table-cell office:value-type="float" office:value="8229" calcext:value-type="float">
            <text:p>8229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4" calcext:value-type="float">
            <text:p>64</text:p>
          </table:table-cell>
          <table:table-cell office:value-type="float" office:value="96972" calcext:value-type="float">
            <text:p>96972</text:p>
          </table:table-cell>
          <table:table-cell office:value-type="float" office:value="8320" calcext:value-type="float">
            <text:p>832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4" calcext:value-type="float">
            <text:p>64</text:p>
          </table:table-cell>
          <table:table-cell office:value-type="float" office:value="98816" calcext:value-type="float">
            <text:p>98816</text:p>
          </table:table-cell>
          <table:table-cell office:value-type="float" office:value="8371" calcext:value-type="float">
            <text:p>837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4" calcext:value-type="float">
            <text:p>64</text:p>
          </table:table-cell>
          <table:table-cell office:value-type="float" office:value="98151" calcext:value-type="float">
            <text:p>98151</text:p>
          </table:table-cell>
          <table:table-cell office:value-type="float" office:value="8230" calcext:value-type="float">
            <text:p>823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4" calcext:value-type="float">
            <text:p>64</text:p>
          </table:table-cell>
          <table:table-cell office:value-type="float" office:value="100401" calcext:value-type="float">
            <text:p>100401</text:p>
          </table:table-cell>
          <table:table-cell office:value-type="float" office:value="8227" calcext:value-type="float">
            <text:p>822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4" calcext:value-type="float">
            <text:p>64</text:p>
          </table:table-cell>
          <table:table-cell office:value-type="float" office:value="98801" calcext:value-type="float">
            <text:p>98801</text:p>
          </table:table-cell>
          <table:table-cell office:value-type="float" office:value="8202" calcext:value-type="float">
            <text:p>8202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4" calcext:value-type="float">
            <text:p>64</text:p>
          </table:table-cell>
          <table:table-cell office:value-type="float" office:value="101685" calcext:value-type="float">
            <text:p>101685</text:p>
          </table:table-cell>
          <table:table-cell office:value-type="float" office:value="8213" calcext:value-type="float">
            <text:p>821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4" calcext:value-type="float">
            <text:p>64</text:p>
          </table:table-cell>
          <table:table-cell office:value-type="float" office:value="99943" calcext:value-type="float">
            <text:p>99943</text:p>
          </table:table-cell>
          <table:table-cell office:value-type="float" office:value="8163" calcext:value-type="float">
            <text:p>816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4" calcext:value-type="float">
            <text:p>64</text:p>
          </table:table-cell>
          <table:table-cell office:value-type="float" office:value="101186" calcext:value-type="float">
            <text:p>101186</text:p>
          </table:table-cell>
          <table:table-cell office:value-type="float" office:value="8173" calcext:value-type="float">
            <text:p>817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4" calcext:value-type="float">
            <text:p>64</text:p>
          </table:table-cell>
          <table:table-cell office:value-type="float" office:value="100699" calcext:value-type="float">
            <text:p>100699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4" calcext:value-type="float">
            <text:p>64</text:p>
          </table:table-cell>
          <table:table-cell office:value-type="float" office:value="99671" calcext:value-type="float">
            <text:p>99671</text:p>
          </table:table-cell>
          <table:table-cell office:value-type="float" office:value="8186" calcext:value-type="float">
            <text:p>818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4" calcext:value-type="float">
            <text:p>64</text:p>
          </table:table-cell>
          <table:table-cell office:value-type="float" office:value="103827" calcext:value-type="float">
            <text:p>103827</text:p>
          </table:table-cell>
          <table:table-cell office:value-type="float" office:value="8193" calcext:value-type="float">
            <text:p>819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4" calcext:value-type="float">
            <text:p>64</text:p>
          </table:table-cell>
          <table:table-cell office:value-type="float" office:value="104703" calcext:value-type="float">
            <text:p>104703</text:p>
          </table:table-cell>
          <table:table-cell office:value-type="float" office:value="8172" calcext:value-type="float">
            <text:p>817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4" calcext:value-type="float">
            <text:p>64</text:p>
          </table:table-cell>
          <table:table-cell office:value-type="float" office:value="102975" calcext:value-type="float">
            <text:p>102975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4" calcext:value-type="float">
            <text:p>64</text:p>
          </table:table-cell>
          <table:table-cell office:value-type="float" office:value="105435" calcext:value-type="float">
            <text:p>105435</text:p>
          </table:table-cell>
          <table:table-cell office:value-type="float" office:value="8215" calcext:value-type="float">
            <text:p>821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05990" calcext:value-type="float">
            <text:p>105990</text:p>
          </table:table-cell>
          <table:table-cell office:value-type="float" office:value="8201" calcext:value-type="float">
            <text:p>820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4" calcext:value-type="float">
            <text:p>64</text:p>
          </table:table-cell>
          <table:table-cell office:value-type="float" office:value="106353" calcext:value-type="float">
            <text:p>106353</text:p>
          </table:table-cell>
          <table:table-cell office:value-type="float" office:value="8242" calcext:value-type="float">
            <text:p>824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4" calcext:value-type="float">
            <text:p>64</text:p>
          </table:table-cell>
          <table:table-cell office:value-type="float" office:value="108281" calcext:value-type="float">
            <text:p>108281</text:p>
          </table:table-cell>
          <table:table-cell office:value-type="float" office:value="8242" calcext:value-type="float">
            <text:p>8242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4" calcext:value-type="float">
            <text:p>64</text:p>
          </table:table-cell>
          <table:table-cell office:value-type="float" office:value="106530" calcext:value-type="float">
            <text:p>106530</text:p>
          </table:table-cell>
          <table:table-cell office:value-type="float" office:value="8226" calcext:value-type="float">
            <text:p>822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4" calcext:value-type="float">
            <text:p>64</text:p>
          </table:table-cell>
          <table:table-cell office:value-type="float" office:value="107449" calcext:value-type="float">
            <text:p>107449</text:p>
          </table:table-cell>
          <table:table-cell office:value-type="float" office:value="8175" calcext:value-type="float">
            <text:p>817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4" calcext:value-type="float">
            <text:p>64</text:p>
          </table:table-cell>
          <table:table-cell office:value-type="float" office:value="108348" calcext:value-type="float">
            <text:p>108348</text:p>
          </table:table-cell>
          <table:table-cell office:value-type="float" office:value="8222" calcext:value-type="float">
            <text:p>8222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4" calcext:value-type="float">
            <text:p>64</text:p>
          </table:table-cell>
          <table:table-cell office:value-type="float" office:value="107626" calcext:value-type="float">
            <text:p>107626</text:p>
          </table:table-cell>
          <table:table-cell office:value-type="float" office:value="8170" calcext:value-type="float">
            <text:p>817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4" calcext:value-type="float">
            <text:p>64</text:p>
          </table:table-cell>
          <table:table-cell office:value-type="float" office:value="109115" calcext:value-type="float">
            <text:p>109115</text:p>
          </table:table-cell>
          <table:table-cell office:value-type="float" office:value="8172" calcext:value-type="float">
            <text:p>817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4" calcext:value-type="float">
            <text:p>64</text:p>
          </table:table-cell>
          <table:table-cell office:value-type="float" office:value="110452" calcext:value-type="float">
            <text:p>110452</text:p>
          </table:table-cell>
          <table:table-cell office:value-type="float" office:value="8157" calcext:value-type="float">
            <text:p>8157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4" calcext:value-type="float">
            <text:p>64</text:p>
          </table:table-cell>
          <table:table-cell office:value-type="float" office:value="108136" calcext:value-type="float">
            <text:p>108136</text:p>
          </table:table-cell>
          <table:table-cell office:value-type="float" office:value="8156" calcext:value-type="float">
            <text:p>815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4" calcext:value-type="float">
            <text:p>64</text:p>
          </table:table-cell>
          <table:table-cell office:value-type="float" office:value="111563" calcext:value-type="float">
            <text:p>111563</text:p>
          </table:table-cell>
          <table:table-cell office:value-type="float" office:value="8228" calcext:value-type="float">
            <text:p>8228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4" calcext:value-type="float">
            <text:p>64</text:p>
          </table:table-cell>
          <table:table-cell office:value-type="float" office:value="110776" calcext:value-type="float">
            <text:p>110776</text:p>
          </table:table-cell>
          <table:table-cell office:value-type="float" office:value="8146" calcext:value-type="float">
            <text:p>814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4" calcext:value-type="float">
            <text:p>64</text:p>
          </table:table-cell>
          <table:table-cell office:value-type="float" office:value="112251" calcext:value-type="float">
            <text:p>112251</text:p>
          </table:table-cell>
          <table:table-cell office:value-type="float" office:value="8182" calcext:value-type="float">
            <text:p>8182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4" calcext:value-type="float">
            <text:p>64</text:p>
          </table:table-cell>
          <table:table-cell office:value-type="float" office:value="113190" calcext:value-type="float">
            <text:p>113190</text:p>
          </table:table-cell>
          <table:table-cell office:value-type="float" office:value="8236" calcext:value-type="float">
            <text:p>8236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4" calcext:value-type="float">
            <text:p>64</text:p>
          </table:table-cell>
          <table:table-cell office:value-type="float" office:value="111071" calcext:value-type="float">
            <text:p>111071</text:p>
          </table:table-cell>
          <table:table-cell office:value-type="float" office:value="8181" calcext:value-type="float">
            <text:p>818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4" calcext:value-type="float">
            <text:p>64</text:p>
          </table:table-cell>
          <table:table-cell office:value-type="float" office:value="113790" calcext:value-type="float">
            <text:p>113790</text:p>
          </table:table-cell>
          <table:table-cell office:value-type="float" office:value="8172" calcext:value-type="float">
            <text:p>817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4" calcext:value-type="float">
            <text:p>64</text:p>
          </table:table-cell>
          <table:table-cell office:value-type="float" office:value="114221" calcext:value-type="float">
            <text:p>114221</text:p>
          </table:table-cell>
          <table:table-cell office:value-type="float" office:value="8157" calcext:value-type="float">
            <text:p>8157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4" calcext:value-type="float">
            <text:p>64</text:p>
          </table:table-cell>
          <table:table-cell office:value-type="float" office:value="113753" calcext:value-type="float">
            <text:p>113753</text:p>
          </table:table-cell>
          <table:table-cell office:value-type="float" office:value="8141" calcext:value-type="float">
            <text:p>814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4" calcext:value-type="float">
            <text:p>64</text:p>
          </table:table-cell>
          <table:table-cell office:value-type="float" office:value="114940" calcext:value-type="float">
            <text:p>114940</text:p>
          </table:table-cell>
          <table:table-cell office:value-type="float" office:value="8118" calcext:value-type="float">
            <text:p>8118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4" calcext:value-type="float">
            <text:p>64</text:p>
          </table:table-cell>
          <table:table-cell office:value-type="float" office:value="115983" calcext:value-type="float">
            <text:p>115983</text:p>
          </table:table-cell>
          <table:table-cell office:value-type="float" office:value="8057" calcext:value-type="float">
            <text:p>805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4" calcext:value-type="float">
            <text:p>64</text:p>
          </table:table-cell>
          <table:table-cell office:value-type="float" office:value="117335" calcext:value-type="float">
            <text:p>117335</text:p>
          </table:table-cell>
          <table:table-cell office:value-type="float" office:value="8039" calcext:value-type="float">
            <text:p>8039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4" calcext:value-type="float">
            <text:p>64</text:p>
          </table:table-cell>
          <table:table-cell office:value-type="float" office:value="116653" calcext:value-type="float">
            <text:p>116653</text:p>
          </table:table-cell>
          <table:table-cell office:value-type="float" office:value="8115" calcext:value-type="float">
            <text:p>811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4" calcext:value-type="float">
            <text:p>64</text:p>
          </table:table-cell>
          <table:table-cell office:value-type="float" office:value="116156" calcext:value-type="float">
            <text:p>116156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4" calcext:value-type="float">
            <text:p>64</text:p>
          </table:table-cell>
          <table:table-cell office:value-type="float" office:value="118415" calcext:value-type="float">
            <text:p>118415</text:p>
          </table:table-cell>
          <table:table-cell office:value-type="float" office:value="8019" calcext:value-type="float">
            <text:p>801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4" calcext:value-type="float">
            <text:p>64</text:p>
          </table:table-cell>
          <table:table-cell office:value-type="float" office:value="117895" calcext:value-type="float">
            <text:p>117895</text:p>
          </table:table-cell>
          <table:table-cell office:value-type="float" office:value="8015" calcext:value-type="float">
            <text:p>8015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4" calcext:value-type="float">
            <text:p>64</text:p>
          </table:table-cell>
          <table:table-cell office:value-type="float" office:value="118545" calcext:value-type="float">
            <text:p>118545</text:p>
          </table:table-cell>
          <table:table-cell office:value-type="float" office:value="8044" calcext:value-type="float">
            <text:p>8044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4" calcext:value-type="float">
            <text:p>64</text:p>
          </table:table-cell>
          <table:table-cell office:value-type="float" office:value="119042" calcext:value-type="float">
            <text:p>119042</text:p>
          </table:table-cell>
          <table:table-cell office:value-type="float" office:value="8025" calcext:value-type="float">
            <text:p>802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4" calcext:value-type="float">
            <text:p>64</text:p>
          </table:table-cell>
          <table:table-cell office:value-type="float" office:value="119065" calcext:value-type="float">
            <text:p>119065</text:p>
          </table:table-cell>
          <table:table-cell office:value-type="float" office:value="8030" calcext:value-type="float">
            <text:p>803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4" calcext:value-type="float">
            <text:p>64</text:p>
          </table:table-cell>
          <table:table-cell office:value-type="float" office:value="119017" calcext:value-type="float">
            <text:p>119017</text:p>
          </table:table-cell>
          <table:table-cell office:value-type="float" office:value="8031" calcext:value-type="float">
            <text:p>8031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4" calcext:value-type="float">
            <text:p>64</text:p>
          </table:table-cell>
          <table:table-cell office:value-type="float" office:value="122185" calcext:value-type="float">
            <text:p>122185</text:p>
          </table:table-cell>
          <table:table-cell office:value-type="float" office:value="8018" calcext:value-type="float">
            <text:p>8018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4" calcext:value-type="float">
            <text:p>64</text:p>
          </table:table-cell>
          <table:table-cell office:value-type="float" office:value="120508" calcext:value-type="float">
            <text:p>120508</text:p>
          </table:table-cell>
          <table:table-cell office:value-type="float" office:value="8005" calcext:value-type="float">
            <text:p>8005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4" calcext:value-type="float">
            <text:p>64</text:p>
          </table:table-cell>
          <table:table-cell office:value-type="float" office:value="121398" calcext:value-type="float">
            <text:p>121398</text:p>
          </table:table-cell>
          <table:table-cell office:value-type="float" office:value="7987" calcext:value-type="float">
            <text:p>798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4" calcext:value-type="float">
            <text:p>64</text:p>
          </table:table-cell>
          <table:table-cell office:value-type="float" office:value="120933" calcext:value-type="float">
            <text:p>120933</text:p>
          </table:table-cell>
          <table:table-cell office:value-type="float" office:value="8027" calcext:value-type="float">
            <text:p>802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4" calcext:value-type="float">
            <text:p>64</text:p>
          </table:table-cell>
          <table:table-cell office:value-type="float" office:value="121369" calcext:value-type="float">
            <text:p>121369</text:p>
          </table:table-cell>
          <table:table-cell office:value-type="float" office:value="8005" calcext:value-type="float">
            <text:p>8005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4" calcext:value-type="float">
            <text:p>64</text:p>
          </table:table-cell>
          <table:table-cell office:value-type="float" office:value="121723" calcext:value-type="float">
            <text:p>121723</text:p>
          </table:table-cell>
          <table:table-cell office:value-type="float" office:value="8010" calcext:value-type="float">
            <text:p>801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4" calcext:value-type="float">
            <text:p>64</text:p>
          </table:table-cell>
          <table:table-cell office:value-type="float" office:value="122275" calcext:value-type="float">
            <text:p>122275</text:p>
          </table:table-cell>
          <table:table-cell office:value-type="float" office:value="7922" calcext:value-type="float">
            <text:p>7922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4" calcext:value-type="float">
            <text:p>64</text:p>
          </table:table-cell>
          <table:table-cell office:value-type="float" office:value="120823" calcext:value-type="float">
            <text:p>120823</text:p>
          </table:table-cell>
          <table:table-cell office:value-type="float" office:value="7973" calcext:value-type="float">
            <text:p>7973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4" calcext:value-type="float">
            <text:p>64</text:p>
          </table:table-cell>
          <table:table-cell office:value-type="float" office:value="125113" calcext:value-type="float">
            <text:p>125113</text:p>
          </table:table-cell>
          <table:table-cell office:value-type="float" office:value="7933" calcext:value-type="float">
            <text:p>7933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4" calcext:value-type="float">
            <text:p>64</text:p>
          </table:table-cell>
          <table:table-cell office:value-type="float" office:value="121544" calcext:value-type="float">
            <text:p>121544</text:p>
          </table:table-cell>
          <table:table-cell office:value-type="float" office:value="7910" calcext:value-type="float">
            <text:p>791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4" calcext:value-type="float">
            <text:p>64</text:p>
          </table:table-cell>
          <table:table-cell office:value-type="float" office:value="123820" calcext:value-type="float">
            <text:p>123820</text:p>
          </table:table-cell>
          <table:table-cell office:value-type="float" office:value="7950" calcext:value-type="float">
            <text:p>795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4" calcext:value-type="float">
            <text:p>64</text:p>
          </table:table-cell>
          <table:table-cell office:value-type="float" office:value="125892" calcext:value-type="float">
            <text:p>125892</text:p>
          </table:table-cell>
          <table:table-cell office:value-type="float" office:value="7896" calcext:value-type="float">
            <text:p>7896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4" calcext:value-type="float">
            <text:p>64</text:p>
          </table:table-cell>
          <table:table-cell office:value-type="float" office:value="123984" calcext:value-type="float">
            <text:p>123984</text:p>
          </table:table-cell>
          <table:table-cell office:value-type="float" office:value="7946" calcext:value-type="float">
            <text:p>794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4" calcext:value-type="float">
            <text:p>64</text:p>
          </table:table-cell>
          <table:table-cell office:value-type="float" office:value="126182" calcext:value-type="float">
            <text:p>126182</text:p>
          </table:table-cell>
          <table:table-cell office:value-type="float" office:value="7889" calcext:value-type="float">
            <text:p>7889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4" calcext:value-type="float">
            <text:p>64</text:p>
          </table:table-cell>
          <table:table-cell office:value-type="float" office:value="123970" calcext:value-type="float">
            <text:p>123970</text:p>
          </table:table-cell>
          <table:table-cell office:value-type="float" office:value="7956" calcext:value-type="float">
            <text:p>7956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4" calcext:value-type="float">
            <text:p>64</text:p>
          </table:table-cell>
          <table:table-cell office:value-type="float" office:value="124086" calcext:value-type="float">
            <text:p>124086</text:p>
          </table:table-cell>
          <table:table-cell office:value-type="float" office:value="7922" calcext:value-type="float">
            <text:p>7922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4" calcext:value-type="float">
            <text:p>64</text:p>
          </table:table-cell>
          <table:table-cell office:value-type="float" office:value="125281" calcext:value-type="float">
            <text:p>125281</text:p>
          </table:table-cell>
          <table:table-cell office:value-type="float" office:value="7960" calcext:value-type="float">
            <text:p>796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4" calcext:value-type="float">
            <text:p>64</text:p>
          </table:table-cell>
          <table:table-cell office:value-type="float" office:value="129777" calcext:value-type="float">
            <text:p>129777</text:p>
          </table:table-cell>
          <table:table-cell office:value-type="float" office:value="7861" calcext:value-type="float">
            <text:p>786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4" calcext:value-type="float">
            <text:p>64</text:p>
          </table:table-cell>
          <table:table-cell office:value-type="float" office:value="128785" calcext:value-type="float">
            <text:p>128785</text:p>
          </table:table-cell>
          <table:table-cell office:value-type="float" office:value="7967" calcext:value-type="float">
            <text:p>796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float" office:value="128864" calcext:value-type="float">
            <text:p>128864</text:p>
          </table:table-cell>
          <table:table-cell office:value-type="float" office:value="7901" calcext:value-type="float">
            <text:p>7901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4" calcext:value-type="float">
            <text:p>64</text:p>
          </table:table-cell>
          <table:table-cell office:value-type="float" office:value="127440" calcext:value-type="float">
            <text:p>127440</text:p>
          </table:table-cell>
          <table:table-cell office:value-type="float" office:value="7897" calcext:value-type="float">
            <text:p>7897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4" calcext:value-type="float">
            <text:p>64</text:p>
          </table:table-cell>
          <table:table-cell office:value-type="float" office:value="128805" calcext:value-type="float">
            <text:p>128805</text:p>
          </table:table-cell>
          <table:table-cell office:value-type="float" office:value="7950" calcext:value-type="float">
            <text:p>795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4" calcext:value-type="float">
            <text:p>64</text:p>
          </table:table-cell>
          <table:table-cell office:value-type="float" office:value="125513" calcext:value-type="float">
            <text:p>125513</text:p>
          </table:table-cell>
          <table:table-cell office:value-type="float" office:value="7881" calcext:value-type="float">
            <text:p>788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4" calcext:value-type="float">
            <text:p>64</text:p>
          </table:table-cell>
          <table:table-cell office:value-type="float" office:value="129963" calcext:value-type="float">
            <text:p>129963</text:p>
          </table:table-cell>
          <table:table-cell office:value-type="float" office:value="7789" calcext:value-type="float">
            <text:p>7789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4" calcext:value-type="float">
            <text:p>64</text:p>
          </table:table-cell>
          <table:table-cell office:value-type="float" office:value="127000" calcext:value-type="float">
            <text:p>127000</text:p>
          </table:table-cell>
          <table:table-cell office:value-type="float" office:value="7852" calcext:value-type="float">
            <text:p>785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4" calcext:value-type="float">
            <text:p>64</text:p>
          </table:table-cell>
          <table:table-cell office:value-type="float" office:value="128424" calcext:value-type="float">
            <text:p>128424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4" calcext:value-type="float">
            <text:p>64</text:p>
          </table:table-cell>
          <table:table-cell office:value-type="float" office:value="130330" calcext:value-type="float">
            <text:p>130330</text:p>
          </table:table-cell>
          <table:table-cell office:value-type="float" office:value="7825" calcext:value-type="float">
            <text:p>782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4" calcext:value-type="float">
            <text:p>64</text:p>
          </table:table-cell>
          <table:table-cell office:value-type="float" office:value="128513" calcext:value-type="float">
            <text:p>128513</text:p>
          </table:table-cell>
          <table:table-cell office:value-type="float" office:value="7803" calcext:value-type="float">
            <text:p>780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4" calcext:value-type="float">
            <text:p>64</text:p>
          </table:table-cell>
          <table:table-cell office:value-type="float" office:value="130921" calcext:value-type="float">
            <text:p>130921</text:p>
          </table:table-cell>
          <table:table-cell office:value-type="float" office:value="7801" calcext:value-type="float">
            <text:p>780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4" calcext:value-type="float">
            <text:p>64</text:p>
          </table:table-cell>
          <table:table-cell office:value-type="float" office:value="132820" calcext:value-type="float">
            <text:p>132820</text:p>
          </table:table-cell>
          <table:table-cell office:value-type="float" office:value="7821" calcext:value-type="float">
            <text:p>7821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4" calcext:value-type="float">
            <text:p>64</text:p>
          </table:table-cell>
          <table:table-cell office:value-type="float" office:value="131194" calcext:value-type="float">
            <text:p>131194</text:p>
          </table:table-cell>
          <table:table-cell office:value-type="float" office:value="7831" calcext:value-type="float">
            <text:p>7831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4" calcext:value-type="float">
            <text:p>64</text:p>
          </table:table-cell>
          <table:table-cell office:value-type="float" office:value="132435" calcext:value-type="float">
            <text:p>132435</text:p>
          </table:table-cell>
          <table:table-cell office:value-type="float" office:value="7823" calcext:value-type="float">
            <text:p>7823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4" calcext:value-type="float">
            <text:p>64</text:p>
          </table:table-cell>
          <table:table-cell office:value-type="float" office:value="131796" calcext:value-type="float">
            <text:p>131796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4" calcext:value-type="float">
            <text:p>64</text:p>
          </table:table-cell>
          <table:table-cell office:value-type="float" office:value="132522" calcext:value-type="float">
            <text:p>132522</text:p>
          </table:table-cell>
          <table:table-cell office:value-type="float" office:value="7886" calcext:value-type="float">
            <text:p>7886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4" calcext:value-type="float">
            <text:p>64</text:p>
          </table:table-cell>
          <table:table-cell office:value-type="float" office:value="133284" calcext:value-type="float">
            <text:p>133284</text:p>
          </table:table-cell>
          <table:table-cell office:value-type="float" office:value="7833" calcext:value-type="float">
            <text:p>7833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4" calcext:value-type="float">
            <text:p>64</text:p>
          </table:table-cell>
          <table:table-cell office:value-type="float" office:value="130824" calcext:value-type="float">
            <text:p>130824</text:p>
          </table:table-cell>
          <table:table-cell office:value-type="float" office:value="7683" calcext:value-type="float">
            <text:p>7683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4" calcext:value-type="float">
            <text:p>64</text:p>
          </table:table-cell>
          <table:table-cell office:value-type="float" office:value="132378" calcext:value-type="float">
            <text:p>132378</text:p>
          </table:table-cell>
          <table:table-cell office:value-type="float" office:value="7682" calcext:value-type="float">
            <text:p>7682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4" calcext:value-type="float">
            <text:p>64</text:p>
          </table:table-cell>
          <table:table-cell office:value-type="float" office:value="133809" calcext:value-type="float">
            <text:p>133809</text:p>
          </table:table-cell>
          <table:table-cell office:value-type="float" office:value="7592" calcext:value-type="float">
            <text:p>759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4" calcext:value-type="float">
            <text:p>64</text:p>
          </table:table-cell>
          <table:table-cell office:value-type="float" office:value="132305" calcext:value-type="float">
            <text:p>132305</text:p>
          </table:table-cell>
          <table:table-cell office:value-type="float" office:value="7666" calcext:value-type="float">
            <text:p>766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4" calcext:value-type="float">
            <text:p>64</text:p>
          </table:table-cell>
          <table:table-cell office:value-type="float" office:value="132059" calcext:value-type="float">
            <text:p>132059</text:p>
          </table:table-cell>
          <table:table-cell office:value-type="float" office:value="7568" calcext:value-type="float">
            <text:p>7568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4" calcext:value-type="float">
            <text:p>64</text:p>
          </table:table-cell>
          <table:table-cell office:value-type="float" office:value="136294" calcext:value-type="float">
            <text:p>136294</text:p>
          </table:table-cell>
          <table:table-cell office:value-type="float" office:value="7626" calcext:value-type="float">
            <text:p>762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4" calcext:value-type="float">
            <text:p>64</text:p>
          </table:table-cell>
          <table:table-cell office:value-type="float" office:value="136188" calcext:value-type="float">
            <text:p>136188</text:p>
          </table:table-cell>
          <table:table-cell office:value-type="float" office:value="7638" calcext:value-type="float">
            <text:p>763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4" calcext:value-type="float">
            <text:p>64</text:p>
          </table:table-cell>
          <table:table-cell office:value-type="float" office:value="134056" calcext:value-type="float">
            <text:p>134056</text:p>
          </table:table-cell>
          <table:table-cell office:value-type="float" office:value="7628" calcext:value-type="float">
            <text:p>76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136371" calcext:value-type="float">
            <text:p>136371</text:p>
          </table:table-cell>
          <table:table-cell office:value-type="float" office:value="7598" calcext:value-type="float">
            <text:p>759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4" calcext:value-type="float">
            <text:p>64</text:p>
          </table:table-cell>
          <table:table-cell office:value-type="float" office:value="136536" calcext:value-type="float">
            <text:p>136536</text:p>
          </table:table-cell>
          <table:table-cell office:value-type="float" office:value="7703" calcext:value-type="float">
            <text:p>770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4" calcext:value-type="float">
            <text:p>64</text:p>
          </table:table-cell>
          <table:table-cell office:value-type="float" office:value="137256" calcext:value-type="float">
            <text:p>137256</text:p>
          </table:table-cell>
          <table:table-cell office:value-type="float" office:value="7627" calcext:value-type="float">
            <text:p>762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64" calcext:value-type="float">
            <text:p>64</text:p>
          </table:table-cell>
          <table:table-cell office:value-type="float" office:value="138306" calcext:value-type="float">
            <text:p>138306</text:p>
          </table:table-cell>
          <table:table-cell office:value-type="float" office:value="7537" calcext:value-type="float">
            <text:p>7537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64" calcext:value-type="float">
            <text:p>64</text:p>
          </table:table-cell>
          <table:table-cell office:value-type="float" office:value="137936" calcext:value-type="float">
            <text:p>137936</text:p>
          </table:table-cell>
          <table:table-cell office:value-type="float" office:value="7501" calcext:value-type="float">
            <text:p>750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64" calcext:value-type="float">
            <text:p>64</text:p>
          </table:table-cell>
          <table:table-cell office:value-type="float" office:value="136733" calcext:value-type="float">
            <text:p>136733</text:p>
          </table:table-cell>
          <table:table-cell office:value-type="float" office:value="7586" calcext:value-type="float">
            <text:p>7586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64" calcext:value-type="float">
            <text:p>64</text:p>
          </table:table-cell>
          <table:table-cell office:value-type="float" office:value="138492" calcext:value-type="float">
            <text:p>138492</text:p>
          </table:table-cell>
          <table:table-cell office:value-type="float" office:value="7597" calcext:value-type="float">
            <text:p>7597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64" calcext:value-type="float">
            <text:p>64</text:p>
          </table:table-cell>
          <table:table-cell office:value-type="float" office:value="137285" calcext:value-type="float">
            <text:p>137285</text:p>
          </table:table-cell>
          <table:table-cell office:value-type="float" office:value="7576" calcext:value-type="float">
            <text:p>7576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64" calcext:value-type="float">
            <text:p>64</text:p>
          </table:table-cell>
          <table:table-cell office:value-type="float" office:value="139145" calcext:value-type="float">
            <text:p>139145</text:p>
          </table:table-cell>
          <table:table-cell office:value-type="float" office:value="7531" calcext:value-type="float">
            <text:p>7531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64" calcext:value-type="float">
            <text:p>64</text:p>
          </table:table-cell>
          <table:table-cell office:value-type="float" office:value="136888" calcext:value-type="float">
            <text:p>136888</text:p>
          </table:table-cell>
          <table:table-cell office:value-type="float" office:value="7566" calcext:value-type="float">
            <text:p>756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4" calcext:value-type="float">
            <text:p>64</text:p>
          </table:table-cell>
          <table:table-cell office:value-type="float" office:value="134975" calcext:value-type="float">
            <text:p>134975</text:p>
          </table:table-cell>
          <table:table-cell office:value-type="float" office:value="7532" calcext:value-type="float">
            <text:p>7532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64" calcext:value-type="float">
            <text:p>64</text:p>
          </table:table-cell>
          <table:table-cell office:value-type="float" office:value="137237" calcext:value-type="float">
            <text:p>137237</text:p>
          </table:table-cell>
          <table:table-cell office:value-type="float" office:value="7463" calcext:value-type="float">
            <text:p>7463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64" calcext:value-type="float">
            <text:p>64</text:p>
          </table:table-cell>
          <table:table-cell office:value-type="float" office:value="140952" calcext:value-type="float">
            <text:p>140952</text:p>
          </table:table-cell>
          <table:table-cell office:value-type="float" office:value="7493" calcext:value-type="float">
            <text:p>7493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64" calcext:value-type="float">
            <text:p>64</text:p>
          </table:table-cell>
          <table:table-cell office:value-type="float" office:value="137213" calcext:value-type="float">
            <text:p>137213</text:p>
          </table:table-cell>
          <table:table-cell office:value-type="float" office:value="7492" calcext:value-type="float">
            <text:p>7492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64" calcext:value-type="float">
            <text:p>64</text:p>
          </table:table-cell>
          <table:table-cell office:value-type="float" office:value="138874" calcext:value-type="float">
            <text:p>138874</text:p>
          </table:table-cell>
          <table:table-cell office:value-type="float" office:value="7477" calcext:value-type="float">
            <text:p>7477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64" calcext:value-type="float">
            <text:p>64</text:p>
          </table:table-cell>
          <table:table-cell office:value-type="float" office:value="139784" calcext:value-type="float">
            <text:p>139784</text:p>
          </table:table-cell>
          <table:table-cell office:value-type="float" office:value="7471" calcext:value-type="float">
            <text:p>7471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64" calcext:value-type="float">
            <text:p>64</text:p>
          </table:table-cell>
          <table:table-cell office:value-type="float" office:value="142179" calcext:value-type="float">
            <text:p>142179</text:p>
          </table:table-cell>
          <table:table-cell office:value-type="float" office:value="7373" calcext:value-type="float">
            <text:p>7373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64" calcext:value-type="float">
            <text:p>64</text:p>
          </table:table-cell>
          <table:table-cell office:value-type="float" office:value="138394" calcext:value-type="float">
            <text:p>138394</text:p>
          </table:table-cell>
          <table:table-cell office:value-type="float" office:value="7470" calcext:value-type="float">
            <text:p>747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64" calcext:value-type="float">
            <text:p>64</text:p>
          </table:table-cell>
          <table:table-cell office:value-type="float" office:value="139219" calcext:value-type="float">
            <text:p>139219</text:p>
          </table:table-cell>
          <table:table-cell office:value-type="float" office:value="7459" calcext:value-type="float">
            <text:p>7459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64" calcext:value-type="float">
            <text:p>64</text:p>
          </table:table-cell>
          <table:table-cell office:value-type="float" office:value="139687" calcext:value-type="float">
            <text:p>139687</text:p>
          </table:table-cell>
          <table:table-cell office:value-type="float" office:value="7414" calcext:value-type="float">
            <text:p>741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4" calcext:value-type="float">
            <text:p>64</text:p>
          </table:table-cell>
          <table:table-cell office:value-type="float" office:value="140093" calcext:value-type="float">
            <text:p>140093</text:p>
          </table:table-cell>
          <table:table-cell office:value-type="float" office:value="7491" calcext:value-type="float">
            <text:p>7491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64" calcext:value-type="float">
            <text:p>64</text:p>
          </table:table-cell>
          <table:table-cell office:value-type="float" office:value="140104" calcext:value-type="float">
            <text:p>140104</text:p>
          </table:table-cell>
          <table:table-cell office:value-type="float" office:value="7465" calcext:value-type="float">
            <text:p>746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64" calcext:value-type="float">
            <text:p>64</text:p>
          </table:table-cell>
          <table:table-cell office:value-type="float" office:value="141658" calcext:value-type="float">
            <text:p>141658</text:p>
          </table:table-cell>
          <table:table-cell office:value-type="float" office:value="7482" calcext:value-type="float">
            <text:p>7482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64" calcext:value-type="float">
            <text:p>64</text:p>
          </table:table-cell>
          <table:table-cell office:value-type="float" office:value="141257" calcext:value-type="float">
            <text:p>141257</text:p>
          </table:table-cell>
          <table:table-cell office:value-type="float" office:value="7419" calcext:value-type="float">
            <text:p>7419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64" calcext:value-type="float">
            <text:p>64</text:p>
          </table:table-cell>
          <table:table-cell office:value-type="float" office:value="145599" calcext:value-type="float">
            <text:p>145599</text:p>
          </table:table-cell>
          <table:table-cell office:value-type="float" office:value="7364" calcext:value-type="float">
            <text:p>7364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4" calcext:value-type="float">
            <text:p>64</text:p>
          </table:table-cell>
          <table:table-cell office:value-type="float" office:value="140955" calcext:value-type="float">
            <text:p>140955</text:p>
          </table:table-cell>
          <table:table-cell office:value-type="float" office:value="7372" calcext:value-type="float">
            <text:p>7372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64" calcext:value-type="float">
            <text:p>64</text:p>
          </table:table-cell>
          <table:table-cell office:value-type="float" office:value="140530" calcext:value-type="float">
            <text:p>140530</text:p>
          </table:table-cell>
          <table:table-cell office:value-type="float" office:value="7365" calcext:value-type="float">
            <text:p>7365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64" calcext:value-type="float">
            <text:p>64</text:p>
          </table:table-cell>
          <table:table-cell office:value-type="float" office:value="145292" calcext:value-type="float">
            <text:p>145292</text:p>
          </table:table-cell>
          <table:table-cell office:value-type="float" office:value="7389" calcext:value-type="float">
            <text:p>7389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64" calcext:value-type="float">
            <text:p>64</text:p>
          </table:table-cell>
          <table:table-cell office:value-type="float" office:value="144404" calcext:value-type="float">
            <text:p>144404</text:p>
          </table:table-cell>
          <table:table-cell office:value-type="float" office:value="7344" calcext:value-type="float">
            <text:p>7344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64" calcext:value-type="float">
            <text:p>64</text:p>
          </table:table-cell>
          <table:table-cell office:value-type="float" office:value="144141" calcext:value-type="float">
            <text:p>144141</text:p>
          </table:table-cell>
          <table:table-cell office:value-type="float" office:value="7503" calcext:value-type="float">
            <text:p>750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4" calcext:value-type="float">
            <text:p>64</text:p>
          </table:table-cell>
          <table:table-cell office:value-type="float" office:value="145062" calcext:value-type="float">
            <text:p>145062</text:p>
          </table:table-cell>
          <table:table-cell office:value-type="float" office:value="7575" calcext:value-type="float">
            <text:p>7575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64" calcext:value-type="float">
            <text:p>64</text:p>
          </table:table-cell>
          <table:table-cell office:value-type="float" office:value="144533" calcext:value-type="float">
            <text:p>144533</text:p>
          </table:table-cell>
          <table:table-cell office:value-type="float" office:value="7408" calcext:value-type="float">
            <text:p>7408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64" calcext:value-type="float">
            <text:p>64</text:p>
          </table:table-cell>
          <table:table-cell office:value-type="float" office:value="143191" calcext:value-type="float">
            <text:p>143191</text:p>
          </table:table-cell>
          <table:table-cell office:value-type="float" office:value="7377" calcext:value-type="float">
            <text:p>7377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64" calcext:value-type="float">
            <text:p>64</text:p>
          </table:table-cell>
          <table:table-cell office:value-type="float" office:value="143902" calcext:value-type="float">
            <text:p>143902</text:p>
          </table:table-cell>
          <table:table-cell office:value-type="float" office:value="7332" calcext:value-type="float">
            <text:p>7332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64" calcext:value-type="float">
            <text:p>64</text:p>
          </table:table-cell>
          <table:table-cell office:value-type="float" office:value="144762" calcext:value-type="float">
            <text:p>144762</text:p>
          </table:table-cell>
          <table:table-cell office:value-type="float" office:value="7348" calcext:value-type="float">
            <text:p>7348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64" calcext:value-type="float">
            <text:p>64</text:p>
          </table:table-cell>
          <table:table-cell office:value-type="float" office:value="143095" calcext:value-type="float">
            <text:p>143095</text:p>
          </table:table-cell>
          <table:table-cell office:value-type="float" office:value="7372" calcext:value-type="float">
            <text:p>7372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64" calcext:value-type="float">
            <text:p>64</text:p>
          </table:table-cell>
          <table:table-cell office:value-type="float" office:value="142893" calcext:value-type="float">
            <text:p>142893</text:p>
          </table:table-cell>
          <table:table-cell office:value-type="float" office:value="7324" calcext:value-type="float">
            <text:p>7324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64" calcext:value-type="float">
            <text:p>64</text:p>
          </table:table-cell>
          <table:table-cell office:value-type="float" office:value="143992" calcext:value-type="float">
            <text:p>143992</text:p>
          </table:table-cell>
          <table:table-cell office:value-type="float" office:value="7337" calcext:value-type="float">
            <text:p>7337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64" calcext:value-type="float">
            <text:p>64</text:p>
          </table:table-cell>
          <table:table-cell office:value-type="float" office:value="145988" calcext:value-type="float">
            <text:p>145988</text:p>
          </table:table-cell>
          <table:table-cell office:value-type="float" office:value="7326" calcext:value-type="float">
            <text:p>7326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64" calcext:value-type="float">
            <text:p>64</text:p>
          </table:table-cell>
          <table:table-cell office:value-type="float" office:value="144139" calcext:value-type="float">
            <text:p>144139</text:p>
          </table:table-cell>
          <table:table-cell office:value-type="float" office:value="7315" calcext:value-type="float">
            <text:p>731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4" calcext:value-type="float">
            <text:p>64</text:p>
          </table:table-cell>
          <table:table-cell office:value-type="float" office:value="144926" calcext:value-type="float">
            <text:p>144926</text:p>
          </table:table-cell>
          <table:table-cell office:value-type="float" office:value="7347" calcext:value-type="float">
            <text:p>7347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64" calcext:value-type="float">
            <text:p>64</text:p>
          </table:table-cell>
          <table:table-cell office:value-type="float" office:value="145908" calcext:value-type="float">
            <text:p>145908</text:p>
          </table:table-cell>
          <table:table-cell office:value-type="float" office:value="7390" calcext:value-type="float">
            <text:p>739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64" calcext:value-type="float">
            <text:p>64</text:p>
          </table:table-cell>
          <table:table-cell office:value-type="float" office:value="146770" calcext:value-type="float">
            <text:p>146770</text:p>
          </table:table-cell>
          <table:table-cell office:value-type="float" office:value="7261" calcext:value-type="float">
            <text:p>7261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4" calcext:value-type="float">
            <text:p>64</text:p>
          </table:table-cell>
          <table:table-cell office:value-type="float" office:value="145660" calcext:value-type="float">
            <text:p>145660</text:p>
          </table:table-cell>
          <table:table-cell office:value-type="float" office:value="7333" calcext:value-type="float">
            <text:p>7333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64" calcext:value-type="float">
            <text:p>64</text:p>
          </table:table-cell>
          <table:table-cell office:value-type="float" office:value="146639" calcext:value-type="float">
            <text:p>146639</text:p>
          </table:table-cell>
          <table:table-cell office:value-type="float" office:value="7286" calcext:value-type="float">
            <text:p>7286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64" calcext:value-type="float">
            <text:p>64</text:p>
          </table:table-cell>
          <table:table-cell office:value-type="float" office:value="144952" calcext:value-type="float">
            <text:p>144952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64" calcext:value-type="float">
            <text:p>64</text:p>
          </table:table-cell>
          <table:table-cell office:value-type="float" office:value="144860" calcext:value-type="float">
            <text:p>144860</text:p>
          </table:table-cell>
          <table:table-cell office:value-type="float" office:value="7310" calcext:value-type="float">
            <text:p>7310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64" calcext:value-type="float">
            <text:p>64</text:p>
          </table:table-cell>
          <table:table-cell office:value-type="float" office:value="146341" calcext:value-type="float">
            <text:p>146341</text:p>
          </table:table-cell>
          <table:table-cell office:value-type="float" office:value="7355" calcext:value-type="float">
            <text:p>7355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64" calcext:value-type="float">
            <text:p>64</text:p>
          </table:table-cell>
          <table:table-cell office:value-type="float" office:value="147960" calcext:value-type="float">
            <text:p>147960</text:p>
          </table:table-cell>
          <table:table-cell office:value-type="float" office:value="7329" calcext:value-type="float">
            <text:p>7329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64" calcext:value-type="float">
            <text:p>64</text:p>
          </table:table-cell>
          <table:table-cell office:value-type="float" office:value="148012" calcext:value-type="float">
            <text:p>148012</text:p>
          </table:table-cell>
          <table:table-cell office:value-type="float" office:value="7281" calcext:value-type="float">
            <text:p>728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4" calcext:value-type="float">
            <text:p>64</text:p>
          </table:table-cell>
          <table:table-cell office:value-type="float" office:value="150402" calcext:value-type="float">
            <text:p>150402</text:p>
          </table:table-cell>
          <table:table-cell office:value-type="float" office:value="7324" calcext:value-type="float">
            <text:p>7324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64" calcext:value-type="float">
            <text:p>64</text:p>
          </table:table-cell>
          <table:table-cell office:value-type="float" office:value="150284" calcext:value-type="float">
            <text:p>150284</text:p>
          </table:table-cell>
          <table:table-cell office:value-type="float" office:value="7355" calcext:value-type="float">
            <text:p>7355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64" calcext:value-type="float">
            <text:p>64</text:p>
          </table:table-cell>
          <table:table-cell office:value-type="float" office:value="145808" calcext:value-type="float">
            <text:p>145808</text:p>
          </table:table-cell>
          <table:table-cell office:value-type="float" office:value="7313" calcext:value-type="float">
            <text:p>7313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4" calcext:value-type="float">
            <text:p>64</text:p>
          </table:table-cell>
          <table:table-cell office:value-type="float" office:value="148841" calcext:value-type="float">
            <text:p>148841</text:p>
          </table:table-cell>
          <table:table-cell office:value-type="float" office:value="7252" calcext:value-type="float">
            <text:p>7252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64" calcext:value-type="float">
            <text:p>64</text:p>
          </table:table-cell>
          <table:table-cell office:value-type="float" office:value="147818" calcext:value-type="float">
            <text:p>147818</text:p>
          </table:table-cell>
          <table:table-cell office:value-type="float" office:value="7349" calcext:value-type="float">
            <text:p>7349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64" calcext:value-type="float">
            <text:p>64</text:p>
          </table:table-cell>
          <table:table-cell office:value-type="float" office:value="148457" calcext:value-type="float">
            <text:p>148457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64" calcext:value-type="float">
            <text:p>64</text:p>
          </table:table-cell>
          <table:table-cell office:value-type="float" office:value="148531" calcext:value-type="float">
            <text:p>148531</text:p>
          </table:table-cell>
          <table:table-cell office:value-type="float" office:value="7273" calcext:value-type="float">
            <text:p>7273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64" calcext:value-type="float">
            <text:p>64</text:p>
          </table:table-cell>
          <table:table-cell office:value-type="float" office:value="149401" calcext:value-type="float">
            <text:p>149401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64" calcext:value-type="float">
            <text:p>64</text:p>
          </table:table-cell>
          <table:table-cell office:value-type="float" office:value="147204" calcext:value-type="float">
            <text:p>147204</text:p>
          </table:table-cell>
          <table:table-cell office:value-type="float" office:value="7269" calcext:value-type="float">
            <text:p>7269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64" calcext:value-type="float">
            <text:p>64</text:p>
          </table:table-cell>
          <table:table-cell office:value-type="float" office:value="151545" calcext:value-type="float">
            <text:p>151545</text:p>
          </table:table-cell>
          <table:table-cell office:value-type="float" office:value="7272" calcext:value-type="float">
            <text:p>727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4" calcext:value-type="float">
            <text:p>64</text:p>
          </table:table-cell>
          <table:table-cell office:value-type="float" office:value="151636" calcext:value-type="float">
            <text:p>151636</text:p>
          </table:table-cell>
          <table:table-cell office:value-type="float" office:value="7310" calcext:value-type="float">
            <text:p>731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64" calcext:value-type="float">
            <text:p>64</text:p>
          </table:table-cell>
          <table:table-cell office:value-type="float" office:value="144498" calcext:value-type="float">
            <text:p>144498</text:p>
          </table:table-cell>
          <table:table-cell office:value-type="float" office:value="7152" calcext:value-type="float">
            <text:p>7152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64" calcext:value-type="float">
            <text:p>64</text:p>
          </table:table-cell>
          <table:table-cell office:value-type="float" office:value="147992" calcext:value-type="float">
            <text:p>147992</text:p>
          </table:table-cell>
          <table:table-cell office:value-type="float" office:value="7341" calcext:value-type="float">
            <text:p>7341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64" calcext:value-type="float">
            <text:p>64</text:p>
          </table:table-cell>
          <table:table-cell office:value-type="float" office:value="153521" calcext:value-type="float">
            <text:p>153521</text:p>
          </table:table-cell>
          <table:table-cell office:value-type="float" office:value="7259" calcext:value-type="float">
            <text:p>7259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64" calcext:value-type="float">
            <text:p>64</text:p>
          </table:table-cell>
          <table:table-cell office:value-type="float" office:value="148376" calcext:value-type="float">
            <text:p>148376</text:p>
          </table:table-cell>
          <table:table-cell office:value-type="float" office:value="7284" calcext:value-type="float">
            <text:p>7284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64" calcext:value-type="float">
            <text:p>64</text:p>
          </table:table-cell>
          <table:table-cell office:value-type="float" office:value="150417" calcext:value-type="float">
            <text:p>150417</text:p>
          </table:table-cell>
          <table:table-cell office:value-type="float" office:value="7274" calcext:value-type="float">
            <text:p>7274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64" calcext:value-type="float">
            <text:p>64</text:p>
          </table:table-cell>
          <table:table-cell office:value-type="float" office:value="153160" calcext:value-type="float">
            <text:p>153160</text:p>
          </table:table-cell>
          <table:table-cell office:value-type="float" office:value="7320" calcext:value-type="float">
            <text:p>7320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64" calcext:value-type="float">
            <text:p>64</text:p>
          </table:table-cell>
          <table:table-cell office:value-type="float" office:value="150833" calcext:value-type="float">
            <text:p>150833</text:p>
          </table:table-cell>
          <table:table-cell office:value-type="float" office:value="7318" calcext:value-type="float">
            <text:p>7318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64" calcext:value-type="float">
            <text:p>64</text:p>
          </table:table-cell>
          <table:table-cell office:value-type="float" office:value="150673" calcext:value-type="float">
            <text:p>150673</text:p>
          </table:table-cell>
          <table:table-cell office:value-type="float" office:value="7273" calcext:value-type="float">
            <text:p>7273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64" calcext:value-type="float">
            <text:p>64</text:p>
          </table:table-cell>
          <table:table-cell office:value-type="float" office:value="152463" calcext:value-type="float">
            <text:p>152463</text:p>
          </table:table-cell>
          <table:table-cell office:value-type="float" office:value="7280" calcext:value-type="float">
            <text:p>728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4" calcext:value-type="float">
            <text:p>64</text:p>
          </table:table-cell>
          <table:table-cell office:value-type="float" office:value="151369" calcext:value-type="float">
            <text:p>151369</text:p>
          </table:table-cell>
          <table:table-cell office:value-type="float" office:value="7209" calcext:value-type="float">
            <text:p>7209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64" calcext:value-type="float">
            <text:p>64</text:p>
          </table:table-cell>
          <table:table-cell office:value-type="float" office:value="150699" calcext:value-type="float">
            <text:p>150699</text:p>
          </table:table-cell>
          <table:table-cell office:value-type="float" office:value="7235" calcext:value-type="float">
            <text:p>7235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64" calcext:value-type="float">
            <text:p>64</text:p>
          </table:table-cell>
          <table:table-cell office:value-type="float" office:value="149027" calcext:value-type="float">
            <text:p>149027</text:p>
          </table:table-cell>
          <table:table-cell office:value-type="float" office:value="7236" calcext:value-type="float">
            <text:p>7236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64" calcext:value-type="float">
            <text:p>64</text:p>
          </table:table-cell>
          <table:table-cell office:value-type="float" office:value="151976" calcext:value-type="float">
            <text:p>151976</text:p>
          </table:table-cell>
          <table:table-cell office:value-type="float" office:value="7252" calcext:value-type="float">
            <text:p>7252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64" calcext:value-type="float">
            <text:p>64</text:p>
          </table:table-cell>
          <table:table-cell office:value-type="float" office:value="150658" calcext:value-type="float">
            <text:p>150658</text:p>
          </table:table-cell>
          <table:table-cell office:value-type="float" office:value="7196" calcext:value-type="float">
            <text:p>7196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64" calcext:value-type="float">
            <text:p>64</text:p>
          </table:table-cell>
          <table:table-cell office:value-type="float" office:value="152147" calcext:value-type="float">
            <text:p>152147</text:p>
          </table:table-cell>
          <table:table-cell office:value-type="float" office:value="7262" calcext:value-type="float">
            <text:p>7262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64" calcext:value-type="float">
            <text:p>64</text:p>
          </table:table-cell>
          <table:table-cell office:value-type="float" office:value="152107" calcext:value-type="float">
            <text:p>152107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64" calcext:value-type="float">
            <text:p>64</text:p>
          </table:table-cell>
          <table:table-cell office:value-type="float" office:value="151724" calcext:value-type="float">
            <text:p>151724</text:p>
          </table:table-cell>
          <table:table-cell office:value-type="float" office:value="7191" calcext:value-type="float">
            <text:p>7191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64" calcext:value-type="float">
            <text:p>64</text:p>
          </table:table-cell>
          <table:table-cell office:value-type="float" office:value="152360" calcext:value-type="float">
            <text:p>152360</text:p>
          </table:table-cell>
          <table:table-cell office:value-type="float" office:value="7245" calcext:value-type="float">
            <text:p>7245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64" calcext:value-type="float">
            <text:p>64</text:p>
          </table:table-cell>
          <table:table-cell office:value-type="float" office:value="154859" calcext:value-type="float">
            <text:p>154859</text:p>
          </table:table-cell>
          <table:table-cell office:value-type="float" office:value="7241" calcext:value-type="float">
            <text:p>724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4" calcext:value-type="float">
            <text:p>64</text:p>
          </table:table-cell>
          <table:table-cell office:value-type="float" office:value="154440" calcext:value-type="float">
            <text:p>154440</text:p>
          </table:table-cell>
          <table:table-cell office:value-type="float" office:value="7145" calcext:value-type="float">
            <text:p>7145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64" calcext:value-type="float">
            <text:p>64</text:p>
          </table:table-cell>
          <table:table-cell office:value-type="float" office:value="154468" calcext:value-type="float">
            <text:p>154468</text:p>
          </table:table-cell>
          <table:table-cell office:value-type="float" office:value="7232" calcext:value-type="float">
            <text:p>7232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64" calcext:value-type="float">
            <text:p>64</text:p>
          </table:table-cell>
          <table:table-cell office:value-type="float" office:value="155446" calcext:value-type="float">
            <text:p>155446</text:p>
          </table:table-cell>
          <table:table-cell office:value-type="float" office:value="7261" calcext:value-type="float">
            <text:p>7261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64" calcext:value-type="float">
            <text:p>64</text:p>
          </table:table-cell>
          <table:table-cell office:value-type="float" office:value="153119" calcext:value-type="float">
            <text:p>153119</text:p>
          </table:table-cell>
          <table:table-cell office:value-type="float" office:value="7234" calcext:value-type="float">
            <text:p>7234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64" calcext:value-type="float">
            <text:p>64</text:p>
          </table:table-cell>
          <table:table-cell office:value-type="float" office:value="154700" calcext:value-type="float">
            <text:p>154700</text:p>
          </table:table-cell>
          <table:table-cell office:value-type="float" office:value="7233" calcext:value-type="float">
            <text:p>7233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64" calcext:value-type="float">
            <text:p>64</text:p>
          </table:table-cell>
          <table:table-cell office:value-type="float" office:value="158151" calcext:value-type="float">
            <text:p>158151</text:p>
          </table:table-cell>
          <table:table-cell office:value-type="float" office:value="7210" calcext:value-type="float">
            <text:p>721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64" calcext:value-type="float">
            <text:p>64</text:p>
          </table:table-cell>
          <table:table-cell office:value-type="float" office:value="153978" calcext:value-type="float">
            <text:p>153978</text:p>
          </table:table-cell>
          <table:table-cell office:value-type="float" office:value="7222" calcext:value-type="float">
            <text:p>7222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64" calcext:value-type="float">
            <text:p>64</text:p>
          </table:table-cell>
          <table:table-cell office:value-type="float" office:value="154696" calcext:value-type="float">
            <text:p>154696</text:p>
          </table:table-cell>
          <table:table-cell office:value-type="float" office:value="7213" calcext:value-type="float">
            <text:p>7213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64" calcext:value-type="float">
            <text:p>64</text:p>
          </table:table-cell>
          <table:table-cell office:value-type="float" office:value="154840" calcext:value-type="float">
            <text:p>154840</text:p>
          </table:table-cell>
          <table:table-cell office:value-type="float" office:value="7188" calcext:value-type="float">
            <text:p>7188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64" calcext:value-type="float">
            <text:p>64</text:p>
          </table:table-cell>
          <table:table-cell office:value-type="float" office:value="154754" calcext:value-type="float">
            <text:p>154754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4" calcext:value-type="float">
            <text:p>64</text:p>
          </table:table-cell>
          <table:table-cell office:value-type="float" office:value="155113" calcext:value-type="float">
            <text:p>155113</text:p>
          </table:table-cell>
          <table:table-cell office:value-type="float" office:value="7152" calcext:value-type="float">
            <text:p>7152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64" calcext:value-type="float">
            <text:p>64</text:p>
          </table:table-cell>
          <table:table-cell office:value-type="float" office:value="154762" calcext:value-type="float">
            <text:p>154762</text:p>
          </table:table-cell>
          <table:table-cell office:value-type="float" office:value="7160" calcext:value-type="float">
            <text:p>7160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64" calcext:value-type="float">
            <text:p>64</text:p>
          </table:table-cell>
          <table:table-cell office:value-type="float" office:value="153751" calcext:value-type="float">
            <text:p>153751</text:p>
          </table:table-cell>
          <table:table-cell office:value-type="float" office:value="7172" calcext:value-type="float">
            <text:p>7172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64" calcext:value-type="float">
            <text:p>64</text:p>
          </table:table-cell>
          <table:table-cell office:value-type="float" office:value="153249" calcext:value-type="float">
            <text:p>153249</text:p>
          </table:table-cell>
          <table:table-cell office:value-type="float" office:value="7169" calcext:value-type="float">
            <text:p>7169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64" calcext:value-type="float">
            <text:p>64</text:p>
          </table:table-cell>
          <table:table-cell office:value-type="float" office:value="157292" calcext:value-type="float">
            <text:p>157292</text:p>
          </table:table-cell>
          <table:table-cell office:value-type="float" office:value="7159" calcext:value-type="float">
            <text:p>7159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64" calcext:value-type="float">
            <text:p>64</text:p>
          </table:table-cell>
          <table:table-cell office:value-type="float" office:value="154312" calcext:value-type="float">
            <text:p>154312</text:p>
          </table:table-cell>
          <table:table-cell office:value-type="float" office:value="7129" calcext:value-type="float">
            <text:p>7129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64" calcext:value-type="float">
            <text:p>64</text:p>
          </table:table-cell>
          <table:table-cell office:value-type="float" office:value="157696" calcext:value-type="float">
            <text:p>157696</text:p>
          </table:table-cell>
          <table:table-cell office:value-type="float" office:value="7165" calcext:value-type="float">
            <text:p>7165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64" calcext:value-type="float">
            <text:p>64</text:p>
          </table:table-cell>
          <table:table-cell office:value-type="float" office:value="156910" calcext:value-type="float">
            <text:p>156910</text:p>
          </table:table-cell>
          <table:table-cell office:value-type="float" office:value="7201" calcext:value-type="float">
            <text:p>7201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64" calcext:value-type="float">
            <text:p>64</text:p>
          </table:table-cell>
          <table:table-cell office:value-type="float" office:value="156247" calcext:value-type="float">
            <text:p>156247</text:p>
          </table:table-cell>
          <table:table-cell office:value-type="float" office:value="7259" calcext:value-type="float">
            <text:p>7259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64" calcext:value-type="float">
            <text:p>64</text:p>
          </table:table-cell>
          <table:table-cell office:value-type="float" office:value="155250" calcext:value-type="float">
            <text:p>155250</text:p>
          </table:table-cell>
          <table:table-cell office:value-type="float" office:value="7138" calcext:value-type="float">
            <text:p>713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4" calcext:value-type="float">
            <text:p>64</text:p>
          </table:table-cell>
          <table:table-cell office:value-type="float" office:value="155886" calcext:value-type="float">
            <text:p>155886</text:p>
          </table:table-cell>
          <table:table-cell office:value-type="float" office:value="7179" calcext:value-type="float">
            <text:p>7179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64" calcext:value-type="float">
            <text:p>64</text:p>
          </table:table-cell>
          <table:table-cell office:value-type="float" office:value="158291" calcext:value-type="float">
            <text:p>158291</text:p>
          </table:table-cell>
          <table:table-cell office:value-type="float" office:value="7156" calcext:value-type="float">
            <text:p>7156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64" calcext:value-type="float">
            <text:p>64</text:p>
          </table:table-cell>
          <table:table-cell office:value-type="float" office:value="159388" calcext:value-type="float">
            <text:p>159388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64" calcext:value-type="float">
            <text:p>64</text:p>
          </table:table-cell>
          <table:table-cell office:value-type="float" office:value="158247" calcext:value-type="float">
            <text:p>158247</text:p>
          </table:table-cell>
          <table:table-cell office:value-type="float" office:value="7162" calcext:value-type="float">
            <text:p>7162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64" calcext:value-type="float">
            <text:p>64</text:p>
          </table:table-cell>
          <table:table-cell office:value-type="float" office:value="157339" calcext:value-type="float">
            <text:p>157339</text:p>
          </table:table-cell>
          <table:table-cell office:value-type="float" office:value="7127" calcext:value-type="float">
            <text:p>7127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64" calcext:value-type="float">
            <text:p>64</text:p>
          </table:table-cell>
          <table:table-cell office:value-type="float" office:value="156179" calcext:value-type="float">
            <text:p>156179</text:p>
          </table:table-cell>
          <table:table-cell office:value-type="float" office:value="7103" calcext:value-type="float">
            <text:p>7103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64" calcext:value-type="float">
            <text:p>64</text:p>
          </table:table-cell>
          <table:table-cell office:value-type="float" office:value="155883" calcext:value-type="float">
            <text:p>155883</text:p>
          </table:table-cell>
          <table:table-cell office:value-type="float" office:value="7082" calcext:value-type="float">
            <text:p>7082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64" calcext:value-type="float">
            <text:p>64</text:p>
          </table:table-cell>
          <table:table-cell office:value-type="float" office:value="159869" calcext:value-type="float">
            <text:p>159869</text:p>
          </table:table-cell>
          <table:table-cell office:value-type="float" office:value="7119" calcext:value-type="float">
            <text:p>7119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64" calcext:value-type="float">
            <text:p>64</text:p>
          </table:table-cell>
          <table:table-cell office:value-type="float" office:value="157852" calcext:value-type="float">
            <text:p>157852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64" calcext:value-type="float">
            <text:p>64</text:p>
          </table:table-cell>
          <table:table-cell office:value-type="float" office:value="157773" calcext:value-type="float">
            <text:p>157773</text:p>
          </table:table-cell>
          <table:table-cell office:value-type="float" office:value="7109" calcext:value-type="float">
            <text:p>7109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" calcext:value-type="float">
            <text:p>64</text:p>
          </table:table-cell>
          <table:table-cell office:value-type="float" office:value="158493" calcext:value-type="float">
            <text:p>158493</text:p>
          </table:table-cell>
          <table:table-cell office:value-type="float" office:value="7128" calcext:value-type="float">
            <text:p>7128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64" calcext:value-type="float">
            <text:p>64</text:p>
          </table:table-cell>
          <table:table-cell office:value-type="float" office:value="156355" calcext:value-type="float">
            <text:p>156355</text:p>
          </table:table-cell>
          <table:table-cell office:value-type="float" office:value="7121" calcext:value-type="float">
            <text:p>71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" calcext:value-type="float">
            <text:p>64</text:p>
          </table:table-cell>
          <table:table-cell office:value-type="float" office:value="158422" calcext:value-type="float">
            <text:p>158422</text:p>
          </table:table-cell>
          <table:table-cell office:value-type="float" office:value="7048" calcext:value-type="float">
            <text:p>7048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64" calcext:value-type="float">
            <text:p>64</text:p>
          </table:table-cell>
          <table:table-cell office:value-type="float" office:value="156699" calcext:value-type="float">
            <text:p>156699</text:p>
          </table:table-cell>
          <table:table-cell office:value-type="float" office:value="7187" calcext:value-type="float">
            <text:p>7187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64" calcext:value-type="float">
            <text:p>64</text:p>
          </table:table-cell>
          <table:table-cell office:value-type="float" office:value="160215" calcext:value-type="float">
            <text:p>160215</text:p>
          </table:table-cell>
          <table:table-cell office:value-type="float" office:value="7128" calcext:value-type="float">
            <text:p>712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64" calcext:value-type="float">
            <text:p>64</text:p>
          </table:table-cell>
          <table:table-cell office:value-type="float" office:value="158807" calcext:value-type="float">
            <text:p>158807</text:p>
          </table:table-cell>
          <table:table-cell office:value-type="float" office:value="7052" calcext:value-type="float">
            <text:p>7052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64" calcext:value-type="float">
            <text:p>64</text:p>
          </table:table-cell>
          <table:table-cell office:value-type="float" office:value="159256" calcext:value-type="float">
            <text:p>159256</text:p>
          </table:table-cell>
          <table:table-cell office:value-type="float" office:value="7051" calcext:value-type="float">
            <text:p>7051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64" calcext:value-type="float">
            <text:p>64</text:p>
          </table:table-cell>
          <table:table-cell office:value-type="float" office:value="161289" calcext:value-type="float">
            <text:p>161289</text:p>
          </table:table-cell>
          <table:table-cell office:value-type="float" office:value="7106" calcext:value-type="float">
            <text:p>7106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64" calcext:value-type="float">
            <text:p>64</text:p>
          </table:table-cell>
          <table:table-cell office:value-type="float" office:value="160636" calcext:value-type="float">
            <text:p>160636</text:p>
          </table:table-cell>
          <table:table-cell office:value-type="float" office:value="7091" calcext:value-type="float">
            <text:p>7091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64" calcext:value-type="float">
            <text:p>64</text:p>
          </table:table-cell>
          <table:table-cell office:value-type="float" office:value="158762" calcext:value-type="float">
            <text:p>158762</text:p>
          </table:table-cell>
          <table:table-cell office:value-type="float" office:value="7108" calcext:value-type="float">
            <text:p>710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4" calcext:value-type="float">
            <text:p>64</text:p>
          </table:table-cell>
          <table:table-cell office:value-type="float" office:value="157957" calcext:value-type="float">
            <text:p>157957</text:p>
          </table:table-cell>
          <table:table-cell office:value-type="float" office:value="7023" calcext:value-type="float">
            <text:p>7023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64" calcext:value-type="float">
            <text:p>64</text:p>
          </table:table-cell>
          <table:table-cell office:value-type="float" office:value="160998" calcext:value-type="float">
            <text:p>160998</text:p>
          </table:table-cell>
          <table:table-cell office:value-type="float" office:value="7063" calcext:value-type="float">
            <text:p>7063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64" calcext:value-type="float">
            <text:p>64</text:p>
          </table:table-cell>
          <table:table-cell office:value-type="float" office:value="161218" calcext:value-type="float">
            <text:p>161218</text:p>
          </table:table-cell>
          <table:table-cell office:value-type="float" office:value="7038" calcext:value-type="float">
            <text:p>7038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64" calcext:value-type="float">
            <text:p>64</text:p>
          </table:table-cell>
          <table:table-cell office:value-type="float" office:value="160494" calcext:value-type="float">
            <text:p>160494</text:p>
          </table:table-cell>
          <table:table-cell office:value-type="float" office:value="7034" calcext:value-type="float">
            <text:p>7034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64" calcext:value-type="float">
            <text:p>64</text:p>
          </table:table-cell>
          <table:table-cell office:value-type="float" office:value="162849" calcext:value-type="float">
            <text:p>162849</text:p>
          </table:table-cell>
          <table:table-cell office:value-type="float" office:value="7138" calcext:value-type="float">
            <text:p>7138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64" calcext:value-type="float">
            <text:p>64</text:p>
          </table:table-cell>
          <table:table-cell office:value-type="float" office:value="160078" calcext:value-type="float">
            <text:p>160078</text:p>
          </table:table-cell>
          <table:table-cell office:value-type="float" office:value="7065" calcext:value-type="float">
            <text:p>7065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64" calcext:value-type="float">
            <text:p>64</text:p>
          </table:table-cell>
          <table:table-cell office:value-type="float" office:value="160165" calcext:value-type="float">
            <text:p>160165</text:p>
          </table:table-cell>
          <table:table-cell office:value-type="float" office:value="7023" calcext:value-type="float">
            <text:p>7023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64" calcext:value-type="float">
            <text:p>64</text:p>
          </table:table-cell>
          <table:table-cell office:value-type="float" office:value="161679" calcext:value-type="float">
            <text:p>161679</text:p>
          </table:table-cell>
          <table:table-cell office:value-type="float" office:value="7069" calcext:value-type="float">
            <text:p>7069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64" calcext:value-type="float">
            <text:p>64</text:p>
          </table:table-cell>
          <table:table-cell office:value-type="float" office:value="160587" calcext:value-type="float">
            <text:p>160587</text:p>
          </table:table-cell>
          <table:table-cell office:value-type="float" office:value="7106" calcext:value-type="float">
            <text:p>7106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64" calcext:value-type="float">
            <text:p>64</text:p>
          </table:table-cell>
          <table:table-cell office:value-type="float" office:value="158493" calcext:value-type="float">
            <text:p>158493</text:p>
          </table:table-cell>
          <table:table-cell office:value-type="float" office:value="7092" calcext:value-type="float">
            <text:p>709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4" calcext:value-type="float">
            <text:p>64</text:p>
          </table:table-cell>
          <table:table-cell office:value-type="float" office:value="160883" calcext:value-type="float">
            <text:p>160883</text:p>
          </table:table-cell>
          <table:table-cell office:value-type="float" office:value="7041" calcext:value-type="float">
            <text:p>7041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64" calcext:value-type="float">
            <text:p>64</text:p>
          </table:table-cell>
          <table:table-cell office:value-type="float" office:value="161037" calcext:value-type="float">
            <text:p>161037</text:p>
          </table:table-cell>
          <table:table-cell office:value-type="float" office:value="7061" calcext:value-type="float">
            <text:p>7061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64" calcext:value-type="float">
            <text:p>64</text:p>
          </table:table-cell>
          <table:table-cell office:value-type="float" office:value="160962" calcext:value-type="float">
            <text:p>160962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64" calcext:value-type="float">
            <text:p>64</text:p>
          </table:table-cell>
          <table:table-cell office:value-type="float" office:value="162059" calcext:value-type="float">
            <text:p>162059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64" calcext:value-type="float">
            <text:p>64</text:p>
          </table:table-cell>
          <table:table-cell office:value-type="float" office:value="164760" calcext:value-type="float">
            <text:p>164760</text:p>
          </table:table-cell>
          <table:table-cell office:value-type="float" office:value="7067" calcext:value-type="float">
            <text:p>7067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64" calcext:value-type="float">
            <text:p>64</text:p>
          </table:table-cell>
          <table:table-cell office:value-type="float" office:value="161105" calcext:value-type="float">
            <text:p>161105</text:p>
          </table:table-cell>
          <table:table-cell office:value-type="float" office:value="7031" calcext:value-type="float">
            <text:p>7031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64" calcext:value-type="float">
            <text:p>64</text:p>
          </table:table-cell>
          <table:table-cell office:value-type="float" office:value="163676" calcext:value-type="float">
            <text:p>163676</text:p>
          </table:table-cell>
          <table:table-cell office:value-type="float" office:value="7024" calcext:value-type="float">
            <text:p>7024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64" calcext:value-type="float">
            <text:p>64</text:p>
          </table:table-cell>
          <table:table-cell office:value-type="float" office:value="163607" calcext:value-type="float">
            <text:p>163607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64" calcext:value-type="float">
            <text:p>64</text:p>
          </table:table-cell>
          <table:table-cell office:value-type="float" office:value="162503" calcext:value-type="float">
            <text:p>162503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64" calcext:value-type="float">
            <text:p>64</text:p>
          </table:table-cell>
          <table:table-cell office:value-type="float" office:value="162098" calcext:value-type="float">
            <text:p>162098</text:p>
          </table:table-cell>
          <table:table-cell office:value-type="float" office:value="7026" calcext:value-type="float">
            <text:p>702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4" calcext:value-type="float">
            <text:p>64</text:p>
          </table:table-cell>
          <table:table-cell office:value-type="float" office:value="161648" calcext:value-type="float">
            <text:p>161648</text:p>
          </table:table-cell>
          <table:table-cell office:value-type="float" office:value="6975" calcext:value-type="float">
            <text:p>6975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64" calcext:value-type="float">
            <text:p>64</text:p>
          </table:table-cell>
          <table:table-cell office:value-type="float" office:value="160976" calcext:value-type="float">
            <text:p>160976</text:p>
          </table:table-cell>
          <table:table-cell office:value-type="float" office:value="7059" calcext:value-type="float">
            <text:p>7059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64" calcext:value-type="float">
            <text:p>64</text:p>
          </table:table-cell>
          <table:table-cell office:value-type="float" office:value="165323" calcext:value-type="float">
            <text:p>165323</text:p>
          </table:table-cell>
          <table:table-cell office:value-type="float" office:value="7083" calcext:value-type="float">
            <text:p>7083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64" calcext:value-type="float">
            <text:p>64</text:p>
          </table:table-cell>
          <table:table-cell office:value-type="float" office:value="161565" calcext:value-type="float">
            <text:p>161565</text:p>
          </table:table-cell>
          <table:table-cell office:value-type="float" office:value="7016" calcext:value-type="float">
            <text:p>7016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64" calcext:value-type="float">
            <text:p>64</text:p>
          </table:table-cell>
          <table:table-cell office:value-type="float" office:value="160853" calcext:value-type="float">
            <text:p>160853</text:p>
          </table:table-cell>
          <table:table-cell office:value-type="float" office:value="7046" calcext:value-type="float">
            <text:p>7046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64" calcext:value-type="float">
            <text:p>64</text:p>
          </table:table-cell>
          <table:table-cell office:value-type="float" office:value="160895" calcext:value-type="float">
            <text:p>160895</text:p>
          </table:table-cell>
          <table:table-cell office:value-type="float" office:value="6997" calcext:value-type="float">
            <text:p>6997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64" calcext:value-type="float">
            <text:p>64</text:p>
          </table:table-cell>
          <table:table-cell office:value-type="float" office:value="161809" calcext:value-type="float">
            <text:p>16180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64" calcext:value-type="float">
            <text:p>64</text:p>
          </table:table-cell>
          <table:table-cell office:value-type="float" office:value="161782" calcext:value-type="float">
            <text:p>161782</text:p>
          </table:table-cell>
          <table:table-cell office:value-type="float" office:value="7014" calcext:value-type="float">
            <text:p>7014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64" calcext:value-type="float">
            <text:p>64</text:p>
          </table:table-cell>
          <table:table-cell office:value-type="float" office:value="166818" calcext:value-type="float">
            <text:p>166818</text:p>
          </table:table-cell>
          <table:table-cell office:value-type="float" office:value="6875" calcext:value-type="float">
            <text:p>6875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64" calcext:value-type="float">
            <text:p>64</text:p>
          </table:table-cell>
          <table:table-cell office:value-type="float" office:value="165320" calcext:value-type="float">
            <text:p>165320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4" calcext:value-type="float">
            <text:p>64</text:p>
          </table:table-cell>
          <table:table-cell office:value-type="float" office:value="163999" calcext:value-type="float">
            <text:p>163999</text:p>
          </table:table-cell>
          <table:table-cell office:value-type="float" office:value="6984" calcext:value-type="float">
            <text:p>6984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64" calcext:value-type="float">
            <text:p>64</text:p>
          </table:table-cell>
          <table:table-cell office:value-type="float" office:value="163632" calcext:value-type="float">
            <text:p>163632</text:p>
          </table:table-cell>
          <table:table-cell office:value-type="float" office:value="7038" calcext:value-type="float">
            <text:p>7038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64" calcext:value-type="float">
            <text:p>64</text:p>
          </table:table-cell>
          <table:table-cell office:value-type="float" office:value="164056" calcext:value-type="float">
            <text:p>164056</text:p>
          </table:table-cell>
          <table:table-cell office:value-type="float" office:value="6927" calcext:value-type="float">
            <text:p>6927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64" calcext:value-type="float">
            <text:p>64</text:p>
          </table:table-cell>
          <table:table-cell office:value-type="float" office:value="163607" calcext:value-type="float">
            <text:p>163607</text:p>
          </table:table-cell>
          <table:table-cell office:value-type="float" office:value="6996" calcext:value-type="float">
            <text:p>6996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64" calcext:value-type="float">
            <text:p>64</text:p>
          </table:table-cell>
          <table:table-cell office:value-type="float" office:value="162502" calcext:value-type="float">
            <text:p>162502</text:p>
          </table:table-cell>
          <table:table-cell office:value-type="float" office:value="7004" calcext:value-type="float">
            <text:p>7004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64" calcext:value-type="float">
            <text:p>64</text:p>
          </table:table-cell>
          <table:table-cell office:value-type="float" office:value="163929" calcext:value-type="float">
            <text:p>163929</text:p>
          </table:table-cell>
          <table:table-cell office:value-type="float" office:value="6995" calcext:value-type="float">
            <text:p>6995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64" calcext:value-type="float">
            <text:p>64</text:p>
          </table:table-cell>
          <table:table-cell office:value-type="float" office:value="164547" calcext:value-type="float">
            <text:p>164547</text:p>
          </table:table-cell>
          <table:table-cell office:value-type="float" office:value="6958" calcext:value-type="float">
            <text:p>6958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64" calcext:value-type="float">
            <text:p>64</text:p>
          </table:table-cell>
          <table:table-cell office:value-type="float" office:value="166371" calcext:value-type="float">
            <text:p>166371</text:p>
          </table:table-cell>
          <table:table-cell office:value-type="float" office:value="6988" calcext:value-type="float">
            <text:p>6988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64" calcext:value-type="float">
            <text:p>64</text:p>
          </table:table-cell>
          <table:table-cell office:value-type="float" office:value="161803" calcext:value-type="float">
            <text:p>161803</text:p>
          </table:table-cell>
          <table:table-cell office:value-type="float" office:value="7002" calcext:value-type="float">
            <text:p>7002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64" calcext:value-type="float">
            <text:p>64</text:p>
          </table:table-cell>
          <table:table-cell office:value-type="float" office:value="164235" calcext:value-type="float">
            <text:p>164235</text:p>
          </table:table-cell>
          <table:table-cell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4" calcext:value-type="float">
            <text:p>64</text:p>
          </table:table-cell>
          <table:table-cell office:value-type="float" office:value="164556" calcext:value-type="float">
            <text:p>164556</text:p>
          </table:table-cell>
          <table:table-cell office:value-type="float" office:value="6947" calcext:value-type="float">
            <text:p>6947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64" calcext:value-type="float">
            <text:p>64</text:p>
          </table:table-cell>
          <table:table-cell office:value-type="float" office:value="167342" calcext:value-type="float">
            <text:p>167342</text:p>
          </table:table-cell>
          <table:table-cell office:value-type="float" office:value="6945" calcext:value-type="float">
            <text:p>6945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64" calcext:value-type="float">
            <text:p>64</text:p>
          </table:table-cell>
          <table:table-cell office:value-type="float" office:value="162217" calcext:value-type="float">
            <text:p>162217</text:p>
          </table:table-cell>
          <table:table-cell office:value-type="float" office:value="6939" calcext:value-type="float">
            <text:p>6939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64" calcext:value-type="float">
            <text:p>64</text:p>
          </table:table-cell>
          <table:table-cell office:value-type="float" office:value="165701" calcext:value-type="float">
            <text:p>165701</text:p>
          </table:table-cell>
          <table:table-cell office:value-type="float" office:value="7027" calcext:value-type="float">
            <text:p>7027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64" calcext:value-type="float">
            <text:p>64</text:p>
          </table:table-cell>
          <table:table-cell office:value-type="float" office:value="162937" calcext:value-type="float">
            <text:p>162937</text:p>
          </table:table-cell>
          <table:table-cell office:value-type="float" office:value="6971" calcext:value-type="float">
            <text:p>6971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64" calcext:value-type="float">
            <text:p>64</text:p>
          </table:table-cell>
          <table:table-cell office:value-type="float" office:value="163627" calcext:value-type="float">
            <text:p>163627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64" calcext:value-type="float">
            <text:p>64</text:p>
          </table:table-cell>
          <table:table-cell office:value-type="float" office:value="164390" calcext:value-type="float">
            <text:p>164390</text:p>
          </table:table-cell>
          <table:table-cell office:value-type="float" office:value="6903" calcext:value-type="float">
            <text:p>6903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64" calcext:value-type="float">
            <text:p>64</text:p>
          </table:table-cell>
          <table:table-cell office:value-type="float" office:value="164711" calcext:value-type="float">
            <text:p>164711</text:p>
          </table:table-cell>
          <table:table-cell office:value-type="float" office:value="6923" calcext:value-type="float">
            <text:p>6923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64" calcext:value-type="float">
            <text:p>64</text:p>
          </table:table-cell>
          <table:table-cell office:value-type="float" office:value="165437" calcext:value-type="float">
            <text:p>165437</text:p>
          </table:table-cell>
          <table:table-cell office:value-type="float" office:value="6922" calcext:value-type="float">
            <text:p>6922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64" calcext:value-type="float">
            <text:p>64</text:p>
          </table:table-cell>
          <table:table-cell office:value-type="float" office:value="165271" calcext:value-type="float">
            <text:p>165271</text:p>
          </table:table-cell>
          <table:table-cell office:value-type="float" office:value="7022" calcext:value-type="float">
            <text:p>702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4" calcext:value-type="float">
            <text:p>64</text:p>
          </table:table-cell>
          <table:table-cell office:value-type="float" office:value="166121" calcext:value-type="float">
            <text:p>166121</text:p>
          </table:table-cell>
          <table:table-cell office:value-type="float" office:value="6927" calcext:value-type="float">
            <text:p>6927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64" calcext:value-type="float">
            <text:p>64</text:p>
          </table:table-cell>
          <table:table-cell office:value-type="float" office:value="163713" calcext:value-type="float">
            <text:p>163713</text:p>
          </table:table-cell>
          <table:table-cell office:value-type="float" office:value="6917" calcext:value-type="float">
            <text:p>6917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64" calcext:value-type="float">
            <text:p>64</text:p>
          </table:table-cell>
          <table:table-cell office:value-type="float" office:value="168285" calcext:value-type="float">
            <text:p>168285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64" calcext:value-type="float">
            <text:p>64</text:p>
          </table:table-cell>
          <table:table-cell office:value-type="float" office:value="165545" calcext:value-type="float">
            <text:p>165545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64" calcext:value-type="float">
            <text:p>64</text:p>
          </table:table-cell>
          <table:table-cell office:value-type="float" office:value="164677" calcext:value-type="float">
            <text:p>164677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64" calcext:value-type="float">
            <text:p>64</text:p>
          </table:table-cell>
          <table:table-cell office:value-type="float" office:value="165029" calcext:value-type="float">
            <text:p>165029</text:p>
          </table:table-cell>
          <table:table-cell office:value-type="float" office:value="6924" calcext:value-type="float">
            <text:p>6924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64" calcext:value-type="float">
            <text:p>64</text:p>
          </table:table-cell>
          <table:table-cell office:value-type="float" office:value="166333" calcext:value-type="float">
            <text:p>166333</text:p>
          </table:table-cell>
          <table:table-cell office:value-type="float" office:value="6930" calcext:value-type="float">
            <text:p>6930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64" calcext:value-type="float">
            <text:p>64</text:p>
          </table:table-cell>
          <table:table-cell office:value-type="float" office:value="165987" calcext:value-type="float">
            <text:p>165987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64" calcext:value-type="float">
            <text:p>64</text:p>
          </table:table-cell>
          <table:table-cell office:value-type="float" office:value="165751" calcext:value-type="float">
            <text:p>165751</text:p>
          </table:table-cell>
          <table:table-cell office:value-type="float" office:value="6951" calcext:value-type="float">
            <text:p>6951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64" calcext:value-type="float">
            <text:p>64</text:p>
          </table:table-cell>
          <table:table-cell office:value-type="float" office:value="160283" calcext:value-type="float">
            <text:p>160283</text:p>
          </table:table-cell>
          <table:table-cell office:value-type="float" office:value="6986" calcext:value-type="float">
            <text:p>6986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64" calcext:value-type="float">
            <text:p>64</text:p>
          </table:table-cell>
          <table:table-cell office:value-type="float" office:value="167216" calcext:value-type="float">
            <text:p>167216</text:p>
          </table:table-cell>
          <table:table-cell office:value-type="float" office:value="6972" calcext:value-type="float">
            <text:p>6972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64" calcext:value-type="float">
            <text:p>64</text:p>
          </table:table-cell>
          <table:table-cell office:value-type="float" office:value="166348" calcext:value-type="float">
            <text:p>166348</text:p>
          </table:table-cell>
          <table:table-cell office:value-type="float" office:value="6885" calcext:value-type="float">
            <text:p>6885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64" calcext:value-type="float">
            <text:p>64</text:p>
          </table:table-cell>
          <table:table-cell office:value-type="float" office:value="168242" calcext:value-type="float">
            <text:p>168242</text:p>
          </table:table-cell>
          <table:table-cell office:value-type="float" office:value="6926" calcext:value-type="float">
            <text:p>6926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64" calcext:value-type="float">
            <text:p>64</text:p>
          </table:table-cell>
          <table:table-cell office:value-type="float" office:value="167986" calcext:value-type="float">
            <text:p>167986</text:p>
          </table:table-cell>
          <table:table-cell office:value-type="float" office:value="6944" calcext:value-type="float">
            <text:p>6944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64" calcext:value-type="float">
            <text:p>64</text:p>
          </table:table-cell>
          <table:table-cell office:value-type="float" office:value="161060" calcext:value-type="float">
            <text:p>161060</text:p>
          </table:table-cell>
          <table:table-cell office:value-type="float" office:value="6855" calcext:value-type="float">
            <text:p>6855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64" calcext:value-type="float">
            <text:p>64</text:p>
          </table:table-cell>
          <table:table-cell office:value-type="float" office:value="166164" calcext:value-type="float">
            <text:p>166164</text:p>
          </table:table-cell>
          <table:table-cell office:value-type="float" office:value="6945" calcext:value-type="float">
            <text:p>6945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64" calcext:value-type="float">
            <text:p>64</text:p>
          </table:table-cell>
          <table:table-cell office:value-type="float" office:value="164528" calcext:value-type="float">
            <text:p>164528</text:p>
          </table:table-cell>
          <table:table-cell office:value-type="float" office:value="6952" calcext:value-type="float">
            <text:p>6952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64" calcext:value-type="float">
            <text:p>64</text:p>
          </table:table-cell>
          <table:table-cell office:value-type="float" office:value="167617" calcext:value-type="float">
            <text:p>167617</text:p>
          </table:table-cell>
          <table:table-cell office:value-type="float" office:value="6828" calcext:value-type="float">
            <text:p>6828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64" calcext:value-type="float">
            <text:p>64</text:p>
          </table:table-cell>
          <table:table-cell office:value-type="float" office:value="166524" calcext:value-type="float">
            <text:p>166524</text:p>
          </table:table-cell>
          <table:table-cell office:value-type="float" office:value="6822" calcext:value-type="float">
            <text:p>6822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64" calcext:value-type="float">
            <text:p>64</text:p>
          </table:table-cell>
          <table:table-cell office:value-type="float" office:value="168028" calcext:value-type="float">
            <text:p>168028</text:p>
          </table:table-cell>
          <table:table-cell office:value-type="float" office:value="6905" calcext:value-type="float">
            <text:p>690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64" calcext:value-type="float">
            <text:p>64</text:p>
          </table:table-cell>
          <table:table-cell office:value-type="float" office:value="167990" calcext:value-type="float">
            <text:p>167990</text:p>
          </table:table-cell>
          <table:table-cell office:value-type="float" office:value="6961" calcext:value-type="float">
            <text:p>6961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64" calcext:value-type="float">
            <text:p>64</text:p>
          </table:table-cell>
          <table:table-cell office:value-type="float" office:value="169440" calcext:value-type="float">
            <text:p>169440</text:p>
          </table:table-cell>
          <table:table-cell office:value-type="float" office:value="6776" calcext:value-type="float">
            <text:p>6776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64" calcext:value-type="float">
            <text:p>64</text:p>
          </table:table-cell>
          <table:table-cell office:value-type="float" office:value="160337" calcext:value-type="float">
            <text:p>160337</text:p>
          </table:table-cell>
          <table:table-cell office:value-type="float" office:value="6767" calcext:value-type="float">
            <text:p>6767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64" calcext:value-type="float">
            <text:p>64</text:p>
          </table:table-cell>
          <table:table-cell office:value-type="float" office:value="162584" calcext:value-type="float">
            <text:p>162584</text:p>
          </table:table-cell>
          <table:table-cell office:value-type="float" office:value="6866" calcext:value-type="float">
            <text:p>6866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64" calcext:value-type="float">
            <text:p>64</text:p>
          </table:table-cell>
          <table:table-cell office:value-type="float" office:value="168807" calcext:value-type="float">
            <text:p>168807</text:p>
          </table:table-cell>
          <table:table-cell office:value-type="float" office:value="6890" calcext:value-type="float">
            <text:p>6890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64" calcext:value-type="float">
            <text:p>64</text:p>
          </table:table-cell>
          <table:table-cell office:value-type="float" office:value="161382" calcext:value-type="float">
            <text:p>161382</text:p>
          </table:table-cell>
          <table:table-cell office:value-type="float" office:value="6786" calcext:value-type="float">
            <text:p>6786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64" calcext:value-type="float">
            <text:p>64</text:p>
          </table:table-cell>
          <table:table-cell office:value-type="float" office:value="165996" calcext:value-type="float">
            <text:p>165996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64" calcext:value-type="float">
            <text:p>64</text:p>
          </table:table-cell>
          <table:table-cell office:value-type="float" office:value="166103" calcext:value-type="float">
            <text:p>166103</text:p>
          </table:table-cell>
          <table:table-cell office:value-type="float" office:value="6872" calcext:value-type="float">
            <text:p>6872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64" calcext:value-type="float">
            <text:p>64</text:p>
          </table:table-cell>
          <table:table-cell office:value-type="float" office:value="166672" calcext:value-type="float">
            <text:p>166672</text:p>
          </table:table-cell>
          <table:table-cell office:value-type="float" office:value="6870" calcext:value-type="float">
            <text:p>6870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64" calcext:value-type="float">
            <text:p>64</text:p>
          </table:table-cell>
          <table:table-cell office:value-type="float" office:value="168231" calcext:value-type="float">
            <text:p>168231</text:p>
          </table:table-cell>
          <table:table-cell office:value-type="float" office:value="6912" calcext:value-type="float">
            <text:p>69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4" calcext:value-type="float">
            <text:p>64</text:p>
          </table:table-cell>
          <table:table-cell office:value-type="float" office:value="166257" calcext:value-type="float">
            <text:p>166257</text:p>
          </table:table-cell>
          <table:table-cell office:value-type="float" office:value="6806" calcext:value-type="float">
            <text:p>6806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64" calcext:value-type="float">
            <text:p>64</text:p>
          </table:table-cell>
          <table:table-cell office:value-type="float" office:value="167914" calcext:value-type="float">
            <text:p>167914</text:p>
          </table:table-cell>
          <table:table-cell office:value-type="float" office:value="6833" calcext:value-type="float">
            <text:p>6833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64" calcext:value-type="float">
            <text:p>64</text:p>
          </table:table-cell>
          <table:table-cell office:value-type="float" office:value="164914" calcext:value-type="float">
            <text:p>164914</text:p>
          </table:table-cell>
          <table:table-cell office:value-type="float" office:value="6891" calcext:value-type="float">
            <text:p>6891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64" calcext:value-type="float">
            <text:p>64</text:p>
          </table:table-cell>
          <table:table-cell office:value-type="float" office:value="167275" calcext:value-type="float">
            <text:p>167275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64" calcext:value-type="float">
            <text:p>64</text:p>
          </table:table-cell>
          <table:table-cell office:value-type="float" office:value="166104" calcext:value-type="float">
            <text:p>166104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64" calcext:value-type="float">
            <text:p>64</text:p>
          </table:table-cell>
          <table:table-cell office:value-type="float" office:value="168714" calcext:value-type="float">
            <text:p>168714</text:p>
          </table:table-cell>
          <table:table-cell office:value-type="float" office:value="6883" calcext:value-type="float">
            <text:p>6883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64" calcext:value-type="float">
            <text:p>64</text:p>
          </table:table-cell>
          <table:table-cell office:value-type="float" office:value="169199" calcext:value-type="float">
            <text:p>169199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64" calcext:value-type="float">
            <text:p>64</text:p>
          </table:table-cell>
          <table:table-cell office:value-type="float" office:value="162559" calcext:value-type="float">
            <text:p>162559</text:p>
          </table:table-cell>
          <table:table-cell office:value-type="float" office:value="6793" calcext:value-type="float">
            <text:p>6793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64" calcext:value-type="float">
            <text:p>64</text:p>
          </table:table-cell>
          <table:table-cell office:value-type="float" office:value="165685" calcext:value-type="float">
            <text:p>165685</text:p>
          </table:table-cell>
          <table:table-cell office:value-type="float" office:value="6732" calcext:value-type="float">
            <text:p>6732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64" calcext:value-type="float">
            <text:p>64</text:p>
          </table:table-cell>
          <table:table-cell office:value-type="float" office:value="167850" calcext:value-type="float">
            <text:p>167850</text:p>
          </table:table-cell>
          <table:table-cell office:value-type="float" office:value="6848" calcext:value-type="float">
            <text:p>684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64" calcext:value-type="float">
            <text:p>64</text:p>
          </table:table-cell>
          <table:table-cell office:value-type="float" office:value="167037" calcext:value-type="float">
            <text:p>167037</text:p>
          </table:table-cell>
          <table:table-cell office:value-type="float" office:value="6796" calcext:value-type="float">
            <text:p>6796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64" calcext:value-type="float">
            <text:p>64</text:p>
          </table:table-cell>
          <table:table-cell office:value-type="float" office:value="166297" calcext:value-type="float">
            <text:p>166297</text:p>
          </table:table-cell>
          <table:table-cell office:value-type="float" office:value="6816" calcext:value-type="float">
            <text:p>6816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64" calcext:value-type="float">
            <text:p>64</text:p>
          </table:table-cell>
          <table:table-cell office:value-type="float" office:value="169253" calcext:value-type="float">
            <text:p>169253</text:p>
          </table:table-cell>
          <table:table-cell office:value-type="float" office:value="6807" calcext:value-type="float">
            <text:p>6807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64" calcext:value-type="float">
            <text:p>64</text:p>
          </table:table-cell>
          <table:table-cell office:value-type="float" office:value="167897" calcext:value-type="float">
            <text:p>167897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64" calcext:value-type="float">
            <text:p>64</text:p>
          </table:table-cell>
          <table:table-cell office:value-type="float" office:value="166969" calcext:value-type="float">
            <text:p>166969</text:p>
          </table:table-cell>
          <table:table-cell office:value-type="float" office:value="6854" calcext:value-type="float">
            <text:p>6854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64" calcext:value-type="float">
            <text:p>64</text:p>
          </table:table-cell>
          <table:table-cell office:value-type="float" office:value="168962" calcext:value-type="float">
            <text:p>168962</text:p>
          </table:table-cell>
          <table:table-cell office:value-type="float" office:value="6784" calcext:value-type="float">
            <text:p>6784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64" calcext:value-type="float">
            <text:p>64</text:p>
          </table:table-cell>
          <table:table-cell office:value-type="float" office:value="171007" calcext:value-type="float">
            <text:p>171007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64" calcext:value-type="float">
            <text:p>64</text:p>
          </table:table-cell>
          <table:table-cell office:value-type="float" office:value="166511" calcext:value-type="float">
            <text:p>166511</text:p>
          </table:table-cell>
          <table:table-cell office:value-type="float" office:value="6789" calcext:value-type="float">
            <text:p>6789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64" calcext:value-type="float">
            <text:p>64</text:p>
          </table:table-cell>
          <table:table-cell office:value-type="float" office:value="165484" calcext:value-type="float">
            <text:p>165484</text:p>
          </table:table-cell>
          <table:table-cell office:value-type="float" office:value="6857" calcext:value-type="float">
            <text:p>6857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64" calcext:value-type="float">
            <text:p>64</text:p>
          </table:table-cell>
          <table:table-cell office:value-type="float" office:value="165158" calcext:value-type="float">
            <text:p>165158</text:p>
          </table:table-cell>
          <table:table-cell office:value-type="float" office:value="6835" calcext:value-type="float">
            <text:p>683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64" calcext:value-type="float">
            <text:p>64</text:p>
          </table:table-cell>
          <table:table-cell office:value-type="float" office:value="164727" calcext:value-type="float">
            <text:p>164727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64" calcext:value-type="float">
            <text:p>64</text:p>
          </table:table-cell>
          <table:table-cell office:value-type="float" office:value="165058" calcext:value-type="float">
            <text:p>165058</text:p>
          </table:table-cell>
          <table:table-cell office:value-type="float" office:value="6809" calcext:value-type="float">
            <text:p>6809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64" calcext:value-type="float">
            <text:p>64</text:p>
          </table:table-cell>
          <table:table-cell office:value-type="float" office:value="167871" calcext:value-type="float">
            <text:p>167871</text:p>
          </table:table-cell>
          <table:table-cell office:value-type="float" office:value="6828" calcext:value-type="float">
            <text:p>6828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64" calcext:value-type="float">
            <text:p>64</text:p>
          </table:table-cell>
          <table:table-cell office:value-type="float" office:value="169261" calcext:value-type="float">
            <text:p>169261</text:p>
          </table:table-cell>
          <table:table-cell office:value-type="float" office:value="6830" calcext:value-type="float">
            <text:p>6830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64" calcext:value-type="float">
            <text:p>64</text:p>
          </table:table-cell>
          <table:table-cell office:value-type="float" office:value="167708" calcext:value-type="float">
            <text:p>167708</text:p>
          </table:table-cell>
          <table:table-cell office:value-type="float" office:value="6771" calcext:value-type="float">
            <text:p>6771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64" calcext:value-type="float">
            <text:p>64</text:p>
          </table:table-cell>
          <table:table-cell office:value-type="float" office:value="171403" calcext:value-type="float">
            <text:p>171403</text:p>
          </table:table-cell>
          <table:table-cell office:value-type="float" office:value="6837" calcext:value-type="float">
            <text:p>6837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64" calcext:value-type="float">
            <text:p>64</text:p>
          </table:table-cell>
          <table:table-cell office:value-type="float" office:value="164521" calcext:value-type="float">
            <text:p>164521</text:p>
          </table:table-cell>
          <table:table-cell office:value-type="float" office:value="6812" calcext:value-type="float">
            <text:p>6812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64" calcext:value-type="float">
            <text:p>64</text:p>
          </table:table-cell>
          <table:table-cell office:value-type="float" office:value="164411" calcext:value-type="float">
            <text:p>164411</text:p>
          </table:table-cell>
          <table:table-cell office:value-type="float" office:value="6794" calcext:value-type="float">
            <text:p>6794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64" calcext:value-type="float">
            <text:p>64</text:p>
          </table:table-cell>
          <table:table-cell office:value-type="float" office:value="165567" calcext:value-type="float">
            <text:p>165567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64" calcext:value-type="float">
            <text:p>64</text:p>
          </table:table-cell>
          <table:table-cell office:value-type="float" office:value="167608" calcext:value-type="float">
            <text:p>167608</text:p>
          </table:table-cell>
          <table:table-cell office:value-type="float" office:value="6745" calcext:value-type="float">
            <text:p>674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64" calcext:value-type="float">
            <text:p>64</text:p>
          </table:table-cell>
          <table:table-cell office:value-type="float" office:value="168873" calcext:value-type="float">
            <text:p>168873</text:p>
          </table:table-cell>
          <table:table-cell office:value-type="float" office:value="6774" calcext:value-type="float">
            <text:p>6774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64" calcext:value-type="float">
            <text:p>64</text:p>
          </table:table-cell>
          <table:table-cell office:value-type="float" office:value="168127" calcext:value-type="float">
            <text:p>168127</text:p>
          </table:table-cell>
          <table:table-cell office:value-type="float" office:value="6709" calcext:value-type="float">
            <text:p>6709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64" calcext:value-type="float">
            <text:p>64</text:p>
          </table:table-cell>
          <table:table-cell office:value-type="float" office:value="169843" calcext:value-type="float">
            <text:p>169843</text:p>
          </table:table-cell>
          <table:table-cell office:value-type="float" office:value="6793" calcext:value-type="float">
            <text:p>6793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64" calcext:value-type="float">
            <text:p>64</text:p>
          </table:table-cell>
          <table:table-cell office:value-type="float" office:value="167960" calcext:value-type="float">
            <text:p>167960</text:p>
          </table:table-cell>
          <table:table-cell office:value-type="float" office:value="6764" calcext:value-type="float">
            <text:p>6764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64" calcext:value-type="float">
            <text:p>64</text:p>
          </table:table-cell>
          <table:table-cell office:value-type="float" office:value="169535" calcext:value-type="float">
            <text:p>169535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64" calcext:value-type="float">
            <text:p>64</text:p>
          </table:table-cell>
          <table:table-cell office:value-type="float" office:value="168070" calcext:value-type="float">
            <text:p>168070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64" calcext:value-type="float">
            <text:p>64</text:p>
          </table:table-cell>
          <table:table-cell office:value-type="float" office:value="168399" calcext:value-type="float">
            <text:p>168399</text:p>
          </table:table-cell>
          <table:table-cell office:value-type="float" office:value="6798" calcext:value-type="float">
            <text:p>6798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64" calcext:value-type="float">
            <text:p>64</text:p>
          </table:table-cell>
          <table:table-cell office:value-type="float" office:value="167883" calcext:value-type="float">
            <text:p>167883</text:p>
          </table:table-cell>
          <table:table-cell office:value-type="float" office:value="6807" calcext:value-type="float">
            <text:p>6807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64" calcext:value-type="float">
            <text:p>64</text:p>
          </table:table-cell>
          <table:table-cell office:value-type="float" office:value="168252" calcext:value-type="float">
            <text:p>168252</text:p>
          </table:table-cell>
          <table:table-cell office:value-type="float" office:value="6803" calcext:value-type="float">
            <text:p>6803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4" calcext:value-type="float">
            <text:p>64</text:p>
          </table:table-cell>
          <table:table-cell office:value-type="float" office:value="168519" calcext:value-type="float">
            <text:p>168519</text:p>
          </table:table-cell>
          <table:table-cell office:value-type="float" office:value="6754" calcext:value-type="float">
            <text:p>675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64" calcext:value-type="float">
            <text:p>64</text:p>
          </table:table-cell>
          <table:table-cell office:value-type="float" office:value="167535" calcext:value-type="float">
            <text:p>167535</text:p>
          </table:table-cell>
          <table:table-cell office:value-type="float" office:value="6773" calcext:value-type="float">
            <text:p>6773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64" calcext:value-type="float">
            <text:p>64</text:p>
          </table:table-cell>
          <table:table-cell office:value-type="float" office:value="170429" calcext:value-type="float">
            <text:p>170429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64" calcext:value-type="float">
            <text:p>64</text:p>
          </table:table-cell>
          <table:table-cell office:value-type="float" office:value="170859" calcext:value-type="float">
            <text:p>170859</text:p>
          </table:table-cell>
          <table:table-cell office:value-type="float" office:value="6806" calcext:value-type="float">
            <text:p>6806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64" calcext:value-type="float">
            <text:p>64</text:p>
          </table:table-cell>
          <table:table-cell office:value-type="float" office:value="168353" calcext:value-type="float">
            <text:p>168353</text:p>
          </table:table-cell>
          <table:table-cell office:value-type="float" office:value="6722" calcext:value-type="float">
            <text:p>6722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64" calcext:value-type="float">
            <text:p>64</text:p>
          </table:table-cell>
          <table:table-cell office:value-type="float" office:value="168141" calcext:value-type="float">
            <text:p>168141</text:p>
          </table:table-cell>
          <table:table-cell office:value-type="float" office:value="6757" calcext:value-type="float">
            <text:p>6757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64" calcext:value-type="float">
            <text:p>64</text:p>
          </table:table-cell>
          <table:table-cell office:value-type="float" office:value="171979" calcext:value-type="float">
            <text:p>171979</text:p>
          </table:table-cell>
          <table:table-cell office:value-type="float" office:value="6731" calcext:value-type="float">
            <text:p>6731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64" calcext:value-type="float">
            <text:p>64</text:p>
          </table:table-cell>
          <table:table-cell office:value-type="float" office:value="168330" calcext:value-type="float">
            <text:p>168330</text:p>
          </table:table-cell>
          <table:table-cell office:value-type="float" office:value="6728" calcext:value-type="float">
            <text:p>6728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64" calcext:value-type="float">
            <text:p>64</text:p>
          </table:table-cell>
          <table:table-cell office:value-type="float" office:value="172283" calcext:value-type="float">
            <text:p>172283</text:p>
          </table:table-cell>
          <table:table-cell office:value-type="float" office:value="6899" calcext:value-type="float">
            <text:p>6899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64" calcext:value-type="float">
            <text:p>64</text:p>
          </table:table-cell>
          <table:table-cell office:value-type="float" office:value="171584" calcext:value-type="float">
            <text:p>171584</text:p>
          </table:table-cell>
          <table:table-cell office:value-type="float" office:value="6762" calcext:value-type="float">
            <text:p>6762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64" calcext:value-type="float">
            <text:p>64</text:p>
          </table:table-cell>
          <table:table-cell office:value-type="float" office:value="169121" calcext:value-type="float">
            <text:p>169121</text:p>
          </table:table-cell>
          <table:table-cell office:value-type="float" office:value="6664" calcext:value-type="float">
            <text:p>666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64" calcext:value-type="float">
            <text:p>64</text:p>
          </table:table-cell>
          <table:table-cell office:value-type="float" office:value="168376" calcext:value-type="float">
            <text:p>168376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64" calcext:value-type="float">
            <text:p>64</text:p>
          </table:table-cell>
          <table:table-cell office:value-type="float" office:value="168425" calcext:value-type="float">
            <text:p>168425</text:p>
          </table:table-cell>
          <table:table-cell office:value-type="float" office:value="6634" calcext:value-type="float">
            <text:p>6634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64" calcext:value-type="float">
            <text:p>64</text:p>
          </table:table-cell>
          <table:table-cell office:value-type="float" office:value="168820" calcext:value-type="float">
            <text:p>168820</text:p>
          </table:table-cell>
          <table:table-cell office:value-type="float" office:value="6749" calcext:value-type="float">
            <text:p>6749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64" calcext:value-type="float">
            <text:p>64</text:p>
          </table:table-cell>
          <table:table-cell office:value-type="float" office:value="172419" calcext:value-type="float">
            <text:p>172419</text:p>
          </table:table-cell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64" calcext:value-type="float">
            <text:p>64</text:p>
          </table:table-cell>
          <table:table-cell office:value-type="float" office:value="170065" calcext:value-type="float">
            <text:p>170065</text:p>
          </table:table-cell>
          <table:table-cell office:value-type="float" office:value="6749" calcext:value-type="float">
            <text:p>6749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64" calcext:value-type="float">
            <text:p>64</text:p>
          </table:table-cell>
          <table:table-cell office:value-type="float" office:value="169523" calcext:value-type="float">
            <text:p>169523</text:p>
          </table:table-cell>
          <table:table-cell office:value-type="float" office:value="6752" calcext:value-type="float">
            <text:p>6752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64" calcext:value-type="float">
            <text:p>64</text:p>
          </table:table-cell>
          <table:table-cell office:value-type="float" office:value="171823" calcext:value-type="float">
            <text:p>171823</text:p>
          </table:table-cell>
          <table:table-cell office:value-type="float" office:value="6683" calcext:value-type="float">
            <text:p>6683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64" calcext:value-type="float">
            <text:p>64</text:p>
          </table:table-cell>
          <table:table-cell office:value-type="float" office:value="169733" calcext:value-type="float">
            <text:p>169733</text:p>
          </table:table-cell>
          <table:table-cell office:value-type="float" office:value="6695" calcext:value-type="float">
            <text:p>6695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64" calcext:value-type="float">
            <text:p>64</text:p>
          </table:table-cell>
          <table:table-cell office:value-type="float" office:value="168490" calcext:value-type="float">
            <text:p>168490</text:p>
          </table:table-cell>
          <table:table-cell office:value-type="float" office:value="6767" calcext:value-type="float">
            <text:p>6767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64" calcext:value-type="float">
            <text:p>64</text:p>
          </table:table-cell>
          <table:table-cell office:value-type="float" office:value="169886" calcext:value-type="float">
            <text:p>169886</text:p>
          </table:table-cell>
          <table:table-cell office:value-type="float" office:value="6723" calcext:value-type="float">
            <text:p>672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64" calcext:value-type="float">
            <text:p>64</text:p>
          </table:table-cell>
          <table:table-cell office:value-type="float" office:value="172326" calcext:value-type="float">
            <text:p>172326</text:p>
          </table:table-cell>
          <table:table-cell office:value-type="float" office:value="6892" calcext:value-type="float">
            <text:p>6892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64" calcext:value-type="float">
            <text:p>64</text:p>
          </table:table-cell>
          <table:table-cell office:value-type="float" office:value="167276" calcext:value-type="float">
            <text:p>167276</text:p>
          </table:table-cell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64" calcext:value-type="float">
            <text:p>64</text:p>
          </table:table-cell>
          <table:table-cell office:value-type="float" office:value="171262" calcext:value-type="float">
            <text:p>171262</text:p>
          </table:table-cell>
          <table:table-cell office:value-type="float" office:value="6687" calcext:value-type="float">
            <text:p>6687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64" calcext:value-type="float">
            <text:p>64</text:p>
          </table:table-cell>
          <table:table-cell office:value-type="float" office:value="169598" calcext:value-type="float">
            <text:p>169598</text:p>
          </table:table-cell>
          <table:table-cell office:value-type="float" office:value="6867" calcext:value-type="float">
            <text:p>6867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64" calcext:value-type="float">
            <text:p>64</text:p>
          </table:table-cell>
          <table:table-cell office:value-type="float" office:value="166440" calcext:value-type="float">
            <text:p>166440</text:p>
          </table:table-cell>
          <table:table-cell office:value-type="float" office:value="6708" calcext:value-type="float">
            <text:p>6708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64" calcext:value-type="float">
            <text:p>64</text:p>
          </table:table-cell>
          <table:table-cell office:value-type="float" office:value="164266" calcext:value-type="float">
            <text:p>164266</text:p>
          </table:table-cell>
          <table:table-cell office:value-type="float" office:value="6719" calcext:value-type="float">
            <text:p>6719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64" calcext:value-type="float">
            <text:p>64</text:p>
          </table:table-cell>
          <table:table-cell office:value-type="float" office:value="169638" calcext:value-type="float">
            <text:p>169638</text:p>
          </table:table-cell>
          <table:table-cell office:value-type="float" office:value="6648" calcext:value-type="float">
            <text:p>6648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64" calcext:value-type="float">
            <text:p>64</text:p>
          </table:table-cell>
          <table:table-cell office:value-type="float" office:value="172334" calcext:value-type="float">
            <text:p>172334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64" calcext:value-type="float">
            <text:p>64</text:p>
          </table:table-cell>
          <table:table-cell office:value-type="float" office:value="172280" calcext:value-type="float">
            <text:p>172280</text:p>
          </table:table-cell>
          <table:table-cell office:value-type="float" office:value="6746" calcext:value-type="float">
            <text:p>6746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64" calcext:value-type="float">
            <text:p>64</text:p>
          </table:table-cell>
          <table:table-cell office:value-type="float" office:value="175373" calcext:value-type="float">
            <text:p>175373</text:p>
          </table:table-cell>
          <table:table-cell office:value-type="float" office:value="6665" calcext:value-type="float">
            <text:p>666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64" calcext:value-type="float">
            <text:p>64</text:p>
          </table:table-cell>
          <table:table-cell office:value-type="float" office:value="172862" calcext:value-type="float">
            <text:p>172862</text:p>
          </table:table-cell>
          <table:table-cell office:value-type="float" office:value="6749" calcext:value-type="float">
            <text:p>6749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64" calcext:value-type="float">
            <text:p>64</text:p>
          </table:table-cell>
          <table:table-cell office:value-type="float" office:value="174485" calcext:value-type="float">
            <text:p>174485</text:p>
          </table:table-cell>
          <table:table-cell office:value-type="float" office:value="6805" calcext:value-type="float">
            <text:p>6805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64" calcext:value-type="float">
            <text:p>64</text:p>
          </table:table-cell>
          <table:table-cell office:value-type="float" office:value="167081" calcext:value-type="float">
            <text:p>167081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64" calcext:value-type="float">
            <text:p>64</text:p>
          </table:table-cell>
          <table:table-cell office:value-type="float" office:value="171264" calcext:value-type="float">
            <text:p>171264</text:p>
          </table:table-cell>
          <table:table-cell office:value-type="float" office:value="6733" calcext:value-type="float">
            <text:p>6733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64" calcext:value-type="float">
            <text:p>64</text:p>
          </table:table-cell>
          <table:table-cell office:value-type="float" office:value="169396" calcext:value-type="float">
            <text:p>169396</text:p>
          </table:table-cell>
          <table:table-cell office:value-type="float" office:value="6716" calcext:value-type="float">
            <text:p>6716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64" calcext:value-type="float">
            <text:p>64</text:p>
          </table:table-cell>
          <table:table-cell office:value-type="float" office:value="172309" calcext:value-type="float">
            <text:p>172309</text:p>
          </table:table-cell>
          <table:table-cell office:value-type="float" office:value="6684" calcext:value-type="float">
            <text:p>6684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64" calcext:value-type="float">
            <text:p>64</text:p>
          </table:table-cell>
          <table:table-cell office:value-type="float" office:value="171039" calcext:value-type="float">
            <text:p>171039</text:p>
          </table:table-cell>
          <table:table-cell office:value-type="float" office:value="6618" calcext:value-type="float">
            <text:p>6618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64" calcext:value-type="float">
            <text:p>64</text:p>
          </table:table-cell>
          <table:table-cell office:value-type="float" office:value="170224" calcext:value-type="float">
            <text:p>170224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64" calcext:value-type="float">
            <text:p>64</text:p>
          </table:table-cell>
          <table:table-cell office:value-type="float" office:value="171077" calcext:value-type="float">
            <text:p>171077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64" calcext:value-type="float">
            <text:p>64</text:p>
          </table:table-cell>
          <table:table-cell office:value-type="float" office:value="169946" calcext:value-type="float">
            <text:p>169946</text:p>
          </table:table-cell>
          <table:table-cell office:value-type="float" office:value="6574" calcext:value-type="float">
            <text:p>657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64" calcext:value-type="float">
            <text:p>64</text:p>
          </table:table-cell>
          <table:table-cell office:value-type="float" office:value="170597" calcext:value-type="float">
            <text:p>170597</text:p>
          </table:table-cell>
          <table:table-cell office:value-type="float" office:value="6812" calcext:value-type="float">
            <text:p>6812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64" calcext:value-type="float">
            <text:p>64</text:p>
          </table:table-cell>
          <table:table-cell office:value-type="float" office:value="172802" calcext:value-type="float">
            <text:p>172802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64" calcext:value-type="float">
            <text:p>64</text:p>
          </table:table-cell>
          <table:table-cell office:value-type="float" office:value="170898" calcext:value-type="float">
            <text:p>170898</text:p>
          </table:table-cell>
          <table:table-cell office:value-type="float" office:value="6703" calcext:value-type="float">
            <text:p>6703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64" calcext:value-type="float">
            <text:p>64</text:p>
          </table:table-cell>
          <table:table-cell office:value-type="float" office:value="170997" calcext:value-type="float">
            <text:p>170997</text:p>
          </table:table-cell>
          <table:table-cell office:value-type="float" office:value="6746" calcext:value-type="float">
            <text:p>6746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64" calcext:value-type="float">
            <text:p>64</text:p>
          </table:table-cell>
          <table:table-cell office:value-type="float" office:value="172867" calcext:value-type="float">
            <text:p>172867</text:p>
          </table:table-cell>
          <table:table-cell office:value-type="float" office:value="6611" calcext:value-type="float">
            <text:p>6611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64" calcext:value-type="float">
            <text:p>64</text:p>
          </table:table-cell>
          <table:table-cell office:value-type="float" office:value="171229" calcext:value-type="float">
            <text:p>171229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64" calcext:value-type="float">
            <text:p>64</text:p>
          </table:table-cell>
          <table:table-cell office:value-type="float" office:value="172371" calcext:value-type="float">
            <text:p>172371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64" calcext:value-type="float">
            <text:p>64</text:p>
          </table:table-cell>
          <table:table-cell office:value-type="float" office:value="169325" calcext:value-type="float">
            <text:p>169325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64" calcext:value-type="float">
            <text:p>64</text:p>
          </table:table-cell>
          <table:table-cell office:value-type="float" office:value="170951" calcext:value-type="float">
            <text:p>170951</text:p>
          </table:table-cell>
          <table:table-cell office:value-type="float" office:value="6607" calcext:value-type="float">
            <text:p>6607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64" calcext:value-type="float">
            <text:p>64</text:p>
          </table:table-cell>
          <table:table-cell office:value-type="float" office:value="173078" calcext:value-type="float">
            <text:p>173078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64" calcext:value-type="float">
            <text:p>64</text:p>
          </table:table-cell>
          <table:table-cell office:value-type="float" office:value="169227" calcext:value-type="float">
            <text:p>169227</text:p>
          </table:table-cell>
          <table:table-cell office:value-type="float" office:value="6683" calcext:value-type="float">
            <text:p>6683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64" calcext:value-type="float">
            <text:p>64</text:p>
          </table:table-cell>
          <table:table-cell office:value-type="float" office:value="173699" calcext:value-type="float">
            <text:p>173699</text:p>
          </table:table-cell>
          <table:table-cell office:value-type="float" office:value="6693" calcext:value-type="float">
            <text:p>6693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64" calcext:value-type="float">
            <text:p>64</text:p>
          </table:table-cell>
          <table:table-cell office:value-type="float" office:value="174017" calcext:value-type="float">
            <text:p>174017</text:p>
          </table:table-cell>
          <table:table-cell office:value-type="float" office:value="6812" calcext:value-type="float">
            <text:p>6812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64" calcext:value-type="float">
            <text:p>64</text:p>
          </table:table-cell>
          <table:table-cell office:value-type="float" office:value="174172" calcext:value-type="float">
            <text:p>174172</text:p>
          </table:table-cell>
          <table:table-cell office:value-type="float" office:value="6676" calcext:value-type="float">
            <text:p>6676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64" calcext:value-type="float">
            <text:p>64</text:p>
          </table:table-cell>
          <table:table-cell office:value-type="float" office:value="174058" calcext:value-type="float">
            <text:p>174058</text:p>
          </table:table-cell>
          <table:table-cell office:value-type="float" office:value="6694" calcext:value-type="float">
            <text:p>6694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64" calcext:value-type="float">
            <text:p>64</text:p>
          </table:table-cell>
          <table:table-cell office:value-type="float" office:value="175161" calcext:value-type="float">
            <text:p>175161</text:p>
          </table:table-cell>
          <table:table-cell office:value-type="float" office:value="6770" calcext:value-type="float">
            <text:p>6770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64" calcext:value-type="float">
            <text:p>64</text:p>
          </table:table-cell>
          <table:table-cell office:value-type="float" office:value="172976" calcext:value-type="float">
            <text:p>172976</text:p>
          </table:table-cell>
          <table:table-cell office:value-type="float" office:value="6691" calcext:value-type="float">
            <text:p>6691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64" calcext:value-type="float">
            <text:p>64</text:p>
          </table:table-cell>
          <table:table-cell office:value-type="float" office:value="173397" calcext:value-type="float">
            <text:p>173397</text:p>
          </table:table-cell>
          <table:table-cell office:value-type="float" office:value="6667" calcext:value-type="float">
            <text:p>6667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64" calcext:value-type="float">
            <text:p>64</text:p>
          </table:table-cell>
          <table:table-cell office:value-type="float" office:value="171369" calcext:value-type="float">
            <text:p>171369</text:p>
          </table:table-cell>
          <table:table-cell office:value-type="float" office:value="6723" calcext:value-type="float">
            <text:p>6723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64" calcext:value-type="float">
            <text:p>64</text:p>
          </table:table-cell>
          <table:table-cell office:value-type="float" office:value="171771" calcext:value-type="float">
            <text:p>171771</text:p>
          </table:table-cell>
          <table:table-cell office:value-type="float" office:value="6607" calcext:value-type="float">
            <text:p>660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office:value-type="float" office:value="176633" calcext:value-type="float">
            <text:p>176633</text:p>
          </table:table-cell>
          <table:table-cell office:value-type="float" office:value="6670" calcext:value-type="float">
            <text:p>6670</text:p>
          </table:table-cell>
        </table:table-row>
      </table:table>
      <table:table table:name="gcc-nru-128" table:style-name="ta1">
        <table:shapes>
          <draw:frame draw:z-index="0" draw:style-name="gr1" draw:text-style-name="P1" svg:width="16.1201in" svg:height="8.5461in" svg:x="3.5177in" svg:y="0.1783in">
            <draw:object draw:notify-on-update-of-ranges="'gcc-nru-128'.A2:'gcc-nru-128'.A501 'gcc-nru-128'.C1:'gcc-nru-128'.C1 'gcc-nru-128'.C2:'gcc-nru-128'.C501 'gcc-nru-128'.A2:'gcc-nru-128'.A501 'gcc-nru-128'.D1:'gcc-nru-128'.D1 'gcc-nru-128'.D2:'gcc-nru-128'.D50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44048" calcext:value-type="float">
            <text:p>144048</text:p>
          </table:table-cell>
          <table:table-cell office:value-type="float" office:value="10292" calcext:value-type="float">
            <text:p>102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124637" calcext:value-type="float">
            <text:p>124637</text:p>
          </table:table-cell>
          <table:table-cell office:value-type="float" office:value="9157" calcext:value-type="float">
            <text:p>91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115346" calcext:value-type="float">
            <text:p>115346</text:p>
          </table:table-cell>
          <table:table-cell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06439" calcext:value-type="float">
            <text:p>106439</text:p>
          </table:table-cell>
          <table:table-cell office:value-type="float" office:value="8555" calcext:value-type="float">
            <text:p>85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100197" calcext:value-type="float">
            <text:p>100197</text:p>
          </table:table-cell>
          <table:table-cell office:value-type="float" office:value="7772" calcext:value-type="float">
            <text:p>77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97677" calcext:value-type="float">
            <text:p>97677</text:p>
          </table:table-cell>
          <table:table-cell office:value-type="float" office:value="7912" calcext:value-type="float">
            <text:p>79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96247" calcext:value-type="float">
            <text:p>96247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90780" calcext:value-type="float">
            <text:p>90780</text:p>
          </table:table-cell>
          <table:table-cell office:value-type="float" office:value="7353" calcext:value-type="float">
            <text:p>73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89328" calcext:value-type="float">
            <text:p>89328</text:p>
          </table:table-cell>
          <table:table-cell office:value-type="float" office:value="7627" calcext:value-type="float">
            <text:p>76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85952" calcext:value-type="float">
            <text:p>85952</text:p>
          </table:table-cell>
          <table:table-cell office:value-type="float" office:value="7259" calcext:value-type="float">
            <text:p>725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84968" calcext:value-type="float">
            <text:p>84968</text:p>
          </table:table-cell>
          <table:table-cell office:value-type="float" office:value="7436" calcext:value-type="float">
            <text:p>74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82221" calcext:value-type="float">
            <text:p>82221</text:p>
          </table:table-cell>
          <table:table-cell office:value-type="float" office:value="7151" calcext:value-type="float">
            <text:p>715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80937" calcext:value-type="float">
            <text:p>80937</text:p>
          </table:table-cell>
          <table:table-cell office:value-type="float" office:value="7194" calcext:value-type="float">
            <text:p>719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79468" calcext:value-type="float">
            <text:p>79468</text:p>
          </table:table-cell>
          <table:table-cell office:value-type="float" office:value="6711" calcext:value-type="float">
            <text:p>67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77611" calcext:value-type="float">
            <text:p>77611</text:p>
          </table:table-cell>
          <table:table-cell office:value-type="float" office:value="6895" calcext:value-type="float">
            <text:p>68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76872" calcext:value-type="float">
            <text:p>76872</text:p>
          </table:table-cell>
          <table:table-cell office:value-type="float" office:value="6808" calcext:value-type="float">
            <text:p>680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74679" calcext:value-type="float">
            <text:p>74679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8" calcext:value-type="float">
            <text:p>128</text:p>
          </table:table-cell>
          <table:table-cell office:value-type="float" office:value="74590" calcext:value-type="float">
            <text:p>74590</text:p>
          </table:table-cell>
          <table:table-cell office:value-type="float" office:value="6783" calcext:value-type="float">
            <text:p>678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8" calcext:value-type="float">
            <text:p>128</text:p>
          </table:table-cell>
          <table:table-cell office:value-type="float" office:value="72599" calcext:value-type="float">
            <text:p>72599</text:p>
          </table:table-cell>
          <table:table-cell office:value-type="float" office:value="6478" calcext:value-type="float">
            <text:p>647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office:value-type="float" office:value="72951" calcext:value-type="float">
            <text:p>72951</text:p>
          </table:table-cell>
          <table:table-cell office:value-type="float" office:value="6616" calcext:value-type="float">
            <text:p>66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8" calcext:value-type="float">
            <text:p>128</text:p>
          </table:table-cell>
          <table:table-cell office:value-type="float" office:value="72196" calcext:value-type="float">
            <text:p>72196</text:p>
          </table:table-cell>
          <table:table-cell office:value-type="float" office:value="6706" calcext:value-type="float">
            <text:p>67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8" calcext:value-type="float">
            <text:p>128</text:p>
          </table:table-cell>
          <table:table-cell office:value-type="float" office:value="70936" calcext:value-type="float">
            <text:p>70936</text:p>
          </table:table-cell>
          <table:table-cell office:value-type="float" office:value="6298" calcext:value-type="float">
            <text:p>629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8" calcext:value-type="float">
            <text:p>128</text:p>
          </table:table-cell>
          <table:table-cell office:value-type="float" office:value="70081" calcext:value-type="float">
            <text:p>70081</text:p>
          </table:table-cell>
          <table:table-cell office:value-type="float" office:value="6409" calcext:value-type="float">
            <text:p>640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float" office:value="67514" calcext:value-type="float">
            <text:p>67514</text:p>
          </table:table-cell>
          <table:table-cell office:value-type="float" office:value="6231" calcext:value-type="float">
            <text:p>623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68510" calcext:value-type="float">
            <text:p>68510</text:p>
          </table:table-cell>
          <table:table-cell office:value-type="float" office:value="6302" calcext:value-type="float">
            <text:p>630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8" calcext:value-type="float">
            <text:p>128</text:p>
          </table:table-cell>
          <table:table-cell office:value-type="float" office:value="67188" calcext:value-type="float">
            <text:p>67188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8" calcext:value-type="float">
            <text:p>128</text:p>
          </table:table-cell>
          <table:table-cell office:value-type="float" office:value="66455" calcext:value-type="float">
            <text:p>66455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8" calcext:value-type="float">
            <text:p>128</text:p>
          </table:table-cell>
          <table:table-cell office:value-type="float" office:value="64885" calcext:value-type="float">
            <text:p>64885</text:p>
          </table:table-cell>
          <table:table-cell office:value-type="float" office:value="5876" calcext:value-type="float">
            <text:p>587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8" calcext:value-type="float">
            <text:p>128</text:p>
          </table:table-cell>
          <table:table-cell office:value-type="float" office:value="64453" calcext:value-type="float">
            <text:p>64453</text:p>
          </table:table-cell>
          <table:table-cell office:value-type="float" office:value="5505" calcext:value-type="float">
            <text:p>55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65690" calcext:value-type="float">
            <text:p>6569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8" calcext:value-type="float">
            <text:p>128</text:p>
          </table:table-cell>
          <table:table-cell office:value-type="float" office:value="64729" calcext:value-type="float">
            <text:p>64729</text:p>
          </table:table-cell>
          <table:table-cell office:value-type="float" office:value="5761" calcext:value-type="float">
            <text:p>576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float" office:value="64858" calcext:value-type="float">
            <text:p>64858</text:p>
          </table:table-cell>
          <table:table-cell office:value-type="float" office:value="5933" calcext:value-type="float">
            <text:p>593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8" calcext:value-type="float">
            <text:p>128</text:p>
          </table:table-cell>
          <table:table-cell office:value-type="float" office:value="62848" calcext:value-type="float">
            <text:p>62848</text:p>
          </table:table-cell>
          <table:table-cell office:value-type="float" office:value="5489" calcext:value-type="float">
            <text:p>548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8" calcext:value-type="float">
            <text:p>128</text:p>
          </table:table-cell>
          <table:table-cell office:value-type="float" office:value="62740" calcext:value-type="float">
            <text:p>62740</text:p>
          </table:table-cell>
          <table:table-cell office:value-type="float" office:value="5791" calcext:value-type="float">
            <text:p>57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8" calcext:value-type="float">
            <text:p>128</text:p>
          </table:table-cell>
          <table:table-cell office:value-type="float" office:value="62681" calcext:value-type="float">
            <text:p>62681</text:p>
          </table:table-cell>
          <table:table-cell office:value-type="float" office:value="5685" calcext:value-type="float">
            <text:p>568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8" calcext:value-type="float">
            <text:p>128</text:p>
          </table:table-cell>
          <table:table-cell office:value-type="float" office:value="61529" calcext:value-type="float">
            <text:p>61529</text:p>
          </table:table-cell>
          <table:table-cell office:value-type="float" office:value="5498" calcext:value-type="float">
            <text:p>549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8" calcext:value-type="float">
            <text:p>128</text:p>
          </table:table-cell>
          <table:table-cell office:value-type="float" office:value="60410" calcext:value-type="float">
            <text:p>60410</text:p>
          </table:table-cell>
          <table:table-cell office:value-type="float" office:value="5266" calcext:value-type="float">
            <text:p>526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8" calcext:value-type="float">
            <text:p>128</text:p>
          </table:table-cell>
          <table:table-cell office:value-type="float" office:value="61052" calcext:value-type="float">
            <text:p>61052</text:p>
          </table:table-cell>
          <table:table-cell office:value-type="float" office:value="5337" calcext:value-type="float">
            <text:p>533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8" calcext:value-type="float">
            <text:p>128</text:p>
          </table:table-cell>
          <table:table-cell office:value-type="float" office:value="60143" calcext:value-type="float">
            <text:p>60143</text:p>
          </table:table-cell>
          <table:table-cell office:value-type="float" office:value="5319" calcext:value-type="float">
            <text:p>531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float" office:value="59609" calcext:value-type="float">
            <text:p>59609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8" calcext:value-type="float">
            <text:p>128</text:p>
          </table:table-cell>
          <table:table-cell office:value-type="float" office:value="59860" calcext:value-type="float">
            <text:p>59860</text:p>
          </table:table-cell>
          <table:table-cell office:value-type="float" office:value="5339" calcext:value-type="float">
            <text:p>533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8" calcext:value-type="float">
            <text:p>128</text:p>
          </table:table-cell>
          <table:table-cell office:value-type="float" office:value="57949" calcext:value-type="float">
            <text:p>57949</text:p>
          </table:table-cell>
          <table:table-cell office:value-type="float" office:value="5249" calcext:value-type="float">
            <text:p>524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28" calcext:value-type="float">
            <text:p>128</text:p>
          </table:table-cell>
          <table:table-cell office:value-type="float" office:value="57626" calcext:value-type="float">
            <text:p>57626</text:p>
          </table:table-cell>
          <table:table-cell office:value-type="float" office:value="5314" calcext:value-type="float">
            <text:p>531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8" calcext:value-type="float">
            <text:p>128</text:p>
          </table:table-cell>
          <table:table-cell office:value-type="float" office:value="57694" calcext:value-type="float">
            <text:p>57694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8" calcext:value-type="float">
            <text:p>128</text:p>
          </table:table-cell>
          <table:table-cell office:value-type="float" office:value="57652" calcext:value-type="float">
            <text:p>57652</text:p>
          </table:table-cell>
          <table:table-cell office:value-type="float" office:value="5212" calcext:value-type="float">
            <text:p>521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office:value-type="float" office:value="57337" calcext:value-type="float">
            <text:p>57337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28" calcext:value-type="float">
            <text:p>128</text:p>
          </table:table-cell>
          <table:table-cell office:value-type="float" office:value="56973" calcext:value-type="float">
            <text:p>56973</text:p>
          </table:table-cell>
          <table:table-cell office:value-type="float" office:value="5296" calcext:value-type="float">
            <text:p>529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8" calcext:value-type="float">
            <text:p>128</text:p>
          </table:table-cell>
          <table:table-cell office:value-type="float" office:value="56092" calcext:value-type="float">
            <text:p>56092</text:p>
          </table:table-cell>
          <table:table-cell office:value-type="float" office:value="5037" calcext:value-type="float">
            <text:p>503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8" calcext:value-type="float">
            <text:p>128</text:p>
          </table:table-cell>
          <table:table-cell office:value-type="float" office:value="56115" calcext:value-type="float">
            <text:p>56115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55334" calcext:value-type="float">
            <text:p>55334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8" calcext:value-type="float">
            <text:p>128</text:p>
          </table:table-cell>
          <table:table-cell office:value-type="float" office:value="54769" calcext:value-type="float">
            <text:p>54769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28" calcext:value-type="float">
            <text:p>128</text:p>
          </table:table-cell>
          <table:table-cell office:value-type="float" office:value="54417" calcext:value-type="float">
            <text:p>54417</text:p>
          </table:table-cell>
          <table:table-cell office:value-type="float" office:value="4941" calcext:value-type="float">
            <text:p>494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28" calcext:value-type="float">
            <text:p>128</text:p>
          </table:table-cell>
          <table:table-cell office:value-type="float" office:value="54329" calcext:value-type="float">
            <text:p>54329</text:p>
          </table:table-cell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8" calcext:value-type="float">
            <text:p>128</text:p>
          </table:table-cell>
          <table:table-cell office:value-type="float" office:value="54249" calcext:value-type="float">
            <text:p>54249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8" calcext:value-type="float">
            <text:p>128</text:p>
          </table:table-cell>
          <table:table-cell office:value-type="float" office:value="53676" calcext:value-type="float">
            <text:p>53676</text:p>
          </table:table-cell>
          <table:table-cell office:value-type="float" office:value="4659" calcext:value-type="float">
            <text:p>465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28" calcext:value-type="float">
            <text:p>128</text:p>
          </table:table-cell>
          <table:table-cell office:value-type="float" office:value="53293" calcext:value-type="float">
            <text:p>53293</text:p>
          </table:table-cell>
          <table:table-cell office:value-type="float" office:value="4653" calcext:value-type="float">
            <text:p>465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8" calcext:value-type="float">
            <text:p>128</text:p>
          </table:table-cell>
          <table:table-cell office:value-type="float" office:value="53534" calcext:value-type="float">
            <text:p>53534</text:p>
          </table:table-cell>
          <table:table-cell office:value-type="float" office:value="4927" calcext:value-type="float">
            <text:p>492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28" calcext:value-type="float">
            <text:p>128</text:p>
          </table:table-cell>
          <table:table-cell office:value-type="float" office:value="53579" calcext:value-type="float">
            <text:p>53579</text:p>
          </table:table-cell>
          <table:table-cell office:value-type="float" office:value="5033" calcext:value-type="float">
            <text:p>503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8" calcext:value-type="float">
            <text:p>128</text:p>
          </table:table-cell>
          <table:table-cell office:value-type="float" office:value="53146" calcext:value-type="float">
            <text:p>53146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8" calcext:value-type="float">
            <text:p>128</text:p>
          </table:table-cell>
          <table:table-cell office:value-type="float" office:value="52394" calcext:value-type="float">
            <text:p>52394</text:p>
          </table:table-cell>
          <table:table-cell office:value-type="float" office:value="4897" calcext:value-type="float">
            <text:p>489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8" calcext:value-type="float">
            <text:p>128</text:p>
          </table:table-cell>
          <table:table-cell office:value-type="float" office:value="52484" calcext:value-type="float">
            <text:p>52484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8" calcext:value-type="float">
            <text:p>128</text:p>
          </table:table-cell>
          <table:table-cell office:value-type="float" office:value="52110" calcext:value-type="float">
            <text:p>52110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8" calcext:value-type="float">
            <text:p>128</text:p>
          </table:table-cell>
          <table:table-cell office:value-type="float" office:value="52104" calcext:value-type="float">
            <text:p>52104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office:value-type="float" office:value="51972" calcext:value-type="float">
            <text:p>51972</text:p>
          </table:table-cell>
          <table:table-cell office:value-type="float" office:value="4961" calcext:value-type="float">
            <text:p>496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8" calcext:value-type="float">
            <text:p>128</text:p>
          </table:table-cell>
          <table:table-cell office:value-type="float" office:value="51000" calcext:value-type="float">
            <text:p>51000</text:p>
          </table:table-cell>
          <table:table-cell office:value-type="float" office:value="4730" calcext:value-type="float">
            <text:p>473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28" calcext:value-type="float">
            <text:p>128</text:p>
          </table:table-cell>
          <table:table-cell office:value-type="float" office:value="51141" calcext:value-type="float">
            <text:p>51141</text:p>
          </table:table-cell>
          <table:table-cell office:value-type="float" office:value="4971" calcext:value-type="float">
            <text:p>497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8" calcext:value-type="float">
            <text:p>128</text:p>
          </table:table-cell>
          <table:table-cell office:value-type="float" office:value="50923" calcext:value-type="float">
            <text:p>50923</text:p>
          </table:table-cell>
          <table:table-cell office:value-type="float" office:value="4847" calcext:value-type="float">
            <text:p>484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28" calcext:value-type="float">
            <text:p>128</text:p>
          </table:table-cell>
          <table:table-cell office:value-type="float" office:value="50802" calcext:value-type="float">
            <text:p>50802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28" calcext:value-type="float">
            <text:p>128</text:p>
          </table:table-cell>
          <table:table-cell office:value-type="float" office:value="50632" calcext:value-type="float">
            <text:p>50632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8" calcext:value-type="float">
            <text:p>128</text:p>
          </table:table-cell>
          <table:table-cell office:value-type="float" office:value="50524" calcext:value-type="float">
            <text:p>50524</text:p>
          </table:table-cell>
          <table:table-cell office:value-type="float" office:value="4931" calcext:value-type="float">
            <text:p>493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28" calcext:value-type="float">
            <text:p>128</text:p>
          </table:table-cell>
          <table:table-cell office:value-type="float" office:value="50558" calcext:value-type="float">
            <text:p>50558</text:p>
          </table:table-cell>
          <table:table-cell office:value-type="float" office:value="4941" calcext:value-type="float">
            <text:p>494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28" calcext:value-type="float">
            <text:p>128</text:p>
          </table:table-cell>
          <table:table-cell office:value-type="float" office:value="49790" calcext:value-type="float">
            <text:p>49790</text:p>
          </table:table-cell>
          <table:table-cell office:value-type="float" office:value="4753" calcext:value-type="float">
            <text:p>475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28" calcext:value-type="float">
            <text:p>128</text:p>
          </table:table-cell>
          <table:table-cell office:value-type="float" office:value="50054" calcext:value-type="float">
            <text:p>50054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28" calcext:value-type="float">
            <text:p>128</text:p>
          </table:table-cell>
          <table:table-cell office:value-type="float" office:value="49969" calcext:value-type="float">
            <text:p>49969</text:p>
          </table:table-cell>
          <table:table-cell office:value-type="float" office:value="4845" calcext:value-type="float">
            <text:p>484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28" calcext:value-type="float">
            <text:p>128</text:p>
          </table:table-cell>
          <table:table-cell office:value-type="float" office:value="49609" calcext:value-type="float">
            <text:p>49609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28" calcext:value-type="float">
            <text:p>128</text:p>
          </table:table-cell>
          <table:table-cell office:value-type="float" office:value="49557" calcext:value-type="float">
            <text:p>49557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8" calcext:value-type="float">
            <text:p>128</text:p>
          </table:table-cell>
          <table:table-cell office:value-type="float" office:value="49644" calcext:value-type="float">
            <text:p>49644</text:p>
          </table:table-cell>
          <table:table-cell office:value-type="float" office:value="4936" calcext:value-type="float">
            <text:p>493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28" calcext:value-type="float">
            <text:p>128</text:p>
          </table:table-cell>
          <table:table-cell office:value-type="float" office:value="49136" calcext:value-type="float">
            <text:p>49136</text:p>
          </table:table-cell>
          <table:table-cell office:value-type="float" office:value="4983" calcext:value-type="float">
            <text:p>498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28" calcext:value-type="float">
            <text:p>128</text:p>
          </table:table-cell>
          <table:table-cell office:value-type="float" office:value="49300" calcext:value-type="float">
            <text:p>49300</text:p>
          </table:table-cell>
          <table:table-cell office:value-type="float" office:value="4905" calcext:value-type="float">
            <text:p>490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8" calcext:value-type="float">
            <text:p>128</text:p>
          </table:table-cell>
          <table:table-cell office:value-type="float" office:value="49448" calcext:value-type="float">
            <text:p>49448</text:p>
          </table:table-cell>
          <table:table-cell office:value-type="float" office:value="5002" calcext:value-type="float">
            <text:p>500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8" calcext:value-type="float">
            <text:p>128</text:p>
          </table:table-cell>
          <table:table-cell office:value-type="float" office:value="48683" calcext:value-type="float">
            <text:p>48683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28" calcext:value-type="float">
            <text:p>128</text:p>
          </table:table-cell>
          <table:table-cell office:value-type="float" office:value="49141" calcext:value-type="float">
            <text:p>49141</text:p>
          </table:table-cell>
          <table:table-cell office:value-type="float" office:value="5029" calcext:value-type="float">
            <text:p>502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28" calcext:value-type="float">
            <text:p>128</text:p>
          </table:table-cell>
          <table:table-cell office:value-type="float" office:value="48663" calcext:value-type="float">
            <text:p>48663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28" calcext:value-type="float">
            <text:p>128</text:p>
          </table:table-cell>
          <table:table-cell office:value-type="float" office:value="48324" calcext:value-type="float">
            <text:p>48324</text:p>
          </table:table-cell>
          <table:table-cell office:value-type="float" office:value="4925" calcext:value-type="float">
            <text:p>492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28" calcext:value-type="float">
            <text:p>128</text:p>
          </table:table-cell>
          <table:table-cell office:value-type="float" office:value="48123" calcext:value-type="float">
            <text:p>48123</text:p>
          </table:table-cell>
          <table:table-cell office:value-type="float" office:value="4948" calcext:value-type="float">
            <text:p>494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28" calcext:value-type="float">
            <text:p>128</text:p>
          </table:table-cell>
          <table:table-cell office:value-type="float" office:value="48727" calcext:value-type="float">
            <text:p>48727</text:p>
          </table:table-cell>
          <table:table-cell office:value-type="float" office:value="5123" calcext:value-type="float">
            <text:p>512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28" calcext:value-type="float">
            <text:p>128</text:p>
          </table:table-cell>
          <table:table-cell office:value-type="float" office:value="47796" calcext:value-type="float">
            <text:p>47796</text:p>
          </table:table-cell>
          <table:table-cell office:value-type="float" office:value="4963" calcext:value-type="float">
            <text:p>496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28" calcext:value-type="float">
            <text:p>128</text:p>
          </table:table-cell>
          <table:table-cell office:value-type="float" office:value="47910" calcext:value-type="float">
            <text:p>47910</text:p>
          </table:table-cell>
          <table:table-cell office:value-type="float" office:value="4991" calcext:value-type="float">
            <text:p>4991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28" calcext:value-type="float">
            <text:p>128</text:p>
          </table:table-cell>
          <table:table-cell office:value-type="float" office:value="48171" calcext:value-type="float">
            <text:p>48171</text:p>
          </table:table-cell>
          <table:table-cell office:value-type="float" office:value="5103" calcext:value-type="float">
            <text:p>510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8" calcext:value-type="float">
            <text:p>128</text:p>
          </table:table-cell>
          <table:table-cell office:value-type="float" office:value="47527" calcext:value-type="float">
            <text:p>47527</text:p>
          </table:table-cell>
          <table:table-cell office:value-type="float" office:value="4986" calcext:value-type="float">
            <text:p>498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28" calcext:value-type="float">
            <text:p>128</text:p>
          </table:table-cell>
          <table:table-cell office:value-type="float" office:value="47165" calcext:value-type="float">
            <text:p>47165</text:p>
          </table:table-cell>
          <table:table-cell office:value-type="float" office:value="4890" calcext:value-type="float">
            <text:p>489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28" calcext:value-type="float">
            <text:p>128</text:p>
          </table:table-cell>
          <table:table-cell office:value-type="float" office:value="47474" calcext:value-type="float">
            <text:p>47474</text:p>
          </table:table-cell>
          <table:table-cell office:value-type="float" office:value="5011" calcext:value-type="float">
            <text:p>501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28" calcext:value-type="float">
            <text:p>128</text:p>
          </table:table-cell>
          <table:table-cell office:value-type="float" office:value="47629" calcext:value-type="float">
            <text:p>47629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28" calcext:value-type="float">
            <text:p>128</text:p>
          </table:table-cell>
          <table:table-cell office:value-type="float" office:value="47050" calcext:value-type="float">
            <text:p>47050</text:p>
          </table:table-cell>
          <table:table-cell office:value-type="float" office:value="5058" calcext:value-type="float">
            <text:p>505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8" calcext:value-type="float">
            <text:p>128</text:p>
          </table:table-cell>
          <table:table-cell office:value-type="float" office:value="47259" calcext:value-type="float">
            <text:p>47259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28" calcext:value-type="float">
            <text:p>128</text:p>
          </table:table-cell>
          <table:table-cell office:value-type="float" office:value="46599" calcext:value-type="float">
            <text:p>46599</text:p>
          </table:table-cell>
          <table:table-cell office:value-type="float" office:value="4927" calcext:value-type="float">
            <text:p>492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28" calcext:value-type="float">
            <text:p>128</text:p>
          </table:table-cell>
          <table:table-cell office:value-type="float" office:value="46534" calcext:value-type="float">
            <text:p>46534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28" calcext:value-type="float">
            <text:p>128</text:p>
          </table:table-cell>
          <table:table-cell office:value-type="float" office:value="46082" calcext:value-type="float">
            <text:p>46082</text:p>
          </table:table-cell>
          <table:table-cell office:value-type="float" office:value="4846" calcext:value-type="float">
            <text:p>484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28" calcext:value-type="float">
            <text:p>128</text:p>
          </table:table-cell>
          <table:table-cell office:value-type="float" office:value="45752" calcext:value-type="float">
            <text:p>45752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46073" calcext:value-type="float">
            <text:p>46073</text:p>
          </table:table-cell>
          <table:table-cell office:value-type="float" office:value="4841" calcext:value-type="float">
            <text:p>484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28" calcext:value-type="float">
            <text:p>128</text:p>
          </table:table-cell>
          <table:table-cell office:value-type="float" office:value="46224" calcext:value-type="float">
            <text:p>46224</text:p>
          </table:table-cell>
          <table:table-cell office:value-type="float" office:value="4895" calcext:value-type="float">
            <text:p>489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28" calcext:value-type="float">
            <text:p>128</text:p>
          </table:table-cell>
          <table:table-cell office:value-type="float" office:value="45878" calcext:value-type="float">
            <text:p>45878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28" calcext:value-type="float">
            <text:p>128</text:p>
          </table:table-cell>
          <table:table-cell office:value-type="float" office:value="46014" calcext:value-type="float">
            <text:p>46014</text:p>
          </table:table-cell>
          <table:table-cell office:value-type="float" office:value="4975" calcext:value-type="float">
            <text:p>497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28" calcext:value-type="float">
            <text:p>128</text:p>
          </table:table-cell>
          <table:table-cell office:value-type="float" office:value="45782" calcext:value-type="float">
            <text:p>45782</text:p>
          </table:table-cell>
          <table:table-cell office:value-type="float" office:value="4977" calcext:value-type="float">
            <text:p>497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28" calcext:value-type="float">
            <text:p>128</text:p>
          </table:table-cell>
          <table:table-cell office:value-type="float" office:value="45856" calcext:value-type="float">
            <text:p>45856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28" calcext:value-type="float">
            <text:p>128</text:p>
          </table:table-cell>
          <table:table-cell office:value-type="float" office:value="45239" calcext:value-type="float">
            <text:p>45239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28" calcext:value-type="float">
            <text:p>128</text:p>
          </table:table-cell>
          <table:table-cell office:value-type="float" office:value="45506" calcext:value-type="float">
            <text:p>45506</text:p>
          </table:table-cell>
          <table:table-cell office:value-type="float" office:value="4937" calcext:value-type="float">
            <text:p>4937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28" calcext:value-type="float">
            <text:p>128</text:p>
          </table:table-cell>
          <table:table-cell office:value-type="float" office:value="45295" calcext:value-type="float">
            <text:p>45295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28" calcext:value-type="float">
            <text:p>128</text:p>
          </table:table-cell>
          <table:table-cell office:value-type="float" office:value="45645" calcext:value-type="float">
            <text:p>45645</text:p>
          </table:table-cell>
          <table:table-cell office:value-type="float" office:value="4969" calcext:value-type="float">
            <text:p>496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8" calcext:value-type="float">
            <text:p>128</text:p>
          </table:table-cell>
          <table:table-cell office:value-type="float" office:value="45258" calcext:value-type="float">
            <text:p>45258</text:p>
          </table:table-cell>
          <table:table-cell office:value-type="float" office:value="4872" calcext:value-type="float">
            <text:p>487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28" calcext:value-type="float">
            <text:p>128</text:p>
          </table:table-cell>
          <table:table-cell office:value-type="float" office:value="45497" calcext:value-type="float">
            <text:p>45497</text:p>
          </table:table-cell>
          <table:table-cell office:value-type="float" office:value="4941" calcext:value-type="float">
            <text:p>494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28" calcext:value-type="float">
            <text:p>128</text:p>
          </table:table-cell>
          <table:table-cell office:value-type="float" office:value="44694" calcext:value-type="float">
            <text:p>44694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28" calcext:value-type="float">
            <text:p>128</text:p>
          </table:table-cell>
          <table:table-cell office:value-type="float" office:value="45125" calcext:value-type="float">
            <text:p>45125</text:p>
          </table:table-cell>
          <table:table-cell office:value-type="float" office:value="5025" calcext:value-type="float">
            <text:p>502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28" calcext:value-type="float">
            <text:p>128</text:p>
          </table:table-cell>
          <table:table-cell office:value-type="float" office:value="45028" calcext:value-type="float">
            <text:p>45028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28" calcext:value-type="float">
            <text:p>128</text:p>
          </table:table-cell>
          <table:table-cell office:value-type="float" office:value="45069" calcext:value-type="float">
            <text:p>45069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28" calcext:value-type="float">
            <text:p>128</text:p>
          </table:table-cell>
          <table:table-cell office:value-type="float" office:value="44880" calcext:value-type="float">
            <text:p>44880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28" calcext:value-type="float">
            <text:p>128</text:p>
          </table:table-cell>
          <table:table-cell office:value-type="float" office:value="44813" calcext:value-type="float">
            <text:p>44813</text:p>
          </table:table-cell>
          <table:table-cell office:value-type="float" office:value="5089" calcext:value-type="float">
            <text:p>5089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28" calcext:value-type="float">
            <text:p>128</text:p>
          </table:table-cell>
          <table:table-cell office:value-type="float" office:value="44640" calcext:value-type="float">
            <text:p>44640</text:p>
          </table:table-cell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28" calcext:value-type="float">
            <text:p>128</text:p>
          </table:table-cell>
          <table:table-cell office:value-type="float" office:value="44589" calcext:value-type="float">
            <text:p>44589</text:p>
          </table:table-cell>
          <table:table-cell office:value-type="float" office:value="5005" calcext:value-type="float">
            <text:p>50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8" calcext:value-type="float">
            <text:p>128</text:p>
          </table:table-cell>
          <table:table-cell office:value-type="float" office:value="44691" calcext:value-type="float">
            <text:p>44691</text:p>
          </table:table-cell>
          <table:table-cell office:value-type="float" office:value="5202" calcext:value-type="float">
            <text:p>520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28" calcext:value-type="float">
            <text:p>128</text:p>
          </table:table-cell>
          <table:table-cell office:value-type="float" office:value="44356" calcext:value-type="float">
            <text:p>44356</text:p>
          </table:table-cell>
          <table:table-cell office:value-type="float" office:value="5021" calcext:value-type="float">
            <text:p>502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28" calcext:value-type="float">
            <text:p>128</text:p>
          </table:table-cell>
          <table:table-cell office:value-type="float" office:value="44553" calcext:value-type="float">
            <text:p>44553</text:p>
          </table:table-cell>
          <table:table-cell office:value-type="float" office:value="4977" calcext:value-type="float">
            <text:p>497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28" calcext:value-type="float">
            <text:p>128</text:p>
          </table:table-cell>
          <table:table-cell office:value-type="float" office:value="44243" calcext:value-type="float">
            <text:p>44243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28" calcext:value-type="float">
            <text:p>128</text:p>
          </table:table-cell>
          <table:table-cell office:value-type="float" office:value="44252" calcext:value-type="float">
            <text:p>44252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8" calcext:value-type="float">
            <text:p>128</text:p>
          </table:table-cell>
          <table:table-cell office:value-type="float" office:value="44352" calcext:value-type="float">
            <text:p>44352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28" calcext:value-type="float">
            <text:p>128</text:p>
          </table:table-cell>
          <table:table-cell office:value-type="float" office:value="44256" calcext:value-type="float">
            <text:p>44256</text:p>
          </table:table-cell>
          <table:table-cell office:value-type="float" office:value="5015" calcext:value-type="float">
            <text:p>501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28" calcext:value-type="float">
            <text:p>128</text:p>
          </table:table-cell>
          <table:table-cell office:value-type="float" office:value="44001" calcext:value-type="float">
            <text:p>44001</text:p>
          </table:table-cell>
          <table:table-cell office:value-type="float" office:value="5001" calcext:value-type="float">
            <text:p>500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28" calcext:value-type="float">
            <text:p>128</text:p>
          </table:table-cell>
          <table:table-cell office:value-type="float" office:value="43885" calcext:value-type="float">
            <text:p>43885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28" calcext:value-type="float">
            <text:p>128</text:p>
          </table:table-cell>
          <table:table-cell office:value-type="float" office:value="44055" calcext:value-type="float">
            <text:p>44055</text:p>
          </table:table-cell>
          <table:table-cell office:value-type="float" office:value="5060" calcext:value-type="float">
            <text:p>506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8" calcext:value-type="float">
            <text:p>128</text:p>
          </table:table-cell>
          <table:table-cell office:value-type="float" office:value="43464" calcext:value-type="float">
            <text:p>43464</text:p>
          </table:table-cell>
          <table:table-cell office:value-type="float" office:value="5027" calcext:value-type="float">
            <text:p>502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28" calcext:value-type="float">
            <text:p>128</text:p>
          </table:table-cell>
          <table:table-cell office:value-type="float" office:value="43841" calcext:value-type="float">
            <text:p>43841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28" calcext:value-type="float">
            <text:p>128</text:p>
          </table:table-cell>
          <table:table-cell office:value-type="float" office:value="43920" calcext:value-type="float">
            <text:p>43920</text:p>
          </table:table-cell>
          <table:table-cell office:value-type="float" office:value="5099" calcext:value-type="float">
            <text:p>5099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28" calcext:value-type="float">
            <text:p>128</text:p>
          </table:table-cell>
          <table:table-cell office:value-type="float" office:value="43679" calcext:value-type="float">
            <text:p>43679</text:p>
          </table:table-cell>
          <table:table-cell office:value-type="float" office:value="5115" calcext:value-type="float">
            <text:p>511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28" calcext:value-type="float">
            <text:p>128</text:p>
          </table:table-cell>
          <table:table-cell office:value-type="float" office:value="44157" calcext:value-type="float">
            <text:p>44157</text:p>
          </table:table-cell>
          <table:table-cell office:value-type="float" office:value="5167" calcext:value-type="float">
            <text:p>516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28" calcext:value-type="float">
            <text:p>128</text:p>
          </table:table-cell>
          <table:table-cell office:value-type="float" office:value="43861" calcext:value-type="float">
            <text:p>43861</text:p>
          </table:table-cell>
          <table:table-cell office:value-type="float" office:value="5152" calcext:value-type="float">
            <text:p>515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28" calcext:value-type="float">
            <text:p>128</text:p>
          </table:table-cell>
          <table:table-cell office:value-type="float" office:value="43782" calcext:value-type="float">
            <text:p>43782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28" calcext:value-type="float">
            <text:p>128</text:p>
          </table:table-cell>
          <table:table-cell office:value-type="float" office:value="44005" calcext:value-type="float">
            <text:p>44005</text:p>
          </table:table-cell>
          <table:table-cell office:value-type="float" office:value="5215" calcext:value-type="float">
            <text:p>521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28" calcext:value-type="float">
            <text:p>128</text:p>
          </table:table-cell>
          <table:table-cell office:value-type="float" office:value="43739" calcext:value-type="float">
            <text:p>43739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28" calcext:value-type="float">
            <text:p>128</text:p>
          </table:table-cell>
          <table:table-cell office:value-type="float" office:value="43665" calcext:value-type="float">
            <text:p>43665</text:p>
          </table:table-cell>
          <table:table-cell office:value-type="float" office:value="5169" calcext:value-type="float">
            <text:p>516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8" calcext:value-type="float">
            <text:p>128</text:p>
          </table:table-cell>
          <table:table-cell office:value-type="float" office:value="43795" calcext:value-type="float">
            <text:p>43795</text:p>
          </table:table-cell>
          <table:table-cell office:value-type="float" office:value="5212" calcext:value-type="float">
            <text:p>5212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28" calcext:value-type="float">
            <text:p>128</text:p>
          </table:table-cell>
          <table:table-cell office:value-type="float" office:value="43731" calcext:value-type="float">
            <text:p>43731</text:p>
          </table:table-cell>
          <table:table-cell office:value-type="float" office:value="5246" calcext:value-type="float">
            <text:p>5246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28" calcext:value-type="float">
            <text:p>128</text:p>
          </table:table-cell>
          <table:table-cell office:value-type="float" office:value="43723" calcext:value-type="float">
            <text:p>43723</text:p>
          </table:table-cell>
          <table:table-cell office:value-type="float" office:value="5213" calcext:value-type="float">
            <text:p>5213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28" calcext:value-type="float">
            <text:p>128</text:p>
          </table:table-cell>
          <table:table-cell office:value-type="float" office:value="43711" calcext:value-type="float">
            <text:p>43711</text:p>
          </table:table-cell>
          <table:table-cell office:value-type="float" office:value="5256" calcext:value-type="float">
            <text:p>525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28" calcext:value-type="float">
            <text:p>128</text:p>
          </table:table-cell>
          <table:table-cell office:value-type="float" office:value="43577" calcext:value-type="float">
            <text:p>43577</text:p>
          </table:table-cell>
          <table:table-cell office:value-type="float" office:value="5271" calcext:value-type="float">
            <text:p>527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28" calcext:value-type="float">
            <text:p>128</text:p>
          </table:table-cell>
          <table:table-cell office:value-type="float" office:value="43951" calcext:value-type="float">
            <text:p>43951</text:p>
          </table:table-cell>
          <table:table-cell office:value-type="float" office:value="5216" calcext:value-type="float">
            <text:p>5216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28" calcext:value-type="float">
            <text:p>128</text:p>
          </table:table-cell>
          <table:table-cell office:value-type="float" office:value="43822" calcext:value-type="float">
            <text:p>43822</text:p>
          </table:table-cell>
          <table:table-cell office:value-type="float" office:value="5299" calcext:value-type="float">
            <text:p>5299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28" calcext:value-type="float">
            <text:p>128</text:p>
          </table:table-cell>
          <table:table-cell office:value-type="float" office:value="43635" calcext:value-type="float">
            <text:p>43635</text:p>
          </table:table-cell>
          <table:table-cell office:value-type="float" office:value="5270" calcext:value-type="float">
            <text:p>527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28" calcext:value-type="float">
            <text:p>128</text:p>
          </table:table-cell>
          <table:table-cell office:value-type="float" office:value="43634" calcext:value-type="float">
            <text:p>43634</text:p>
          </table:table-cell>
          <table:table-cell office:value-type="float" office:value="5267" calcext:value-type="float">
            <text:p>5267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28" calcext:value-type="float">
            <text:p>128</text:p>
          </table:table-cell>
          <table:table-cell office:value-type="float" office:value="44111" calcext:value-type="float">
            <text:p>44111</text:p>
          </table:table-cell>
          <table:table-cell office:value-type="float" office:value="5305" calcext:value-type="float">
            <text:p>530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8" calcext:value-type="float">
            <text:p>128</text:p>
          </table:table-cell>
          <table:table-cell office:value-type="float" office:value="43688" calcext:value-type="float">
            <text:p>43688</text:p>
          </table:table-cell>
          <table:table-cell office:value-type="float" office:value="5313" calcext:value-type="float">
            <text:p>5313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28" calcext:value-type="float">
            <text:p>128</text:p>
          </table:table-cell>
          <table:table-cell office:value-type="float" office:value="43925" calcext:value-type="float">
            <text:p>43925</text:p>
          </table:table-cell>
          <table:table-cell office:value-type="float" office:value="5293" calcext:value-type="float">
            <text:p>5293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28" calcext:value-type="float">
            <text:p>128</text:p>
          </table:table-cell>
          <table:table-cell office:value-type="float" office:value="43907" calcext:value-type="float">
            <text:p>43907</text:p>
          </table:table-cell>
          <table:table-cell office:value-type="float" office:value="5374" calcext:value-type="float">
            <text:p>5374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28" calcext:value-type="float">
            <text:p>128</text:p>
          </table:table-cell>
          <table:table-cell office:value-type="float" office:value="43912" calcext:value-type="float">
            <text:p>43912</text:p>
          </table:table-cell>
          <table:table-cell office:value-type="float" office:value="5333" calcext:value-type="float">
            <text:p>5333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28" calcext:value-type="float">
            <text:p>128</text:p>
          </table:table-cell>
          <table:table-cell office:value-type="float" office:value="44227" calcext:value-type="float">
            <text:p>44227</text:p>
          </table:table-cell>
          <table:table-cell office:value-type="float" office:value="5333" calcext:value-type="float">
            <text:p>533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28" calcext:value-type="float">
            <text:p>128</text:p>
          </table:table-cell>
          <table:table-cell office:value-type="float" office:value="43721" calcext:value-type="float">
            <text:p>43721</text:p>
          </table:table-cell>
          <table:table-cell office:value-type="float" office:value="5363" calcext:value-type="float">
            <text:p>5363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28" calcext:value-type="float">
            <text:p>128</text:p>
          </table:table-cell>
          <table:table-cell office:value-type="float" office:value="43985" calcext:value-type="float">
            <text:p>43985</text:p>
          </table:table-cell>
          <table:table-cell office:value-type="float" office:value="5343" calcext:value-type="float">
            <text:p>5343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28" calcext:value-type="float">
            <text:p>128</text:p>
          </table:table-cell>
          <table:table-cell office:value-type="float" office:value="44147" calcext:value-type="float">
            <text:p>44147</text:p>
          </table:table-cell>
          <table:table-cell office:value-type="float" office:value="5349" calcext:value-type="float">
            <text:p>5349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28" calcext:value-type="float">
            <text:p>128</text:p>
          </table:table-cell>
          <table:table-cell office:value-type="float" office:value="43935" calcext:value-type="float">
            <text:p>43935</text:p>
          </table:table-cell>
          <table:table-cell office:value-type="float" office:value="5361" calcext:value-type="float">
            <text:p>5361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28" calcext:value-type="float">
            <text:p>128</text:p>
          </table:table-cell>
          <table:table-cell office:value-type="float" office:value="44197" calcext:value-type="float">
            <text:p>44197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8" calcext:value-type="float">
            <text:p>128</text:p>
          </table:table-cell>
          <table:table-cell office:value-type="float" office:value="43926" calcext:value-type="float">
            <text:p>43926</text:p>
          </table:table-cell>
          <table:table-cell office:value-type="float" office:value="5361" calcext:value-type="float">
            <text:p>5361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28" calcext:value-type="float">
            <text:p>128</text:p>
          </table:table-cell>
          <table:table-cell office:value-type="float" office:value="44430" calcext:value-type="float">
            <text:p>44430</text:p>
          </table:table-cell>
          <table:table-cell office:value-type="float" office:value="5370" calcext:value-type="float">
            <text:p>537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28" calcext:value-type="float">
            <text:p>128</text:p>
          </table:table-cell>
          <table:table-cell office:value-type="float" office:value="44499" calcext:value-type="float">
            <text:p>44499</text:p>
          </table:table-cell>
          <table:table-cell office:value-type="float" office:value="5375" calcext:value-type="float">
            <text:p>5375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28" calcext:value-type="float">
            <text:p>128</text:p>
          </table:table-cell>
          <table:table-cell office:value-type="float" office:value="44378" calcext:value-type="float">
            <text:p>44378</text:p>
          </table:table-cell>
          <table:table-cell office:value-type="float" office:value="5421" calcext:value-type="float">
            <text:p>542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28" calcext:value-type="float">
            <text:p>128</text:p>
          </table:table-cell>
          <table:table-cell office:value-type="float" office:value="44594" calcext:value-type="float">
            <text:p>44594</text:p>
          </table:table-cell>
          <table:table-cell office:value-type="float" office:value="5423" calcext:value-type="float">
            <text:p>5423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28" calcext:value-type="float">
            <text:p>128</text:p>
          </table:table-cell>
          <table:table-cell office:value-type="float" office:value="44632" calcext:value-type="float">
            <text:p>44632</text:p>
          </table:table-cell>
          <table:table-cell office:value-type="float" office:value="5420" calcext:value-type="float">
            <text:p>542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28" calcext:value-type="float">
            <text:p>128</text:p>
          </table:table-cell>
          <table:table-cell office:value-type="float" office:value="44223" calcext:value-type="float">
            <text:p>44223</text:p>
          </table:table-cell>
          <table:table-cell office:value-type="float" office:value="5354" calcext:value-type="float">
            <text:p>5354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28" calcext:value-type="float">
            <text:p>128</text:p>
          </table:table-cell>
          <table:table-cell office:value-type="float" office:value="44517" calcext:value-type="float">
            <text:p>44517</text:p>
          </table:table-cell>
          <table:table-cell office:value-type="float" office:value="5366" calcext:value-type="float">
            <text:p>5366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28" calcext:value-type="float">
            <text:p>128</text:p>
          </table:table-cell>
          <table:table-cell office:value-type="float" office:value="44345" calcext:value-type="float">
            <text:p>44345</text:p>
          </table:table-cell>
          <table:table-cell office:value-type="float" office:value="5370" calcext:value-type="float">
            <text:p>537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28" calcext:value-type="float">
            <text:p>128</text:p>
          </table:table-cell>
          <table:table-cell office:value-type="float" office:value="44642" calcext:value-type="float">
            <text:p>44642</text:p>
          </table:table-cell>
          <table:table-cell office:value-type="float" office:value="5355" calcext:value-type="float">
            <text:p>535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8" calcext:value-type="float">
            <text:p>128</text:p>
          </table:table-cell>
          <table:table-cell office:value-type="float" office:value="44634" calcext:value-type="float">
            <text:p>44634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28" calcext:value-type="float">
            <text:p>128</text:p>
          </table:table-cell>
          <table:table-cell office:value-type="float" office:value="44921" calcext:value-type="float">
            <text:p>44921</text:p>
          </table:table-cell>
          <table:table-cell office:value-type="float" office:value="5372" calcext:value-type="float">
            <text:p>5372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28" calcext:value-type="float">
            <text:p>128</text:p>
          </table:table-cell>
          <table:table-cell office:value-type="float" office:value="44572" calcext:value-type="float">
            <text:p>44572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28" calcext:value-type="float">
            <text:p>128</text:p>
          </table:table-cell>
          <table:table-cell office:value-type="float" office:value="44881" calcext:value-type="float">
            <text:p>44881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28" calcext:value-type="float">
            <text:p>128</text:p>
          </table:table-cell>
          <table:table-cell office:value-type="float" office:value="45114" calcext:value-type="float">
            <text:p>45114</text:p>
          </table:table-cell>
          <table:table-cell office:value-type="float" office:value="5419" calcext:value-type="float">
            <text:p>5419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28" calcext:value-type="float">
            <text:p>128</text:p>
          </table:table-cell>
          <table:table-cell office:value-type="float" office:value="45325" calcext:value-type="float">
            <text:p>45325</text:p>
          </table:table-cell>
          <table:table-cell office:value-type="float" office:value="5420" calcext:value-type="float">
            <text:p>542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28" calcext:value-type="float">
            <text:p>128</text:p>
          </table:table-cell>
          <table:table-cell office:value-type="float" office:value="45166" calcext:value-type="float">
            <text:p>45166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28" calcext:value-type="float">
            <text:p>128</text:p>
          </table:table-cell>
          <table:table-cell office:value-type="float" office:value="45153" calcext:value-type="float">
            <text:p>45153</text:p>
          </table:table-cell>
          <table:table-cell office:value-type="float" office:value="5388" calcext:value-type="float">
            <text:p>5388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28" calcext:value-type="float">
            <text:p>128</text:p>
          </table:table-cell>
          <table:table-cell office:value-type="float" office:value="45169" calcext:value-type="float">
            <text:p>45169</text:p>
          </table:table-cell>
          <table:table-cell office:value-type="float" office:value="5494" calcext:value-type="float">
            <text:p>5494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28" calcext:value-type="float">
            <text:p>128</text:p>
          </table:table-cell>
          <table:table-cell office:value-type="float" office:value="45479" calcext:value-type="float">
            <text:p>45479</text:p>
          </table:table-cell>
          <table:table-cell office:value-type="float" office:value="5423" calcext:value-type="float">
            <text:p>542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8" calcext:value-type="float">
            <text:p>128</text:p>
          </table:table-cell>
          <table:table-cell office:value-type="float" office:value="45287" calcext:value-type="float">
            <text:p>45287</text:p>
          </table:table-cell>
          <table:table-cell office:value-type="float" office:value="5449" calcext:value-type="float">
            <text:p>5449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28" calcext:value-type="float">
            <text:p>128</text:p>
          </table:table-cell>
          <table:table-cell office:value-type="float" office:value="46344" calcext:value-type="float">
            <text:p>46344</text:p>
          </table:table-cell>
          <table:table-cell office:value-type="float" office:value="5409" calcext:value-type="float">
            <text:p>5409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8" calcext:value-type="float">
            <text:p>128</text:p>
          </table:table-cell>
          <table:table-cell office:value-type="float" office:value="45927" calcext:value-type="float">
            <text:p>45927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28" calcext:value-type="float">
            <text:p>128</text:p>
          </table:table-cell>
          <table:table-cell office:value-type="float" office:value="45295" calcext:value-type="float">
            <text:p>45295</text:p>
          </table:table-cell>
          <table:table-cell office:value-type="float" office:value="5405" calcext:value-type="float">
            <text:p>540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28" calcext:value-type="float">
            <text:p>128</text:p>
          </table:table-cell>
          <table:table-cell office:value-type="float" office:value="46025" calcext:value-type="float">
            <text:p>46025</text:p>
          </table:table-cell>
          <table:table-cell office:value-type="float" office:value="5384" calcext:value-type="float">
            <text:p>538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28" calcext:value-type="float">
            <text:p>128</text:p>
          </table:table-cell>
          <table:table-cell office:value-type="float" office:value="46299" calcext:value-type="float">
            <text:p>46299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28" calcext:value-type="float">
            <text:p>128</text:p>
          </table:table-cell>
          <table:table-cell office:value-type="float" office:value="46397" calcext:value-type="float">
            <text:p>46397</text:p>
          </table:table-cell>
          <table:table-cell office:value-type="float" office:value="5385" calcext:value-type="float">
            <text:p>5385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28" calcext:value-type="float">
            <text:p>128</text:p>
          </table:table-cell>
          <table:table-cell office:value-type="float" office:value="45697" calcext:value-type="float">
            <text:p>45697</text:p>
          </table:table-cell>
          <table:table-cell office:value-type="float" office:value="5385" calcext:value-type="float">
            <text:p>538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28" calcext:value-type="float">
            <text:p>128</text:p>
          </table:table-cell>
          <table:table-cell office:value-type="float" office:value="46650" calcext:value-type="float">
            <text:p>46650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28" calcext:value-type="float">
            <text:p>128</text:p>
          </table:table-cell>
          <table:table-cell office:value-type="float" office:value="46783" calcext:value-type="float">
            <text:p>46783</text:p>
          </table:table-cell>
          <table:table-cell office:value-type="float" office:value="5420" calcext:value-type="float">
            <text:p>542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8" calcext:value-type="float">
            <text:p>128</text:p>
          </table:table-cell>
          <table:table-cell office:value-type="float" office:value="46309" calcext:value-type="float">
            <text:p>46309</text:p>
          </table:table-cell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28" calcext:value-type="float">
            <text:p>128</text:p>
          </table:table-cell>
          <table:table-cell office:value-type="float" office:value="47742" calcext:value-type="float">
            <text:p>47742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28" calcext:value-type="float">
            <text:p>128</text:p>
          </table:table-cell>
          <table:table-cell office:value-type="float" office:value="46463" calcext:value-type="float">
            <text:p>46463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28" calcext:value-type="float">
            <text:p>128</text:p>
          </table:table-cell>
          <table:table-cell office:value-type="float" office:value="46935" calcext:value-type="float">
            <text:p>46935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28" calcext:value-type="float">
            <text:p>128</text:p>
          </table:table-cell>
          <table:table-cell office:value-type="float" office:value="47425" calcext:value-type="float">
            <text:p>47425</text:p>
          </table:table-cell>
          <table:table-cell office:value-type="float" office:value="5419" calcext:value-type="float">
            <text:p>5419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28" calcext:value-type="float">
            <text:p>128</text:p>
          </table:table-cell>
          <table:table-cell office:value-type="float" office:value="47177" calcext:value-type="float">
            <text:p>47177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28" calcext:value-type="float">
            <text:p>128</text:p>
          </table:table-cell>
          <table:table-cell office:value-type="float" office:value="47513" calcext:value-type="float">
            <text:p>47513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28" calcext:value-type="float">
            <text:p>128</text:p>
          </table:table-cell>
          <table:table-cell office:value-type="float" office:value="47723" calcext:value-type="float">
            <text:p>47723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8" calcext:value-type="float">
            <text:p>128</text:p>
          </table:table-cell>
          <table:table-cell office:value-type="float" office:value="47783" calcext:value-type="float">
            <text:p>47783</text:p>
          </table:table-cell>
          <table:table-cell office:value-type="float" office:value="5453" calcext:value-type="float">
            <text:p>545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28" calcext:value-type="float">
            <text:p>128</text:p>
          </table:table-cell>
          <table:table-cell office:value-type="float" office:value="47200" calcext:value-type="float">
            <text:p>47200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47980" calcext:value-type="float">
            <text:p>47980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8" calcext:value-type="float">
            <text:p>128</text:p>
          </table:table-cell>
          <table:table-cell office:value-type="float" office:value="49051" calcext:value-type="float">
            <text:p>49051</text:p>
          </table:table-cell>
          <table:table-cell office:value-type="float" office:value="5464" calcext:value-type="float">
            <text:p>546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8" calcext:value-type="float">
            <text:p>128</text:p>
          </table:table-cell>
          <table:table-cell office:value-type="float" office:value="49388" calcext:value-type="float">
            <text:p>49388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28" calcext:value-type="float">
            <text:p>128</text:p>
          </table:table-cell>
          <table:table-cell office:value-type="float" office:value="48164" calcext:value-type="float">
            <text:p>48164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28" calcext:value-type="float">
            <text:p>128</text:p>
          </table:table-cell>
          <table:table-cell office:value-type="float" office:value="48314" calcext:value-type="float">
            <text:p>48314</text:p>
          </table:table-cell>
          <table:table-cell office:value-type="float" office:value="5494" calcext:value-type="float">
            <text:p>5494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28" calcext:value-type="float">
            <text:p>128</text:p>
          </table:table-cell>
          <table:table-cell office:value-type="float" office:value="49654" calcext:value-type="float">
            <text:p>49654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28" calcext:value-type="float">
            <text:p>128</text:p>
          </table:table-cell>
          <table:table-cell office:value-type="float" office:value="49501" calcext:value-type="float">
            <text:p>49501</text:p>
          </table:table-cell>
          <table:table-cell office:value-type="float" office:value="5528" calcext:value-type="float">
            <text:p>5528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28" calcext:value-type="float">
            <text:p>128</text:p>
          </table:table-cell>
          <table:table-cell office:value-type="float" office:value="49338" calcext:value-type="float">
            <text:p>49338</text:p>
          </table:table-cell>
          <table:table-cell office:value-type="float" office:value="5493" calcext:value-type="float">
            <text:p>5493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28" calcext:value-type="float">
            <text:p>128</text:p>
          </table:table-cell>
          <table:table-cell office:value-type="float" office:value="50521" calcext:value-type="float">
            <text:p>50521</text:p>
          </table:table-cell>
          <table:table-cell office:value-type="float" office:value="5506" calcext:value-type="float">
            <text:p>5506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28" calcext:value-type="float">
            <text:p>128</text:p>
          </table:table-cell>
          <table:table-cell office:value-type="float" office:value="50173" calcext:value-type="float">
            <text:p>50173</text:p>
          </table:table-cell>
          <table:table-cell office:value-type="float" office:value="5512" calcext:value-type="float">
            <text:p>551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8" calcext:value-type="float">
            <text:p>128</text:p>
          </table:table-cell>
          <table:table-cell office:value-type="float" office:value="49346" calcext:value-type="float">
            <text:p>49346</text:p>
          </table:table-cell>
          <table:table-cell office:value-type="float" office:value="5502" calcext:value-type="float">
            <text:p>5502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28" calcext:value-type="float">
            <text:p>128</text:p>
          </table:table-cell>
          <table:table-cell office:value-type="float" office:value="48718" calcext:value-type="float">
            <text:p>48718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28" calcext:value-type="float">
            <text:p>128</text:p>
          </table:table-cell>
          <table:table-cell office:value-type="float" office:value="50172" calcext:value-type="float">
            <text:p>50172</text:p>
          </table:table-cell>
          <table:table-cell office:value-type="float" office:value="5543" calcext:value-type="float">
            <text:p>5543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28" calcext:value-type="float">
            <text:p>128</text:p>
          </table:table-cell>
          <table:table-cell office:value-type="float" office:value="50703" calcext:value-type="float">
            <text:p>50703</text:p>
          </table:table-cell>
          <table:table-cell office:value-type="float" office:value="5516" calcext:value-type="float">
            <text:p>5516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28" calcext:value-type="float">
            <text:p>128</text:p>
          </table:table-cell>
          <table:table-cell office:value-type="float" office:value="50849" calcext:value-type="float">
            <text:p>50849</text:p>
          </table:table-cell>
          <table:table-cell office:value-type="float" office:value="5536" calcext:value-type="float">
            <text:p>5536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28" calcext:value-type="float">
            <text:p>128</text:p>
          </table:table-cell>
          <table:table-cell office:value-type="float" office:value="50252" calcext:value-type="float">
            <text:p>50252</text:p>
          </table:table-cell>
          <table:table-cell office:value-type="float" office:value="5524" calcext:value-type="float">
            <text:p>5524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28" calcext:value-type="float">
            <text:p>128</text:p>
          </table:table-cell>
          <table:table-cell office:value-type="float" office:value="51093" calcext:value-type="float">
            <text:p>51093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28" calcext:value-type="float">
            <text:p>128</text:p>
          </table:table-cell>
          <table:table-cell office:value-type="float" office:value="50459" calcext:value-type="float">
            <text:p>50459</text:p>
          </table:table-cell>
          <table:table-cell office:value-type="float" office:value="5549" calcext:value-type="float">
            <text:p>5549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28" calcext:value-type="float">
            <text:p>128</text:p>
          </table:table-cell>
          <table:table-cell office:value-type="float" office:value="51507" calcext:value-type="float">
            <text:p>51507</text:p>
          </table:table-cell>
          <table:table-cell office:value-type="float" office:value="5549" calcext:value-type="float">
            <text:p>5549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28" calcext:value-type="float">
            <text:p>128</text:p>
          </table:table-cell>
          <table:table-cell office:value-type="float" office:value="52111" calcext:value-type="float">
            <text:p>52111</text:p>
          </table:table-cell>
          <table:table-cell office:value-type="float" office:value="5526" calcext:value-type="float">
            <text:p>552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8" calcext:value-type="float">
            <text:p>128</text:p>
          </table:table-cell>
          <table:table-cell office:value-type="float" office:value="52923" calcext:value-type="float">
            <text:p>52923</text:p>
          </table:table-cell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28" calcext:value-type="float">
            <text:p>128</text:p>
          </table:table-cell>
          <table:table-cell office:value-type="float" office:value="52697" calcext:value-type="float">
            <text:p>52697</text:p>
          </table:table-cell>
          <table:table-cell office:value-type="float" office:value="5569" calcext:value-type="float">
            <text:p>5569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28" calcext:value-type="float">
            <text:p>128</text:p>
          </table:table-cell>
          <table:table-cell office:value-type="float" office:value="52118" calcext:value-type="float">
            <text:p>52118</text:p>
          </table:table-cell>
          <table:table-cell office:value-type="float" office:value="5509" calcext:value-type="float">
            <text:p>5509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28" calcext:value-type="float">
            <text:p>128</text:p>
          </table:table-cell>
          <table:table-cell office:value-type="float" office:value="52948" calcext:value-type="float">
            <text:p>52948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28" calcext:value-type="float">
            <text:p>128</text:p>
          </table:table-cell>
          <table:table-cell office:value-type="float" office:value="52434" calcext:value-type="float">
            <text:p>52434</text:p>
          </table:table-cell>
          <table:table-cell office:value-type="float" office:value="5503" calcext:value-type="float">
            <text:p>5503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28" calcext:value-type="float">
            <text:p>128</text:p>
          </table:table-cell>
          <table:table-cell office:value-type="float" office:value="53275" calcext:value-type="float">
            <text:p>53275</text:p>
          </table:table-cell>
          <table:table-cell office:value-type="float" office:value="5527" calcext:value-type="float">
            <text:p>5527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28" calcext:value-type="float">
            <text:p>128</text:p>
          </table:table-cell>
          <table:table-cell office:value-type="float" office:value="52951" calcext:value-type="float">
            <text:p>52951</text:p>
          </table:table-cell>
          <table:table-cell office:value-type="float" office:value="5559" calcext:value-type="float">
            <text:p>5559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28" calcext:value-type="float">
            <text:p>128</text:p>
          </table:table-cell>
          <table:table-cell office:value-type="float" office:value="53589" calcext:value-type="float">
            <text:p>53589</text:p>
          </table:table-cell>
          <table:table-cell office:value-type="float" office:value="5546" calcext:value-type="float">
            <text:p>5546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28" calcext:value-type="float">
            <text:p>128</text:p>
          </table:table-cell>
          <table:table-cell office:value-type="float" office:value="53520" calcext:value-type="float">
            <text:p>53520</text:p>
          </table:table-cell>
          <table:table-cell office:value-type="float" office:value="5524" calcext:value-type="float">
            <text:p>5524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28" calcext:value-type="float">
            <text:p>128</text:p>
          </table:table-cell>
          <table:table-cell office:value-type="float" office:value="53818" calcext:value-type="float">
            <text:p>53818</text:p>
          </table:table-cell>
          <table:table-cell office:value-type="float" office:value="5526" calcext:value-type="float">
            <text:p>552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8" calcext:value-type="float">
            <text:p>128</text:p>
          </table:table-cell>
          <table:table-cell office:value-type="float" office:value="54587" calcext:value-type="float">
            <text:p>54587</text:p>
          </table:table-cell>
          <table:table-cell office:value-type="float" office:value="5549" calcext:value-type="float">
            <text:p>5549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28" calcext:value-type="float">
            <text:p>128</text:p>
          </table:table-cell>
          <table:table-cell office:value-type="float" office:value="54479" calcext:value-type="float">
            <text:p>54479</text:p>
          </table:table-cell>
          <table:table-cell office:value-type="float" office:value="5581" calcext:value-type="float">
            <text:p>5581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28" calcext:value-type="float">
            <text:p>128</text:p>
          </table:table-cell>
          <table:table-cell office:value-type="float" office:value="54984" calcext:value-type="float">
            <text:p>54984</text:p>
          </table:table-cell>
          <table:table-cell office:value-type="float" office:value="5586" calcext:value-type="float">
            <text:p>5586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28" calcext:value-type="float">
            <text:p>128</text:p>
          </table:table-cell>
          <table:table-cell office:value-type="float" office:value="54663" calcext:value-type="float">
            <text:p>54663</text:p>
          </table:table-cell>
          <table:table-cell office:value-type="float" office:value="5617" calcext:value-type="float">
            <text:p>5617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28" calcext:value-type="float">
            <text:p>128</text:p>
          </table:table-cell>
          <table:table-cell office:value-type="float" office:value="56008" calcext:value-type="float">
            <text:p>56008</text:p>
          </table:table-cell>
          <table:table-cell office:value-type="float" office:value="5567" calcext:value-type="float">
            <text:p>5567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28" calcext:value-type="float">
            <text:p>128</text:p>
          </table:table-cell>
          <table:table-cell office:value-type="float" office:value="54765" calcext:value-type="float">
            <text:p>54765</text:p>
          </table:table-cell>
          <table:table-cell office:value-type="float" office:value="5552" calcext:value-type="float">
            <text:p>5552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28" calcext:value-type="float">
            <text:p>128</text:p>
          </table:table-cell>
          <table:table-cell office:value-type="float" office:value="55070" calcext:value-type="float">
            <text:p>55070</text:p>
          </table:table-cell>
          <table:table-cell office:value-type="float" office:value="5547" calcext:value-type="float">
            <text:p>5547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28" calcext:value-type="float">
            <text:p>128</text:p>
          </table:table-cell>
          <table:table-cell office:value-type="float" office:value="56974" calcext:value-type="float">
            <text:p>56974</text:p>
          </table:table-cell>
          <table:table-cell office:value-type="float" office:value="5515" calcext:value-type="float">
            <text:p>5515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28" calcext:value-type="float">
            <text:p>128</text:p>
          </table:table-cell>
          <table:table-cell office:value-type="float" office:value="55949" calcext:value-type="float">
            <text:p>55949</text:p>
          </table:table-cell>
          <table:table-cell office:value-type="float" office:value="5610" calcext:value-type="float">
            <text:p>561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28" calcext:value-type="float">
            <text:p>128</text:p>
          </table:table-cell>
          <table:table-cell office:value-type="float" office:value="56484" calcext:value-type="float">
            <text:p>56484</text:p>
          </table:table-cell>
          <table:table-cell office:value-type="float" office:value="5578" calcext:value-type="float">
            <text:p>557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8" calcext:value-type="float">
            <text:p>128</text:p>
          </table:table-cell>
          <table:table-cell office:value-type="float" office:value="56589" calcext:value-type="float">
            <text:p>56589</text:p>
          </table:table-cell>
          <table:table-cell office:value-type="float" office:value="5578" calcext:value-type="float">
            <text:p>5578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28" calcext:value-type="float">
            <text:p>128</text:p>
          </table:table-cell>
          <table:table-cell office:value-type="float" office:value="57038" calcext:value-type="float">
            <text:p>57038</text:p>
          </table:table-cell>
          <table:table-cell office:value-type="float" office:value="5590" calcext:value-type="float">
            <text:p>559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28" calcext:value-type="float">
            <text:p>128</text:p>
          </table:table-cell>
          <table:table-cell office:value-type="float" office:value="57164" calcext:value-type="float">
            <text:p>57164</text:p>
          </table:table-cell>
          <table:table-cell office:value-type="float" office:value="5555" calcext:value-type="float">
            <text:p>5555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28" calcext:value-type="float">
            <text:p>128</text:p>
          </table:table-cell>
          <table:table-cell office:value-type="float" office:value="57181" calcext:value-type="float">
            <text:p>57181</text:p>
          </table:table-cell>
          <table:table-cell office:value-type="float" office:value="5573" calcext:value-type="float">
            <text:p>5573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28" calcext:value-type="float">
            <text:p>128</text:p>
          </table:table-cell>
          <table:table-cell office:value-type="float" office:value="58175" calcext:value-type="float">
            <text:p>58175</text:p>
          </table:table-cell>
          <table:table-cell office:value-type="float" office:value="5574" calcext:value-type="float">
            <text:p>5574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28" calcext:value-type="float">
            <text:p>128</text:p>
          </table:table-cell>
          <table:table-cell office:value-type="float" office:value="57452" calcext:value-type="float">
            <text:p>57452</text:p>
          </table:table-cell>
          <table:table-cell office:value-type="float" office:value="5547" calcext:value-type="float">
            <text:p>5547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28" calcext:value-type="float">
            <text:p>128</text:p>
          </table:table-cell>
          <table:table-cell office:value-type="float" office:value="59125" calcext:value-type="float">
            <text:p>59125</text:p>
          </table:table-cell>
          <table:table-cell office:value-type="float" office:value="5594" calcext:value-type="float">
            <text:p>5594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28" calcext:value-type="float">
            <text:p>128</text:p>
          </table:table-cell>
          <table:table-cell office:value-type="float" office:value="58713" calcext:value-type="float">
            <text:p>58713</text:p>
          </table:table-cell>
          <table:table-cell office:value-type="float" office:value="5593" calcext:value-type="float">
            <text:p>5593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28" calcext:value-type="float">
            <text:p>128</text:p>
          </table:table-cell>
          <table:table-cell office:value-type="float" office:value="59553" calcext:value-type="float">
            <text:p>59553</text:p>
          </table:table-cell>
          <table:table-cell office:value-type="float" office:value="5562" calcext:value-type="float">
            <text:p>5562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28" calcext:value-type="float">
            <text:p>128</text:p>
          </table:table-cell>
          <table:table-cell office:value-type="float" office:value="58982" calcext:value-type="float">
            <text:p>58982</text:p>
          </table:table-cell>
          <table:table-cell office:value-type="float" office:value="5595" calcext:value-type="float">
            <text:p>559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8" calcext:value-type="float">
            <text:p>128</text:p>
          </table:table-cell>
          <table:table-cell office:value-type="float" office:value="58773" calcext:value-type="float">
            <text:p>58773</text:p>
          </table:table-cell>
          <table:table-cell office:value-type="float" office:value="5590" calcext:value-type="float">
            <text:p>5590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28" calcext:value-type="float">
            <text:p>128</text:p>
          </table:table-cell>
          <table:table-cell office:value-type="float" office:value="59216" calcext:value-type="float">
            <text:p>59216</text:p>
          </table:table-cell>
          <table:table-cell office:value-type="float" office:value="5591" calcext:value-type="float">
            <text:p>5591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28" calcext:value-type="float">
            <text:p>128</text:p>
          </table:table-cell>
          <table:table-cell office:value-type="float" office:value="59850" calcext:value-type="float">
            <text:p>59850</text:p>
          </table:table-cell>
          <table:table-cell office:value-type="float" office:value="5594" calcext:value-type="float">
            <text:p>5594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28" calcext:value-type="float">
            <text:p>128</text:p>
          </table:table-cell>
          <table:table-cell office:value-type="float" office:value="59629" calcext:value-type="float">
            <text:p>59629</text:p>
          </table:table-cell>
          <table:table-cell office:value-type="float" office:value="5573" calcext:value-type="float">
            <text:p>5573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28" calcext:value-type="float">
            <text:p>128</text:p>
          </table:table-cell>
          <table:table-cell office:value-type="float" office:value="60660" calcext:value-type="float">
            <text:p>60660</text:p>
          </table:table-cell>
          <table:table-cell office:value-type="float" office:value="5625" calcext:value-type="float">
            <text:p>5625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28" calcext:value-type="float">
            <text:p>128</text:p>
          </table:table-cell>
          <table:table-cell office:value-type="float" office:value="60667" calcext:value-type="float">
            <text:p>60667</text:p>
          </table:table-cell>
          <table:table-cell office:value-type="float" office:value="5609" calcext:value-type="float">
            <text:p>5609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28" calcext:value-type="float">
            <text:p>128</text:p>
          </table:table-cell>
          <table:table-cell office:value-type="float" office:value="60228" calcext:value-type="float">
            <text:p>60228</text:p>
          </table:table-cell>
          <table:table-cell office:value-type="float" office:value="5613" calcext:value-type="float">
            <text:p>5613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28" calcext:value-type="float">
            <text:p>128</text:p>
          </table:table-cell>
          <table:table-cell office:value-type="float" office:value="61203" calcext:value-type="float">
            <text:p>61203</text:p>
          </table:table-cell>
          <table:table-cell office:value-type="float" office:value="5592" calcext:value-type="float">
            <text:p>5592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28" calcext:value-type="float">
            <text:p>128</text:p>
          </table:table-cell>
          <table:table-cell office:value-type="float" office:value="60779" calcext:value-type="float">
            <text:p>60779</text:p>
          </table:table-cell>
          <table:table-cell office:value-type="float" office:value="5568" calcext:value-type="float">
            <text:p>5568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28" calcext:value-type="float">
            <text:p>128</text:p>
          </table:table-cell>
          <table:table-cell office:value-type="float" office:value="62145" calcext:value-type="float">
            <text:p>62145</text:p>
          </table:table-cell>
          <table:table-cell office:value-type="float" office:value="5599" calcext:value-type="float">
            <text:p>559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8" calcext:value-type="float">
            <text:p>128</text:p>
          </table:table-cell>
          <table:table-cell office:value-type="float" office:value="61069" calcext:value-type="float">
            <text:p>61069</text:p>
          </table:table-cell>
          <table:table-cell office:value-type="float" office:value="5609" calcext:value-type="float">
            <text:p>5609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28" calcext:value-type="float">
            <text:p>128</text:p>
          </table:table-cell>
          <table:table-cell office:value-type="float" office:value="57577" calcext:value-type="float">
            <text:p>57577</text:p>
          </table:table-cell>
          <table:table-cell office:value-type="float" office:value="5622" calcext:value-type="float">
            <text:p>5622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28" calcext:value-type="float">
            <text:p>128</text:p>
          </table:table-cell>
          <table:table-cell office:value-type="float" office:value="62921" calcext:value-type="float">
            <text:p>62921</text:p>
          </table:table-cell>
          <table:table-cell office:value-type="float" office:value="5630" calcext:value-type="float">
            <text:p>563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28" calcext:value-type="float">
            <text:p>128</text:p>
          </table:table-cell>
          <table:table-cell office:value-type="float" office:value="63011" calcext:value-type="float">
            <text:p>63011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28" calcext:value-type="float">
            <text:p>128</text:p>
          </table:table-cell>
          <table:table-cell office:value-type="float" office:value="63447" calcext:value-type="float">
            <text:p>63447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28" calcext:value-type="float">
            <text:p>128</text:p>
          </table:table-cell>
          <table:table-cell office:value-type="float" office:value="61969" calcext:value-type="float">
            <text:p>61969</text:p>
          </table:table-cell>
          <table:table-cell office:value-type="float" office:value="5598" calcext:value-type="float">
            <text:p>5598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28" calcext:value-type="float">
            <text:p>128</text:p>
          </table:table-cell>
          <table:table-cell office:value-type="float" office:value="62936" calcext:value-type="float">
            <text:p>62936</text:p>
          </table:table-cell>
          <table:table-cell office:value-type="float" office:value="5615" calcext:value-type="float">
            <text:p>5615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28" calcext:value-type="float">
            <text:p>128</text:p>
          </table:table-cell>
          <table:table-cell office:value-type="float" office:value="63290" calcext:value-type="float">
            <text:p>63290</text:p>
          </table:table-cell>
          <table:table-cell office:value-type="float" office:value="5612" calcext:value-type="float">
            <text:p>5612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28" calcext:value-type="float">
            <text:p>128</text:p>
          </table:table-cell>
          <table:table-cell office:value-type="float" office:value="64414" calcext:value-type="float">
            <text:p>64414</text:p>
          </table:table-cell>
          <table:table-cell office:value-type="float" office:value="5625" calcext:value-type="float">
            <text:p>5625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28" calcext:value-type="float">
            <text:p>128</text:p>
          </table:table-cell>
          <table:table-cell office:value-type="float" office:value="63214" calcext:value-type="float">
            <text:p>63214</text:p>
          </table:table-cell>
          <table:table-cell office:value-type="float" office:value="5609" calcext:value-type="float">
            <text:p>560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8" calcext:value-type="float">
            <text:p>128</text:p>
          </table:table-cell>
          <table:table-cell office:value-type="float" office:value="63458" calcext:value-type="float">
            <text:p>63458</text:p>
          </table:table-cell>
          <table:table-cell office:value-type="float" office:value="5580" calcext:value-type="float">
            <text:p>5580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28" calcext:value-type="float">
            <text:p>128</text:p>
          </table:table-cell>
          <table:table-cell office:value-type="float" office:value="64200" calcext:value-type="float">
            <text:p>64200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28" calcext:value-type="float">
            <text:p>128</text:p>
          </table:table-cell>
          <table:table-cell office:value-type="float" office:value="63273" calcext:value-type="float">
            <text:p>63273</text:p>
          </table:table-cell>
          <table:table-cell office:value-type="float" office:value="5564" calcext:value-type="float">
            <text:p>5564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28" calcext:value-type="float">
            <text:p>128</text:p>
          </table:table-cell>
          <table:table-cell office:value-type="float" office:value="64848" calcext:value-type="float">
            <text:p>64848</text:p>
          </table:table-cell>
          <table:table-cell office:value-type="float" office:value="5557" calcext:value-type="float">
            <text:p>5557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28" calcext:value-type="float">
            <text:p>128</text:p>
          </table:table-cell>
          <table:table-cell office:value-type="float" office:value="63141" calcext:value-type="float">
            <text:p>63141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28" calcext:value-type="float">
            <text:p>128</text:p>
          </table:table-cell>
          <table:table-cell office:value-type="float" office:value="66275" calcext:value-type="float">
            <text:p>66275</text:p>
          </table:table-cell>
          <table:table-cell office:value-type="float" office:value="5598" calcext:value-type="float">
            <text:p>5598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28" calcext:value-type="float">
            <text:p>128</text:p>
          </table:table-cell>
          <table:table-cell office:value-type="float" office:value="65154" calcext:value-type="float">
            <text:p>65154</text:p>
          </table:table-cell>
          <table:table-cell office:value-type="float" office:value="5592" calcext:value-type="float">
            <text:p>5592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28" calcext:value-type="float">
            <text:p>128</text:p>
          </table:table-cell>
          <table:table-cell office:value-type="float" office:value="65171" calcext:value-type="float">
            <text:p>65171</text:p>
          </table:table-cell>
          <table:table-cell office:value-type="float" office:value="5564" calcext:value-type="float">
            <text:p>5564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28" calcext:value-type="float">
            <text:p>128</text:p>
          </table:table-cell>
          <table:table-cell office:value-type="float" office:value="66295" calcext:value-type="float">
            <text:p>66295</text:p>
          </table:table-cell>
          <table:table-cell office:value-type="float" office:value="5571" calcext:value-type="float">
            <text:p>5571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28" calcext:value-type="float">
            <text:p>128</text:p>
          </table:table-cell>
          <table:table-cell office:value-type="float" office:value="66370" calcext:value-type="float">
            <text:p>66370</text:p>
          </table:table-cell>
          <table:table-cell office:value-type="float" office:value="5543" calcext:value-type="float">
            <text:p>5543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28" calcext:value-type="float">
            <text:p>128</text:p>
          </table:table-cell>
          <table:table-cell office:value-type="float" office:value="65884" calcext:value-type="float">
            <text:p>65884</text:p>
          </table:table-cell>
          <table:table-cell office:value-type="float" office:value="5541" calcext:value-type="float">
            <text:p>5541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28" calcext:value-type="float">
            <text:p>128</text:p>
          </table:table-cell>
          <table:table-cell office:value-type="float" office:value="66112" calcext:value-type="float">
            <text:p>66112</text:p>
          </table:table-cell>
          <table:table-cell office:value-type="float" office:value="5598" calcext:value-type="float">
            <text:p>5598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28" calcext:value-type="float">
            <text:p>128</text:p>
          </table:table-cell>
          <table:table-cell office:value-type="float" office:value="67847" calcext:value-type="float">
            <text:p>67847</text:p>
          </table:table-cell>
          <table:table-cell office:value-type="float" office:value="5558" calcext:value-type="float">
            <text:p>5558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28" calcext:value-type="float">
            <text:p>128</text:p>
          </table:table-cell>
          <table:table-cell office:value-type="float" office:value="67043" calcext:value-type="float">
            <text:p>67043</text:p>
          </table:table-cell>
          <table:table-cell office:value-type="float" office:value="5599" calcext:value-type="float">
            <text:p>5599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28" calcext:value-type="float">
            <text:p>128</text:p>
          </table:table-cell>
          <table:table-cell office:value-type="float" office:value="65343" calcext:value-type="float">
            <text:p>65343</text:p>
          </table:table-cell>
          <table:table-cell office:value-type="float" office:value="5551" calcext:value-type="float">
            <text:p>5551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28" calcext:value-type="float">
            <text:p>128</text:p>
          </table:table-cell>
          <table:table-cell office:value-type="float" office:value="67785" calcext:value-type="float">
            <text:p>67785</text:p>
          </table:table-cell>
          <table:table-cell office:value-type="float" office:value="5549" calcext:value-type="float">
            <text:p>5549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28" calcext:value-type="float">
            <text:p>128</text:p>
          </table:table-cell>
          <table:table-cell office:value-type="float" office:value="66986" calcext:value-type="float">
            <text:p>66986</text:p>
          </table:table-cell>
          <table:table-cell office:value-type="float" office:value="5576" calcext:value-type="float">
            <text:p>5576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28" calcext:value-type="float">
            <text:p>128</text:p>
          </table:table-cell>
          <table:table-cell office:value-type="float" office:value="67853" calcext:value-type="float">
            <text:p>67853</text:p>
          </table:table-cell>
          <table:table-cell office:value-type="float" office:value="5589" calcext:value-type="float">
            <text:p>5589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28" calcext:value-type="float">
            <text:p>128</text:p>
          </table:table-cell>
          <table:table-cell office:value-type="float" office:value="66784" calcext:value-type="float">
            <text:p>66784</text:p>
          </table:table-cell>
          <table:table-cell office:value-type="float" office:value="5563" calcext:value-type="float">
            <text:p>5563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28" calcext:value-type="float">
            <text:p>128</text:p>
          </table:table-cell>
          <table:table-cell office:value-type="float" office:value="68698" calcext:value-type="float">
            <text:p>68698</text:p>
          </table:table-cell>
          <table:table-cell office:value-type="float" office:value="5561" calcext:value-type="float">
            <text:p>556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28" calcext:value-type="float">
            <text:p>128</text:p>
          </table:table-cell>
          <table:table-cell office:value-type="float" office:value="68417" calcext:value-type="float">
            <text:p>68417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28" calcext:value-type="float">
            <text:p>128</text:p>
          </table:table-cell>
          <table:table-cell office:value-type="float" office:value="69121" calcext:value-type="float">
            <text:p>69121</text:p>
          </table:table-cell>
          <table:table-cell office:value-type="float" office:value="5559" calcext:value-type="float">
            <text:p>5559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28" calcext:value-type="float">
            <text:p>128</text:p>
          </table:table-cell>
          <table:table-cell office:value-type="float" office:value="69246" calcext:value-type="float">
            <text:p>69246</text:p>
          </table:table-cell>
          <table:table-cell office:value-type="float" office:value="5587" calcext:value-type="float">
            <text:p>5587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28" calcext:value-type="float">
            <text:p>128</text:p>
          </table:table-cell>
          <table:table-cell office:value-type="float" office:value="68961" calcext:value-type="float">
            <text:p>68961</text:p>
          </table:table-cell>
          <table:table-cell office:value-type="float" office:value="5573" calcext:value-type="float">
            <text:p>5573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28" calcext:value-type="float">
            <text:p>128</text:p>
          </table:table-cell>
          <table:table-cell office:value-type="float" office:value="69136" calcext:value-type="float">
            <text:p>69136</text:p>
          </table:table-cell>
          <table:table-cell office:value-type="float" office:value="5561" calcext:value-type="float">
            <text:p>5561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28" calcext:value-type="float">
            <text:p>128</text:p>
          </table:table-cell>
          <table:table-cell office:value-type="float" office:value="70327" calcext:value-type="float">
            <text:p>70327</text:p>
          </table:table-cell>
          <table:table-cell office:value-type="float" office:value="5566" calcext:value-type="float">
            <text:p>5566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28" calcext:value-type="float">
            <text:p>128</text:p>
          </table:table-cell>
          <table:table-cell office:value-type="float" office:value="69353" calcext:value-type="float">
            <text:p>69353</text:p>
          </table:table-cell>
          <table:table-cell office:value-type="float" office:value="5585" calcext:value-type="float">
            <text:p>5585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28" calcext:value-type="float">
            <text:p>128</text:p>
          </table:table-cell>
          <table:table-cell office:value-type="float" office:value="69921" calcext:value-type="float">
            <text:p>69921</text:p>
          </table:table-cell>
          <table:table-cell office:value-type="float" office:value="5557" calcext:value-type="float">
            <text:p>5557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28" calcext:value-type="float">
            <text:p>128</text:p>
          </table:table-cell>
          <table:table-cell office:value-type="float" office:value="71491" calcext:value-type="float">
            <text:p>71491</text:p>
          </table:table-cell>
          <table:table-cell office:value-type="float" office:value="5595" calcext:value-type="float">
            <text:p>5595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28" calcext:value-type="float">
            <text:p>128</text:p>
          </table:table-cell>
          <table:table-cell office:value-type="float" office:value="70462" calcext:value-type="float">
            <text:p>70462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8" calcext:value-type="float">
            <text:p>128</text:p>
          </table:table-cell>
          <table:table-cell office:value-type="float" office:value="69579" calcext:value-type="float">
            <text:p>69579</text:p>
          </table:table-cell>
          <table:table-cell office:value-type="float" office:value="5559" calcext:value-type="float">
            <text:p>5559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28" calcext:value-type="float">
            <text:p>128</text:p>
          </table:table-cell>
          <table:table-cell office:value-type="float" office:value="70801" calcext:value-type="float">
            <text:p>70801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28" calcext:value-type="float">
            <text:p>128</text:p>
          </table:table-cell>
          <table:table-cell office:value-type="float" office:value="72779" calcext:value-type="float">
            <text:p>72779</text:p>
          </table:table-cell>
          <table:table-cell office:value-type="float" office:value="5563" calcext:value-type="float">
            <text:p>5563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28" calcext:value-type="float">
            <text:p>128</text:p>
          </table:table-cell>
          <table:table-cell office:value-type="float" office:value="71189" calcext:value-type="float">
            <text:p>71189</text:p>
          </table:table-cell>
          <table:table-cell office:value-type="float" office:value="5535" calcext:value-type="float">
            <text:p>5535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28" calcext:value-type="float">
            <text:p>128</text:p>
          </table:table-cell>
          <table:table-cell office:value-type="float" office:value="70922" calcext:value-type="float">
            <text:p>70922</text:p>
          </table:table-cell>
          <table:table-cell office:value-type="float" office:value="5567" calcext:value-type="float">
            <text:p>5567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28" calcext:value-type="float">
            <text:p>128</text:p>
          </table:table-cell>
          <table:table-cell office:value-type="float" office:value="72783" calcext:value-type="float">
            <text:p>72783</text:p>
          </table:table-cell>
          <table:table-cell office:value-type="float" office:value="5545" calcext:value-type="float">
            <text:p>5545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28" calcext:value-type="float">
            <text:p>128</text:p>
          </table:table-cell>
          <table:table-cell office:value-type="float" office:value="70414" calcext:value-type="float">
            <text:p>70414</text:p>
          </table:table-cell>
          <table:table-cell office:value-type="float" office:value="5566" calcext:value-type="float">
            <text:p>5566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28" calcext:value-type="float">
            <text:p>128</text:p>
          </table:table-cell>
          <table:table-cell office:value-type="float" office:value="70742" calcext:value-type="float">
            <text:p>70742</text:p>
          </table:table-cell>
          <table:table-cell office:value-type="float" office:value="5530" calcext:value-type="float">
            <text:p>553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28" calcext:value-type="float">
            <text:p>128</text:p>
          </table:table-cell>
          <table:table-cell office:value-type="float" office:value="72607" calcext:value-type="float">
            <text:p>72607</text:p>
          </table:table-cell>
          <table:table-cell office:value-type="float" office:value="5585" calcext:value-type="float">
            <text:p>5585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28" calcext:value-type="float">
            <text:p>128</text:p>
          </table:table-cell>
          <table:table-cell office:value-type="float" office:value="72325" calcext:value-type="float">
            <text:p>72325</text:p>
          </table:table-cell>
          <table:table-cell office:value-type="float" office:value="5556" calcext:value-type="float">
            <text:p>555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8" calcext:value-type="float">
            <text:p>128</text:p>
          </table:table-cell>
          <table:table-cell office:value-type="float" office:value="70942" calcext:value-type="float">
            <text:p>70942</text:p>
          </table:table-cell>
          <table:table-cell office:value-type="float" office:value="5591" calcext:value-type="float">
            <text:p>5591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28" calcext:value-type="float">
            <text:p>128</text:p>
          </table:table-cell>
          <table:table-cell office:value-type="float" office:value="72006" calcext:value-type="float">
            <text:p>72006</text:p>
          </table:table-cell>
          <table:table-cell office:value-type="float" office:value="5520" calcext:value-type="float">
            <text:p>552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8" calcext:value-type="float">
            <text:p>128</text:p>
          </table:table-cell>
          <table:table-cell office:value-type="float" office:value="72357" calcext:value-type="float">
            <text:p>72357</text:p>
          </table:table-cell>
          <table:table-cell office:value-type="float" office:value="5538" calcext:value-type="float">
            <text:p>5538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28" calcext:value-type="float">
            <text:p>128</text:p>
          </table:table-cell>
          <table:table-cell office:value-type="float" office:value="73655" calcext:value-type="float">
            <text:p>73655</text:p>
          </table:table-cell>
          <table:table-cell office:value-type="float" office:value="5641" calcext:value-type="float">
            <text:p>5641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28" calcext:value-type="float">
            <text:p>128</text:p>
          </table:table-cell>
          <table:table-cell office:value-type="float" office:value="72273" calcext:value-type="float">
            <text:p>72273</text:p>
          </table:table-cell>
          <table:table-cell office:value-type="float" office:value="5580" calcext:value-type="float">
            <text:p>558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28" calcext:value-type="float">
            <text:p>128</text:p>
          </table:table-cell>
          <table:table-cell office:value-type="float" office:value="71415" calcext:value-type="float">
            <text:p>71415</text:p>
          </table:table-cell>
          <table:table-cell office:value-type="float" office:value="5523" calcext:value-type="float">
            <text:p>5523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28" calcext:value-type="float">
            <text:p>128</text:p>
          </table:table-cell>
          <table:table-cell office:value-type="float" office:value="73554" calcext:value-type="float">
            <text:p>73554</text:p>
          </table:table-cell>
          <table:table-cell office:value-type="float" office:value="5519" calcext:value-type="float">
            <text:p>5519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28" calcext:value-type="float">
            <text:p>128</text:p>
          </table:table-cell>
          <table:table-cell office:value-type="float" office:value="74305" calcext:value-type="float">
            <text:p>74305</text:p>
          </table:table-cell>
          <table:table-cell office:value-type="float" office:value="5526" calcext:value-type="float">
            <text:p>5526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28" calcext:value-type="float">
            <text:p>128</text:p>
          </table:table-cell>
          <table:table-cell office:value-type="float" office:value="73655" calcext:value-type="float">
            <text:p>73655</text:p>
          </table:table-cell>
          <table:table-cell office:value-type="float" office:value="5563" calcext:value-type="float">
            <text:p>5563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28" calcext:value-type="float">
            <text:p>128</text:p>
          </table:table-cell>
          <table:table-cell office:value-type="float" office:value="73345" calcext:value-type="float">
            <text:p>73345</text:p>
          </table:table-cell>
          <table:table-cell office:value-type="float" office:value="5535" calcext:value-type="float">
            <text:p>553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28" calcext:value-type="float">
            <text:p>128</text:p>
          </table:table-cell>
          <table:table-cell office:value-type="float" office:value="72695" calcext:value-type="float">
            <text:p>72695</text:p>
          </table:table-cell>
          <table:table-cell office:value-type="float" office:value="5514" calcext:value-type="float">
            <text:p>5514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28" calcext:value-type="float">
            <text:p>128</text:p>
          </table:table-cell>
          <table:table-cell office:value-type="float" office:value="75451" calcext:value-type="float">
            <text:p>75451</text:p>
          </table:table-cell>
          <table:table-cell office:value-type="float" office:value="5487" calcext:value-type="float">
            <text:p>5487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28" calcext:value-type="float">
            <text:p>128</text:p>
          </table:table-cell>
          <table:table-cell office:value-type="float" office:value="73976" calcext:value-type="float">
            <text:p>73976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28" calcext:value-type="float">
            <text:p>128</text:p>
          </table:table-cell>
          <table:table-cell office:value-type="float" office:value="76076" calcext:value-type="float">
            <text:p>76076</text:p>
          </table:table-cell>
          <table:table-cell office:value-type="float" office:value="5517" calcext:value-type="float">
            <text:p>5517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28" calcext:value-type="float">
            <text:p>128</text:p>
          </table:table-cell>
          <table:table-cell office:value-type="float" office:value="75897" calcext:value-type="float">
            <text:p>75897</text:p>
          </table:table-cell>
          <table:table-cell office:value-type="float" office:value="5519" calcext:value-type="float">
            <text:p>5519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28" calcext:value-type="float">
            <text:p>128</text:p>
          </table:table-cell>
          <table:table-cell office:value-type="float" office:value="75699" calcext:value-type="float">
            <text:p>75699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28" calcext:value-type="float">
            <text:p>128</text:p>
          </table:table-cell>
          <table:table-cell office:value-type="float" office:value="75711" calcext:value-type="float">
            <text:p>75711</text:p>
          </table:table-cell>
          <table:table-cell office:value-type="float" office:value="5548" calcext:value-type="float">
            <text:p>5548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28" calcext:value-type="float">
            <text:p>128</text:p>
          </table:table-cell>
          <table:table-cell office:value-type="float" office:value="76782" calcext:value-type="float">
            <text:p>76782</text:p>
          </table:table-cell>
          <table:table-cell office:value-type="float" office:value="5519" calcext:value-type="float">
            <text:p>5519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28" calcext:value-type="float">
            <text:p>128</text:p>
          </table:table-cell>
          <table:table-cell office:value-type="float" office:value="75460" calcext:value-type="float">
            <text:p>75460</text:p>
          </table:table-cell>
          <table:table-cell office:value-type="float" office:value="5590" calcext:value-type="float">
            <text:p>5590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28" calcext:value-type="float">
            <text:p>128</text:p>
          </table:table-cell>
          <table:table-cell office:value-type="float" office:value="75498" calcext:value-type="float">
            <text:p>75498</text:p>
          </table:table-cell>
          <table:table-cell office:value-type="float" office:value="5508" calcext:value-type="float">
            <text:p>550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28" calcext:value-type="float">
            <text:p>128</text:p>
          </table:table-cell>
          <table:table-cell office:value-type="float" office:value="74238" calcext:value-type="float">
            <text:p>74238</text:p>
          </table:table-cell>
          <table:table-cell office:value-type="float" office:value="5488" calcext:value-type="float">
            <text:p>5488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28" calcext:value-type="float">
            <text:p>128</text:p>
          </table:table-cell>
          <table:table-cell office:value-type="float" office:value="76942" calcext:value-type="float">
            <text:p>76942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28" calcext:value-type="float">
            <text:p>128</text:p>
          </table:table-cell>
          <table:table-cell office:value-type="float" office:value="76920" calcext:value-type="float">
            <text:p>76920</text:p>
          </table:table-cell>
          <table:table-cell office:value-type="float" office:value="5562" calcext:value-type="float">
            <text:p>5562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28" calcext:value-type="float">
            <text:p>128</text:p>
          </table:table-cell>
          <table:table-cell office:value-type="float" office:value="78841" calcext:value-type="float">
            <text:p>78841</text:p>
          </table:table-cell>
          <table:table-cell office:value-type="float" office:value="5549" calcext:value-type="float">
            <text:p>5549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28" calcext:value-type="float">
            <text:p>128</text:p>
          </table:table-cell>
          <table:table-cell office:value-type="float" office:value="77646" calcext:value-type="float">
            <text:p>77646</text:p>
          </table:table-cell>
          <table:table-cell office:value-type="float" office:value="5516" calcext:value-type="float">
            <text:p>5516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28" calcext:value-type="float">
            <text:p>128</text:p>
          </table:table-cell>
          <table:table-cell office:value-type="float" office:value="77930" calcext:value-type="float">
            <text:p>77930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28" calcext:value-type="float">
            <text:p>128</text:p>
          </table:table-cell>
          <table:table-cell office:value-type="float" office:value="77317" calcext:value-type="float">
            <text:p>77317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28" calcext:value-type="float">
            <text:p>128</text:p>
          </table:table-cell>
          <table:table-cell office:value-type="float" office:value="78188" calcext:value-type="float">
            <text:p>78188</text:p>
          </table:table-cell>
          <table:table-cell office:value-type="float" office:value="5486" calcext:value-type="float">
            <text:p>5486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28" calcext:value-type="float">
            <text:p>128</text:p>
          </table:table-cell>
          <table:table-cell office:value-type="float" office:value="75272" calcext:value-type="float">
            <text:p>75272</text:p>
          </table:table-cell>
          <table:table-cell office:value-type="float" office:value="5542" calcext:value-type="float">
            <text:p>5542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28" calcext:value-type="float">
            <text:p>128</text:p>
          </table:table-cell>
          <table:table-cell office:value-type="float" office:value="78414" calcext:value-type="float">
            <text:p>78414</text:p>
          </table:table-cell>
          <table:table-cell office:value-type="float" office:value="5530" calcext:value-type="float">
            <text:p>553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28" calcext:value-type="float">
            <text:p>128</text:p>
          </table:table-cell>
          <table:table-cell office:value-type="float" office:value="77445" calcext:value-type="float">
            <text:p>77445</text:p>
          </table:table-cell>
          <table:table-cell office:value-type="float" office:value="5520" calcext:value-type="float">
            <text:p>5520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28" calcext:value-type="float">
            <text:p>128</text:p>
          </table:table-cell>
          <table:table-cell office:value-type="float" office:value="78543" calcext:value-type="float">
            <text:p>78543</text:p>
          </table:table-cell>
          <table:table-cell office:value-type="float" office:value="5509" calcext:value-type="float">
            <text:p>5509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28" calcext:value-type="float">
            <text:p>128</text:p>
          </table:table-cell>
          <table:table-cell office:value-type="float" office:value="76255" calcext:value-type="float">
            <text:p>76255</text:p>
          </table:table-cell>
          <table:table-cell office:value-type="float" office:value="5492" calcext:value-type="float">
            <text:p>5492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28" calcext:value-type="float">
            <text:p>128</text:p>
          </table:table-cell>
          <table:table-cell office:value-type="float" office:value="80214" calcext:value-type="float">
            <text:p>80214</text:p>
          </table:table-cell>
          <table:table-cell office:value-type="float" office:value="5516" calcext:value-type="float">
            <text:p>5516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28" calcext:value-type="float">
            <text:p>128</text:p>
          </table:table-cell>
          <table:table-cell office:value-type="float" office:value="78208" calcext:value-type="float">
            <text:p>78208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28" calcext:value-type="float">
            <text:p>128</text:p>
          </table:table-cell>
          <table:table-cell office:value-type="float" office:value="77615" calcext:value-type="float">
            <text:p>77615</text:p>
          </table:table-cell>
          <table:table-cell office:value-type="float" office:value="5509" calcext:value-type="float">
            <text:p>5509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28" calcext:value-type="float">
            <text:p>128</text:p>
          </table:table-cell>
          <table:table-cell office:value-type="float" office:value="79512" calcext:value-type="float">
            <text:p>79512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28" calcext:value-type="float">
            <text:p>128</text:p>
          </table:table-cell>
          <table:table-cell office:value-type="float" office:value="80166" calcext:value-type="float">
            <text:p>80166</text:p>
          </table:table-cell>
          <table:table-cell office:value-type="float" office:value="5513" calcext:value-type="float">
            <text:p>5513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28" calcext:value-type="float">
            <text:p>128</text:p>
          </table:table-cell>
          <table:table-cell office:value-type="float" office:value="79276" calcext:value-type="float">
            <text:p>79276</text:p>
          </table:table-cell>
          <table:table-cell office:value-type="float" office:value="5487" calcext:value-type="float">
            <text:p>5487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28" calcext:value-type="float">
            <text:p>128</text:p>
          </table:table-cell>
          <table:table-cell office:value-type="float" office:value="79587" calcext:value-type="float">
            <text:p>79587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28" calcext:value-type="float">
            <text:p>128</text:p>
          </table:table-cell>
          <table:table-cell office:value-type="float" office:value="77269" calcext:value-type="float">
            <text:p>77269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28" calcext:value-type="float">
            <text:p>128</text:p>
          </table:table-cell>
          <table:table-cell office:value-type="float" office:value="78909" calcext:value-type="float">
            <text:p>78909</text:p>
          </table:table-cell>
          <table:table-cell office:value-type="float" office:value="5508" calcext:value-type="float">
            <text:p>5508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28" calcext:value-type="float">
            <text:p>128</text:p>
          </table:table-cell>
          <table:table-cell office:value-type="float" office:value="78865" calcext:value-type="float">
            <text:p>78865</text:p>
          </table:table-cell>
          <table:table-cell office:value-type="float" office:value="5475" calcext:value-type="float">
            <text:p>5475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28" calcext:value-type="float">
            <text:p>128</text:p>
          </table:table-cell>
          <table:table-cell office:value-type="float" office:value="79730" calcext:value-type="float">
            <text:p>79730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28" calcext:value-type="float">
            <text:p>128</text:p>
          </table:table-cell>
          <table:table-cell office:value-type="float" office:value="80520" calcext:value-type="float">
            <text:p>80520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28" calcext:value-type="float">
            <text:p>128</text:p>
          </table:table-cell>
          <table:table-cell office:value-type="float" office:value="76280" calcext:value-type="float">
            <text:p>76280</text:p>
          </table:table-cell>
          <table:table-cell office:value-type="float" office:value="5502" calcext:value-type="float">
            <text:p>5502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28" calcext:value-type="float">
            <text:p>128</text:p>
          </table:table-cell>
          <table:table-cell office:value-type="float" office:value="80067" calcext:value-type="float">
            <text:p>80067</text:p>
          </table:table-cell>
          <table:table-cell office:value-type="float" office:value="5494" calcext:value-type="float">
            <text:p>5494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28" calcext:value-type="float">
            <text:p>128</text:p>
          </table:table-cell>
          <table:table-cell office:value-type="float" office:value="80587" calcext:value-type="float">
            <text:p>80587</text:p>
          </table:table-cell>
          <table:table-cell office:value-type="float" office:value="5491" calcext:value-type="float">
            <text:p>5491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28" calcext:value-type="float">
            <text:p>128</text:p>
          </table:table-cell>
          <table:table-cell office:value-type="float" office:value="80481" calcext:value-type="float">
            <text:p>80481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28" calcext:value-type="float">
            <text:p>128</text:p>
          </table:table-cell>
          <table:table-cell office:value-type="float" office:value="79003" calcext:value-type="float">
            <text:p>79003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28" calcext:value-type="float">
            <text:p>128</text:p>
          </table:table-cell>
          <table:table-cell office:value-type="float" office:value="79156" calcext:value-type="float">
            <text:p>79156</text:p>
          </table:table-cell>
          <table:table-cell office:value-type="float" office:value="5489" calcext:value-type="float">
            <text:p>5489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28" calcext:value-type="float">
            <text:p>128</text:p>
          </table:table-cell>
          <table:table-cell office:value-type="float" office:value="82043" calcext:value-type="float">
            <text:p>82043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28" calcext:value-type="float">
            <text:p>128</text:p>
          </table:table-cell>
          <table:table-cell office:value-type="float" office:value="81487" calcext:value-type="float">
            <text:p>81487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28" calcext:value-type="float">
            <text:p>128</text:p>
          </table:table-cell>
          <table:table-cell office:value-type="float" office:value="80708" calcext:value-type="float">
            <text:p>80708</text:p>
          </table:table-cell>
          <table:table-cell office:value-type="float" office:value="5492" calcext:value-type="float">
            <text:p>5492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28" calcext:value-type="float">
            <text:p>128</text:p>
          </table:table-cell>
          <table:table-cell office:value-type="float" office:value="80144" calcext:value-type="float">
            <text:p>80144</text:p>
          </table:table-cell>
          <table:table-cell office:value-type="float" office:value="5462" calcext:value-type="float">
            <text:p>5462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28" calcext:value-type="float">
            <text:p>128</text:p>
          </table:table-cell>
          <table:table-cell office:value-type="float" office:value="84306" calcext:value-type="float">
            <text:p>84306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28" calcext:value-type="float">
            <text:p>128</text:p>
          </table:table-cell>
          <table:table-cell office:value-type="float" office:value="79974" calcext:value-type="float">
            <text:p>79974</text:p>
          </table:table-cell>
          <table:table-cell office:value-type="float" office:value="5464" calcext:value-type="float">
            <text:p>5464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128" calcext:value-type="float">
            <text:p>128</text:p>
          </table:table-cell>
          <table:table-cell office:value-type="float" office:value="81540" calcext:value-type="float">
            <text:p>81540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28" calcext:value-type="float">
            <text:p>128</text:p>
          </table:table-cell>
          <table:table-cell office:value-type="float" office:value="83424" calcext:value-type="float">
            <text:p>83424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28" calcext:value-type="float">
            <text:p>128</text:p>
          </table:table-cell>
          <table:table-cell office:value-type="float" office:value="80194" calcext:value-type="float">
            <text:p>80194</text:p>
          </table:table-cell>
          <table:table-cell office:value-type="float" office:value="5492" calcext:value-type="float">
            <text:p>549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28" calcext:value-type="float">
            <text:p>128</text:p>
          </table:table-cell>
          <table:table-cell office:value-type="float" office:value="83080" calcext:value-type="float">
            <text:p>83080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128" calcext:value-type="float">
            <text:p>128</text:p>
          </table:table-cell>
          <table:table-cell office:value-type="float" office:value="81533" calcext:value-type="float">
            <text:p>81533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28" calcext:value-type="float">
            <text:p>128</text:p>
          </table:table-cell>
          <table:table-cell office:value-type="float" office:value="81341" calcext:value-type="float">
            <text:p>81341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28" calcext:value-type="float">
            <text:p>128</text:p>
          </table:table-cell>
          <table:table-cell office:value-type="float" office:value="80882" calcext:value-type="float">
            <text:p>80882</text:p>
          </table:table-cell>
          <table:table-cell office:value-type="float" office:value="5474" calcext:value-type="float">
            <text:p>5474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28" calcext:value-type="float">
            <text:p>128</text:p>
          </table:table-cell>
          <table:table-cell office:value-type="float" office:value="80301" calcext:value-type="float">
            <text:p>80301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28" calcext:value-type="float">
            <text:p>128</text:p>
          </table:table-cell>
          <table:table-cell office:value-type="float" office:value="82552" calcext:value-type="float">
            <text:p>82552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28" calcext:value-type="float">
            <text:p>128</text:p>
          </table:table-cell>
          <table:table-cell office:value-type="float" office:value="81528" calcext:value-type="float">
            <text:p>81528</text:p>
          </table:table-cell>
          <table:table-cell office:value-type="float" office:value="5494" calcext:value-type="float">
            <text:p>5494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28" calcext:value-type="float">
            <text:p>128</text:p>
          </table:table-cell>
          <table:table-cell office:value-type="float" office:value="81334" calcext:value-type="float">
            <text:p>81334</text:p>
          </table:table-cell>
          <table:table-cell office:value-type="float" office:value="5455" calcext:value-type="float">
            <text:p>5455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28" calcext:value-type="float">
            <text:p>128</text:p>
          </table:table-cell>
          <table:table-cell office:value-type="float" office:value="81077" calcext:value-type="float">
            <text:p>81077</text:p>
          </table:table-cell>
          <table:table-cell office:value-type="float" office:value="5485" calcext:value-type="float">
            <text:p>5485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28" calcext:value-type="float">
            <text:p>128</text:p>
          </table:table-cell>
          <table:table-cell office:value-type="float" office:value="82905" calcext:value-type="float">
            <text:p>82905</text:p>
          </table:table-cell>
          <table:table-cell office:value-type="float" office:value="5491" calcext:value-type="float">
            <text:p>549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28" calcext:value-type="float">
            <text:p>128</text:p>
          </table:table-cell>
          <table:table-cell office:value-type="float" office:value="84109" calcext:value-type="float">
            <text:p>84109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128" calcext:value-type="float">
            <text:p>128</text:p>
          </table:table-cell>
          <table:table-cell office:value-type="float" office:value="84034" calcext:value-type="float">
            <text:p>84034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28" calcext:value-type="float">
            <text:p>128</text:p>
          </table:table-cell>
          <table:table-cell office:value-type="float" office:value="83615" calcext:value-type="float">
            <text:p>83615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28" calcext:value-type="float">
            <text:p>128</text:p>
          </table:table-cell>
          <table:table-cell office:value-type="float" office:value="82389" calcext:value-type="float">
            <text:p>82389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28" calcext:value-type="float">
            <text:p>128</text:p>
          </table:table-cell>
          <table:table-cell office:value-type="float" office:value="81306" calcext:value-type="float">
            <text:p>81306</text:p>
          </table:table-cell>
          <table:table-cell office:value-type="float" office:value="5415" calcext:value-type="float">
            <text:p>5415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28" calcext:value-type="float">
            <text:p>128</text:p>
          </table:table-cell>
          <table:table-cell office:value-type="float" office:value="85315" calcext:value-type="float">
            <text:p>85315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28" calcext:value-type="float">
            <text:p>128</text:p>
          </table:table-cell>
          <table:table-cell office:value-type="float" office:value="83286" calcext:value-type="float">
            <text:p>83286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28" calcext:value-type="float">
            <text:p>128</text:p>
          </table:table-cell>
          <table:table-cell office:value-type="float" office:value="85436" calcext:value-type="float">
            <text:p>85436</text:p>
          </table:table-cell>
          <table:table-cell office:value-type="float" office:value="5387" calcext:value-type="float">
            <text:p>5387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28" calcext:value-type="float">
            <text:p>128</text:p>
          </table:table-cell>
          <table:table-cell office:value-type="float" office:value="85766" calcext:value-type="float">
            <text:p>85766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28" calcext:value-type="float">
            <text:p>128</text:p>
          </table:table-cell>
          <table:table-cell office:value-type="float" office:value="86060" calcext:value-type="float">
            <text:p>86060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28" calcext:value-type="float">
            <text:p>128</text:p>
          </table:table-cell>
          <table:table-cell office:value-type="float" office:value="85941" calcext:value-type="float">
            <text:p>85941</text:p>
          </table:table-cell>
          <table:table-cell office:value-type="float" office:value="5478" calcext:value-type="float">
            <text:p>5478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28" calcext:value-type="float">
            <text:p>128</text:p>
          </table:table-cell>
          <table:table-cell office:value-type="float" office:value="85433" calcext:value-type="float">
            <text:p>85433</text:p>
          </table:table-cell>
          <table:table-cell office:value-type="float" office:value="5317" calcext:value-type="float">
            <text:p>5317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28" calcext:value-type="float">
            <text:p>128</text:p>
          </table:table-cell>
          <table:table-cell office:value-type="float" office:value="77987" calcext:value-type="float">
            <text:p>77987</text:p>
          </table:table-cell>
          <table:table-cell office:value-type="float" office:value="5414" calcext:value-type="float">
            <text:p>5414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28" calcext:value-type="float">
            <text:p>128</text:p>
          </table:table-cell>
          <table:table-cell office:value-type="float" office:value="82873" calcext:value-type="float">
            <text:p>82873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28" calcext:value-type="float">
            <text:p>128</text:p>
          </table:table-cell>
          <table:table-cell office:value-type="float" office:value="85098" calcext:value-type="float">
            <text:p>85098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28" calcext:value-type="float">
            <text:p>128</text:p>
          </table:table-cell>
          <table:table-cell office:value-type="float" office:value="82689" calcext:value-type="float">
            <text:p>82689</text:p>
          </table:table-cell>
          <table:table-cell office:value-type="float" office:value="5392" calcext:value-type="float">
            <text:p>5392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28" calcext:value-type="float">
            <text:p>128</text:p>
          </table:table-cell>
          <table:table-cell office:value-type="float" office:value="84568" calcext:value-type="float">
            <text:p>84568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128" calcext:value-type="float">
            <text:p>128</text:p>
          </table:table-cell>
          <table:table-cell office:value-type="float" office:value="86608" calcext:value-type="float">
            <text:p>86608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28" calcext:value-type="float">
            <text:p>128</text:p>
          </table:table-cell>
          <table:table-cell office:value-type="float" office:value="84420" calcext:value-type="float">
            <text:p>84420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128" calcext:value-type="float">
            <text:p>128</text:p>
          </table:table-cell>
          <table:table-cell office:value-type="float" office:value="84687" calcext:value-type="float">
            <text:p>84687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float" office:value="84833" calcext:value-type="float">
            <text:p>84833</text:p>
          </table:table-cell>
          <table:table-cell office:value-type="float" office:value="5428" calcext:value-type="float">
            <text:p>5428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28" calcext:value-type="float">
            <text:p>128</text:p>
          </table:table-cell>
          <table:table-cell office:value-type="float" office:value="83649" calcext:value-type="float">
            <text:p>83649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28" calcext:value-type="float">
            <text:p>128</text:p>
          </table:table-cell>
          <table:table-cell office:value-type="float" office:value="86948" calcext:value-type="float">
            <text:p>86948</text:p>
          </table:table-cell>
          <table:table-cell office:value-type="float" office:value="5468" calcext:value-type="float">
            <text:p>5468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128" calcext:value-type="float">
            <text:p>128</text:p>
          </table:table-cell>
          <table:table-cell office:value-type="float" office:value="84165" calcext:value-type="float">
            <text:p>84165</text:p>
          </table:table-cell>
          <table:table-cell office:value-type="float" office:value="5422" calcext:value-type="float">
            <text:p>5422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28" calcext:value-type="float">
            <text:p>128</text:p>
          </table:table-cell>
          <table:table-cell office:value-type="float" office:value="84979" calcext:value-type="float">
            <text:p>84979</text:p>
          </table:table-cell>
          <table:table-cell office:value-type="float" office:value="5397" calcext:value-type="float">
            <text:p>5397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28" calcext:value-type="float">
            <text:p>128</text:p>
          </table:table-cell>
          <table:table-cell office:value-type="float" office:value="85684" calcext:value-type="float">
            <text:p>85684</text:p>
          </table:table-cell>
          <table:table-cell office:value-type="float" office:value="5423" calcext:value-type="float">
            <text:p>5423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128" calcext:value-type="float">
            <text:p>128</text:p>
          </table:table-cell>
          <table:table-cell office:value-type="float" office:value="83818" calcext:value-type="float">
            <text:p>83818</text:p>
          </table:table-cell>
          <table:table-cell office:value-type="float" office:value="5334" calcext:value-type="float">
            <text:p>5334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128" calcext:value-type="float">
            <text:p>128</text:p>
          </table:table-cell>
          <table:table-cell office:value-type="float" office:value="85149" calcext:value-type="float">
            <text:p>85149</text:p>
          </table:table-cell>
          <table:table-cell office:value-type="float" office:value="5391" calcext:value-type="float">
            <text:p>5391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28" calcext:value-type="float">
            <text:p>128</text:p>
          </table:table-cell>
          <table:table-cell office:value-type="float" office:value="84907" calcext:value-type="float">
            <text:p>84907</text:p>
          </table:table-cell>
          <table:table-cell office:value-type="float" office:value="5419" calcext:value-type="float">
            <text:p>5419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128" calcext:value-type="float">
            <text:p>128</text:p>
          </table:table-cell>
          <table:table-cell office:value-type="float" office:value="86239" calcext:value-type="float">
            <text:p>86239</text:p>
          </table:table-cell>
          <table:table-cell office:value-type="float" office:value="5468" calcext:value-type="float">
            <text:p>546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28" calcext:value-type="float">
            <text:p>128</text:p>
          </table:table-cell>
          <table:table-cell office:value-type="float" office:value="86166" calcext:value-type="float">
            <text:p>86166</text:p>
          </table:table-cell>
          <table:table-cell office:value-type="float" office:value="5417" calcext:value-type="float">
            <text:p>5417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128" calcext:value-type="float">
            <text:p>128</text:p>
          </table:table-cell>
          <table:table-cell office:value-type="float" office:value="85980" calcext:value-type="float">
            <text:p>85980</text:p>
          </table:table-cell>
          <table:table-cell office:value-type="float" office:value="5397" calcext:value-type="float">
            <text:p>5397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28" calcext:value-type="float">
            <text:p>128</text:p>
          </table:table-cell>
          <table:table-cell office:value-type="float" office:value="85424" calcext:value-type="float">
            <text:p>85424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28" calcext:value-type="float">
            <text:p>128</text:p>
          </table:table-cell>
          <table:table-cell office:value-type="float" office:value="87088" calcext:value-type="float">
            <text:p>87088</text:p>
          </table:table-cell>
          <table:table-cell office:value-type="float" office:value="5399" calcext:value-type="float">
            <text:p>5399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28" calcext:value-type="float">
            <text:p>128</text:p>
          </table:table-cell>
          <table:table-cell office:value-type="float" office:value="85257" calcext:value-type="float">
            <text:p>85257</text:p>
          </table:table-cell>
          <table:table-cell office:value-type="float" office:value="5379" calcext:value-type="float">
            <text:p>5379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28" calcext:value-type="float">
            <text:p>128</text:p>
          </table:table-cell>
          <table:table-cell office:value-type="float" office:value="87409" calcext:value-type="float">
            <text:p>87409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28" calcext:value-type="float">
            <text:p>128</text:p>
          </table:table-cell>
          <table:table-cell office:value-type="float" office:value="83685" calcext:value-type="float">
            <text:p>83685</text:p>
          </table:table-cell>
          <table:table-cell office:value-type="float" office:value="5324" calcext:value-type="float">
            <text:p>5324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128" calcext:value-type="float">
            <text:p>128</text:p>
          </table:table-cell>
          <table:table-cell office:value-type="float" office:value="85745" calcext:value-type="float">
            <text:p>85745</text:p>
          </table:table-cell>
          <table:table-cell office:value-type="float" office:value="5366" calcext:value-type="float">
            <text:p>5366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28" calcext:value-type="float">
            <text:p>128</text:p>
          </table:table-cell>
          <table:table-cell office:value-type="float" office:value="84938" calcext:value-type="float">
            <text:p>84938</text:p>
          </table:table-cell>
          <table:table-cell office:value-type="float" office:value="5393" calcext:value-type="float">
            <text:p>5393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128" calcext:value-type="float">
            <text:p>128</text:p>
          </table:table-cell>
          <table:table-cell office:value-type="float" office:value="87020" calcext:value-type="float">
            <text:p>87020</text:p>
          </table:table-cell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28" calcext:value-type="float">
            <text:p>128</text:p>
          </table:table-cell>
          <table:table-cell office:value-type="float" office:value="86387" calcext:value-type="float">
            <text:p>86387</text:p>
          </table:table-cell>
          <table:table-cell office:value-type="float" office:value="5385" calcext:value-type="float">
            <text:p>5385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128" calcext:value-type="float">
            <text:p>128</text:p>
          </table:table-cell>
          <table:table-cell office:value-type="float" office:value="87666" calcext:value-type="float">
            <text:p>87666</text:p>
          </table:table-cell>
          <table:table-cell office:value-type="float" office:value="5395" calcext:value-type="float">
            <text:p>5395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28" calcext:value-type="float">
            <text:p>128</text:p>
          </table:table-cell>
          <table:table-cell office:value-type="float" office:value="84471" calcext:value-type="float">
            <text:p>84471</text:p>
          </table:table-cell>
          <table:table-cell office:value-type="float" office:value="5414" calcext:value-type="float">
            <text:p>5414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28" calcext:value-type="float">
            <text:p>128</text:p>
          </table:table-cell>
          <table:table-cell office:value-type="float" office:value="87713" calcext:value-type="float">
            <text:p>87713</text:p>
          </table:table-cell>
          <table:table-cell office:value-type="float" office:value="5335" calcext:value-type="float">
            <text:p>5335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28" calcext:value-type="float">
            <text:p>128</text:p>
          </table:table-cell>
          <table:table-cell office:value-type="float" office:value="85727" calcext:value-type="float">
            <text:p>85727</text:p>
          </table:table-cell>
          <table:table-cell office:value-type="float" office:value="5337" calcext:value-type="float">
            <text:p>5337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28" calcext:value-type="float">
            <text:p>128</text:p>
          </table:table-cell>
          <table:table-cell office:value-type="float" office:value="87437" calcext:value-type="float">
            <text:p>87437</text:p>
          </table:table-cell>
          <table:table-cell office:value-type="float" office:value="5374" calcext:value-type="float">
            <text:p>5374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28" calcext:value-type="float">
            <text:p>128</text:p>
          </table:table-cell>
          <table:table-cell office:value-type="float" office:value="84505" calcext:value-type="float">
            <text:p>84505</text:p>
          </table:table-cell>
          <table:table-cell office:value-type="float" office:value="5369" calcext:value-type="float">
            <text:p>5369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128" calcext:value-type="float">
            <text:p>128</text:p>
          </table:table-cell>
          <table:table-cell office:value-type="float" office:value="88158" calcext:value-type="float">
            <text:p>88158</text:p>
          </table:table-cell>
          <table:table-cell office:value-type="float" office:value="5404" calcext:value-type="float">
            <text:p>5404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28" calcext:value-type="float">
            <text:p>128</text:p>
          </table:table-cell>
          <table:table-cell office:value-type="float" office:value="87691" calcext:value-type="float">
            <text:p>87691</text:p>
          </table:table-cell>
          <table:table-cell office:value-type="float" office:value="5404" calcext:value-type="float">
            <text:p>5404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128" calcext:value-type="float">
            <text:p>128</text:p>
          </table:table-cell>
          <table:table-cell office:value-type="float" office:value="86195" calcext:value-type="float">
            <text:p>86195</text:p>
          </table:table-cell>
          <table:table-cell office:value-type="float" office:value="5380" calcext:value-type="float">
            <text:p>538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28" calcext:value-type="float">
            <text:p>128</text:p>
          </table:table-cell>
          <table:table-cell office:value-type="float" office:value="87835" calcext:value-type="float">
            <text:p>87835</text:p>
          </table:table-cell>
          <table:table-cell office:value-type="float" office:value="5382" calcext:value-type="float">
            <text:p>5382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128" calcext:value-type="float">
            <text:p>128</text:p>
          </table:table-cell>
          <table:table-cell office:value-type="float" office:value="90738" calcext:value-type="float">
            <text:p>90738</text:p>
          </table:table-cell>
          <table:table-cell office:value-type="float" office:value="5354" calcext:value-type="float">
            <text:p>5354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28" calcext:value-type="float">
            <text:p>128</text:p>
          </table:table-cell>
          <table:table-cell office:value-type="float" office:value="86053" calcext:value-type="float">
            <text:p>86053</text:p>
          </table:table-cell>
          <table:table-cell office:value-type="float" office:value="5372" calcext:value-type="float">
            <text:p>5372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128" calcext:value-type="float">
            <text:p>128</text:p>
          </table:table-cell>
          <table:table-cell office:value-type="float" office:value="87563" calcext:value-type="float">
            <text:p>87563</text:p>
          </table:table-cell>
          <table:table-cell office:value-type="float" office:value="5385" calcext:value-type="float">
            <text:p>5385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128" calcext:value-type="float">
            <text:p>128</text:p>
          </table:table-cell>
          <table:table-cell office:value-type="float" office:value="88767" calcext:value-type="float">
            <text:p>88767</text:p>
          </table:table-cell>
          <table:table-cell office:value-type="float" office:value="5363" calcext:value-type="float">
            <text:p>5363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28" calcext:value-type="float">
            <text:p>128</text:p>
          </table:table-cell>
          <table:table-cell office:value-type="float" office:value="88190" calcext:value-type="float">
            <text:p>88190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128" calcext:value-type="float">
            <text:p>128</text:p>
          </table:table-cell>
          <table:table-cell office:value-type="float" office:value="87644" calcext:value-type="float">
            <text:p>87644</text:p>
          </table:table-cell>
          <table:table-cell office:value-type="float" office:value="5428" calcext:value-type="float">
            <text:p>5428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128" calcext:value-type="float">
            <text:p>128</text:p>
          </table:table-cell>
          <table:table-cell office:value-type="float" office:value="87393" calcext:value-type="float">
            <text:p>87393</text:p>
          </table:table-cell>
          <table:table-cell office:value-type="float" office:value="5365" calcext:value-type="float">
            <text:p>5365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128" calcext:value-type="float">
            <text:p>128</text:p>
          </table:table-cell>
          <table:table-cell office:value-type="float" office:value="90770" calcext:value-type="float">
            <text:p>90770</text:p>
          </table:table-cell>
          <table:table-cell office:value-type="float" office:value="5386" calcext:value-type="float">
            <text:p>5386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128" calcext:value-type="float">
            <text:p>128</text:p>
          </table:table-cell>
          <table:table-cell office:value-type="float" office:value="89960" calcext:value-type="float">
            <text:p>89960</text:p>
          </table:table-cell>
          <table:table-cell office:value-type="float" office:value="5354" calcext:value-type="float">
            <text:p>5354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28" calcext:value-type="float">
            <text:p>128</text:p>
          </table:table-cell>
          <table:table-cell office:value-type="float" office:value="89902" calcext:value-type="float">
            <text:p>89902</text:p>
          </table:table-cell>
          <table:table-cell office:value-type="float" office:value="5367" calcext:value-type="float">
            <text:p>5367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28" calcext:value-type="float">
            <text:p>128</text:p>
          </table:table-cell>
          <table:table-cell office:value-type="float" office:value="90243" calcext:value-type="float">
            <text:p>90243</text:p>
          </table:table-cell>
          <table:table-cell office:value-type="float" office:value="5359" calcext:value-type="float">
            <text:p>5359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128" calcext:value-type="float">
            <text:p>128</text:p>
          </table:table-cell>
          <table:table-cell office:value-type="float" office:value="90036" calcext:value-type="float">
            <text:p>90036</text:p>
          </table:table-cell>
          <table:table-cell office:value-type="float" office:value="5370" calcext:value-type="float">
            <text:p>5370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128" calcext:value-type="float">
            <text:p>128</text:p>
          </table:table-cell>
          <table:table-cell office:value-type="float" office:value="87940" calcext:value-type="float">
            <text:p>87940</text:p>
          </table:table-cell>
          <table:table-cell office:value-type="float" office:value="5324" calcext:value-type="float">
            <text:p>5324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128" calcext:value-type="float">
            <text:p>128</text:p>
          </table:table-cell>
          <table:table-cell office:value-type="float" office:value="87996" calcext:value-type="float">
            <text:p>87996</text:p>
          </table:table-cell>
          <table:table-cell office:value-type="float" office:value="5340" calcext:value-type="float">
            <text:p>5340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28" calcext:value-type="float">
            <text:p>128</text:p>
          </table:table-cell>
          <table:table-cell office:value-type="float" office:value="89858" calcext:value-type="float">
            <text:p>89858</text:p>
          </table:table-cell>
          <table:table-cell office:value-type="float" office:value="5372" calcext:value-type="float">
            <text:p>5372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128" calcext:value-type="float">
            <text:p>128</text:p>
          </table:table-cell>
          <table:table-cell office:value-type="float" office:value="88277" calcext:value-type="float">
            <text:p>88277</text:p>
          </table:table-cell>
          <table:table-cell office:value-type="float" office:value="5374" calcext:value-type="float">
            <text:p>5374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128" calcext:value-type="float">
            <text:p>128</text:p>
          </table:table-cell>
          <table:table-cell office:value-type="float" office:value="86402" calcext:value-type="float">
            <text:p>86402</text:p>
          </table:table-cell>
          <table:table-cell office:value-type="float" office:value="5392" calcext:value-type="float">
            <text:p>5392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28" calcext:value-type="float">
            <text:p>128</text:p>
          </table:table-cell>
          <table:table-cell office:value-type="float" office:value="87647" calcext:value-type="float">
            <text:p>87647</text:p>
          </table:table-cell>
          <table:table-cell office:value-type="float" office:value="5337" calcext:value-type="float">
            <text:p>5337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128" calcext:value-type="float">
            <text:p>128</text:p>
          </table:table-cell>
          <table:table-cell office:value-type="float" office:value="89429" calcext:value-type="float">
            <text:p>89429</text:p>
          </table:table-cell>
          <table:table-cell office:value-type="float" office:value="5336" calcext:value-type="float">
            <text:p>533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28" calcext:value-type="float">
            <text:p>128</text:p>
          </table:table-cell>
          <table:table-cell office:value-type="float" office:value="87294" calcext:value-type="float">
            <text:p>87294</text:p>
          </table:table-cell>
          <table:table-cell office:value-type="float" office:value="5340" calcext:value-type="float">
            <text:p>5340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28" calcext:value-type="float">
            <text:p>128</text:p>
          </table:table-cell>
          <table:table-cell office:value-type="float" office:value="89915" calcext:value-type="float">
            <text:p>89915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128" calcext:value-type="float">
            <text:p>128</text:p>
          </table:table-cell>
          <table:table-cell office:value-type="float" office:value="90830" calcext:value-type="float">
            <text:p>90830</text:p>
          </table:table-cell>
          <table:table-cell office:value-type="float" office:value="5390" calcext:value-type="float">
            <text:p>5390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128" calcext:value-type="float">
            <text:p>128</text:p>
          </table:table-cell>
          <table:table-cell office:value-type="float" office:value="89427" calcext:value-type="float">
            <text:p>89427</text:p>
          </table:table-cell>
          <table:table-cell office:value-type="float" office:value="5336" calcext:value-type="float">
            <text:p>5336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128" calcext:value-type="float">
            <text:p>128</text:p>
          </table:table-cell>
          <table:table-cell office:value-type="float" office:value="88348" calcext:value-type="float">
            <text:p>88348</text:p>
          </table:table-cell>
          <table:table-cell office:value-type="float" office:value="5375" calcext:value-type="float">
            <text:p>5375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28" calcext:value-type="float">
            <text:p>128</text:p>
          </table:table-cell>
          <table:table-cell office:value-type="float" office:value="91722" calcext:value-type="float">
            <text:p>91722</text:p>
          </table:table-cell>
          <table:table-cell office:value-type="float" office:value="5375" calcext:value-type="float">
            <text:p>5375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128" calcext:value-type="float">
            <text:p>128</text:p>
          </table:table-cell>
          <table:table-cell office:value-type="float" office:value="90736" calcext:value-type="float">
            <text:p>90736</text:p>
          </table:table-cell>
          <table:table-cell office:value-type="float" office:value="5327" calcext:value-type="float">
            <text:p>5327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128" calcext:value-type="float">
            <text:p>128</text:p>
          </table:table-cell>
          <table:table-cell office:value-type="float" office:value="88454" calcext:value-type="float">
            <text:p>88454</text:p>
          </table:table-cell>
          <table:table-cell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128" calcext:value-type="float">
            <text:p>128</text:p>
          </table:table-cell>
          <table:table-cell office:value-type="float" office:value="89815" calcext:value-type="float">
            <text:p>89815</text:p>
          </table:table-cell>
          <table:table-cell office:value-type="float" office:value="5342" calcext:value-type="float">
            <text:p>5342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128" calcext:value-type="float">
            <text:p>128</text:p>
          </table:table-cell>
          <table:table-cell office:value-type="float" office:value="92196" calcext:value-type="float">
            <text:p>92196</text:p>
          </table:table-cell>
          <table:table-cell office:value-type="float" office:value="5333" calcext:value-type="float">
            <text:p>533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28" calcext:value-type="float">
            <text:p>128</text:p>
          </table:table-cell>
          <table:table-cell office:value-type="float" office:value="89150" calcext:value-type="float">
            <text:p>89150</text:p>
          </table:table-cell>
          <table:table-cell office:value-type="float" office:value="5332" calcext:value-type="float">
            <text:p>5332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28" calcext:value-type="float">
            <text:p>128</text:p>
          </table:table-cell>
          <table:table-cell office:value-type="float" office:value="88984" calcext:value-type="float">
            <text:p>88984</text:p>
          </table:table-cell>
          <table:table-cell office:value-type="float" office:value="5292" calcext:value-type="float">
            <text:p>5292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28" calcext:value-type="float">
            <text:p>128</text:p>
          </table:table-cell>
          <table:table-cell office:value-type="float" office:value="91655" calcext:value-type="float">
            <text:p>91655</text:p>
          </table:table-cell>
          <table:table-cell office:value-type="float" office:value="5368" calcext:value-type="float">
            <text:p>5368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28" calcext:value-type="float">
            <text:p>128</text:p>
          </table:table-cell>
          <table:table-cell office:value-type="float" office:value="90079" calcext:value-type="float">
            <text:p>90079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128" calcext:value-type="float">
            <text:p>128</text:p>
          </table:table-cell>
          <table:table-cell office:value-type="float" office:value="89210" calcext:value-type="float">
            <text:p>89210</text:p>
          </table:table-cell>
          <table:table-cell office:value-type="float" office:value="5311" calcext:value-type="float">
            <text:p>5311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28" calcext:value-type="float">
            <text:p>128</text:p>
          </table:table-cell>
          <table:table-cell office:value-type="float" office:value="89773" calcext:value-type="float">
            <text:p>89773</text:p>
          </table:table-cell>
          <table:table-cell office:value-type="float" office:value="5333" calcext:value-type="float">
            <text:p>5333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128" calcext:value-type="float">
            <text:p>128</text:p>
          </table:table-cell>
          <table:table-cell office:value-type="float" office:value="92723" calcext:value-type="float">
            <text:p>92723</text:p>
          </table:table-cell>
          <table:table-cell office:value-type="float" office:value="5330" calcext:value-type="float">
            <text:p>5330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28" calcext:value-type="float">
            <text:p>128</text:p>
          </table:table-cell>
          <table:table-cell office:value-type="float" office:value="91755" calcext:value-type="float">
            <text:p>91755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28" calcext:value-type="float">
            <text:p>128</text:p>
          </table:table-cell>
          <table:table-cell office:value-type="float" office:value="94363" calcext:value-type="float">
            <text:p>94363</text:p>
          </table:table-cell>
          <table:table-cell office:value-type="float" office:value="5369" calcext:value-type="float">
            <text:p>5369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28" calcext:value-type="float">
            <text:p>128</text:p>
          </table:table-cell>
          <table:table-cell office:value-type="float" office:value="92743" calcext:value-type="float">
            <text:p>92743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28" calcext:value-type="float">
            <text:p>128</text:p>
          </table:table-cell>
          <table:table-cell office:value-type="float" office:value="90655" calcext:value-type="float">
            <text:p>90655</text:p>
          </table:table-cell>
          <table:table-cell office:value-type="float" office:value="5366" calcext:value-type="float">
            <text:p>5366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28" calcext:value-type="float">
            <text:p>128</text:p>
          </table:table-cell>
          <table:table-cell office:value-type="float" office:value="92666" calcext:value-type="float">
            <text:p>92666</text:p>
          </table:table-cell>
          <table:table-cell office:value-type="float" office:value="5337" calcext:value-type="float">
            <text:p>5337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28" calcext:value-type="float">
            <text:p>128</text:p>
          </table:table-cell>
          <table:table-cell office:value-type="float" office:value="88934" calcext:value-type="float">
            <text:p>88934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128" calcext:value-type="float">
            <text:p>128</text:p>
          </table:table-cell>
          <table:table-cell office:value-type="float" office:value="92850" calcext:value-type="float">
            <text:p>92850</text:p>
          </table:table-cell>
          <table:table-cell office:value-type="float" office:value="5331" calcext:value-type="float">
            <text:p>5331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128" calcext:value-type="float">
            <text:p>128</text:p>
          </table:table-cell>
          <table:table-cell office:value-type="float" office:value="91852" calcext:value-type="float">
            <text:p>91852</text:p>
          </table:table-cell>
          <table:table-cell office:value-type="float" office:value="5294" calcext:value-type="float">
            <text:p>5294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28" calcext:value-type="float">
            <text:p>128</text:p>
          </table:table-cell>
          <table:table-cell office:value-type="float" office:value="93303" calcext:value-type="float">
            <text:p>93303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128" calcext:value-type="float">
            <text:p>128</text:p>
          </table:table-cell>
          <table:table-cell office:value-type="float" office:value="87531" calcext:value-type="float">
            <text:p>87531</text:p>
          </table:table-cell>
          <table:table-cell office:value-type="float" office:value="5318" calcext:value-type="float">
            <text:p>5318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128" calcext:value-type="float">
            <text:p>128</text:p>
          </table:table-cell>
          <table:table-cell office:value-type="float" office:value="89179" calcext:value-type="float">
            <text:p>89179</text:p>
          </table:table-cell>
          <table:table-cell office:value-type="float" office:value="5357" calcext:value-type="float">
            <text:p>5357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128" calcext:value-type="float">
            <text:p>128</text:p>
          </table:table-cell>
          <table:table-cell office:value-type="float" office:value="93233" calcext:value-type="float">
            <text:p>93233</text:p>
          </table:table-cell>
          <table:table-cell office:value-type="float" office:value="5342" calcext:value-type="float">
            <text:p>5342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128" calcext:value-type="float">
            <text:p>128</text:p>
          </table:table-cell>
          <table:table-cell office:value-type="float" office:value="91789" calcext:value-type="float">
            <text:p>91789</text:p>
          </table:table-cell>
          <table:table-cell office:value-type="float" office:value="5321" calcext:value-type="float">
            <text:p>532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28" calcext:value-type="float">
            <text:p>128</text:p>
          </table:table-cell>
          <table:table-cell office:value-type="float" office:value="92549" calcext:value-type="float">
            <text:p>92549</text:p>
          </table:table-cell>
          <table:table-cell office:value-type="float" office:value="5301" calcext:value-type="float">
            <text:p>5301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28" calcext:value-type="float">
            <text:p>128</text:p>
          </table:table-cell>
          <table:table-cell office:value-type="float" office:value="91062" calcext:value-type="float">
            <text:p>91062</text:p>
          </table:table-cell>
          <table:table-cell office:value-type="float" office:value="5327" calcext:value-type="float">
            <text:p>5327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128" calcext:value-type="float">
            <text:p>128</text:p>
          </table:table-cell>
          <table:table-cell office:value-type="float" office:value="92295" calcext:value-type="float">
            <text:p>92295</text:p>
          </table:table-cell>
          <table:table-cell office:value-type="float" office:value="5372" calcext:value-type="float">
            <text:p>5372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128" calcext:value-type="float">
            <text:p>128</text:p>
          </table:table-cell>
          <table:table-cell office:value-type="float" office:value="93717" calcext:value-type="float">
            <text:p>93717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128" calcext:value-type="float">
            <text:p>128</text:p>
          </table:table-cell>
          <table:table-cell office:value-type="float" office:value="92993" calcext:value-type="float">
            <text:p>92993</text:p>
          </table:table-cell>
          <table:table-cell office:value-type="float" office:value="5291" calcext:value-type="float">
            <text:p>5291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28" calcext:value-type="float">
            <text:p>128</text:p>
          </table:table-cell>
          <table:table-cell office:value-type="float" office:value="92384" calcext:value-type="float">
            <text:p>92384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128" calcext:value-type="float">
            <text:p>128</text:p>
          </table:table-cell>
          <table:table-cell office:value-type="float" office:value="90017" calcext:value-type="float">
            <text:p>90017</text:p>
          </table:table-cell>
          <table:table-cell office:value-type="float" office:value="5297" calcext:value-type="float">
            <text:p>5297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128" calcext:value-type="float">
            <text:p>128</text:p>
          </table:table-cell>
          <table:table-cell office:value-type="float" office:value="89321" calcext:value-type="float">
            <text:p>89321</text:p>
          </table:table-cell>
          <table:table-cell office:value-type="float" office:value="5274" calcext:value-type="float">
            <text:p>5274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128" calcext:value-type="float">
            <text:p>128</text:p>
          </table:table-cell>
          <table:table-cell office:value-type="float" office:value="93423" calcext:value-type="float">
            <text:p>93423</text:p>
          </table:table-cell>
          <table:table-cell office:value-type="float" office:value="5289" calcext:value-type="float">
            <text:p>5289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128" calcext:value-type="float">
            <text:p>128</text:p>
          </table:table-cell>
          <table:table-cell office:value-type="float" office:value="93268" calcext:value-type="float">
            <text:p>93268</text:p>
          </table:table-cell>
          <table:table-cell office:value-type="float" office:value="5339" calcext:value-type="float">
            <text:p>5339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28" calcext:value-type="float">
            <text:p>128</text:p>
          </table:table-cell>
          <table:table-cell office:value-type="float" office:value="92354" calcext:value-type="float">
            <text:p>92354</text:p>
          </table:table-cell>
          <table:table-cell office:value-type="float" office:value="5326" calcext:value-type="float">
            <text:p>5326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128" calcext:value-type="float">
            <text:p>128</text:p>
          </table:table-cell>
          <table:table-cell office:value-type="float" office:value="94890" calcext:value-type="float">
            <text:p>94890</text:p>
          </table:table-cell>
          <table:table-cell office:value-type="float" office:value="5354" calcext:value-type="float">
            <text:p>5354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128" calcext:value-type="float">
            <text:p>128</text:p>
          </table:table-cell>
          <table:table-cell office:value-type="float" office:value="96434" calcext:value-type="float">
            <text:p>96434</text:p>
          </table:table-cell>
          <table:table-cell office:value-type="float" office:value="5340" calcext:value-type="float">
            <text:p>5340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128" calcext:value-type="float">
            <text:p>128</text:p>
          </table:table-cell>
          <table:table-cell office:value-type="float" office:value="92232" calcext:value-type="float">
            <text:p>92232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128" calcext:value-type="float">
            <text:p>128</text:p>
          </table:table-cell>
          <table:table-cell office:value-type="float" office:value="94090" calcext:value-type="float">
            <text:p>94090</text:p>
          </table:table-cell>
          <table:table-cell office:value-type="float" office:value="5330" calcext:value-type="float">
            <text:p>5330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28" calcext:value-type="float">
            <text:p>128</text:p>
          </table:table-cell>
          <table:table-cell office:value-type="float" office:value="93617" calcext:value-type="float">
            <text:p>93617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128" calcext:value-type="float">
            <text:p>128</text:p>
          </table:table-cell>
          <table:table-cell office:value-type="float" office:value="94747" calcext:value-type="float">
            <text:p>94747</text:p>
          </table:table-cell>
          <table:table-cell office:value-type="float" office:value="5270" calcext:value-type="float">
            <text:p>5270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28" calcext:value-type="float">
            <text:p>128</text:p>
          </table:table-cell>
          <table:table-cell office:value-type="float" office:value="93271" calcext:value-type="float">
            <text:p>93271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128" calcext:value-type="float">
            <text:p>128</text:p>
          </table:table-cell>
          <table:table-cell office:value-type="float" office:value="91812" calcext:value-type="float">
            <text:p>91812</text:p>
          </table:table-cell>
          <table:table-cell office:value-type="float" office:value="5292" calcext:value-type="float">
            <text:p>5292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128" calcext:value-type="float">
            <text:p>128</text:p>
          </table:table-cell>
          <table:table-cell office:value-type="float" office:value="95763" calcext:value-type="float">
            <text:p>95763</text:p>
          </table:table-cell>
          <table:table-cell office:value-type="float" office:value="5283" calcext:value-type="float">
            <text:p>528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8" calcext:value-type="float">
            <text:p>128</text:p>
          </table:table-cell>
          <table:table-cell office:value-type="float" office:value="94485" calcext:value-type="float">
            <text:p>94485</text:p>
          </table:table-cell>
          <table:table-cell office:value-type="float" office:value="5284" calcext:value-type="float">
            <text:p>52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8T21:47:01.637776472</dc:date>
    <dc:creator>Charles Kiorpes</dc:creator>
    <meta:generator>LibreOffice/4.2.4.2$Linux_X86_64 LibreOffice_project/420m0$Build-2</meta:generator>
    <meta:editing-duration>PT3M12S</meta:editing-duration>
    <meta:editing-cycles>3</meta:editing-cycles>
    <meta:document-statistic meta:table-count="5" meta:cell-count="1002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946cm" svg:height="21.708cm" xlink:href=".." xlink:type="simple" chart:class="chart:scatter" chart:style-name="ch1">
        <chart:legend chart:legend-position="end" svg:x="37.757cm" svg:y="10.306cm" style:legend-expansion="high" chart:style-name="ch2"/>
        <chart:plot-area chart:style-name="ch3" table:cell-range-address="'gcc-nru-8'.A1:'gcc-nru-8'.A501 'gcc-nru-8'.C1:'gcc-nru-8'.D501" chart:data-source-has-labels="row" svg:x="1.268cm" svg:y="1.871cm" svg:width="34.853cm" svg:height="18.983cm">
          <chartooo:coordinate-region svg:x="2.63cm" svg:y="2.07cm" svg:width="33.119cm" svg:height="18.1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cc-nru-8'.C2:'gcc-nru-8'.C501" chart:label-cell-address="'gcc-nru-8'.C1:'gcc-nru-8'.C1" chart:class="chart:scatter">
            <chart:domain table:cell-range-address="'gcc-nru-8'.A2:'gcc-nru-8'.A501"/>
            <chart:data-point chart:repeated="500"/>
          </chart:series>
          <chart:series chart:style-name="ch8" chart:values-cell-range-address="'gcc-nru-8'.D2:'gcc-nru-8'.D501" chart:label-cell-address="'gcc-nru-8'.D1:'gcc-nru-8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gcc-nru-8'.C1:'gcc-nru-8'.C1</svg:desc>
                </draw:g>
              </table:table-cell>
              <table:table-cell office:value-type="string">
                <text:p> DISK WRITES</text:p>
                <draw:g>
                  <svg:desc>'gcc-nru-8'.D1:'gcc-nru-8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gcc-nru-8'.A2:'gcc-nru-8'.A501</svg:desc>
                </draw:g>
              </table:table-cell>
              <table:table-cell office:value-type="float" office:value="187036">
                <text:p>187036</text:p>
                <draw:g>
                  <svg:desc>'gcc-nru-8'.C2:'gcc-nru-8'.C501</svg:desc>
                </draw:g>
              </table:table-cell>
              <table:table-cell office:value-type="float" office:value="17299">
                <text:p>17299</text:p>
                <draw:g>
                  <svg:desc>'gcc-nru-8'.D2:'gcc-nru-8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74879">
                <text:p>174879</text:p>
              </table:table-cell>
              <table:table-cell office:value-type="float" office:value="18313">
                <text:p>183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79801">
                <text:p>179801</text:p>
              </table:table-cell>
              <table:table-cell office:value-type="float" office:value="19180">
                <text:p>19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88612">
                <text:p>188612</text:p>
              </table:table-cell>
              <table:table-cell office:value-type="float" office:value="19062">
                <text:p>19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98126">
                <text:p>198126</text:p>
              </table:table-cell>
              <table:table-cell office:value-type="float" office:value="18890">
                <text:p>188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07474">
                <text:p>207474</text:p>
              </table:table-cell>
              <table:table-cell office:value-type="float" office:value="18691">
                <text:p>18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16635">
                <text:p>216635</text:p>
              </table:table-cell>
              <table:table-cell office:value-type="float" office:value="18550">
                <text:p>185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24402">
                <text:p>224402</text:p>
              </table:table-cell>
              <table:table-cell office:value-type="float" office:value="18106">
                <text:p>18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31863">
                <text:p>231863</text:p>
              </table:table-cell>
              <table:table-cell office:value-type="float" office:value="18047">
                <text:p>18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36123">
                <text:p>236123</text:p>
              </table:table-cell>
              <table:table-cell office:value-type="float" office:value="17674">
                <text:p>176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42258">
                <text:p>242258</text:p>
              </table:table-cell>
              <table:table-cell office:value-type="float" office:value="17667">
                <text:p>17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245640">
                <text:p>245640</text:p>
              </table:table-cell>
              <table:table-cell office:value-type="float" office:value="17468">
                <text:p>174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249765">
                <text:p>249765</text:p>
              </table:table-cell>
              <table:table-cell office:value-type="float" office:value="17212">
                <text:p>17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54687">
                <text:p>254687</text:p>
              </table:table-cell>
              <table:table-cell office:value-type="float" office:value="17318">
                <text:p>17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257807">
                <text:p>257807</text:p>
              </table:table-cell>
              <table:table-cell office:value-type="float" office:value="17338">
                <text:p>173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261280">
                <text:p>261280</text:p>
              </table:table-cell>
              <table:table-cell office:value-type="float" office:value="17264">
                <text:p>17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263801">
                <text:p>263801</text:p>
              </table:table-cell>
              <table:table-cell office:value-type="float" office:value="16977">
                <text:p>169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268692">
                <text:p>268692</text:p>
              </table:table-cell>
              <table:table-cell office:value-type="float" office:value="17077">
                <text:p>170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270724">
                <text:p>270724</text:p>
              </table:table-cell>
              <table:table-cell office:value-type="float" office:value="17058">
                <text:p>170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72491">
                <text:p>272491</text:p>
              </table:table-cell>
              <table:table-cell office:value-type="float" office:value="16923">
                <text:p>169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75830">
                <text:p>275830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278944">
                <text:p>278944</text:p>
              </table:table-cell>
              <table:table-cell office:value-type="float" office:value="17128">
                <text:p>171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278519">
                <text:p>278519</text:p>
              </table:table-cell>
              <table:table-cell office:value-type="float" office:value="17041">
                <text:p>170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79924">
                <text:p>279924</text:p>
              </table:table-cell>
              <table:table-cell office:value-type="float" office:value="16917">
                <text:p>169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282685">
                <text:p>282685</text:p>
              </table:table-cell>
              <table:table-cell office:value-type="float" office:value="16819">
                <text:p>168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285779">
                <text:p>285779</text:p>
              </table:table-cell>
              <table:table-cell office:value-type="float" office:value="17024">
                <text:p>170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287426">
                <text:p>287426</text:p>
              </table:table-cell>
              <table:table-cell office:value-type="float" office:value="17207">
                <text:p>17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289280">
                <text:p>289280</text:p>
              </table:table-cell>
              <table:table-cell office:value-type="float" office:value="16922">
                <text:p>169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91278">
                <text:p>291278</text:p>
              </table:table-cell>
              <table:table-cell office:value-type="float" office:value="17265">
                <text:p>172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292494">
                <text:p>292494</text:p>
              </table:table-cell>
              <table:table-cell office:value-type="float" office:value="17270">
                <text:p>172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295549">
                <text:p>295549</text:p>
              </table:table-cell>
              <table:table-cell office:value-type="float" office:value="17242">
                <text:p>172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296228">
                <text:p>296228</text:p>
              </table:table-cell>
              <table:table-cell office:value-type="float" office:value="17287">
                <text:p>172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99556">
                <text:p>299556</text:p>
              </table:table-cell>
              <table:table-cell office:value-type="float" office:value="17244">
                <text:p>172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99738">
                <text:p>299738</text:p>
              </table:table-cell>
              <table:table-cell office:value-type="float" office:value="17512">
                <text:p>175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301934">
                <text:p>301934</text:p>
              </table:table-cell>
              <table:table-cell office:value-type="float" office:value="17561">
                <text:p>175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303181">
                <text:p>303181</text:p>
              </table:table-cell>
              <table:table-cell office:value-type="float" office:value="17561">
                <text:p>175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304966">
                <text:p>304966</text:p>
              </table:table-cell>
              <table:table-cell office:value-type="float" office:value="17454">
                <text:p>174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305222">
                <text:p>305222</text:p>
              </table:table-cell>
              <table:table-cell office:value-type="float" office:value="17736">
                <text:p>177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305958">
                <text:p>305958</text:p>
              </table:table-cell>
              <table:table-cell office:value-type="float" office:value="17753">
                <text:p>177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308885">
                <text:p>308885</text:p>
              </table:table-cell>
              <table:table-cell office:value-type="float" office:value="17756">
                <text:p>177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309295">
                <text:p>309295</text:p>
              </table:table-cell>
              <table:table-cell office:value-type="float" office:value="17975">
                <text:p>179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311978">
                <text:p>311978</text:p>
              </table:table-cell>
              <table:table-cell office:value-type="float" office:value="18288">
                <text:p>182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311323">
                <text:p>311323</text:p>
              </table:table-cell>
              <table:table-cell office:value-type="float" office:value="17995">
                <text:p>179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315621">
                <text:p>315621</text:p>
              </table:table-cell>
              <table:table-cell office:value-type="float" office:value="18432">
                <text:p>184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316512">
                <text:p>316512</text:p>
              </table:table-cell>
              <table:table-cell office:value-type="float" office:value="18711">
                <text:p>187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317759">
                <text:p>317759</text:p>
              </table:table-cell>
              <table:table-cell office:value-type="float" office:value="18603">
                <text:p>186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317259">
                <text:p>317259</text:p>
              </table:table-cell>
              <table:table-cell office:value-type="float" office:value="18569">
                <text:p>185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318401">
                <text:p>318401</text:p>
              </table:table-cell>
              <table:table-cell office:value-type="float" office:value="18507">
                <text:p>185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319997">
                <text:p>319997</text:p>
              </table:table-cell>
              <table:table-cell office:value-type="float" office:value="19057">
                <text:p>190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321773">
                <text:p>321773</text:p>
              </table:table-cell>
              <table:table-cell office:value-type="float" office:value="18824">
                <text:p>188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325228">
                <text:p>325228</text:p>
              </table:table-cell>
              <table:table-cell office:value-type="float" office:value="19575">
                <text:p>195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325599">
                <text:p>325599</text:p>
              </table:table-cell>
              <table:table-cell office:value-type="float" office:value="18931">
                <text:p>189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325829">
                <text:p>325829</text:p>
              </table:table-cell>
              <table:table-cell office:value-type="float" office:value="19433">
                <text:p>194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325475">
                <text:p>325475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328700">
                <text:p>328700</text:p>
              </table:table-cell>
              <table:table-cell office:value-type="float" office:value="19728">
                <text:p>197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328941">
                <text:p>328941</text:p>
              </table:table-cell>
              <table:table-cell office:value-type="float" office:value="19719">
                <text:p>197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330587">
                <text:p>330587</text:p>
              </table:table-cell>
              <table:table-cell office:value-type="float" office:value="19833">
                <text:p>198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329610">
                <text:p>329610</text:p>
              </table:table-cell>
              <table:table-cell office:value-type="float" office:value="20105">
                <text:p>201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332497">
                <text:p>332497</text:p>
              </table:table-cell>
              <table:table-cell office:value-type="float" office:value="19995">
                <text:p>199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333393">
                <text:p>333393</text:p>
              </table:table-cell>
              <table:table-cell office:value-type="float" office:value="20167">
                <text:p>20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333738">
                <text:p>333738</text:p>
              </table:table-cell>
              <table:table-cell office:value-type="float" office:value="20245">
                <text:p>202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336823">
                <text:p>336823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337079">
                <text:p>337079</text:p>
              </table:table-cell>
              <table:table-cell office:value-type="float" office:value="20642">
                <text:p>206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337594">
                <text:p>337594</text:p>
              </table:table-cell>
              <table:table-cell office:value-type="float" office:value="20774">
                <text:p>207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336533">
                <text:p>336533</text:p>
              </table:table-cell>
              <table:table-cell office:value-type="float" office:value="20884">
                <text:p>208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340707">
                <text:p>340707</text:p>
              </table:table-cell>
              <table:table-cell office:value-type="float" office:value="21583">
                <text:p>215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340708">
                <text:p>340708</text:p>
              </table:table-cell>
              <table:table-cell office:value-type="float" office:value="21053">
                <text:p>210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340936">
                <text:p>340936</text:p>
              </table:table-cell>
              <table:table-cell office:value-type="float" office:value="21304">
                <text:p>213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342679">
                <text:p>342679</text:p>
              </table:table-cell>
              <table:table-cell office:value-type="float" office:value="21307">
                <text:p>213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341585">
                <text:p>341585</text:p>
              </table:table-cell>
              <table:table-cell office:value-type="float" office:value="21146">
                <text:p>211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42775">
                <text:p>342775</text:p>
              </table:table-cell>
              <table:table-cell office:value-type="float" office:value="20719">
                <text:p>207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343976">
                <text:p>343976</text:p>
              </table:table-cell>
              <table:table-cell office:value-type="float" office:value="21811">
                <text:p>218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344979">
                <text:p>344979</text:p>
              </table:table-cell>
              <table:table-cell office:value-type="float" office:value="21740">
                <text:p>217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345996">
                <text:p>345996</text:p>
              </table:table-cell>
              <table:table-cell office:value-type="float" office:value="21483">
                <text:p>214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349014">
                <text:p>349014</text:p>
              </table:table-cell>
              <table:table-cell office:value-type="float" office:value="22608">
                <text:p>226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348683">
                <text:p>348683</text:p>
              </table:table-cell>
              <table:table-cell office:value-type="float" office:value="22647">
                <text:p>226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350221">
                <text:p>350221</text:p>
              </table:table-cell>
              <table:table-cell office:value-type="float" office:value="23017">
                <text:p>230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348352">
                <text:p>348352</text:p>
              </table:table-cell>
              <table:table-cell office:value-type="float" office:value="22049">
                <text:p>220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350388">
                <text:p>350388</text:p>
              </table:table-cell>
              <table:table-cell office:value-type="float" office:value="22751">
                <text:p>227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352827">
                <text:p>352827</text:p>
              </table:table-cell>
              <table:table-cell office:value-type="float" office:value="22854">
                <text:p>228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352544">
                <text:p>352544</text:p>
              </table:table-cell>
              <table:table-cell office:value-type="float" office:value="23113">
                <text:p>231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352528">
                <text:p>352528</text:p>
              </table:table-cell>
              <table:table-cell office:value-type="float" office:value="23304">
                <text:p>233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355211">
                <text:p>355211</text:p>
              </table:table-cell>
              <table:table-cell office:value-type="float" office:value="23497">
                <text:p>234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354818">
                <text:p>354818</text:p>
              </table:table-cell>
              <table:table-cell office:value-type="float" office:value="23638">
                <text:p>236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352165">
                <text:p>352165</text:p>
              </table:table-cell>
              <table:table-cell office:value-type="float" office:value="22677">
                <text:p>226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356208">
                <text:p>356208</text:p>
              </table:table-cell>
              <table:table-cell office:value-type="float" office:value="23852">
                <text:p>238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357841">
                <text:p>357841</text:p>
              </table:table-cell>
              <table:table-cell office:value-type="float" office:value="24476">
                <text:p>244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359124">
                <text:p>359124</text:p>
              </table:table-cell>
              <table:table-cell office:value-type="float" office:value="23947">
                <text:p>239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357402">
                <text:p>357402</text:p>
              </table:table-cell>
              <table:table-cell office:value-type="float" office:value="23899">
                <text:p>238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360838">
                <text:p>360838</text:p>
              </table:table-cell>
              <table:table-cell office:value-type="float" office:value="24944">
                <text:p>249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358310">
                <text:p>358310</text:p>
              </table:table-cell>
              <table:table-cell office:value-type="float" office:value="24057">
                <text:p>240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363926">
                <text:p>363926</text:p>
              </table:table-cell>
              <table:table-cell office:value-type="float" office:value="25333">
                <text:p>25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364972">
                <text:p>364972</text:p>
              </table:table-cell>
              <table:table-cell office:value-type="float" office:value="24911">
                <text:p>249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358902">
                <text:p>358902</text:p>
              </table:table-cell>
              <table:table-cell office:value-type="float" office:value="24158">
                <text:p>241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361333">
                <text:p>361333</text:p>
              </table:table-cell>
              <table:table-cell office:value-type="float" office:value="24534">
                <text:p>245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364728">
                <text:p>364728</text:p>
              </table:table-cell>
              <table:table-cell office:value-type="float" office:value="25547">
                <text:p>255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363240">
                <text:p>363240</text:p>
              </table:table-cell>
              <table:table-cell office:value-type="float" office:value="24750">
                <text:p>247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364024">
                <text:p>364024</text:p>
              </table:table-cell>
              <table:table-cell office:value-type="float" office:value="25070">
                <text:p>250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365077">
                <text:p>365077</text:p>
              </table:table-cell>
              <table:table-cell office:value-type="float" office:value="25240">
                <text:p>252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367118">
                <text:p>367118</text:p>
              </table:table-cell>
              <table:table-cell office:value-type="float" office:value="25708">
                <text:p>257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364816">
                <text:p>364816</text:p>
              </table:table-cell>
              <table:table-cell office:value-type="float" office:value="25166">
                <text:p>251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369921">
                <text:p>369921</text:p>
              </table:table-cell>
              <table:table-cell office:value-type="float" office:value="26841">
                <text:p>2684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369326">
                <text:p>369326</text:p>
              </table:table-cell>
              <table:table-cell office:value-type="float" office:value="25906">
                <text:p>259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368440">
                <text:p>368440</text:p>
              </table:table-cell>
              <table:table-cell office:value-type="float" office:value="25397">
                <text:p>253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368576">
                <text:p>368576</text:p>
              </table:table-cell>
              <table:table-cell office:value-type="float" office:value="25782">
                <text:p>257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371035">
                <text:p>371035</text:p>
              </table:table-cell>
              <table:table-cell office:value-type="float" office:value="26592">
                <text:p>265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369169">
                <text:p>369169</text:p>
              </table:table-cell>
              <table:table-cell office:value-type="float" office:value="26666">
                <text:p>266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371351">
                <text:p>371351</text:p>
              </table:table-cell>
              <table:table-cell office:value-type="float" office:value="26829">
                <text:p>268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371943">
                <text:p>371943</text:p>
              </table:table-cell>
              <table:table-cell office:value-type="float" office:value="26673">
                <text:p>266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373904">
                <text:p>373904</text:p>
              </table:table-cell>
              <table:table-cell office:value-type="float" office:value="27172">
                <text:p>271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373245">
                <text:p>373245</text:p>
              </table:table-cell>
              <table:table-cell office:value-type="float" office:value="26716">
                <text:p>267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374151">
                <text:p>374151</text:p>
              </table:table-cell>
              <table:table-cell office:value-type="float" office:value="27016">
                <text:p>270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376591">
                <text:p>376591</text:p>
              </table:table-cell>
              <table:table-cell office:value-type="float" office:value="27684">
                <text:p>276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376548">
                <text:p>376548</text:p>
              </table:table-cell>
              <table:table-cell office:value-type="float" office:value="27601">
                <text:p>276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374870">
                <text:p>374870</text:p>
              </table:table-cell>
              <table:table-cell office:value-type="float" office:value="27316">
                <text:p>273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373940">
                <text:p>373940</text:p>
              </table:table-cell>
              <table:table-cell office:value-type="float" office:value="26463">
                <text:p>264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379137">
                <text:p>379137</text:p>
              </table:table-cell>
              <table:table-cell office:value-type="float" office:value="28051">
                <text:p>280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377244">
                <text:p>377244</text:p>
              </table:table-cell>
              <table:table-cell office:value-type="float" office:value="27883">
                <text:p>278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382859">
                <text:p>382859</text:p>
              </table:table-cell>
              <table:table-cell office:value-type="float" office:value="29387">
                <text:p>293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379308">
                <text:p>379308</text:p>
              </table:table-cell>
              <table:table-cell office:value-type="float" office:value="28339">
                <text:p>28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378368">
                <text:p>378368</text:p>
              </table:table-cell>
              <table:table-cell office:value-type="float" office:value="27661">
                <text:p>276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378935">
                <text:p>378935</text:p>
              </table:table-cell>
              <table:table-cell office:value-type="float" office:value="27971">
                <text:p>279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381335">
                <text:p>381335</text:p>
              </table:table-cell>
              <table:table-cell office:value-type="float" office:value="28198">
                <text:p>2819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383214">
                <text:p>383214</text:p>
              </table:table-cell>
              <table:table-cell office:value-type="float" office:value="28822">
                <text:p>288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381892">
                <text:p>381892</text:p>
              </table:table-cell>
              <table:table-cell office:value-type="float" office:value="28291">
                <text:p>282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384849">
                <text:p>384849</text:p>
              </table:table-cell>
              <table:table-cell office:value-type="float" office:value="29236">
                <text:p>292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387036">
                <text:p>387036</text:p>
              </table:table-cell>
              <table:table-cell office:value-type="float" office:value="29322">
                <text:p>293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382632">
                <text:p>382632</text:p>
              </table:table-cell>
              <table:table-cell office:value-type="float" office:value="28336">
                <text:p>283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381880">
                <text:p>381880</text:p>
              </table:table-cell>
              <table:table-cell office:value-type="float" office:value="27898">
                <text:p>278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384269">
                <text:p>384269</text:p>
              </table:table-cell>
              <table:table-cell office:value-type="float" office:value="28885">
                <text:p>288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388326">
                <text:p>388326</text:p>
              </table:table-cell>
              <table:table-cell office:value-type="float" office:value="29793">
                <text:p>297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388337">
                <text:p>388337</text:p>
              </table:table-cell>
              <table:table-cell office:value-type="float" office:value="29937">
                <text:p>299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388348">
                <text:p>388348</text:p>
              </table:table-cell>
              <table:table-cell office:value-type="float" office:value="29914">
                <text:p>299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385852">
                <text:p>385852</text:p>
              </table:table-cell>
              <table:table-cell office:value-type="float" office:value="28921">
                <text:p>289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391033">
                <text:p>391033</text:p>
              </table:table-cell>
              <table:table-cell office:value-type="float" office:value="30766">
                <text:p>307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391137">
                <text:p>391137</text:p>
              </table:table-cell>
              <table:table-cell office:value-type="float" office:value="30501">
                <text:p>305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389765">
                <text:p>389765</text:p>
              </table:table-cell>
              <table:table-cell office:value-type="float" office:value="29748">
                <text:p>297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393737">
                <text:p>393737</text:p>
              </table:table-cell>
              <table:table-cell office:value-type="float" office:value="30972">
                <text:p>309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388057">
                <text:p>388057</text:p>
              </table:table-cell>
              <table:table-cell office:value-type="float" office:value="29582">
                <text:p>295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394424">
                <text:p>394424</text:p>
              </table:table-cell>
              <table:table-cell office:value-type="float" office:value="30638">
                <text:p>306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391689">
                <text:p>391689</text:p>
              </table:table-cell>
              <table:table-cell office:value-type="float" office:value="30550">
                <text:p>3055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387544">
                <text:p>387544</text:p>
              </table:table-cell>
              <table:table-cell office:value-type="float" office:value="28604">
                <text:p>286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390803">
                <text:p>390803</text:p>
              </table:table-cell>
              <table:table-cell office:value-type="float" office:value="29807">
                <text:p>298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393887">
                <text:p>393887</text:p>
              </table:table-cell>
              <table:table-cell office:value-type="float" office:value="31293">
                <text:p>312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392927">
                <text:p>392927</text:p>
              </table:table-cell>
              <table:table-cell office:value-type="float" office:value="30350">
                <text:p>3035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394106">
                <text:p>394106</text:p>
              </table:table-cell>
              <table:table-cell office:value-type="float" office:value="30083">
                <text:p>3008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394876">
                <text:p>394876</text:p>
              </table:table-cell>
              <table:table-cell office:value-type="float" office:value="31089">
                <text:p>310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397231">
                <text:p>397231</text:p>
              </table:table-cell>
              <table:table-cell office:value-type="float" office:value="31412">
                <text:p>314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395146">
                <text:p>395146</text:p>
              </table:table-cell>
              <table:table-cell office:value-type="float" office:value="31310">
                <text:p>313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400009">
                <text:p>400009</text:p>
              </table:table-cell>
              <table:table-cell office:value-type="float" office:value="32443">
                <text:p>324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396784">
                <text:p>396784</text:p>
              </table:table-cell>
              <table:table-cell office:value-type="float" office:value="31123">
                <text:p>311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398838">
                <text:p>398838</text:p>
              </table:table-cell>
              <table:table-cell office:value-type="float" office:value="32057">
                <text:p>320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400454">
                <text:p>400454</text:p>
              </table:table-cell>
              <table:table-cell office:value-type="float" office:value="31835">
                <text:p>318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401823">
                <text:p>401823</text:p>
              </table:table-cell>
              <table:table-cell office:value-type="float" office:value="32842">
                <text:p>328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400527">
                <text:p>400527</text:p>
              </table:table-cell>
              <table:table-cell office:value-type="float" office:value="31834">
                <text:p>318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396740">
                <text:p>396740</text:p>
              </table:table-cell>
              <table:table-cell office:value-type="float" office:value="30774">
                <text:p>307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404865">
                <text:p>404865</text:p>
              </table:table-cell>
              <table:table-cell office:value-type="float" office:value="32774">
                <text:p>327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400595">
                <text:p>400595</text:p>
              </table:table-cell>
              <table:table-cell office:value-type="float" office:value="31826">
                <text:p>318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404761">
                <text:p>404761</text:p>
              </table:table-cell>
              <table:table-cell office:value-type="float" office:value="33471">
                <text:p>334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401986">
                <text:p>401986</text:p>
              </table:table-cell>
              <table:table-cell office:value-type="float" office:value="32150">
                <text:p>321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404313">
                <text:p>404313</text:p>
              </table:table-cell>
              <table:table-cell office:value-type="float" office:value="32744">
                <text:p>327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400706">
                <text:p>400706</text:p>
              </table:table-cell>
              <table:table-cell office:value-type="float" office:value="32337">
                <text:p>323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402471">
                <text:p>402471</text:p>
              </table:table-cell>
              <table:table-cell office:value-type="float" office:value="31825">
                <text:p>318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402303">
                <text:p>402303</text:p>
              </table:table-cell>
              <table:table-cell office:value-type="float" office:value="32585">
                <text:p>325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406124">
                <text:p>406124</text:p>
              </table:table-cell>
              <table:table-cell office:value-type="float" office:value="33336">
                <text:p>333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405425">
                <text:p>405425</text:p>
              </table:table-cell>
              <table:table-cell office:value-type="float" office:value="32811">
                <text:p>328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405849">
                <text:p>405849</text:p>
              </table:table-cell>
              <table:table-cell office:value-type="float" office:value="33199">
                <text:p>331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405025">
                <text:p>405025</text:p>
              </table:table-cell>
              <table:table-cell office:value-type="float" office:value="33347">
                <text:p>333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405347">
                <text:p>405347</text:p>
              </table:table-cell>
              <table:table-cell office:value-type="float" office:value="33264">
                <text:p>332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404766">
                <text:p>404766</text:p>
              </table:table-cell>
              <table:table-cell office:value-type="float" office:value="32828">
                <text:p>328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409122">
                <text:p>409122</text:p>
              </table:table-cell>
              <table:table-cell office:value-type="float" office:value="34294">
                <text:p>342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405453">
                <text:p>405453</text:p>
              </table:table-cell>
              <table:table-cell office:value-type="float" office:value="32700">
                <text:p>327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410386">
                <text:p>410386</text:p>
              </table:table-cell>
              <table:table-cell office:value-type="float" office:value="34272">
                <text:p>342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405140">
                <text:p>405140</text:p>
              </table:table-cell>
              <table:table-cell office:value-type="float" office:value="33243">
                <text:p>332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409340">
                <text:p>409340</text:p>
              </table:table-cell>
              <table:table-cell office:value-type="float" office:value="33755">
                <text:p>337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408366">
                <text:p>408366</text:p>
              </table:table-cell>
              <table:table-cell office:value-type="float" office:value="33902">
                <text:p>339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404566">
                <text:p>404566</text:p>
              </table:table-cell>
              <table:table-cell office:value-type="float" office:value="32563">
                <text:p>325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412540">
                <text:p>412540</text:p>
              </table:table-cell>
              <table:table-cell office:value-type="float" office:value="34662">
                <text:p>346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406769">
                <text:p>406769</text:p>
              </table:table-cell>
              <table:table-cell office:value-type="float" office:value="33253">
                <text:p>332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418461">
                <text:p>418461</text:p>
              </table:table-cell>
              <table:table-cell office:value-type="float" office:value="36410">
                <text:p>364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411410">
                <text:p>411410</text:p>
              </table:table-cell>
              <table:table-cell office:value-type="float" office:value="34492">
                <text:p>344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407677">
                <text:p>407677</text:p>
              </table:table-cell>
              <table:table-cell office:value-type="float" office:value="33582">
                <text:p>335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409420">
                <text:p>409420</text:p>
              </table:table-cell>
              <table:table-cell office:value-type="float" office:value="33495">
                <text:p>334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412048">
                <text:p>412048</text:p>
              </table:table-cell>
              <table:table-cell office:value-type="float" office:value="33589">
                <text:p>335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411598">
                <text:p>411598</text:p>
              </table:table-cell>
              <table:table-cell office:value-type="float" office:value="34444">
                <text:p>344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409948">
                <text:p>409948</text:p>
              </table:table-cell>
              <table:table-cell office:value-type="float" office:value="33127">
                <text:p>331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414894">
                <text:p>414894</text:p>
              </table:table-cell>
              <table:table-cell office:value-type="float" office:value="34209">
                <text:p>342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410254">
                <text:p>410254</text:p>
              </table:table-cell>
              <table:table-cell office:value-type="float" office:value="34316">
                <text:p>343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414288">
                <text:p>414288</text:p>
              </table:table-cell>
              <table:table-cell office:value-type="float" office:value="34471">
                <text:p>344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412293">
                <text:p>412293</text:p>
              </table:table-cell>
              <table:table-cell office:value-type="float" office:value="34094">
                <text:p>340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414629">
                <text:p>414629</text:p>
              </table:table-cell>
              <table:table-cell office:value-type="float" office:value="35267">
                <text:p>352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417082">
                <text:p>417082</text:p>
              </table:table-cell>
              <table:table-cell office:value-type="float" office:value="35355">
                <text:p>353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412538">
                <text:p>412538</text:p>
              </table:table-cell>
              <table:table-cell office:value-type="float" office:value="34683">
                <text:p>346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418735">
                <text:p>418735</text:p>
              </table:table-cell>
              <table:table-cell office:value-type="float" office:value="35700">
                <text:p>357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408719">
                <text:p>408719</text:p>
              </table:table-cell>
              <table:table-cell office:value-type="float" office:value="33637">
                <text:p>336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411789">
                <text:p>411789</text:p>
              </table:table-cell>
              <table:table-cell office:value-type="float" office:value="33416">
                <text:p>334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416424">
                <text:p>416424</text:p>
              </table:table-cell>
              <table:table-cell office:value-type="float" office:value="35157">
                <text:p>351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413830">
                <text:p>413830</text:p>
              </table:table-cell>
              <table:table-cell office:value-type="float" office:value="34200">
                <text:p>342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413578">
                <text:p>413578</text:p>
              </table:table-cell>
              <table:table-cell office:value-type="float" office:value="34484">
                <text:p>344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416700">
                <text:p>416700</text:p>
              </table:table-cell>
              <table:table-cell office:value-type="float" office:value="34404">
                <text:p>344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414198">
                <text:p>414198</text:p>
              </table:table-cell>
              <table:table-cell office:value-type="float" office:value="33991">
                <text:p>339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416187">
                <text:p>416187</text:p>
              </table:table-cell>
              <table:table-cell office:value-type="float" office:value="35364">
                <text:p>353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418481">
                <text:p>418481</text:p>
              </table:table-cell>
              <table:table-cell office:value-type="float" office:value="35155">
                <text:p>351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421330">
                <text:p>421330</text:p>
              </table:table-cell>
              <table:table-cell office:value-type="float" office:value="36326">
                <text:p>363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417112">
                <text:p>417112</text:p>
              </table:table-cell>
              <table:table-cell office:value-type="float" office:value="35680">
                <text:p>356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418216">
                <text:p>418216</text:p>
              </table:table-cell>
              <table:table-cell office:value-type="float" office:value="34887">
                <text:p>348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424951">
                <text:p>424951</text:p>
              </table:table-cell>
              <table:table-cell office:value-type="float" office:value="37473">
                <text:p>374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417683">
                <text:p>417683</text:p>
              </table:table-cell>
              <table:table-cell office:value-type="float" office:value="35373">
                <text:p>353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422424">
                <text:p>422424</text:p>
              </table:table-cell>
              <table:table-cell office:value-type="float" office:value="36247">
                <text:p>362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422490">
                <text:p>422490</text:p>
              </table:table-cell>
              <table:table-cell office:value-type="float" office:value="37136">
                <text:p>371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424114">
                <text:p>424114</text:p>
              </table:table-cell>
              <table:table-cell office:value-type="float" office:value="36980">
                <text:p>3698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421212">
                <text:p>421212</text:p>
              </table:table-cell>
              <table:table-cell office:value-type="float" office:value="35826">
                <text:p>358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421728">
                <text:p>421728</text:p>
              </table:table-cell>
              <table:table-cell office:value-type="float" office:value="35901">
                <text:p>359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424858">
                <text:p>424858</text:p>
              </table:table-cell>
              <table:table-cell office:value-type="float" office:value="37270">
                <text:p>3727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421150">
                <text:p>421150</text:p>
              </table:table-cell>
              <table:table-cell office:value-type="float" office:value="36224">
                <text:p>362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424295">
                <text:p>424295</text:p>
              </table:table-cell>
              <table:table-cell office:value-type="float" office:value="37158">
                <text:p>371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423885">
                <text:p>423885</text:p>
              </table:table-cell>
              <table:table-cell office:value-type="float" office:value="36182">
                <text:p>361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420277">
                <text:p>420277</text:p>
              </table:table-cell>
              <table:table-cell office:value-type="float" office:value="35616">
                <text:p>356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421941">
                <text:p>421941</text:p>
              </table:table-cell>
              <table:table-cell office:value-type="float" office:value="35482">
                <text:p>354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421090">
                <text:p>421090</text:p>
              </table:table-cell>
              <table:table-cell office:value-type="float" office:value="35832">
                <text:p>358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421272">
                <text:p>421272</text:p>
              </table:table-cell>
              <table:table-cell office:value-type="float" office:value="35430">
                <text:p>3543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424292">
                <text:p>424292</text:p>
              </table:table-cell>
              <table:table-cell office:value-type="float" office:value="36744">
                <text:p>367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420187">
                <text:p>420187</text:p>
              </table:table-cell>
              <table:table-cell office:value-type="float" office:value="35597">
                <text:p>355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424927">
                <text:p>424927</text:p>
              </table:table-cell>
              <table:table-cell office:value-type="float" office:value="36948">
                <text:p>369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428467">
                <text:p>428467</text:p>
              </table:table-cell>
              <table:table-cell office:value-type="float" office:value="38108">
                <text:p>381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423709">
                <text:p>423709</text:p>
              </table:table-cell>
              <table:table-cell office:value-type="float" office:value="36332">
                <text:p>363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427414">
                <text:p>427414</text:p>
              </table:table-cell>
              <table:table-cell office:value-type="float" office:value="37441">
                <text:p>3744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425410">
                <text:p>425410</text:p>
              </table:table-cell>
              <table:table-cell office:value-type="float" office:value="37429">
                <text:p>374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427236">
                <text:p>427236</text:p>
              </table:table-cell>
              <table:table-cell office:value-type="float" office:value="37064">
                <text:p>370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423934">
                <text:p>423934</text:p>
              </table:table-cell>
              <table:table-cell office:value-type="float" office:value="36775">
                <text:p>367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427595">
                <text:p>427595</text:p>
              </table:table-cell>
              <table:table-cell office:value-type="float" office:value="37507">
                <text:p>375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422936">
                <text:p>422936</text:p>
              </table:table-cell>
              <table:table-cell office:value-type="float" office:value="35761">
                <text:p>357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423106">
                <text:p>423106</text:p>
              </table:table-cell>
              <table:table-cell office:value-type="float" office:value="35528">
                <text:p>355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425228">
                <text:p>425228</text:p>
              </table:table-cell>
              <table:table-cell office:value-type="float" office:value="36798">
                <text:p>367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423720">
                <text:p>423720</text:p>
              </table:table-cell>
              <table:table-cell office:value-type="float" office:value="36570">
                <text:p>3657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426500">
                <text:p>426500</text:p>
              </table:table-cell>
              <table:table-cell office:value-type="float" office:value="37296">
                <text:p>372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430716">
                <text:p>430716</text:p>
              </table:table-cell>
              <table:table-cell office:value-type="float" office:value="38098">
                <text:p>380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433092">
                <text:p>433092</text:p>
              </table:table-cell>
              <table:table-cell office:value-type="float" office:value="38973">
                <text:p>389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427207">
                <text:p>427207</text:p>
              </table:table-cell>
              <table:table-cell office:value-type="float" office:value="37607">
                <text:p>376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428143">
                <text:p>428143</text:p>
              </table:table-cell>
              <table:table-cell office:value-type="float" office:value="36842">
                <text:p>368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428266">
                <text:p>428266</text:p>
              </table:table-cell>
              <table:table-cell office:value-type="float" office:value="37454">
                <text:p>3745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427230">
                <text:p>427230</text:p>
              </table:table-cell>
              <table:table-cell office:value-type="float" office:value="36837">
                <text:p>368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428311">
                <text:p>428311</text:p>
              </table:table-cell>
              <table:table-cell office:value-type="float" office:value="37797">
                <text:p>377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431618">
                <text:p>431618</text:p>
              </table:table-cell>
              <table:table-cell office:value-type="float" office:value="38083">
                <text:p>380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429499">
                <text:p>429499</text:p>
              </table:table-cell>
              <table:table-cell office:value-type="float" office:value="37833">
                <text:p>378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433882">
                <text:p>433882</text:p>
              </table:table-cell>
              <table:table-cell office:value-type="float" office:value="38900">
                <text:p>389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429263">
                <text:p>429263</text:p>
              </table:table-cell>
              <table:table-cell office:value-type="float" office:value="37779">
                <text:p>377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435664">
                <text:p>435664</text:p>
              </table:table-cell>
              <table:table-cell office:value-type="float" office:value="39239">
                <text:p>392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427627">
                <text:p>427627</text:p>
              </table:table-cell>
              <table:table-cell office:value-type="float" office:value="36905">
                <text:p>369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433469">
                <text:p>433469</text:p>
              </table:table-cell>
              <table:table-cell office:value-type="float" office:value="38054">
                <text:p>380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434944">
                <text:p>434944</text:p>
              </table:table-cell>
              <table:table-cell office:value-type="float" office:value="38914">
                <text:p>389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431352">
                <text:p>431352</text:p>
              </table:table-cell>
              <table:table-cell office:value-type="float" office:value="38150">
                <text:p>3815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428776">
                <text:p>428776</text:p>
              </table:table-cell>
              <table:table-cell office:value-type="float" office:value="37224">
                <text:p>372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432470">
                <text:p>432470</text:p>
              </table:table-cell>
              <table:table-cell office:value-type="float" office:value="37507">
                <text:p>375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435217">
                <text:p>435217</text:p>
              </table:table-cell>
              <table:table-cell office:value-type="float" office:value="38829">
                <text:p>388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430635">
                <text:p>430635</text:p>
              </table:table-cell>
              <table:table-cell office:value-type="float" office:value="37926">
                <text:p>379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431136">
                <text:p>431136</text:p>
              </table:table-cell>
              <table:table-cell office:value-type="float" office:value="37798">
                <text:p>3779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429455">
                <text:p>429455</text:p>
              </table:table-cell>
              <table:table-cell office:value-type="float" office:value="37331">
                <text:p>373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429135">
                <text:p>429135</text:p>
              </table:table-cell>
              <table:table-cell office:value-type="float" office:value="37150">
                <text:p>3715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437994">
                <text:p>437994</text:p>
              </table:table-cell>
              <table:table-cell office:value-type="float" office:value="38998">
                <text:p>389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427140">
                <text:p>427140</text:p>
              </table:table-cell>
              <table:table-cell office:value-type="float" office:value="36793">
                <text:p>367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429008">
                <text:p>429008</text:p>
              </table:table-cell>
              <table:table-cell office:value-type="float" office:value="37062">
                <text:p>370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436393">
                <text:p>436393</text:p>
              </table:table-cell>
              <table:table-cell office:value-type="float" office:value="39202">
                <text:p>392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434051">
                <text:p>434051</text:p>
              </table:table-cell>
              <table:table-cell office:value-type="float" office:value="38704">
                <text:p>387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430187">
                <text:p>430187</text:p>
              </table:table-cell>
              <table:table-cell office:value-type="float" office:value="37786">
                <text:p>3778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435681">
                <text:p>435681</text:p>
              </table:table-cell>
              <table:table-cell office:value-type="float" office:value="39243">
                <text:p>392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442478">
                <text:p>442478</text:p>
              </table:table-cell>
              <table:table-cell office:value-type="float" office:value="41083">
                <text:p>410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433996">
                <text:p>433996</text:p>
              </table:table-cell>
              <table:table-cell office:value-type="float" office:value="38227">
                <text:p>3822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437327">
                <text:p>437327</text:p>
              </table:table-cell>
              <table:table-cell office:value-type="float" office:value="38512">
                <text:p>385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442655">
                <text:p>442655</text:p>
              </table:table-cell>
              <table:table-cell office:value-type="float" office:value="41368">
                <text:p>4136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444257">
                <text:p>444257</text:p>
              </table:table-cell>
              <table:table-cell office:value-type="float" office:value="40547">
                <text:p>405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433121">
                <text:p>433121</text:p>
              </table:table-cell>
              <table:table-cell office:value-type="float" office:value="38616">
                <text:p>386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426548">
                <text:p>426548</text:p>
              </table:table-cell>
              <table:table-cell office:value-type="float" office:value="36511">
                <text:p>365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431780">
                <text:p>431780</text:p>
              </table:table-cell>
              <table:table-cell office:value-type="float" office:value="37732">
                <text:p>377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428586">
                <text:p>428586</text:p>
              </table:table-cell>
              <table:table-cell office:value-type="float" office:value="37366">
                <text:p>373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445417">
                <text:p>445417</text:p>
              </table:table-cell>
              <table:table-cell office:value-type="float" office:value="40658">
                <text:p>406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431737">
                <text:p>431737</text:p>
              </table:table-cell>
              <table:table-cell office:value-type="float" office:value="38257">
                <text:p>382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441692">
                <text:p>441692</text:p>
              </table:table-cell>
              <table:table-cell office:value-type="float" office:value="40439">
                <text:p>404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435055">
                <text:p>435055</text:p>
              </table:table-cell>
              <table:table-cell office:value-type="float" office:value="37831">
                <text:p>378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434777">
                <text:p>434777</text:p>
              </table:table-cell>
              <table:table-cell office:value-type="float" office:value="38402">
                <text:p>384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436941">
                <text:p>436941</text:p>
              </table:table-cell>
              <table:table-cell office:value-type="float" office:value="38843">
                <text:p>3884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439498">
                <text:p>439498</text:p>
              </table:table-cell>
              <table:table-cell office:value-type="float" office:value="39965">
                <text:p>399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440476">
                <text:p>440476</text:p>
              </table:table-cell>
              <table:table-cell office:value-type="float" office:value="39780">
                <text:p>3978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430680">
                <text:p>430680</text:p>
              </table:table-cell>
              <table:table-cell office:value-type="float" office:value="36635">
                <text:p>3663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442537">
                <text:p>442537</text:p>
              </table:table-cell>
              <table:table-cell office:value-type="float" office:value="40575">
                <text:p>405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434446">
                <text:p>434446</text:p>
              </table:table-cell>
              <table:table-cell office:value-type="float" office:value="38229">
                <text:p>382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435521">
                <text:p>435521</text:p>
              </table:table-cell>
              <table:table-cell office:value-type="float" office:value="38281">
                <text:p>382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442628">
                <text:p>442628</text:p>
              </table:table-cell>
              <table:table-cell office:value-type="float" office:value="40760">
                <text:p>4076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435857">
                <text:p>435857</text:p>
              </table:table-cell>
              <table:table-cell office:value-type="float" office:value="38487">
                <text:p>384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434987">
                <text:p>434987</text:p>
              </table:table-cell>
              <table:table-cell office:value-type="float" office:value="38080">
                <text:p>380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443278">
                <text:p>443278</text:p>
              </table:table-cell>
              <table:table-cell office:value-type="float" office:value="41077">
                <text:p>410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432021">
                <text:p>432021</text:p>
              </table:table-cell>
              <table:table-cell office:value-type="float" office:value="36700">
                <text:p>367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434516">
                <text:p>434516</text:p>
              </table:table-cell>
              <table:table-cell office:value-type="float" office:value="37651">
                <text:p>376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440678">
                <text:p>440678</text:p>
              </table:table-cell>
              <table:table-cell office:value-type="float" office:value="39759">
                <text:p>397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438278">
                <text:p>438278</text:p>
              </table:table-cell>
              <table:table-cell office:value-type="float" office:value="38835">
                <text:p>388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439542">
                <text:p>439542</text:p>
              </table:table-cell>
              <table:table-cell office:value-type="float" office:value="39345">
                <text:p>393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440828">
                <text:p>440828</text:p>
              </table:table-cell>
              <table:table-cell office:value-type="float" office:value="40331">
                <text:p>403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438360">
                <text:p>438360</text:p>
              </table:table-cell>
              <table:table-cell office:value-type="float" office:value="39822">
                <text:p>398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438139">
                <text:p>438139</text:p>
              </table:table-cell>
              <table:table-cell office:value-type="float" office:value="38810">
                <text:p>3881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446677">
                <text:p>446677</text:p>
              </table:table-cell>
              <table:table-cell office:value-type="float" office:value="41329">
                <text:p>413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437980">
                <text:p>437980</text:p>
              </table:table-cell>
              <table:table-cell office:value-type="float" office:value="38694">
                <text:p>3869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441417">
                <text:p>441417</text:p>
              </table:table-cell>
              <table:table-cell office:value-type="float" office:value="39681">
                <text:p>396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440117">
                <text:p>440117</text:p>
              </table:table-cell>
              <table:table-cell office:value-type="float" office:value="39539">
                <text:p>395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441654">
                <text:p>441654</text:p>
              </table:table-cell>
              <table:table-cell office:value-type="float" office:value="39949">
                <text:p>399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442008">
                <text:p>442008</text:p>
              </table:table-cell>
              <table:table-cell office:value-type="float" office:value="40092">
                <text:p>4009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440983">
                <text:p>440983</text:p>
              </table:table-cell>
              <table:table-cell office:value-type="float" office:value="39700">
                <text:p>397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443309">
                <text:p>443309</text:p>
              </table:table-cell>
              <table:table-cell office:value-type="float" office:value="40226">
                <text:p>402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447202">
                <text:p>447202</text:p>
              </table:table-cell>
              <table:table-cell office:value-type="float" office:value="41977">
                <text:p>419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447538">
                <text:p>447538</text:p>
              </table:table-cell>
              <table:table-cell office:value-type="float" office:value="41114">
                <text:p>411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449572">
                <text:p>449572</text:p>
              </table:table-cell>
              <table:table-cell office:value-type="float" office:value="41573">
                <text:p>415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441371">
                <text:p>441371</text:p>
              </table:table-cell>
              <table:table-cell office:value-type="float" office:value="39597">
                <text:p>395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438289">
                <text:p>438289</text:p>
              </table:table-cell>
              <table:table-cell office:value-type="float" office:value="38965">
                <text:p>389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445397">
                <text:p>445397</text:p>
              </table:table-cell>
              <table:table-cell office:value-type="float" office:value="40450">
                <text:p>4045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447305">
                <text:p>447305</text:p>
              </table:table-cell>
              <table:table-cell office:value-type="float" office:value="41145">
                <text:p>411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445136">
                <text:p>445136</text:p>
              </table:table-cell>
              <table:table-cell office:value-type="float" office:value="40889">
                <text:p>4088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443061">
                <text:p>443061</text:p>
              </table:table-cell>
              <table:table-cell office:value-type="float" office:value="39998">
                <text:p>399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449948">
                <text:p>449948</text:p>
              </table:table-cell>
              <table:table-cell office:value-type="float" office:value="42814">
                <text:p>428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449596">
                <text:p>449596</text:p>
              </table:table-cell>
              <table:table-cell office:value-type="float" office:value="42458">
                <text:p>424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440476">
                <text:p>440476</text:p>
              </table:table-cell>
              <table:table-cell office:value-type="float" office:value="39279">
                <text:p>392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433811">
                <text:p>433811</text:p>
              </table:table-cell>
              <table:table-cell office:value-type="float" office:value="37478">
                <text:p>3747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443646">
                <text:p>443646</text:p>
              </table:table-cell>
              <table:table-cell office:value-type="float" office:value="40508">
                <text:p>4050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448805">
                <text:p>448805</text:p>
              </table:table-cell>
              <table:table-cell office:value-type="float" office:value="42166">
                <text:p>421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444902">
                <text:p>444902</text:p>
              </table:table-cell>
              <table:table-cell office:value-type="float" office:value="40474">
                <text:p>404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444151">
                <text:p>444151</text:p>
              </table:table-cell>
              <table:table-cell office:value-type="float" office:value="40422">
                <text:p>404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449331">
                <text:p>449331</text:p>
              </table:table-cell>
              <table:table-cell office:value-type="float" office:value="41747">
                <text:p>417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448693">
                <text:p>448693</text:p>
              </table:table-cell>
              <table:table-cell office:value-type="float" office:value="40933">
                <text:p>409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445655">
                <text:p>445655</text:p>
              </table:table-cell>
              <table:table-cell office:value-type="float" office:value="40672">
                <text:p>406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442448">
                <text:p>442448</text:p>
              </table:table-cell>
              <table:table-cell office:value-type="float" office:value="39902">
                <text:p>399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448686">
                <text:p>448686</text:p>
              </table:table-cell>
              <table:table-cell office:value-type="float" office:value="42843">
                <text:p>428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450003">
                <text:p>450003</text:p>
              </table:table-cell>
              <table:table-cell office:value-type="float" office:value="42036">
                <text:p>420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451904">
                <text:p>451904</text:p>
              </table:table-cell>
              <table:table-cell office:value-type="float" office:value="41903">
                <text:p>419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448726">
                <text:p>448726</text:p>
              </table:table-cell>
              <table:table-cell office:value-type="float" office:value="41044">
                <text:p>410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444956">
                <text:p>444956</text:p>
              </table:table-cell>
              <table:table-cell office:value-type="float" office:value="40366">
                <text:p>403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453695">
                <text:p>453695</text:p>
              </table:table-cell>
              <table:table-cell office:value-type="float" office:value="42285">
                <text:p>422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447474">
                <text:p>447474</text:p>
              </table:table-cell>
              <table:table-cell office:value-type="float" office:value="41122">
                <text:p>411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449836">
                <text:p>449836</text:p>
              </table:table-cell>
              <table:table-cell office:value-type="float" office:value="41888">
                <text:p>4188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444931">
                <text:p>444931</text:p>
              </table:table-cell>
              <table:table-cell office:value-type="float" office:value="40445">
                <text:p>404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446114">
                <text:p>446114</text:p>
              </table:table-cell>
              <table:table-cell office:value-type="float" office:value="40633">
                <text:p>406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450720">
                <text:p>450720</text:p>
              </table:table-cell>
              <table:table-cell office:value-type="float" office:value="41969">
                <text:p>419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450132">
                <text:p>450132</text:p>
              </table:table-cell>
              <table:table-cell office:value-type="float" office:value="41690">
                <text:p>4169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448480">
                <text:p>448480</text:p>
              </table:table-cell>
              <table:table-cell office:value-type="float" office:value="41477">
                <text:p>4147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449519">
                <text:p>449519</text:p>
              </table:table-cell>
              <table:table-cell office:value-type="float" office:value="42202">
                <text:p>422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453307">
                <text:p>453307</text:p>
              </table:table-cell>
              <table:table-cell office:value-type="float" office:value="43036">
                <text:p>430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444661">
                <text:p>444661</text:p>
              </table:table-cell>
              <table:table-cell office:value-type="float" office:value="40606">
                <text:p>4060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444537">
                <text:p>444537</text:p>
              </table:table-cell>
              <table:table-cell office:value-type="float" office:value="40539">
                <text:p>405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453058">
                <text:p>453058</text:p>
              </table:table-cell>
              <table:table-cell office:value-type="float" office:value="42585">
                <text:p>425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452524">
                <text:p>452524</text:p>
              </table:table-cell>
              <table:table-cell office:value-type="float" office:value="42817">
                <text:p>4281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448505">
                <text:p>448505</text:p>
              </table:table-cell>
              <table:table-cell office:value-type="float" office:value="41225">
                <text:p>412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452066">
                <text:p>452066</text:p>
              </table:table-cell>
              <table:table-cell office:value-type="float" office:value="41922">
                <text:p>419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444875">
                <text:p>444875</text:p>
              </table:table-cell>
              <table:table-cell office:value-type="float" office:value="40642">
                <text:p>406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445387">
                <text:p>445387</text:p>
              </table:table-cell>
              <table:table-cell office:value-type="float" office:value="40609">
                <text:p>406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451730">
                <text:p>451730</text:p>
              </table:table-cell>
              <table:table-cell office:value-type="float" office:value="42163">
                <text:p>421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443799">
                <text:p>443799</text:p>
              </table:table-cell>
              <table:table-cell office:value-type="float" office:value="40468">
                <text:p>4046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446537">
                <text:p>446537</text:p>
              </table:table-cell>
              <table:table-cell office:value-type="float" office:value="41283">
                <text:p>412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446403">
                <text:p>446403</text:p>
              </table:table-cell>
              <table:table-cell office:value-type="float" office:value="40231">
                <text:p>402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452314">
                <text:p>452314</text:p>
              </table:table-cell>
              <table:table-cell office:value-type="float" office:value="41666">
                <text:p>4166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456310">
                <text:p>456310</text:p>
              </table:table-cell>
              <table:table-cell office:value-type="float" office:value="43684">
                <text:p>436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448982">
                <text:p>448982</text:p>
              </table:table-cell>
              <table:table-cell office:value-type="float" office:value="41651">
                <text:p>416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456134">
                <text:p>456134</text:p>
              </table:table-cell>
              <table:table-cell office:value-type="float" office:value="43281">
                <text:p>4328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451968">
                <text:p>451968</text:p>
              </table:table-cell>
              <table:table-cell office:value-type="float" office:value="42422">
                <text:p>424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449371">
                <text:p>449371</text:p>
              </table:table-cell>
              <table:table-cell office:value-type="float" office:value="41313">
                <text:p>413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449211">
                <text:p>449211</text:p>
              </table:table-cell>
              <table:table-cell office:value-type="float" office:value="41669">
                <text:p>4166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452402">
                <text:p>452402</text:p>
              </table:table-cell>
              <table:table-cell office:value-type="float" office:value="41758">
                <text:p>417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453097">
                <text:p>453097</text:p>
              </table:table-cell>
              <table:table-cell office:value-type="float" office:value="42593">
                <text:p>4259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452564">
                <text:p>452564</text:p>
              </table:table-cell>
              <table:table-cell office:value-type="float" office:value="41835">
                <text:p>418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448912">
                <text:p>448912</text:p>
              </table:table-cell>
              <table:table-cell office:value-type="float" office:value="41737">
                <text:p>417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454580">
                <text:p>454580</text:p>
              </table:table-cell>
              <table:table-cell office:value-type="float" office:value="42985">
                <text:p>429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456598">
                <text:p>456598</text:p>
              </table:table-cell>
              <table:table-cell office:value-type="float" office:value="42281">
                <text:p>4228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448753">
                <text:p>448753</text:p>
              </table:table-cell>
              <table:table-cell office:value-type="float" office:value="40640">
                <text:p>4064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450390">
                <text:p>450390</text:p>
              </table:table-cell>
              <table:table-cell office:value-type="float" office:value="41698">
                <text:p>416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458486">
                <text:p>458486</text:p>
              </table:table-cell>
              <table:table-cell office:value-type="float" office:value="43937">
                <text:p>439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456866">
                <text:p>456866</text:p>
              </table:table-cell>
              <table:table-cell office:value-type="float" office:value="42493">
                <text:p>4249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451377">
                <text:p>451377</text:p>
              </table:table-cell>
              <table:table-cell office:value-type="float" office:value="41947">
                <text:p>419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448579">
                <text:p>448579</text:p>
              </table:table-cell>
              <table:table-cell office:value-type="float" office:value="40579">
                <text:p>405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456585">
                <text:p>456585</text:p>
              </table:table-cell>
              <table:table-cell office:value-type="float" office:value="43096">
                <text:p>430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453520">
                <text:p>453520</text:p>
              </table:table-cell>
              <table:table-cell office:value-type="float" office:value="42661">
                <text:p>4266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441584">
                <text:p>441584</text:p>
              </table:table-cell>
              <table:table-cell office:value-type="float" office:value="38259">
                <text:p>382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458136">
                <text:p>458136</text:p>
              </table:table-cell>
              <table:table-cell office:value-type="float" office:value="43883">
                <text:p>438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452320">
                <text:p>452320</text:p>
              </table:table-cell>
              <table:table-cell office:value-type="float" office:value="41882">
                <text:p>4188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456345">
                <text:p>456345</text:p>
              </table:table-cell>
              <table:table-cell office:value-type="float" office:value="43505">
                <text:p>435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458069">
                <text:p>458069</text:p>
              </table:table-cell>
              <table:table-cell office:value-type="float" office:value="42871">
                <text:p>428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459007">
                <text:p>459007</text:p>
              </table:table-cell>
              <table:table-cell office:value-type="float" office:value="44078">
                <text:p>440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455352">
                <text:p>455352</text:p>
              </table:table-cell>
              <table:table-cell office:value-type="float" office:value="41621">
                <text:p>4162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448473">
                <text:p>448473</text:p>
              </table:table-cell>
              <table:table-cell office:value-type="float" office:value="40850">
                <text:p>4085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456663">
                <text:p>456663</text:p>
              </table:table-cell>
              <table:table-cell office:value-type="float" office:value="43168">
                <text:p>4316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452440">
                <text:p>452440</text:p>
              </table:table-cell>
              <table:table-cell office:value-type="float" office:value="42865">
                <text:p>4286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454849">
                <text:p>454849</text:p>
              </table:table-cell>
              <table:table-cell office:value-type="float" office:value="42461">
                <text:p>4246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456225">
                <text:p>456225</text:p>
              </table:table-cell>
              <table:table-cell office:value-type="float" office:value="43634">
                <text:p>436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449330">
                <text:p>449330</text:p>
              </table:table-cell>
              <table:table-cell office:value-type="float" office:value="40925">
                <text:p>409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454646">
                <text:p>454646</text:p>
              </table:table-cell>
              <table:table-cell office:value-type="float" office:value="42867">
                <text:p>428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452009">
                <text:p>452009</text:p>
              </table:table-cell>
              <table:table-cell office:value-type="float" office:value="41298">
                <text:p>412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440069">
                <text:p>440069</text:p>
              </table:table-cell>
              <table:table-cell office:value-type="float" office:value="38765">
                <text:p>3876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450685">
                <text:p>450685</text:p>
              </table:table-cell>
              <table:table-cell office:value-type="float" office:value="41811">
                <text:p>418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459346">
                <text:p>459346</text:p>
              </table:table-cell>
              <table:table-cell office:value-type="float" office:value="43329">
                <text:p>433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446813">
                <text:p>446813</text:p>
              </table:table-cell>
              <table:table-cell office:value-type="float" office:value="40413">
                <text:p>404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453316">
                <text:p>453316</text:p>
              </table:table-cell>
              <table:table-cell office:value-type="float" office:value="41748">
                <text:p>417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455076">
                <text:p>455076</text:p>
              </table:table-cell>
              <table:table-cell office:value-type="float" office:value="42521">
                <text:p>4252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450228">
                <text:p>450228</text:p>
              </table:table-cell>
              <table:table-cell office:value-type="float" office:value="41254">
                <text:p>4125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459992">
                <text:p>459992</text:p>
              </table:table-cell>
              <table:table-cell office:value-type="float" office:value="44326">
                <text:p>4432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453294">
                <text:p>453294</text:p>
              </table:table-cell>
              <table:table-cell office:value-type="float" office:value="41724">
                <text:p>417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450501">
                <text:p>450501</text:p>
              </table:table-cell>
              <table:table-cell office:value-type="float" office:value="41237">
                <text:p>4123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452248">
                <text:p>452248</text:p>
              </table:table-cell>
              <table:table-cell office:value-type="float" office:value="41606">
                <text:p>416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456668">
                <text:p>456668</text:p>
              </table:table-cell>
              <table:table-cell office:value-type="float" office:value="42877">
                <text:p>4287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455636">
                <text:p>455636</text:p>
              </table:table-cell>
              <table:table-cell office:value-type="float" office:value="43269">
                <text:p>4326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460370">
                <text:p>460370</text:p>
              </table:table-cell>
              <table:table-cell office:value-type="float" office:value="44142">
                <text:p>441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456145">
                <text:p>456145</text:p>
              </table:table-cell>
              <table:table-cell office:value-type="float" office:value="42785">
                <text:p>427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456203">
                <text:p>456203</text:p>
              </table:table-cell>
              <table:table-cell office:value-type="float" office:value="42916">
                <text:p>429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460478">
                <text:p>460478</text:p>
              </table:table-cell>
              <table:table-cell office:value-type="float" office:value="44083">
                <text:p>4408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457369">
                <text:p>457369</text:p>
              </table:table-cell>
              <table:table-cell office:value-type="float" office:value="42952">
                <text:p>4295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460389">
                <text:p>460389</text:p>
              </table:table-cell>
              <table:table-cell office:value-type="float" office:value="44790">
                <text:p>4479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458008">
                <text:p>458008</text:p>
              </table:table-cell>
              <table:table-cell office:value-type="float" office:value="43142">
                <text:p>431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457796">
                <text:p>457796</text:p>
              </table:table-cell>
              <table:table-cell office:value-type="float" office:value="42793">
                <text:p>4279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451844">
                <text:p>451844</text:p>
              </table:table-cell>
              <table:table-cell office:value-type="float" office:value="41462">
                <text:p>4146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457918">
                <text:p>457918</text:p>
              </table:table-cell>
              <table:table-cell office:value-type="float" office:value="43353">
                <text:p>4335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459433">
                <text:p>459433</text:p>
              </table:table-cell>
              <table:table-cell office:value-type="float" office:value="43372">
                <text:p>433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462091">
                <text:p>462091</text:p>
              </table:table-cell>
              <table:table-cell office:value-type="float" office:value="44854">
                <text:p>4485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456421">
                <text:p>456421</text:p>
              </table:table-cell>
              <table:table-cell office:value-type="float" office:value="43269">
                <text:p>4326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462220">
                <text:p>462220</text:p>
              </table:table-cell>
              <table:table-cell office:value-type="float" office:value="44816">
                <text:p>448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459327">
                <text:p>459327</text:p>
              </table:table-cell>
              <table:table-cell office:value-type="float" office:value="44088">
                <text:p>440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464035">
                <text:p>464035</text:p>
              </table:table-cell>
              <table:table-cell office:value-type="float" office:value="44874">
                <text:p>4487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455975">
                <text:p>455975</text:p>
              </table:table-cell>
              <table:table-cell office:value-type="float" office:value="43018">
                <text:p>430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457920">
                <text:p>457920</text:p>
              </table:table-cell>
              <table:table-cell office:value-type="float" office:value="42932">
                <text:p>429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462438">
                <text:p>462438</text:p>
              </table:table-cell>
              <table:table-cell office:value-type="float" office:value="44833">
                <text:p>448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452662">
                <text:p>452662</text:p>
              </table:table-cell>
              <table:table-cell office:value-type="float" office:value="42368">
                <text:p>423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459447">
                <text:p>459447</text:p>
              </table:table-cell>
              <table:table-cell office:value-type="float" office:value="43654">
                <text:p>4365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448613">
                <text:p>448613</text:p>
              </table:table-cell>
              <table:table-cell office:value-type="float" office:value="40626">
                <text:p>4062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453918">
                <text:p>453918</text:p>
              </table:table-cell>
              <table:table-cell office:value-type="float" office:value="41936">
                <text:p>419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457782">
                <text:p>457782</text:p>
              </table:table-cell>
              <table:table-cell office:value-type="float" office:value="43158">
                <text:p>431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455436">
                <text:p>455436</text:p>
              </table:table-cell>
              <table:table-cell office:value-type="float" office:value="42471">
                <text:p>424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456731">
                <text:p>456731</text:p>
              </table:table-cell>
              <table:table-cell office:value-type="float" office:value="43019">
                <text:p>430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457074">
                <text:p>457074</text:p>
              </table:table-cell>
              <table:table-cell office:value-type="float" office:value="42544">
                <text:p>425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464146">
                <text:p>464146</text:p>
              </table:table-cell>
              <table:table-cell office:value-type="float" office:value="45334">
                <text:p>4533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452835">
                <text:p>452835</text:p>
              </table:table-cell>
              <table:table-cell office:value-type="float" office:value="41212">
                <text:p>412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456660">
                <text:p>456660</text:p>
              </table:table-cell>
              <table:table-cell office:value-type="float" office:value="42151">
                <text:p>4215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462203">
                <text:p>462203</text:p>
              </table:table-cell>
              <table:table-cell office:value-type="float" office:value="43934">
                <text:p>439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461035">
                <text:p>461035</text:p>
              </table:table-cell>
              <table:table-cell office:value-type="float" office:value="43772">
                <text:p>437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457073">
                <text:p>457073</text:p>
              </table:table-cell>
              <table:table-cell office:value-type="float" office:value="43950">
                <text:p>4395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464458">
                <text:p>464458</text:p>
              </table:table-cell>
              <table:table-cell office:value-type="float" office:value="44042">
                <text:p>4404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455572">
                <text:p>455572</text:p>
              </table:table-cell>
              <table:table-cell office:value-type="float" office:value="41992">
                <text:p>419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458787">
                <text:p>458787</text:p>
              </table:table-cell>
              <table:table-cell office:value-type="float" office:value="43409">
                <text:p>4340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450473">
                <text:p>450473</text:p>
              </table:table-cell>
              <table:table-cell office:value-type="float" office:value="41175">
                <text:p>411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464542">
                <text:p>464542</text:p>
              </table:table-cell>
              <table:table-cell office:value-type="float" office:value="44133">
                <text:p>441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457873">
                <text:p>457873</text:p>
              </table:table-cell>
              <table:table-cell office:value-type="float" office:value="43292">
                <text:p>432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466180">
                <text:p>466180</text:p>
              </table:table-cell>
              <table:table-cell office:value-type="float" office:value="46069">
                <text:p>460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467083">
                <text:p>467083</text:p>
              </table:table-cell>
              <table:table-cell office:value-type="float" office:value="45626">
                <text:p>456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456643">
                <text:p>456643</text:p>
              </table:table-cell>
              <table:table-cell office:value-type="float" office:value="42468">
                <text:p>424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468009">
                <text:p>468009</text:p>
              </table:table-cell>
              <table:table-cell office:value-type="float" office:value="45909">
                <text:p>4590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459652">
                <text:p>459652</text:p>
              </table:table-cell>
              <table:table-cell office:value-type="float" office:value="43465">
                <text:p>4346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452282">
                <text:p>452282</text:p>
              </table:table-cell>
              <table:table-cell office:value-type="float" office:value="42091">
                <text:p>420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463369">
                <text:p>463369</text:p>
              </table:table-cell>
              <table:table-cell office:value-type="float" office:value="44594">
                <text:p>4459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456471">
                <text:p>456471</text:p>
              </table:table-cell>
              <table:table-cell office:value-type="float" office:value="42682">
                <text:p>426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464285">
                <text:p>464285</text:p>
              </table:table-cell>
              <table:table-cell office:value-type="float" office:value="44010">
                <text:p>4401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456093">
                <text:p>456093</text:p>
              </table:table-cell>
              <table:table-cell office:value-type="float" office:value="42427">
                <text:p>4242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459280">
                <text:p>459280</text:p>
              </table:table-cell>
              <table:table-cell office:value-type="float" office:value="43273">
                <text:p>4327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461623">
                <text:p>461623</text:p>
              </table:table-cell>
              <table:table-cell office:value-type="float" office:value="43934">
                <text:p>4393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456954">
                <text:p>456954</text:p>
              </table:table-cell>
              <table:table-cell office:value-type="float" office:value="42990">
                <text:p>4299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455210">
                <text:p>455210</text:p>
              </table:table-cell>
              <table:table-cell office:value-type="float" office:value="42459">
                <text:p>4245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464449">
                <text:p>464449</text:p>
              </table:table-cell>
              <table:table-cell office:value-type="float" office:value="44643">
                <text:p>446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466743">
                <text:p>466743</text:p>
              </table:table-cell>
              <table:table-cell office:value-type="float" office:value="45466">
                <text:p>4546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459451">
                <text:p>459451</text:p>
              </table:table-cell>
              <table:table-cell office:value-type="float" office:value="42769">
                <text:p>4276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454463">
                <text:p>454463</text:p>
              </table:table-cell>
              <table:table-cell office:value-type="float" office:value="42189">
                <text:p>421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458953">
                <text:p>458953</text:p>
              </table:table-cell>
              <table:table-cell office:value-type="float" office:value="43842">
                <text:p>438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464541">
                <text:p>464541</text:p>
              </table:table-cell>
              <table:table-cell office:value-type="float" office:value="44911">
                <text:p>449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455709">
                <text:p>455709</text:p>
              </table:table-cell>
              <table:table-cell office:value-type="float" office:value="42290">
                <text:p>4229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458392">
                <text:p>458392</text:p>
              </table:table-cell>
              <table:table-cell office:value-type="float" office:value="42760">
                <text:p>4276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452544">
                <text:p>452544</text:p>
              </table:table-cell>
              <table:table-cell office:value-type="float" office:value="41861">
                <text:p>4186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462911">
                <text:p>462911</text:p>
              </table:table-cell>
              <table:table-cell office:value-type="float" office:value="44215">
                <text:p>442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460821">
                <text:p>460821</text:p>
              </table:table-cell>
              <table:table-cell office:value-type="float" office:value="43789">
                <text:p>4378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459297">
                <text:p>459297</text:p>
              </table:table-cell>
              <table:table-cell office:value-type="float" office:value="42703">
                <text:p>4270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464667">
                <text:p>464667</text:p>
              </table:table-cell>
              <table:table-cell office:value-type="float" office:value="44697">
                <text:p>446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462655">
                <text:p>462655</text:p>
              </table:table-cell>
              <table:table-cell office:value-type="float" office:value="44188">
                <text:p>441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457038">
                <text:p>457038</text:p>
              </table:table-cell>
              <table:table-cell office:value-type="float" office:value="42509">
                <text:p>4250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459124">
                <text:p>459124</text:p>
              </table:table-cell>
              <table:table-cell office:value-type="float" office:value="42864">
                <text:p>428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465372">
                <text:p>465372</text:p>
              </table:table-cell>
              <table:table-cell office:value-type="float" office:value="44868">
                <text:p>4486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462860">
                <text:p>462860</text:p>
              </table:table-cell>
              <table:table-cell office:value-type="float" office:value="43240">
                <text:p>4324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462607">
                <text:p>462607</text:p>
              </table:table-cell>
              <table:table-cell office:value-type="float" office:value="44424">
                <text:p>444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464563">
                <text:p>464563</text:p>
              </table:table-cell>
              <table:table-cell office:value-type="float" office:value="44558">
                <text:p>445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462400">
                <text:p>462400</text:p>
              </table:table-cell>
              <table:table-cell office:value-type="float" office:value="44218">
                <text:p>442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459405">
                <text:p>459405</text:p>
              </table:table-cell>
              <table:table-cell office:value-type="float" office:value="43374">
                <text:p>4337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459746">
                <text:p>459746</text:p>
              </table:table-cell>
              <table:table-cell office:value-type="float" office:value="43390">
                <text:p>4339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467499">
                <text:p>467499</text:p>
              </table:table-cell>
              <table:table-cell office:value-type="float" office:value="45387">
                <text:p>4538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463066">
                <text:p>463066</text:p>
              </table:table-cell>
              <table:table-cell office:value-type="float" office:value="43250">
                <text:p>4325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455333">
                <text:p>455333</text:p>
              </table:table-cell>
              <table:table-cell office:value-type="float" office:value="42255">
                <text:p>422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460534">
                <text:p>460534</text:p>
              </table:table-cell>
              <table:table-cell office:value-type="float" office:value="42858">
                <text:p>428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464070">
                <text:p>464070</text:p>
              </table:table-cell>
              <table:table-cell office:value-type="float" office:value="44151">
                <text:p>441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460455">
                <text:p>460455</text:p>
              </table:table-cell>
              <table:table-cell office:value-type="float" office:value="44420">
                <text:p>4442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447195">
                <text:p>447195</text:p>
              </table:table-cell>
              <table:table-cell office:value-type="float" office:value="39446">
                <text:p>3944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464141">
                <text:p>464141</text:p>
              </table:table-cell>
              <table:table-cell office:value-type="float" office:value="44120">
                <text:p>4412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472377">
                <text:p>472377</text:p>
              </table:table-cell>
              <table:table-cell office:value-type="float" office:value="45734">
                <text:p>4573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459148">
                <text:p>459148</text:p>
              </table:table-cell>
              <table:table-cell office:value-type="float" office:value="43257">
                <text:p>4325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465017">
                <text:p>465017</text:p>
              </table:table-cell>
              <table:table-cell office:value-type="float" office:value="44704">
                <text:p>447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472873">
                <text:p>472873</text:p>
              </table:table-cell>
              <table:table-cell office:value-type="float" office:value="46613">
                <text:p>4661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461863">
                <text:p>461863</text:p>
              </table:table-cell>
              <table:table-cell office:value-type="float" office:value="43734">
                <text:p>4373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461402">
                <text:p>461402</text:p>
              </table:table-cell>
              <table:table-cell office:value-type="float" office:value="43935">
                <text:p>439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460589">
                <text:p>460589</text:p>
              </table:table-cell>
              <table:table-cell office:value-type="float" office:value="44102">
                <text:p>4410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464458">
                <text:p>464458</text:p>
              </table:table-cell>
              <table:table-cell office:value-type="float" office:value="44039">
                <text:p>4403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462768">
                <text:p>462768</text:p>
              </table:table-cell>
              <table:table-cell office:value-type="float" office:value="43842">
                <text:p>4384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463607">
                <text:p>463607</text:p>
              </table:table-cell>
              <table:table-cell office:value-type="float" office:value="44320">
                <text:p>4432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465387">
                <text:p>465387</text:p>
              </table:table-cell>
              <table:table-cell office:value-type="float" office:value="45185">
                <text:p>4518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469413">
                <text:p>469413</text:p>
              </table:table-cell>
              <table:table-cell office:value-type="float" office:value="45169">
                <text:p>45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946cm" svg:height="21.708cm" xlink:href=".." xlink:type="simple" chart:class="chart:scatter" chart:style-name="ch1">
        <chart:legend chart:legend-position="end" svg:x="37.757cm" svg:y="10.306cm" style:legend-expansion="high" chart:style-name="ch2"/>
        <chart:plot-area chart:style-name="ch3" table:cell-range-address="'gcc-nru-16'.A2:'gcc-nru-16'.A501 'gcc-nru-16'.C1:'gcc-nru-16'.D501" chart:data-source-has-labels="row" svg:x="1.268cm" svg:y="1.871cm" svg:width="34.853cm" svg:height="18.983cm">
          <chartooo:coordinate-region svg:x="2.63cm" svg:y="2.071cm" svg:width="33.119cm" svg:height="18.1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cc-nru-16'.C2:'gcc-nru-16'.C501" chart:label-cell-address="'gcc-nru-16'.C1:'gcc-nru-16'.C1" chart:class="chart:scatter">
            <chart:domain table:cell-range-address="'gcc-nru-16'.A2:'gcc-nru-16'.A501"/>
            <chart:data-point chart:repeated="500"/>
          </chart:series>
          <chart:series chart:style-name="ch8" chart:values-cell-range-address="'gcc-nru-16'.D2:'gcc-nru-16'.D501" chart:label-cell-address="'gcc-nru-16'.D1:'gcc-nru-16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gcc-nru-16'.C1:'gcc-nru-16'.C1</svg:desc>
                </draw:g>
              </table:table-cell>
              <table:table-cell office:value-type="string">
                <text:p> DISK WRITES</text:p>
                <draw:g>
                  <svg:desc>'gcc-nru-16'.D1:'gcc-nru-16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gcc-nru-16'.A2:'gcc-nru-16'.A501</svg:desc>
                </draw:g>
              </table:table-cell>
              <table:table-cell office:value-type="float" office:value="182336">
                <text:p>182336</text:p>
                <draw:g>
                  <svg:desc>'gcc-nru-16'.C2:'gcc-nru-16'.C501</svg:desc>
                </draw:g>
              </table:table-cell>
              <table:table-cell office:value-type="float" office:value="15630">
                <text:p>15630</text:p>
                <draw:g>
                  <svg:desc>'gcc-nru-16'.D2:'gcc-nru-16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0601">
                <text:p>150601</text:p>
              </table:table-cell>
              <table:table-cell office:value-type="float" office:value="12007">
                <text:p>120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8656">
                <text:p>138656</text:p>
              </table:table-cell>
              <table:table-cell office:value-type="float" office:value="11975">
                <text:p>11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0669">
                <text:p>130669</text:p>
              </table:table-cell>
              <table:table-cell office:value-type="float" office:value="12123">
                <text:p>12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6422">
                <text:p>126422</text:p>
              </table:table-cell>
              <table:table-cell office:value-type="float" office:value="12506">
                <text:p>12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24474">
                <text:p>124474</text:p>
              </table:table-cell>
              <table:table-cell office:value-type="float" office:value="12811">
                <text:p>128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24969">
                <text:p>124969</text:p>
              </table:table-cell>
              <table:table-cell office:value-type="float" office:value="13104">
                <text:p>13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26767">
                <text:p>126767</text:p>
              </table:table-cell>
              <table:table-cell office:value-type="float" office:value="13298">
                <text:p>13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29817">
                <text:p>129817</text:p>
              </table:table-cell>
              <table:table-cell office:value-type="float" office:value="13608">
                <text:p>13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33650">
                <text:p>133650</text:p>
              </table:table-cell>
              <table:table-cell office:value-type="float" office:value="13563">
                <text:p>13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38191">
                <text:p>138191</text:p>
              </table:table-cell>
              <table:table-cell office:value-type="float" office:value="13671">
                <text:p>136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2420">
                <text:p>142420</text:p>
              </table:table-cell>
              <table:table-cell office:value-type="float" office:value="13708">
                <text:p>137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47249">
                <text:p>147249</text:p>
              </table:table-cell>
              <table:table-cell office:value-type="float" office:value="13762">
                <text:p>137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51781">
                <text:p>151781</text:p>
              </table:table-cell>
              <table:table-cell office:value-type="float" office:value="13663">
                <text:p>136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56060">
                <text:p>156060</text:p>
              </table:table-cell>
              <table:table-cell office:value-type="float" office:value="13812">
                <text:p>13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60600">
                <text:p>160600</text:p>
              </table:table-cell>
              <table:table-cell office:value-type="float" office:value="13793">
                <text:p>137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64865">
                <text:p>164865</text:p>
              </table:table-cell>
              <table:table-cell office:value-type="float" office:value="13502">
                <text:p>135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68479">
                <text:p>168479</text:p>
              </table:table-cell>
              <table:table-cell office:value-type="float" office:value="13679">
                <text:p>136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73637">
                <text:p>173637</text:p>
              </table:table-cell>
              <table:table-cell office:value-type="float" office:value="13673">
                <text:p>136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75888">
                <text:p>175888</text:p>
              </table:table-cell>
              <table:table-cell office:value-type="float" office:value="13806">
                <text:p>138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79761">
                <text:p>179761</text:p>
              </table:table-cell>
              <table:table-cell office:value-type="float" office:value="13619">
                <text:p>13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82118">
                <text:p>182118</text:p>
              </table:table-cell>
              <table:table-cell office:value-type="float" office:value="13688">
                <text:p>136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85175">
                <text:p>185175</text:p>
              </table:table-cell>
              <table:table-cell office:value-type="float" office:value="13534">
                <text:p>135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87692">
                <text:p>187692</text:p>
              </table:table-cell>
              <table:table-cell office:value-type="float" office:value="13613">
                <text:p>136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90581">
                <text:p>190581</text:p>
              </table:table-cell>
              <table:table-cell office:value-type="float" office:value="13486">
                <text:p>134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93806">
                <text:p>193806</text:p>
              </table:table-cell>
              <table:table-cell office:value-type="float" office:value="13551">
                <text:p>135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95707">
                <text:p>195707</text:p>
              </table:table-cell>
              <table:table-cell office:value-type="float" office:value="13621">
                <text:p>136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96623">
                <text:p>196623</text:p>
              </table:table-cell>
              <table:table-cell office:value-type="float" office:value="13420">
                <text:p>134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00660">
                <text:p>200660</text:p>
              </table:table-cell>
              <table:table-cell office:value-type="float" office:value="13579">
                <text:p>135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202974">
                <text:p>202974</text:p>
              </table:table-cell>
              <table:table-cell office:value-type="float" office:value="13533">
                <text:p>135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204536">
                <text:p>204536</text:p>
              </table:table-cell>
              <table:table-cell office:value-type="float" office:value="13440">
                <text:p>134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206594">
                <text:p>206594</text:p>
              </table:table-cell>
              <table:table-cell office:value-type="float" office:value="13542">
                <text:p>135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08871">
                <text:p>208871</text:p>
              </table:table-cell>
              <table:table-cell office:value-type="float" office:value="13373">
                <text:p>133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10389">
                <text:p>210389</text:p>
              </table:table-cell>
              <table:table-cell office:value-type="float" office:value="13272">
                <text:p>132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211998">
                <text:p>211998</text:p>
              </table:table-cell>
              <table:table-cell office:value-type="float" office:value="13323">
                <text:p>133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213365">
                <text:p>213365</text:p>
              </table:table-cell>
              <table:table-cell office:value-type="float" office:value="13377">
                <text:p>133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215130">
                <text:p>215130</text:p>
              </table:table-cell>
              <table:table-cell office:value-type="float" office:value="13220">
                <text:p>132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217765">
                <text:p>217765</text:p>
              </table:table-cell>
              <table:table-cell office:value-type="float" office:value="13235">
                <text:p>132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219709">
                <text:p>219709</text:p>
              </table:table-cell>
              <table:table-cell office:value-type="float" office:value="13307">
                <text:p>13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218390">
                <text:p>218390</text:p>
              </table:table-cell>
              <table:table-cell office:value-type="float" office:value="13204">
                <text:p>132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221720">
                <text:p>221720</text:p>
              </table:table-cell>
              <table:table-cell office:value-type="float" office:value="13206">
                <text:p>132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221500">
                <text:p>221500</text:p>
              </table:table-cell>
              <table:table-cell office:value-type="float" office:value="13131">
                <text:p>13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221084">
                <text:p>221084</text:p>
              </table:table-cell>
              <table:table-cell office:value-type="float" office:value="13094">
                <text:p>130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225194">
                <text:p>225194</text:p>
              </table:table-cell>
              <table:table-cell office:value-type="float" office:value="13187">
                <text:p>131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225216">
                <text:p>225216</text:p>
              </table:table-cell>
              <table:table-cell office:value-type="float" office:value="13143">
                <text:p>131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226291">
                <text:p>226291</text:p>
              </table:table-cell>
              <table:table-cell office:value-type="float" office:value="13003">
                <text:p>130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226362">
                <text:p>226362</text:p>
              </table:table-cell>
              <table:table-cell office:value-type="float" office:value="13090">
                <text:p>130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229215">
                <text:p>229215</text:p>
              </table:table-cell>
              <table:table-cell office:value-type="float" office:value="13098">
                <text:p>130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231119">
                <text:p>231119</text:p>
              </table:table-cell>
              <table:table-cell office:value-type="float" office:value="12986">
                <text:p>129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231170">
                <text:p>231170</text:p>
              </table:table-cell>
              <table:table-cell office:value-type="float" office:value="12906">
                <text:p>129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233177">
                <text:p>233177</text:p>
              </table:table-cell>
              <table:table-cell office:value-type="float" office:value="12842">
                <text:p>128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235078">
                <text:p>235078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33146">
                <text:p>233146</text:p>
              </table:table-cell>
              <table:table-cell office:value-type="float" office:value="12938">
                <text:p>129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35341">
                <text:p>235341</text:p>
              </table:table-cell>
              <table:table-cell office:value-type="float" office:value="12928">
                <text:p>129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238524">
                <text:p>238524</text:p>
              </table:table-cell>
              <table:table-cell office:value-type="float" office:value="12897">
                <text:p>128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235892">
                <text:p>235892</text:p>
              </table:table-cell>
              <table:table-cell office:value-type="float" office:value="12791">
                <text:p>127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240264">
                <text:p>240264</text:p>
              </table:table-cell>
              <table:table-cell office:value-type="float" office:value="12845">
                <text:p>128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238020">
                <text:p>238020</text:p>
              </table:table-cell>
              <table:table-cell office:value-type="float" office:value="12877">
                <text:p>128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240784">
                <text:p>240784</text:p>
              </table:table-cell>
              <table:table-cell office:value-type="float" office:value="12828">
                <text:p>128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241757">
                <text:p>241757</text:p>
              </table:table-cell>
              <table:table-cell office:value-type="float" office:value="12956">
                <text:p>129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41945">
                <text:p>241945</text:p>
              </table:table-cell>
              <table:table-cell office:value-type="float" office:value="12928">
                <text:p>129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43796">
                <text:p>243796</text:p>
              </table:table-cell>
              <table:table-cell office:value-type="float" office:value="12883">
                <text:p>12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42918">
                <text:p>242918</text:p>
              </table:table-cell>
              <table:table-cell office:value-type="float" office:value="12897">
                <text:p>128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45062">
                <text:p>245062</text:p>
              </table:table-cell>
              <table:table-cell office:value-type="float" office:value="12863">
                <text:p>128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246182">
                <text:p>246182</text:p>
              </table:table-cell>
              <table:table-cell office:value-type="float" office:value="13075">
                <text:p>130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245202">
                <text:p>245202</text:p>
              </table:table-cell>
              <table:table-cell office:value-type="float" office:value="12807">
                <text:p>128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48238">
                <text:p>248238</text:p>
              </table:table-cell>
              <table:table-cell office:value-type="float" office:value="12830">
                <text:p>1283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47705">
                <text:p>247705</text:p>
              </table:table-cell>
              <table:table-cell office:value-type="float" office:value="12776">
                <text:p>127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50281">
                <text:p>250281</text:p>
              </table:table-cell>
              <table:table-cell office:value-type="float" office:value="12819">
                <text:p>128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47898">
                <text:p>247898</text:p>
              </table:table-cell>
              <table:table-cell office:value-type="float" office:value="12949">
                <text:p>129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51130">
                <text:p>251130</text:p>
              </table:table-cell>
              <table:table-cell office:value-type="float" office:value="12884">
                <text:p>128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247956">
                <text:p>247956</text:p>
              </table:table-cell>
              <table:table-cell office:value-type="float" office:value="12639">
                <text:p>126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252018">
                <text:p>252018</text:p>
              </table:table-cell>
              <table:table-cell office:value-type="float" office:value="12736">
                <text:p>127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51685">
                <text:p>251685</text:p>
              </table:table-cell>
              <table:table-cell office:value-type="float" office:value="12720">
                <text:p>127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52200">
                <text:p>252200</text:p>
              </table:table-cell>
              <table:table-cell office:value-type="float" office:value="12617">
                <text:p>126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51683">
                <text:p>251683</text:p>
              </table:table-cell>
              <table:table-cell office:value-type="float" office:value="12633">
                <text:p>126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53995">
                <text:p>253995</text:p>
              </table:table-cell>
              <table:table-cell office:value-type="float" office:value="12889">
                <text:p>128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254956">
                <text:p>254956</text:p>
              </table:table-cell>
              <table:table-cell office:value-type="float" office:value="12748">
                <text:p>127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256407">
                <text:p>256407</text:p>
              </table:table-cell>
              <table:table-cell office:value-type="float" office:value="12801">
                <text:p>128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256270">
                <text:p>256270</text:p>
              </table:table-cell>
              <table:table-cell office:value-type="float" office:value="12875">
                <text:p>12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258595">
                <text:p>258595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255775">
                <text:p>255775</text:p>
              </table:table-cell>
              <table:table-cell office:value-type="float" office:value="12707">
                <text:p>127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257129">
                <text:p>257129</text:p>
              </table:table-cell>
              <table:table-cell office:value-type="float" office:value="12645">
                <text:p>126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256496">
                <text:p>256496</text:p>
              </table:table-cell>
              <table:table-cell office:value-type="float" office:value="12786">
                <text:p>127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257416">
                <text:p>257416</text:p>
              </table:table-cell>
              <table:table-cell office:value-type="float" office:value="12627">
                <text:p>126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258443">
                <text:p>258443</text:p>
              </table:table-cell>
              <table:table-cell office:value-type="float" office:value="12733">
                <text:p>127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260443">
                <text:p>260443</text:p>
              </table:table-cell>
              <table:table-cell office:value-type="float" office:value="12819">
                <text:p>128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259096">
                <text:p>259096</text:p>
              </table:table-cell>
              <table:table-cell office:value-type="float" office:value="12649">
                <text:p>126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263040">
                <text:p>263040</text:p>
              </table:table-cell>
              <table:table-cell office:value-type="float" office:value="13061">
                <text:p>130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261927">
                <text:p>261927</text:p>
              </table:table-cell>
              <table:table-cell office:value-type="float" office:value="13022">
                <text:p>130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262164">
                <text:p>262164</text:p>
              </table:table-cell>
              <table:table-cell office:value-type="float" office:value="12730">
                <text:p>127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263223">
                <text:p>263223</text:p>
              </table:table-cell>
              <table:table-cell office:value-type="float" office:value="12714">
                <text:p>127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264606">
                <text:p>264606</text:p>
              </table:table-cell>
              <table:table-cell office:value-type="float" office:value="12791">
                <text:p>127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263600">
                <text:p>263600</text:p>
              </table:table-cell>
              <table:table-cell office:value-type="float" office:value="13009">
                <text:p>130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264360">
                <text:p>264360</text:p>
              </table:table-cell>
              <table:table-cell office:value-type="float" office:value="12770">
                <text:p>127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264830">
                <text:p>264830</text:p>
              </table:table-cell>
              <table:table-cell office:value-type="float" office:value="13051">
                <text:p>130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265004">
                <text:p>265004</text:p>
              </table:table-cell>
              <table:table-cell office:value-type="float" office:value="12737">
                <text:p>127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266419">
                <text:p>266419</text:p>
              </table:table-cell>
              <table:table-cell office:value-type="float" office:value="13052">
                <text:p>130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265456">
                <text:p>265456</text:p>
              </table:table-cell>
              <table:table-cell office:value-type="float" office:value="12867">
                <text:p>128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268093">
                <text:p>268093</text:p>
              </table:table-cell>
              <table:table-cell office:value-type="float" office:value="12940">
                <text:p>129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268233">
                <text:p>268233</text:p>
              </table:table-cell>
              <table:table-cell office:value-type="float" office:value="12859">
                <text:p>128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268784">
                <text:p>268784</text:p>
              </table:table-cell>
              <table:table-cell office:value-type="float" office:value="13018">
                <text:p>130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270208">
                <text:p>270208</text:p>
              </table:table-cell>
              <table:table-cell office:value-type="float" office:value="13054">
                <text:p>130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269938">
                <text:p>269938</text:p>
              </table:table-cell>
              <table:table-cell office:value-type="float" office:value="13229">
                <text:p>132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269863">
                <text:p>269863</text:p>
              </table:table-cell>
              <table:table-cell office:value-type="float" office:value="13057">
                <text:p>130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267601">
                <text:p>267601</text:p>
              </table:table-cell>
              <table:table-cell office:value-type="float" office:value="13070">
                <text:p>130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268998">
                <text:p>268998</text:p>
              </table:table-cell>
              <table:table-cell office:value-type="float" office:value="13047">
                <text:p>130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268783">
                <text:p>268783</text:p>
              </table:table-cell>
              <table:table-cell office:value-type="float" office:value="12948">
                <text:p>129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271898">
                <text:p>271898</text:p>
              </table:table-cell>
              <table:table-cell office:value-type="float" office:value="13339">
                <text:p>133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273691">
                <text:p>273691</text:p>
              </table:table-cell>
              <table:table-cell office:value-type="float" office:value="13539">
                <text:p>1353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272843">
                <text:p>272843</text:p>
              </table:table-cell>
              <table:table-cell office:value-type="float" office:value="13231">
                <text:p>132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272787">
                <text:p>272787</text:p>
              </table:table-cell>
              <table:table-cell office:value-type="float" office:value="13325">
                <text:p>133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273855">
                <text:p>273855</text:p>
              </table:table-cell>
              <table:table-cell office:value-type="float" office:value="13247">
                <text:p>132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273628">
                <text:p>273628</text:p>
              </table:table-cell>
              <table:table-cell office:value-type="float" office:value="13453">
                <text:p>134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273552">
                <text:p>273552</text:p>
              </table:table-cell>
              <table:table-cell office:value-type="float" office:value="13355">
                <text:p>133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275776">
                <text:p>275776</text:p>
              </table:table-cell>
              <table:table-cell office:value-type="float" office:value="13468">
                <text:p>134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277887">
                <text:p>277887</text:p>
              </table:table-cell>
              <table:table-cell office:value-type="float" office:value="13585">
                <text:p>135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274905">
                <text:p>274905</text:p>
              </table:table-cell>
              <table:table-cell office:value-type="float" office:value="13078">
                <text:p>130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276480">
                <text:p>276480</text:p>
              </table:table-cell>
              <table:table-cell office:value-type="float" office:value="13219">
                <text:p>132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276223">
                <text:p>276223</text:p>
              </table:table-cell>
              <table:table-cell office:value-type="float" office:value="13422">
                <text:p>134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277435">
                <text:p>277435</text:p>
              </table:table-cell>
              <table:table-cell office:value-type="float" office:value="13560">
                <text:p>1356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276273">
                <text:p>276273</text:p>
              </table:table-cell>
              <table:table-cell office:value-type="float" office:value="13517">
                <text:p>135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276845">
                <text:p>276845</text:p>
              </table:table-cell>
              <table:table-cell office:value-type="float" office:value="13083">
                <text:p>130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279167">
                <text:p>279167</text:p>
              </table:table-cell>
              <table:table-cell office:value-type="float" office:value="13576">
                <text:p>135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279695">
                <text:p>279695</text:p>
              </table:table-cell>
              <table:table-cell office:value-type="float" office:value="13189">
                <text:p>131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276539">
                <text:p>276539</text:p>
              </table:table-cell>
              <table:table-cell office:value-type="float" office:value="13344">
                <text:p>133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279935">
                <text:p>279935</text:p>
              </table:table-cell>
              <table:table-cell office:value-type="float" office:value="13495">
                <text:p>134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278745">
                <text:p>278745</text:p>
              </table:table-cell>
              <table:table-cell office:value-type="float" office:value="13419">
                <text:p>134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281326">
                <text:p>281326</text:p>
              </table:table-cell>
              <table:table-cell office:value-type="float" office:value="13640">
                <text:p>136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281876">
                <text:p>281876</text:p>
              </table:table-cell>
              <table:table-cell office:value-type="float" office:value="14015">
                <text:p>140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279840">
                <text:p>279840</text:p>
              </table:table-cell>
              <table:table-cell office:value-type="float" office:value="13432">
                <text:p>134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282426">
                <text:p>282426</text:p>
              </table:table-cell>
              <table:table-cell office:value-type="float" office:value="13780">
                <text:p>137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281707">
                <text:p>281707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283339">
                <text:p>283339</text:p>
              </table:table-cell>
              <table:table-cell office:value-type="float" office:value="13725">
                <text:p>137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282553">
                <text:p>282553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285197">
                <text:p>285197</text:p>
              </table:table-cell>
              <table:table-cell office:value-type="float" office:value="14064">
                <text:p>140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284841">
                <text:p>284841</text:p>
              </table:table-cell>
              <table:table-cell office:value-type="float" office:value="13575">
                <text:p>135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285216">
                <text:p>285216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285062">
                <text:p>285062</text:p>
              </table:table-cell>
              <table:table-cell office:value-type="float" office:value="13979">
                <text:p>139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285463">
                <text:p>285463</text:p>
              </table:table-cell>
              <table:table-cell office:value-type="float" office:value="13896">
                <text:p>138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286736">
                <text:p>286736</text:p>
              </table:table-cell>
              <table:table-cell office:value-type="float" office:value="14391">
                <text:p>143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285030">
                <text:p>285030</text:p>
              </table:table-cell>
              <table:table-cell office:value-type="float" office:value="13736">
                <text:p>137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288419">
                <text:p>288419</text:p>
              </table:table-cell>
              <table:table-cell office:value-type="float" office:value="14398">
                <text:p>143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286097">
                <text:p>286097</text:p>
              </table:table-cell>
              <table:table-cell office:value-type="float" office:value="14074">
                <text:p>140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287627">
                <text:p>287627</text:p>
              </table:table-cell>
              <table:table-cell office:value-type="float" office:value="14060">
                <text:p>1406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288916">
                <text:p>288916</text:p>
              </table:table-cell>
              <table:table-cell office:value-type="float" office:value="14165">
                <text:p>141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288806">
                <text:p>288806</text:p>
              </table:table-cell>
              <table:table-cell office:value-type="float" office:value="14179">
                <text:p>141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289742">
                <text:p>289742</text:p>
              </table:table-cell>
              <table:table-cell office:value-type="float" office:value="14452">
                <text:p>144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288260">
                <text:p>288260</text:p>
              </table:table-cell>
              <table:table-cell office:value-type="float" office:value="14469">
                <text:p>144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289593">
                <text:p>289593</text:p>
              </table:table-cell>
              <table:table-cell office:value-type="float" office:value="14018">
                <text:p>140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291722">
                <text:p>291722</text:p>
              </table:table-cell>
              <table:table-cell office:value-type="float" office:value="14476">
                <text:p>144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288601">
                <text:p>288601</text:p>
              </table:table-cell>
              <table:table-cell office:value-type="float" office:value="14415">
                <text:p>144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294218">
                <text:p>294218</text:p>
              </table:table-cell>
              <table:table-cell office:value-type="float" office:value="14948">
                <text:p>149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293628">
                <text:p>293628</text:p>
              </table:table-cell>
              <table:table-cell office:value-type="float" office:value="15186">
                <text:p>151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292282">
                <text:p>292282</text:p>
              </table:table-cell>
              <table:table-cell office:value-type="float" office:value="14326">
                <text:p>143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292702">
                <text:p>292702</text:p>
              </table:table-cell>
              <table:table-cell office:value-type="float" office:value="14802">
                <text:p>1480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294179">
                <text:p>294179</text:p>
              </table:table-cell>
              <table:table-cell office:value-type="float" office:value="14633">
                <text:p>146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294512">
                <text:p>294512</text:p>
              </table:table-cell>
              <table:table-cell office:value-type="float" office:value="14530">
                <text:p>1453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293428">
                <text:p>293428</text:p>
              </table:table-cell>
              <table:table-cell office:value-type="float" office:value="14889">
                <text:p>148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295979">
                <text:p>295979</text:p>
              </table:table-cell>
              <table:table-cell office:value-type="float" office:value="15085">
                <text:p>150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297588">
                <text:p>297588</text:p>
              </table:table-cell>
              <table:table-cell office:value-type="float" office:value="15374">
                <text:p>153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295210">
                <text:p>295210</text:p>
              </table:table-cell>
              <table:table-cell office:value-type="float" office:value="14835">
                <text:p>148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297286">
                <text:p>297286</text:p>
              </table:table-cell>
              <table:table-cell office:value-type="float" office:value="15014">
                <text:p>150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295233">
                <text:p>295233</text:p>
              </table:table-cell>
              <table:table-cell office:value-type="float" office:value="14938">
                <text:p>149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299207">
                <text:p>299207</text:p>
              </table:table-cell>
              <table:table-cell office:value-type="float" office:value="15549">
                <text:p>155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296467">
                <text:p>296467</text:p>
              </table:table-cell>
              <table:table-cell office:value-type="float" office:value="14868">
                <text:p>148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298030">
                <text:p>298030</text:p>
              </table:table-cell>
              <table:table-cell office:value-type="float" office:value="15351">
                <text:p>153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296534">
                <text:p>296534</text:p>
              </table:table-cell>
              <table:table-cell office:value-type="float" office:value="15135">
                <text:p>151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295165">
                <text:p>295165</text:p>
              </table:table-cell>
              <table:table-cell office:value-type="float" office:value="14929">
                <text:p>149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300590">
                <text:p>300590</text:p>
              </table:table-cell>
              <table:table-cell office:value-type="float" office:value="15974">
                <text:p>159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298056">
                <text:p>298056</text:p>
              </table:table-cell>
              <table:table-cell office:value-type="float" office:value="15118">
                <text:p>151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297158">
                <text:p>297158</text:p>
              </table:table-cell>
              <table:table-cell office:value-type="float" office:value="15193">
                <text:p>151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303408">
                <text:p>303408</text:p>
              </table:table-cell>
              <table:table-cell office:value-type="float" office:value="16481">
                <text:p>164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300218">
                <text:p>300218</text:p>
              </table:table-cell>
              <table:table-cell office:value-type="float" office:value="15681">
                <text:p>156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298983">
                <text:p>298983</text:p>
              </table:table-cell>
              <table:table-cell office:value-type="float" office:value="15022">
                <text:p>150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300767">
                <text:p>300767</text:p>
              </table:table-cell>
              <table:table-cell office:value-type="float" office:value="15676">
                <text:p>156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301441">
                <text:p>301441</text:p>
              </table:table-cell>
              <table:table-cell office:value-type="float" office:value="15289">
                <text:p>152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304573">
                <text:p>304573</text:p>
              </table:table-cell>
              <table:table-cell office:value-type="float" office:value="16539">
                <text:p>165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301531">
                <text:p>301531</text:p>
              </table:table-cell>
              <table:table-cell office:value-type="float" office:value="15572">
                <text:p>155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302478">
                <text:p>302478</text:p>
              </table:table-cell>
              <table:table-cell office:value-type="float" office:value="15552">
                <text:p>155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304009">
                <text:p>304009</text:p>
              </table:table-cell>
              <table:table-cell office:value-type="float" office:value="15985">
                <text:p>159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301211">
                <text:p>301211</text:p>
              </table:table-cell>
              <table:table-cell office:value-type="float" office:value="15559">
                <text:p>155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306407">
                <text:p>306407</text:p>
              </table:table-cell>
              <table:table-cell office:value-type="float" office:value="16177">
                <text:p>161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306431">
                <text:p>306431</text:p>
              </table:table-cell>
              <table:table-cell office:value-type="float" office:value="16119">
                <text:p>161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305248">
                <text:p>305248</text:p>
              </table:table-cell>
              <table:table-cell office:value-type="float" office:value="16308">
                <text:p>163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305053">
                <text:p>305053</text:p>
              </table:table-cell>
              <table:table-cell office:value-type="float" office:value="15792">
                <text:p>157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303028">
                <text:p>303028</text:p>
              </table:table-cell>
              <table:table-cell office:value-type="float" office:value="15156">
                <text:p>151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303389">
                <text:p>303389</text:p>
              </table:table-cell>
              <table:table-cell office:value-type="float" office:value="15954">
                <text:p>159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304942">
                <text:p>304942</text:p>
              </table:table-cell>
              <table:table-cell office:value-type="float" office:value="16012">
                <text:p>160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306028">
                <text:p>306028</text:p>
              </table:table-cell>
              <table:table-cell office:value-type="float" office:value="16148">
                <text:p>161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308904">
                <text:p>308904</text:p>
              </table:table-cell>
              <table:table-cell office:value-type="float" office:value="16856">
                <text:p>168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307233">
                <text:p>307233</text:p>
              </table:table-cell>
              <table:table-cell office:value-type="float" office:value="16705">
                <text:p>1670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305864">
                <text:p>305864</text:p>
              </table:table-cell>
              <table:table-cell office:value-type="float" office:value="16188">
                <text:p>161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307514">
                <text:p>307514</text:p>
              </table:table-cell>
              <table:table-cell office:value-type="float" office:value="15840">
                <text:p>1584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308500">
                <text:p>308500</text:p>
              </table:table-cell>
              <table:table-cell office:value-type="float" office:value="16514">
                <text:p>165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308949">
                <text:p>308949</text:p>
              </table:table-cell>
              <table:table-cell office:value-type="float" office:value="16029">
                <text:p>160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310364">
                <text:p>310364</text:p>
              </table:table-cell>
              <table:table-cell office:value-type="float" office:value="16516">
                <text:p>165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305975">
                <text:p>305975</text:p>
              </table:table-cell>
              <table:table-cell office:value-type="float" office:value="16174">
                <text:p>161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309036">
                <text:p>309036</text:p>
              </table:table-cell>
              <table:table-cell office:value-type="float" office:value="16545">
                <text:p>165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311348">
                <text:p>311348</text:p>
              </table:table-cell>
              <table:table-cell office:value-type="float" office:value="16719">
                <text:p>167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310555">
                <text:p>310555</text:p>
              </table:table-cell>
              <table:table-cell office:value-type="float" office:value="16480">
                <text:p>164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313323">
                <text:p>313323</text:p>
              </table:table-cell>
              <table:table-cell office:value-type="float" office:value="17142">
                <text:p>171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311217">
                <text:p>311217</text:p>
              </table:table-cell>
              <table:table-cell office:value-type="float" office:value="16345">
                <text:p>163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312696">
                <text:p>312696</text:p>
              </table:table-cell>
              <table:table-cell office:value-type="float" office:value="16783">
                <text:p>167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313251">
                <text:p>313251</text:p>
              </table:table-cell>
              <table:table-cell office:value-type="float" office:value="17377">
                <text:p>173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314704">
                <text:p>314704</text:p>
              </table:table-cell>
              <table:table-cell office:value-type="float" office:value="17134">
                <text:p>171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313641">
                <text:p>313641</text:p>
              </table:table-cell>
              <table:table-cell office:value-type="float" office:value="16890">
                <text:p>1689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311480">
                <text:p>311480</text:p>
              </table:table-cell>
              <table:table-cell office:value-type="float" office:value="16326">
                <text:p>163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315123">
                <text:p>315123</text:p>
              </table:table-cell>
              <table:table-cell office:value-type="float" office:value="17265">
                <text:p>172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311373">
                <text:p>311373</text:p>
              </table:table-cell>
              <table:table-cell office:value-type="float" office:value="16884">
                <text:p>168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314966">
                <text:p>314966</text:p>
              </table:table-cell>
              <table:table-cell office:value-type="float" office:value="16592">
                <text:p>165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311545">
                <text:p>311545</text:p>
              </table:table-cell>
              <table:table-cell office:value-type="float" office:value="16925">
                <text:p>169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314239">
                <text:p>314239</text:p>
              </table:table-cell>
              <table:table-cell office:value-type="float" office:value="16742">
                <text:p>167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312589">
                <text:p>312589</text:p>
              </table:table-cell>
              <table:table-cell office:value-type="float" office:value="16417">
                <text:p>164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312608">
                <text:p>312608</text:p>
              </table:table-cell>
              <table:table-cell office:value-type="float" office:value="16348">
                <text:p>163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313717">
                <text:p>313717</text:p>
              </table:table-cell>
              <table:table-cell office:value-type="float" office:value="16830">
                <text:p>1683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318654">
                <text:p>318654</text:p>
              </table:table-cell>
              <table:table-cell office:value-type="float" office:value="17517">
                <text:p>175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317807">
                <text:p>317807</text:p>
              </table:table-cell>
              <table:table-cell office:value-type="float" office:value="17540">
                <text:p>1754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315339">
                <text:p>315339</text:p>
              </table:table-cell>
              <table:table-cell office:value-type="float" office:value="16650">
                <text:p>1665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318608">
                <text:p>318608</text:p>
              </table:table-cell>
              <table:table-cell office:value-type="float" office:value="17584">
                <text:p>175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318324">
                <text:p>318324</text:p>
              </table:table-cell>
              <table:table-cell office:value-type="float" office:value="17142">
                <text:p>171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317412">
                <text:p>317412</text:p>
              </table:table-cell>
              <table:table-cell office:value-type="float" office:value="17760">
                <text:p>1776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321065">
                <text:p>321065</text:p>
              </table:table-cell>
              <table:table-cell office:value-type="float" office:value="18069">
                <text:p>180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321221">
                <text:p>321221</text:p>
              </table:table-cell>
              <table:table-cell office:value-type="float" office:value="18263">
                <text:p>1826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318071">
                <text:p>318071</text:p>
              </table:table-cell>
              <table:table-cell office:value-type="float" office:value="17803">
                <text:p>178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318970">
                <text:p>318970</text:p>
              </table:table-cell>
              <table:table-cell office:value-type="float" office:value="17645">
                <text:p>176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318683">
                <text:p>318683</text:p>
              </table:table-cell>
              <table:table-cell office:value-type="float" office:value="17574">
                <text:p>175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319229">
                <text:p>319229</text:p>
              </table:table-cell>
              <table:table-cell office:value-type="float" office:value="17563">
                <text:p>1756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323706">
                <text:p>323706</text:p>
              </table:table-cell>
              <table:table-cell office:value-type="float" office:value="18674">
                <text:p>186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321039">
                <text:p>321039</text:p>
              </table:table-cell>
              <table:table-cell office:value-type="float" office:value="18209">
                <text:p>182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319653">
                <text:p>319653</text:p>
              </table:table-cell>
              <table:table-cell office:value-type="float" office:value="17840">
                <text:p>1784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321707">
                <text:p>321707</text:p>
              </table:table-cell>
              <table:table-cell office:value-type="float" office:value="18134">
                <text:p>181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322309">
                <text:p>322309</text:p>
              </table:table-cell>
              <table:table-cell office:value-type="float" office:value="18348">
                <text:p>183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321008">
                <text:p>321008</text:p>
              </table:table-cell>
              <table:table-cell office:value-type="float" office:value="17505">
                <text:p>175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319433">
                <text:p>319433</text:p>
              </table:table-cell>
              <table:table-cell office:value-type="float" office:value="17596">
                <text:p>175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321431">
                <text:p>321431</text:p>
              </table:table-cell>
              <table:table-cell office:value-type="float" office:value="17671">
                <text:p>176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321607">
                <text:p>321607</text:p>
              </table:table-cell>
              <table:table-cell office:value-type="float" office:value="17350">
                <text:p>1735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323662">
                <text:p>323662</text:p>
              </table:table-cell>
              <table:table-cell office:value-type="float" office:value="18367">
                <text:p>183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322687">
                <text:p>322687</text:p>
              </table:table-cell>
              <table:table-cell office:value-type="float" office:value="18028">
                <text:p>180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325531">
                <text:p>325531</text:p>
              </table:table-cell>
              <table:table-cell office:value-type="float" office:value="18789">
                <text:p>187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324251">
                <text:p>324251</text:p>
              </table:table-cell>
              <table:table-cell office:value-type="float" office:value="18290">
                <text:p>1829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325840">
                <text:p>325840</text:p>
              </table:table-cell>
              <table:table-cell office:value-type="float" office:value="18878">
                <text:p>188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321683">
                <text:p>321683</text:p>
              </table:table-cell>
              <table:table-cell office:value-type="float" office:value="17747">
                <text:p>177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326651">
                <text:p>326651</text:p>
              </table:table-cell>
              <table:table-cell office:value-type="float" office:value="18787">
                <text:p>187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324408">
                <text:p>324408</text:p>
              </table:table-cell>
              <table:table-cell office:value-type="float" office:value="18285">
                <text:p>182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327832">
                <text:p>327832</text:p>
              </table:table-cell>
              <table:table-cell office:value-type="float" office:value="18636">
                <text:p>186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325177">
                <text:p>325177</text:p>
              </table:table-cell>
              <table:table-cell office:value-type="float" office:value="18472">
                <text:p>184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326898">
                <text:p>326898</text:p>
              </table:table-cell>
              <table:table-cell office:value-type="float" office:value="19200">
                <text:p>192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327592">
                <text:p>327592</text:p>
              </table:table-cell>
              <table:table-cell office:value-type="float" office:value="19362">
                <text:p>193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327968">
                <text:p>327968</text:p>
              </table:table-cell>
              <table:table-cell office:value-type="float" office:value="18422">
                <text:p>184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331453">
                <text:p>331453</text:p>
              </table:table-cell>
              <table:table-cell office:value-type="float" office:value="19915">
                <text:p>1991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325157">
                <text:p>325157</text:p>
              </table:table-cell>
              <table:table-cell office:value-type="float" office:value="18811">
                <text:p>188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327604">
                <text:p>327604</text:p>
              </table:table-cell>
              <table:table-cell office:value-type="float" office:value="18687">
                <text:p>186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325867">
                <text:p>325867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330068">
                <text:p>330068</text:p>
              </table:table-cell>
              <table:table-cell office:value-type="float" office:value="19255">
                <text:p>192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326151">
                <text:p>326151</text:p>
              </table:table-cell>
              <table:table-cell office:value-type="float" office:value="17904">
                <text:p>179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329256">
                <text:p>329256</text:p>
              </table:table-cell>
              <table:table-cell office:value-type="float" office:value="19152">
                <text:p>191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325167">
                <text:p>325167</text:p>
              </table:table-cell>
              <table:table-cell office:value-type="float" office:value="17723">
                <text:p>177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331243">
                <text:p>331243</text:p>
              </table:table-cell>
              <table:table-cell office:value-type="float" office:value="19598">
                <text:p>195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330977">
                <text:p>330977</text:p>
              </table:table-cell>
              <table:table-cell office:value-type="float" office:value="19251">
                <text:p>1925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325373">
                <text:p>325373</text:p>
              </table:table-cell>
              <table:table-cell office:value-type="float" office:value="18247">
                <text:p>182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327511">
                <text:p>327511</text:p>
              </table:table-cell>
              <table:table-cell office:value-type="float" office:value="18493">
                <text:p>184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331350">
                <text:p>331350</text:p>
              </table:table-cell>
              <table:table-cell office:value-type="float" office:value="19465">
                <text:p>194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332408">
                <text:p>332408</text:p>
              </table:table-cell>
              <table:table-cell office:value-type="float" office:value="19910">
                <text:p>1991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330622">
                <text:p>330622</text:p>
              </table:table-cell>
              <table:table-cell office:value-type="float" office:value="19411">
                <text:p>194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331712">
                <text:p>331712</text:p>
              </table:table-cell>
              <table:table-cell office:value-type="float" office:value="19504">
                <text:p>195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337922">
                <text:p>337922</text:p>
              </table:table-cell>
              <table:table-cell office:value-type="float" office:value="20714">
                <text:p>207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333071">
                <text:p>333071</text:p>
              </table:table-cell>
              <table:table-cell office:value-type="float" office:value="19650">
                <text:p>196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334312">
                <text:p>334312</text:p>
              </table:table-cell>
              <table:table-cell office:value-type="float" office:value="19529">
                <text:p>195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328847">
                <text:p>328847</text:p>
              </table:table-cell>
              <table:table-cell office:value-type="float" office:value="18629">
                <text:p>186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334409">
                <text:p>334409</text:p>
              </table:table-cell>
              <table:table-cell office:value-type="float" office:value="19462">
                <text:p>194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329174">
                <text:p>329174</text:p>
              </table:table-cell>
              <table:table-cell office:value-type="float" office:value="18678">
                <text:p>186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326584">
                <text:p>326584</text:p>
              </table:table-cell>
              <table:table-cell office:value-type="float" office:value="18506">
                <text:p>185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333659">
                <text:p>333659</text:p>
              </table:table-cell>
              <table:table-cell office:value-type="float" office:value="19991">
                <text:p>199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333442">
                <text:p>333442</text:p>
              </table:table-cell>
              <table:table-cell office:value-type="float" office:value="20089">
                <text:p>2008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336186">
                <text:p>336186</text:p>
              </table:table-cell>
              <table:table-cell office:value-type="float" office:value="20181">
                <text:p>201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334088">
                <text:p>334088</text:p>
              </table:table-cell>
              <table:table-cell office:value-type="float" office:value="20062">
                <text:p>200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333960">
                <text:p>333960</text:p>
              </table:table-cell>
              <table:table-cell office:value-type="float" office:value="19900">
                <text:p>199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330457">
                <text:p>330457</text:p>
              </table:table-cell>
              <table:table-cell office:value-type="float" office:value="18634">
                <text:p>186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332737">
                <text:p>332737</text:p>
              </table:table-cell>
              <table:table-cell office:value-type="float" office:value="19151">
                <text:p>191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332339">
                <text:p>332339</text:p>
              </table:table-cell>
              <table:table-cell office:value-type="float" office:value="19121">
                <text:p>191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333863">
                <text:p>333863</text:p>
              </table:table-cell>
              <table:table-cell office:value-type="float" office:value="19299">
                <text:p>192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336935">
                <text:p>336935</text:p>
              </table:table-cell>
              <table:table-cell office:value-type="float" office:value="19873">
                <text:p>198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335872">
                <text:p>335872</text:p>
              </table:table-cell>
              <table:table-cell office:value-type="float" office:value="19547">
                <text:p>1954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338798">
                <text:p>338798</text:p>
              </table:table-cell>
              <table:table-cell office:value-type="float" office:value="20777">
                <text:p>2077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341562">
                <text:p>341562</text:p>
              </table:table-cell>
              <table:table-cell office:value-type="float" office:value="21166">
                <text:p>211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336143">
                <text:p>336143</text:p>
              </table:table-cell>
              <table:table-cell office:value-type="float" office:value="19592">
                <text:p>195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336261">
                <text:p>336261</text:p>
              </table:table-cell>
              <table:table-cell office:value-type="float" office:value="20050">
                <text:p>2005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336873">
                <text:p>336873</text:p>
              </table:table-cell>
              <table:table-cell office:value-type="float" office:value="20080">
                <text:p>200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334212">
                <text:p>334212</text:p>
              </table:table-cell>
              <table:table-cell office:value-type="float" office:value="19763">
                <text:p>197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336034">
                <text:p>336034</text:p>
              </table:table-cell>
              <table:table-cell office:value-type="float" office:value="20214">
                <text:p>202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338867">
                <text:p>338867</text:p>
              </table:table-cell>
              <table:table-cell office:value-type="float" office:value="20861">
                <text:p>2086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336146">
                <text:p>336146</text:p>
              </table:table-cell>
              <table:table-cell office:value-type="float" office:value="20102">
                <text:p>201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339624">
                <text:p>339624</text:p>
              </table:table-cell>
              <table:table-cell office:value-type="float" office:value="20526">
                <text:p>205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342493">
                <text:p>342493</text:p>
              </table:table-cell>
              <table:table-cell office:value-type="float" office:value="21050">
                <text:p>2105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340544">
                <text:p>340544</text:p>
              </table:table-cell>
              <table:table-cell office:value-type="float" office:value="21510">
                <text:p>2151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338336">
                <text:p>338336</text:p>
              </table:table-cell>
              <table:table-cell office:value-type="float" office:value="20828">
                <text:p>2082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340393">
                <text:p>340393</text:p>
              </table:table-cell>
              <table:table-cell office:value-type="float" office:value="21759">
                <text:p>217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337209">
                <text:p>337209</text:p>
              </table:table-cell>
              <table:table-cell office:value-type="float" office:value="19364">
                <text:p>193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335532">
                <text:p>335532</text:p>
              </table:table-cell>
              <table:table-cell office:value-type="float" office:value="19857">
                <text:p>198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337957">
                <text:p>337957</text:p>
              </table:table-cell>
              <table:table-cell office:value-type="float" office:value="20273">
                <text:p>2027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343246">
                <text:p>343246</text:p>
              </table:table-cell>
              <table:table-cell office:value-type="float" office:value="21038">
                <text:p>210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342552">
                <text:p>342552</text:p>
              </table:table-cell>
              <table:table-cell office:value-type="float" office:value="20501">
                <text:p>205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338642">
                <text:p>338642</text:p>
              </table:table-cell>
              <table:table-cell office:value-type="float" office:value="20898">
                <text:p>208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342021">
                <text:p>342021</text:p>
              </table:table-cell>
              <table:table-cell office:value-type="float" office:value="20787">
                <text:p>207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338407">
                <text:p>338407</text:p>
              </table:table-cell>
              <table:table-cell office:value-type="float" office:value="20392">
                <text:p>203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343998">
                <text:p>343998</text:p>
              </table:table-cell>
              <table:table-cell office:value-type="float" office:value="21190">
                <text:p>2119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346105">
                <text:p>346105</text:p>
              </table:table-cell>
              <table:table-cell office:value-type="float" office:value="22333">
                <text:p>22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344530">
                <text:p>344530</text:p>
              </table:table-cell>
              <table:table-cell office:value-type="float" office:value="21243">
                <text:p>212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342329">
                <text:p>342329</text:p>
              </table:table-cell>
              <table:table-cell office:value-type="float" office:value="20895">
                <text:p>208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342600">
                <text:p>342600</text:p>
              </table:table-cell>
              <table:table-cell office:value-type="float" office:value="20947">
                <text:p>209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337774">
                <text:p>337774</text:p>
              </table:table-cell>
              <table:table-cell office:value-type="float" office:value="20014">
                <text:p>200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339022">
                <text:p>339022</text:p>
              </table:table-cell>
              <table:table-cell office:value-type="float" office:value="20006">
                <text:p>200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344905">
                <text:p>344905</text:p>
              </table:table-cell>
              <table:table-cell office:value-type="float" office:value="21336">
                <text:p>213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338255">
                <text:p>338255</text:p>
              </table:table-cell>
              <table:table-cell office:value-type="float" office:value="20064">
                <text:p>200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346447">
                <text:p>346447</text:p>
              </table:table-cell>
              <table:table-cell office:value-type="float" office:value="21383">
                <text:p>213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346098">
                <text:p>346098</text:p>
              </table:table-cell>
              <table:table-cell office:value-type="float" office:value="22434">
                <text:p>224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339238">
                <text:p>339238</text:p>
              </table:table-cell>
              <table:table-cell office:value-type="float" office:value="20786">
                <text:p>2078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345957">
                <text:p>345957</text:p>
              </table:table-cell>
              <table:table-cell office:value-type="float" office:value="21589">
                <text:p>215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344770">
                <text:p>344770</text:p>
              </table:table-cell>
              <table:table-cell office:value-type="float" office:value="21607">
                <text:p>216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342487">
                <text:p>342487</text:p>
              </table:table-cell>
              <table:table-cell office:value-type="float" office:value="21269">
                <text:p>212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341982">
                <text:p>341982</text:p>
              </table:table-cell>
              <table:table-cell office:value-type="float" office:value="20711">
                <text:p>207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345818">
                <text:p>345818</text:p>
              </table:table-cell>
              <table:table-cell office:value-type="float" office:value="21358">
                <text:p>213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348223">
                <text:p>348223</text:p>
              </table:table-cell>
              <table:table-cell office:value-type="float" office:value="22323">
                <text:p>223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345524">
                <text:p>345524</text:p>
              </table:table-cell>
              <table:table-cell office:value-type="float" office:value="21496">
                <text:p>214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344950">
                <text:p>344950</text:p>
              </table:table-cell>
              <table:table-cell office:value-type="float" office:value="21205">
                <text:p>212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346306">
                <text:p>346306</text:p>
              </table:table-cell>
              <table:table-cell office:value-type="float" office:value="21640">
                <text:p>2164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348179">
                <text:p>348179</text:p>
              </table:table-cell>
              <table:table-cell office:value-type="float" office:value="22128">
                <text:p>221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347473">
                <text:p>347473</text:p>
              </table:table-cell>
              <table:table-cell office:value-type="float" office:value="22511">
                <text:p>225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346251">
                <text:p>346251</text:p>
              </table:table-cell>
              <table:table-cell office:value-type="float" office:value="22095">
                <text:p>220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348341">
                <text:p>348341</text:p>
              </table:table-cell>
              <table:table-cell office:value-type="float" office:value="21720">
                <text:p>2172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348148">
                <text:p>348148</text:p>
              </table:table-cell>
              <table:table-cell office:value-type="float" office:value="21965">
                <text:p>2196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353189">
                <text:p>353189</text:p>
              </table:table-cell>
              <table:table-cell office:value-type="float" office:value="23175">
                <text:p>231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350607">
                <text:p>350607</text:p>
              </table:table-cell>
              <table:table-cell office:value-type="float" office:value="22459">
                <text:p>224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351262">
                <text:p>351262</text:p>
              </table:table-cell>
              <table:table-cell office:value-type="float" office:value="22361">
                <text:p>223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345687">
                <text:p>345687</text:p>
              </table:table-cell>
              <table:table-cell office:value-type="float" office:value="21686">
                <text:p>216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347720">
                <text:p>347720</text:p>
              </table:table-cell>
              <table:table-cell office:value-type="float" office:value="22071">
                <text:p>220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343560">
                <text:p>343560</text:p>
              </table:table-cell>
              <table:table-cell office:value-type="float" office:value="21273">
                <text:p>212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346383">
                <text:p>346383</text:p>
              </table:table-cell>
              <table:table-cell office:value-type="float" office:value="21579">
                <text:p>215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355393">
                <text:p>355393</text:p>
              </table:table-cell>
              <table:table-cell office:value-type="float" office:value="23943">
                <text:p>239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350803">
                <text:p>350803</text:p>
              </table:table-cell>
              <table:table-cell office:value-type="float" office:value="22312">
                <text:p>223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345292">
                <text:p>345292</text:p>
              </table:table-cell>
              <table:table-cell office:value-type="float" office:value="21074">
                <text:p>210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354706">
                <text:p>354706</text:p>
              </table:table-cell>
              <table:table-cell office:value-type="float" office:value="23137">
                <text:p>231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343842">
                <text:p>343842</text:p>
              </table:table-cell>
              <table:table-cell office:value-type="float" office:value="21169">
                <text:p>211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346997">
                <text:p>346997</text:p>
              </table:table-cell>
              <table:table-cell office:value-type="float" office:value="21556">
                <text:p>2155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353386">
                <text:p>353386</text:p>
              </table:table-cell>
              <table:table-cell office:value-type="float" office:value="23073">
                <text:p>230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350326">
                <text:p>350326</text:p>
              </table:table-cell>
              <table:table-cell office:value-type="float" office:value="22171">
                <text:p>221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348458">
                <text:p>348458</text:p>
              </table:table-cell>
              <table:table-cell office:value-type="float" office:value="21565">
                <text:p>215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350311">
                <text:p>350311</text:p>
              </table:table-cell>
              <table:table-cell office:value-type="float" office:value="21964">
                <text:p>219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345672">
                <text:p>345672</text:p>
              </table:table-cell>
              <table:table-cell office:value-type="float" office:value="21279">
                <text:p>212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352131">
                <text:p>352131</text:p>
              </table:table-cell>
              <table:table-cell office:value-type="float" office:value="22928">
                <text:p>229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352817">
                <text:p>352817</text:p>
              </table:table-cell>
              <table:table-cell office:value-type="float" office:value="22435">
                <text:p>224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346425">
                <text:p>346425</text:p>
              </table:table-cell>
              <table:table-cell office:value-type="float" office:value="20995">
                <text:p>2099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352055">
                <text:p>352055</text:p>
              </table:table-cell>
              <table:table-cell office:value-type="float" office:value="22055">
                <text:p>2205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351654">
                <text:p>351654</text:p>
              </table:table-cell>
              <table:table-cell office:value-type="float" office:value="22326">
                <text:p>223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351822">
                <text:p>351822</text:p>
              </table:table-cell>
              <table:table-cell office:value-type="float" office:value="22765">
                <text:p>227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351828">
                <text:p>351828</text:p>
              </table:table-cell>
              <table:table-cell office:value-type="float" office:value="21983">
                <text:p>219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350708">
                <text:p>350708</text:p>
              </table:table-cell>
              <table:table-cell office:value-type="float" office:value="22093">
                <text:p>2209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352281">
                <text:p>352281</text:p>
              </table:table-cell>
              <table:table-cell office:value-type="float" office:value="22125">
                <text:p>221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352280">
                <text:p>352280</text:p>
              </table:table-cell>
              <table:table-cell office:value-type="float" office:value="22739">
                <text:p>227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351726">
                <text:p>351726</text:p>
              </table:table-cell>
              <table:table-cell office:value-type="float" office:value="22257">
                <text:p>2225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356344">
                <text:p>356344</text:p>
              </table:table-cell>
              <table:table-cell office:value-type="float" office:value="23622">
                <text:p>236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354375">
                <text:p>354375</text:p>
              </table:table-cell>
              <table:table-cell office:value-type="float" office:value="22812">
                <text:p>228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351025">
                <text:p>351025</text:p>
              </table:table-cell>
              <table:table-cell office:value-type="float" office:value="22477">
                <text:p>224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356910">
                <text:p>356910</text:p>
              </table:table-cell>
              <table:table-cell office:value-type="float" office:value="23068">
                <text:p>230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353403">
                <text:p>353403</text:p>
              </table:table-cell>
              <table:table-cell office:value-type="float" office:value="22727">
                <text:p>227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358447">
                <text:p>358447</text:p>
              </table:table-cell>
              <table:table-cell office:value-type="float" office:value="23652">
                <text:p>236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356401">
                <text:p>356401</text:p>
              </table:table-cell>
              <table:table-cell office:value-type="float" office:value="23482">
                <text:p>2348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354964">
                <text:p>354964</text:p>
              </table:table-cell>
              <table:table-cell office:value-type="float" office:value="22643">
                <text:p>226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354355">
                <text:p>354355</text:p>
              </table:table-cell>
              <table:table-cell office:value-type="float" office:value="23032">
                <text:p>230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354691">
                <text:p>354691</text:p>
              </table:table-cell>
              <table:table-cell office:value-type="float" office:value="22619">
                <text:p>226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354997">
                <text:p>354997</text:p>
              </table:table-cell>
              <table:table-cell office:value-type="float" office:value="23034">
                <text:p>230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355437">
                <text:p>355437</text:p>
              </table:table-cell>
              <table:table-cell office:value-type="float" office:value="23183">
                <text:p>2318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350353">
                <text:p>350353</text:p>
              </table:table-cell>
              <table:table-cell office:value-type="float" office:value="22034">
                <text:p>220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357601">
                <text:p>357601</text:p>
              </table:table-cell>
              <table:table-cell office:value-type="float" office:value="23247">
                <text:p>2324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352386">
                <text:p>352386</text:p>
              </table:table-cell>
              <table:table-cell office:value-type="float" office:value="22628">
                <text:p>226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355634">
                <text:p>355634</text:p>
              </table:table-cell>
              <table:table-cell office:value-type="float" office:value="22525">
                <text:p>225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354521">
                <text:p>354521</text:p>
              </table:table-cell>
              <table:table-cell office:value-type="float" office:value="23055">
                <text:p>230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356814">
                <text:p>356814</text:p>
              </table:table-cell>
              <table:table-cell office:value-type="float" office:value="23550">
                <text:p>2355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354983">
                <text:p>354983</text:p>
              </table:table-cell>
              <table:table-cell office:value-type="float" office:value="23332">
                <text:p>233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363068">
                <text:p>363068</text:p>
              </table:table-cell>
              <table:table-cell office:value-type="float" office:value="25249">
                <text:p>252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359239">
                <text:p>359239</text:p>
              </table:table-cell>
              <table:table-cell office:value-type="float" office:value="24252">
                <text:p>242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360497">
                <text:p>360497</text:p>
              </table:table-cell>
              <table:table-cell office:value-type="float" office:value="24150">
                <text:p>2415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354019">
                <text:p>354019</text:p>
              </table:table-cell>
              <table:table-cell office:value-type="float" office:value="23493">
                <text:p>2349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361305">
                <text:p>361305</text:p>
              </table:table-cell>
              <table:table-cell office:value-type="float" office:value="24588">
                <text:p>245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356106">
                <text:p>356106</text:p>
              </table:table-cell>
              <table:table-cell office:value-type="float" office:value="23718">
                <text:p>237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359911">
                <text:p>359911</text:p>
              </table:table-cell>
              <table:table-cell office:value-type="float" office:value="23886">
                <text:p>238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360005">
                <text:p>360005</text:p>
              </table:table-cell>
              <table:table-cell office:value-type="float" office:value="24200">
                <text:p>242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352972">
                <text:p>352972</text:p>
              </table:table-cell>
              <table:table-cell office:value-type="float" office:value="21894">
                <text:p>2189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358644">
                <text:p>358644</text:p>
              </table:table-cell>
              <table:table-cell office:value-type="float" office:value="23851">
                <text:p>238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364432">
                <text:p>364432</text:p>
              </table:table-cell>
              <table:table-cell office:value-type="float" office:value="24418">
                <text:p>244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353448">
                <text:p>353448</text:p>
              </table:table-cell>
              <table:table-cell office:value-type="float" office:value="21950">
                <text:p>2195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355899">
                <text:p>355899</text:p>
              </table:table-cell>
              <table:table-cell office:value-type="float" office:value="23462">
                <text:p>234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360890">
                <text:p>360890</text:p>
              </table:table-cell>
              <table:table-cell office:value-type="float" office:value="23321">
                <text:p>233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352611">
                <text:p>352611</text:p>
              </table:table-cell>
              <table:table-cell office:value-type="float" office:value="22391">
                <text:p>2239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361844">
                <text:p>361844</text:p>
              </table:table-cell>
              <table:table-cell office:value-type="float" office:value="24445">
                <text:p>244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357919">
                <text:p>357919</text:p>
              </table:table-cell>
              <table:table-cell office:value-type="float" office:value="23529">
                <text:p>235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365031">
                <text:p>365031</text:p>
              </table:table-cell>
              <table:table-cell office:value-type="float" office:value="25169">
                <text:p>251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360925">
                <text:p>360925</text:p>
              </table:table-cell>
              <table:table-cell office:value-type="float" office:value="24642">
                <text:p>2464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361413">
                <text:p>361413</text:p>
              </table:table-cell>
              <table:table-cell office:value-type="float" office:value="24332">
                <text:p>243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360967">
                <text:p>360967</text:p>
              </table:table-cell>
              <table:table-cell office:value-type="float" office:value="23782">
                <text:p>237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357818">
                <text:p>357818</text:p>
              </table:table-cell>
              <table:table-cell office:value-type="float" office:value="23456">
                <text:p>234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362322">
                <text:p>362322</text:p>
              </table:table-cell>
              <table:table-cell office:value-type="float" office:value="24375">
                <text:p>243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356055">
                <text:p>356055</text:p>
              </table:table-cell>
              <table:table-cell office:value-type="float" office:value="23088">
                <text:p>2308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362789">
                <text:p>362789</text:p>
              </table:table-cell>
              <table:table-cell office:value-type="float" office:value="24249">
                <text:p>2424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361672">
                <text:p>361672</text:p>
              </table:table-cell>
              <table:table-cell office:value-type="float" office:value="24359">
                <text:p>2435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358903">
                <text:p>358903</text:p>
              </table:table-cell>
              <table:table-cell office:value-type="float" office:value="23499">
                <text:p>2349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362359">
                <text:p>362359</text:p>
              </table:table-cell>
              <table:table-cell office:value-type="float" office:value="23872">
                <text:p>238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359425">
                <text:p>359425</text:p>
              </table:table-cell>
              <table:table-cell office:value-type="float" office:value="23690">
                <text:p>2369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365604">
                <text:p>365604</text:p>
              </table:table-cell>
              <table:table-cell office:value-type="float" office:value="25355">
                <text:p>2535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365989">
                <text:p>365989</text:p>
              </table:table-cell>
              <table:table-cell office:value-type="float" office:value="24876">
                <text:p>2487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360482">
                <text:p>360482</text:p>
              </table:table-cell>
              <table:table-cell office:value-type="float" office:value="23990">
                <text:p>2399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360725">
                <text:p>360725</text:p>
              </table:table-cell>
              <table:table-cell office:value-type="float" office:value="23014">
                <text:p>230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359459">
                <text:p>359459</text:p>
              </table:table-cell>
              <table:table-cell office:value-type="float" office:value="23350">
                <text:p>2335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360658">
                <text:p>360658</text:p>
              </table:table-cell>
              <table:table-cell office:value-type="float" office:value="23636">
                <text:p>236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355352">
                <text:p>355352</text:p>
              </table:table-cell>
              <table:table-cell office:value-type="float" office:value="22627">
                <text:p>226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358979">
                <text:p>358979</text:p>
              </table:table-cell>
              <table:table-cell office:value-type="float" office:value="23661">
                <text:p>236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367096">
                <text:p>367096</text:p>
              </table:table-cell>
              <table:table-cell office:value-type="float" office:value="24914">
                <text:p>249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362255">
                <text:p>362255</text:p>
              </table:table-cell>
              <table:table-cell office:value-type="float" office:value="24182">
                <text:p>241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358349">
                <text:p>358349</text:p>
              </table:table-cell>
              <table:table-cell office:value-type="float" office:value="23311">
                <text:p>233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360203">
                <text:p>360203</text:p>
              </table:table-cell>
              <table:table-cell office:value-type="float" office:value="24270">
                <text:p>2427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364712">
                <text:p>364712</text:p>
              </table:table-cell>
              <table:table-cell office:value-type="float" office:value="24649">
                <text:p>246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365095">
                <text:p>365095</text:p>
              </table:table-cell>
              <table:table-cell office:value-type="float" office:value="25058">
                <text:p>250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357908">
                <text:p>357908</text:p>
              </table:table-cell>
              <table:table-cell office:value-type="float" office:value="23687">
                <text:p>236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366119">
                <text:p>366119</text:p>
              </table:table-cell>
              <table:table-cell office:value-type="float" office:value="25306">
                <text:p>253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360877">
                <text:p>360877</text:p>
              </table:table-cell>
              <table:table-cell office:value-type="float" office:value="23367">
                <text:p>233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360995">
                <text:p>360995</text:p>
              </table:table-cell>
              <table:table-cell office:value-type="float" office:value="23361">
                <text:p>2336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357727">
                <text:p>357727</text:p>
              </table:table-cell>
              <table:table-cell office:value-type="float" office:value="22706">
                <text:p>227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367407">
                <text:p>367407</text:p>
              </table:table-cell>
              <table:table-cell office:value-type="float" office:value="25049">
                <text:p>250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360069">
                <text:p>360069</text:p>
              </table:table-cell>
              <table:table-cell office:value-type="float" office:value="22984">
                <text:p>229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370676">
                <text:p>370676</text:p>
              </table:table-cell>
              <table:table-cell office:value-type="float" office:value="24959">
                <text:p>249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359585">
                <text:p>359585</text:p>
              </table:table-cell>
              <table:table-cell office:value-type="float" office:value="23662">
                <text:p>236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366203">
                <text:p>366203</text:p>
              </table:table-cell>
              <table:table-cell office:value-type="float" office:value="25015">
                <text:p>250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370558">
                <text:p>370558</text:p>
              </table:table-cell>
              <table:table-cell office:value-type="float" office:value="25930">
                <text:p>2593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364463">
                <text:p>364463</text:p>
              </table:table-cell>
              <table:table-cell office:value-type="float" office:value="24281">
                <text:p>2428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369135">
                <text:p>369135</text:p>
              </table:table-cell>
              <table:table-cell office:value-type="float" office:value="25417">
                <text:p>254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357794">
                <text:p>357794</text:p>
              </table:table-cell>
              <table:table-cell office:value-type="float" office:value="23518">
                <text:p>235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368802">
                <text:p>368802</text:p>
              </table:table-cell>
              <table:table-cell office:value-type="float" office:value="25618">
                <text:p>256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367147">
                <text:p>367147</text:p>
              </table:table-cell>
              <table:table-cell office:value-type="float" office:value="24484">
                <text:p>244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368823">
                <text:p>368823</text:p>
              </table:table-cell>
              <table:table-cell office:value-type="float" office:value="25621">
                <text:p>2562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364138">
                <text:p>364138</text:p>
              </table:table-cell>
              <table:table-cell office:value-type="float" office:value="24616">
                <text:p>246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374032">
                <text:p>374032</text:p>
              </table:table-cell>
              <table:table-cell office:value-type="float" office:value="26236">
                <text:p>2623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370171">
                <text:p>370171</text:p>
              </table:table-cell>
              <table:table-cell office:value-type="float" office:value="26120">
                <text:p>2612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367865">
                <text:p>367865</text:p>
              </table:table-cell>
              <table:table-cell office:value-type="float" office:value="26029">
                <text:p>2602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369685">
                <text:p>369685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373486">
                <text:p>373486</text:p>
              </table:table-cell>
              <table:table-cell office:value-type="float" office:value="26466">
                <text:p>264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363353">
                <text:p>363353</text:p>
              </table:table-cell>
              <table:table-cell office:value-type="float" office:value="24068">
                <text:p>240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367083">
                <text:p>367083</text:p>
              </table:table-cell>
              <table:table-cell office:value-type="float" office:value="25962">
                <text:p>259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361628">
                <text:p>361628</text:p>
              </table:table-cell>
              <table:table-cell office:value-type="float" office:value="24131">
                <text:p>241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362935">
                <text:p>362935</text:p>
              </table:table-cell>
              <table:table-cell office:value-type="float" office:value="24163">
                <text:p>241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364233">
                <text:p>364233</text:p>
              </table:table-cell>
              <table:table-cell office:value-type="float" office:value="24387">
                <text:p>2438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366649">
                <text:p>366649</text:p>
              </table:table-cell>
              <table:table-cell office:value-type="float" office:value="25070">
                <text:p>2507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367338">
                <text:p>367338</text:p>
              </table:table-cell>
              <table:table-cell office:value-type="float" office:value="25049">
                <text:p>2504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365424">
                <text:p>365424</text:p>
              </table:table-cell>
              <table:table-cell office:value-type="float" office:value="24746">
                <text:p>2474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368573">
                <text:p>368573</text:p>
              </table:table-cell>
              <table:table-cell office:value-type="float" office:value="25708">
                <text:p>257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369116">
                <text:p>369116</text:p>
              </table:table-cell>
              <table:table-cell office:value-type="float" office:value="25853">
                <text:p>258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363001">
                <text:p>363001</text:p>
              </table:table-cell>
              <table:table-cell office:value-type="float" office:value="23750">
                <text:p>2375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368574">
                <text:p>368574</text:p>
              </table:table-cell>
              <table:table-cell office:value-type="float" office:value="25800">
                <text:p>258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370552">
                <text:p>370552</text:p>
              </table:table-cell>
              <table:table-cell office:value-type="float" office:value="25645">
                <text:p>256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369571">
                <text:p>369571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365240">
                <text:p>365240</text:p>
              </table:table-cell>
              <table:table-cell office:value-type="float" office:value="24827">
                <text:p>248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364141">
                <text:p>364141</text:p>
              </table:table-cell>
              <table:table-cell office:value-type="float" office:value="24428">
                <text:p>2442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369887">
                <text:p>369887</text:p>
              </table:table-cell>
              <table:table-cell office:value-type="float" office:value="25921">
                <text:p>259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367148">
                <text:p>367148</text:p>
              </table:table-cell>
              <table:table-cell office:value-type="float" office:value="24681">
                <text:p>246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371801">
                <text:p>371801</text:p>
              </table:table-cell>
              <table:table-cell office:value-type="float" office:value="26223">
                <text:p>2622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371425">
                <text:p>371425</text:p>
              </table:table-cell>
              <table:table-cell office:value-type="float" office:value="26002">
                <text:p>2600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371364">
                <text:p>371364</text:p>
              </table:table-cell>
              <table:table-cell office:value-type="float" office:value="25628">
                <text:p>256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369662">
                <text:p>369662</text:p>
              </table:table-cell>
              <table:table-cell office:value-type="float" office:value="25049">
                <text:p>2504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369045">
                <text:p>369045</text:p>
              </table:table-cell>
              <table:table-cell office:value-type="float" office:value="24702">
                <text:p>2470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366736">
                <text:p>366736</text:p>
              </table:table-cell>
              <table:table-cell office:value-type="float" office:value="24487">
                <text:p>2448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371681">
                <text:p>371681</text:p>
              </table:table-cell>
              <table:table-cell office:value-type="float" office:value="25867">
                <text:p>258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365624">
                <text:p>365624</text:p>
              </table:table-cell>
              <table:table-cell office:value-type="float" office:value="23954">
                <text:p>2395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370224">
                <text:p>370224</text:p>
              </table:table-cell>
              <table:table-cell office:value-type="float" office:value="25355">
                <text:p>253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370358">
                <text:p>370358</text:p>
              </table:table-cell>
              <table:table-cell office:value-type="float" office:value="25135">
                <text:p>251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371295">
                <text:p>371295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365753">
                <text:p>365753</text:p>
              </table:table-cell>
              <table:table-cell office:value-type="float" office:value="24458">
                <text:p>244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368047">
                <text:p>368047</text:p>
              </table:table-cell>
              <table:table-cell office:value-type="float" office:value="25978">
                <text:p>2597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370058">
                <text:p>370058</text:p>
              </table:table-cell>
              <table:table-cell office:value-type="float" office:value="25743">
                <text:p>257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367465">
                <text:p>367465</text:p>
              </table:table-cell>
              <table:table-cell office:value-type="float" office:value="24870">
                <text:p>2487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367326">
                <text:p>367326</text:p>
              </table:table-cell>
              <table:table-cell office:value-type="float" office:value="24861">
                <text:p>2486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366135">
                <text:p>366135</text:p>
              </table:table-cell>
              <table:table-cell office:value-type="float" office:value="24274">
                <text:p>2427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369291">
                <text:p>369291</text:p>
              </table:table-cell>
              <table:table-cell office:value-type="float" office:value="24742">
                <text:p>247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370488">
                <text:p>370488</text:p>
              </table:table-cell>
              <table:table-cell office:value-type="float" office:value="25218">
                <text:p>252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373661">
                <text:p>373661</text:p>
              </table:table-cell>
              <table:table-cell office:value-type="float" office:value="25688">
                <text:p>256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370783">
                <text:p>370783</text:p>
              </table:table-cell>
              <table:table-cell office:value-type="float" office:value="25413">
                <text:p>254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366303">
                <text:p>366303</text:p>
              </table:table-cell>
              <table:table-cell office:value-type="float" office:value="24586">
                <text:p>245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369827">
                <text:p>369827</text:p>
              </table:table-cell>
              <table:table-cell office:value-type="float" office:value="24939">
                <text:p>2493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374645">
                <text:p>374645</text:p>
              </table:table-cell>
              <table:table-cell office:value-type="float" office:value="26221">
                <text:p>262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372924">
                <text:p>372924</text:p>
              </table:table-cell>
              <table:table-cell office:value-type="float" office:value="25844">
                <text:p>2584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372566">
                <text:p>372566</text:p>
              </table:table-cell>
              <table:table-cell office:value-type="float" office:value="25510">
                <text:p>2551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372443">
                <text:p>372443</text:p>
              </table:table-cell>
              <table:table-cell office:value-type="float" office:value="25841">
                <text:p>258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380150">
                <text:p>380150</text:p>
              </table:table-cell>
              <table:table-cell office:value-type="float" office:value="27151">
                <text:p>2715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371336">
                <text:p>371336</text:p>
              </table:table-cell>
              <table:table-cell office:value-type="float" office:value="25511">
                <text:p>255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372571">
                <text:p>372571</text:p>
              </table:table-cell>
              <table:table-cell office:value-type="float" office:value="25778">
                <text:p>2577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377948">
                <text:p>377948</text:p>
              </table:table-cell>
              <table:table-cell office:value-type="float" office:value="27959">
                <text:p>2795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373840">
                <text:p>373840</text:p>
              </table:table-cell>
              <table:table-cell office:value-type="float" office:value="26491">
                <text:p>264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372971">
                <text:p>372971</text:p>
              </table:table-cell>
              <table:table-cell office:value-type="float" office:value="25897">
                <text:p>2589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368662">
                <text:p>368662</text:p>
              </table:table-cell>
              <table:table-cell office:value-type="float" office:value="25325">
                <text:p>253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373263">
                <text:p>373263</text:p>
              </table:table-cell>
              <table:table-cell office:value-type="float" office:value="26165">
                <text:p>2616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377157">
                <text:p>377157</text:p>
              </table:table-cell>
              <table:table-cell office:value-type="float" office:value="26705">
                <text:p>267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946cm" svg:height="21.708cm" xlink:href=".." xlink:type="simple" chart:class="chart:scatter" chart:style-name="ch1">
        <chart:legend chart:legend-position="end" svg:x="37.757cm" svg:y="10.306cm" style:legend-expansion="high" chart:style-name="ch2"/>
        <chart:plot-area chart:style-name="ch3" table:cell-range-address="'gcc-nru-32'.A2:'gcc-nru-32'.A501 'gcc-nru-32'.C1:'gcc-nru-32'.D501" chart:data-source-has-labels="row" svg:x="1.268cm" svg:y="1.871cm" svg:width="34.853cm" svg:height="18.983cm">
          <chartooo:coordinate-region svg:x="2.63cm" svg:y="2.07cm" svg:width="33.119cm" svg:height="18.1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cc-nru-32'.C2:'gcc-nru-32'.C501" chart:label-cell-address="'gcc-nru-32'.C1:'gcc-nru-32'.C1" chart:class="chart:scatter">
            <chart:domain table:cell-range-address="'gcc-nru-32'.A2:'gcc-nru-32'.A501"/>
            <chart:data-point chart:repeated="500"/>
          </chart:series>
          <chart:series chart:style-name="ch8" chart:values-cell-range-address="'gcc-nru-32'.D2:'gcc-nru-32'.D501" chart:label-cell-address="'gcc-nru-32'.D1:'gcc-nru-32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gcc-nru-32'.C1:'gcc-nru-32'.C1</svg:desc>
                </draw:g>
              </table:table-cell>
              <table:table-cell office:value-type="string">
                <text:p> DISK WRITES</text:p>
                <draw:g>
                  <svg:desc>'gcc-nru-32'.D1:'gcc-nru-3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gcc-nru-32'.A2:'gcc-nru-32'.A501</svg:desc>
                </draw:g>
              </table:table-cell>
              <table:table-cell office:value-type="float" office:value="176220">
                <text:p>176220</text:p>
                <draw:g>
                  <svg:desc>'gcc-nru-32'.C2:'gcc-nru-32'.C501</svg:desc>
                </draw:g>
              </table:table-cell>
              <table:table-cell office:value-type="float" office:value="13978">
                <text:p>13978</text:p>
                <draw:g>
                  <svg:desc>'gcc-nru-32'.D2:'gcc-nru-32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46964">
                <text:p>146964</text:p>
              </table:table-cell>
              <table:table-cell office:value-type="float" office:value="11271">
                <text:p>11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33888">
                <text:p>133888</text:p>
              </table:table-cell>
              <table:table-cell office:value-type="float" office:value="10840">
                <text:p>10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4343">
                <text:p>124343</text:p>
              </table:table-cell>
              <table:table-cell office:value-type="float" office:value="10860">
                <text:p>108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17299">
                <text:p>117299</text:p>
              </table:table-cell>
              <table:table-cell office:value-type="float" office:value="9987">
                <text:p>9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12133">
                <text:p>112133</text:p>
              </table:table-cell>
              <table:table-cell office:value-type="float" office:value="9834">
                <text:p>9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06820">
                <text:p>106820</text:p>
              </table:table-cell>
              <table:table-cell office:value-type="float" office:value="9839">
                <text:p>98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02910">
                <text:p>102910</text:p>
              </table:table-cell>
              <table:table-cell office:value-type="float" office:value="9368">
                <text:p>9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9801">
                <text:p>99801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97128">
                <text:p>97128</text:p>
              </table:table-cell>
              <table:table-cell office:value-type="float" office:value="8993">
                <text:p>8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94928">
                <text:p>94928</text:p>
              </table:table-cell>
              <table:table-cell office:value-type="float" office:value="9153">
                <text:p>9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93259">
                <text:p>93259</text:p>
              </table:table-cell>
              <table:table-cell office:value-type="float" office:value="9208">
                <text:p>92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92307">
                <text:p>92307</text:p>
              </table:table-cell>
              <table:table-cell office:value-type="float" office:value="9340">
                <text:p>93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90850">
                <text:p>90850</text:p>
              </table:table-cell>
              <table:table-cell office:value-type="float" office:value="9400">
                <text:p>94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90180">
                <text:p>90180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89875">
                <text:p>89875</text:p>
              </table:table-cell>
              <table:table-cell office:value-type="float" office:value="9720">
                <text:p>97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89548">
                <text:p>89548</text:p>
              </table:table-cell>
              <table:table-cell office:value-type="float" office:value="9967">
                <text:p>99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89934">
                <text:p>89934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90863">
                <text:p>90863</text:p>
              </table:table-cell>
              <table:table-cell office:value-type="float" office:value="10453">
                <text:p>104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91114">
                <text:p>91114</text:p>
              </table:table-cell>
              <table:table-cell office:value-type="float" office:value="10481">
                <text:p>10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91708">
                <text:p>91708</text:p>
              </table:table-cell>
              <table:table-cell office:value-type="float" office:value="10603">
                <text:p>106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92925">
                <text:p>92925</text:p>
              </table:table-cell>
              <table:table-cell office:value-type="float" office:value="10721">
                <text:p>10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94155">
                <text:p>94155</text:p>
              </table:table-cell>
              <table:table-cell office:value-type="float" office:value="10835">
                <text:p>108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95012">
                <text:p>95012</text:p>
              </table:table-cell>
              <table:table-cell office:value-type="float" office:value="10885">
                <text:p>108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96489">
                <text:p>96489</text:p>
              </table:table-cell>
              <table:table-cell office:value-type="float" office:value="11037">
                <text:p>110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97547">
                <text:p>97547</text:p>
              </table:table-cell>
              <table:table-cell office:value-type="float" office:value="11050">
                <text:p>110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98471">
                <text:p>98471</text:p>
              </table:table-cell>
              <table:table-cell office:value-type="float" office:value="11066">
                <text:p>110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00888">
                <text:p>100888</text:p>
              </table:table-cell>
              <table:table-cell office:value-type="float" office:value="11058">
                <text:p>110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02961">
                <text:p>102961</text:p>
              </table:table-cell>
              <table:table-cell office:value-type="float" office:value="11250">
                <text:p>112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04417">
                <text:p>104417</text:p>
              </table:table-cell>
              <table:table-cell office:value-type="float" office:value="11203">
                <text:p>112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06334">
                <text:p>106334</text:p>
              </table:table-cell>
              <table:table-cell office:value-type="float" office:value="11267">
                <text:p>112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07450">
                <text:p>107450</text:p>
              </table:table-cell>
              <table:table-cell office:value-type="float" office:value="11139">
                <text:p>111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10239">
                <text:p>110239</text:p>
              </table:table-cell>
              <table:table-cell office:value-type="float" office:value="11222">
                <text:p>112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11481">
                <text:p>111481</text:p>
              </table:table-cell>
              <table:table-cell office:value-type="float" office:value="11331">
                <text:p>113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13101">
                <text:p>113101</text:p>
              </table:table-cell>
              <table:table-cell office:value-type="float" office:value="11239">
                <text:p>112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15797">
                <text:p>115797</text:p>
              </table:table-cell>
              <table:table-cell office:value-type="float" office:value="11248">
                <text:p>112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17225">
                <text:p>117225</text:p>
              </table:table-cell>
              <table:table-cell office:value-type="float" office:value="11270">
                <text:p>112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19396">
                <text:p>119396</text:p>
              </table:table-cell>
              <table:table-cell office:value-type="float" office:value="11243">
                <text:p>112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21434">
                <text:p>121434</text:p>
              </table:table-cell>
              <table:table-cell office:value-type="float" office:value="11273">
                <text:p>112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21971">
                <text:p>121971</text:p>
              </table:table-cell>
              <table:table-cell office:value-type="float" office:value="11157">
                <text:p>111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23261">
                <text:p>123261</text:p>
              </table:table-cell>
              <table:table-cell office:value-type="float" office:value="11201">
                <text:p>11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25003">
                <text:p>125003</text:p>
              </table:table-cell>
              <table:table-cell office:value-type="float" office:value="11214">
                <text:p>112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26238">
                <text:p>126238</text:p>
              </table:table-cell>
              <table:table-cell office:value-type="float" office:value="11278">
                <text:p>112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29909">
                <text:p>129909</text:p>
              </table:table-cell>
              <table:table-cell office:value-type="float" office:value="11155">
                <text:p>111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29770">
                <text:p>129770</text:p>
              </table:table-cell>
              <table:table-cell office:value-type="float" office:value="11173">
                <text:p>11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31621">
                <text:p>131621</text:p>
              </table:table-cell>
              <table:table-cell office:value-type="float" office:value="11172">
                <text:p>111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34407">
                <text:p>134407</text:p>
              </table:table-cell>
              <table:table-cell office:value-type="float" office:value="11156">
                <text:p>111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33980">
                <text:p>133980</text:p>
              </table:table-cell>
              <table:table-cell office:value-type="float" office:value="11117">
                <text:p>111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36274">
                <text:p>136274</text:p>
              </table:table-cell>
              <table:table-cell office:value-type="float" office:value="11169">
                <text:p>111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36769">
                <text:p>136769</text:p>
              </table:table-cell>
              <table:table-cell office:value-type="float" office:value="11142">
                <text:p>111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39061">
                <text:p>139061</text:p>
              </table:table-cell>
              <table:table-cell office:value-type="float" office:value="11191">
                <text:p>111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41223">
                <text:p>141223</text:p>
              </table:table-cell>
              <table:table-cell office:value-type="float" office:value="11129">
                <text:p>11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41344">
                <text:p>141344</text:p>
              </table:table-cell>
              <table:table-cell office:value-type="float" office:value="11059">
                <text:p>110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141806">
                <text:p>141806</text:p>
              </table:table-cell>
              <table:table-cell office:value-type="float" office:value="11112">
                <text:p>111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45089">
                <text:p>145089</text:p>
              </table:table-cell>
              <table:table-cell office:value-type="float" office:value="11067">
                <text:p>110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46929">
                <text:p>146929</text:p>
              </table:table-cell>
              <table:table-cell office:value-type="float" office:value="11035">
                <text:p>110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46857">
                <text:p>146857</text:p>
              </table:table-cell>
              <table:table-cell office:value-type="float" office:value="11103">
                <text:p>111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48105">
                <text:p>148105</text:p>
              </table:table-cell>
              <table:table-cell office:value-type="float" office:value="11192">
                <text:p>111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48903">
                <text:p>148903</text:p>
              </table:table-cell>
              <table:table-cell office:value-type="float" office:value="11104">
                <text:p>11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49946">
                <text:p>149946</text:p>
              </table:table-cell>
              <table:table-cell office:value-type="float" office:value="11071">
                <text:p>110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150984">
                <text:p>150984</text:p>
              </table:table-cell>
              <table:table-cell office:value-type="float" office:value="11089">
                <text:p>110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53665">
                <text:p>153665</text:p>
              </table:table-cell>
              <table:table-cell office:value-type="float" office:value="11007">
                <text:p>110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53148">
                <text:p>153148</text:p>
              </table:table-cell>
              <table:table-cell office:value-type="float" office:value="10977">
                <text:p>109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54681">
                <text:p>154681</text:p>
              </table:table-cell>
              <table:table-cell office:value-type="float" office:value="10932">
                <text:p>109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55300">
                <text:p>155300</text:p>
              </table:table-cell>
              <table:table-cell office:value-type="float" office:value="10949">
                <text:p>109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58398">
                <text:p>158398</text:p>
              </table:table-cell>
              <table:table-cell office:value-type="float" office:value="10959">
                <text:p>109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57733">
                <text:p>157733</text:p>
              </table:table-cell>
              <table:table-cell office:value-type="float" office:value="10933">
                <text:p>109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158072">
                <text:p>158072</text:p>
              </table:table-cell>
              <table:table-cell office:value-type="float" office:value="10990">
                <text:p>1099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60305">
                <text:p>160305</text:p>
              </table:table-cell>
              <table:table-cell office:value-type="float" office:value="10940">
                <text:p>109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161049">
                <text:p>161049</text:p>
              </table:table-cell>
              <table:table-cell office:value-type="float" office:value="10906">
                <text:p>109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161583">
                <text:p>161583</text:p>
              </table:table-cell>
              <table:table-cell office:value-type="float" office:value="10900">
                <text:p>109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62891">
                <text:p>162891</text:p>
              </table:table-cell>
              <table:table-cell office:value-type="float" office:value="10847">
                <text:p>108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64555">
                <text:p>164555</text:p>
              </table:table-cell>
              <table:table-cell office:value-type="float" office:value="10923">
                <text:p>109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163668">
                <text:p>163668</text:p>
              </table:table-cell>
              <table:table-cell office:value-type="float" office:value="10845">
                <text:p>108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165455">
                <text:p>165455</text:p>
              </table:table-cell>
              <table:table-cell office:value-type="float" office:value="10830">
                <text:p>108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165632">
                <text:p>165632</text:p>
              </table:table-cell>
              <table:table-cell office:value-type="float" office:value="10755">
                <text:p>107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66647">
                <text:p>166647</text:p>
              </table:table-cell>
              <table:table-cell office:value-type="float" office:value="10817">
                <text:p>108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68222">
                <text:p>168222</text:p>
              </table:table-cell>
              <table:table-cell office:value-type="float" office:value="10809">
                <text:p>108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69661">
                <text:p>169661</text:p>
              </table:table-cell>
              <table:table-cell office:value-type="float" office:value="10751">
                <text:p>107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69820">
                <text:p>169820</text:p>
              </table:table-cell>
              <table:table-cell office:value-type="float" office:value="10717">
                <text:p>107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171430">
                <text:p>171430</text:p>
              </table:table-cell>
              <table:table-cell office:value-type="float" office:value="10743">
                <text:p>107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170243">
                <text:p>170243</text:p>
              </table:table-cell>
              <table:table-cell office:value-type="float" office:value="10631">
                <text:p>106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172983">
                <text:p>172983</text:p>
              </table:table-cell>
              <table:table-cell office:value-type="float" office:value="10658">
                <text:p>106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171824">
                <text:p>171824</text:p>
              </table:table-cell>
              <table:table-cell office:value-type="float" office:value="10654">
                <text:p>106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173283">
                <text:p>173283</text:p>
              </table:table-cell>
              <table:table-cell office:value-type="float" office:value="10622">
                <text:p>106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174785">
                <text:p>174785</text:p>
              </table:table-cell>
              <table:table-cell office:value-type="float" office:value="10741">
                <text:p>107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175451">
                <text:p>175451</text:p>
              </table:table-cell>
              <table:table-cell office:value-type="float" office:value="10691">
                <text:p>106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175187">
                <text:p>175187</text:p>
              </table:table-cell>
              <table:table-cell office:value-type="float" office:value="10605">
                <text:p>106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178957">
                <text:p>178957</text:p>
              </table:table-cell>
              <table:table-cell office:value-type="float" office:value="10628">
                <text:p>106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177710">
                <text:p>177710</text:p>
              </table:table-cell>
              <table:table-cell office:value-type="float" office:value="10627">
                <text:p>106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179746">
                <text:p>179746</text:p>
              </table:table-cell>
              <table:table-cell office:value-type="float" office:value="10597">
                <text:p>105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179437">
                <text:p>179437</text:p>
              </table:table-cell>
              <table:table-cell office:value-type="float" office:value="10575">
                <text:p>105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182633">
                <text:p>182633</text:p>
              </table:table-cell>
              <table:table-cell office:value-type="float" office:value="10591">
                <text:p>105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181109">
                <text:p>181109</text:p>
              </table:table-cell>
              <table:table-cell office:value-type="float" office:value="10546">
                <text:p>105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179874">
                <text:p>179874</text:p>
              </table:table-cell>
              <table:table-cell office:value-type="float" office:value="10574">
                <text:p>105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181487">
                <text:p>181487</text:p>
              </table:table-cell>
              <table:table-cell office:value-type="float" office:value="10481">
                <text:p>104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180579">
                <text:p>180579</text:p>
              </table:table-cell>
              <table:table-cell office:value-type="float" office:value="10482">
                <text:p>104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182449">
                <text:p>182449</text:p>
              </table:table-cell>
              <table:table-cell office:value-type="float" office:value="10514">
                <text:p>105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182207">
                <text:p>182207</text:p>
              </table:table-cell>
              <table:table-cell office:value-type="float" office:value="10452">
                <text:p>104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82722">
                <text:p>182722</text:p>
              </table:table-cell>
              <table:table-cell office:value-type="float" office:value="10464">
                <text:p>104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185052">
                <text:p>185052</text:p>
              </table:table-cell>
              <table:table-cell office:value-type="float" office:value="10512">
                <text:p>105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185481">
                <text:p>185481</text:p>
              </table:table-cell>
              <table:table-cell office:value-type="float" office:value="10529">
                <text:p>105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185652">
                <text:p>185652</text:p>
              </table:table-cell>
              <table:table-cell office:value-type="float" office:value="10380">
                <text:p>103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187201">
                <text:p>187201</text:p>
              </table:table-cell>
              <table:table-cell office:value-type="float" office:value="10355">
                <text:p>103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186948">
                <text:p>186948</text:p>
              </table:table-cell>
              <table:table-cell office:value-type="float" office:value="10412">
                <text:p>104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186861">
                <text:p>186861</text:p>
              </table:table-cell>
              <table:table-cell office:value-type="float" office:value="10324">
                <text:p>103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187462">
                <text:p>187462</text:p>
              </table:table-cell>
              <table:table-cell office:value-type="float" office:value="10343">
                <text:p>103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188168">
                <text:p>188168</text:p>
              </table:table-cell>
              <table:table-cell office:value-type="float" office:value="10366">
                <text:p>103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187282">
                <text:p>187282</text:p>
              </table:table-cell>
              <table:table-cell office:value-type="float" office:value="10356">
                <text:p>103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191273">
                <text:p>191273</text:p>
              </table:table-cell>
              <table:table-cell office:value-type="float" office:value="10273">
                <text:p>102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190267">
                <text:p>190267</text:p>
              </table:table-cell>
              <table:table-cell office:value-type="float" office:value="10284">
                <text:p>102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192215">
                <text:p>192215</text:p>
              </table:table-cell>
              <table:table-cell office:value-type="float" office:value="10268">
                <text:p>102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190809">
                <text:p>190809</text:p>
              </table:table-cell>
              <table:table-cell office:value-type="float" office:value="10161">
                <text:p>101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189978">
                <text:p>189978</text:p>
              </table:table-cell>
              <table:table-cell office:value-type="float" office:value="10264">
                <text:p>102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192697">
                <text:p>192697</text:p>
              </table:table-cell>
              <table:table-cell office:value-type="float" office:value="10290">
                <text:p>1029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194079">
                <text:p>194079</text:p>
              </table:table-cell>
              <table:table-cell office:value-type="float" office:value="10367">
                <text:p>103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195297">
                <text:p>195297</text:p>
              </table:table-cell>
              <table:table-cell office:value-type="float" office:value="10364">
                <text:p>103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193351">
                <text:p>193351</text:p>
              </table:table-cell>
              <table:table-cell office:value-type="float" office:value="10350">
                <text:p>1035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195498">
                <text:p>195498</text:p>
              </table:table-cell>
              <table:table-cell office:value-type="float" office:value="10258">
                <text:p>102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194019">
                <text:p>194019</text:p>
              </table:table-cell>
              <table:table-cell office:value-type="float" office:value="10279">
                <text:p>102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194861">
                <text:p>194861</text:p>
              </table:table-cell>
              <table:table-cell office:value-type="float" office:value="10319">
                <text:p>103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193340">
                <text:p>193340</text:p>
              </table:table-cell>
              <table:table-cell office:value-type="float" office:value="10228">
                <text:p>102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194909">
                <text:p>194909</text:p>
              </table:table-cell>
              <table:table-cell office:value-type="float" office:value="10218">
                <text:p>102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194759">
                <text:p>194759</text:p>
              </table:table-cell>
              <table:table-cell office:value-type="float" office:value="10090">
                <text:p>1009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198308">
                <text:p>198308</text:p>
              </table:table-cell>
              <table:table-cell office:value-type="float" office:value="10078">
                <text:p>100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193774">
                <text:p>193774</text:p>
              </table:table-cell>
              <table:table-cell office:value-type="float" office:value="10082">
                <text:p>100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196814">
                <text:p>196814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195665">
                <text:p>195665</text:p>
              </table:table-cell>
              <table:table-cell office:value-type="float" office:value="10092">
                <text:p>100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196845">
                <text:p>196845</text:p>
              </table:table-cell>
              <table:table-cell office:value-type="float" office:value="10080">
                <text:p>100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196898">
                <text:p>196898</text:p>
              </table:table-cell>
              <table:table-cell office:value-type="float" office:value="10145">
                <text:p>101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197744">
                <text:p>197744</text:p>
              </table:table-cell>
              <table:table-cell office:value-type="float" office:value="10063">
                <text:p>100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199545">
                <text:p>199545</text:p>
              </table:table-cell>
              <table:table-cell office:value-type="float" office:value="10033">
                <text:p>100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198210">
                <text:p>198210</text:p>
              </table:table-cell>
              <table:table-cell office:value-type="float" office:value="10074">
                <text:p>100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198654">
                <text:p>198654</text:p>
              </table:table-cell>
              <table:table-cell office:value-type="float" office:value="10019">
                <text:p>100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200166">
                <text:p>200166</text:p>
              </table:table-cell>
              <table:table-cell office:value-type="float" office:value="10062">
                <text:p>100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202084">
                <text:p>202084</text:p>
              </table:table-cell>
              <table:table-cell office:value-type="float" office:value="10086">
                <text:p>100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201947">
                <text:p>201947</text:p>
              </table:table-cell>
              <table:table-cell office:value-type="float" office:value="10002">
                <text:p>100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200000">
                <text:p>200000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199708">
                <text:p>199708</text:p>
              </table:table-cell>
              <table:table-cell office:value-type="float" office:value="10014">
                <text:p>100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202819">
                <text:p>202819</text:p>
              </table:table-cell>
              <table:table-cell office:value-type="float" office:value="10007">
                <text:p>10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204897">
                <text:p>204897</text:p>
              </table:table-cell>
              <table:table-cell office:value-type="float" office:value="10013">
                <text:p>100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202437">
                <text:p>202437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203850">
                <text:p>203850</text:p>
              </table:table-cell>
              <table:table-cell office:value-type="float" office:value="9972">
                <text:p>99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202031">
                <text:p>202031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202244">
                <text:p>202244</text:p>
              </table:table-cell>
              <table:table-cell office:value-type="float" office:value="9977">
                <text:p>99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204501">
                <text:p>204501</text:p>
              </table:table-cell>
              <table:table-cell office:value-type="float" office:value="9950">
                <text:p>995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203956">
                <text:p>203956</text:p>
              </table:table-cell>
              <table:table-cell office:value-type="float" office:value="9916">
                <text:p>99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204620">
                <text:p>204620</text:p>
              </table:table-cell>
              <table:table-cell office:value-type="float" office:value="9911">
                <text:p>99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203076">
                <text:p>203076</text:p>
              </table:table-cell>
              <table:table-cell office:value-type="float" office:value="9949">
                <text:p>99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205277">
                <text:p>205277</text:p>
              </table:table-cell>
              <table:table-cell office:value-type="float" office:value="9929">
                <text:p>99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207248">
                <text:p>207248</text:p>
              </table:table-cell>
              <table:table-cell office:value-type="float" office:value="9943">
                <text:p>99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203366">
                <text:p>203366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206776">
                <text:p>206776</text:p>
              </table:table-cell>
              <table:table-cell office:value-type="float" office:value="9940">
                <text:p>994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204983">
                <text:p>204983</text:p>
              </table:table-cell>
              <table:table-cell office:value-type="float" office:value="9891">
                <text:p>98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207480">
                <text:p>207480</text:p>
              </table:table-cell>
              <table:table-cell office:value-type="float" office:value="9951">
                <text:p>99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205720">
                <text:p>205720</text:p>
              </table:table-cell>
              <table:table-cell office:value-type="float" office:value="9853">
                <text:p>98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209174">
                <text:p>209174</text:p>
              </table:table-cell>
              <table:table-cell office:value-type="float" office:value="9810">
                <text:p>98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208065">
                <text:p>208065</text:p>
              </table:table-cell>
              <table:table-cell office:value-type="float" office:value="9821">
                <text:p>98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207870">
                <text:p>207870</text:p>
              </table:table-cell>
              <table:table-cell office:value-type="float" office:value="9754">
                <text:p>97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209095">
                <text:p>209095</text:p>
              </table:table-cell>
              <table:table-cell office:value-type="float" office:value="9765">
                <text:p>97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209126">
                <text:p>209126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208951">
                <text:p>208951</text:p>
              </table:table-cell>
              <table:table-cell office:value-type="float" office:value="9845">
                <text:p>98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209111">
                <text:p>209111</text:p>
              </table:table-cell>
              <table:table-cell office:value-type="float" office:value="9771">
                <text:p>97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208241">
                <text:p>208241</text:p>
              </table:table-cell>
              <table:table-cell office:value-type="float" office:value="9748">
                <text:p>97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210192">
                <text:p>210192</text:p>
              </table:table-cell>
              <table:table-cell office:value-type="float" office:value="9726">
                <text:p>97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209081">
                <text:p>209081</text:p>
              </table:table-cell>
              <table:table-cell office:value-type="float" office:value="9756">
                <text:p>97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208710">
                <text:p>208710</text:p>
              </table:table-cell>
              <table:table-cell office:value-type="float" office:value="9803">
                <text:p>98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210567">
                <text:p>210567</text:p>
              </table:table-cell>
              <table:table-cell office:value-type="float" office:value="9869">
                <text:p>98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208547">
                <text:p>208547</text:p>
              </table:table-cell>
              <table:table-cell office:value-type="float" office:value="9721">
                <text:p>97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210840">
                <text:p>210840</text:p>
              </table:table-cell>
              <table:table-cell office:value-type="float" office:value="9695">
                <text:p>96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210405">
                <text:p>210405</text:p>
              </table:table-cell>
              <table:table-cell office:value-type="float" office:value="9753">
                <text:p>97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209958">
                <text:p>209958</text:p>
              </table:table-cell>
              <table:table-cell office:value-type="float" office:value="9707">
                <text:p>97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214388">
                <text:p>214388</text:p>
              </table:table-cell>
              <table:table-cell office:value-type="float" office:value="9792">
                <text:p>979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214311">
                <text:p>214311</text:p>
              </table:table-cell>
              <table:table-cell office:value-type="float" office:value="9785">
                <text:p>97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213347">
                <text:p>213347</text:p>
              </table:table-cell>
              <table:table-cell office:value-type="float" office:value="9769">
                <text:p>97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212377">
                <text:p>212377</text:p>
              </table:table-cell>
              <table:table-cell office:value-type="float" office:value="9689">
                <text:p>96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212408">
                <text:p>212408</text:p>
              </table:table-cell>
              <table:table-cell office:value-type="float" office:value="9621">
                <text:p>96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214106">
                <text:p>214106</text:p>
              </table:table-cell>
              <table:table-cell office:value-type="float" office:value="9668">
                <text:p>96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209333">
                <text:p>209333</text:p>
              </table:table-cell>
              <table:table-cell office:value-type="float" office:value="9662">
                <text:p>96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214165">
                <text:p>214165</text:p>
              </table:table-cell>
              <table:table-cell office:value-type="float" office:value="9691">
                <text:p>96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212004">
                <text:p>212004</text:p>
              </table:table-cell>
              <table:table-cell office:value-type="float" office:value="9681">
                <text:p>96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213999">
                <text:p>213999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216395">
                <text:p>216395</text:p>
              </table:table-cell>
              <table:table-cell office:value-type="float" office:value="9691">
                <text:p>96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213315">
                <text:p>213315</text:p>
              </table:table-cell>
              <table:table-cell office:value-type="float" office:value="9637">
                <text:p>96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215587">
                <text:p>215587</text:p>
              </table:table-cell>
              <table:table-cell office:value-type="float" office:value="9706">
                <text:p>97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217602">
                <text:p>217602</text:p>
              </table:table-cell>
              <table:table-cell office:value-type="float" office:value="9626">
                <text:p>96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214300">
                <text:p>214300</text:p>
              </table:table-cell>
              <table:table-cell office:value-type="float" office:value="9743">
                <text:p>97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215822">
                <text:p>215822</text:p>
              </table:table-cell>
              <table:table-cell office:value-type="float" office:value="9694">
                <text:p>96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213454">
                <text:p>213454</text:p>
              </table:table-cell>
              <table:table-cell office:value-type="float" office:value="9649">
                <text:p>96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215778">
                <text:p>215778</text:p>
              </table:table-cell>
              <table:table-cell office:value-type="float" office:value="9708">
                <text:p>97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215739">
                <text:p>215739</text:p>
              </table:table-cell>
              <table:table-cell office:value-type="float" office:value="9684">
                <text:p>96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214995">
                <text:p>214995</text:p>
              </table:table-cell>
              <table:table-cell office:value-type="float" office:value="9492">
                <text:p>94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215694">
                <text:p>215694</text:p>
              </table:table-cell>
              <table:table-cell office:value-type="float" office:value="9647">
                <text:p>96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215995">
                <text:p>215995</text:p>
              </table:table-cell>
              <table:table-cell office:value-type="float" office:value="9547">
                <text:p>95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214564">
                <text:p>214564</text:p>
              </table:table-cell>
              <table:table-cell office:value-type="float" office:value="9549">
                <text:p>95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218293">
                <text:p>218293</text:p>
              </table:table-cell>
              <table:table-cell office:value-type="float" office:value="9625">
                <text:p>96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221021">
                <text:p>221021</text:p>
              </table:table-cell>
              <table:table-cell office:value-type="float" office:value="9548">
                <text:p>954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216396">
                <text:p>216396</text:p>
              </table:table-cell>
              <table:table-cell office:value-type="float" office:value="9555">
                <text:p>95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217051">
                <text:p>217051</text:p>
              </table:table-cell>
              <table:table-cell office:value-type="float" office:value="9586">
                <text:p>95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217361">
                <text:p>217361</text:p>
              </table:table-cell>
              <table:table-cell office:value-type="float" office:value="9677">
                <text:p>96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219429">
                <text:p>219429</text:p>
              </table:table-cell>
              <table:table-cell office:value-type="float" office:value="9625">
                <text:p>9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217446">
                <text:p>217446</text:p>
              </table:table-cell>
              <table:table-cell office:value-type="float" office:value="9698">
                <text:p>96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223209">
                <text:p>223209</text:p>
              </table:table-cell>
              <table:table-cell office:value-type="float" office:value="9553">
                <text:p>95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220687">
                <text:p>220687</text:p>
              </table:table-cell>
              <table:table-cell office:value-type="float" office:value="9550">
                <text:p>955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218993">
                <text:p>218993</text:p>
              </table:table-cell>
              <table:table-cell office:value-type="float" office:value="9580">
                <text:p>958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220503">
                <text:p>220503</text:p>
              </table:table-cell>
              <table:table-cell office:value-type="float" office:value="9415">
                <text:p>94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220429">
                <text:p>220429</text:p>
              </table:table-cell>
              <table:table-cell office:value-type="float" office:value="9601">
                <text:p>96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220995">
                <text:p>220995</text:p>
              </table:table-cell>
              <table:table-cell office:value-type="float" office:value="9536">
                <text:p>95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219405">
                <text:p>219405</text:p>
              </table:table-cell>
              <table:table-cell office:value-type="float" office:value="9451">
                <text:p>94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219248">
                <text:p>219248</text:p>
              </table:table-cell>
              <table:table-cell office:value-type="float" office:value="9526">
                <text:p>95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220563">
                <text:p>220563</text:p>
              </table:table-cell>
              <table:table-cell office:value-type="float" office:value="9429">
                <text:p>94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221389">
                <text:p>221389</text:p>
              </table:table-cell>
              <table:table-cell office:value-type="float" office:value="9594">
                <text:p>95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222032">
                <text:p>222032</text:p>
              </table:table-cell>
              <table:table-cell office:value-type="float" office:value="9437">
                <text:p>943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220939">
                <text:p>220939</text:p>
              </table:table-cell>
              <table:table-cell office:value-type="float" office:value="9357">
                <text:p>935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221828">
                <text:p>221828</text:p>
              </table:table-cell>
              <table:table-cell office:value-type="float" office:value="9455">
                <text:p>94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223070">
                <text:p>223070</text:p>
              </table:table-cell>
              <table:table-cell office:value-type="float" office:value="9451">
                <text:p>94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222406">
                <text:p>222406</text:p>
              </table:table-cell>
              <table:table-cell office:value-type="float" office:value="9325">
                <text:p>93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220467">
                <text:p>220467</text:p>
              </table:table-cell>
              <table:table-cell office:value-type="float" office:value="9270">
                <text:p>927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222424">
                <text:p>222424</text:p>
              </table:table-cell>
              <table:table-cell office:value-type="float" office:value="9301">
                <text:p>93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222274">
                <text:p>222274</text:p>
              </table:table-cell>
              <table:table-cell office:value-type="float" office:value="9321">
                <text:p>93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222594">
                <text:p>222594</text:p>
              </table:table-cell>
              <table:table-cell office:value-type="float" office:value="9355">
                <text:p>93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221111">
                <text:p>221111</text:p>
              </table:table-cell>
              <table:table-cell office:value-type="float" office:value="9249">
                <text:p>92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221701">
                <text:p>221701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224560">
                <text:p>224560</text:p>
              </table:table-cell>
              <table:table-cell office:value-type="float" office:value="9336">
                <text:p>93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223658">
                <text:p>223658</text:p>
              </table:table-cell>
              <table:table-cell office:value-type="float" office:value="9426">
                <text:p>94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221169">
                <text:p>221169</text:p>
              </table:table-cell>
              <table:table-cell office:value-type="float" office:value="9288">
                <text:p>92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224648">
                <text:p>224648</text:p>
              </table:table-cell>
              <table:table-cell office:value-type="float" office:value="9282">
                <text:p>92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223093">
                <text:p>223093</text:p>
              </table:table-cell>
              <table:table-cell office:value-type="float" office:value="9345">
                <text:p>93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225789">
                <text:p>225789</text:p>
              </table:table-cell>
              <table:table-cell office:value-type="float" office:value="9338">
                <text:p>93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224696">
                <text:p>224696</text:p>
              </table:table-cell>
              <table:table-cell office:value-type="float" office:value="9539">
                <text:p>953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225089">
                <text:p>225089</text:p>
              </table:table-cell>
              <table:table-cell office:value-type="float" office:value="9413">
                <text:p>94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226446">
                <text:p>226446</text:p>
              </table:table-cell>
              <table:table-cell office:value-type="float" office:value="9516">
                <text:p>95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226866">
                <text:p>226866</text:p>
              </table:table-cell>
              <table:table-cell office:value-type="float" office:value="9318">
                <text:p>93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226400">
                <text:p>226400</text:p>
              </table:table-cell>
              <table:table-cell office:value-type="float" office:value="9412">
                <text:p>94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224924">
                <text:p>224924</text:p>
              </table:table-cell>
              <table:table-cell office:value-type="float" office:value="9561">
                <text:p>956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227403">
                <text:p>227403</text:p>
              </table:table-cell>
              <table:table-cell office:value-type="float" office:value="9742">
                <text:p>97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225906">
                <text:p>225906</text:p>
              </table:table-cell>
              <table:table-cell office:value-type="float" office:value="9681">
                <text:p>96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227257">
                <text:p>227257</text:p>
              </table:table-cell>
              <table:table-cell office:value-type="float" office:value="9543">
                <text:p>95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226949">
                <text:p>226949</text:p>
              </table:table-cell>
              <table:table-cell office:value-type="float" office:value="9596">
                <text:p>959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225606">
                <text:p>225606</text:p>
              </table:table-cell>
              <table:table-cell office:value-type="float" office:value="9519">
                <text:p>95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226633">
                <text:p>226633</text:p>
              </table:table-cell>
              <table:table-cell office:value-type="float" office:value="9612">
                <text:p>96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227901">
                <text:p>227901</text:p>
              </table:table-cell>
              <table:table-cell office:value-type="float" office:value="9551">
                <text:p>95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230114">
                <text:p>230114</text:p>
              </table:table-cell>
              <table:table-cell office:value-type="float" office:value="9648">
                <text:p>96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227594">
                <text:p>227594</text:p>
              </table:table-cell>
              <table:table-cell office:value-type="float" office:value="9367">
                <text:p>93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227758">
                <text:p>227758</text:p>
              </table:table-cell>
              <table:table-cell office:value-type="float" office:value="9644">
                <text:p>96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229225">
                <text:p>229225</text:p>
              </table:table-cell>
              <table:table-cell office:value-type="float" office:value="9498">
                <text:p>94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225510">
                <text:p>225510</text:p>
              </table:table-cell>
              <table:table-cell office:value-type="float" office:value="9168">
                <text:p>91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227899">
                <text:p>227899</text:p>
              </table:table-cell>
              <table:table-cell office:value-type="float" office:value="9447">
                <text:p>94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229565">
                <text:p>229565</text:p>
              </table:table-cell>
              <table:table-cell office:value-type="float" office:value="9379">
                <text:p>93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229844">
                <text:p>229844</text:p>
              </table:table-cell>
              <table:table-cell office:value-type="float" office:value="9082">
                <text:p>908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227290">
                <text:p>227290</text:p>
              </table:table-cell>
              <table:table-cell office:value-type="float" office:value="9082">
                <text:p>908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225893">
                <text:p>225893</text:p>
              </table:table-cell>
              <table:table-cell office:value-type="float" office:value="9378">
                <text:p>93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228709">
                <text:p>228709</text:p>
              </table:table-cell>
              <table:table-cell office:value-type="float" office:value="9475">
                <text:p>94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227931">
                <text:p>227931</text:p>
              </table:table-cell>
              <table:table-cell office:value-type="float" office:value="9242">
                <text:p>92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228265">
                <text:p>228265</text:p>
              </table:table-cell>
              <table:table-cell office:value-type="float" office:value="9370">
                <text:p>937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229722">
                <text:p>229722</text:p>
              </table:table-cell>
              <table:table-cell office:value-type="float" office:value="9105">
                <text:p>91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228465">
                <text:p>228465</text:p>
              </table:table-cell>
              <table:table-cell office:value-type="float" office:value="9564">
                <text:p>95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229080">
                <text:p>229080</text:p>
              </table:table-cell>
              <table:table-cell office:value-type="float" office:value="9473">
                <text:p>94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229885">
                <text:p>229885</text:p>
              </table:table-cell>
              <table:table-cell office:value-type="float" office:value="9312">
                <text:p>93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228737">
                <text:p>228737</text:p>
              </table:table-cell>
              <table:table-cell office:value-type="float" office:value="9086">
                <text:p>90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226767">
                <text:p>226767</text:p>
              </table:table-cell>
              <table:table-cell office:value-type="float" office:value="9022">
                <text:p>90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227226">
                <text:p>227226</text:p>
              </table:table-cell>
              <table:table-cell office:value-type="float" office:value="9249">
                <text:p>92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232066">
                <text:p>232066</text:p>
              </table:table-cell>
              <table:table-cell office:value-type="float" office:value="9189">
                <text:p>918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229252">
                <text:p>229252</text:p>
              </table:table-cell>
              <table:table-cell office:value-type="float" office:value="9488">
                <text:p>94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232685">
                <text:p>232685</text:p>
              </table:table-cell>
              <table:table-cell office:value-type="float" office:value="9324">
                <text:p>93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231534">
                <text:p>231534</text:p>
              </table:table-cell>
              <table:table-cell office:value-type="float" office:value="9491">
                <text:p>94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232407">
                <text:p>232407</text:p>
              </table:table-cell>
              <table:table-cell office:value-type="float" office:value="9424">
                <text:p>942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229449">
                <text:p>229449</text:p>
              </table:table-cell>
              <table:table-cell office:value-type="float" office:value="9204">
                <text:p>92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235085">
                <text:p>235085</text:p>
              </table:table-cell>
              <table:table-cell office:value-type="float" office:value="9206">
                <text:p>92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231354">
                <text:p>231354</text:p>
              </table:table-cell>
              <table:table-cell office:value-type="float" office:value="9098">
                <text:p>90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231625">
                <text:p>231625</text:p>
              </table:table-cell>
              <table:table-cell office:value-type="float" office:value="9233">
                <text:p>92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231504">
                <text:p>231504</text:p>
              </table:table-cell>
              <table:table-cell office:value-type="float" office:value="9293">
                <text:p>92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231675">
                <text:p>231675</text:p>
              </table:table-cell>
              <table:table-cell office:value-type="float" office:value="9464">
                <text:p>94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232933">
                <text:p>232933</text:p>
              </table:table-cell>
              <table:table-cell office:value-type="float" office:value="9265">
                <text:p>92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231981">
                <text:p>231981</text:p>
              </table:table-cell>
              <table:table-cell office:value-type="float" office:value="9301">
                <text:p>93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232551">
                <text:p>232551</text:p>
              </table:table-cell>
              <table:table-cell office:value-type="float" office:value="9448">
                <text:p>94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232397">
                <text:p>232397</text:p>
              </table:table-cell>
              <table:table-cell office:value-type="float" office:value="9447">
                <text:p>94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233056">
                <text:p>233056</text:p>
              </table:table-cell>
              <table:table-cell office:value-type="float" office:value="9443">
                <text:p>94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233634">
                <text:p>233634</text:p>
              </table:table-cell>
              <table:table-cell office:value-type="float" office:value="9625">
                <text:p>96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236690">
                <text:p>236690</text:p>
              </table:table-cell>
              <table:table-cell office:value-type="float" office:value="9455">
                <text:p>94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233142">
                <text:p>233142</text:p>
              </table:table-cell>
              <table:table-cell office:value-type="float" office:value="9290">
                <text:p>929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235244">
                <text:p>235244</text:p>
              </table:table-cell>
              <table:table-cell office:value-type="float" office:value="9412">
                <text:p>94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234902">
                <text:p>234902</text:p>
              </table:table-cell>
              <table:table-cell office:value-type="float" office:value="9512">
                <text:p>95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236619">
                <text:p>236619</text:p>
              </table:table-cell>
              <table:table-cell office:value-type="float" office:value="9615">
                <text:p>96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236770">
                <text:p>236770</text:p>
              </table:table-cell>
              <table:table-cell office:value-type="float" office:value="9662">
                <text:p>96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236454">
                <text:p>236454</text:p>
              </table:table-cell>
              <table:table-cell office:value-type="float" office:value="9774">
                <text:p>97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238043">
                <text:p>238043</text:p>
              </table:table-cell>
              <table:table-cell office:value-type="float" office:value="9637">
                <text:p>96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234252">
                <text:p>234252</text:p>
              </table:table-cell>
              <table:table-cell office:value-type="float" office:value="9436">
                <text:p>94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235572">
                <text:p>235572</text:p>
              </table:table-cell>
              <table:table-cell office:value-type="float" office:value="9487">
                <text:p>948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233141">
                <text:p>233141</text:p>
              </table:table-cell>
              <table:table-cell office:value-type="float" office:value="9218">
                <text:p>921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235074">
                <text:p>235074</text:p>
              </table:table-cell>
              <table:table-cell office:value-type="float" office:value="9308">
                <text:p>93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235379">
                <text:p>235379</text:p>
              </table:table-cell>
              <table:table-cell office:value-type="float" office:value="9167">
                <text:p>91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234002">
                <text:p>234002</text:p>
              </table:table-cell>
              <table:table-cell office:value-type="float" office:value="9620">
                <text:p>962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236997">
                <text:p>236997</text:p>
              </table:table-cell>
              <table:table-cell office:value-type="float" office:value="9527">
                <text:p>95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238333">
                <text:p>238333</text:p>
              </table:table-cell>
              <table:table-cell office:value-type="float" office:value="9651">
                <text:p>96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236015">
                <text:p>236015</text:p>
              </table:table-cell>
              <table:table-cell office:value-type="float" office:value="9835">
                <text:p>98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238017">
                <text:p>238017</text:p>
              </table:table-cell>
              <table:table-cell office:value-type="float" office:value="9599">
                <text:p>95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234365">
                <text:p>234365</text:p>
              </table:table-cell>
              <table:table-cell office:value-type="float" office:value="9768">
                <text:p>976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236630">
                <text:p>236630</text:p>
              </table:table-cell>
              <table:table-cell office:value-type="float" office:value="9563">
                <text:p>95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236239">
                <text:p>236239</text:p>
              </table:table-cell>
              <table:table-cell office:value-type="float" office:value="9486">
                <text:p>948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238293">
                <text:p>238293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239988">
                <text:p>239988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240286">
                <text:p>240286</text:p>
              </table:table-cell>
              <table:table-cell office:value-type="float" office:value="9679">
                <text:p>967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235372">
                <text:p>235372</text:p>
              </table:table-cell>
              <table:table-cell office:value-type="float" office:value="9616">
                <text:p>96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237496">
                <text:p>237496</text:p>
              </table:table-cell>
              <table:table-cell office:value-type="float" office:value="9551">
                <text:p>955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238185">
                <text:p>238185</text:p>
              </table:table-cell>
              <table:table-cell office:value-type="float" office:value="9340">
                <text:p>934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239207">
                <text:p>239207</text:p>
              </table:table-cell>
              <table:table-cell office:value-type="float" office:value="9484">
                <text:p>94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236895">
                <text:p>236895</text:p>
              </table:table-cell>
              <table:table-cell office:value-type="float" office:value="9466">
                <text:p>94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239181">
                <text:p>239181</text:p>
              </table:table-cell>
              <table:table-cell office:value-type="float" office:value="9923">
                <text:p>99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242315">
                <text:p>242315</text:p>
              </table:table-cell>
              <table:table-cell office:value-type="float" office:value="9762">
                <text:p>97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237302">
                <text:p>237302</text:p>
              </table:table-cell>
              <table:table-cell office:value-type="float" office:value="9630">
                <text:p>963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238929">
                <text:p>238929</text:p>
              </table:table-cell>
              <table:table-cell office:value-type="float" office:value="9458">
                <text:p>945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236423">
                <text:p>236423</text:p>
              </table:table-cell>
              <table:table-cell office:value-type="float" office:value="9518">
                <text:p>95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241683">
                <text:p>241683</text:p>
              </table:table-cell>
              <table:table-cell office:value-type="float" office:value="9780">
                <text:p>978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241001">
                <text:p>241001</text:p>
              </table:table-cell>
              <table:table-cell office:value-type="float" office:value="9865">
                <text:p>986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238553">
                <text:p>238553</text:p>
              </table:table-cell>
              <table:table-cell office:value-type="float" office:value="9589">
                <text:p>958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241630">
                <text:p>241630</text:p>
              </table:table-cell>
              <table:table-cell office:value-type="float" office:value="9568">
                <text:p>956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240861">
                <text:p>240861</text:p>
              </table:table-cell>
              <table:table-cell office:value-type="float" office:value="9646">
                <text:p>96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241927">
                <text:p>241927</text:p>
              </table:table-cell>
              <table:table-cell office:value-type="float" office:value="9851">
                <text:p>985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240155">
                <text:p>240155</text:p>
              </table:table-cell>
              <table:table-cell office:value-type="float" office:value="9412">
                <text:p>94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239485">
                <text:p>239485</text:p>
              </table:table-cell>
              <table:table-cell office:value-type="float" office:value="9719">
                <text:p>97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238657">
                <text:p>238657</text:p>
              </table:table-cell>
              <table:table-cell office:value-type="float" office:value="9386">
                <text:p>938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240069">
                <text:p>240069</text:p>
              </table:table-cell>
              <table:table-cell office:value-type="float" office:value="9557">
                <text:p>955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243725">
                <text:p>243725</text:p>
              </table:table-cell>
              <table:table-cell office:value-type="float" office:value="9654">
                <text:p>96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240503">
                <text:p>240503</text:p>
              </table:table-cell>
              <table:table-cell office:value-type="float" office:value="9792">
                <text:p>97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240701">
                <text:p>240701</text:p>
              </table:table-cell>
              <table:table-cell office:value-type="float" office:value="9548">
                <text:p>95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242072">
                <text:p>242072</text:p>
              </table:table-cell>
              <table:table-cell office:value-type="float" office:value="9673">
                <text:p>967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243037">
                <text:p>243037</text:p>
              </table:table-cell>
              <table:table-cell office:value-type="float" office:value="10081">
                <text:p>100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239327">
                <text:p>239327</text:p>
              </table:table-cell>
              <table:table-cell office:value-type="float" office:value="9480">
                <text:p>948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242212">
                <text:p>242212</text:p>
              </table:table-cell>
              <table:table-cell office:value-type="float" office:value="9492">
                <text:p>94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240953">
                <text:p>240953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243073">
                <text:p>243073</text:p>
              </table:table-cell>
              <table:table-cell office:value-type="float" office:value="9821">
                <text:p>98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243011">
                <text:p>243011</text:p>
              </table:table-cell>
              <table:table-cell office:value-type="float" office:value="9992">
                <text:p>99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243293">
                <text:p>243293</text:p>
              </table:table-cell>
              <table:table-cell office:value-type="float" office:value="9707">
                <text:p>97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241983">
                <text:p>241983</text:p>
              </table:table-cell>
              <table:table-cell office:value-type="float" office:value="9578">
                <text:p>95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243263">
                <text:p>243263</text:p>
              </table:table-cell>
              <table:table-cell office:value-type="float" office:value="9781">
                <text:p>97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240667">
                <text:p>240667</text:p>
              </table:table-cell>
              <table:table-cell office:value-type="float" office:value="9462">
                <text:p>946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243439">
                <text:p>243439</text:p>
              </table:table-cell>
              <table:table-cell office:value-type="float" office:value="9675">
                <text:p>96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245028">
                <text:p>245028</text:p>
              </table:table-cell>
              <table:table-cell office:value-type="float" office:value="9566">
                <text:p>95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244950">
                <text:p>244950</text:p>
              </table:table-cell>
              <table:table-cell office:value-type="float" office:value="9679">
                <text:p>96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244742">
                <text:p>244742</text:p>
              </table:table-cell>
              <table:table-cell office:value-type="float" office:value="10201">
                <text:p>102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243403">
                <text:p>243403</text:p>
              </table:table-cell>
              <table:table-cell office:value-type="float" office:value="9615">
                <text:p>96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243174">
                <text:p>243174</text:p>
              </table:table-cell>
              <table:table-cell office:value-type="float" office:value="9596">
                <text:p>95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242390">
                <text:p>242390</text:p>
              </table:table-cell>
              <table:table-cell office:value-type="float" office:value="9880">
                <text:p>988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246159">
                <text:p>246159</text:p>
              </table:table-cell>
              <table:table-cell office:value-type="float" office:value="9914">
                <text:p>991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243319">
                <text:p>243319</text:p>
              </table:table-cell>
              <table:table-cell office:value-type="float" office:value="9648">
                <text:p>964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241561">
                <text:p>241561</text:p>
              </table:table-cell>
              <table:table-cell office:value-type="float" office:value="9635">
                <text:p>96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248014">
                <text:p>248014</text:p>
              </table:table-cell>
              <table:table-cell office:value-type="float" office:value="9814">
                <text:p>981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246307">
                <text:p>246307</text:p>
              </table:table-cell>
              <table:table-cell office:value-type="float" office:value="9783">
                <text:p>97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244414">
                <text:p>244414</text:p>
              </table:table-cell>
              <table:table-cell office:value-type="float" office:value="9708">
                <text:p>97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246615">
                <text:p>246615</text:p>
              </table:table-cell>
              <table:table-cell office:value-type="float" office:value="9864">
                <text:p>98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247436">
                <text:p>247436</text:p>
              </table:table-cell>
              <table:table-cell office:value-type="float" office:value="9963">
                <text:p>99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245985">
                <text:p>245985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247458">
                <text:p>247458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246013">
                <text:p>246013</text:p>
              </table:table-cell>
              <table:table-cell office:value-type="float" office:value="10132">
                <text:p>101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247031">
                <text:p>247031</text:p>
              </table:table-cell>
              <table:table-cell office:value-type="float" office:value="10063">
                <text:p>100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247223">
                <text:p>247223</text:p>
              </table:table-cell>
              <table:table-cell office:value-type="float" office:value="10037">
                <text:p>100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242272">
                <text:p>242272</text:p>
              </table:table-cell>
              <table:table-cell office:value-type="float" office:value="9826">
                <text:p>982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246321">
                <text:p>246321</text:p>
              </table:table-cell>
              <table:table-cell office:value-type="float" office:value="9568">
                <text:p>95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245392">
                <text:p>245392</text:p>
              </table:table-cell>
              <table:table-cell office:value-type="float" office:value="9744">
                <text:p>97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247110">
                <text:p>247110</text:p>
              </table:table-cell>
              <table:table-cell office:value-type="float" office:value="9893">
                <text:p>989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245827">
                <text:p>245827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247190">
                <text:p>247190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242001">
                <text:p>242001</text:p>
              </table:table-cell>
              <table:table-cell office:value-type="float" office:value="9750">
                <text:p>975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248187">
                <text:p>248187</text:p>
              </table:table-cell>
              <table:table-cell office:value-type="float" office:value="10203">
                <text:p>1020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248542">
                <text:p>248542</text:p>
              </table:table-cell>
              <table:table-cell office:value-type="float" office:value="9858">
                <text:p>985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249558">
                <text:p>249558</text:p>
              </table:table-cell>
              <table:table-cell office:value-type="float" office:value="9791">
                <text:p>97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246220">
                <text:p>246220</text:p>
              </table:table-cell>
              <table:table-cell office:value-type="float" office:value="10062">
                <text:p>1006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250339">
                <text:p>250339</text:p>
              </table:table-cell>
              <table:table-cell office:value-type="float" office:value="10293">
                <text:p>102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245478">
                <text:p>245478</text:p>
              </table:table-cell>
              <table:table-cell office:value-type="float" office:value="10014">
                <text:p>1001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248780">
                <text:p>248780</text:p>
              </table:table-cell>
              <table:table-cell office:value-type="float" office:value="10194">
                <text:p>1019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246320">
                <text:p>246320</text:p>
              </table:table-cell>
              <table:table-cell office:value-type="float" office:value="10012">
                <text:p>100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248812">
                <text:p>248812</text:p>
              </table:table-cell>
              <table:table-cell office:value-type="float" office:value="9933">
                <text:p>99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247109">
                <text:p>247109</text:p>
              </table:table-cell>
              <table:table-cell office:value-type="float" office:value="9842">
                <text:p>98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247241">
                <text:p>247241</text:p>
              </table:table-cell>
              <table:table-cell office:value-type="float" office:value="10032">
                <text:p>100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247753">
                <text:p>247753</text:p>
              </table:table-cell>
              <table:table-cell office:value-type="float" office:value="9772">
                <text:p>97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250835">
                <text:p>250835</text:p>
              </table:table-cell>
              <table:table-cell office:value-type="float" office:value="9958">
                <text:p>995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246960">
                <text:p>246960</text:p>
              </table:table-cell>
              <table:table-cell office:value-type="float" office:value="10092">
                <text:p>100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249594">
                <text:p>249594</text:p>
              </table:table-cell>
              <table:table-cell office:value-type="float" office:value="10566">
                <text:p>105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248488">
                <text:p>248488</text:p>
              </table:table-cell>
              <table:table-cell office:value-type="float" office:value="9872">
                <text:p>98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247468">
                <text:p>247468</text:p>
              </table:table-cell>
              <table:table-cell office:value-type="float" office:value="9937">
                <text:p>99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249642">
                <text:p>249642</text:p>
              </table:table-cell>
              <table:table-cell office:value-type="float" office:value="10149">
                <text:p>101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250802">
                <text:p>250802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244053">
                <text:p>244053</text:p>
              </table:table-cell>
              <table:table-cell office:value-type="float" office:value="9944">
                <text:p>99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248314">
                <text:p>248314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249070">
                <text:p>249070</text:p>
              </table:table-cell>
              <table:table-cell office:value-type="float" office:value="10030">
                <text:p>1003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249320">
                <text:p>249320</text:p>
              </table:table-cell>
              <table:table-cell office:value-type="float" office:value="10009">
                <text:p>100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252156">
                <text:p>252156</text:p>
              </table:table-cell>
              <table:table-cell office:value-type="float" office:value="10078">
                <text:p>100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250039">
                <text:p>250039</text:p>
              </table:table-cell>
              <table:table-cell office:value-type="float" office:value="10117">
                <text:p>101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251237">
                <text:p>251237</text:p>
              </table:table-cell>
              <table:table-cell office:value-type="float" office:value="10343">
                <text:p>103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252222">
                <text:p>252222</text:p>
              </table:table-cell>
              <table:table-cell office:value-type="float" office:value="10252">
                <text:p>102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248903">
                <text:p>248903</text:p>
              </table:table-cell>
              <table:table-cell office:value-type="float" office:value="10068">
                <text:p>100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248214">
                <text:p>248214</text:p>
              </table:table-cell>
              <table:table-cell office:value-type="float" office:value="10099">
                <text:p>100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253359">
                <text:p>253359</text:p>
              </table:table-cell>
              <table:table-cell office:value-type="float" office:value="10211">
                <text:p>102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247075">
                <text:p>247075</text:p>
              </table:table-cell>
              <table:table-cell office:value-type="float" office:value="9718">
                <text:p>97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251596">
                <text:p>251596</text:p>
              </table:table-cell>
              <table:table-cell office:value-type="float" office:value="10319">
                <text:p>103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248676">
                <text:p>248676</text:p>
              </table:table-cell>
              <table:table-cell office:value-type="float" office:value="10088">
                <text:p>100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250739">
                <text:p>250739</text:p>
              </table:table-cell>
              <table:table-cell office:value-type="float" office:value="10081">
                <text:p>1008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249725">
                <text:p>249725</text:p>
              </table:table-cell>
              <table:table-cell office:value-type="float" office:value="10225">
                <text:p>102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249867">
                <text:p>249867</text:p>
              </table:table-cell>
              <table:table-cell office:value-type="float" office:value="10339">
                <text:p>1033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252923">
                <text:p>252923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248906">
                <text:p>248906</text:p>
              </table:table-cell>
              <table:table-cell office:value-type="float" office:value="10123">
                <text:p>101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250175">
                <text:p>250175</text:p>
              </table:table-cell>
              <table:table-cell office:value-type="float" office:value="9926">
                <text:p>99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249664">
                <text:p>249664</text:p>
              </table:table-cell>
              <table:table-cell office:value-type="float" office:value="10666">
                <text:p>106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254160">
                <text:p>254160</text:p>
              </table:table-cell>
              <table:table-cell office:value-type="float" office:value="9933">
                <text:p>99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253958">
                <text:p>253958</text:p>
              </table:table-cell>
              <table:table-cell office:value-type="float" office:value="10248">
                <text:p>102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249410">
                <text:p>249410</text:p>
              </table:table-cell>
              <table:table-cell office:value-type="float" office:value="10134">
                <text:p>101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254637">
                <text:p>254637</text:p>
              </table:table-cell>
              <table:table-cell office:value-type="float" office:value="10039">
                <text:p>1003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251452">
                <text:p>251452</text:p>
              </table:table-cell>
              <table:table-cell office:value-type="float" office:value="10119">
                <text:p>101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252164">
                <text:p>252164</text:p>
              </table:table-cell>
              <table:table-cell office:value-type="float" office:value="9808">
                <text:p>98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252138">
                <text:p>252138</text:p>
              </table:table-cell>
              <table:table-cell office:value-type="float" office:value="10310">
                <text:p>1031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251843">
                <text:p>251843</text:p>
              </table:table-cell>
              <table:table-cell office:value-type="float" office:value="9789">
                <text:p>978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256408">
                <text:p>256408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250689">
                <text:p>250689</text:p>
              </table:table-cell>
              <table:table-cell office:value-type="float" office:value="10065">
                <text:p>100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255644">
                <text:p>255644</text:p>
              </table:table-cell>
              <table:table-cell office:value-type="float" office:value="10471">
                <text:p>1047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255460">
                <text:p>255460</text:p>
              </table:table-cell>
              <table:table-cell office:value-type="float" office:value="10142">
                <text:p>1014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254039">
                <text:p>254039</text:p>
              </table:table-cell>
              <table:table-cell office:value-type="float" office:value="10534">
                <text:p>105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252781">
                <text:p>252781</text:p>
              </table:table-cell>
              <table:table-cell office:value-type="float" office:value="10023">
                <text:p>100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252081">
                <text:p>252081</text:p>
              </table:table-cell>
              <table:table-cell office:value-type="float" office:value="10554">
                <text:p>105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252440">
                <text:p>252440</text:p>
              </table:table-cell>
              <table:table-cell office:value-type="float" office:value="10341">
                <text:p>103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253436">
                <text:p>253436</text:p>
              </table:table-cell>
              <table:table-cell office:value-type="float" office:value="10532">
                <text:p>1053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254110">
                <text:p>254110</text:p>
              </table:table-cell>
              <table:table-cell office:value-type="float" office:value="10154">
                <text:p>1015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256810">
                <text:p>256810</text:p>
              </table:table-cell>
              <table:table-cell office:value-type="float" office:value="10246">
                <text:p>102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255455">
                <text:p>255455</text:p>
              </table:table-cell>
              <table:table-cell office:value-type="float" office:value="10740">
                <text:p>1074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254957">
                <text:p>254957</text:p>
              </table:table-cell>
              <table:table-cell office:value-type="float" office:value="10886">
                <text:p>108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254668">
                <text:p>254668</text:p>
              </table:table-cell>
              <table:table-cell office:value-type="float" office:value="10232">
                <text:p>102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253258">
                <text:p>253258</text:p>
              </table:table-cell>
              <table:table-cell office:value-type="float" office:value="10478">
                <text:p>104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253495">
                <text:p>253495</text:p>
              </table:table-cell>
              <table:table-cell office:value-type="float" office:value="10131">
                <text:p>1013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254249">
                <text:p>254249</text:p>
              </table:table-cell>
              <table:table-cell office:value-type="float" office:value="10810">
                <text:p>1081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254160">
                <text:p>254160</text:p>
              </table:table-cell>
              <table:table-cell office:value-type="float" office:value="10124">
                <text:p>101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259437">
                <text:p>259437</text:p>
              </table:table-cell>
              <table:table-cell office:value-type="float" office:value="10973">
                <text:p>109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256446">
                <text:p>256446</text:p>
              </table:table-cell>
              <table:table-cell office:value-type="float" office:value="10700">
                <text:p>107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256462">
                <text:p>256462</text:p>
              </table:table-cell>
              <table:table-cell office:value-type="float" office:value="10948">
                <text:p>1094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257067">
                <text:p>257067</text:p>
              </table:table-cell>
              <table:table-cell office:value-type="float" office:value="10296">
                <text:p>1029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255184">
                <text:p>255184</text:p>
              </table:table-cell>
              <table:table-cell office:value-type="float" office:value="10334">
                <text:p>103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257891">
                <text:p>257891</text:p>
              </table:table-cell>
              <table:table-cell office:value-type="float" office:value="10619">
                <text:p>1061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254109">
                <text:p>254109</text:p>
              </table:table-cell>
              <table:table-cell office:value-type="float" office:value="10266">
                <text:p>1026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258777">
                <text:p>258777</text:p>
              </table:table-cell>
              <table:table-cell office:value-type="float" office:value="10519">
                <text:p>105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258555">
                <text:p>258555</text:p>
              </table:table-cell>
              <table:table-cell office:value-type="float" office:value="10328">
                <text:p>1032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257167">
                <text:p>257167</text:p>
              </table:table-cell>
              <table:table-cell office:value-type="float" office:value="10524">
                <text:p>105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255716">
                <text:p>255716</text:p>
              </table:table-cell>
              <table:table-cell office:value-type="float" office:value="10508">
                <text:p>105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258200">
                <text:p>258200</text:p>
              </table:table-cell>
              <table:table-cell office:value-type="float" office:value="10347">
                <text:p>103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254337">
                <text:p>254337</text:p>
              </table:table-cell>
              <table:table-cell office:value-type="float" office:value="10333">
                <text:p>103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255397">
                <text:p>255397</text:p>
              </table:table-cell>
              <table:table-cell office:value-type="float" office:value="10788">
                <text:p>1078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258621">
                <text:p>258621</text:p>
              </table:table-cell>
              <table:table-cell office:value-type="float" office:value="10191">
                <text:p>1019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257431">
                <text:p>257431</text:p>
              </table:table-cell>
              <table:table-cell office:value-type="float" office:value="10816">
                <text:p>1081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250365">
                <text:p>250365</text:p>
              </table:table-cell>
              <table:table-cell office:value-type="float" office:value="9871">
                <text:p>987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260499">
                <text:p>260499</text:p>
              </table:table-cell>
              <table:table-cell office:value-type="float" office:value="11013">
                <text:p>110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255260">
                <text:p>255260</text:p>
              </table:table-cell>
              <table:table-cell office:value-type="float" office:value="10048">
                <text:p>100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259842">
                <text:p>259842</text:p>
              </table:table-cell>
              <table:table-cell office:value-type="float" office:value="10692">
                <text:p>1069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260916">
                <text:p>260916</text:p>
              </table:table-cell>
              <table:table-cell office:value-type="float" office:value="10997">
                <text:p>109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259314">
                <text:p>259314</text:p>
              </table:table-cell>
              <table:table-cell office:value-type="float" office:value="10638">
                <text:p>106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261847">
                <text:p>261847</text:p>
              </table:table-cell>
              <table:table-cell office:value-type="float" office:value="11317">
                <text:p>113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258307">
                <text:p>258307</text:p>
              </table:table-cell>
              <table:table-cell office:value-type="float" office:value="10552">
                <text:p>1055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258594">
                <text:p>258594</text:p>
              </table:table-cell>
              <table:table-cell office:value-type="float" office:value="10942">
                <text:p>109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255879">
                <text:p>255879</text:p>
              </table:table-cell>
              <table:table-cell office:value-type="float" office:value="10646">
                <text:p>1064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260976">
                <text:p>260976</text:p>
              </table:table-cell>
              <table:table-cell office:value-type="float" office:value="10807">
                <text:p>108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256929">
                <text:p>256929</text:p>
              </table:table-cell>
              <table:table-cell office:value-type="float" office:value="10581">
                <text:p>1058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260116">
                <text:p>260116</text:p>
              </table:table-cell>
              <table:table-cell office:value-type="float" office:value="10744">
                <text:p>107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258741">
                <text:p>258741</text:p>
              </table:table-cell>
              <table:table-cell office:value-type="float" office:value="10542">
                <text:p>105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258071">
                <text:p>258071</text:p>
              </table:table-cell>
              <table:table-cell office:value-type="float" office:value="10466">
                <text:p>1046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256918">
                <text:p>256918</text:p>
              </table:table-cell>
              <table:table-cell office:value-type="float" office:value="10541">
                <text:p>105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258214">
                <text:p>258214</text:p>
              </table:table-cell>
              <table:table-cell office:value-type="float" office:value="10687">
                <text:p>106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257954">
                <text:p>257954</text:p>
              </table:table-cell>
              <table:table-cell office:value-type="float" office:value="10857">
                <text:p>108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256590">
                <text:p>256590</text:p>
              </table:table-cell>
              <table:table-cell office:value-type="float" office:value="10976">
                <text:p>1097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259765">
                <text:p>259765</text:p>
              </table:table-cell>
              <table:table-cell office:value-type="float" office:value="10692">
                <text:p>106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259463">
                <text:p>259463</text:p>
              </table:table-cell>
              <table:table-cell office:value-type="float" office:value="10893">
                <text:p>108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259620">
                <text:p>259620</text:p>
              </table:table-cell>
              <table:table-cell office:value-type="float" office:value="10726">
                <text:p>1072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262507">
                <text:p>262507</text:p>
              </table:table-cell>
              <table:table-cell office:value-type="float" office:value="10745">
                <text:p>107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263125">
                <text:p>263125</text:p>
              </table:table-cell>
              <table:table-cell office:value-type="float" office:value="10901">
                <text:p>1090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263463">
                <text:p>263463</text:p>
              </table:table-cell>
              <table:table-cell office:value-type="float" office:value="10574">
                <text:p>105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261551">
                <text:p>261551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260854">
                <text:p>260854</text:p>
              </table:table-cell>
              <table:table-cell office:value-type="float" office:value="10735">
                <text:p>107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261744">
                <text:p>261744</text:p>
              </table:table-cell>
              <table:table-cell office:value-type="float" office:value="10856">
                <text:p>108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261838">
                <text:p>261838</text:p>
              </table:table-cell>
              <table:table-cell office:value-type="float" office:value="10921">
                <text:p>109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258891">
                <text:p>258891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258514">
                <text:p>258514</text:p>
              </table:table-cell>
              <table:table-cell office:value-type="float" office:value="11106">
                <text:p>111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260142">
                <text:p>260142</text:p>
              </table:table-cell>
              <table:table-cell office:value-type="float" office:value="11102">
                <text:p>1110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260683">
                <text:p>260683</text:p>
              </table:table-cell>
              <table:table-cell office:value-type="float" office:value="10599">
                <text:p>1059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259947">
                <text:p>259947</text:p>
              </table:table-cell>
              <table:table-cell office:value-type="float" office:value="10554">
                <text:p>1055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263979">
                <text:p>263979</text:p>
              </table:table-cell>
              <table:table-cell office:value-type="float" office:value="10895">
                <text:p>108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261359">
                <text:p>261359</text:p>
              </table:table-cell>
              <table:table-cell office:value-type="float" office:value="10951">
                <text:p>109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263013">
                <text:p>263013</text:p>
              </table:table-cell>
              <table:table-cell office:value-type="float" office:value="11335">
                <text:p>1133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266696">
                <text:p>266696</text:p>
              </table:table-cell>
              <table:table-cell office:value-type="float" office:value="11162">
                <text:p>1116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263614">
                <text:p>263614</text:p>
              </table:table-cell>
              <table:table-cell office:value-type="float" office:value="11080">
                <text:p>1108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263217">
                <text:p>263217</text:p>
              </table:table-cell>
              <table:table-cell office:value-type="float" office:value="10821">
                <text:p>1082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262845">
                <text:p>262845</text:p>
              </table:table-cell>
              <table:table-cell office:value-type="float" office:value="10995">
                <text:p>109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265005">
                <text:p>265005</text:p>
              </table:table-cell>
              <table:table-cell office:value-type="float" office:value="11300">
                <text:p>113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261928">
                <text:p>261928</text:p>
              </table:table-cell>
              <table:table-cell office:value-type="float" office:value="10775">
                <text:p>107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263752">
                <text:p>263752</text:p>
              </table:table-cell>
              <table:table-cell office:value-type="float" office:value="11193">
                <text:p>1119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263975">
                <text:p>263975</text:p>
              </table:table-cell>
              <table:table-cell office:value-type="float" office:value="11381">
                <text:p>113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265711">
                <text:p>265711</text:p>
              </table:table-cell>
              <table:table-cell office:value-type="float" office:value="10892">
                <text:p>1089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262210">
                <text:p>262210</text:p>
              </table:table-cell>
              <table:table-cell office:value-type="float" office:value="11146">
                <text:p>111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263433">
                <text:p>263433</text:p>
              </table:table-cell>
              <table:table-cell office:value-type="float" office:value="11250">
                <text:p>1125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262581">
                <text:p>262581</text:p>
              </table:table-cell>
              <table:table-cell office:value-type="float" office:value="10810">
                <text:p>1081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261944">
                <text:p>261944</text:p>
              </table:table-cell>
              <table:table-cell office:value-type="float" office:value="11087">
                <text:p>1108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262740">
                <text:p>262740</text:p>
              </table:table-cell>
              <table:table-cell office:value-type="float" office:value="10688">
                <text:p>1068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262610">
                <text:p>26261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268047">
                <text:p>268047</text:p>
              </table:table-cell>
              <table:table-cell office:value-type="float" office:value="11706">
                <text:p>117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263998">
                <text:p>263998</text:p>
              </table:table-cell>
              <table:table-cell office:value-type="float" office:value="10450">
                <text:p>104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946cm" svg:height="21.708cm" xlink:href=".." xlink:type="simple" chart:class="chart:scatter" chart:style-name="ch1">
        <chart:legend chart:legend-position="end" svg:x="37.757cm" svg:y="10.306cm" style:legend-expansion="high" chart:style-name="ch2"/>
        <chart:plot-area chart:style-name="ch3" table:cell-range-address="'gcc-nru-64'.A2:'gcc-nru-64'.A501 'gcc-nru-64'.C1:'gcc-nru-64'.D501" chart:data-source-has-labels="row" svg:x="1.268cm" svg:y="1.871cm" svg:width="34.853cm" svg:height="18.983cm">
          <chartooo:coordinate-region svg:x="2.63cm" svg:y="2.071cm" svg:width="33.119cm" svg:height="18.1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cc-nru-64'.C2:'gcc-nru-64'.C501" chart:label-cell-address="'gcc-nru-64'.C1:'gcc-nru-64'.C1" chart:class="chart:scatter">
            <chart:domain table:cell-range-address="'gcc-nru-64'.A2:'gcc-nru-64'.A501"/>
            <chart:data-point chart:repeated="500"/>
          </chart:series>
          <chart:series chart:style-name="ch8" chart:values-cell-range-address="'gcc-nru-64'.D2:'gcc-nru-64'.D501" chart:label-cell-address="'gcc-nru-64'.D1:'gcc-nru-64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gcc-nru-64'.C1:'gcc-nru-64'.C1</svg:desc>
                </draw:g>
              </table:table-cell>
              <table:table-cell office:value-type="string">
                <text:p> DISK WRITES</text:p>
                <draw:g>
                  <svg:desc>'gcc-nru-64'.D1:'gcc-nru-64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gcc-nru-64'.A2:'gcc-nru-64'.A501</svg:desc>
                </draw:g>
              </table:table-cell>
              <table:table-cell office:value-type="float" office:value="161421">
                <text:p>161421</text:p>
                <draw:g>
                  <svg:desc>'gcc-nru-64'.C2:'gcc-nru-64'.C501</svg:desc>
                </draw:g>
              </table:table-cell>
              <table:table-cell office:value-type="float" office:value="11728">
                <text:p>11728</text:p>
                <draw:g>
                  <svg:desc>'gcc-nru-64'.D2:'gcc-nru-64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38687">
                <text:p>138687</text:p>
              </table:table-cell>
              <table:table-cell office:value-type="float" office:value="9999">
                <text:p>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28428">
                <text:p>128428</text:p>
              </table:table-cell>
              <table:table-cell office:value-type="float" office:value="9367">
                <text:p>9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19689">
                <text:p>119689</text:p>
              </table:table-cell>
              <table:table-cell office:value-type="float" office:value="9190">
                <text:p>9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11359">
                <text:p>111359</text:p>
              </table:table-cell>
              <table:table-cell office:value-type="float" office:value="8731">
                <text:p>8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06626">
                <text:p>106626</text:p>
              </table:table-cell>
              <table:table-cell office:value-type="float" office:value="8840">
                <text:p>88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02111">
                <text:p>102111</text:p>
              </table:table-cell>
              <table:table-cell office:value-type="float" office:value="8458">
                <text:p>8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9577">
                <text:p>99577</text:p>
              </table:table-cell>
              <table:table-cell office:value-type="float" office:value="8316">
                <text:p>8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97446">
                <text:p>97446</text:p>
              </table:table-cell>
              <table:table-cell office:value-type="float" office:value="8635">
                <text:p>86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94630">
                <text:p>94630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92560">
                <text:p>92560</text:p>
              </table:table-cell>
              <table:table-cell office:value-type="float" office:value="8305">
                <text:p>8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88141">
                <text:p>88141</text:p>
              </table:table-cell>
              <table:table-cell office:value-type="float" office:value="7822">
                <text:p>78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87173">
                <text:p>87173</text:p>
              </table:table-cell>
              <table:table-cell office:value-type="float" office:value="8351">
                <text:p>83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83435">
                <text:p>83435</text:p>
              </table:table-cell>
              <table:table-cell office:value-type="float" office:value="7283">
                <text:p>72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83821">
                <text:p>83821</text:p>
              </table:table-cell>
              <table:table-cell office:value-type="float" office:value="7837">
                <text:p>78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83177">
                <text:p>83177</text:p>
              </table:table-cell>
              <table:table-cell office:value-type="float" office:value="7853">
                <text:p>78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80447">
                <text:p>80447</text:p>
              </table:table-cell>
              <table:table-cell office:value-type="float" office:value="7558">
                <text:p>7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78253">
                <text:p>78253</text:p>
              </table:table-cell>
              <table:table-cell office:value-type="float" office:value="7379">
                <text:p>73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78119">
                <text:p>78119</text:p>
              </table:table-cell>
              <table:table-cell office:value-type="float" office:value="7311">
                <text:p>73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75883">
                <text:p>75883</text:p>
              </table:table-cell>
              <table:table-cell office:value-type="float" office:value="6813">
                <text:p>68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74246">
                <text:p>74246</text:p>
              </table:table-cell>
              <table:table-cell office:value-type="float" office:value="6881">
                <text:p>68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75418">
                <text:p>75418</text:p>
              </table:table-cell>
              <table:table-cell office:value-type="float" office:value="6987">
                <text:p>69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72837">
                <text:p>72837</text:p>
              </table:table-cell>
              <table:table-cell office:value-type="float" office:value="7031">
                <text:p>70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70726">
                <text:p>70726</text:p>
              </table:table-cell>
              <table:table-cell office:value-type="float" office:value="6571">
                <text:p>65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71237">
                <text:p>71237</text:p>
              </table:table-cell>
              <table:table-cell office:value-type="float" office:value="6911">
                <text:p>69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71029">
                <text:p>71029</text:p>
              </table:table-cell>
              <table:table-cell office:value-type="float" office:value="6583">
                <text:p>65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70222">
                <text:p>70222</text:p>
              </table:table-cell>
              <table:table-cell office:value-type="float" office:value="6617">
                <text:p>66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68777">
                <text:p>68777</text:p>
              </table:table-cell>
              <table:table-cell office:value-type="float" office:value="6544">
                <text:p>65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67802">
                <text:p>67802</text:p>
              </table:table-cell>
              <table:table-cell office:value-type="float" office:value="6524">
                <text:p>65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67329">
                <text:p>67329</text:p>
              </table:table-cell>
              <table:table-cell office:value-type="float" office:value="6535">
                <text:p>6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67783">
                <text:p>67783</text:p>
              </table:table-cell>
              <table:table-cell office:value-type="float" office:value="6626">
                <text:p>66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67087">
                <text:p>67087</text:p>
              </table:table-cell>
              <table:table-cell office:value-type="float" office:value="6778">
                <text:p>67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66460">
                <text:p>66460</text:p>
              </table:table-cell>
              <table:table-cell office:value-type="float" office:value="6483">
                <text:p>64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65856">
                <text:p>65856</text:p>
              </table:table-cell>
              <table:table-cell office:value-type="float" office:value="6653">
                <text:p>66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65311">
                <text:p>65311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65980">
                <text:p>65980</text:p>
              </table:table-cell>
              <table:table-cell office:value-type="float" office:value="6876">
                <text:p>68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64937">
                <text:p>64937</text:p>
              </table:table-cell>
              <table:table-cell office:value-type="float" office:value="6759">
                <text:p>67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64850">
                <text:p>64850</text:p>
              </table:table-cell>
              <table:table-cell office:value-type="float" office:value="6819">
                <text:p>68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64583">
                <text:p>64583</text:p>
              </table:table-cell>
              <table:table-cell office:value-type="float" office:value="6873">
                <text:p>68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63977">
                <text:p>63977</text:p>
              </table:table-cell>
              <table:table-cell office:value-type="float" office:value="6879">
                <text:p>68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63867">
                <text:p>63867</text:p>
              </table:table-cell>
              <table:table-cell office:value-type="float" office:value="6905">
                <text:p>69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63707">
                <text:p>63707</text:p>
              </table:table-cell>
              <table:table-cell office:value-type="float" office:value="7011">
                <text:p>70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63871">
                <text:p>63871</text:p>
              </table:table-cell>
              <table:table-cell office:value-type="float" office:value="7088">
                <text:p>70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63882">
                <text:p>63882</text:p>
              </table:table-cell>
              <table:table-cell office:value-type="float" office:value="7184">
                <text:p>71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63338">
                <text:p>63338</text:p>
              </table:table-cell>
              <table:table-cell office:value-type="float" office:value="7070">
                <text:p>70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63491">
                <text:p>63491</text:p>
              </table:table-cell>
              <table:table-cell office:value-type="float" office:value="7157">
                <text:p>71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63002">
                <text:p>63002</text:p>
              </table:table-cell>
              <table:table-cell office:value-type="float" office:value="7236">
                <text:p>72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63349">
                <text:p>63349</text:p>
              </table:table-cell>
              <table:table-cell office:value-type="float" office:value="7276">
                <text:p>72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62950">
                <text:p>62950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63060">
                <text:p>63060</text:p>
              </table:table-cell>
              <table:table-cell office:value-type="float" office:value="7263">
                <text:p>72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63164">
                <text:p>63164</text:p>
              </table:table-cell>
              <table:table-cell office:value-type="float" office:value="7375">
                <text:p>7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62602">
                <text:p>62602</text:p>
              </table:table-cell>
              <table:table-cell office:value-type="float" office:value="7414">
                <text:p>74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63028">
                <text:p>63028</text:p>
              </table:table-cell>
              <table:table-cell office:value-type="float" office:value="7506">
                <text:p>75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63238">
                <text:p>63238</text:p>
              </table:table-cell>
              <table:table-cell office:value-type="float" office:value="7535">
                <text:p>75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63386">
                <text:p>63386</text:p>
              </table:table-cell>
              <table:table-cell office:value-type="float" office:value="7658">
                <text:p>76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63771">
                <text:p>63771</text:p>
              </table:table-cell>
              <table:table-cell office:value-type="float" office:value="7639">
                <text:p>76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63928">
                <text:p>63928</text:p>
              </table:table-cell>
              <table:table-cell office:value-type="float" office:value="7664">
                <text:p>76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64012">
                <text:p>64012</text:p>
              </table:table-cell>
              <table:table-cell office:value-type="float" office:value="7768">
                <text:p>77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63931">
                <text:p>63931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64186">
                <text:p>64186</text:p>
              </table:table-cell>
              <table:table-cell office:value-type="float" office:value="7824">
                <text:p>78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64340">
                <text:p>64340</text:p>
              </table:table-cell>
              <table:table-cell office:value-type="float" office:value="7901">
                <text:p>79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64710">
                <text:p>64710</text:p>
              </table:table-cell>
              <table:table-cell office:value-type="float" office:value="7973">
                <text:p>79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65159">
                <text:p>65159</text:p>
              </table:table-cell>
              <table:table-cell office:value-type="float" office:value="8068">
                <text:p>80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65361">
                <text:p>65361</text:p>
              </table:table-cell>
              <table:table-cell office:value-type="float" office:value="8048">
                <text:p>80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66058">
                <text:p>66058</text:p>
              </table:table-cell>
              <table:table-cell office:value-type="float" office:value="8080">
                <text:p>80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66904">
                <text:p>66904</text:p>
              </table:table-cell>
              <table:table-cell office:value-type="float" office:value="8048">
                <text:p>80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67181">
                <text:p>67181</text:p>
              </table:table-cell>
              <table:table-cell office:value-type="float" office:value="8026">
                <text:p>80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67740">
                <text:p>67740</text:p>
              </table:table-cell>
              <table:table-cell office:value-type="float" office:value="8163">
                <text:p>81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67681">
                <text:p>67681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67932">
                <text:p>67932</text:p>
              </table:table-cell>
              <table:table-cell office:value-type="float" office:value="8150">
                <text:p>81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67963">
                <text:p>67963</text:p>
              </table:table-cell>
              <table:table-cell office:value-type="float" office:value="8240">
                <text:p>82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69733">
                <text:p>69733</text:p>
              </table:table-cell>
              <table:table-cell office:value-type="float" office:value="8259">
                <text:p>82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69999">
                <text:p>69999</text:p>
              </table:table-cell>
              <table:table-cell office:value-type="float" office:value="8274">
                <text:p>82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70832">
                <text:p>70832</text:p>
              </table:table-cell>
              <table:table-cell office:value-type="float" office:value="8222">
                <text:p>82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70687">
                <text:p>70687</text:p>
              </table:table-cell>
              <table:table-cell office:value-type="float" office:value="8191">
                <text:p>81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71869">
                <text:p>71869</text:p>
              </table:table-cell>
              <table:table-cell office:value-type="float" office:value="8231">
                <text:p>82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72569">
                <text:p>72569</text:p>
              </table:table-cell>
              <table:table-cell office:value-type="float" office:value="8285">
                <text:p>82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73594">
                <text:p>73594</text:p>
              </table:table-cell>
              <table:table-cell office:value-type="float" office:value="8322">
                <text:p>83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73308">
                <text:p>73308</text:p>
              </table:table-cell>
              <table:table-cell office:value-type="float" office:value="8300">
                <text:p>83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73337">
                <text:p>73337</text:p>
              </table:table-cell>
              <table:table-cell office:value-type="float" office:value="8384">
                <text:p>83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74084">
                <text:p>74084</text:p>
              </table:table-cell>
              <table:table-cell office:value-type="float" office:value="8365">
                <text:p>83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74394">
                <text:p>74394</text:p>
              </table:table-cell>
              <table:table-cell office:value-type="float" office:value="8327">
                <text:p>83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75687">
                <text:p>75687</text:p>
              </table:table-cell>
              <table:table-cell office:value-type="float" office:value="8351">
                <text:p>83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76426">
                <text:p>76426</text:p>
              </table:table-cell>
              <table:table-cell office:value-type="float" office:value="8359">
                <text:p>83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76727">
                <text:p>76727</text:p>
              </table:table-cell>
              <table:table-cell office:value-type="float" office:value="8428">
                <text:p>84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77549">
                <text:p>77549</text:p>
              </table:table-cell>
              <table:table-cell office:value-type="float" office:value="8422">
                <text:p>84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77885">
                <text:p>77885</text:p>
              </table:table-cell>
              <table:table-cell office:value-type="float" office:value="8383">
                <text:p>83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79115">
                <text:p>79115</text:p>
              </table:table-cell>
              <table:table-cell office:value-type="float" office:value="8429">
                <text:p>84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80354">
                <text:p>80354</text:p>
              </table:table-cell>
              <table:table-cell office:value-type="float" office:value="8438">
                <text:p>84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80607">
                <text:p>80607</text:p>
              </table:table-cell>
              <table:table-cell office:value-type="float" office:value="8344">
                <text:p>83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81321">
                <text:p>81321</text:p>
              </table:table-cell>
              <table:table-cell office:value-type="float" office:value="8329">
                <text:p>83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82279">
                <text:p>82279</text:p>
              </table:table-cell>
              <table:table-cell office:value-type="float" office:value="8373">
                <text:p>83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82076">
                <text:p>82076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83274">
                <text:p>83274</text:p>
              </table:table-cell>
              <table:table-cell office:value-type="float" office:value="8389">
                <text:p>83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83764">
                <text:p>83764</text:p>
              </table:table-cell>
              <table:table-cell office:value-type="float" office:value="8452">
                <text:p>84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84625">
                <text:p>84625</text:p>
              </table:table-cell>
              <table:table-cell office:value-type="float" office:value="8363">
                <text:p>83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85201">
                <text:p>85201</text:p>
              </table:table-cell>
              <table:table-cell office:value-type="float" office:value="8377">
                <text:p>83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85781">
                <text:p>85781</text:p>
              </table:table-cell>
              <table:table-cell office:value-type="float" office:value="8346">
                <text:p>83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86677">
                <text:p>86677</text:p>
              </table:table-cell>
              <table:table-cell office:value-type="float" office:value="8382">
                <text:p>83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86741">
                <text:p>86741</text:p>
              </table:table-cell>
              <table:table-cell office:value-type="float" office:value="8416">
                <text:p>8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88140">
                <text:p>88140</text:p>
              </table:table-cell>
              <table:table-cell office:value-type="float" office:value="8381">
                <text:p>83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87444">
                <text:p>87444</text:p>
              </table:table-cell>
              <table:table-cell office:value-type="float" office:value="8346">
                <text:p>83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89626">
                <text:p>89626</text:p>
              </table:table-cell>
              <table:table-cell office:value-type="float" office:value="8369">
                <text:p>83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90884">
                <text:p>90884</text:p>
              </table:table-cell>
              <table:table-cell office:value-type="float" office:value="8328">
                <text:p>83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90917">
                <text:p>90917</text:p>
              </table:table-cell>
              <table:table-cell office:value-type="float" office:value="8290">
                <text:p>82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92147">
                <text:p>92147</text:p>
              </table:table-cell>
              <table:table-cell office:value-type="float" office:value="8315">
                <text:p>83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92414">
                <text:p>92414</text:p>
              </table:table-cell>
              <table:table-cell office:value-type="float" office:value="8264">
                <text:p>82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92999">
                <text:p>92999</text:p>
              </table:table-cell>
              <table:table-cell office:value-type="float" office:value="8291">
                <text:p>82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92363">
                <text:p>92363</text:p>
              </table:table-cell>
              <table:table-cell office:value-type="float" office:value="8305">
                <text:p>83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93263">
                <text:p>93263</text:p>
              </table:table-cell>
              <table:table-cell office:value-type="float" office:value="8287">
                <text:p>82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95362">
                <text:p>95362</text:p>
              </table:table-cell>
              <table:table-cell office:value-type="float" office:value="8329">
                <text:p>832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98013">
                <text:p>98013</text:p>
              </table:table-cell>
              <table:table-cell office:value-type="float" office:value="8233">
                <text:p>82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95333">
                <text:p>95333</text:p>
              </table:table-cell>
              <table:table-cell office:value-type="float" office:value="8229">
                <text:p>82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96972">
                <text:p>96972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98816">
                <text:p>98816</text:p>
              </table:table-cell>
              <table:table-cell office:value-type="float" office:value="8371">
                <text:p>83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98151">
                <text:p>98151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100401">
                <text:p>100401</text:p>
              </table:table-cell>
              <table:table-cell office:value-type="float" office:value="8227">
                <text:p>82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98801">
                <text:p>98801</text:p>
              </table:table-cell>
              <table:table-cell office:value-type="float" office:value="8202">
                <text:p>82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101685">
                <text:p>101685</text:p>
              </table:table-cell>
              <table:table-cell office:value-type="float" office:value="8213">
                <text:p>82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99943">
                <text:p>99943</text:p>
              </table:table-cell>
              <table:table-cell office:value-type="float" office:value="8163">
                <text:p>81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101186">
                <text:p>101186</text:p>
              </table:table-cell>
              <table:table-cell office:value-type="float" office:value="8173">
                <text:p>81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100699">
                <text:p>100699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99671">
                <text:p>99671</text:p>
              </table:table-cell>
              <table:table-cell office:value-type="float" office:value="8186">
                <text:p>81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103827">
                <text:p>103827</text:p>
              </table:table-cell>
              <table:table-cell office:value-type="float" office:value="8193">
                <text:p>81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104703">
                <text:p>104703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102975">
                <text:p>102975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105435">
                <text:p>105435</text:p>
              </table:table-cell>
              <table:table-cell office:value-type="float" office:value="8215">
                <text:p>82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105990">
                <text:p>105990</text:p>
              </table:table-cell>
              <table:table-cell office:value-type="float" office:value="8201">
                <text:p>82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106353">
                <text:p>106353</text:p>
              </table:table-cell>
              <table:table-cell office:value-type="float" office:value="8242">
                <text:p>82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108281">
                <text:p>108281</text:p>
              </table:table-cell>
              <table:table-cell office:value-type="float" office:value="8242">
                <text:p>82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106530">
                <text:p>106530</text:p>
              </table:table-cell>
              <table:table-cell office:value-type="float" office:value="8226">
                <text:p>822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107449">
                <text:p>107449</text:p>
              </table:table-cell>
              <table:table-cell office:value-type="float" office:value="8175">
                <text:p>81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108348">
                <text:p>108348</text:p>
              </table:table-cell>
              <table:table-cell office:value-type="float" office:value="8222">
                <text:p>82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107626">
                <text:p>107626</text:p>
              </table:table-cell>
              <table:table-cell office:value-type="float" office:value="8170">
                <text:p>817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109115">
                <text:p>109115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110452">
                <text:p>110452</text:p>
              </table:table-cell>
              <table:table-cell office:value-type="float" office:value="8157">
                <text:p>81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108136">
                <text:p>108136</text:p>
              </table:table-cell>
              <table:table-cell office:value-type="float" office:value="8156">
                <text:p>81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111563">
                <text:p>111563</text:p>
              </table:table-cell>
              <table:table-cell office:value-type="float" office:value="8228">
                <text:p>82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110776">
                <text:p>110776</text:p>
              </table:table-cell>
              <table:table-cell office:value-type="float" office:value="8146">
                <text:p>81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112251">
                <text:p>112251</text:p>
              </table:table-cell>
              <table:table-cell office:value-type="float" office:value="8182">
                <text:p>81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113190">
                <text:p>113190</text:p>
              </table:table-cell>
              <table:table-cell office:value-type="float" office:value="8236">
                <text:p>82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111071">
                <text:p>111071</text:p>
              </table:table-cell>
              <table:table-cell office:value-type="float" office:value="8181">
                <text:p>81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113790">
                <text:p>113790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114221">
                <text:p>114221</text:p>
              </table:table-cell>
              <table:table-cell office:value-type="float" office:value="8157">
                <text:p>81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113753">
                <text:p>113753</text:p>
              </table:table-cell>
              <table:table-cell office:value-type="float" office:value="8141">
                <text:p>81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114940">
                <text:p>114940</text:p>
              </table:table-cell>
              <table:table-cell office:value-type="float" office:value="8118">
                <text:p>81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115983">
                <text:p>115983</text:p>
              </table:table-cell>
              <table:table-cell office:value-type="float" office:value="8057">
                <text:p>80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117335">
                <text:p>117335</text:p>
              </table:table-cell>
              <table:table-cell office:value-type="float" office:value="8039">
                <text:p>80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116653">
                <text:p>116653</text:p>
              </table:table-cell>
              <table:table-cell office:value-type="float" office:value="8115">
                <text:p>81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116156">
                <text:p>116156</text:p>
              </table:table-cell>
              <table:table-cell office:value-type="float" office:value="8038">
                <text:p>80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118415">
                <text:p>118415</text:p>
              </table:table-cell>
              <table:table-cell office:value-type="float" office:value="8019">
                <text:p>80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117895">
                <text:p>117895</text:p>
              </table:table-cell>
              <table:table-cell office:value-type="float" office:value="8015">
                <text:p>80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118545">
                <text:p>118545</text:p>
              </table:table-cell>
              <table:table-cell office:value-type="float" office:value="8044">
                <text:p>80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119042">
                <text:p>119042</text:p>
              </table:table-cell>
              <table:table-cell office:value-type="float" office:value="8025">
                <text:p>80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119065">
                <text:p>119065</text:p>
              </table:table-cell>
              <table:table-cell office:value-type="float" office:value="8030">
                <text:p>803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119017">
                <text:p>119017</text:p>
              </table:table-cell>
              <table:table-cell office:value-type="float" office:value="8031">
                <text:p>80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122185">
                <text:p>122185</text:p>
              </table:table-cell>
              <table:table-cell office:value-type="float" office:value="8018">
                <text:p>80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120508">
                <text:p>120508</text:p>
              </table:table-cell>
              <table:table-cell office:value-type="float" office:value="8005">
                <text:p>80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121398">
                <text:p>121398</text:p>
              </table:table-cell>
              <table:table-cell office:value-type="float" office:value="7987">
                <text:p>79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120933">
                <text:p>120933</text:p>
              </table:table-cell>
              <table:table-cell office:value-type="float" office:value="8027">
                <text:p>80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121369">
                <text:p>121369</text:p>
              </table:table-cell>
              <table:table-cell office:value-type="float" office:value="8005">
                <text:p>80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121723">
                <text:p>121723</text:p>
              </table:table-cell>
              <table:table-cell office:value-type="float" office:value="8010">
                <text:p>80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122275">
                <text:p>122275</text:p>
              </table:table-cell>
              <table:table-cell office:value-type="float" office:value="7922">
                <text:p>79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120823">
                <text:p>120823</text:p>
              </table:table-cell>
              <table:table-cell office:value-type="float" office:value="7973">
                <text:p>79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125113">
                <text:p>125113</text:p>
              </table:table-cell>
              <table:table-cell office:value-type="float" office:value="7933">
                <text:p>79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121544">
                <text:p>121544</text:p>
              </table:table-cell>
              <table:table-cell office:value-type="float" office:value="7910">
                <text:p>79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123820">
                <text:p>123820</text:p>
              </table:table-cell>
              <table:table-cell office:value-type="float" office:value="7950">
                <text:p>795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125892">
                <text:p>125892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123984">
                <text:p>123984</text:p>
              </table:table-cell>
              <table:table-cell office:value-type="float" office:value="7946">
                <text:p>79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126182">
                <text:p>126182</text:p>
              </table:table-cell>
              <table:table-cell office:value-type="float" office:value="7889">
                <text:p>78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123970">
                <text:p>123970</text:p>
              </table:table-cell>
              <table:table-cell office:value-type="float" office:value="7956">
                <text:p>79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124086">
                <text:p>124086</text:p>
              </table:table-cell>
              <table:table-cell office:value-type="float" office:value="7922">
                <text:p>79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125281">
                <text:p>125281</text:p>
              </table:table-cell>
              <table:table-cell office:value-type="float" office:value="7960">
                <text:p>796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129777">
                <text:p>129777</text:p>
              </table:table-cell>
              <table:table-cell office:value-type="float" office:value="7861">
                <text:p>78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128785">
                <text:p>128785</text:p>
              </table:table-cell>
              <table:table-cell office:value-type="float" office:value="7967">
                <text:p>79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128864">
                <text:p>128864</text:p>
              </table:table-cell>
              <table:table-cell office:value-type="float" office:value="7901">
                <text:p>790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127440">
                <text:p>127440</text:p>
              </table:table-cell>
              <table:table-cell office:value-type="float" office:value="7897">
                <text:p>78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128805">
                <text:p>128805</text:p>
              </table:table-cell>
              <table:table-cell office:value-type="float" office:value="7950">
                <text:p>795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125513">
                <text:p>125513</text:p>
              </table:table-cell>
              <table:table-cell office:value-type="float" office:value="7881">
                <text:p>78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129963">
                <text:p>129963</text:p>
              </table:table-cell>
              <table:table-cell office:value-type="float" office:value="7789">
                <text:p>77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127000">
                <text:p>127000</text:p>
              </table:table-cell>
              <table:table-cell office:value-type="float" office:value="7852">
                <text:p>78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128424">
                <text:p>128424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130330">
                <text:p>130330</text:p>
              </table:table-cell>
              <table:table-cell office:value-type="float" office:value="7825">
                <text:p>78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128513">
                <text:p>128513</text:p>
              </table:table-cell>
              <table:table-cell office:value-type="float" office:value="7803">
                <text:p>78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130921">
                <text:p>130921</text:p>
              </table:table-cell>
              <table:table-cell office:value-type="float" office:value="7801">
                <text:p>78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132820">
                <text:p>132820</text:p>
              </table:table-cell>
              <table:table-cell office:value-type="float" office:value="7821">
                <text:p>78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131194">
                <text:p>131194</text:p>
              </table:table-cell>
              <table:table-cell office:value-type="float" office:value="7831">
                <text:p>78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132435">
                <text:p>132435</text:p>
              </table:table-cell>
              <table:table-cell office:value-type="float" office:value="7823">
                <text:p>78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131796">
                <text:p>131796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132522">
                <text:p>132522</text:p>
              </table:table-cell>
              <table:table-cell office:value-type="float" office:value="7886">
                <text:p>78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133284">
                <text:p>133284</text:p>
              </table:table-cell>
              <table:table-cell office:value-type="float" office:value="7833">
                <text:p>78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130824">
                <text:p>130824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132378">
                <text:p>132378</text:p>
              </table:table-cell>
              <table:table-cell office:value-type="float" office:value="7682">
                <text:p>76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133809">
                <text:p>133809</text:p>
              </table:table-cell>
              <table:table-cell office:value-type="float" office:value="7592">
                <text:p>75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132305">
                <text:p>132305</text:p>
              </table:table-cell>
              <table:table-cell office:value-type="float" office:value="7666">
                <text:p>76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132059">
                <text:p>132059</text:p>
              </table:table-cell>
              <table:table-cell office:value-type="float" office:value="7568">
                <text:p>75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136294">
                <text:p>136294</text:p>
              </table:table-cell>
              <table:table-cell office:value-type="float" office:value="7626">
                <text:p>76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136188">
                <text:p>136188</text:p>
              </table:table-cell>
              <table:table-cell office:value-type="float" office:value="7638">
                <text:p>76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134056">
                <text:p>134056</text:p>
              </table:table-cell>
              <table:table-cell office:value-type="float" office:value="7628">
                <text:p>76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136371">
                <text:p>136371</text:p>
              </table:table-cell>
              <table:table-cell office:value-type="float" office:value="7598">
                <text:p>75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136536">
                <text:p>136536</text:p>
              </table:table-cell>
              <table:table-cell office:value-type="float" office:value="7703">
                <text:p>77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137256">
                <text:p>137256</text:p>
              </table:table-cell>
              <table:table-cell office:value-type="float" office:value="7627">
                <text:p>76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138306">
                <text:p>138306</text:p>
              </table:table-cell>
              <table:table-cell office:value-type="float" office:value="7537">
                <text:p>75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137936">
                <text:p>137936</text:p>
              </table:table-cell>
              <table:table-cell office:value-type="float" office:value="7501">
                <text:p>75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136733">
                <text:p>136733</text:p>
              </table:table-cell>
              <table:table-cell office:value-type="float" office:value="7586">
                <text:p>758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138492">
                <text:p>138492</text:p>
              </table:table-cell>
              <table:table-cell office:value-type="float" office:value="7597">
                <text:p>75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137285">
                <text:p>137285</text:p>
              </table:table-cell>
              <table:table-cell office:value-type="float" office:value="7576">
                <text:p>75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139145">
                <text:p>139145</text:p>
              </table:table-cell>
              <table:table-cell office:value-type="float" office:value="7531">
                <text:p>75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136888">
                <text:p>136888</text:p>
              </table:table-cell>
              <table:table-cell office:value-type="float" office:value="7566">
                <text:p>75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134975">
                <text:p>134975</text:p>
              </table:table-cell>
              <table:table-cell office:value-type="float" office:value="7532">
                <text:p>75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137237">
                <text:p>137237</text:p>
              </table:table-cell>
              <table:table-cell office:value-type="float" office:value="7463">
                <text:p>74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140952">
                <text:p>140952</text:p>
              </table:table-cell>
              <table:table-cell office:value-type="float" office:value="7493">
                <text:p>74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137213">
                <text:p>137213</text:p>
              </table:table-cell>
              <table:table-cell office:value-type="float" office:value="7492">
                <text:p>74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138874">
                <text:p>138874</text:p>
              </table:table-cell>
              <table:table-cell office:value-type="float" office:value="7477">
                <text:p>74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139784">
                <text:p>139784</text:p>
              </table:table-cell>
              <table:table-cell office:value-type="float" office:value="7471">
                <text:p>74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142179">
                <text:p>142179</text:p>
              </table:table-cell>
              <table:table-cell office:value-type="float" office:value="7373">
                <text:p>73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138394">
                <text:p>138394</text:p>
              </table:table-cell>
              <table:table-cell office:value-type="float" office:value="7470">
                <text:p>747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139219">
                <text:p>139219</text:p>
              </table:table-cell>
              <table:table-cell office:value-type="float" office:value="7459">
                <text:p>74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139687">
                <text:p>139687</text:p>
              </table:table-cell>
              <table:table-cell office:value-type="float" office:value="7414">
                <text:p>74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140093">
                <text:p>140093</text:p>
              </table:table-cell>
              <table:table-cell office:value-type="float" office:value="7491">
                <text:p>74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140104">
                <text:p>140104</text:p>
              </table:table-cell>
              <table:table-cell office:value-type="float" office:value="7465">
                <text:p>74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141658">
                <text:p>141658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141257">
                <text:p>141257</text:p>
              </table:table-cell>
              <table:table-cell office:value-type="float" office:value="7419">
                <text:p>74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145599">
                <text:p>145599</text:p>
              </table:table-cell>
              <table:table-cell office:value-type="float" office:value="7364">
                <text:p>73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140955">
                <text:p>140955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140530">
                <text:p>140530</text:p>
              </table:table-cell>
              <table:table-cell office:value-type="float" office:value="7365">
                <text:p>73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145292">
                <text:p>145292</text:p>
              </table:table-cell>
              <table:table-cell office:value-type="float" office:value="7389">
                <text:p>73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144404">
                <text:p>144404</text:p>
              </table:table-cell>
              <table:table-cell office:value-type="float" office:value="7344">
                <text:p>73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144141">
                <text:p>144141</text:p>
              </table:table-cell>
              <table:table-cell office:value-type="float" office:value="7503">
                <text:p>75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145062">
                <text:p>145062</text:p>
              </table:table-cell>
              <table:table-cell office:value-type="float" office:value="7575">
                <text:p>75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144533">
                <text:p>144533</text:p>
              </table:table-cell>
              <table:table-cell office:value-type="float" office:value="7408">
                <text:p>74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143191">
                <text:p>143191</text:p>
              </table:table-cell>
              <table:table-cell office:value-type="float" office:value="7377">
                <text:p>737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143902">
                <text:p>143902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144762">
                <text:p>144762</text:p>
              </table:table-cell>
              <table:table-cell office:value-type="float" office:value="7348">
                <text:p>73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143095">
                <text:p>143095</text:p>
              </table:table-cell>
              <table:table-cell office:value-type="float" office:value="7372">
                <text:p>73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142893">
                <text:p>142893</text:p>
              </table:table-cell>
              <table:table-cell office:value-type="float" office:value="7324">
                <text:p>73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143992">
                <text:p>143992</text:p>
              </table:table-cell>
              <table:table-cell office:value-type="float" office:value="7337">
                <text:p>73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145988">
                <text:p>145988</text:p>
              </table:table-cell>
              <table:table-cell office:value-type="float" office:value="7326">
                <text:p>73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144139">
                <text:p>144139</text:p>
              </table:table-cell>
              <table:table-cell office:value-type="float" office:value="7315">
                <text:p>73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144926">
                <text:p>144926</text:p>
              </table:table-cell>
              <table:table-cell office:value-type="float" office:value="7347">
                <text:p>73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145908">
                <text:p>145908</text:p>
              </table:table-cell>
              <table:table-cell office:value-type="float" office:value="7390">
                <text:p>739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146770">
                <text:p>146770</text:p>
              </table:table-cell>
              <table:table-cell office:value-type="float" office:value="7261">
                <text:p>72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145660">
                <text:p>145660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146639">
                <text:p>146639</text:p>
              </table:table-cell>
              <table:table-cell office:value-type="float" office:value="7286">
                <text:p>72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144952">
                <text:p>144952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144860">
                <text:p>144860</text:p>
              </table:table-cell>
              <table:table-cell office:value-type="float" office:value="7310">
                <text:p>731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146341">
                <text:p>146341</text:p>
              </table:table-cell>
              <table:table-cell office:value-type="float" office:value="7355">
                <text:p>73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147960">
                <text:p>147960</text:p>
              </table:table-cell>
              <table:table-cell office:value-type="float" office:value="7329">
                <text:p>73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148012">
                <text:p>148012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150402">
                <text:p>150402</text:p>
              </table:table-cell>
              <table:table-cell office:value-type="float" office:value="7324">
                <text:p>73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150284">
                <text:p>150284</text:p>
              </table:table-cell>
              <table:table-cell office:value-type="float" office:value="7355">
                <text:p>735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145808">
                <text:p>145808</text:p>
              </table:table-cell>
              <table:table-cell office:value-type="float" office:value="7313">
                <text:p>73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148841">
                <text:p>148841</text:p>
              </table:table-cell>
              <table:table-cell office:value-type="float" office:value="7252">
                <text:p>72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147818">
                <text:p>147818</text:p>
              </table:table-cell>
              <table:table-cell office:value-type="float" office:value="7349">
                <text:p>73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148457">
                <text:p>148457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148531">
                <text:p>148531</text:p>
              </table:table-cell>
              <table:table-cell office:value-type="float" office:value="7273">
                <text:p>727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149401">
                <text:p>149401</text:p>
              </table:table-cell>
              <table:table-cell office:value-type="float" office:value="7302">
                <text:p>73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147204">
                <text:p>147204</text:p>
              </table:table-cell>
              <table:table-cell office:value-type="float" office:value="7269">
                <text:p>72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151545">
                <text:p>151545</text:p>
              </table:table-cell>
              <table:table-cell office:value-type="float" office:value="7272">
                <text:p>72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151636">
                <text:p>151636</text:p>
              </table:table-cell>
              <table:table-cell office:value-type="float" office:value="7310">
                <text:p>73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144498">
                <text:p>144498</text:p>
              </table:table-cell>
              <table:table-cell office:value-type="float" office:value="7152">
                <text:p>71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147992">
                <text:p>147992</text:p>
              </table:table-cell>
              <table:table-cell office:value-type="float" office:value="7341">
                <text:p>734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153521">
                <text:p>153521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148376">
                <text:p>148376</text:p>
              </table:table-cell>
              <table:table-cell office:value-type="float" office:value="7284">
                <text:p>72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150417">
                <text:p>150417</text:p>
              </table:table-cell>
              <table:table-cell office:value-type="float" office:value="7274">
                <text:p>727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153160">
                <text:p>153160</text:p>
              </table:table-cell>
              <table:table-cell office:value-type="float" office:value="7320">
                <text:p>732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150833">
                <text:p>150833</text:p>
              </table:table-cell>
              <table:table-cell office:value-type="float" office:value="7318">
                <text:p>73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150673">
                <text:p>150673</text:p>
              </table:table-cell>
              <table:table-cell office:value-type="float" office:value="7273">
                <text:p>72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152463">
                <text:p>152463</text:p>
              </table:table-cell>
              <table:table-cell office:value-type="float" office:value="7280">
                <text:p>728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151369">
                <text:p>151369</text:p>
              </table:table-cell>
              <table:table-cell office:value-type="float" office:value="7209">
                <text:p>72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150699">
                <text:p>150699</text:p>
              </table:table-cell>
              <table:table-cell office:value-type="float" office:value="7235">
                <text:p>72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149027">
                <text:p>149027</text:p>
              </table:table-cell>
              <table:table-cell office:value-type="float" office:value="7236">
                <text:p>72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151976">
                <text:p>151976</text:p>
              </table:table-cell>
              <table:table-cell office:value-type="float" office:value="7252">
                <text:p>725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150658">
                <text:p>150658</text:p>
              </table:table-cell>
              <table:table-cell office:value-type="float" office:value="7196">
                <text:p>71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152147">
                <text:p>152147</text:p>
              </table:table-cell>
              <table:table-cell office:value-type="float" office:value="7262">
                <text:p>72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152107">
                <text:p>152107</text:p>
              </table:table-cell>
              <table:table-cell office:value-type="float" office:value="7240">
                <text:p>724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151724">
                <text:p>151724</text:p>
              </table:table-cell>
              <table:table-cell office:value-type="float" office:value="7191">
                <text:p>71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152360">
                <text:p>152360</text:p>
              </table:table-cell>
              <table:table-cell office:value-type="float" office:value="7245">
                <text:p>72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154859">
                <text:p>154859</text:p>
              </table:table-cell>
              <table:table-cell office:value-type="float" office:value="7241">
                <text:p>72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154440">
                <text:p>154440</text:p>
              </table:table-cell>
              <table:table-cell office:value-type="float" office:value="7145">
                <text:p>71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154468">
                <text:p>154468</text:p>
              </table:table-cell>
              <table:table-cell office:value-type="float" office:value="7232">
                <text:p>72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155446">
                <text:p>155446</text:p>
              </table:table-cell>
              <table:table-cell office:value-type="float" office:value="7261">
                <text:p>726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153119">
                <text:p>153119</text:p>
              </table:table-cell>
              <table:table-cell office:value-type="float" office:value="7234">
                <text:p>72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154700">
                <text:p>154700</text:p>
              </table:table-cell>
              <table:table-cell office:value-type="float" office:value="7233">
                <text:p>72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158151">
                <text:p>158151</text:p>
              </table:table-cell>
              <table:table-cell office:value-type="float" office:value="7210">
                <text:p>721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153978">
                <text:p>153978</text:p>
              </table:table-cell>
              <table:table-cell office:value-type="float" office:value="7222">
                <text:p>72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154696">
                <text:p>154696</text:p>
              </table:table-cell>
              <table:table-cell office:value-type="float" office:value="7213">
                <text:p>72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154840">
                <text:p>154840</text:p>
              </table:table-cell>
              <table:table-cell office:value-type="float" office:value="7188">
                <text:p>71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154754">
                <text:p>154754</text:p>
              </table:table-cell>
              <table:table-cell office:value-type="float" office:value="7177">
                <text:p>717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155113">
                <text:p>155113</text:p>
              </table:table-cell>
              <table:table-cell office:value-type="float" office:value="7152">
                <text:p>71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154762">
                <text:p>154762</text:p>
              </table:table-cell>
              <table:table-cell office:value-type="float" office:value="7160">
                <text:p>716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153751">
                <text:p>153751</text:p>
              </table:table-cell>
              <table:table-cell office:value-type="float" office:value="7172">
                <text:p>71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153249">
                <text:p>153249</text:p>
              </table:table-cell>
              <table:table-cell office:value-type="float" office:value="7169">
                <text:p>71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157292">
                <text:p>157292</text:p>
              </table:table-cell>
              <table:table-cell office:value-type="float" office:value="7159">
                <text:p>71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154312">
                <text:p>154312</text:p>
              </table:table-cell>
              <table:table-cell office:value-type="float" office:value="7129">
                <text:p>71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157696">
                <text:p>157696</text:p>
              </table:table-cell>
              <table:table-cell office:value-type="float" office:value="7165">
                <text:p>716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156910">
                <text:p>156910</text:p>
              </table:table-cell>
              <table:table-cell office:value-type="float" office:value="7201">
                <text:p>72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156247">
                <text:p>156247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155250">
                <text:p>155250</text:p>
              </table:table-cell>
              <table:table-cell office:value-type="float" office:value="7138">
                <text:p>71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155886">
                <text:p>155886</text:p>
              </table:table-cell>
              <table:table-cell office:value-type="float" office:value="7179">
                <text:p>717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158291">
                <text:p>158291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159388">
                <text:p>159388</text:p>
              </table:table-cell>
              <table:table-cell office:value-type="float" office:value="7174">
                <text:p>71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158247">
                <text:p>158247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157339">
                <text:p>157339</text:p>
              </table:table-cell>
              <table:table-cell office:value-type="float" office:value="7127">
                <text:p>71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156179">
                <text:p>156179</text:p>
              </table:table-cell>
              <table:table-cell office:value-type="float" office:value="7103">
                <text:p>71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155883">
                <text:p>155883</text:p>
              </table:table-cell>
              <table:table-cell office:value-type="float" office:value="7082">
                <text:p>708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159869">
                <text:p>159869</text:p>
              </table:table-cell>
              <table:table-cell office:value-type="float" office:value="7119">
                <text:p>71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157852">
                <text:p>157852</text:p>
              </table:table-cell>
              <table:table-cell office:value-type="float" office:value="7150">
                <text:p>715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157773">
                <text:p>157773</text:p>
              </table:table-cell>
              <table:table-cell office:value-type="float" office:value="7109">
                <text:p>710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158493">
                <text:p>158493</text:p>
              </table:table-cell>
              <table:table-cell office:value-type="float" office:value="7128">
                <text:p>71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156355">
                <text:p>156355</text:p>
              </table:table-cell>
              <table:table-cell office:value-type="float" office:value="7121">
                <text:p>71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158422">
                <text:p>158422</text:p>
              </table:table-cell>
              <table:table-cell office:value-type="float" office:value="7048">
                <text:p>70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156699">
                <text:p>156699</text:p>
              </table:table-cell>
              <table:table-cell office:value-type="float" office:value="7187">
                <text:p>718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160215">
                <text:p>160215</text:p>
              </table:table-cell>
              <table:table-cell office:value-type="float" office:value="7128">
                <text:p>712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158807">
                <text:p>158807</text:p>
              </table:table-cell>
              <table:table-cell office:value-type="float" office:value="7052">
                <text:p>70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159256">
                <text:p>159256</text:p>
              </table:table-cell>
              <table:table-cell office:value-type="float" office:value="7051">
                <text:p>70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161289">
                <text:p>161289</text:p>
              </table:table-cell>
              <table:table-cell office:value-type="float" office:value="7106">
                <text:p>710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160636">
                <text:p>160636</text:p>
              </table:table-cell>
              <table:table-cell office:value-type="float" office:value="7091">
                <text:p>70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158762">
                <text:p>158762</text:p>
              </table:table-cell>
              <table:table-cell office:value-type="float" office:value="7108">
                <text:p>71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157957">
                <text:p>157957</text:p>
              </table:table-cell>
              <table:table-cell office:value-type="float" office:value="7023">
                <text:p>70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160998">
                <text:p>160998</text:p>
              </table:table-cell>
              <table:table-cell office:value-type="float" office:value="7063">
                <text:p>70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161218">
                <text:p>161218</text:p>
              </table:table-cell>
              <table:table-cell office:value-type="float" office:value="7038">
                <text:p>70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160494">
                <text:p>160494</text:p>
              </table:table-cell>
              <table:table-cell office:value-type="float" office:value="7034">
                <text:p>70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162849">
                <text:p>162849</text:p>
              </table:table-cell>
              <table:table-cell office:value-type="float" office:value="7138">
                <text:p>71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160078">
                <text:p>160078</text:p>
              </table:table-cell>
              <table:table-cell office:value-type="float" office:value="7065">
                <text:p>70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160165">
                <text:p>160165</text:p>
              </table:table-cell>
              <table:table-cell office:value-type="float" office:value="7023">
                <text:p>70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161679">
                <text:p>1616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160587">
                <text:p>160587</text:p>
              </table:table-cell>
              <table:table-cell office:value-type="float" office:value="7106">
                <text:p>71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158493">
                <text:p>158493</text:p>
              </table:table-cell>
              <table:table-cell office:value-type="float" office:value="7092">
                <text:p>70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160883">
                <text:p>160883</text:p>
              </table:table-cell>
              <table:table-cell office:value-type="float" office:value="7041">
                <text:p>70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161037">
                <text:p>161037</text:p>
              </table:table-cell>
              <table:table-cell office:value-type="float" office:value="7061">
                <text:p>706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160962">
                <text:p>160962</text:p>
              </table:table-cell>
              <table:table-cell office:value-type="float" office:value="7080">
                <text:p>708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162059">
                <text:p>162059</text:p>
              </table:table-cell>
              <table:table-cell office:value-type="float" office:value="7120">
                <text:p>712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164760">
                <text:p>164760</text:p>
              </table:table-cell>
              <table:table-cell office:value-type="float" office:value="7067">
                <text:p>70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161105">
                <text:p>161105</text:p>
              </table:table-cell>
              <table:table-cell office:value-type="float" office:value="7031">
                <text:p>70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163676">
                <text:p>163676</text:p>
              </table:table-cell>
              <table:table-cell office:value-type="float" office:value="7024">
                <text:p>70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163607">
                <text:p>163607</text:p>
              </table:table-cell>
              <table:table-cell office:value-type="float" office:value="7009">
                <text:p>700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162503">
                <text:p>162503</text:p>
              </table:table-cell>
              <table:table-cell office:value-type="float" office:value="7040">
                <text:p>704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162098">
                <text:p>162098</text:p>
              </table:table-cell>
              <table:table-cell office:value-type="float" office:value="7026">
                <text:p>702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161648">
                <text:p>161648</text:p>
              </table:table-cell>
              <table:table-cell office:value-type="float" office:value="6975">
                <text:p>697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160976">
                <text:p>160976</text:p>
              </table:table-cell>
              <table:table-cell office:value-type="float" office:value="7059">
                <text:p>70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165323">
                <text:p>165323</text:p>
              </table:table-cell>
              <table:table-cell office:value-type="float" office:value="7083">
                <text:p>70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161565">
                <text:p>161565</text:p>
              </table:table-cell>
              <table:table-cell office:value-type="float" office:value="7016">
                <text:p>70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160853">
                <text:p>160853</text:p>
              </table:table-cell>
              <table:table-cell office:value-type="float" office:value="7046">
                <text:p>70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160895">
                <text:p>160895</text:p>
              </table:table-cell>
              <table:table-cell office:value-type="float" office:value="6997">
                <text:p>69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161809">
                <text:p>161809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161782">
                <text:p>161782</text:p>
              </table:table-cell>
              <table:table-cell office:value-type="float" office:value="7014">
                <text:p>701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166818">
                <text:p>166818</text:p>
              </table:table-cell>
              <table:table-cell office:value-type="float" office:value="6875">
                <text:p>68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165320">
                <text:p>165320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163999">
                <text:p>163999</text:p>
              </table:table-cell>
              <table:table-cell office:value-type="float" office:value="6984">
                <text:p>69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163632">
                <text:p>163632</text:p>
              </table:table-cell>
              <table:table-cell office:value-type="float" office:value="7038">
                <text:p>70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164056">
                <text:p>164056</text:p>
              </table:table-cell>
              <table:table-cell office:value-type="float" office:value="6927">
                <text:p>69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163607">
                <text:p>163607</text:p>
              </table:table-cell>
              <table:table-cell office:value-type="float" office:value="6996">
                <text:p>699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162502">
                <text:p>162502</text:p>
              </table:table-cell>
              <table:table-cell office:value-type="float" office:value="7004">
                <text:p>700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163929">
                <text:p>163929</text:p>
              </table:table-cell>
              <table:table-cell office:value-type="float" office:value="6995">
                <text:p>69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164547">
                <text:p>164547</text:p>
              </table:table-cell>
              <table:table-cell office:value-type="float" office:value="6958">
                <text:p>69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166371">
                <text:p>166371</text:p>
              </table:table-cell>
              <table:table-cell office:value-type="float" office:value="6988">
                <text:p>69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161803">
                <text:p>161803</text:p>
              </table:table-cell>
              <table:table-cell office:value-type="float" office:value="7002">
                <text:p>70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164235">
                <text:p>164235</text:p>
              </table:table-cell>
              <table:table-cell office:value-type="float" office:value="6968">
                <text:p>69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164556">
                <text:p>164556</text:p>
              </table:table-cell>
              <table:table-cell office:value-type="float" office:value="6947">
                <text:p>69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167342">
                <text:p>167342</text:p>
              </table:table-cell>
              <table:table-cell office:value-type="float" office:value="6945">
                <text:p>69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162217">
                <text:p>162217</text:p>
              </table:table-cell>
              <table:table-cell office:value-type="float" office:value="6939">
                <text:p>693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165701">
                <text:p>165701</text:p>
              </table:table-cell>
              <table:table-cell office:value-type="float" office:value="7027">
                <text:p>70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162937">
                <text:p>162937</text:p>
              </table:table-cell>
              <table:table-cell office:value-type="float" office:value="6971">
                <text:p>697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163627">
                <text:p>163627</text:p>
              </table:table-cell>
              <table:table-cell office:value-type="float" office:value="6983">
                <text:p>69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164390">
                <text:p>164390</text:p>
              </table:table-cell>
              <table:table-cell office:value-type="float" office:value="6903">
                <text:p>69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164711">
                <text:p>164711</text:p>
              </table:table-cell>
              <table:table-cell office:value-type="float" office:value="6923">
                <text:p>69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165437">
                <text:p>165437</text:p>
              </table:table-cell>
              <table:table-cell office:value-type="float" office:value="6922">
                <text:p>692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165271">
                <text:p>165271</text:p>
              </table:table-cell>
              <table:table-cell office:value-type="float" office:value="7022">
                <text:p>702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166121">
                <text:p>166121</text:p>
              </table:table-cell>
              <table:table-cell office:value-type="float" office:value="6927">
                <text:p>69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163713">
                <text:p>163713</text:p>
              </table:table-cell>
              <table:table-cell office:value-type="float" office:value="6917">
                <text:p>69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168285">
                <text:p>168285</text:p>
              </table:table-cell>
              <table:table-cell office:value-type="float" office:value="6956">
                <text:p>69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165545">
                <text:p>165545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164677">
                <text:p>164677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165029">
                <text:p>165029</text:p>
              </table:table-cell>
              <table:table-cell office:value-type="float" office:value="6924">
                <text:p>69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166333">
                <text:p>166333</text:p>
              </table:table-cell>
              <table:table-cell office:value-type="float" office:value="6930">
                <text:p>693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165987">
                <text:p>165987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165751">
                <text:p>165751</text:p>
              </table:table-cell>
              <table:table-cell office:value-type="float" office:value="6951">
                <text:p>695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160283">
                <text:p>160283</text:p>
              </table:table-cell>
              <table:table-cell office:value-type="float" office:value="6986">
                <text:p>698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167216">
                <text:p>167216</text:p>
              </table:table-cell>
              <table:table-cell office:value-type="float" office:value="6972">
                <text:p>697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166348">
                <text:p>166348</text:p>
              </table:table-cell>
              <table:table-cell office:value-type="float" office:value="6885">
                <text:p>68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168242">
                <text:p>168242</text:p>
              </table:table-cell>
              <table:table-cell office:value-type="float" office:value="6926">
                <text:p>692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167986">
                <text:p>167986</text:p>
              </table:table-cell>
              <table:table-cell office:value-type="float" office:value="6944">
                <text:p>69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161060">
                <text:p>161060</text:p>
              </table:table-cell>
              <table:table-cell office:value-type="float" office:value="6855">
                <text:p>685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166164">
                <text:p>166164</text:p>
              </table:table-cell>
              <table:table-cell office:value-type="float" office:value="6945">
                <text:p>69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164528">
                <text:p>164528</text:p>
              </table:table-cell>
              <table:table-cell office:value-type="float" office:value="6952">
                <text:p>69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167617">
                <text:p>167617</text:p>
              </table:table-cell>
              <table:table-cell office:value-type="float" office:value="6828">
                <text:p>682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166524">
                <text:p>166524</text:p>
              </table:table-cell>
              <table:table-cell office:value-type="float" office:value="6822">
                <text:p>68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168028">
                <text:p>168028</text:p>
              </table:table-cell>
              <table:table-cell office:value-type="float" office:value="6905">
                <text:p>69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167990">
                <text:p>167990</text:p>
              </table:table-cell>
              <table:table-cell office:value-type="float" office:value="6961">
                <text:p>69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169440">
                <text:p>169440</text:p>
              </table:table-cell>
              <table:table-cell office:value-type="float" office:value="6776">
                <text:p>677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160337">
                <text:p>160337</text:p>
              </table:table-cell>
              <table:table-cell office:value-type="float" office:value="6767">
                <text:p>67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162584">
                <text:p>162584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168807">
                <text:p>168807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161382">
                <text:p>161382</text:p>
              </table:table-cell>
              <table:table-cell office:value-type="float" office:value="6786">
                <text:p>67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165996">
                <text:p>165996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166103">
                <text:p>166103</text:p>
              </table:table-cell>
              <table:table-cell office:value-type="float" office:value="6872">
                <text:p>687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166672">
                <text:p>166672</text:p>
              </table:table-cell>
              <table:table-cell office:value-type="float" office:value="6870">
                <text:p>687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168231">
                <text:p>168231</text:p>
              </table:table-cell>
              <table:table-cell office:value-type="float" office:value="6912">
                <text:p>69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166257">
                <text:p>166257</text:p>
              </table:table-cell>
              <table:table-cell office:value-type="float" office:value="6806">
                <text:p>68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167914">
                <text:p>167914</text:p>
              </table:table-cell>
              <table:table-cell office:value-type="float" office:value="6833">
                <text:p>68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164914">
                <text:p>164914</text:p>
              </table:table-cell>
              <table:table-cell office:value-type="float" office:value="6891">
                <text:p>689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167275">
                <text:p>167275</text:p>
              </table:table-cell>
              <table:table-cell office:value-type="float" office:value="6811">
                <text:p>68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166104">
                <text:p>166104</text:p>
              </table:table-cell>
              <table:table-cell office:value-type="float" office:value="6817">
                <text:p>68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168714">
                <text:p>168714</text:p>
              </table:table-cell>
              <table:table-cell office:value-type="float" office:value="6883">
                <text:p>68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169199">
                <text:p>169199</text:p>
              </table:table-cell>
              <table:table-cell office:value-type="float" office:value="6811">
                <text:p>68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162559">
                <text:p>162559</text:p>
              </table:table-cell>
              <table:table-cell office:value-type="float" office:value="6793">
                <text:p>679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165685">
                <text:p>165685</text:p>
              </table:table-cell>
              <table:table-cell office:value-type="float" office:value="6732">
                <text:p>673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167850">
                <text:p>167850</text:p>
              </table:table-cell>
              <table:table-cell office:value-type="float" office:value="6848">
                <text:p>68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167037">
                <text:p>167037</text:p>
              </table:table-cell>
              <table:table-cell office:value-type="float" office:value="6796">
                <text:p>67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166297">
                <text:p>166297</text:p>
              </table:table-cell>
              <table:table-cell office:value-type="float" office:value="6816">
                <text:p>68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169253">
                <text:p>169253</text:p>
              </table:table-cell>
              <table:table-cell office:value-type="float" office:value="6807">
                <text:p>68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167897">
                <text:p>167897</text:p>
              </table:table-cell>
              <table:table-cell office:value-type="float" office:value="6817">
                <text:p>68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166969">
                <text:p>166969</text:p>
              </table:table-cell>
              <table:table-cell office:value-type="float" office:value="6854">
                <text:p>68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168962">
                <text:p>168962</text:p>
              </table:table-cell>
              <table:table-cell office:value-type="float" office:value="6784">
                <text:p>67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171007">
                <text:p>171007</text:p>
              </table:table-cell>
              <table:table-cell office:value-type="float" office:value="6850">
                <text:p>685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166511">
                <text:p>166511</text:p>
              </table:table-cell>
              <table:table-cell office:value-type="float" office:value="6789">
                <text:p>67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165484">
                <text:p>165484</text:p>
              </table:table-cell>
              <table:table-cell office:value-type="float" office:value="6857">
                <text:p>68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165158">
                <text:p>165158</text:p>
              </table:table-cell>
              <table:table-cell office:value-type="float" office:value="6835">
                <text:p>68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164727">
                <text:p>164727</text:p>
              </table:table-cell>
              <table:table-cell office:value-type="float" office:value="6811">
                <text:p>681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165058">
                <text:p>165058</text:p>
              </table:table-cell>
              <table:table-cell office:value-type="float" office:value="6809">
                <text:p>68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167871">
                <text:p>167871</text:p>
              </table:table-cell>
              <table:table-cell office:value-type="float" office:value="6828">
                <text:p>68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169261">
                <text:p>169261</text:p>
              </table:table-cell>
              <table:table-cell office:value-type="float" office:value="6830">
                <text:p>683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167708">
                <text:p>167708</text:p>
              </table:table-cell>
              <table:table-cell office:value-type="float" office:value="6771">
                <text:p>677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171403">
                <text:p>171403</text:p>
              </table:table-cell>
              <table:table-cell office:value-type="float" office:value="6837">
                <text:p>68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164521">
                <text:p>164521</text:p>
              </table:table-cell>
              <table:table-cell office:value-type="float" office:value="6812">
                <text:p>68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164411">
                <text:p>164411</text:p>
              </table:table-cell>
              <table:table-cell office:value-type="float" office:value="6794">
                <text:p>679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165567">
                <text:p>165567</text:p>
              </table:table-cell>
              <table:table-cell office:value-type="float" office:value="6778">
                <text:p>677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167608">
                <text:p>167608</text:p>
              </table:table-cell>
              <table:table-cell office:value-type="float" office:value="6745">
                <text:p>67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168873">
                <text:p>168873</text:p>
              </table:table-cell>
              <table:table-cell office:value-type="float" office:value="6774">
                <text:p>67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168127">
                <text:p>168127</text:p>
              </table:table-cell>
              <table:table-cell office:value-type="float" office:value="6709">
                <text:p>67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169843">
                <text:p>169843</text:p>
              </table:table-cell>
              <table:table-cell office:value-type="float" office:value="6793">
                <text:p>67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167960">
                <text:p>167960</text:p>
              </table:table-cell>
              <table:table-cell office:value-type="float" office:value="6764">
                <text:p>676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169535">
                <text:p>169535</text:p>
              </table:table-cell>
              <table:table-cell office:value-type="float" office:value="6758">
                <text:p>67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168070">
                <text:p>168070</text:p>
              </table:table-cell>
              <table:table-cell office:value-type="float" office:value="6688">
                <text:p>668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168399">
                <text:p>168399</text:p>
              </table:table-cell>
              <table:table-cell office:value-type="float" office:value="6798">
                <text:p>679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167883">
                <text:p>167883</text:p>
              </table:table-cell>
              <table:table-cell office:value-type="float" office:value="6807">
                <text:p>68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168252">
                <text:p>168252</text:p>
              </table:table-cell>
              <table:table-cell office:value-type="float" office:value="6803">
                <text:p>68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168519">
                <text:p>168519</text:p>
              </table:table-cell>
              <table:table-cell office:value-type="float" office:value="6754">
                <text:p>675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167535">
                <text:p>167535</text:p>
              </table:table-cell>
              <table:table-cell office:value-type="float" office:value="6773">
                <text:p>677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170429">
                <text:p>170429</text:p>
              </table:table-cell>
              <table:table-cell office:value-type="float" office:value="6725">
                <text:p>67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170859">
                <text:p>170859</text:p>
              </table:table-cell>
              <table:table-cell office:value-type="float" office:value="6806">
                <text:p>68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168353">
                <text:p>168353</text:p>
              </table:table-cell>
              <table:table-cell office:value-type="float" office:value="6722">
                <text:p>672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168141">
                <text:p>168141</text:p>
              </table:table-cell>
              <table:table-cell office:value-type="float" office:value="6757">
                <text:p>675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171979">
                <text:p>171979</text:p>
              </table:table-cell>
              <table:table-cell office:value-type="float" office:value="6731">
                <text:p>67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168330">
                <text:p>168330</text:p>
              </table:table-cell>
              <table:table-cell office:value-type="float" office:value="6728">
                <text:p>672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172283">
                <text:p>172283</text:p>
              </table:table-cell>
              <table:table-cell office:value-type="float" office:value="6899">
                <text:p>689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171584">
                <text:p>171584</text:p>
              </table:table-cell>
              <table:table-cell office:value-type="float" office:value="6762">
                <text:p>676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169121">
                <text:p>169121</text:p>
              </table:table-cell>
              <table:table-cell office:value-type="float" office:value="6664">
                <text:p>666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168376">
                <text:p>168376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168425">
                <text:p>168425</text:p>
              </table:table-cell>
              <table:table-cell office:value-type="float" office:value="6634">
                <text:p>663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168820">
                <text:p>168820</text:p>
              </table:table-cell>
              <table:table-cell office:value-type="float" office:value="6749">
                <text:p>67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172419">
                <text:p>172419</text:p>
              </table:table-cell>
              <table:table-cell office:value-type="float" office:value="6689">
                <text:p>668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170065">
                <text:p>170065</text:p>
              </table:table-cell>
              <table:table-cell office:value-type="float" office:value="6749">
                <text:p>674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169523">
                <text:p>169523</text:p>
              </table:table-cell>
              <table:table-cell office:value-type="float" office:value="6752">
                <text:p>67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171823">
                <text:p>171823</text:p>
              </table:table-cell>
              <table:table-cell office:value-type="float" office:value="6683">
                <text:p>668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169733">
                <text:p>169733</text:p>
              </table:table-cell>
              <table:table-cell office:value-type="float" office:value="6695">
                <text:p>669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168490">
                <text:p>168490</text:p>
              </table:table-cell>
              <table:table-cell office:value-type="float" office:value="6767">
                <text:p>67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169886">
                <text:p>169886</text:p>
              </table:table-cell>
              <table:table-cell office:value-type="float" office:value="6723">
                <text:p>67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172326">
                <text:p>172326</text:p>
              </table:table-cell>
              <table:table-cell office:value-type="float" office:value="6892">
                <text:p>68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167276">
                <text:p>167276</text:p>
              </table:table-cell>
              <table:table-cell office:value-type="float" office:value="6689">
                <text:p>66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171262">
                <text:p>171262</text:p>
              </table:table-cell>
              <table:table-cell office:value-type="float" office:value="6687">
                <text:p>668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169598">
                <text:p>169598</text:p>
              </table:table-cell>
              <table:table-cell office:value-type="float" office:value="6867">
                <text:p>68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166440">
                <text:p>166440</text:p>
              </table:table-cell>
              <table:table-cell office:value-type="float" office:value="6708">
                <text:p>670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164266">
                <text:p>164266</text:p>
              </table:table-cell>
              <table:table-cell office:value-type="float" office:value="6719">
                <text:p>67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169638">
                <text:p>169638</text:p>
              </table:table-cell>
              <table:table-cell office:value-type="float" office:value="6648">
                <text:p>664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172334">
                <text:p>172334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172280">
                <text:p>172280</text:p>
              </table:table-cell>
              <table:table-cell office:value-type="float" office:value="6746">
                <text:p>674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175373">
                <text:p>175373</text:p>
              </table:table-cell>
              <table:table-cell office:value-type="float" office:value="6665">
                <text:p>666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172862">
                <text:p>172862</text:p>
              </table:table-cell>
              <table:table-cell office:value-type="float" office:value="6749">
                <text:p>67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174485">
                <text:p>174485</text:p>
              </table:table-cell>
              <table:table-cell office:value-type="float" office:value="6805">
                <text:p>68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167081">
                <text:p>167081</text:p>
              </table:table-cell>
              <table:table-cell office:value-type="float" office:value="6650">
                <text:p>665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171264">
                <text:p>171264</text:p>
              </table:table-cell>
              <table:table-cell office:value-type="float" office:value="6733">
                <text:p>67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169396">
                <text:p>169396</text:p>
              </table:table-cell>
              <table:table-cell office:value-type="float" office:value="6716">
                <text:p>67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172309">
                <text:p>172309</text:p>
              </table:table-cell>
              <table:table-cell office:value-type="float" office:value="6684">
                <text:p>66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171039">
                <text:p>171039</text:p>
              </table:table-cell>
              <table:table-cell office:value-type="float" office:value="6618">
                <text:p>66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170224">
                <text:p>170224</text:p>
              </table:table-cell>
              <table:table-cell office:value-type="float" office:value="6769">
                <text:p>676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171077">
                <text:p>171077</text:p>
              </table:table-cell>
              <table:table-cell office:value-type="float" office:value="6741">
                <text:p>674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169946">
                <text:p>169946</text:p>
              </table:table-cell>
              <table:table-cell office:value-type="float" office:value="6574">
                <text:p>657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170597">
                <text:p>170597</text:p>
              </table:table-cell>
              <table:table-cell office:value-type="float" office:value="6812">
                <text:p>68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172802">
                <text:p>172802</text:p>
              </table:table-cell>
              <table:table-cell office:value-type="float" office:value="6637">
                <text:p>663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170898">
                <text:p>170898</text:p>
              </table:table-cell>
              <table:table-cell office:value-type="float" office:value="6703">
                <text:p>67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170997">
                <text:p>170997</text:p>
              </table:table-cell>
              <table:table-cell office:value-type="float" office:value="6746">
                <text:p>674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172867">
                <text:p>172867</text:p>
              </table:table-cell>
              <table:table-cell office:value-type="float" office:value="6611">
                <text:p>66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171229">
                <text:p>171229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172371">
                <text:p>172371</text:p>
              </table:table-cell>
              <table:table-cell office:value-type="float" office:value="6811">
                <text:p>68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169325">
                <text:p>169325</text:p>
              </table:table-cell>
              <table:table-cell office:value-type="float" office:value="6637">
                <text:p>66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170951">
                <text:p>170951</text:p>
              </table:table-cell>
              <table:table-cell office:value-type="float" office:value="6607">
                <text:p>660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173078">
                <text:p>173078</text:p>
              </table:table-cell>
              <table:table-cell office:value-type="float" office:value="6769">
                <text:p>676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169227">
                <text:p>169227</text:p>
              </table:table-cell>
              <table:table-cell office:value-type="float" office:value="6683">
                <text:p>668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173699">
                <text:p>173699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174017">
                <text:p>174017</text:p>
              </table:table-cell>
              <table:table-cell office:value-type="float" office:value="6812">
                <text:p>68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174172">
                <text:p>174172</text:p>
              </table:table-cell>
              <table:table-cell office:value-type="float" office:value="6676">
                <text:p>66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174058">
                <text:p>174058</text:p>
              </table:table-cell>
              <table:table-cell office:value-type="float" office:value="6694">
                <text:p>66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175161">
                <text:p>175161</text:p>
              </table:table-cell>
              <table:table-cell office:value-type="float" office:value="6770">
                <text:p>677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172976">
                <text:p>172976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173397">
                <text:p>173397</text:p>
              </table:table-cell>
              <table:table-cell office:value-type="float" office:value="6667">
                <text:p>666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171369">
                <text:p>171369</text:p>
              </table:table-cell>
              <table:table-cell office:value-type="float" office:value="6723">
                <text:p>67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171771">
                <text:p>171771</text:p>
              </table:table-cell>
              <table:table-cell office:value-type="float" office:value="6607">
                <text:p>66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176633">
                <text:p>176633</text:p>
              </table:table-cell>
              <table:table-cell office:value-type="float" office:value="6670">
                <text:p>66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946cm" svg:height="21.708cm" xlink:href=".." xlink:type="simple" chart:class="chart:scatter" chart:style-name="ch1">
        <chart:legend chart:legend-position="end" svg:x="37.757cm" svg:y="10.306cm" style:legend-expansion="high" chart:style-name="ch2"/>
        <chart:plot-area chart:style-name="ch3" table:cell-range-address="'gcc-nru-128'.A2:'gcc-nru-128'.A501 'gcc-nru-128'.C1:'gcc-nru-128'.D501" chart:data-source-has-labels="row" svg:x="1.268cm" svg:y="1.871cm" svg:width="34.853cm" svg:height="18.983cm">
          <chartooo:coordinate-region svg:x="2.63cm" svg:y="2.07cm" svg:width="33.119cm" svg:height="18.13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cc-nru-128'.C2:'gcc-nru-128'.C501" chart:label-cell-address="'gcc-nru-128'.C1:'gcc-nru-128'.C1" chart:class="chart:scatter">
            <chart:domain table:cell-range-address="'gcc-nru-128'.A2:'gcc-nru-128'.A501"/>
            <chart:data-point chart:repeated="500"/>
          </chart:series>
          <chart:series chart:style-name="ch8" chart:values-cell-range-address="'gcc-nru-128'.D2:'gcc-nru-128'.D501" chart:label-cell-address="'gcc-nru-128'.D1:'gcc-nru-128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gcc-nru-128'.C1:'gcc-nru-128'.C1</svg:desc>
                </draw:g>
              </table:table-cell>
              <table:table-cell office:value-type="string">
                <text:p> DISK WRITES</text:p>
                <draw:g>
                  <svg:desc>'gcc-nru-128'.D1:'gcc-nru-128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gcc-nru-128'.A2:'gcc-nru-128'.A501</svg:desc>
                </draw:g>
              </table:table-cell>
              <table:table-cell office:value-type="float" office:value="144048">
                <text:p>144048</text:p>
                <draw:g>
                  <svg:desc>'gcc-nru-128'.C2:'gcc-nru-128'.C501</svg:desc>
                </draw:g>
              </table:table-cell>
              <table:table-cell office:value-type="float" office:value="10292">
                <text:p>10292</text:p>
                <draw:g>
                  <svg:desc>'gcc-nru-128'.D2:'gcc-nru-128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4637">
                <text:p>124637</text:p>
              </table:table-cell>
              <table:table-cell office:value-type="float" office:value="9157">
                <text:p>9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15346">
                <text:p>115346</text:p>
              </table:table-cell>
              <table:table-cell office:value-type="float" office:value="8785">
                <text:p>87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06439">
                <text:p>106439</text:p>
              </table:table-cell>
              <table:table-cell office:value-type="float" office:value="8555">
                <text:p>8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00197">
                <text:p>100197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97677">
                <text:p>97677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96247">
                <text:p>96247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90780">
                <text:p>90780</text:p>
              </table:table-cell>
              <table:table-cell office:value-type="float" office:value="7353">
                <text:p>73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89328">
                <text:p>89328</text:p>
              </table:table-cell>
              <table:table-cell office:value-type="float" office:value="7627">
                <text:p>76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85952">
                <text:p>85952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84968">
                <text:p>84968</text:p>
              </table:table-cell>
              <table:table-cell office:value-type="float" office:value="7436">
                <text:p>7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82221">
                <text:p>82221</text:p>
              </table:table-cell>
              <table:table-cell office:value-type="float" office:value="7151">
                <text:p>71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80937">
                <text:p>80937</text:p>
              </table:table-cell>
              <table:table-cell office:value-type="float" office:value="7194">
                <text:p>71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79468">
                <text:p>79468</text:p>
              </table:table-cell>
              <table:table-cell office:value-type="float" office:value="6711">
                <text:p>67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77611">
                <text:p>77611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76872">
                <text:p>76872</text:p>
              </table:table-cell>
              <table:table-cell office:value-type="float" office:value="6808">
                <text:p>68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74679">
                <text:p>74679</text:p>
              </table:table-cell>
              <table:table-cell office:value-type="float" office:value="6477">
                <text:p>64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74590">
                <text:p>74590</text:p>
              </table:table-cell>
              <table:table-cell office:value-type="float" office:value="6783">
                <text:p>6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72599">
                <text:p>72599</text:p>
              </table:table-cell>
              <table:table-cell office:value-type="float" office:value="6478">
                <text:p>64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72951">
                <text:p>72951</text:p>
              </table:table-cell>
              <table:table-cell office:value-type="float" office:value="6616">
                <text:p>66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72196">
                <text:p>72196</text:p>
              </table:table-cell>
              <table:table-cell office:value-type="float" office:value="6706">
                <text:p>6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70936">
                <text:p>70936</text:p>
              </table:table-cell>
              <table:table-cell office:value-type="float" office:value="6298">
                <text:p>6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70081">
                <text:p>70081</text:p>
              </table:table-cell>
              <table:table-cell office:value-type="float" office:value="6409">
                <text:p>6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67514">
                <text:p>67514</text:p>
              </table:table-cell>
              <table:table-cell office:value-type="float" office:value="6231">
                <text:p>62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68510">
                <text:p>68510</text:p>
              </table:table-cell>
              <table:table-cell office:value-type="float" office:value="6302">
                <text:p>63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67188">
                <text:p>67188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66455">
                <text:p>66455</text:p>
              </table:table-cell>
              <table:table-cell office:value-type="float" office:value="6046">
                <text:p>6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64885">
                <text:p>64885</text:p>
              </table:table-cell>
              <table:table-cell office:value-type="float" office:value="5876">
                <text:p>58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64453">
                <text:p>64453</text:p>
              </table:table-cell>
              <table:table-cell office:value-type="float" office:value="5505">
                <text:p>55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65690">
                <text:p>6569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64729">
                <text:p>64729</text:p>
              </table:table-cell>
              <table:table-cell office:value-type="float" office:value="5761">
                <text:p>57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64858">
                <text:p>64858</text:p>
              </table:table-cell>
              <table:table-cell office:value-type="float" office:value="5933">
                <text:p>59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62848">
                <text:p>62848</text:p>
              </table:table-cell>
              <table:table-cell office:value-type="float" office:value="5489">
                <text:p>54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62740">
                <text:p>62740</text:p>
              </table:table-cell>
              <table:table-cell office:value-type="float" office:value="5791">
                <text:p>57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62681">
                <text:p>62681</text:p>
              </table:table-cell>
              <table:table-cell office:value-type="float" office:value="5685">
                <text:p>56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61529">
                <text:p>61529</text:p>
              </table:table-cell>
              <table:table-cell office:value-type="float" office:value="5498">
                <text:p>54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60410">
                <text:p>60410</text:p>
              </table:table-cell>
              <table:table-cell office:value-type="float" office:value="5266">
                <text:p>52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61052">
                <text:p>61052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60143">
                <text:p>60143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59609">
                <text:p>59609</text:p>
              </table:table-cell>
              <table:table-cell office:value-type="float" office:value="5308">
                <text:p>53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59860">
                <text:p>59860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57949">
                <text:p>57949</text:p>
              </table:table-cell>
              <table:table-cell office:value-type="float" office:value="5249">
                <text:p>52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57626">
                <text:p>57626</text:p>
              </table:table-cell>
              <table:table-cell office:value-type="float" office:value="5314">
                <text:p>53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57694">
                <text:p>57694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57652">
                <text:p>57652</text:p>
              </table:table-cell>
              <table:table-cell office:value-type="float" office:value="5212">
                <text:p>52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57337">
                <text:p>57337</text:p>
              </table:table-cell>
              <table:table-cell office:value-type="float" office:value="5077">
                <text:p>50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56973">
                <text:p>56973</text:p>
              </table:table-cell>
              <table:table-cell office:value-type="float" office:value="5296">
                <text:p>52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56092">
                <text:p>56092</text:p>
              </table:table-cell>
              <table:table-cell office:value-type="float" office:value="5037">
                <text:p>50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56115">
                <text:p>56115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55334">
                <text:p>55334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54769">
                <text:p>5476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54417">
                <text:p>54417</text:p>
              </table:table-cell>
              <table:table-cell office:value-type="float" office:value="4941">
                <text:p>494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54329">
                <text:p>54329</text:p>
              </table:table-cell>
              <table:table-cell office:value-type="float" office:value="4885">
                <text:p>48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54249">
                <text:p>54249</text:p>
              </table:table-cell>
              <table:table-cell office:value-type="float" office:value="4947">
                <text:p>49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53676">
                <text:p>53676</text:p>
              </table:table-cell>
              <table:table-cell office:value-type="float" office:value="4659">
                <text:p>46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53293">
                <text:p>53293</text:p>
              </table:table-cell>
              <table:table-cell office:value-type="float" office:value="4653">
                <text:p>46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53534">
                <text:p>53534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53579">
                <text:p>53579</text:p>
              </table:table-cell>
              <table:table-cell office:value-type="float" office:value="5033">
                <text:p>50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53146">
                <text:p>53146</text:p>
              </table:table-cell>
              <table:table-cell office:value-type="float" office:value="4886">
                <text:p>48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52394">
                <text:p>52394</text:p>
              </table:table-cell>
              <table:table-cell office:value-type="float" office:value="4897">
                <text:p>48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52484">
                <text:p>52484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52110">
                <text:p>52110</text:p>
              </table:table-cell>
              <table:table-cell office:value-type="float" office:value="5074">
                <text:p>50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52104">
                <text:p>52104</text:p>
              </table:table-cell>
              <table:table-cell office:value-type="float" office:value="5062">
                <text:p>50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51972">
                <text:p>51972</text:p>
              </table:table-cell>
              <table:table-cell office:value-type="float" office:value="4961">
                <text:p>49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51000">
                <text:p>51000</text:p>
              </table:table-cell>
              <table:table-cell office:value-type="float" office:value="4730">
                <text:p>473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51141">
                <text:p>51141</text:p>
              </table:table-cell>
              <table:table-cell office:value-type="float" office:value="4971">
                <text:p>49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50923">
                <text:p>50923</text:p>
              </table:table-cell>
              <table:table-cell office:value-type="float" office:value="4847">
                <text:p>48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50802">
                <text:p>50802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50632">
                <text:p>50632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50524">
                <text:p>50524</text:p>
              </table:table-cell>
              <table:table-cell office:value-type="float" office:value="4931">
                <text:p>49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50558">
                <text:p>50558</text:p>
              </table:table-cell>
              <table:table-cell office:value-type="float" office:value="4941">
                <text:p>49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49790">
                <text:p>49790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50054">
                <text:p>50054</text:p>
              </table:table-cell>
              <table:table-cell office:value-type="float" office:value="4819">
                <text:p>48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49969">
                <text:p>49969</text:p>
              </table:table-cell>
              <table:table-cell office:value-type="float" office:value="4845">
                <text:p>48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49609">
                <text:p>49609</text:p>
              </table:table-cell>
              <table:table-cell office:value-type="float" office:value="4964">
                <text:p>49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49557">
                <text:p>49557</text:p>
              </table:table-cell>
              <table:table-cell office:value-type="float" office:value="4905">
                <text:p>49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49644">
                <text:p>49644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49136">
                <text:p>49136</text:p>
              </table:table-cell>
              <table:table-cell office:value-type="float" office:value="4983">
                <text:p>49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49300">
                <text:p>49300</text:p>
              </table:table-cell>
              <table:table-cell office:value-type="float" office:value="4905">
                <text:p>49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49448">
                <text:p>49448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48683">
                <text:p>48683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49141">
                <text:p>49141</text:p>
              </table:table-cell>
              <table:table-cell office:value-type="float" office:value="5029">
                <text:p>50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48663">
                <text:p>48663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48324">
                <text:p>48324</text:p>
              </table:table-cell>
              <table:table-cell office:value-type="float" office:value="4925">
                <text:p>49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48123">
                <text:p>48123</text:p>
              </table:table-cell>
              <table:table-cell office:value-type="float" office:value="4948">
                <text:p>49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48727">
                <text:p>48727</text:p>
              </table:table-cell>
              <table:table-cell office:value-type="float" office:value="5123">
                <text:p>51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47796">
                <text:p>47796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47910">
                <text:p>47910</text:p>
              </table:table-cell>
              <table:table-cell office:value-type="float" office:value="4991">
                <text:p>4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48171">
                <text:p>48171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47527">
                <text:p>47527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47165">
                <text:p>47165</text:p>
              </table:table-cell>
              <table:table-cell office:value-type="float" office:value="4890">
                <text:p>48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47474">
                <text:p>47474</text:p>
              </table:table-cell>
              <table:table-cell office:value-type="float" office:value="5011">
                <text:p>50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47629">
                <text:p>47629</text:p>
              </table:table-cell>
              <table:table-cell office:value-type="float" office:value="5052">
                <text:p>50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47050">
                <text:p>47050</text:p>
              </table:table-cell>
              <table:table-cell office:value-type="float" office:value="5058">
                <text:p>50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47259">
                <text:p>47259</text:p>
              </table:table-cell>
              <table:table-cell office:value-type="float" office:value="5100">
                <text:p>5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46599">
                <text:p>46599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46534">
                <text:p>46534</text:p>
              </table:table-cell>
              <table:table-cell office:value-type="float" office:value="4965">
                <text:p>49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46082">
                <text:p>46082</text:p>
              </table:table-cell>
              <table:table-cell office:value-type="float" office:value="4846">
                <text:p>48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45752">
                <text:p>45752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46073">
                <text:p>46073</text:p>
              </table:table-cell>
              <table:table-cell office:value-type="float" office:value="4841">
                <text:p>48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46224">
                <text:p>46224</text:p>
              </table:table-cell>
              <table:table-cell office:value-type="float" office:value="4895">
                <text:p>48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45878">
                <text:p>45878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46014">
                <text:p>46014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45782">
                <text:p>45782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45856">
                <text:p>45856</text:p>
              </table:table-cell>
              <table:table-cell office:value-type="float" office:value="4828">
                <text:p>48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45239">
                <text:p>45239</text:p>
              </table:table-cell>
              <table:table-cell office:value-type="float" office:value="4800">
                <text:p>48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45506">
                <text:p>45506</text:p>
              </table:table-cell>
              <table:table-cell office:value-type="float" office:value="4937">
                <text:p>49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45295">
                <text:p>45295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45645">
                <text:p>45645</text:p>
              </table:table-cell>
              <table:table-cell office:value-type="float" office:value="4969">
                <text:p>49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45258">
                <text:p>45258</text:p>
              </table:table-cell>
              <table:table-cell office:value-type="float" office:value="4872">
                <text:p>48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45497">
                <text:p>45497</text:p>
              </table:table-cell>
              <table:table-cell office:value-type="float" office:value="4941">
                <text:p>49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44694">
                <text:p>44694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45125">
                <text:p>45125</text:p>
              </table:table-cell>
              <table:table-cell office:value-type="float" office:value="5025">
                <text:p>50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45028">
                <text:p>45028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45069">
                <text:p>45069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44880">
                <text:p>44880</text:p>
              </table:table-cell>
              <table:table-cell office:value-type="float" office:value="4909">
                <text:p>49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44813">
                <text:p>44813</text:p>
              </table:table-cell>
              <table:table-cell office:value-type="float" office:value="5089">
                <text:p>50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44640">
                <text:p>44640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44589">
                <text:p>44589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44691">
                <text:p>44691</text:p>
              </table:table-cell>
              <table:table-cell office:value-type="float" office:value="5202">
                <text:p>52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44356">
                <text:p>44356</text:p>
              </table:table-cell>
              <table:table-cell office:value-type="float" office:value="5021">
                <text:p>5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44553">
                <text:p>44553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44243">
                <text:p>44243</text:p>
              </table:table-cell>
              <table:table-cell office:value-type="float" office:value="4947">
                <text:p>49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44252">
                <text:p>44252</text:p>
              </table:table-cell>
              <table:table-cell office:value-type="float" office:value="5110">
                <text:p>511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44352">
                <text:p>44352</text:p>
              </table:table-cell>
              <table:table-cell office:value-type="float" office:value="5083">
                <text:p>50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44256">
                <text:p>44256</text:p>
              </table:table-cell>
              <table:table-cell office:value-type="float" office:value="5015">
                <text:p>5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44001">
                <text:p>44001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43885">
                <text:p>43885</text:p>
              </table:table-cell>
              <table:table-cell office:value-type="float" office:value="5077">
                <text:p>50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44055">
                <text:p>44055</text:p>
              </table:table-cell>
              <table:table-cell office:value-type="float" office:value="5060">
                <text:p>50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43464">
                <text:p>43464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43841">
                <text:p>43841</text:p>
              </table:table-cell>
              <table:table-cell office:value-type="float" office:value="5073">
                <text:p>50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43920">
                <text:p>43920</text:p>
              </table:table-cell>
              <table:table-cell office:value-type="float" office:value="5099">
                <text:p>50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43679">
                <text:p>43679</text:p>
              </table:table-cell>
              <table:table-cell office:value-type="float" office:value="5115">
                <text:p>51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44157">
                <text:p>44157</text:p>
              </table:table-cell>
              <table:table-cell office:value-type="float" office:value="5167">
                <text:p>51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43861">
                <text:p>43861</text:p>
              </table:table-cell>
              <table:table-cell office:value-type="float" office:value="5152">
                <text:p>51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43782">
                <text:p>43782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44005">
                <text:p>44005</text:p>
              </table:table-cell>
              <table:table-cell office:value-type="float" office:value="5215">
                <text:p>52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43739">
                <text:p>43739</text:p>
              </table:table-cell>
              <table:table-cell office:value-type="float" office:value="5236">
                <text:p>52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43665">
                <text:p>43665</text:p>
              </table:table-cell>
              <table:table-cell office:value-type="float" office:value="5169">
                <text:p>51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43795">
                <text:p>43795</text:p>
              </table:table-cell>
              <table:table-cell office:value-type="float" office:value="5212">
                <text:p>52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43731">
                <text:p>43731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43723">
                <text:p>43723</text:p>
              </table:table-cell>
              <table:table-cell office:value-type="float" office:value="5213">
                <text:p>52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43711">
                <text:p>43711</text:p>
              </table:table-cell>
              <table:table-cell office:value-type="float" office:value="5256">
                <text:p>52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43577">
                <text:p>43577</text:p>
              </table:table-cell>
              <table:table-cell office:value-type="float" office:value="5271">
                <text:p>52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43951">
                <text:p>43951</text:p>
              </table:table-cell>
              <table:table-cell office:value-type="float" office:value="5216">
                <text:p>52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43822">
                <text:p>43822</text:p>
              </table:table-cell>
              <table:table-cell office:value-type="float" office:value="5299">
                <text:p>52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43635">
                <text:p>43635</text:p>
              </table:table-cell>
              <table:table-cell office:value-type="float" office:value="5270">
                <text:p>527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43634">
                <text:p>43634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44111">
                <text:p>44111</text:p>
              </table:table-cell>
              <table:table-cell office:value-type="float" office:value="5305">
                <text:p>53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43688">
                <text:p>43688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43925">
                <text:p>43925</text:p>
              </table:table-cell>
              <table:table-cell office:value-type="float" office:value="5293">
                <text:p>52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43907">
                <text:p>43907</text:p>
              </table:table-cell>
              <table:table-cell office:value-type="float" office:value="5374">
                <text:p>53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43912">
                <text:p>43912</text:p>
              </table:table-cell>
              <table:table-cell office:value-type="float" office:value="5333">
                <text:p>5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44227">
                <text:p>44227</text:p>
              </table:table-cell>
              <table:table-cell office:value-type="float" office:value="5333">
                <text:p>5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43721">
                <text:p>43721</text:p>
              </table:table-cell>
              <table:table-cell office:value-type="float" office:value="5363">
                <text:p>53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43985">
                <text:p>43985</text:p>
              </table:table-cell>
              <table:table-cell office:value-type="float" office:value="5343">
                <text:p>53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44147">
                <text:p>44147</text:p>
              </table:table-cell>
              <table:table-cell office:value-type="float" office:value="5349">
                <text:p>53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43935">
                <text:p>43935</text:p>
              </table:table-cell>
              <table:table-cell office:value-type="float" office:value="5361">
                <text:p>536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44197">
                <text:p>44197</text:p>
              </table:table-cell>
              <table:table-cell office:value-type="float" office:value="5394">
                <text:p>53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43926">
                <text:p>43926</text:p>
              </table:table-cell>
              <table:table-cell office:value-type="float" office:value="5361">
                <text:p>53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44430">
                <text:p>44430</text:p>
              </table:table-cell>
              <table:table-cell office:value-type="float" office:value="5370">
                <text:p>53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44499">
                <text:p>44499</text:p>
              </table:table-cell>
              <table:table-cell office:value-type="float" office:value="5375">
                <text:p>53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44378">
                <text:p>44378</text:p>
              </table:table-cell>
              <table:table-cell office:value-type="float" office:value="5421">
                <text:p>54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44594">
                <text:p>44594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44632">
                <text:p>44632</text:p>
              </table:table-cell>
              <table:table-cell office:value-type="float" office:value="5420">
                <text:p>54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44223">
                <text:p>44223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44517">
                <text:p>44517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44345">
                <text:p>44345</text:p>
              </table:table-cell>
              <table:table-cell office:value-type="float" office:value="5370">
                <text:p>537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44642">
                <text:p>44642</text:p>
              </table:table-cell>
              <table:table-cell office:value-type="float" office:value="5355">
                <text:p>53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44634">
                <text:p>44634</text:p>
              </table:table-cell>
              <table:table-cell office:value-type="float" office:value="5394">
                <text:p>53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44921">
                <text:p>44921</text:p>
              </table:table-cell>
              <table:table-cell office:value-type="float" office:value="5372">
                <text:p>53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44572">
                <text:p>44572</text:p>
              </table:table-cell>
              <table:table-cell office:value-type="float" office:value="5408">
                <text:p>54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44881">
                <text:p>44881</text:p>
              </table:table-cell>
              <table:table-cell office:value-type="float" office:value="5408">
                <text:p>54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45114">
                <text:p>45114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45325">
                <text:p>45325</text:p>
              </table:table-cell>
              <table:table-cell office:value-type="float" office:value="5420">
                <text:p>542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45166">
                <text:p>45166</text:p>
              </table:table-cell>
              <table:table-cell office:value-type="float" office:value="5442">
                <text:p>54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45153">
                <text:p>45153</text:p>
              </table:table-cell>
              <table:table-cell office:value-type="float" office:value="5388">
                <text:p>53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45169">
                <text:p>45169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45479">
                <text:p>45479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45287">
                <text:p>45287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46344">
                <text:p>46344</text:p>
              </table:table-cell>
              <table:table-cell office:value-type="float" office:value="5409">
                <text:p>54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45927">
                <text:p>45927</text:p>
              </table:table-cell>
              <table:table-cell office:value-type="float" office:value="5398">
                <text:p>53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45295">
                <text:p>45295</text:p>
              </table:table-cell>
              <table:table-cell office:value-type="float" office:value="5405">
                <text:p>54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46025">
                <text:p>46025</text:p>
              </table:table-cell>
              <table:table-cell office:value-type="float" office:value="5384">
                <text:p>53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46299">
                <text:p>46299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46397">
                <text:p>46397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45697">
                <text:p>45697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46650">
                <text:p>4665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46783">
                <text:p>46783</text:p>
              </table:table-cell>
              <table:table-cell office:value-type="float" office:value="5420">
                <text:p>54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46309">
                <text:p>46309</text:p>
              </table:table-cell>
              <table:table-cell office:value-type="float" office:value="5430">
                <text:p>543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47742">
                <text:p>47742</text:p>
              </table:table-cell>
              <table:table-cell office:value-type="float" office:value="5458">
                <text:p>54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46463">
                <text:p>46463</text:p>
              </table:table-cell>
              <table:table-cell office:value-type="float" office:value="5431">
                <text:p>54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46935">
                <text:p>46935</text:p>
              </table:table-cell>
              <table:table-cell office:value-type="float" office:value="5394">
                <text:p>53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47425">
                <text:p>47425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47177">
                <text:p>47177</text:p>
              </table:table-cell>
              <table:table-cell office:value-type="float" office:value="5469">
                <text:p>54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47513">
                <text:p>47513</text:p>
              </table:table-cell>
              <table:table-cell office:value-type="float" office:value="5408">
                <text:p>54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47723">
                <text:p>47723</text:p>
              </table:table-cell>
              <table:table-cell office:value-type="float" office:value="5446">
                <text:p>54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47783">
                <text:p>47783</text:p>
              </table:table-cell>
              <table:table-cell office:value-type="float" office:value="5453">
                <text:p>54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47200">
                <text:p>47200</text:p>
              </table:table-cell>
              <table:table-cell office:value-type="float" office:value="5471">
                <text:p>54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47980">
                <text:p>47980</text:p>
              </table:table-cell>
              <table:table-cell office:value-type="float" office:value="5471">
                <text:p>54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49051">
                <text:p>49051</text:p>
              </table:table-cell>
              <table:table-cell office:value-type="float" office:value="5464">
                <text:p>54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49388">
                <text:p>49388</text:p>
              </table:table-cell>
              <table:table-cell office:value-type="float" office:value="5448">
                <text:p>54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48164">
                <text:p>48164</text:p>
              </table:table-cell>
              <table:table-cell office:value-type="float" office:value="5477">
                <text:p>54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48314">
                <text:p>48314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49654">
                <text:p>49654</text:p>
              </table:table-cell>
              <table:table-cell office:value-type="float" office:value="5477">
                <text:p>54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49501">
                <text:p>49501</text:p>
              </table:table-cell>
              <table:table-cell office:value-type="float" office:value="5528">
                <text:p>55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49338">
                <text:p>49338</text:p>
              </table:table-cell>
              <table:table-cell office:value-type="float" office:value="5493">
                <text:p>549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50521">
                <text:p>50521</text:p>
              </table:table-cell>
              <table:table-cell office:value-type="float" office:value="5506">
                <text:p>55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50173">
                <text:p>50173</text:p>
              </table:table-cell>
              <table:table-cell office:value-type="float" office:value="5512">
                <text:p>55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49346">
                <text:p>49346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48718">
                <text:p>48718</text:p>
              </table:table-cell>
              <table:table-cell office:value-type="float" office:value="5529">
                <text:p>55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50172">
                <text:p>50172</text:p>
              </table:table-cell>
              <table:table-cell office:value-type="float" office:value="5543">
                <text:p>55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50703">
                <text:p>50703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50849">
                <text:p>50849</text:p>
              </table:table-cell>
              <table:table-cell office:value-type="float" office:value="5536">
                <text:p>55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50252">
                <text:p>50252</text:p>
              </table:table-cell>
              <table:table-cell office:value-type="float" office:value="5524">
                <text:p>55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51093">
                <text:p>51093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50459">
                <text:p>50459</text:p>
              </table:table-cell>
              <table:table-cell office:value-type="float" office:value="5549">
                <text:p>554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51507">
                <text:p>51507</text:p>
              </table:table-cell>
              <table:table-cell office:value-type="float" office:value="5549">
                <text:p>55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52111">
                <text:p>52111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52923">
                <text:p>52923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52697">
                <text:p>52697</text:p>
              </table:table-cell>
              <table:table-cell office:value-type="float" office:value="5569">
                <text:p>55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52118">
                <text:p>52118</text:p>
              </table:table-cell>
              <table:table-cell office:value-type="float" office:value="5509">
                <text:p>55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52948">
                <text:p>52948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52434">
                <text:p>52434</text:p>
              </table:table-cell>
              <table:table-cell office:value-type="float" office:value="5503">
                <text:p>55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53275">
                <text:p>53275</text:p>
              </table:table-cell>
              <table:table-cell office:value-type="float" office:value="5527">
                <text:p>55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52951">
                <text:p>52951</text:p>
              </table:table-cell>
              <table:table-cell office:value-type="float" office:value="5559">
                <text:p>55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53589">
                <text:p>53589</text:p>
              </table:table-cell>
              <table:table-cell office:value-type="float" office:value="5546">
                <text:p>55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53520">
                <text:p>53520</text:p>
              </table:table-cell>
              <table:table-cell office:value-type="float" office:value="5524">
                <text:p>55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53818">
                <text:p>53818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54587">
                <text:p>54587</text:p>
              </table:table-cell>
              <table:table-cell office:value-type="float" office:value="5549">
                <text:p>55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54479">
                <text:p>54479</text:p>
              </table:table-cell>
              <table:table-cell office:value-type="float" office:value="5581">
                <text:p>55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54984">
                <text:p>54984</text:p>
              </table:table-cell>
              <table:table-cell office:value-type="float" office:value="5586">
                <text:p>55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54663">
                <text:p>54663</text:p>
              </table:table-cell>
              <table:table-cell office:value-type="float" office:value="5617">
                <text:p>56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56008">
                <text:p>56008</text:p>
              </table:table-cell>
              <table:table-cell office:value-type="float" office:value="5567">
                <text:p>55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54765">
                <text:p>54765</text:p>
              </table:table-cell>
              <table:table-cell office:value-type="float" office:value="5552">
                <text:p>555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55070">
                <text:p>55070</text:p>
              </table:table-cell>
              <table:table-cell office:value-type="float" office:value="5547">
                <text:p>55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56974">
                <text:p>56974</text:p>
              </table:table-cell>
              <table:table-cell office:value-type="float" office:value="5515">
                <text:p>55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55949">
                <text:p>55949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56484">
                <text:p>56484</text:p>
              </table:table-cell>
              <table:table-cell office:value-type="float" office:value="5578">
                <text:p>55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56589">
                <text:p>56589</text:p>
              </table:table-cell>
              <table:table-cell office:value-type="float" office:value="5578">
                <text:p>55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57038">
                <text:p>57038</text:p>
              </table:table-cell>
              <table:table-cell office:value-type="float" office:value="5590">
                <text:p>559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57164">
                <text:p>57164</text:p>
              </table:table-cell>
              <table:table-cell office:value-type="float" office:value="5555">
                <text:p>55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57181">
                <text:p>57181</text:p>
              </table:table-cell>
              <table:table-cell office:value-type="float" office:value="5573">
                <text:p>55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58175">
                <text:p>58175</text:p>
              </table:table-cell>
              <table:table-cell office:value-type="float" office:value="5574">
                <text:p>557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57452">
                <text:p>57452</text:p>
              </table:table-cell>
              <table:table-cell office:value-type="float" office:value="5547">
                <text:p>55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59125">
                <text:p>59125</text:p>
              </table:table-cell>
              <table:table-cell office:value-type="float" office:value="5594">
                <text:p>55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58713">
                <text:p>58713</text:p>
              </table:table-cell>
              <table:table-cell office:value-type="float" office:value="5593">
                <text:p>55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59553">
                <text:p>59553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58982">
                <text:p>58982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58773">
                <text:p>58773</text:p>
              </table:table-cell>
              <table:table-cell office:value-type="float" office:value="5590">
                <text:p>559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59216">
                <text:p>59216</text:p>
              </table:table-cell>
              <table:table-cell office:value-type="float" office:value="5591">
                <text:p>55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59850">
                <text:p>59850</text:p>
              </table:table-cell>
              <table:table-cell office:value-type="float" office:value="5594">
                <text:p>559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59629">
                <text:p>59629</text:p>
              </table:table-cell>
              <table:table-cell office:value-type="float" office:value="5573">
                <text:p>55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60660">
                <text:p>60660</text:p>
              </table:table-cell>
              <table:table-cell office:value-type="float" office:value="5625">
                <text:p>56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60667">
                <text:p>60667</text:p>
              </table:table-cell>
              <table:table-cell office:value-type="float" office:value="5609">
                <text:p>56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60228">
                <text:p>60228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61203">
                <text:p>61203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60779">
                <text:p>60779</text:p>
              </table:table-cell>
              <table:table-cell office:value-type="float" office:value="5568">
                <text:p>55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62145">
                <text:p>62145</text:p>
              </table:table-cell>
              <table:table-cell office:value-type="float" office:value="5599">
                <text:p>55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61069">
                <text:p>61069</text:p>
              </table:table-cell>
              <table:table-cell office:value-type="float" office:value="5609">
                <text:p>56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57577">
                <text:p>57577</text:p>
              </table:table-cell>
              <table:table-cell office:value-type="float" office:value="5622">
                <text:p>56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62921">
                <text:p>62921</text:p>
              </table:table-cell>
              <table:table-cell office:value-type="float" office:value="5630">
                <text:p>563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63011">
                <text:p>63011</text:p>
              </table:table-cell>
              <table:table-cell office:value-type="float" office:value="5588">
                <text:p>55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63447">
                <text:p>63447</text:p>
              </table:table-cell>
              <table:table-cell office:value-type="float" office:value="5600">
                <text:p>56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61969">
                <text:p>61969</text:p>
              </table:table-cell>
              <table:table-cell office:value-type="float" office:value="5598">
                <text:p>55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62936">
                <text:p>62936</text:p>
              </table:table-cell>
              <table:table-cell office:value-type="float" office:value="5615">
                <text:p>56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63290">
                <text:p>63290</text:p>
              </table:table-cell>
              <table:table-cell office:value-type="float" office:value="5612">
                <text:p>561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64414">
                <text:p>64414</text:p>
              </table:table-cell>
              <table:table-cell office:value-type="float" office:value="5625">
                <text:p>56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63214">
                <text:p>63214</text:p>
              </table:table-cell>
              <table:table-cell office:value-type="float" office:value="5609">
                <text:p>56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63458">
                <text:p>63458</text:p>
              </table:table-cell>
              <table:table-cell office:value-type="float" office:value="5580">
                <text:p>558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64200">
                <text:p>64200</text:p>
              </table:table-cell>
              <table:table-cell office:value-type="float" office:value="5565">
                <text:p>55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63273">
                <text:p>63273</text:p>
              </table:table-cell>
              <table:table-cell office:value-type="float" office:value="5564">
                <text:p>55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64848">
                <text:p>64848</text:p>
              </table:table-cell>
              <table:table-cell office:value-type="float" office:value="5557">
                <text:p>55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63141">
                <text:p>63141</text:p>
              </table:table-cell>
              <table:table-cell office:value-type="float" office:value="5560">
                <text:p>556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66275">
                <text:p>66275</text:p>
              </table:table-cell>
              <table:table-cell office:value-type="float" office:value="5598">
                <text:p>55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65154">
                <text:p>65154</text:p>
              </table:table-cell>
              <table:table-cell office:value-type="float" office:value="5592">
                <text:p>55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65171">
                <text:p>65171</text:p>
              </table:table-cell>
              <table:table-cell office:value-type="float" office:value="5564">
                <text:p>55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66295">
                <text:p>66295</text:p>
              </table:table-cell>
              <table:table-cell office:value-type="float" office:value="5571">
                <text:p>55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66370">
                <text:p>66370</text:p>
              </table:table-cell>
              <table:table-cell office:value-type="float" office:value="5543">
                <text:p>55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65884">
                <text:p>65884</text:p>
              </table:table-cell>
              <table:table-cell office:value-type="float" office:value="5541">
                <text:p>554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66112">
                <text:p>66112</text:p>
              </table:table-cell>
              <table:table-cell office:value-type="float" office:value="5598">
                <text:p>55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67847">
                <text:p>67847</text:p>
              </table:table-cell>
              <table:table-cell office:value-type="float" office:value="5558">
                <text:p>55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67043">
                <text:p>67043</text:p>
              </table:table-cell>
              <table:table-cell office:value-type="float" office:value="5599">
                <text:p>55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65343">
                <text:p>65343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67785">
                <text:p>67785</text:p>
              </table:table-cell>
              <table:table-cell office:value-type="float" office:value="5549">
                <text:p>55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66986">
                <text:p>66986</text:p>
              </table:table-cell>
              <table:table-cell office:value-type="float" office:value="5576">
                <text:p>55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67853">
                <text:p>67853</text:p>
              </table:table-cell>
              <table:table-cell office:value-type="float" office:value="5589">
                <text:p>55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66784">
                <text:p>66784</text:p>
              </table:table-cell>
              <table:table-cell office:value-type="float" office:value="5563">
                <text:p>55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68698">
                <text:p>68698</text:p>
              </table:table-cell>
              <table:table-cell office:value-type="float" office:value="5561">
                <text:p>55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68417">
                <text:p>68417</text:p>
              </table:table-cell>
              <table:table-cell office:value-type="float" office:value="5565">
                <text:p>55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69121">
                <text:p>69121</text:p>
              </table:table-cell>
              <table:table-cell office:value-type="float" office:value="5559">
                <text:p>55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69246">
                <text:p>69246</text:p>
              </table:table-cell>
              <table:table-cell office:value-type="float" office:value="5587">
                <text:p>558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68961">
                <text:p>68961</text:p>
              </table:table-cell>
              <table:table-cell office:value-type="float" office:value="5573">
                <text:p>55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69136">
                <text:p>69136</text:p>
              </table:table-cell>
              <table:table-cell office:value-type="float" office:value="5561">
                <text:p>55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70327">
                <text:p>70327</text:p>
              </table:table-cell>
              <table:table-cell office:value-type="float" office:value="5566">
                <text:p>55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69353">
                <text:p>69353</text:p>
              </table:table-cell>
              <table:table-cell office:value-type="float" office:value="5585">
                <text:p>558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69921">
                <text:p>69921</text:p>
              </table:table-cell>
              <table:table-cell office:value-type="float" office:value="5557">
                <text:p>55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71491">
                <text:p>71491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70462">
                <text:p>70462</text:p>
              </table:table-cell>
              <table:table-cell office:value-type="float" office:value="5560">
                <text:p>556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69579">
                <text:p>69579</text:p>
              </table:table-cell>
              <table:table-cell office:value-type="float" office:value="5559">
                <text:p>55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70801">
                <text:p>70801</text:p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72779">
                <text:p>72779</text:p>
              </table:table-cell>
              <table:table-cell office:value-type="float" office:value="5563">
                <text:p>55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71189">
                <text:p>71189</text:p>
              </table:table-cell>
              <table:table-cell office:value-type="float" office:value="5535">
                <text:p>55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70922">
                <text:p>70922</text:p>
              </table:table-cell>
              <table:table-cell office:value-type="float" office:value="5567">
                <text:p>55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72783">
                <text:p>72783</text:p>
              </table:table-cell>
              <table:table-cell office:value-type="float" office:value="5545">
                <text:p>55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70414">
                <text:p>70414</text:p>
              </table:table-cell>
              <table:table-cell office:value-type="float" office:value="5566">
                <text:p>55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70742">
                <text:p>70742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72607">
                <text:p>72607</text:p>
              </table:table-cell>
              <table:table-cell office:value-type="float" office:value="5585">
                <text:p>55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72325">
                <text:p>72325</text:p>
              </table:table-cell>
              <table:table-cell office:value-type="float" office:value="5556">
                <text:p>555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70942">
                <text:p>70942</text:p>
              </table:table-cell>
              <table:table-cell office:value-type="float" office:value="5591">
                <text:p>55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72006">
                <text:p>72006</text:p>
              </table:table-cell>
              <table:table-cell office:value-type="float" office:value="5520">
                <text:p>55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72357">
                <text:p>72357</text:p>
              </table:table-cell>
              <table:table-cell office:value-type="float" office:value="5538">
                <text:p>55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73655">
                <text:p>73655</text:p>
              </table:table-cell>
              <table:table-cell office:value-type="float" office:value="5641">
                <text:p>56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72273">
                <text:p>72273</text:p>
              </table:table-cell>
              <table:table-cell office:value-type="float" office:value="5580">
                <text:p>558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71415">
                <text:p>71415</text:p>
              </table:table-cell>
              <table:table-cell office:value-type="float" office:value="5523">
                <text:p>55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73554">
                <text:p>73554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74305">
                <text:p>74305</text:p>
              </table:table-cell>
              <table:table-cell office:value-type="float" office:value="5526">
                <text:p>552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73655">
                <text:p>73655</text:p>
              </table:table-cell>
              <table:table-cell office:value-type="float" office:value="5563">
                <text:p>55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73345">
                <text:p>73345</text:p>
              </table:table-cell>
              <table:table-cell office:value-type="float" office:value="5535">
                <text:p>55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72695">
                <text:p>72695</text:p>
              </table:table-cell>
              <table:table-cell office:value-type="float" office:value="5514">
                <text:p>55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75451">
                <text:p>75451</text:p>
              </table:table-cell>
              <table:table-cell office:value-type="float" office:value="5487">
                <text:p>548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73976">
                <text:p>73976</text:p>
              </table:table-cell>
              <table:table-cell office:value-type="float" office:value="5473">
                <text:p>54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76076">
                <text:p>76076</text:p>
              </table:table-cell>
              <table:table-cell office:value-type="float" office:value="5517">
                <text:p>55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75897">
                <text:p>75897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75699">
                <text:p>75699</text:p>
              </table:table-cell>
              <table:table-cell office:value-type="float" office:value="5539">
                <text:p>55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75711">
                <text:p>75711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76782">
                <text:p>76782</text:p>
              </table:table-cell>
              <table:table-cell office:value-type="float" office:value="5519">
                <text:p>55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75460">
                <text:p>75460</text:p>
              </table:table-cell>
              <table:table-cell office:value-type="float" office:value="5590">
                <text:p>559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75498">
                <text:p>75498</text:p>
              </table:table-cell>
              <table:table-cell office:value-type="float" office:value="5508">
                <text:p>55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74238">
                <text:p>74238</text:p>
              </table:table-cell>
              <table:table-cell office:value-type="float" office:value="5488">
                <text:p>54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76942">
                <text:p>76942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76920">
                <text:p>76920</text:p>
              </table:table-cell>
              <table:table-cell office:value-type="float" office:value="5562">
                <text:p>55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78841">
                <text:p>78841</text:p>
              </table:table-cell>
              <table:table-cell office:value-type="float" office:value="5549">
                <text:p>55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77646">
                <text:p>77646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77930">
                <text:p>77930</text:p>
              </table:table-cell>
              <table:table-cell office:value-type="float" office:value="5529">
                <text:p>55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77317">
                <text:p>77317</text:p>
              </table:table-cell>
              <table:table-cell office:value-type="float" office:value="5482">
                <text:p>548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78188">
                <text:p>78188</text:p>
              </table:table-cell>
              <table:table-cell office:value-type="float" office:value="5486">
                <text:p>54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75272">
                <text:p>75272</text:p>
              </table:table-cell>
              <table:table-cell office:value-type="float" office:value="5542">
                <text:p>55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78414">
                <text:p>78414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77445">
                <text:p>77445</text:p>
              </table:table-cell>
              <table:table-cell office:value-type="float" office:value="5520">
                <text:p>552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78543">
                <text:p>78543</text:p>
              </table:table-cell>
              <table:table-cell office:value-type="float" office:value="5509">
                <text:p>550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76255">
                <text:p>76255</text:p>
              </table:table-cell>
              <table:table-cell office:value-type="float" office:value="5492">
                <text:p>54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80214">
                <text:p>80214</text:p>
              </table:table-cell>
              <table:table-cell office:value-type="float" office:value="5516">
                <text:p>55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78208">
                <text:p>78208</text:p>
              </table:table-cell>
              <table:table-cell office:value-type="float" office:value="5482">
                <text:p>54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77615">
                <text:p>77615</text:p>
              </table:table-cell>
              <table:table-cell office:value-type="float" office:value="5509">
                <text:p>55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79512">
                <text:p>79512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80166">
                <text:p>80166</text:p>
              </table:table-cell>
              <table:table-cell office:value-type="float" office:value="5513">
                <text:p>55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79276">
                <text:p>79276</text:p>
              </table:table-cell>
              <table:table-cell office:value-type="float" office:value="5487">
                <text:p>548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79587">
                <text:p>79587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77269">
                <text:p>77269</text:p>
              </table:table-cell>
              <table:table-cell office:value-type="float" office:value="5481">
                <text:p>54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78909">
                <text:p>78909</text:p>
              </table:table-cell>
              <table:table-cell office:value-type="float" office:value="5508">
                <text:p>550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78865">
                <text:p>78865</text:p>
              </table:table-cell>
              <table:table-cell office:value-type="float" office:value="5475">
                <text:p>54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79730">
                <text:p>79730</text:p>
              </table:table-cell>
              <table:table-cell office:value-type="float" office:value="5461">
                <text:p>54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80520">
                <text:p>80520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76280">
                <text:p>76280</text:p>
              </table:table-cell>
              <table:table-cell office:value-type="float" office:value="5502">
                <text:p>55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80067">
                <text:p>80067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80587">
                <text:p>80587</text:p>
              </table:table-cell>
              <table:table-cell office:value-type="float" office:value="5491">
                <text:p>54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80481">
                <text:p>80481</text:p>
              </table:table-cell>
              <table:table-cell office:value-type="float" office:value="5480">
                <text:p>548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79003">
                <text:p>79003</text:p>
              </table:table-cell>
              <table:table-cell office:value-type="float" office:value="5479">
                <text:p>547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79156">
                <text:p>79156</text:p>
              </table:table-cell>
              <table:table-cell office:value-type="float" office:value="5489">
                <text:p>548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82043">
                <text:p>82043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81487">
                <text:p>81487</text:p>
              </table:table-cell>
              <table:table-cell office:value-type="float" office:value="5461">
                <text:p>54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80708">
                <text:p>80708</text:p>
              </table:table-cell>
              <table:table-cell office:value-type="float" office:value="5492">
                <text:p>549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80144">
                <text:p>80144</text:p>
              </table:table-cell>
              <table:table-cell office:value-type="float" office:value="5462">
                <text:p>546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84306">
                <text:p>84306</text:p>
              </table:table-cell>
              <table:table-cell office:value-type="float" office:value="5461">
                <text:p>54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79974">
                <text:p>79974</text:p>
              </table:table-cell>
              <table:table-cell office:value-type="float" office:value="5464">
                <text:p>54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81540">
                <text:p>81540</text:p>
              </table:table-cell>
              <table:table-cell office:value-type="float" office:value="5452">
                <text:p>54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83424">
                <text:p>83424</text:p>
              </table:table-cell>
              <table:table-cell office:value-type="float" office:value="5446">
                <text:p>544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80194">
                <text:p>80194</text:p>
              </table:table-cell>
              <table:table-cell office:value-type="float" office:value="5492">
                <text:p>549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83080">
                <text:p>83080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81533">
                <text:p>81533</text:p>
              </table:table-cell>
              <table:table-cell office:value-type="float" office:value="5469">
                <text:p>54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81341">
                <text:p>81341</text:p>
              </table:table-cell>
              <table:table-cell office:value-type="float" office:value="5469">
                <text:p>54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80882">
                <text:p>80882</text:p>
              </table:table-cell>
              <table:table-cell office:value-type="float" office:value="5474">
                <text:p>547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80301">
                <text:p>80301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82552">
                <text:p>82552</text:p>
              </table:table-cell>
              <table:table-cell office:value-type="float" office:value="5438">
                <text:p>543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81528">
                <text:p>81528</text:p>
              </table:table-cell>
              <table:table-cell office:value-type="float" office:value="5494">
                <text:p>54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81334">
                <text:p>81334</text:p>
              </table:table-cell>
              <table:table-cell office:value-type="float" office:value="5455">
                <text:p>54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81077">
                <text:p>81077</text:p>
              </table:table-cell>
              <table:table-cell office:value-type="float" office:value="5485">
                <text:p>548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82905">
                <text:p>82905</text:p>
              </table:table-cell>
              <table:table-cell office:value-type="float" office:value="5491">
                <text:p>549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84109">
                <text:p>84109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84034">
                <text:p>84034</text:p>
              </table:table-cell>
              <table:table-cell office:value-type="float" office:value="5442">
                <text:p>54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83615">
                <text:p>83615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82389">
                <text:p>82389</text:p>
              </table:table-cell>
              <table:table-cell office:value-type="float" office:value="5445">
                <text:p>54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81306">
                <text:p>81306</text:p>
              </table:table-cell>
              <table:table-cell office:value-type="float" office:value="5415">
                <text:p>54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85315">
                <text:p>85315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83286">
                <text:p>83286</text:p>
              </table:table-cell>
              <table:table-cell office:value-type="float" office:value="5473">
                <text:p>54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85436">
                <text:p>85436</text:p>
              </table:table-cell>
              <table:table-cell office:value-type="float" office:value="5387">
                <text:p>53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85766">
                <text:p>85766</text:p>
              </table:table-cell>
              <table:table-cell office:value-type="float" office:value="5445">
                <text:p>54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86060">
                <text:p>86060</text:p>
              </table:table-cell>
              <table:table-cell office:value-type="float" office:value="5445">
                <text:p>54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85941">
                <text:p>85941</text:p>
              </table:table-cell>
              <table:table-cell office:value-type="float" office:value="5478">
                <text:p>54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85433">
                <text:p>85433</text:p>
              </table:table-cell>
              <table:table-cell office:value-type="float" office:value="5317">
                <text:p>53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77987">
                <text:p>77987</text:p>
              </table:table-cell>
              <table:table-cell office:value-type="float" office:value="5414">
                <text:p>54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82873">
                <text:p>82873</text:p>
              </table:table-cell>
              <table:table-cell office:value-type="float" office:value="5394">
                <text:p>53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85098">
                <text:p>85098</text:p>
              </table:table-cell>
              <table:table-cell office:value-type="float" office:value="5435">
                <text:p>543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82689">
                <text:p>82689</text:p>
              </table:table-cell>
              <table:table-cell office:value-type="float" office:value="5392">
                <text:p>539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84568">
                <text:p>84568</text:p>
              </table:table-cell>
              <table:table-cell office:value-type="float" office:value="5442">
                <text:p>54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86608">
                <text:p>86608</text:p>
              </table:table-cell>
              <table:table-cell office:value-type="float" office:value="5432">
                <text:p>54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84420">
                <text:p>84420</text:p>
              </table:table-cell>
              <table:table-cell office:value-type="float" office:value="5431">
                <text:p>54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84687">
                <text:p>84687</text:p>
              </table:table-cell>
              <table:table-cell office:value-type="float" office:value="5435">
                <text:p>54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84833">
                <text:p>84833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83649">
                <text:p>83649</text:p>
              </table:table-cell>
              <table:table-cell office:value-type="float" office:value="5398">
                <text:p>53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86948">
                <text:p>86948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84165">
                <text:p>84165</text:p>
              </table:table-cell>
              <table:table-cell office:value-type="float" office:value="5422">
                <text:p>54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84979">
                <text:p>84979</text:p>
              </table:table-cell>
              <table:table-cell office:value-type="float" office:value="5397">
                <text:p>53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85684">
                <text:p>85684</text:p>
              </table:table-cell>
              <table:table-cell office:value-type="float" office:value="5423">
                <text:p>54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83818">
                <text:p>83818</text:p>
              </table:table-cell>
              <table:table-cell office:value-type="float" office:value="5334">
                <text:p>53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85149">
                <text:p>85149</text:p>
              </table:table-cell>
              <table:table-cell office:value-type="float" office:value="5391">
                <text:p>53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84907">
                <text:p>84907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86239">
                <text:p>86239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86166">
                <text:p>86166</text:p>
              </table:table-cell>
              <table:table-cell office:value-type="float" office:value="5417">
                <text:p>54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85980">
                <text:p>85980</text:p>
              </table:table-cell>
              <table:table-cell office:value-type="float" office:value="5397">
                <text:p>53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85424">
                <text:p>85424</text:p>
              </table:table-cell>
              <table:table-cell office:value-type="float" office:value="5398">
                <text:p>53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87088">
                <text:p>87088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85257">
                <text:p>85257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87409">
                <text:p>87409</text:p>
              </table:table-cell>
              <table:table-cell office:value-type="float" office:value="5394">
                <text:p>539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83685">
                <text:p>83685</text:p>
              </table:table-cell>
              <table:table-cell office:value-type="float" office:value="5324">
                <text:p>53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85745">
                <text:p>85745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84938">
                <text:p>84938</text:p>
              </table:table-cell>
              <table:table-cell office:value-type="float" office:value="5393">
                <text:p>539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87020">
                <text:p>87020</text:p>
              </table:table-cell>
              <table:table-cell office:value-type="float" office:value="5430">
                <text:p>543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86387">
                <text:p>86387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87666">
                <text:p>87666</text:p>
              </table:table-cell>
              <table:table-cell office:value-type="float" office:value="5395">
                <text:p>53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84471">
                <text:p>84471</text:p>
              </table:table-cell>
              <table:table-cell office:value-type="float" office:value="5414">
                <text:p>54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87713">
                <text:p>87713</text:p>
              </table:table-cell>
              <table:table-cell office:value-type="float" office:value="5335">
                <text:p>53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85727">
                <text:p>85727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87437">
                <text:p>87437</text:p>
              </table:table-cell>
              <table:table-cell office:value-type="float" office:value="5374">
                <text:p>537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84505">
                <text:p>84505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88158">
                <text:p>88158</text:p>
              </table:table-cell>
              <table:table-cell office:value-type="float" office:value="5404">
                <text:p>54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87691">
                <text:p>87691</text:p>
              </table:table-cell>
              <table:table-cell office:value-type="float" office:value="5404">
                <text:p>54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86195">
                <text:p>86195</text:p>
              </table:table-cell>
              <table:table-cell office:value-type="float" office:value="5380">
                <text:p>538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87835">
                <text:p>87835</text:p>
              </table:table-cell>
              <table:table-cell office:value-type="float" office:value="5382">
                <text:p>53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90738">
                <text:p>90738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86053">
                <text:p>86053</text:p>
              </table:table-cell>
              <table:table-cell office:value-type="float" office:value="5372">
                <text:p>537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87563">
                <text:p>87563</text:p>
              </table:table-cell>
              <table:table-cell office:value-type="float" office:value="5385">
                <text:p>538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88767">
                <text:p>88767</text:p>
              </table:table-cell>
              <table:table-cell office:value-type="float" office:value="5363">
                <text:p>53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88190">
                <text:p>88190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87644">
                <text:p>87644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87393">
                <text:p>87393</text:p>
              </table:table-cell>
              <table:table-cell office:value-type="float" office:value="5365">
                <text:p>536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90770">
                <text:p>90770</text:p>
              </table:table-cell>
              <table:table-cell office:value-type="float" office:value="5386">
                <text:p>53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89960">
                <text:p>89960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89902">
                <text:p>89902</text:p>
              </table:table-cell>
              <table:table-cell office:value-type="float" office:value="5367">
                <text:p>53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90243">
                <text:p>90243</text:p>
              </table:table-cell>
              <table:table-cell office:value-type="float" office:value="5359">
                <text:p>53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90036">
                <text:p>90036</text:p>
              </table:table-cell>
              <table:table-cell office:value-type="float" office:value="5370">
                <text:p>537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87940">
                <text:p>87940</text:p>
              </table:table-cell>
              <table:table-cell office:value-type="float" office:value="5324">
                <text:p>53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87996">
                <text:p>87996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89858">
                <text:p>89858</text:p>
              </table:table-cell>
              <table:table-cell office:value-type="float" office:value="5372">
                <text:p>537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88277">
                <text:p>88277</text:p>
              </table:table-cell>
              <table:table-cell office:value-type="float" office:value="5374">
                <text:p>53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86402">
                <text:p>86402</text:p>
              </table:table-cell>
              <table:table-cell office:value-type="float" office:value="5392">
                <text:p>53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87647">
                <text:p>87647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89429">
                <text:p>89429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87294">
                <text:p>87294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89915">
                <text:p>89915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90830">
                <text:p>90830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89427">
                <text:p>89427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88348">
                <text:p>88348</text:p>
              </table:table-cell>
              <table:table-cell office:value-type="float" office:value="5375">
                <text:p>53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91722">
                <text:p>91722</text:p>
              </table:table-cell>
              <table:table-cell office:value-type="float" office:value="5375">
                <text:p>53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90736">
                <text:p>90736</text:p>
              </table:table-cell>
              <table:table-cell office:value-type="float" office:value="5327">
                <text:p>53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88454">
                <text:p>88454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89815">
                <text:p>89815</text:p>
              </table:table-cell>
              <table:table-cell office:value-type="float" office:value="5342">
                <text:p>534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92196">
                <text:p>92196</text:p>
              </table:table-cell>
              <table:table-cell office:value-type="float" office:value="5333">
                <text:p>53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89150">
                <text:p>89150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88984">
                <text:p>88984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91655">
                <text:p>91655</text:p>
              </table:table-cell>
              <table:table-cell office:value-type="float" office:value="5368">
                <text:p>536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90079">
                <text:p>90079</text:p>
              </table:table-cell>
              <table:table-cell office:value-type="float" office:value="5364">
                <text:p>53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89210">
                <text:p>89210</text:p>
              </table:table-cell>
              <table:table-cell office:value-type="float" office:value="5311">
                <text:p>531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89773">
                <text:p>89773</text:p>
              </table:table-cell>
              <table:table-cell office:value-type="float" office:value="5333">
                <text:p>53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92723">
                <text:p>92723</text:p>
              </table:table-cell>
              <table:table-cell office:value-type="float" office:value="5330">
                <text:p>533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91755">
                <text:p>91755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94363">
                <text:p>94363</text:p>
              </table:table-cell>
              <table:table-cell office:value-type="float" office:value="5369">
                <text:p>536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92743">
                <text:p>92743</text:p>
              </table:table-cell>
              <table:table-cell office:value-type="float" office:value="5350">
                <text:p>535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90655">
                <text:p>90655</text:p>
              </table:table-cell>
              <table:table-cell office:value-type="float" office:value="5366">
                <text:p>53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92666">
                <text:p>92666</text:p>
              </table:table-cell>
              <table:table-cell office:value-type="float" office:value="5337">
                <text:p>533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88934">
                <text:p>88934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92850">
                <text:p>92850</text:p>
              </table:table-cell>
              <table:table-cell office:value-type="float" office:value="5331">
                <text:p>533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91852">
                <text:p>91852</text:p>
              </table:table-cell>
              <table:table-cell office:value-type="float" office:value="5294">
                <text:p>52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93303">
                <text:p>93303</text:p>
              </table:table-cell>
              <table:table-cell office:value-type="float" office:value="5323">
                <text:p>532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87531">
                <text:p>87531</text:p>
              </table:table-cell>
              <table:table-cell office:value-type="float" office:value="5318">
                <text:p>53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89179">
                <text:p>89179</text:p>
              </table:table-cell>
              <table:table-cell office:value-type="float" office:value="5357">
                <text:p>53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93233">
                <text:p>93233</text:p>
              </table:table-cell>
              <table:table-cell office:value-type="float" office:value="5342">
                <text:p>53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91789">
                <text:p>91789</text:p>
              </table:table-cell>
              <table:table-cell office:value-type="float" office:value="5321">
                <text:p>53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92549">
                <text:p>92549</text:p>
              </table:table-cell>
              <table:table-cell office:value-type="float" office:value="5301">
                <text:p>53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91062">
                <text:p>91062</text:p>
              </table:table-cell>
              <table:table-cell office:value-type="float" office:value="5327">
                <text:p>53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92295">
                <text:p>92295</text:p>
              </table:table-cell>
              <table:table-cell office:value-type="float" office:value="5372">
                <text:p>53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93717">
                <text:p>93717</text:p>
              </table:table-cell>
              <table:table-cell office:value-type="float" office:value="5346">
                <text:p>534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92993">
                <text:p>92993</text:p>
              </table:table-cell>
              <table:table-cell office:value-type="float" office:value="5291">
                <text:p>52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92384">
                <text:p>92384</text:p>
              </table:table-cell>
              <table:table-cell office:value-type="float" office:value="5309">
                <text:p>530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90017">
                <text:p>90017</text:p>
              </table:table-cell>
              <table:table-cell office:value-type="float" office:value="5297">
                <text:p>52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89321">
                <text:p>89321</text:p>
              </table:table-cell>
              <table:table-cell office:value-type="float" office:value="5274">
                <text:p>52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93423">
                <text:p>93423</text:p>
              </table:table-cell>
              <table:table-cell office:value-type="float" office:value="5289">
                <text:p>528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93268">
                <text:p>93268</text:p>
              </table:table-cell>
              <table:table-cell office:value-type="float" office:value="5339">
                <text:p>533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92354">
                <text:p>92354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94890">
                <text:p>94890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96434">
                <text:p>96434</text:p>
              </table:table-cell>
              <table:table-cell office:value-type="float" office:value="5340">
                <text:p>534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92232">
                <text:p>92232</text:p>
              </table:table-cell>
              <table:table-cell office:value-type="float" office:value="5323">
                <text:p>53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94090">
                <text:p>94090</text:p>
              </table:table-cell>
              <table:table-cell office:value-type="float" office:value="5330">
                <text:p>533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93617">
                <text:p>93617</text:p>
              </table:table-cell>
              <table:table-cell office:value-type="float" office:value="5308">
                <text:p>530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94747">
                <text:p>94747</text:p>
              </table:table-cell>
              <table:table-cell office:value-type="float" office:value="5270">
                <text:p>527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93271">
                <text:p>93271</text:p>
              </table:table-cell>
              <table:table-cell office:value-type="float" office:value="5279">
                <text:p>527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91812">
                <text:p>91812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95763">
                <text:p>95763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94485">
                <text:p>94485</text:p>
              </table:table-cell>
              <table:table-cell office:value-type="float" office:value="5284">
                <text:p>52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